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1s0le10000" table:style-name="ta1">
        <table:table-column table:style-name="co1" table:number-columns-repeated="25" table:default-cell-style-name="Default"/>
        <table:table-row table:style-name="ro1">
          <table:table-cell office:value-type="float" office:value="0.440238" calcext:value-type="float">
            <text:p>0.440238</text:p>
          </table:table-cell>
          <table:table-cell office:value-type="float" office:value="0.309077" calcext:value-type="float">
            <text:p>0.309077</text:p>
          </table:table-cell>
          <table:table-cell office:value-type="float" office:value="0.44326" calcext:value-type="float">
            <text:p>0.44326</text:p>
          </table:table-cell>
          <table:table-cell office:value-type="float" office:value="0.329439" calcext:value-type="float">
            <text:p>0.329439</text:p>
          </table:table-cell>
          <table:table-cell office:value-type="float" office:value="0.640238" calcext:value-type="float">
            <text:p>0.640238</text:p>
          </table:table-cell>
          <table:table-cell office:value-type="float" office:value="0.32466" calcext:value-type="float">
            <text:p>0.32466</text:p>
          </table:table-cell>
          <table:table-cell office:value-type="float" office:value="1.04012" calcext:value-type="float">
            <text:p>1.04012</text:p>
          </table:table-cell>
          <table:table-cell office:value-type="float" office:value="0.456411" calcext:value-type="float">
            <text:p>0.456411</text:p>
          </table:table-cell>
          <table:table-cell office:value-type="float" office:value="0.423708" calcext:value-type="float">
            <text:p>0.423708</text:p>
          </table:table-cell>
          <table:table-cell office:value-type="float" office:value="0.347319" calcext:value-type="float">
            <text:p>0.347319</text:p>
          </table:table-cell>
          <table:table-cell office:value-type="float" office:value="0.429932" calcext:value-type="float">
            <text:p>0.429932</text:p>
          </table:table-cell>
          <table:table-cell office:value-type="float" office:value="0.379792" calcext:value-type="float">
            <text:p>0.379792</text:p>
          </table:table-cell>
          <table:table-cell office:value-type="float" office:value="0.414852" calcext:value-type="float">
            <text:p>0.414852</text:p>
          </table:table-cell>
          <table:table-cell office:value-type="float" office:value="0.303329" calcext:value-type="float">
            <text:p>0.303329</text:p>
          </table:table-cell>
          <table:table-cell office:value-type="float" office:value="0.464952" calcext:value-type="float">
            <text:p>0.464952</text:p>
          </table:table-cell>
          <table:table-cell office:value-type="float" office:value="0.395495" calcext:value-type="float">
            <text:p>0.395495</text:p>
          </table:table-cell>
          <table:table-cell office:value-type="float" office:value="0.471297" calcext:value-type="float">
            <text:p>0.471297</text:p>
          </table:table-cell>
          <table:table-cell office:value-type="float" office:value="0.389938" calcext:value-type="float">
            <text:p>0.389938</text:p>
          </table:table-cell>
          <table:table-cell office:value-type="float" office:value="0.486407" calcext:value-type="float">
            <text:p>0.486407</text:p>
          </table:table-cell>
          <table:table-cell office:value-type="float" office:value="0.444208" calcext:value-type="float">
            <text:p>0.444208</text:p>
          </table:table-cell>
          <table:table-cell office:value-type="float" office:value="0.371528" calcext:value-type="float">
            <text:p>0.371528</text:p>
          </table:table-cell>
          <table:table-cell office:value-type="float" office:value="0.453156" calcext:value-type="float">
            <text:p>0.453156</text:p>
          </table:table-cell>
          <table:table-cell office:value-type="float" office:value="0.549494" calcext:value-type="float">
            <text:p>0.549494</text:p>
          </table:table-cell>
          <table:table-cell office:value-type="float" office:value="0.437453" calcext:value-type="float">
            <text:p>0.437453</text:p>
          </table:table-cell>
          <table:table-cell office:value-type="float" office:value="0.348469" calcext:value-type="float">
            <text:p>0.348469</text:p>
          </table:table-cell>
        </table:table-row>
        <table:table-row table:style-name="ro1">
          <table:table-cell office:value-type="float" office:value="0.371281" calcext:value-type="float">
            <text:p>0.371281</text:p>
          </table:table-cell>
          <table:table-cell office:value-type="float" office:value="0.351306" calcext:value-type="float">
            <text:p>0.351306</text:p>
          </table:table-cell>
          <table:table-cell office:value-type="float" office:value="0.531563" calcext:value-type="float">
            <text:p>0.531563</text:p>
          </table:table-cell>
          <table:table-cell office:value-type="float" office:value="0.338453" calcext:value-type="float">
            <text:p>0.338453</text:p>
          </table:table-cell>
          <table:table-cell office:value-type="float" office:value="0.551526" calcext:value-type="float">
            <text:p>0.551526</text:p>
          </table:table-cell>
          <table:table-cell office:value-type="float" office:value="0.439284" calcext:value-type="float">
            <text:p>0.439284</text:p>
          </table:table-cell>
          <table:table-cell office:value-type="float" office:value="0.308793" calcext:value-type="float">
            <text:p>0.308793</text:p>
          </table:table-cell>
          <table:table-cell office:value-type="float" office:value="0.357593" calcext:value-type="float">
            <text:p>0.357593</text:p>
          </table:table-cell>
          <table:table-cell office:value-type="float" office:value="0.463722" calcext:value-type="float">
            <text:p>0.463722</text:p>
          </table:table-cell>
          <table:table-cell office:value-type="float" office:value="0.503048" calcext:value-type="float">
            <text:p>0.503048</text:p>
          </table:table-cell>
          <table:table-cell office:value-type="float" office:value="0.334932" calcext:value-type="float">
            <text:p>0.334932</text:p>
          </table:table-cell>
          <table:table-cell office:value-type="float" office:value="0.306579" calcext:value-type="float">
            <text:p>0.306579</text:p>
          </table:table-cell>
          <table:table-cell office:value-type="float" office:value="0.357802" calcext:value-type="float">
            <text:p>0.357802</text:p>
          </table:table-cell>
          <table:table-cell office:value-type="float" office:value="0.547937" calcext:value-type="float">
            <text:p>0.547937</text:p>
          </table:table-cell>
          <table:table-cell office:value-type="float" office:value="0.307348" calcext:value-type="float">
            <text:p>0.307348</text:p>
          </table:table-cell>
          <table:table-cell office:value-type="float" office:value="0.343047" calcext:value-type="float">
            <text:p>0.343047</text:p>
          </table:table-cell>
          <table:table-cell office:value-type="float" office:value="0.332007" calcext:value-type="float">
            <text:p>0.332007</text:p>
          </table:table-cell>
          <table:table-cell office:value-type="float" office:value="0.42235" calcext:value-type="float">
            <text:p>0.42235</text:p>
          </table:table-cell>
          <table:table-cell office:value-type="float" office:value="0.386807" calcext:value-type="float">
            <text:p>0.386807</text:p>
          </table:table-cell>
          <table:table-cell office:value-type="float" office:value="0.446927" calcext:value-type="float">
            <text:p>0.446927</text:p>
          </table:table-cell>
          <table:table-cell office:value-type="float" office:value="0.840397" calcext:value-type="float">
            <text:p>0.840397</text:p>
          </table:table-cell>
          <table:table-cell office:value-type="float" office:value="0.43465" calcext:value-type="float">
            <text:p>0.43465</text:p>
          </table:table-cell>
          <table:table-cell office:value-type="float" office:value="0.565169" calcext:value-type="float">
            <text:p>0.565169</text:p>
          </table:table-cell>
          <table:table-cell office:value-type="float" office:value="0.417093" calcext:value-type="float">
            <text:p>0.417093</text:p>
          </table:table-cell>
          <table:table-cell office:value-type="float" office:value="0.433481" calcext:value-type="float">
            <text:p>0.433481</text:p>
          </table:table-cell>
        </table:table-row>
        <table:table-row table:style-name="ro1">
          <table:table-cell office:value-type="float" office:value="0.804195" calcext:value-type="float">
            <text:p>0.804195</text:p>
          </table:table-cell>
          <table:table-cell office:value-type="float" office:value="0.361755" calcext:value-type="float">
            <text:p>0.361755</text:p>
          </table:table-cell>
          <table:table-cell office:value-type="float" office:value="0.622452" calcext:value-type="float">
            <text:p>0.622452</text:p>
          </table:table-cell>
          <table:table-cell office:value-type="float" office:value="0.372609" calcext:value-type="float">
            <text:p>0.372609</text:p>
          </table:table-cell>
          <table:table-cell office:value-type="float" office:value="0.381202" calcext:value-type="float">
            <text:p>0.381202</text:p>
          </table:table-cell>
          <table:table-cell office:value-type="float" office:value="0.339703" calcext:value-type="float">
            <text:p>0.339703</text:p>
          </table:table-cell>
          <table:table-cell office:value-type="float" office:value="0.59731" calcext:value-type="float">
            <text:p>0.59731</text:p>
          </table:table-cell>
          <table:table-cell office:value-type="float" office:value="0.402798" calcext:value-type="float">
            <text:p>0.402798</text:p>
          </table:table-cell>
          <table:table-cell office:value-type="float" office:value="0.443875" calcext:value-type="float">
            <text:p>0.443875</text:p>
          </table:table-cell>
          <table:table-cell office:value-type="float" office:value="0.488651" calcext:value-type="float">
            <text:p>0.488651</text:p>
          </table:table-cell>
          <table:table-cell office:value-type="float" office:value="0.331095" calcext:value-type="float">
            <text:p>0.331095</text:p>
          </table:table-cell>
          <table:table-cell office:value-type="float" office:value="0.446904" calcext:value-type="float">
            <text:p>0.446904</text:p>
          </table:table-cell>
          <table:table-cell office:value-type="float" office:value="0.73193" calcext:value-type="float">
            <text:p>0.73193</text:p>
          </table:table-cell>
          <table:table-cell office:value-type="float" office:value="0.418609" calcext:value-type="float">
            <text:p>0.418609</text:p>
          </table:table-cell>
          <table:table-cell office:value-type="float" office:value="0.307046" calcext:value-type="float">
            <text:p>0.307046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0.335572" calcext:value-type="float">
            <text:p>0.335572</text:p>
          </table:table-cell>
          <table:table-cell office:value-type="float" office:value="0.356002" calcext:value-type="float">
            <text:p>0.356002</text:p>
          </table:table-cell>
          <table:table-cell office:value-type="float" office:value="0.436698" calcext:value-type="float">
            <text:p>0.436698</text:p>
          </table:table-cell>
          <table:table-cell office:value-type="float" office:value="0.439306" calcext:value-type="float">
            <text:p>0.439306</text:p>
          </table:table-cell>
          <table:table-cell office:value-type="float" office:value="0.456384" calcext:value-type="float">
            <text:p>0.456384</text:p>
          </table:table-cell>
          <table:table-cell office:value-type="float" office:value="0.325125" calcext:value-type="float">
            <text:p>0.325125</text:p>
          </table:table-cell>
          <table:table-cell office:value-type="float" office:value="0.375976" calcext:value-type="float">
            <text:p>0.375976</text:p>
          </table:table-cell>
          <table:table-cell office:value-type="float" office:value="0.41364" calcext:value-type="float">
            <text:p>0.41364</text:p>
          </table:table-cell>
          <table:table-cell office:value-type="float" office:value="0.304842" calcext:value-type="float">
            <text:p>0.304842</text:p>
          </table:table-cell>
        </table:table-row>
        <table:table-row table:style-name="ro1">
          <table:table-cell office:value-type="float" office:value="0.340277" calcext:value-type="float">
            <text:p>0.340277</text:p>
          </table:table-cell>
          <table:table-cell office:value-type="float" office:value="0.390386" calcext:value-type="float">
            <text:p>0.390386</text:p>
          </table:table-cell>
          <table:table-cell office:value-type="float" office:value="0.387197" calcext:value-type="float">
            <text:p>0.387197</text:p>
          </table:table-cell>
          <table:table-cell office:value-type="float" office:value="0.525067" calcext:value-type="float">
            <text:p>0.525067</text:p>
          </table:table-cell>
          <table:table-cell office:value-type="float" office:value="0.362418" calcext:value-type="float">
            <text:p>0.362418</text:p>
          </table:table-cell>
          <table:table-cell office:value-type="float" office:value="0.351787" calcext:value-type="float">
            <text:p>0.351787</text:p>
          </table:table-cell>
          <table:table-cell office:value-type="float" office:value="0.345013" calcext:value-type="float">
            <text:p>0.345013</text:p>
          </table:table-cell>
          <table:table-cell office:value-type="float" office:value="0.444998" calcext:value-type="float">
            <text:p>0.444998</text:p>
          </table:table-cell>
          <table:table-cell office:value-type="float" office:value="0.325612" calcext:value-type="float">
            <text:p>0.325612</text:p>
          </table:table-cell>
          <table:table-cell office:value-type="float" office:value="0.406762" calcext:value-type="float">
            <text:p>0.406762</text:p>
          </table:table-cell>
          <table:table-cell office:value-type="float" office:value="0.378702" calcext:value-type="float">
            <text:p>0.378702</text:p>
          </table:table-cell>
          <table:table-cell office:value-type="float" office:value="0.332982" calcext:value-type="float">
            <text:p>0.332982</text:p>
          </table:table-cell>
          <table:table-cell office:value-type="float" office:value="0.325523" calcext:value-type="float">
            <text:p>0.325523</text:p>
          </table:table-cell>
          <table:table-cell office:value-type="float" office:value="0.324115" calcext:value-type="float">
            <text:p>0.324115</text:p>
          </table:table-cell>
          <table:table-cell office:value-type="float" office:value="0.354481" calcext:value-type="float">
            <text:p>0.354481</text:p>
          </table:table-cell>
          <table:table-cell office:value-type="float" office:value="0.375261" calcext:value-type="float">
            <text:p>0.375261</text:p>
          </table:table-cell>
          <table:table-cell office:value-type="float" office:value="0.42634" calcext:value-type="float">
            <text:p>0.42634</text:p>
          </table:table-cell>
          <table:table-cell office:value-type="float" office:value="0.413966" calcext:value-type="float">
            <text:p>0.413966</text:p>
          </table:table-cell>
          <table:table-cell office:value-type="float" office:value="0.414374" calcext:value-type="float">
            <text:p>0.414374</text:p>
          </table:table-cell>
          <table:table-cell office:value-type="float" office:value="0.396772" calcext:value-type="float">
            <text:p>0.396772</text:p>
          </table:table-cell>
          <table:table-cell office:value-type="float" office:value="0.326628" calcext:value-type="float">
            <text:p>0.326628</text:p>
          </table:table-cell>
          <table:table-cell office:value-type="float" office:value="0.347132" calcext:value-type="float">
            <text:p>0.347132</text:p>
          </table:table-cell>
          <table:table-cell office:value-type="float" office:value="0.300387" calcext:value-type="float">
            <text:p>0.300387</text:p>
          </table:table-cell>
          <table:table-cell office:value-type="float" office:value="0.334353" calcext:value-type="float">
            <text:p>0.334353</text:p>
          </table:table-cell>
          <table:table-cell office:value-type="float" office:value="0.328943" calcext:value-type="float">
            <text:p>0.328943</text:p>
          </table:table-cell>
        </table:table-row>
        <table:table-row table:style-name="ro1">
          <table:table-cell office:value-type="float" office:value="0.338721" calcext:value-type="float">
            <text:p>0.338721</text:p>
          </table:table-cell>
          <table:table-cell office:value-type="float" office:value="0.358942" calcext:value-type="float">
            <text:p>0.358942</text:p>
          </table:table-cell>
          <table:table-cell office:value-type="float" office:value="0.52926" calcext:value-type="float">
            <text:p>0.52926</text:p>
          </table:table-cell>
          <table:table-cell office:value-type="float" office:value="0.626098" calcext:value-type="float">
            <text:p>0.626098</text:p>
          </table:table-cell>
          <table:table-cell office:value-type="float" office:value="0.432892" calcext:value-type="float">
            <text:p>0.432892</text:p>
          </table:table-cell>
          <table:table-cell office:value-type="float" office:value="0.319435" calcext:value-type="float">
            <text:p>0.319435</text:p>
          </table:table-cell>
          <table:table-cell office:value-type="float" office:value="0.48253" calcext:value-type="float">
            <text:p>0.48253</text:p>
          </table:table-cell>
          <table:table-cell office:value-type="float" office:value="0.440135" calcext:value-type="float">
            <text:p>0.440135</text:p>
          </table:table-cell>
          <table:table-cell office:value-type="float" office:value="0.344983" calcext:value-type="float">
            <text:p>0.344983</text:p>
          </table:table-cell>
          <table:table-cell office:value-type="float" office:value="0.362536" calcext:value-type="float">
            <text:p>0.362536</text:p>
          </table:table-cell>
          <table:table-cell office:value-type="float" office:value="0.671636" calcext:value-type="float">
            <text:p>0.671636</text:p>
          </table:table-cell>
          <table:table-cell office:value-type="float" office:value="0.550572" calcext:value-type="float">
            <text:p>0.550572</text:p>
          </table:table-cell>
          <table:table-cell office:value-type="float" office:value="0.526067" calcext:value-type="float">
            <text:p>0.526067</text:p>
          </table:table-cell>
          <table:table-cell office:value-type="float" office:value="0.441684" calcext:value-type="float">
            <text:p>0.441684</text:p>
          </table:table-cell>
          <table:table-cell office:value-type="float" office:value="0.475178" calcext:value-type="float">
            <text:p>0.475178</text:p>
          </table:table-cell>
          <table:table-cell office:value-type="float" office:value="0.316145" calcext:value-type="float">
            <text:p>0.316145</text:p>
          </table:table-cell>
          <table:table-cell office:value-type="float" office:value="0.316137" calcext:value-type="float">
            <text:p>0.316137</text:p>
          </table:table-cell>
          <table:table-cell office:value-type="float" office:value="0.45336" calcext:value-type="float">
            <text:p>0.45336</text:p>
          </table:table-cell>
          <table:table-cell office:value-type="float" office:value="0.399398" calcext:value-type="float">
            <text:p>0.399398</text:p>
          </table:table-cell>
          <table:table-cell office:value-type="float" office:value="0.440195" calcext:value-type="float">
            <text:p>0.440195</text:p>
          </table:table-cell>
          <table:table-cell office:value-type="float" office:value="0.36779" calcext:value-type="float">
            <text:p>0.36779</text:p>
          </table:table-cell>
          <table:table-cell office:value-type="float" office:value="0.303571" calcext:value-type="float">
            <text:p>0.303571</text:p>
          </table:table-cell>
          <table:table-cell office:value-type="float" office:value="0.383416" calcext:value-type="float">
            <text:p>0.383416</text:p>
          </table:table-cell>
          <table:table-cell office:value-type="float" office:value="0.354498" calcext:value-type="float">
            <text:p>0.354498</text:p>
          </table:table-cell>
          <table:table-cell office:value-type="float" office:value="0.31831" calcext:value-type="float">
            <text:p>0.31831</text:p>
          </table:table-cell>
        </table:table-row>
        <table:table-row table:style-name="ro1">
          <table:table-cell office:value-type="float" office:value="0.290853" calcext:value-type="float">
            <text:p>0.290853</text:p>
          </table:table-cell>
          <table:table-cell office:value-type="float" office:value="0.429768" calcext:value-type="float">
            <text:p>0.429768</text:p>
          </table:table-cell>
          <table:table-cell office:value-type="float" office:value="0.530407" calcext:value-type="float">
            <text:p>0.530407</text:p>
          </table:table-cell>
          <table:table-cell office:value-type="float" office:value="0.340633" calcext:value-type="float">
            <text:p>0.340633</text:p>
          </table:table-cell>
          <table:table-cell office:value-type="float" office:value="0.366115" calcext:value-type="float">
            <text:p>0.366115</text:p>
          </table:table-cell>
          <table:table-cell office:value-type="float" office:value="0.311201" calcext:value-type="float">
            <text:p>0.311201</text:p>
          </table:table-cell>
          <table:table-cell office:value-type="float" office:value="0.329259" calcext:value-type="float">
            <text:p>0.329259</text:p>
          </table:table-cell>
          <table:table-cell office:value-type="float" office:value="0.373276" calcext:value-type="float">
            <text:p>0.373276</text:p>
          </table:table-cell>
          <table:table-cell office:value-type="float" office:value="0.414108" calcext:value-type="float">
            <text:p>0.414108</text:p>
          </table:table-cell>
          <table:table-cell office:value-type="float" office:value="0.376607" calcext:value-type="float">
            <text:p>0.376607</text:p>
          </table:table-cell>
          <table:table-cell office:value-type="float" office:value="0.421721" calcext:value-type="float">
            <text:p>0.421721</text:p>
          </table:table-cell>
          <table:table-cell office:value-type="float" office:value="0.547907" calcext:value-type="float">
            <text:p>0.547907</text:p>
          </table:table-cell>
          <table:table-cell office:value-type="float" office:value="0.465158" calcext:value-type="float">
            <text:p>0.465158</text:p>
          </table:table-cell>
          <table:table-cell office:value-type="float" office:value="0.312416" calcext:value-type="float">
            <text:p>0.312416</text:p>
          </table:table-cell>
          <table:table-cell office:value-type="float" office:value="0.630374" calcext:value-type="float">
            <text:p>0.630374</text:p>
          </table:table-cell>
          <table:table-cell office:value-type="float" office:value="0.446297" calcext:value-type="float">
            <text:p>0.446297</text:p>
          </table:table-cell>
          <table:table-cell office:value-type="float" office:value="0.368041" calcext:value-type="float">
            <text:p>0.368041</text:p>
          </table:table-cell>
          <table:table-cell office:value-type="float" office:value="0.317076" calcext:value-type="float">
            <text:p>0.317076</text:p>
          </table:table-cell>
          <table:table-cell office:value-type="float" office:value="0.364295" calcext:value-type="float">
            <text:p>0.364295</text:p>
          </table:table-cell>
          <table:table-cell office:value-type="float" office:value="0.377809" calcext:value-type="float">
            <text:p>0.377809</text:p>
          </table:table-cell>
          <table:table-cell office:value-type="float" office:value="0.332628" calcext:value-type="float">
            <text:p>0.332628</text:p>
          </table:table-cell>
          <table:table-cell office:value-type="float" office:value="0.396527" calcext:value-type="float">
            <text:p>0.396527</text:p>
          </table:table-cell>
          <table:table-cell office:value-type="float" office:value="0.300872" calcext:value-type="float">
            <text:p>0.300872</text:p>
          </table:table-cell>
          <table:table-cell office:value-type="float" office:value="0.386089" calcext:value-type="float">
            <text:p>0.386089</text:p>
          </table:table-cell>
          <table:table-cell office:value-type="float" office:value="0.421789" calcext:value-type="float">
            <text:p>0.421789</text:p>
          </table:table-cell>
        </table:table-row>
        <table:table-row table:style-name="ro1">
          <table:table-cell office:value-type="float" office:value="0.511791" calcext:value-type="float">
            <text:p>0.511791</text:p>
          </table:table-cell>
          <table:table-cell office:value-type="float" office:value="0.384341" calcext:value-type="float">
            <text:p>0.384341</text:p>
          </table:table-cell>
          <table:table-cell office:value-type="float" office:value="0.591285" calcext:value-type="float">
            <text:p>0.591285</text:p>
          </table:table-cell>
          <table:table-cell office:value-type="float" office:value="0.544007" calcext:value-type="float">
            <text:p>0.544007</text:p>
          </table:table-cell>
          <table:table-cell office:value-type="float" office:value="0.39955" calcext:value-type="float">
            <text:p>0.39955</text:p>
          </table:table-cell>
          <table:table-cell office:value-type="float" office:value="0.426158" calcext:value-type="float">
            <text:p>0.426158</text:p>
          </table:table-cell>
          <table:table-cell office:value-type="float" office:value="0.436595" calcext:value-type="float">
            <text:p>0.436595</text:p>
          </table:table-cell>
          <table:table-cell office:value-type="float" office:value="0.414237" calcext:value-type="float">
            <text:p>0.414237</text:p>
          </table:table-cell>
          <table:table-cell office:value-type="float" office:value="0.561837" calcext:value-type="float">
            <text:p>0.561837</text:p>
          </table:table-cell>
          <table:table-cell office:value-type="float" office:value="0.359009" calcext:value-type="float">
            <text:p>0.359009</text:p>
          </table:table-cell>
          <table:table-cell office:value-type="float" office:value="0.350058" calcext:value-type="float">
            <text:p>0.350058</text:p>
          </table:table-cell>
          <table:table-cell office:value-type="float" office:value="0.359648" calcext:value-type="float">
            <text:p>0.359648</text:p>
          </table:table-cell>
          <table:table-cell office:value-type="float" office:value="0.326" calcext:value-type="float">
            <text:p>0.326</text:p>
          </table:table-cell>
          <table:table-cell office:value-type="float" office:value="0.507415" calcext:value-type="float">
            <text:p>0.507415</text:p>
          </table:table-cell>
          <table:table-cell office:value-type="float" office:value="1.60535" calcext:value-type="float">
            <text:p>1.60535</text:p>
          </table:table-cell>
          <table:table-cell office:value-type="float" office:value="0.372209" calcext:value-type="float">
            <text:p>0.372209</text:p>
          </table:table-cell>
          <table:table-cell office:value-type="float" office:value="0.430008" calcext:value-type="float">
            <text:p>0.430008</text:p>
          </table:table-cell>
          <table:table-cell office:value-type="float" office:value="0.712448" calcext:value-type="float">
            <text:p>0.712448</text:p>
          </table:table-cell>
          <table:table-cell office:value-type="float" office:value="0.37687" calcext:value-type="float">
            <text:p>0.37687</text:p>
          </table:table-cell>
          <table:table-cell office:value-type="float" office:value="0.309083" calcext:value-type="float">
            <text:p>0.309083</text:p>
          </table:table-cell>
          <table:table-cell office:value-type="float" office:value="0.345314" calcext:value-type="float">
            <text:p>0.345314</text:p>
          </table:table-cell>
          <table:table-cell office:value-type="float" office:value="0.435291" calcext:value-type="float">
            <text:p>0.435291</text:p>
          </table:table-cell>
          <table:table-cell office:value-type="float" office:value="0.532632" calcext:value-type="float">
            <text:p>0.532632</text:p>
          </table:table-cell>
          <table:table-cell office:value-type="float" office:value="0.466024" calcext:value-type="float">
            <text:p>0.466024</text:p>
          </table:table-cell>
          <table:table-cell office:value-type="float" office:value="0.620775" calcext:value-type="float">
            <text:p>0.620775</text:p>
          </table:table-cell>
        </table:table-row>
        <table:table-row table:style-name="ro1">
          <table:table-cell office:value-type="float" office:value="0.428748" calcext:value-type="float">
            <text:p>0.428748</text:p>
          </table:table-cell>
          <table:table-cell office:value-type="float" office:value="0.352816" calcext:value-type="float">
            <text:p>0.352816</text:p>
          </table:table-cell>
          <table:table-cell office:value-type="float" office:value="0.359372" calcext:value-type="float">
            <text:p>0.359372</text:p>
          </table:table-cell>
          <table:table-cell office:value-type="float" office:value="0.332877" calcext:value-type="float">
            <text:p>0.332877</text:p>
          </table:table-cell>
          <table:table-cell office:value-type="float" office:value="0.323305" calcext:value-type="float">
            <text:p>0.323305</text:p>
          </table:table-cell>
          <table:table-cell office:value-type="float" office:value="0.340768" calcext:value-type="float">
            <text:p>0.340768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21758" calcext:value-type="float">
            <text:p>0.421758</text:p>
          </table:table-cell>
          <table:table-cell office:value-type="float" office:value="0.361122" calcext:value-type="float">
            <text:p>0.361122</text:p>
          </table:table-cell>
          <table:table-cell office:value-type="float" office:value="0.336267" calcext:value-type="float">
            <text:p>0.336267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312341" calcext:value-type="float">
            <text:p>0.312341</text:p>
          </table:table-cell>
          <table:table-cell office:value-type="float" office:value="0.334418" calcext:value-type="float">
            <text:p>0.334418</text:p>
          </table:table-cell>
          <table:table-cell office:value-type="float" office:value="0.396186" calcext:value-type="float">
            <text:p>0.396186</text:p>
          </table:table-cell>
          <table:table-cell office:value-type="float" office:value="0.426909" calcext:value-type="float">
            <text:p>0.426909</text:p>
          </table:table-cell>
          <table:table-cell office:value-type="float" office:value="0.437975" calcext:value-type="float">
            <text:p>0.437975</text:p>
          </table:table-cell>
          <table:table-cell office:value-type="float" office:value="0.36967" calcext:value-type="float">
            <text:p>0.36967</text:p>
          </table:table-cell>
          <table:table-cell office:value-type="float" office:value="0.449363" calcext:value-type="float">
            <text:p>0.449363</text:p>
          </table:table-cell>
          <table:table-cell office:value-type="float" office:value="0.388021" calcext:value-type="float">
            <text:p>0.388021</text:p>
          </table:table-cell>
          <table:table-cell office:value-type="float" office:value="0.323757" calcext:value-type="float">
            <text:p>0.323757</text:p>
          </table:table-cell>
          <table:table-cell office:value-type="float" office:value="0.48924" calcext:value-type="float">
            <text:p>0.48924</text:p>
          </table:table-cell>
          <table:table-cell office:value-type="float" office:value="0.322421" calcext:value-type="float">
            <text:p>0.322421</text:p>
          </table:table-cell>
          <table:table-cell office:value-type="float" office:value="0.669906" calcext:value-type="float">
            <text:p>0.669906</text:p>
          </table:table-cell>
          <table:table-cell office:value-type="float" office:value="0.666987" calcext:value-type="float">
            <text:p>0.666987</text:p>
          </table:table-cell>
          <table:table-cell office:value-type="float" office:value="0.68107" calcext:value-type="float">
            <text:p>0.68107</text:p>
          </table:table-cell>
        </table:table-row>
        <table:table-row table:style-name="ro1">
          <table:table-cell office:value-type="float" office:value="0.478924" calcext:value-type="float">
            <text:p>0.478924</text:p>
          </table:table-cell>
          <table:table-cell office:value-type="float" office:value="0.782038" calcext:value-type="float">
            <text:p>0.782038</text:p>
          </table:table-cell>
          <table:table-cell office:value-type="float" office:value="0.345312" calcext:value-type="float">
            <text:p>0.345312</text:p>
          </table:table-cell>
          <table:table-cell office:value-type="float" office:value="0.348925" calcext:value-type="float">
            <text:p>0.348925</text:p>
          </table:table-cell>
          <table:table-cell office:value-type="float" office:value="0.426238" calcext:value-type="float">
            <text:p>0.426238</text:p>
          </table:table-cell>
          <table:table-cell office:value-type="float" office:value="0.362306" calcext:value-type="float">
            <text:p>0.362306</text:p>
          </table:table-cell>
          <table:table-cell office:value-type="float" office:value="0.313699" calcext:value-type="float">
            <text:p>0.313699</text:p>
          </table:table-cell>
          <table:table-cell office:value-type="float" office:value="0.38232" calcext:value-type="float">
            <text:p>0.38232</text:p>
          </table:table-cell>
          <table:table-cell office:value-type="float" office:value="0.355644" calcext:value-type="float">
            <text:p>0.355644</text:p>
          </table:table-cell>
          <table:table-cell office:value-type="float" office:value="0.438274" calcext:value-type="float">
            <text:p>0.438274</text:p>
          </table:table-cell>
          <table:table-cell office:value-type="float" office:value="0.452873" calcext:value-type="float">
            <text:p>0.452873</text:p>
          </table:table-cell>
          <table:table-cell office:value-type="float" office:value="0.584561" calcext:value-type="float">
            <text:p>0.584561</text:p>
          </table:table-cell>
          <table:table-cell office:value-type="float" office:value="0.595207" calcext:value-type="float">
            <text:p>0.595207</text:p>
          </table:table-cell>
          <table:table-cell office:value-type="float" office:value="0.303851" calcext:value-type="float">
            <text:p>0.303851</text:p>
          </table:table-cell>
          <table:table-cell office:value-type="float" office:value="0.34604" calcext:value-type="float">
            <text:p>0.34604</text:p>
          </table:table-cell>
          <table:table-cell office:value-type="float" office:value="0.412445" calcext:value-type="float">
            <text:p>0.412445</text:p>
          </table:table-cell>
          <table:table-cell office:value-type="float" office:value="0.446397" calcext:value-type="float">
            <text:p>0.446397</text:p>
          </table:table-cell>
          <table:table-cell office:value-type="float" office:value="0.324661" calcext:value-type="float">
            <text:p>0.324661</text:p>
          </table:table-cell>
          <table:table-cell office:value-type="float" office:value="0.44232" calcext:value-type="float">
            <text:p>0.44232</text:p>
          </table:table-cell>
          <table:table-cell office:value-type="float" office:value="0.568042" calcext:value-type="float">
            <text:p>0.568042</text:p>
          </table:table-cell>
          <table:table-cell office:value-type="float" office:value="0.324492" calcext:value-type="float">
            <text:p>0.324492</text:p>
          </table:table-cell>
          <table:table-cell office:value-type="float" office:value="0.454162" calcext:value-type="float">
            <text:p>0.454162</text:p>
          </table:table-cell>
          <table:table-cell office:value-type="float" office:value="0.400679" calcext:value-type="float">
            <text:p>0.400679</text:p>
          </table:table-cell>
          <table:table-cell office:value-type="float" office:value="0.315246" calcext:value-type="float">
            <text:p>0.315246</text:p>
          </table:table-cell>
          <table:table-cell office:value-type="float" office:value="0.592149" calcext:value-type="float">
            <text:p>0.592149</text:p>
          </table:table-cell>
        </table:table-row>
        <table:table-row table:style-name="ro1">
          <table:table-cell office:value-type="float" office:value="0.328888" calcext:value-type="float">
            <text:p>0.328888</text:p>
          </table:table-cell>
          <table:table-cell office:value-type="float" office:value="0.349902" calcext:value-type="float">
            <text:p>0.349902</text:p>
          </table:table-cell>
          <table:table-cell office:value-type="float" office:value="0.421375" calcext:value-type="float">
            <text:p>0.421375</text:p>
          </table:table-cell>
          <table:table-cell office:value-type="float" office:value="0.434481" calcext:value-type="float">
            <text:p>0.434481</text:p>
          </table:table-cell>
          <table:table-cell office:value-type="float" office:value="0.339113" calcext:value-type="float">
            <text:p>0.339113</text:p>
          </table:table-cell>
          <table:table-cell office:value-type="float" office:value="0.395409" calcext:value-type="float">
            <text:p>0.395409</text:p>
          </table:table-cell>
          <table:table-cell office:value-type="float" office:value="0.300795" calcext:value-type="float">
            <text:p>0.300795</text:p>
          </table:table-cell>
          <table:table-cell office:value-type="float" office:value="0.42105" calcext:value-type="float">
            <text:p>0.42105</text:p>
          </table:table-cell>
          <table:table-cell office:value-type="float" office:value="0.368306" calcext:value-type="float">
            <text:p>0.368306</text:p>
          </table:table-cell>
          <table:table-cell office:value-type="float" office:value="0.353404" calcext:value-type="float">
            <text:p>0.353404</text:p>
          </table:table-cell>
          <table:table-cell office:value-type="float" office:value="0.332812" calcext:value-type="float">
            <text:p>0.332812</text:p>
          </table:table-cell>
          <table:table-cell office:value-type="float" office:value="0.572097" calcext:value-type="float">
            <text:p>0.572097</text:p>
          </table:table-cell>
          <table:table-cell office:value-type="float" office:value="0.394991" calcext:value-type="float">
            <text:p>0.394991</text:p>
          </table:table-cell>
          <table:table-cell office:value-type="float" office:value="0.532919" calcext:value-type="float">
            <text:p>0.532919</text:p>
          </table:table-cell>
          <table:table-cell office:value-type="float" office:value="0.428375" calcext:value-type="float">
            <text:p>0.428375</text:p>
          </table:table-cell>
          <table:table-cell office:value-type="float" office:value="0.836323" calcext:value-type="float">
            <text:p>0.836323</text:p>
          </table:table-cell>
          <table:table-cell office:value-type="float" office:value="0.436629" calcext:value-type="float">
            <text:p>0.436629</text:p>
          </table:table-cell>
          <table:table-cell office:value-type="float" office:value="0.458211" calcext:value-type="float">
            <text:p>0.458211</text:p>
          </table:table-cell>
          <table:table-cell office:value-type="float" office:value="0.448624" calcext:value-type="float">
            <text:p>0.448624</text:p>
          </table:table-cell>
          <table:table-cell office:value-type="float" office:value="0.664108" calcext:value-type="float">
            <text:p>0.664108</text:p>
          </table:table-cell>
          <table:table-cell office:value-type="float" office:value="0.458788" calcext:value-type="float">
            <text:p>0.458788</text:p>
          </table:table-cell>
          <table:table-cell office:value-type="float" office:value="0.418897" calcext:value-type="float">
            <text:p>0.418897</text:p>
          </table:table-cell>
          <table:table-cell office:value-type="float" office:value="0.567243" calcext:value-type="float">
            <text:p>0.567243</text:p>
          </table:table-cell>
          <table:table-cell office:value-type="float" office:value="0.398559" calcext:value-type="float">
            <text:p>0.398559</text:p>
          </table:table-cell>
          <table:table-cell office:value-type="float" office:value="0.351417" calcext:value-type="float">
            <text:p>0.351417</text:p>
          </table:table-cell>
        </table:table-row>
        <table:table-row table:style-name="ro1">
          <table:table-cell office:value-type="float" office:value="0.458114" calcext:value-type="float">
            <text:p>0.458114</text:p>
          </table:table-cell>
          <table:table-cell office:value-type="float" office:value="0.78153" calcext:value-type="float">
            <text:p>0.78153</text:p>
          </table:table-cell>
          <table:table-cell office:value-type="float" office:value="0.376252" calcext:value-type="float">
            <text:p>0.376252</text:p>
          </table:table-cell>
          <table:table-cell office:value-type="float" office:value="0.324519" calcext:value-type="float">
            <text:p>0.324519</text:p>
          </table:table-cell>
          <table:table-cell office:value-type="float" office:value="0.65401" calcext:value-type="float">
            <text:p>0.65401</text:p>
          </table:table-cell>
          <table:table-cell office:value-type="float" office:value="0.312345" calcext:value-type="float">
            <text:p>0.312345</text:p>
          </table:table-cell>
          <table:table-cell office:value-type="float" office:value="0.357925" calcext:value-type="float">
            <text:p>0.357925</text:p>
          </table:table-cell>
          <table:table-cell office:value-type="float" office:value="0.387864" calcext:value-type="float">
            <text:p>0.387864</text:p>
          </table:table-cell>
          <table:table-cell office:value-type="float" office:value="0.381365" calcext:value-type="float">
            <text:p>0.381365</text:p>
          </table:table-cell>
          <table:table-cell office:value-type="float" office:value="0.436592" calcext:value-type="float">
            <text:p>0.436592</text:p>
          </table:table-cell>
          <table:table-cell office:value-type="float" office:value="0.457265" calcext:value-type="float">
            <text:p>0.457265</text:p>
          </table:table-cell>
          <table:table-cell office:value-type="float" office:value="0.415331" calcext:value-type="float">
            <text:p>0.415331</text:p>
          </table:table-cell>
          <table:table-cell office:value-type="float" office:value="0.539123" calcext:value-type="float">
            <text:p>0.539123</text:p>
          </table:table-cell>
          <table:table-cell office:value-type="float" office:value="1.04665" calcext:value-type="float">
            <text:p>1.04665</text:p>
          </table:table-cell>
          <table:table-cell office:value-type="float" office:value="0.453878" calcext:value-type="float">
            <text:p>0.453878</text:p>
          </table:table-cell>
          <table:table-cell office:value-type="float" office:value="0.434847" calcext:value-type="float">
            <text:p>0.434847</text:p>
          </table:table-cell>
          <table:table-cell office:value-type="float" office:value="0.744184" calcext:value-type="float">
            <text:p>0.744184</text:p>
          </table:table-cell>
          <table:table-cell office:value-type="float" office:value="1.20944" calcext:value-type="float">
            <text:p>1.20944</text:p>
          </table:table-cell>
          <table:table-cell office:value-type="float" office:value="0.700108" calcext:value-type="float">
            <text:p>0.700108</text:p>
          </table:table-cell>
          <table:table-cell office:value-type="float" office:value="0.422342" calcext:value-type="float">
            <text:p>0.422342</text:p>
          </table:table-cell>
          <table:table-cell office:value-type="float" office:value="0.329432" calcext:value-type="float">
            <text:p>0.329432</text:p>
          </table:table-cell>
          <table:table-cell office:value-type="float" office:value="0.356372" calcext:value-type="float">
            <text:p>0.356372</text:p>
          </table:table-cell>
          <table:table-cell office:value-type="float" office:value="0.380146" calcext:value-type="float">
            <text:p>0.380146</text:p>
          </table:table-cell>
          <table:table-cell office:value-type="float" office:value="0.374241" calcext:value-type="float">
            <text:p>0.374241</text:p>
          </table:table-cell>
          <table:table-cell office:value-type="float" office:value="0.583935" calcext:value-type="float">
            <text:p>0.583935</text:p>
          </table:table-cell>
        </table:table-row>
        <table:table-row table:style-name="ro1">
          <table:table-cell office:value-type="float" office:value="0.86732" calcext:value-type="float">
            <text:p>0.86732</text:p>
          </table:table-cell>
          <table:table-cell office:value-type="float" office:value="0.345266" calcext:value-type="float">
            <text:p>0.345266</text:p>
          </table:table-cell>
          <table:table-cell office:value-type="float" office:value="0.341267" calcext:value-type="float">
            <text:p>0.341267</text:p>
          </table:table-cell>
          <table:table-cell office:value-type="float" office:value="0.347774" calcext:value-type="float">
            <text:p>0.347774</text:p>
          </table:table-cell>
          <table:table-cell office:value-type="float" office:value="0.346634" calcext:value-type="float">
            <text:p>0.346634</text:p>
          </table:table-cell>
          <table:table-cell office:value-type="float" office:value="0.367577" calcext:value-type="float">
            <text:p>0.367577</text:p>
          </table:table-cell>
          <table:table-cell office:value-type="float" office:value="0.466157" calcext:value-type="float">
            <text:p>0.466157</text:p>
          </table:table-cell>
          <table:table-cell office:value-type="float" office:value="0.474426" calcext:value-type="float">
            <text:p>0.474426</text:p>
          </table:table-cell>
          <table:table-cell office:value-type="float" office:value="0.447447" calcext:value-type="float">
            <text:p>0.447447</text:p>
          </table:table-cell>
          <table:table-cell office:value-type="float" office:value="0.341621" calcext:value-type="float">
            <text:p>0.341621</text:p>
          </table:table-cell>
          <table:table-cell office:value-type="float" office:value="0.501582" calcext:value-type="float">
            <text:p>0.501582</text:p>
          </table:table-cell>
          <table:table-cell office:value-type="float" office:value="0.460575" calcext:value-type="float">
            <text:p>0.460575</text:p>
          </table:table-cell>
          <table:table-cell office:value-type="float" office:value="0.363409" calcext:value-type="float">
            <text:p>0.363409</text:p>
          </table:table-cell>
          <table:table-cell office:value-type="float" office:value="0.355857" calcext:value-type="float">
            <text:p>0.355857</text:p>
          </table:table-cell>
          <table:table-cell office:value-type="float" office:value="0.409134" calcext:value-type="float">
            <text:p>0.409134</text:p>
          </table:table-cell>
          <table:table-cell office:value-type="float" office:value="0.328528" calcext:value-type="float">
            <text:p>0.328528</text:p>
          </table:table-cell>
          <table:table-cell office:value-type="float" office:value="0.321013" calcext:value-type="float">
            <text:p>0.321013</text:p>
          </table:table-cell>
          <table:table-cell office:value-type="float" office:value="0.356336" calcext:value-type="float">
            <text:p>0.356336</text:p>
          </table:table-cell>
          <table:table-cell office:value-type="float" office:value="0.368654" calcext:value-type="float">
            <text:p>0.368654</text:p>
          </table:table-cell>
          <table:table-cell office:value-type="float" office:value="0.295942" calcext:value-type="float">
            <text:p>0.295942</text:p>
          </table:table-cell>
          <table:table-cell office:value-type="float" office:value="0.303982" calcext:value-type="float">
            <text:p>0.303982</text:p>
          </table:table-cell>
          <table:table-cell office:value-type="float" office:value="0.441786" calcext:value-type="float">
            <text:p>0.441786</text:p>
          </table:table-cell>
          <table:table-cell office:value-type="float" office:value="0.556975" calcext:value-type="float">
            <text:p>0.556975</text:p>
          </table:table-cell>
          <table:table-cell office:value-type="float" office:value="0.453766" calcext:value-type="float">
            <text:p>0.453766</text:p>
          </table:table-cell>
          <table:table-cell office:value-type="float" office:value="0.473423" calcext:value-type="float">
            <text:p>0.473423</text:p>
          </table:table-cell>
        </table:table-row>
        <table:table-row table:style-name="ro1">
          <table:table-cell office:value-type="float" office:value="0.344364" calcext:value-type="float">
            <text:p>0.344364</text:p>
          </table:table-cell>
          <table:table-cell office:value-type="float" office:value="0.314421" calcext:value-type="float">
            <text:p>0.314421</text:p>
          </table:table-cell>
          <table:table-cell office:value-type="float" office:value="0.332702" calcext:value-type="float">
            <text:p>0.332702</text:p>
          </table:table-cell>
          <table:table-cell office:value-type="float" office:value="0.464787" calcext:value-type="float">
            <text:p>0.464787</text:p>
          </table:table-cell>
          <table:table-cell office:value-type="float" office:value="0.437614" calcext:value-type="float">
            <text:p>0.437614</text:p>
          </table:table-cell>
          <table:table-cell office:value-type="float" office:value="0.368714" calcext:value-type="float">
            <text:p>0.368714</text:p>
          </table:table-cell>
          <table:table-cell office:value-type="float" office:value="0.646681" calcext:value-type="float">
            <text:p>0.646681</text:p>
          </table:table-cell>
          <table:table-cell office:value-type="float" office:value="0.347414" calcext:value-type="float">
            <text:p>0.347414</text:p>
          </table:table-cell>
          <table:table-cell office:value-type="float" office:value="0.383491" calcext:value-type="float">
            <text:p>0.383491</text:p>
          </table:table-cell>
          <table:table-cell office:value-type="float" office:value="0.567603" calcext:value-type="float">
            <text:p>0.567603</text:p>
          </table:table-cell>
          <table:table-cell office:value-type="float" office:value="0.345312" calcext:value-type="float">
            <text:p>0.345312</text:p>
          </table:table-cell>
          <table:table-cell office:value-type="float" office:value="0.344364" calcext:value-type="float">
            <text:p>0.344364</text:p>
          </table:table-cell>
          <table:table-cell office:value-type="float" office:value="0.367407" calcext:value-type="float">
            <text:p>0.367407</text:p>
          </table:table-cell>
          <table:table-cell office:value-type="float" office:value="0.358096" calcext:value-type="float">
            <text:p>0.358096</text:p>
          </table:table-cell>
          <table:table-cell office:value-type="float" office:value="0.345256" calcext:value-type="float">
            <text:p>0.345256</text:p>
          </table:table-cell>
          <table:table-cell office:value-type="float" office:value="0.470891" calcext:value-type="float">
            <text:p>0.470891</text:p>
          </table:table-cell>
          <table:table-cell office:value-type="float" office:value="0.337922" calcext:value-type="float">
            <text:p>0.337922</text:p>
          </table:table-cell>
          <table:table-cell office:value-type="float" office:value="0.346569" calcext:value-type="float">
            <text:p>0.346569</text:p>
          </table:table-cell>
          <table:table-cell office:value-type="float" office:value="0.447406" calcext:value-type="float">
            <text:p>0.447406</text:p>
          </table:table-cell>
          <table:table-cell office:value-type="float" office:value="0.314654" calcext:value-type="float">
            <text:p>0.314654</text:p>
          </table:table-cell>
          <table:table-cell office:value-type="float" office:value="0.368339" calcext:value-type="float">
            <text:p>0.368339</text:p>
          </table:table-cell>
          <table:table-cell office:value-type="float" office:value="0.53226" calcext:value-type="float">
            <text:p>0.53226</text:p>
          </table:table-cell>
          <table:table-cell office:value-type="float" office:value="0.416528" calcext:value-type="float">
            <text:p>0.416528</text:p>
          </table:table-cell>
          <table:table-cell office:value-type="float" office:value="0.343522" calcext:value-type="float">
            <text:p>0.343522</text:p>
          </table:table-cell>
          <table:table-cell office:value-type="float" office:value="0.341574" calcext:value-type="float">
            <text:p>0.341574</text:p>
          </table:table-cell>
        </table:table-row>
        <table:table-row table:style-name="ro1">
          <table:table-cell office:value-type="float" office:value="0.660549" calcext:value-type="float">
            <text:p>0.660549</text:p>
          </table:table-cell>
          <table:table-cell office:value-type="float" office:value="0.579475" calcext:value-type="float">
            <text:p>0.579475</text:p>
          </table:table-cell>
          <table:table-cell office:value-type="float" office:value="0.320529" calcext:value-type="float">
            <text:p>0.320529</text:p>
          </table:table-cell>
          <table:table-cell office:value-type="float" office:value="0.344487" calcext:value-type="float">
            <text:p>0.344487</text:p>
          </table:table-cell>
          <table:table-cell office:value-type="float" office:value="0.357009" calcext:value-type="float">
            <text:p>0.357009</text:p>
          </table:table-cell>
          <table:table-cell office:value-type="float" office:value="0.314756" calcext:value-type="float">
            <text:p>0.314756</text:p>
          </table:table-cell>
          <table:table-cell office:value-type="float" office:value="0.415702" calcext:value-type="float">
            <text:p>0.415702</text:p>
          </table:table-cell>
          <table:table-cell office:value-type="float" office:value="0.45789" calcext:value-type="float">
            <text:p>0.45789</text:p>
          </table:table-cell>
          <table:table-cell office:value-type="float" office:value="0.374426" calcext:value-type="float">
            <text:p>0.374426</text:p>
          </table:table-cell>
          <table:table-cell office:value-type="float" office:value="0.367895" calcext:value-type="float">
            <text:p>0.367895</text:p>
          </table:table-cell>
          <table:table-cell office:value-type="float" office:value="0.35342" calcext:value-type="float">
            <text:p>0.35342</text:p>
          </table:table-cell>
          <table:table-cell office:value-type="float" office:value="0.306959" calcext:value-type="float">
            <text:p>0.306959</text:p>
          </table:table-cell>
          <table:table-cell office:value-type="float" office:value="0.311114" calcext:value-type="float">
            <text:p>0.311114</text:p>
          </table:table-cell>
          <table:table-cell office:value-type="float" office:value="0.327325" calcext:value-type="float">
            <text:p>0.327325</text:p>
          </table:table-cell>
          <table:table-cell office:value-type="float" office:value="0.357726" calcext:value-type="float">
            <text:p>0.357726</text:p>
          </table:table-cell>
          <table:table-cell office:value-type="float" office:value="0.424405" calcext:value-type="float">
            <text:p>0.424405</text:p>
          </table:table-cell>
          <table:table-cell office:value-type="float" office:value="0.428268" calcext:value-type="float">
            <text:p>0.428268</text:p>
          </table:table-cell>
          <table:table-cell office:value-type="float" office:value="0.826233" calcext:value-type="float">
            <text:p>0.826233</text:p>
          </table:table-cell>
          <table:table-cell office:value-type="float" office:value="1.04237" calcext:value-type="float">
            <text:p>1.04237</text:p>
          </table:table-cell>
          <table:table-cell office:value-type="float" office:value="0.65818" calcext:value-type="float">
            <text:p>0.65818</text:p>
          </table:table-cell>
          <table:table-cell office:value-type="float" office:value="0.331793" calcext:value-type="float">
            <text:p>0.331793</text:p>
          </table:table-cell>
          <table:table-cell office:value-type="float" office:value="0.499105" calcext:value-type="float">
            <text:p>0.499105</text:p>
          </table:table-cell>
          <table:table-cell office:value-type="float" office:value="0.560418" calcext:value-type="float">
            <text:p>0.560418</text:p>
          </table:table-cell>
          <table:table-cell office:value-type="float" office:value="0.474788" calcext:value-type="float">
            <text:p>0.474788</text:p>
          </table:table-cell>
          <table:table-cell office:value-type="float" office:value="0.434094" calcext:value-type="float">
            <text:p>0.434094</text:p>
          </table:table-cell>
        </table:table-row>
        <table:table-row table:style-name="ro1">
          <table:table-cell office:value-type="float" office:value="0.414272" calcext:value-type="float">
            <text:p>0.414272</text:p>
          </table:table-cell>
          <table:table-cell office:value-type="float" office:value="0.474165" calcext:value-type="float">
            <text:p>0.474165</text:p>
          </table:table-cell>
          <table:table-cell office:value-type="float" office:value="0.369595" calcext:value-type="float">
            <text:p>0.369595</text:p>
          </table:table-cell>
          <table:table-cell office:value-type="float" office:value="0.314839" calcext:value-type="float">
            <text:p>0.314839</text:p>
          </table:table-cell>
          <table:table-cell office:value-type="float" office:value="0.307565" calcext:value-type="float">
            <text:p>0.307565</text:p>
          </table:table-cell>
          <table:table-cell office:value-type="float" office:value="0.435173" calcext:value-type="float">
            <text:p>0.435173</text:p>
          </table:table-cell>
          <table:table-cell office:value-type="float" office:value="0.326493" calcext:value-type="float">
            <text:p>0.326493</text:p>
          </table:table-cell>
          <table:table-cell office:value-type="float" office:value="0.306321" calcext:value-type="float">
            <text:p>0.306321</text:p>
          </table:table-cell>
          <table:table-cell office:value-type="float" office:value="0.291119" calcext:value-type="float">
            <text:p>0.291119</text:p>
          </table:table-cell>
          <table:table-cell office:value-type="float" office:value="0.42129" calcext:value-type="float">
            <text:p>0.42129</text:p>
          </table:table-cell>
          <table:table-cell office:value-type="float" office:value="0.315487" calcext:value-type="float">
            <text:p>0.315487</text:p>
          </table:table-cell>
          <table:table-cell office:value-type="float" office:value="0.470496" calcext:value-type="float">
            <text:p>0.470496</text:p>
          </table:table-cell>
          <table:table-cell office:value-type="float" office:value="0.29457" calcext:value-type="float">
            <text:p>0.29457</text:p>
          </table:table-cell>
          <table:table-cell office:value-type="float" office:value="0.451962" calcext:value-type="float">
            <text:p>0.451962</text:p>
          </table:table-cell>
          <table:table-cell office:value-type="float" office:value="0.371024" calcext:value-type="float">
            <text:p>0.371024</text:p>
          </table:table-cell>
          <table:table-cell office:value-type="float" office:value="0.341505" calcext:value-type="float">
            <text:p>0.341505</text:p>
          </table:table-cell>
          <table:table-cell office:value-type="float" office:value="0.419246" calcext:value-type="float">
            <text:p>0.419246</text:p>
          </table:table-cell>
          <table:table-cell office:value-type="float" office:value="0.391433" calcext:value-type="float">
            <text:p>0.391433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0.365778" calcext:value-type="float">
            <text:p>0.365778</text:p>
          </table:table-cell>
          <table:table-cell office:value-type="float" office:value="0.315119" calcext:value-type="float">
            <text:p>0.315119</text:p>
          </table:table-cell>
          <table:table-cell office:value-type="float" office:value="0.352033" calcext:value-type="float">
            <text:p>0.352033</text:p>
          </table:table-cell>
          <table:table-cell office:value-type="float" office:value="0.322308" calcext:value-type="float">
            <text:p>0.322308</text:p>
          </table:table-cell>
          <table:table-cell office:value-type="float" office:value="0.428431" calcext:value-type="float">
            <text:p>0.428431</text:p>
          </table:table-cell>
          <table:table-cell office:value-type="float" office:value="0.348358" calcext:value-type="float">
            <text:p>0.348358</text:p>
          </table:table-cell>
        </table:table-row>
        <table:table-row table:style-name="ro1">
          <table:table-cell office:value-type="float" office:value="0.323004" calcext:value-type="float">
            <text:p>0.323004</text:p>
          </table:table-cell>
          <table:table-cell office:value-type="float" office:value="0.384971" calcext:value-type="float">
            <text:p>0.384971</text:p>
          </table:table-cell>
          <table:table-cell office:value-type="float" office:value="0.390098" calcext:value-type="float">
            <text:p>0.390098</text:p>
          </table:table-cell>
          <table:table-cell office:value-type="float" office:value="0.612125" calcext:value-type="float">
            <text:p>0.612125</text:p>
          </table:table-cell>
          <table:table-cell office:value-type="float" office:value="0.59533" calcext:value-type="float">
            <text:p>0.59533</text:p>
          </table:table-cell>
          <table:table-cell office:value-type="float" office:value="0.326616" calcext:value-type="float">
            <text:p>0.326616</text:p>
          </table:table-cell>
          <table:table-cell office:value-type="float" office:value="0.526761" calcext:value-type="float">
            <text:p>0.526761</text:p>
          </table:table-cell>
          <table:table-cell office:value-type="float" office:value="0.345795" calcext:value-type="float">
            <text:p>0.345795</text:p>
          </table:table-cell>
          <table:table-cell office:value-type="float" office:value="0.50185" calcext:value-type="float">
            <text:p>0.50185</text:p>
          </table:table-cell>
          <table:table-cell office:value-type="float" office:value="0.447717" calcext:value-type="float">
            <text:p>0.447717</text:p>
          </table:table-cell>
          <table:table-cell office:value-type="float" office:value="0.30084" calcext:value-type="float">
            <text:p>0.30084</text:p>
          </table:table-cell>
          <table:table-cell office:value-type="float" office:value="0.419245" calcext:value-type="float">
            <text:p>0.419245</text:p>
          </table:table-cell>
          <table:table-cell office:value-type="float" office:value="0.468449" calcext:value-type="float">
            <text:p>0.468449</text:p>
          </table:table-cell>
          <table:table-cell office:value-type="float" office:value="0.462931" calcext:value-type="float">
            <text:p>0.462931</text:p>
          </table:table-cell>
          <table:table-cell office:value-type="float" office:value="0.643112" calcext:value-type="float">
            <text:p>0.643112</text:p>
          </table:table-cell>
          <table:table-cell office:value-type="float" office:value="0.508222" calcext:value-type="float">
            <text:p>0.508222</text:p>
          </table:table-cell>
          <table:table-cell office:value-type="float" office:value="0.430472" calcext:value-type="float">
            <text:p>0.430472</text:p>
          </table:table-cell>
          <table:table-cell office:value-type="float" office:value="0.405742" calcext:value-type="float">
            <text:p>0.405742</text:p>
          </table:table-cell>
          <table:table-cell office:value-type="float" office:value="0.329193" calcext:value-type="float">
            <text:p>0.329193</text:p>
          </table:table-cell>
          <table:table-cell office:value-type="float" office:value="0.410357" calcext:value-type="float">
            <text:p>0.410357</text:p>
          </table:table-cell>
          <table:table-cell office:value-type="float" office:value="0.324927" calcext:value-type="float">
            <text:p>0.324927</text:p>
          </table:table-cell>
          <table:table-cell office:value-type="float" office:value="0.422821" calcext:value-type="float">
            <text:p>0.422821</text:p>
          </table:table-cell>
          <table:table-cell office:value-type="float" office:value="0.452092" calcext:value-type="float">
            <text:p>0.452092</text:p>
          </table:table-cell>
          <table:table-cell office:value-type="float" office:value="0.324557" calcext:value-type="float">
            <text:p>0.324557</text:p>
          </table:table-cell>
          <table:table-cell office:value-type="float" office:value="0.339748" calcext:value-type="float">
            <text:p>0.339748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formula="of:=100/[.A1]" office:value-type="float" office:value="227.149859848536" calcext:value-type="float">
            <text:p>227.1498598485</text:p>
          </table:table-cell>
          <table:table-cell table:formula="of:=100/[.B1]" office:value-type="float" office:value="323.543971243412" calcext:value-type="float">
            <text:p>323.5439712434</text:p>
          </table:table-cell>
          <table:table-cell table:formula="of:=100/[.C1]" office:value-type="float" office:value="225.601227270676" calcext:value-type="float">
            <text:p>225.6012272707</text:p>
          </table:table-cell>
          <table:table-cell table:formula="of:=100/[.D1]" office:value-type="float" office:value="303.546331794353" calcext:value-type="float">
            <text:p>303.5463317944</text:p>
          </table:table-cell>
          <table:table-cell table:formula="of:=100/[.E1]" office:value-type="float" office:value="156.191916131189" calcext:value-type="float">
            <text:p>156.1919161312</text:p>
          </table:table-cell>
          <table:table-cell table:formula="of:=100/[.F1]" office:value-type="float" office:value="308.014538286207" calcext:value-type="float">
            <text:p>308.0145382862</text:p>
          </table:table-cell>
          <table:table-cell table:formula="of:=100/[.G1]" office:value-type="float" office:value="96.142752759297" calcext:value-type="float">
            <text:p>96.1427527593</text:p>
          </table:table-cell>
          <table:table-cell table:formula="of:=100/[.H1]" office:value-type="float" office:value="219.100766633582" calcext:value-type="float">
            <text:p>219.1007666336</text:p>
          </table:table-cell>
          <table:table-cell table:formula="of:=100/[.I1]" office:value-type="float" office:value="236.011592889443" calcext:value-type="float">
            <text:p>236.0115928894</text:p>
          </table:table-cell>
          <table:table-cell table:formula="of:=100/[.J1]" office:value-type="float" office:value="287.919751006999" calcext:value-type="float">
            <text:p>287.919751007</text:p>
          </table:table-cell>
          <table:table-cell table:formula="of:=100/[.K1]" office:value-type="float" office:value="232.594921987663" calcext:value-type="float">
            <text:p>232.5949219877</text:p>
          </table:table-cell>
          <table:table-cell table:formula="of:=100/[.L1]" office:value-type="float" office:value="263.302017946666" calcext:value-type="float">
            <text:p>263.3020179467</text:p>
          </table:table-cell>
          <table:table-cell table:formula="of:=100/[.M1]" office:value-type="float" office:value="241.049820176834" calcext:value-type="float">
            <text:p>241.0498201768</text:p>
          </table:table-cell>
          <table:table-cell table:formula="of:=100/[.N1]" office:value-type="float" office:value="329.675039313748" calcext:value-type="float">
            <text:p>329.6750393137</text:p>
          </table:table-cell>
          <table:table-cell table:formula="of:=100/[.O1]" office:value-type="float" office:value="215.075964830778" calcext:value-type="float">
            <text:p>215.0759648308</text:p>
          </table:table-cell>
          <table:table-cell table:formula="of:=100/[.P1]" office:value-type="float" office:value="252.847697189598" calcext:value-type="float">
            <text:p>252.8476971896</text:p>
          </table:table-cell>
          <table:table-cell table:formula="of:=100/[.Q1]" office:value-type="float" office:value="212.180429750242" calcext:value-type="float">
            <text:p>212.1804297502</text:p>
          </table:table-cell>
          <table:table-cell table:formula="of:=100/[.R1]" office:value-type="float" office:value="256.451025547651" calcext:value-type="float">
            <text:p>256.4510255477</text:p>
          </table:table-cell>
          <table:table-cell table:formula="of:=100/[.S1]" office:value-type="float" office:value="205.589146537776" calcext:value-type="float">
            <text:p>205.5891465378</text:p>
          </table:table-cell>
          <table:table-cell table:formula="of:=100/[.T1]" office:value-type="float" office:value="225.119763714296" calcext:value-type="float">
            <text:p>225.1197637143</text:p>
          </table:table-cell>
          <table:table-cell table:formula="of:=100/[.U1]" office:value-type="float" office:value="269.158717512543" calcext:value-type="float">
            <text:p>269.1587175125</text:p>
          </table:table-cell>
          <table:table-cell table:formula="of:=100/[.V1]" office:value-type="float" office:value="220.67455798886" calcext:value-type="float">
            <text:p>220.6745579889</text:p>
          </table:table-cell>
          <table:table-cell table:formula="of:=100/[.W1]" office:value-type="float" office:value="181.985608578074" calcext:value-type="float">
            <text:p>181.9856085781</text:p>
          </table:table-cell>
          <table:table-cell table:formula="of:=100/[.X1]" office:value-type="float" office:value="228.595986311672" calcext:value-type="float">
            <text:p>228.5959863117</text:p>
          </table:table-cell>
          <table:table-cell table:formula="of:=100/[.Y1]" office:value-type="float" office:value="286.969572616216" calcext:value-type="float">
            <text:p>286.9695726162</text:p>
          </table:table-cell>
        </table:table-row>
        <table:table-row table:style-name="ro1">
          <table:table-cell table:formula="of:=100/[.A2]" office:value-type="float" office:value="269.337779202275" calcext:value-type="float">
            <text:p>269.3377792023</text:p>
          </table:table-cell>
          <table:table-cell table:formula="of:=100/[.B2]" office:value-type="float" office:value="284.652126636038" calcext:value-type="float">
            <text:p>284.652126636</text:p>
          </table:table-cell>
          <table:table-cell table:formula="of:=100/[.C2]" office:value-type="float" office:value="188.124455614857" calcext:value-type="float">
            <text:p>188.1244556149</text:p>
          </table:table-cell>
          <table:table-cell table:formula="of:=100/[.D2]" office:value-type="float" office:value="295.461999154979" calcext:value-type="float">
            <text:p>295.461999155</text:p>
          </table:table-cell>
          <table:table-cell table:formula="of:=100/[.E2]" office:value-type="float" office:value="181.315114790599" calcext:value-type="float">
            <text:p>181.3151147906</text:p>
          </table:table-cell>
          <table:table-cell table:formula="of:=100/[.F2]" office:value-type="float" office:value="227.643164786334" calcext:value-type="float">
            <text:p>227.6431647863</text:p>
          </table:table-cell>
          <table:table-cell table:formula="of:=100/[.G2]" office:value-type="float" office:value="323.841537858695" calcext:value-type="float">
            <text:p>323.8415378587</text:p>
          </table:table-cell>
          <table:table-cell table:formula="of:=100/[.H2]" office:value-type="float" office:value="279.647532250352" calcext:value-type="float">
            <text:p>279.6475322504</text:p>
          </table:table-cell>
          <table:table-cell table:formula="of:=100/[.I2]" office:value-type="float" office:value="215.64644334321" calcext:value-type="float">
            <text:p>215.6464433432</text:p>
          </table:table-cell>
          <table:table-cell table:formula="of:=100/[.J2]" office:value-type="float" office:value="198.788187210763" calcext:value-type="float">
            <text:p>198.7881872108</text:p>
          </table:table-cell>
          <table:table-cell table:formula="of:=100/[.K2]" office:value-type="float" office:value="298.56806754804" calcext:value-type="float">
            <text:p>298.568067548</text:p>
          </table:table-cell>
          <table:table-cell table:formula="of:=100/[.L2]" office:value-type="float" office:value="326.180201514128" calcext:value-type="float">
            <text:p>326.1802015141</text:p>
          </table:table-cell>
          <table:table-cell table:formula="of:=100/[.M2]" office:value-type="float" office:value="279.484183990028" calcext:value-type="float">
            <text:p>279.48418399</text:p>
          </table:table-cell>
          <table:table-cell table:formula="of:=100/[.N2]" office:value-type="float" office:value="182.502732978426" calcext:value-type="float">
            <text:p>182.5027329784</text:p>
          </table:table-cell>
          <table:table-cell table:formula="of:=100/[.O2]" office:value-type="float" office:value="325.364082408215" calcext:value-type="float">
            <text:p>325.3640824082</text:p>
          </table:table-cell>
          <table:table-cell table:formula="of:=100/[.P2]" office:value-type="float" office:value="291.505245636895" calcext:value-type="float">
            <text:p>291.5052456369</text:p>
          </table:table-cell>
          <table:table-cell table:formula="of:=100/[.Q2]" office:value-type="float" office:value="301.198468706985" calcext:value-type="float">
            <text:p>301.198468707</text:p>
          </table:table-cell>
          <table:table-cell table:formula="of:=100/[.R2]" office:value-type="float" office:value="236.770451047709" calcext:value-type="float">
            <text:p>236.7704510477</text:p>
          </table:table-cell>
          <table:table-cell table:formula="of:=100/[.S2]" office:value-type="float" office:value="258.52686223362" calcext:value-type="float">
            <text:p>258.5268622336</text:p>
          </table:table-cell>
          <table:table-cell table:formula="of:=100/[.T2]" office:value-type="float" office:value="223.750187390782" calcext:value-type="float">
            <text:p>223.7501873908</text:p>
          </table:table-cell>
          <table:table-cell table:formula="of:=100/[.U2]" office:value-type="float" office:value="118.991381454241" calcext:value-type="float">
            <text:p>118.9913814542</text:p>
          </table:table-cell>
          <table:table-cell table:formula="of:=100/[.V2]" office:value-type="float" office:value="230.070171402278" calcext:value-type="float">
            <text:p>230.0701714023</text:p>
          </table:table-cell>
          <table:table-cell table:formula="of:=100/[.W2]" office:value-type="float" office:value="176.938225557311" calcext:value-type="float">
            <text:p>176.9382255573</text:p>
          </table:table-cell>
          <table:table-cell table:formula="of:=100/[.X2]" office:value-type="float" office:value="239.754683008346" calcext:value-type="float">
            <text:p>239.7546830083</text:p>
          </table:table-cell>
          <table:table-cell table:formula="of:=100/[.Y2]" office:value-type="float" office:value="230.690618504617" calcext:value-type="float">
            <text:p>230.6906185046</text:p>
          </table:table-cell>
        </table:table-row>
        <table:table-row table:style-name="ro1">
          <table:table-cell table:formula="of:=100/[.A3]" office:value-type="float" office:value="124.347950434907" calcext:value-type="float">
            <text:p>124.3479504349</text:p>
          </table:table-cell>
          <table:table-cell table:formula="of:=100/[.B3]" office:value-type="float" office:value="276.430180647123" calcext:value-type="float">
            <text:p>276.4301806471</text:p>
          </table:table-cell>
          <table:table-cell table:formula="of:=100/[.C3]" office:value-type="float" office:value="160.654958133318" calcext:value-type="float">
            <text:p>160.6549581333</text:p>
          </table:table-cell>
          <table:table-cell table:formula="of:=100/[.D3]" office:value-type="float" office:value="268.377843798727" calcext:value-type="float">
            <text:p>268.3778437987</text:p>
          </table:table-cell>
          <table:table-cell table:formula="of:=100/[.E3]" office:value-type="float" office:value="262.328109506246" calcext:value-type="float">
            <text:p>262.3281095062</text:p>
          </table:table-cell>
          <table:table-cell table:formula="of:=100/[.F3]" office:value-type="float" office:value="294.374792097803" calcext:value-type="float">
            <text:p>294.3747920978</text:p>
          </table:table-cell>
          <table:table-cell table:formula="of:=100/[.G3]" office:value-type="float" office:value="167.4172540222" calcext:value-type="float">
            <text:p>167.4172540222</text:p>
          </table:table-cell>
          <table:table-cell table:formula="of:=100/[.H3]" office:value-type="float" office:value="248.263397534248" calcext:value-type="float">
            <text:p>248.2633975342</text:p>
          </table:table-cell>
          <table:table-cell table:formula="of:=100/[.I3]" office:value-type="float" office:value="225.288651084202" calcext:value-type="float">
            <text:p>225.2886510842</text:p>
          </table:table-cell>
          <table:table-cell table:formula="of:=100/[.J3]" office:value-type="float" office:value="204.645032958083" calcext:value-type="float">
            <text:p>204.6450329581</text:p>
          </table:table-cell>
          <table:table-cell table:formula="of:=100/[.K3]" office:value-type="float" office:value="302.028118817862" calcext:value-type="float">
            <text:p>302.0281188179</text:p>
          </table:table-cell>
          <table:table-cell table:formula="of:=100/[.L3]" office:value-type="float" office:value="223.761702737053" calcext:value-type="float">
            <text:p>223.7617027371</text:p>
          </table:table-cell>
          <table:table-cell table:formula="of:=100/[.M3]" office:value-type="float" office:value="136.625087098493" calcext:value-type="float">
            <text:p>136.6250870985</text:p>
          </table:table-cell>
          <table:table-cell table:formula="of:=100/[.N3]" office:value-type="float" office:value="238.886407124548" calcext:value-type="float">
            <text:p>238.8864071245</text:p>
          </table:table-cell>
          <table:table-cell table:formula="of:=100/[.O3]" office:value-type="float" office:value="325.684099450897" calcext:value-type="float">
            <text:p>325.6840994509</text:p>
          </table:table-cell>
          <table:table-cell table:formula="of:=100/[.P3]" office:value-type="float" office:value="262.061374773972" calcext:value-type="float">
            <text:p>262.061374774</text:p>
          </table:table-cell>
          <table:table-cell table:formula="of:=100/[.Q3]" office:value-type="float" office:value="297.998641126197" calcext:value-type="float">
            <text:p>297.9986411262</text:p>
          </table:table-cell>
          <table:table-cell table:formula="of:=100/[.R3]" office:value-type="float" office:value="280.897298329785" calcext:value-type="float">
            <text:p>280.8972983298</text:p>
          </table:table-cell>
          <table:table-cell table:formula="of:=100/[.S3]" office:value-type="float" office:value="228.991202158013" calcext:value-type="float">
            <text:p>228.991202158</text:p>
          </table:table-cell>
          <table:table-cell table:formula="of:=100/[.T3]" office:value-type="float" office:value="227.631764646966" calcext:value-type="float">
            <text:p>227.631764647</text:p>
          </table:table-cell>
          <table:table-cell table:formula="of:=100/[.U3]" office:value-type="float" office:value="219.113728789791" calcext:value-type="float">
            <text:p>219.1137287898</text:p>
          </table:table-cell>
          <table:table-cell table:formula="of:=100/[.V3]" office:value-type="float" office:value="307.574009996155" calcext:value-type="float">
            <text:p>307.5740099962</text:p>
          </table:table-cell>
          <table:table-cell table:formula="of:=100/[.W3]" office:value-type="float" office:value="265.974423899398" calcext:value-type="float">
            <text:p>265.9744238994</text:p>
          </table:table-cell>
          <table:table-cell table:formula="of:=100/[.X3]" office:value-type="float" office:value="241.756116429746" calcext:value-type="float">
            <text:p>241.7561164297</text:p>
          </table:table-cell>
          <table:table-cell table:formula="of:=100/[.Y3]" office:value-type="float" office:value="328.038787306211" calcext:value-type="float">
            <text:p>328.0387873062</text:p>
          </table:table-cell>
        </table:table-row>
        <table:table-row table:style-name="ro1">
          <table:table-cell table:formula="of:=100/[.A4]" office:value-type="float" office:value="293.87822274206" calcext:value-type="float">
            <text:p>293.8782227421</text:p>
          </table:table-cell>
          <table:table-cell table:formula="of:=100/[.B4]" office:value-type="float" office:value="256.156726931806" calcext:value-type="float">
            <text:p>256.1567269318</text:p>
          </table:table-cell>
          <table:table-cell table:formula="of:=100/[.C4]" office:value-type="float" office:value="258.266463841404" calcext:value-type="float">
            <text:p>258.2664638414</text:p>
          </table:table-cell>
          <table:table-cell table:formula="of:=100/[.D4]" office:value-type="float" office:value="190.451885187986" calcext:value-type="float">
            <text:p>190.451885188</text:p>
          </table:table-cell>
          <table:table-cell table:formula="of:=100/[.E4]" office:value-type="float" office:value="275.924484986949" calcext:value-type="float">
            <text:p>275.9244849869</text:p>
          </table:table-cell>
          <table:table-cell table:formula="of:=100/[.F4]" office:value-type="float" office:value="284.262920460392" calcext:value-type="float">
            <text:p>284.2629204604</text:p>
          </table:table-cell>
          <table:table-cell table:formula="of:=100/[.G4]" office:value-type="float" office:value="289.844150800115" calcext:value-type="float">
            <text:p>289.8441508001</text:p>
          </table:table-cell>
          <table:table-cell table:formula="of:=100/[.H4]" office:value-type="float" office:value="224.720111101623" calcext:value-type="float">
            <text:p>224.7201111016</text:p>
          </table:table-cell>
          <table:table-cell table:formula="of:=100/[.I4]" office:value-type="float" office:value="307.113988427945" calcext:value-type="float">
            <text:p>307.1139884279</text:p>
          </table:table-cell>
          <table:table-cell table:formula="of:=100/[.J4]" office:value-type="float" office:value="245.84400706064" calcext:value-type="float">
            <text:p>245.8440070606</text:p>
          </table:table-cell>
          <table:table-cell table:formula="of:=100/[.K4]" office:value-type="float" office:value="264.059867653194" calcext:value-type="float">
            <text:p>264.0598676532</text:p>
          </table:table-cell>
          <table:table-cell table:formula="of:=100/[.L4]" office:value-type="float" office:value="300.316533626442" calcext:value-type="float">
            <text:p>300.3165336264</text:p>
          </table:table-cell>
          <table:table-cell table:formula="of:=100/[.M4]" office:value-type="float" office:value="307.19795529041" calcext:value-type="float">
            <text:p>307.1979552904</text:p>
          </table:table-cell>
          <table:table-cell table:formula="of:=100/[.N4]" office:value-type="float" office:value="308.532465328664" calcext:value-type="float">
            <text:p>308.5324653287</text:p>
          </table:table-cell>
          <table:table-cell table:formula="of:=100/[.O4]" office:value-type="float" office:value="282.102566851256" calcext:value-type="float">
            <text:p>282.1025668513</text:p>
          </table:table-cell>
          <table:table-cell table:formula="of:=100/[.P4]" office:value-type="float" office:value="266.481195754422" calcext:value-type="float">
            <text:p>266.4811957544</text:p>
          </table:table-cell>
          <table:table-cell table:formula="of:=100/[.Q4]" office:value-type="float" office:value="234.554580850964" calcext:value-type="float">
            <text:p>234.554580851</text:p>
          </table:table-cell>
          <table:table-cell table:formula="of:=100/[.R4]" office:value-type="float" office:value="241.565732451457" calcext:value-type="float">
            <text:p>241.5657324515</text:p>
          </table:table-cell>
          <table:table-cell table:formula="of:=100/[.S4]" office:value-type="float" office:value="241.327882540893" calcext:value-type="float">
            <text:p>241.3278825409</text:p>
          </table:table-cell>
          <table:table-cell table:formula="of:=100/[.T4]" office:value-type="float" office:value="252.033913683425" calcext:value-type="float">
            <text:p>252.0339136834</text:p>
          </table:table-cell>
          <table:table-cell table:formula="of:=100/[.U4]" office:value-type="float" office:value="306.158688171253" calcext:value-type="float">
            <text:p>306.1586881713</text:p>
          </table:table-cell>
          <table:table-cell table:formula="of:=100/[.V4]" office:value-type="float" office:value="288.0748533699" calcext:value-type="float">
            <text:p>288.0748533699</text:p>
          </table:table-cell>
          <table:table-cell table:formula="of:=100/[.W4]" office:value-type="float" office:value="332.903887318692" calcext:value-type="float">
            <text:p>332.9038873187</text:p>
          </table:table-cell>
          <table:table-cell table:formula="of:=100/[.X4]" office:value-type="float" office:value="299.085098683128" calcext:value-type="float">
            <text:p>299.0850986831</text:p>
          </table:table-cell>
          <table:table-cell table:formula="of:=100/[.Y4]" office:value-type="float" office:value="304.004037173614" calcext:value-type="float">
            <text:p>304.0040371736</text:p>
          </table:table-cell>
        </table:table-row>
        <table:table-row table:style-name="ro1">
          <table:table-cell table:formula="of:=100/[.A5]" office:value-type="float" office:value="295.228226180249" calcext:value-type="float">
            <text:p>295.2282261802</text:p>
          </table:table-cell>
          <table:table-cell table:formula="of:=100/[.B5]" office:value-type="float" office:value="278.59654205972" calcext:value-type="float">
            <text:p>278.5965420597</text:p>
          </table:table-cell>
          <table:table-cell table:formula="of:=100/[.C5]" office:value-type="float" office:value="188.943052563957" calcext:value-type="float">
            <text:p>188.943052564</text:p>
          </table:table-cell>
          <table:table-cell table:formula="of:=100/[.D5]" office:value-type="float" office:value="159.719404949385" calcext:value-type="float">
            <text:p>159.7194049494</text:p>
          </table:table-cell>
          <table:table-cell table:formula="of:=100/[.E5]" office:value-type="float" office:value="231.004499967659" calcext:value-type="float">
            <text:p>231.0044999677</text:p>
          </table:table-cell>
          <table:table-cell table:formula="of:=100/[.F5]" office:value-type="float" office:value="313.052733732997" calcext:value-type="float">
            <text:p>313.052733733</text:p>
          </table:table-cell>
          <table:table-cell table:formula="of:=100/[.G5]" office:value-type="float" office:value="207.241000559551" calcext:value-type="float">
            <text:p>207.2410005596</text:p>
          </table:table-cell>
          <table:table-cell table:formula="of:=100/[.H5]" office:value-type="float" office:value="227.203017256069" calcext:value-type="float">
            <text:p>227.2030172561</text:p>
          </table:table-cell>
          <table:table-cell table:formula="of:=100/[.I5]" office:value-type="float" office:value="289.869355881304" calcext:value-type="float">
            <text:p>289.8693558813</text:p>
          </table:table-cell>
          <table:table-cell table:formula="of:=100/[.J5]" office:value-type="float" office:value="275.834675728755" calcext:value-type="float">
            <text:p>275.8346757288</text:p>
          </table:table-cell>
          <table:table-cell table:formula="of:=100/[.K5]" office:value-type="float" office:value="148.890172653044" calcext:value-type="float">
            <text:p>148.890172653</text:p>
          </table:table-cell>
          <table:table-cell table:formula="of:=100/[.L5]" office:value-type="float" office:value="181.629287359328" calcext:value-type="float">
            <text:p>181.6292873593</text:p>
          </table:table-cell>
          <table:table-cell table:formula="of:=100/[.M5]" office:value-type="float" office:value="190.089855474683" calcext:value-type="float">
            <text:p>190.0898554747</text:p>
          </table:table-cell>
          <table:table-cell table:formula="of:=100/[.N5]" office:value-type="float" office:value="226.406208963875" calcext:value-type="float">
            <text:p>226.4062089639</text:p>
          </table:table-cell>
          <table:table-cell table:formula="of:=100/[.O5]" office:value-type="float" office:value="210.447453375367" calcext:value-type="float">
            <text:p>210.4474533754</text:p>
          </table:table-cell>
          <table:table-cell table:formula="of:=100/[.P5]" office:value-type="float" office:value="316.310553701624" calcext:value-type="float">
            <text:p>316.3105537016</text:p>
          </table:table-cell>
          <table:table-cell table:formula="of:=100/[.Q5]" office:value-type="float" office:value="316.318558093485" calcext:value-type="float">
            <text:p>316.3185580935</text:p>
          </table:table-cell>
          <table:table-cell table:formula="of:=100/[.R5]" office:value-type="float" office:value="220.575260278807" calcext:value-type="float">
            <text:p>220.5752602788</text:p>
          </table:table-cell>
          <table:table-cell table:formula="of:=100/[.S5]" office:value-type="float" office:value="250.37681710975" calcext:value-type="float">
            <text:p>250.3768171098</text:p>
          </table:table-cell>
          <table:table-cell table:formula="of:=100/[.T5]" office:value-type="float" office:value="227.172048751122" calcext:value-type="float">
            <text:p>227.1720487511</text:p>
          </table:table-cell>
          <table:table-cell table:formula="of:=100/[.U5]" office:value-type="float" office:value="271.89428750102" calcext:value-type="float">
            <text:p>271.894287501</text:p>
          </table:table-cell>
          <table:table-cell table:formula="of:=100/[.V5]" office:value-type="float" office:value="329.412229758442" calcext:value-type="float">
            <text:p>329.4122297584</text:p>
          </table:table-cell>
          <table:table-cell table:formula="of:=100/[.W5]" office:value-type="float" office:value="260.813320257892" calcext:value-type="float">
            <text:p>260.8133202579</text:p>
          </table:table-cell>
          <table:table-cell table:formula="of:=100/[.X5]" office:value-type="float" office:value="282.089038584139" calcext:value-type="float">
            <text:p>282.0890385841</text:p>
          </table:table-cell>
          <table:table-cell table:formula="of:=100/[.Y5]" office:value-type="float" office:value="314.159153026923" calcext:value-type="float">
            <text:p>314.1591530269</text:p>
          </table:table-cell>
        </table:table-row>
        <table:table-row table:style-name="ro1">
          <table:table-cell table:formula="of:=100/[.A6]" office:value-type="float" office:value="343.816292078816" calcext:value-type="float">
            <text:p>343.8162920788</text:p>
          </table:table-cell>
          <table:table-cell table:formula="of:=100/[.B6]" office:value-type="float" office:value="232.683680497385" calcext:value-type="float">
            <text:p>232.6836804974</text:p>
          </table:table-cell>
          <table:table-cell table:formula="of:=100/[.C6]" office:value-type="float" office:value="188.534465042882" calcext:value-type="float">
            <text:p>188.5344650429</text:p>
          </table:table-cell>
          <table:table-cell table:formula="of:=100/[.D6]" office:value-type="float" office:value="293.571086770806" calcext:value-type="float">
            <text:p>293.5710867708</text:p>
          </table:table-cell>
          <table:table-cell table:formula="of:=100/[.E6]" office:value-type="float" office:value="273.138221597039" calcext:value-type="float">
            <text:p>273.138221597</text:p>
          </table:table-cell>
          <table:table-cell table:formula="of:=100/[.F6]" office:value-type="float" office:value="321.335728355629" calcext:value-type="float">
            <text:p>321.3357283556</text:p>
          </table:table-cell>
          <table:table-cell table:formula="of:=100/[.G6]" office:value-type="float" office:value="303.712275139024" calcext:value-type="float">
            <text:p>303.712275139</text:p>
          </table:table-cell>
          <table:table-cell table:formula="of:=100/[.H6]" office:value-type="float" office:value="267.898284379387" calcext:value-type="float">
            <text:p>267.8982843794</text:p>
          </table:table-cell>
          <table:table-cell table:formula="of:=100/[.I6]" office:value-type="float" office:value="241.482898181151" calcext:value-type="float">
            <text:p>241.4828981812</text:p>
          </table:table-cell>
          <table:table-cell table:formula="of:=100/[.J6]" office:value-type="float" office:value="265.528787303476" calcext:value-type="float">
            <text:p>265.5287873035</text:p>
          </table:table-cell>
          <table:table-cell table:formula="of:=100/[.K6]" office:value-type="float" office:value="237.123595931908" calcext:value-type="float">
            <text:p>237.1235959319</text:p>
          </table:table-cell>
          <table:table-cell table:formula="of:=100/[.L6]" office:value-type="float" office:value="182.512725699799" calcext:value-type="float">
            <text:p>182.5127256998</text:p>
          </table:table-cell>
          <table:table-cell table:formula="of:=100/[.M6]" office:value-type="float" office:value="214.980716229754" calcext:value-type="float">
            <text:p>214.9807162298</text:p>
          </table:table-cell>
          <table:table-cell table:formula="of:=100/[.N6]" office:value-type="float" office:value="320.086039127317" calcext:value-type="float">
            <text:p>320.0860391273</text:p>
          </table:table-cell>
          <table:table-cell table:formula="of:=100/[.O6]" office:value-type="float" office:value="158.635984352147" calcext:value-type="float">
            <text:p>158.6359843521</text:p>
          </table:table-cell>
          <table:table-cell table:formula="of:=100/[.P6]" office:value-type="float" office:value="224.066036742349" calcext:value-type="float">
            <text:p>224.0660367423</text:p>
          </table:table-cell>
          <table:table-cell table:formula="of:=100/[.Q6]" office:value-type="float" office:value="271.708858523914" calcext:value-type="float">
            <text:p>271.7088585239</text:p>
          </table:table-cell>
          <table:table-cell table:formula="of:=100/[.R6]" office:value-type="float" office:value="315.381801208543" calcext:value-type="float">
            <text:p>315.3818012085</text:p>
          </table:table-cell>
          <table:table-cell table:formula="of:=100/[.S6]" office:value-type="float" office:value="274.502806791199" calcext:value-type="float">
            <text:p>274.5028067912</text:p>
          </table:table-cell>
          <table:table-cell table:formula="of:=100/[.T6]" office:value-type="float" office:value="264.684006998245" calcext:value-type="float">
            <text:p>264.6840069982</text:p>
          </table:table-cell>
          <table:table-cell table:formula="of:=100/[.U6]" office:value-type="float" office:value="300.636146085116" calcext:value-type="float">
            <text:p>300.6361460851</text:p>
          </table:table-cell>
          <table:table-cell table:formula="of:=100/[.V6]" office:value-type="float" office:value="252.189636519077" calcext:value-type="float">
            <text:p>252.1896365191</text:p>
          </table:table-cell>
          <table:table-cell table:formula="of:=100/[.W6]" office:value-type="float" office:value="332.367252519344" calcext:value-type="float">
            <text:p>332.3672525193</text:p>
          </table:table-cell>
          <table:table-cell table:formula="of:=100/[.X6]" office:value-type="float" office:value="259.007638135249" calcext:value-type="float">
            <text:p>259.0076381352</text:p>
          </table:table-cell>
          <table:table-cell table:formula="of:=100/[.Y6]" office:value-type="float" office:value="237.085367328214" calcext:value-type="float">
            <text:p>237.0853673282</text:p>
          </table:table-cell>
        </table:table-row>
        <table:table-row table:style-name="ro1">
          <table:table-cell table:formula="of:=100/[.A7]" office:value-type="float" office:value="195.392259731023" calcext:value-type="float">
            <text:p>195.392259731</text:p>
          </table:table-cell>
          <table:table-cell table:formula="of:=100/[.B7]" office:value-type="float" office:value="260.185616418753" calcext:value-type="float">
            <text:p>260.1856164188</text:p>
          </table:table-cell>
          <table:table-cell table:formula="of:=100/[.C7]" office:value-type="float" office:value="169.123180868786" calcext:value-type="float">
            <text:p>169.1231808688</text:p>
          </table:table-cell>
          <table:table-cell table:formula="of:=100/[.D7]" office:value-type="float" office:value="183.821164065904" calcext:value-type="float">
            <text:p>183.8211640659</text:p>
          </table:table-cell>
          <table:table-cell table:formula="of:=100/[.E7]" office:value-type="float" office:value="250.281566762608" calcext:value-type="float">
            <text:p>250.2815667626</text:p>
          </table:table-cell>
          <table:table-cell table:formula="of:=100/[.F7]" office:value-type="float" office:value="234.654752462702" calcext:value-type="float">
            <text:p>234.6547524627</text:p>
          </table:table-cell>
          <table:table-cell table:formula="of:=100/[.G7]" office:value-type="float" office:value="229.045224979672" calcext:value-type="float">
            <text:p>229.0452249797</text:p>
          </table:table-cell>
          <table:table-cell table:formula="of:=100/[.H7]" office:value-type="float" office:value="241.407696560182" calcext:value-type="float">
            <text:p>241.4076965602</text:p>
          </table:table-cell>
          <table:table-cell table:formula="of:=100/[.I7]" office:value-type="float" office:value="177.987565788654" calcext:value-type="float">
            <text:p>177.9875657887</text:p>
          </table:table-cell>
          <table:table-cell table:formula="of:=100/[.J7]" office:value-type="float" office:value="278.544549022448" calcext:value-type="float">
            <text:p>278.5445490224</text:p>
          </table:table-cell>
          <table:table-cell table:formula="of:=100/[.K7]" office:value-type="float" office:value="285.666946620274" calcext:value-type="float">
            <text:p>285.6669466203</text:p>
          </table:table-cell>
          <table:table-cell table:formula="of:=100/[.L7]" office:value-type="float" office:value="278.049648545244" calcext:value-type="float">
            <text:p>278.0496485452</text:p>
          </table:table-cell>
          <table:table-cell table:formula="of:=100/[.M7]" office:value-type="float" office:value="306.748466257669" calcext:value-type="float">
            <text:p>306.7484662577</text:p>
          </table:table-cell>
          <table:table-cell table:formula="of:=100/[.N7]" office:value-type="float" office:value="197.077343003262" calcext:value-type="float">
            <text:p>197.0773430033</text:p>
          </table:table-cell>
          <table:table-cell table:formula="of:=100/[.O7]" office:value-type="float" office:value="62.2917120877067" calcext:value-type="float">
            <text:p>62.2917120877</text:p>
          </table:table-cell>
          <table:table-cell table:formula="of:=100/[.P7]" office:value-type="float" office:value="268.66626008506" calcext:value-type="float">
            <text:p>268.6662600851</text:p>
          </table:table-cell>
          <table:table-cell table:formula="of:=100/[.Q7]" office:value-type="float" office:value="232.553812952317" calcext:value-type="float">
            <text:p>232.5538129523</text:p>
          </table:table-cell>
          <table:table-cell table:formula="of:=100/[.R7]" office:value-type="float" office:value="140.361121092346" calcext:value-type="float">
            <text:p>140.3611210923</text:p>
          </table:table-cell>
          <table:table-cell table:formula="of:=100/[.S7]" office:value-type="float" office:value="265.343487144108" calcext:value-type="float">
            <text:p>265.3434871441</text:p>
          </table:table-cell>
          <table:table-cell table:formula="of:=100/[.T7]" office:value-type="float" office:value="323.537690523258" calcext:value-type="float">
            <text:p>323.5376905233</text:p>
          </table:table-cell>
          <table:table-cell table:formula="of:=100/[.U7]" office:value-type="float" office:value="289.591502226959" calcext:value-type="float">
            <text:p>289.591502227</text:p>
          </table:table-cell>
          <table:table-cell table:formula="of:=100/[.V7]" office:value-type="float" office:value="229.731375103092" calcext:value-type="float">
            <text:p>229.7313751031</text:p>
          </table:table-cell>
          <table:table-cell table:formula="of:=100/[.W7]" office:value-type="float" office:value="187.746887156611" calcext:value-type="float">
            <text:p>187.7468871566</text:p>
          </table:table-cell>
          <table:table-cell table:formula="of:=100/[.X7]" office:value-type="float" office:value="214.581223284638" calcext:value-type="float">
            <text:p>214.5812232846</text:p>
          </table:table-cell>
          <table:table-cell table:formula="of:=100/[.Y7]" office:value-type="float" office:value="161.088961378922" calcext:value-type="float">
            <text:p>161.0889613789</text:p>
          </table:table-cell>
        </table:table-row>
        <table:table-row table:style-name="ro1">
          <table:table-cell table:formula="of:=100/[.A8]" office:value-type="float" office:value="233.237239590622" calcext:value-type="float">
            <text:p>233.2372395906</text:p>
          </table:table-cell>
          <table:table-cell table:formula="of:=100/[.B8]" office:value-type="float" office:value="283.433857874926" calcext:value-type="float">
            <text:p>283.4338578749</text:p>
          </table:table-cell>
          <table:table-cell table:formula="of:=100/[.C8]" office:value-type="float" office:value="278.263192457954" calcext:value-type="float">
            <text:p>278.263192458</text:p>
          </table:table-cell>
          <table:table-cell table:formula="of:=100/[.D8]" office:value-type="float" office:value="300.411263019073" calcext:value-type="float">
            <text:p>300.4112630191</text:p>
          </table:table-cell>
          <table:table-cell table:formula="of:=100/[.E8]" office:value-type="float" office:value="309.305454601692" calcext:value-type="float">
            <text:p>309.3054546017</text:p>
          </table:table-cell>
          <table:table-cell table:formula="of:=100/[.F8]" office:value-type="float" office:value="293.454784486806" calcext:value-type="float">
            <text:p>293.4547844868</text:p>
          </table:table-cell>
          <table:table-cell table:formula="of:=100/[.G8]" office:value-type="float" office:value="231.91094619666" calcext:value-type="float">
            <text:p>231.9109461967</text:p>
          </table:table-cell>
          <table:table-cell table:formula="of:=100/[.H8]" office:value-type="float" office:value="237.102793545114" calcext:value-type="float">
            <text:p>237.1027935451</text:p>
          </table:table-cell>
          <table:table-cell table:formula="of:=100/[.I8]" office:value-type="float" office:value="276.914726879005" calcext:value-type="float">
            <text:p>276.914726879</text:p>
          </table:table-cell>
          <table:table-cell table:formula="of:=100/[.J8]" office:value-type="float" office:value="297.382734553197" calcext:value-type="float">
            <text:p>297.3827345532</text:p>
          </table:table-cell>
          <table:table-cell table:formula="of:=100/[.K8]" office:value-type="float" office:value="218.749931640646" calcext:value-type="float">
            <text:p>218.7499316406</text:p>
          </table:table-cell>
          <table:table-cell table:formula="of:=100/[.L8]" office:value-type="float" office:value="320.162898882952" calcext:value-type="float">
            <text:p>320.162898883</text:p>
          </table:table-cell>
          <table:table-cell table:formula="of:=100/[.M8]" office:value-type="float" office:value="299.026966251817" calcext:value-type="float">
            <text:p>299.0269662518</text:p>
          </table:table-cell>
          <table:table-cell table:formula="of:=100/[.N8]" office:value-type="float" office:value="252.406697864135" calcext:value-type="float">
            <text:p>252.4066978641</text:p>
          </table:table-cell>
          <table:table-cell table:formula="of:=100/[.O8]" office:value-type="float" office:value="234.241957887981" calcext:value-type="float">
            <text:p>234.241957888</text:p>
          </table:table-cell>
          <table:table-cell table:formula="of:=100/[.P8]" office:value-type="float" office:value="228.323534448313" calcext:value-type="float">
            <text:p>228.3235344483</text:p>
          </table:table-cell>
          <table:table-cell table:formula="of:=100/[.Q8]" office:value-type="float" office:value="270.511537317067" calcext:value-type="float">
            <text:p>270.5115373171</text:p>
          </table:table-cell>
          <table:table-cell table:formula="of:=100/[.R8]" office:value-type="float" office:value="222.537236043021" calcext:value-type="float">
            <text:p>222.537236043</text:p>
          </table:table-cell>
          <table:table-cell table:formula="of:=100/[.S8]" office:value-type="float" office:value="257.7180101077" calcext:value-type="float">
            <text:p>257.7180101077</text:p>
          </table:table-cell>
          <table:table-cell table:formula="of:=100/[.T8]" office:value-type="float" office:value="308.873630531541" calcext:value-type="float">
            <text:p>308.8736305315</text:p>
          </table:table-cell>
          <table:table-cell table:formula="of:=100/[.U8]" office:value-type="float" office:value="204.398659144796" calcext:value-type="float">
            <text:p>204.3986591448</text:p>
          </table:table-cell>
          <table:table-cell table:formula="of:=100/[.V8]" office:value-type="float" office:value="310.153494964658" calcext:value-type="float">
            <text:p>310.1534949647</text:p>
          </table:table-cell>
          <table:table-cell table:formula="of:=100/[.W8]" office:value-type="float" office:value="149.274674357298" calcext:value-type="float">
            <text:p>149.2746743573</text:p>
          </table:table-cell>
          <table:table-cell table:formula="of:=100/[.X8]" office:value-type="float" office:value="149.927959615405" calcext:value-type="float">
            <text:p>149.9279596154</text:p>
          </table:table-cell>
          <table:table-cell table:formula="of:=100/[.Y8]" office:value-type="float" office:value="146.827785690164" calcext:value-type="float">
            <text:p>146.8277856902</text:p>
          </table:table-cell>
        </table:table-row>
        <table:table-row table:style-name="ro1">
          <table:table-cell table:formula="of:=100/[.A9]" office:value-type="float" office:value="208.80139646374" calcext:value-type="float">
            <text:p>208.8013964637</text:p>
          </table:table-cell>
          <table:table-cell table:formula="of:=100/[.B9]" office:value-type="float" office:value="127.871024170181" calcext:value-type="float">
            <text:p>127.8710241702</text:p>
          </table:table-cell>
          <table:table-cell table:formula="of:=100/[.C9]" office:value-type="float" office:value="289.593179501436" calcext:value-type="float">
            <text:p>289.5931795014</text:p>
          </table:table-cell>
          <table:table-cell table:formula="of:=100/[.D9]" office:value-type="float" office:value="286.594540374006" calcext:value-type="float">
            <text:p>286.594540374</text:p>
          </table:table-cell>
          <table:table-cell table:formula="of:=100/[.E9]" office:value-type="float" office:value="234.610710448153" calcext:value-type="float">
            <text:p>234.6107104482</text:p>
          </table:table-cell>
          <table:table-cell table:formula="of:=100/[.F9]" office:value-type="float" office:value="276.009781786667" calcext:value-type="float">
            <text:p>276.0097817867</text:p>
          </table:table-cell>
          <table:table-cell table:formula="of:=100/[.G9]" office:value-type="float" office:value="318.776916725906" calcext:value-type="float">
            <text:p>318.7769167259</text:p>
          </table:table-cell>
          <table:table-cell table:formula="of:=100/[.H9]" office:value-type="float" office:value="261.560996024273" calcext:value-type="float">
            <text:p>261.5609960243</text:p>
          </table:table-cell>
          <table:table-cell table:formula="of:=100/[.I9]" office:value-type="float" office:value="281.180056460955" calcext:value-type="float">
            <text:p>281.180056461</text:p>
          </table:table-cell>
          <table:table-cell table:formula="of:=100/[.J9]" office:value-type="float" office:value="228.167767195864" calcext:value-type="float">
            <text:p>228.1677671959</text:p>
          </table:table-cell>
          <table:table-cell table:formula="of:=100/[.K9]" office:value-type="float" office:value="220.812457355594" calcext:value-type="float">
            <text:p>220.8124573556</text:p>
          </table:table-cell>
          <table:table-cell table:formula="of:=100/[.L9]" office:value-type="float" office:value="171.068545455479" calcext:value-type="float">
            <text:p>171.0685454555</text:p>
          </table:table-cell>
          <table:table-cell table:formula="of:=100/[.M9]" office:value-type="float" office:value="168.008776778499" calcext:value-type="float">
            <text:p>168.0087767785</text:p>
          </table:table-cell>
          <table:table-cell table:formula="of:=100/[.N9]" office:value-type="float" office:value="329.108674975564" calcext:value-type="float">
            <text:p>329.1086749756</text:p>
          </table:table-cell>
          <table:table-cell table:formula="of:=100/[.O9]" office:value-type="float" office:value="288.983932493353" calcext:value-type="float">
            <text:p>288.9839324934</text:p>
          </table:table-cell>
          <table:table-cell table:formula="of:=100/[.P9]" office:value-type="float" office:value="242.456569966905" calcext:value-type="float">
            <text:p>242.4565699669</text:p>
          </table:table-cell>
          <table:table-cell table:formula="of:=100/[.Q9]" office:value-type="float" office:value="224.015842400375" calcext:value-type="float">
            <text:p>224.0158424004</text:p>
          </table:table-cell>
          <table:table-cell table:formula="of:=100/[.R9]" office:value-type="float" office:value="308.013589559571" calcext:value-type="float">
            <text:p>308.0135895596</text:p>
          </table:table-cell>
          <table:table-cell table:formula="of:=100/[.S9]" office:value-type="float" office:value="226.080665581479" calcext:value-type="float">
            <text:p>226.0806655815</text:p>
          </table:table-cell>
          <table:table-cell table:formula="of:=100/[.T9]" office:value-type="float" office:value="176.043320740368" calcext:value-type="float">
            <text:p>176.0433207404</text:p>
          </table:table-cell>
          <table:table-cell table:formula="of:=100/[.U9]" office:value-type="float" office:value="308.174007371522" calcext:value-type="float">
            <text:p>308.1740073715</text:p>
          </table:table-cell>
          <table:table-cell table:formula="of:=100/[.V9]" office:value-type="float" office:value="220.185748697601" calcext:value-type="float">
            <text:p>220.1857486976</text:p>
          </table:table-cell>
          <table:table-cell table:formula="of:=100/[.W9]" office:value-type="float" office:value="249.576344155796" calcext:value-type="float">
            <text:p>249.5763441558</text:p>
          </table:table-cell>
          <table:table-cell table:formula="of:=100/[.X9]" office:value-type="float" office:value="317.212589533253" calcext:value-type="float">
            <text:p>317.2125895333</text:p>
          </table:table-cell>
          <table:table-cell table:formula="of:=100/[.Y9]" office:value-type="float" office:value="168.876414551067" calcext:value-type="float">
            <text:p>168.8764145511</text:p>
          </table:table-cell>
        </table:table-row>
        <table:table-row table:style-name="ro1">
          <table:table-cell table:formula="of:=100/[.A10]" office:value-type="float" office:value="304.054875823989" calcext:value-type="float">
            <text:p>304.054875824</text:p>
          </table:table-cell>
          <table:table-cell table:formula="of:=100/[.B10]" office:value-type="float" office:value="285.794308120559" calcext:value-type="float">
            <text:p>285.7943081206</text:p>
          </table:table-cell>
          <table:table-cell table:formula="of:=100/[.C10]" office:value-type="float" office:value="237.318303174132" calcext:value-type="float">
            <text:p>237.3183031741</text:p>
          </table:table-cell>
          <table:table-cell table:formula="of:=100/[.D10]" office:value-type="float" office:value="230.159661757361" calcext:value-type="float">
            <text:p>230.1596617574</text:p>
          </table:table-cell>
          <table:table-cell table:formula="of:=100/[.E10]" office:value-type="float" office:value="294.886955085768" calcext:value-type="float">
            <text:p>294.8869550858</text:p>
          </table:table-cell>
          <table:table-cell table:formula="of:=100/[.F10]" office:value-type="float" office:value="252.902690631726" calcext:value-type="float">
            <text:p>252.9026906317</text:p>
          </table:table-cell>
          <table:table-cell table:formula="of:=100/[.G10]" office:value-type="float" office:value="332.45233464652" calcext:value-type="float">
            <text:p>332.4523346465</text:p>
          </table:table-cell>
          <table:table-cell table:formula="of:=100/[.H10]" office:value-type="float" office:value="237.501484384277" calcext:value-type="float">
            <text:p>237.5014843843</text:p>
          </table:table-cell>
          <table:table-cell table:formula="of:=100/[.I10]" office:value-type="float" office:value="271.513361172503" calcext:value-type="float">
            <text:p>271.5133611725</text:p>
          </table:table-cell>
          <table:table-cell table:formula="of:=100/[.J10]" office:value-type="float" office:value="282.962275469434" calcext:value-type="float">
            <text:p>282.9622754694</text:p>
          </table:table-cell>
          <table:table-cell table:formula="of:=100/[.K10]" office:value-type="float" office:value="300.469934978306" calcext:value-type="float">
            <text:p>300.4699349783</text:p>
          </table:table-cell>
          <table:table-cell table:formula="of:=100/[.L10]" office:value-type="float" office:value="174.795532925361" calcext:value-type="float">
            <text:p>174.7955329254</text:p>
          </table:table-cell>
          <table:table-cell table:formula="of:=100/[.M10]" office:value-type="float" office:value="253.170325399819" calcext:value-type="float">
            <text:p>253.1703253998</text:p>
          </table:table-cell>
          <table:table-cell table:formula="of:=100/[.N10]" office:value-type="float" office:value="187.64577731325" calcext:value-type="float">
            <text:p>187.6457773133</text:p>
          </table:table-cell>
          <table:table-cell table:formula="of:=100/[.O10]" office:value-type="float" office:value="233.440326816458" calcext:value-type="float">
            <text:p>233.4403268165</text:p>
          </table:table-cell>
          <table:table-cell table:formula="of:=100/[.P10]" office:value-type="float" office:value="119.571026983594" calcext:value-type="float">
            <text:p>119.5710269836</text:p>
          </table:table-cell>
          <table:table-cell table:formula="of:=100/[.Q10]" office:value-type="float" office:value="229.027389385497" calcext:value-type="float">
            <text:p>229.0273893855</text:p>
          </table:table-cell>
          <table:table-cell table:formula="of:=100/[.R10]" office:value-type="float" office:value="218.240068440085" calcext:value-type="float">
            <text:p>218.2400684401</text:p>
          </table:table-cell>
          <table:table-cell table:formula="of:=100/[.S10]" office:value-type="float" office:value="222.90381254681" calcext:value-type="float">
            <text:p>222.9038125468</text:p>
          </table:table-cell>
          <table:table-cell table:formula="of:=100/[.T10]" office:value-type="float" office:value="150.577918049474" calcext:value-type="float">
            <text:p>150.5779180495</text:p>
          </table:table-cell>
          <table:table-cell table:formula="of:=100/[.U10]" office:value-type="float" office:value="217.965596310278" calcext:value-type="float">
            <text:p>217.9655963103</text:p>
          </table:table-cell>
          <table:table-cell table:formula="of:=100/[.V10]" office:value-type="float" office:value="238.722167979241" calcext:value-type="float">
            <text:p>238.7221679792</text:p>
          </table:table-cell>
          <table:table-cell table:formula="of:=100/[.W10]" office:value-type="float" office:value="176.291289623671" calcext:value-type="float">
            <text:p>176.2912896237</text:p>
          </table:table-cell>
          <table:table-cell table:formula="of:=100/[.X10]" office:value-type="float" office:value="250.903881232139" calcext:value-type="float">
            <text:p>250.9038812321</text:p>
          </table:table-cell>
          <table:table-cell table:formula="of:=100/[.Y10]" office:value-type="float" office:value="284.562215259933" calcext:value-type="float">
            <text:p>284.5622152599</text:p>
          </table:table-cell>
        </table:table-row>
        <table:table-row table:style-name="ro1">
          <table:table-cell table:formula="of:=100/[.A11]" office:value-type="float" office:value="218.286278087987" calcext:value-type="float">
            <text:p>218.286278088</text:p>
          </table:table-cell>
          <table:table-cell table:formula="of:=100/[.B11]" office:value-type="float" office:value="127.954141235781" calcext:value-type="float">
            <text:p>127.9541412358</text:p>
          </table:table-cell>
          <table:table-cell table:formula="of:=100/[.C11]" office:value-type="float" office:value="265.779318116581" calcext:value-type="float">
            <text:p>265.7793181166</text:p>
          </table:table-cell>
          <table:table-cell table:formula="of:=100/[.D11]" office:value-type="float" office:value="308.148367275876" calcext:value-type="float">
            <text:p>308.1483672759</text:p>
          </table:table-cell>
          <table:table-cell table:formula="of:=100/[.E11]" office:value-type="float" office:value="152.902860812526" calcext:value-type="float">
            <text:p>152.9028608125</text:p>
          </table:table-cell>
          <table:table-cell table:formula="of:=100/[.F11]" office:value-type="float" office:value="320.158798764187" calcext:value-type="float">
            <text:p>320.1587987642</text:p>
          </table:table-cell>
          <table:table-cell table:formula="of:=100/[.G11]" office:value-type="float" office:value="279.388139973458" calcext:value-type="float">
            <text:p>279.3881399735</text:p>
          </table:table-cell>
          <table:table-cell table:formula="of:=100/[.H11]" office:value-type="float" office:value="257.822329476311" calcext:value-type="float">
            <text:p>257.8223294763</text:p>
          </table:table-cell>
          <table:table-cell table:formula="of:=100/[.I11]" office:value-type="float" office:value="262.215987308746" calcext:value-type="float">
            <text:p>262.2159873087</text:p>
          </table:table-cell>
          <table:table-cell table:formula="of:=100/[.J11]" office:value-type="float" office:value="229.046798841939" calcext:value-type="float">
            <text:p>229.0467988419</text:p>
          </table:table-cell>
          <table:table-cell table:formula="of:=100/[.K11]" office:value-type="float" office:value="218.691568346582" calcext:value-type="float">
            <text:p>218.6915683466</text:p>
          </table:table-cell>
          <table:table-cell table:formula="of:=100/[.L11]" office:value-type="float" office:value="240.77181814023" calcext:value-type="float">
            <text:p>240.7718181402</text:p>
          </table:table-cell>
          <table:table-cell table:formula="of:=100/[.M11]" office:value-type="float" office:value="185.486428885431" calcext:value-type="float">
            <text:p>185.4864288854</text:p>
          </table:table-cell>
          <table:table-cell table:formula="of:=100/[.N11]" office:value-type="float" office:value="95.5429226580041" calcext:value-type="float">
            <text:p>95.542922658</text:p>
          </table:table-cell>
          <table:table-cell table:formula="of:=100/[.O11]" office:value-type="float" office:value="220.323523061263" calcext:value-type="float">
            <text:p>220.3235230613</text:p>
          </table:table-cell>
          <table:table-cell table:formula="of:=100/[.P11]" office:value-type="float" office:value="229.965942043983" calcext:value-type="float">
            <text:p>229.965942044</text:p>
          </table:table-cell>
          <table:table-cell table:formula="of:=100/[.Q11]" office:value-type="float" office:value="134.375369532266" calcext:value-type="float">
            <text:p>134.3753695323</text:p>
          </table:table-cell>
          <table:table-cell table:formula="of:=100/[.R11]" office:value-type="float" office:value="82.6828945627728" calcext:value-type="float">
            <text:p>82.6828945628</text:p>
          </table:table-cell>
          <table:table-cell table:formula="of:=100/[.S11]" office:value-type="float" office:value="142.835105440875" calcext:value-type="float">
            <text:p>142.8351054409</text:p>
          </table:table-cell>
          <table:table-cell table:formula="of:=100/[.T11]" office:value-type="float" office:value="236.77493595238" calcext:value-type="float">
            <text:p>236.7749359524</text:p>
          </table:table-cell>
          <table:table-cell table:formula="of:=100/[.U11]" office:value-type="float" office:value="303.552781757692" calcext:value-type="float">
            <text:p>303.5527817577</text:p>
          </table:table-cell>
          <table:table-cell table:formula="of:=100/[.V11]" office:value-type="float" office:value="280.605659254936" calcext:value-type="float">
            <text:p>280.6056592549</text:p>
          </table:table-cell>
          <table:table-cell table:formula="of:=100/[.W11]" office:value-type="float" office:value="263.056825535452" calcext:value-type="float">
            <text:p>263.0568255355</text:p>
          </table:table-cell>
          <table:table-cell table:formula="of:=100/[.X11]" office:value-type="float" office:value="267.20749463581" calcext:value-type="float">
            <text:p>267.2074946358</text:p>
          </table:table-cell>
          <table:table-cell table:formula="of:=100/[.Y11]" office:value-type="float" office:value="171.251937287541" calcext:value-type="float">
            <text:p>171.2519372875</text:p>
          </table:table-cell>
        </table:table-row>
        <table:table-row table:style-name="ro1">
          <table:table-cell table:formula="of:=100/[.A12]" office:value-type="float" office:value="115.297698657935" calcext:value-type="float">
            <text:p>115.2976986579</text:p>
          </table:table-cell>
          <table:table-cell table:formula="of:=100/[.B12]" office:value-type="float" office:value="289.631762177567" calcext:value-type="float">
            <text:p>289.6317621776</text:p>
          </table:table-cell>
          <table:table-cell table:formula="of:=100/[.C12]" office:value-type="float" office:value="293.025695423232" calcext:value-type="float">
            <text:p>293.0256954232</text:p>
          </table:table-cell>
          <table:table-cell table:formula="of:=100/[.D12]" office:value-type="float" office:value="287.543059573171" calcext:value-type="float">
            <text:p>287.5430595732</text:p>
          </table:table-cell>
          <table:table-cell table:formula="of:=100/[.E12]" office:value-type="float" office:value="288.488722975819" calcext:value-type="float">
            <text:p>288.4887229758</text:p>
          </table:table-cell>
          <table:table-cell table:formula="of:=100/[.F12]" office:value-type="float" office:value="272.051842199049" calcext:value-type="float">
            <text:p>272.0518421991</text:p>
          </table:table-cell>
          <table:table-cell table:formula="of:=100/[.G12]" office:value-type="float" office:value="214.520000772272" calcext:value-type="float">
            <text:p>214.5200007723</text:p>
          </table:table-cell>
          <table:table-cell table:formula="of:=100/[.H12]" office:value-type="float" office:value="210.78102802123" calcext:value-type="float">
            <text:p>210.7810280212</text:p>
          </table:table-cell>
          <table:table-cell table:formula="of:=100/[.I12]" office:value-type="float" office:value="223.490156376062" calcext:value-type="float">
            <text:p>223.4901563761</text:p>
          </table:table-cell>
          <table:table-cell table:formula="of:=100/[.J12]" office:value-type="float" office:value="292.722051630315" calcext:value-type="float">
            <text:p>292.7220516303</text:p>
          </table:table-cell>
          <table:table-cell table:formula="of:=100/[.K12]" office:value-type="float" office:value="199.369195864285" calcext:value-type="float">
            <text:p>199.3691958643</text:p>
          </table:table-cell>
          <table:table-cell table:formula="of:=100/[.L12]" office:value-type="float" office:value="217.119904467242" calcext:value-type="float">
            <text:p>217.1199044672</text:p>
          </table:table-cell>
          <table:table-cell table:formula="of:=100/[.M12]" office:value-type="float" office:value="275.172051325091" calcext:value-type="float">
            <text:p>275.1720513251</text:p>
          </table:table-cell>
          <table:table-cell table:formula="of:=100/[.N12]" office:value-type="float" office:value="281.0117547217" calcext:value-type="float">
            <text:p>281.0117547217</text:p>
          </table:table-cell>
          <table:table-cell table:formula="of:=100/[.O12]" office:value-type="float" office:value="244.418699008149" calcext:value-type="float">
            <text:p>244.4186990081</text:p>
          </table:table-cell>
          <table:table-cell table:formula="of:=100/[.P12]" office:value-type="float" office:value="304.388058247699" calcext:value-type="float">
            <text:p>304.3880582477</text:p>
          </table:table-cell>
          <table:table-cell table:formula="of:=100/[.Q12]" office:value-type="float" office:value="311.513863924514" calcext:value-type="float">
            <text:p>311.5138639245</text:p>
          </table:table-cell>
          <table:table-cell table:formula="of:=100/[.R12]" office:value-type="float" office:value="280.634008351668" calcext:value-type="float">
            <text:p>280.6340083517</text:p>
          </table:table-cell>
          <table:table-cell table:formula="of:=100/[.S12]" office:value-type="float" office:value="271.257059464973" calcext:value-type="float">
            <text:p>271.257059465</text:p>
          </table:table-cell>
          <table:table-cell table:formula="of:=100/[.T12]" office:value-type="float" office:value="337.904048766312" calcext:value-type="float">
            <text:p>337.9040487663</text:p>
          </table:table-cell>
          <table:table-cell table:formula="of:=100/[.U12]" office:value-type="float" office:value="328.966846721187" calcext:value-type="float">
            <text:p>328.9668467212</text:p>
          </table:table-cell>
          <table:table-cell table:formula="of:=100/[.V12]" office:value-type="float" office:value="226.353936068594" calcext:value-type="float">
            <text:p>226.3539360686</text:p>
          </table:table-cell>
          <table:table-cell table:formula="of:=100/[.W12]" office:value-type="float" office:value="179.541272049912" calcext:value-type="float">
            <text:p>179.5412720499</text:p>
          </table:table-cell>
          <table:table-cell table:formula="of:=100/[.X12]" office:value-type="float" office:value="220.37790402983" calcext:value-type="float">
            <text:p>220.3779040298</text:p>
          </table:table-cell>
          <table:table-cell table:formula="of:=100/[.Y12]" office:value-type="float" office:value="211.227591392898" calcext:value-type="float">
            <text:p>211.2275913929</text:p>
          </table:table-cell>
        </table:table-row>
        <table:table-row table:style-name="ro1">
          <table:table-cell table:formula="of:=100/[.A13]" office:value-type="float" office:value="290.390400854909" calcext:value-type="float">
            <text:p>290.3904008549</text:p>
          </table:table-cell>
          <table:table-cell table:formula="of:=100/[.B13]" office:value-type="float" office:value="318.044914302798" calcext:value-type="float">
            <text:p>318.0449143028</text:p>
          </table:table-cell>
          <table:table-cell table:formula="of:=100/[.C13]" office:value-type="float" office:value="300.569278212935" calcext:value-type="float">
            <text:p>300.5692782129</text:p>
          </table:table-cell>
          <table:table-cell table:formula="of:=100/[.D13]" office:value-type="float" office:value="215.152317082879" calcext:value-type="float">
            <text:p>215.1523170829</text:p>
          </table:table-cell>
          <table:table-cell table:formula="of:=100/[.E13]" office:value-type="float" office:value="228.511884903134" calcext:value-type="float">
            <text:p>228.5118849031</text:p>
          </table:table-cell>
          <table:table-cell table:formula="of:=100/[.F13]" office:value-type="float" office:value="271.21291841373" calcext:value-type="float">
            <text:p>271.2129184137</text:p>
          </table:table-cell>
          <table:table-cell table:formula="of:=100/[.G13]" office:value-type="float" office:value="154.635747764354" calcext:value-type="float">
            <text:p>154.6357477644</text:p>
          </table:table-cell>
          <table:table-cell table:formula="of:=100/[.H13]" office:value-type="float" office:value="287.841019648028" calcext:value-type="float">
            <text:p>287.841019648</text:p>
          </table:table-cell>
          <table:table-cell table:formula="of:=100/[.I13]" office:value-type="float" office:value="260.762312544493" calcext:value-type="float">
            <text:p>260.7623125445</text:p>
          </table:table-cell>
          <table:table-cell table:formula="of:=100/[.J13]" office:value-type="float" office:value="176.179477557377" calcext:value-type="float">
            <text:p>176.1794775574</text:p>
          </table:table-cell>
          <table:table-cell table:formula="of:=100/[.K13]" office:value-type="float" office:value="289.593179501436" calcext:value-type="float">
            <text:p>289.5931795014</text:p>
          </table:table-cell>
          <table:table-cell table:formula="of:=100/[.L13]" office:value-type="float" office:value="290.390400854909" calcext:value-type="float">
            <text:p>290.3904008549</text:p>
          </table:table-cell>
          <table:table-cell table:formula="of:=100/[.M13]" office:value-type="float" office:value="272.177721164812" calcext:value-type="float">
            <text:p>272.1777211648</text:p>
          </table:table-cell>
          <table:table-cell table:formula="of:=100/[.N13]" office:value-type="float" office:value="279.254724989947" calcext:value-type="float">
            <text:p>279.2547249899</text:p>
          </table:table-cell>
          <table:table-cell table:formula="of:=100/[.O13]" office:value-type="float" office:value="289.640151076303" calcext:value-type="float">
            <text:p>289.6401510763</text:p>
          </table:table-cell>
          <table:table-cell table:formula="of:=100/[.P13]" office:value-type="float" office:value="212.363370716365" calcext:value-type="float">
            <text:p>212.3633707164</text:p>
          </table:table-cell>
          <table:table-cell table:formula="of:=100/[.Q13]" office:value-type="float" office:value="295.926278845414" calcext:value-type="float">
            <text:p>295.9262788454</text:p>
          </table:table-cell>
          <table:table-cell table:formula="of:=100/[.R13]" office:value-type="float" office:value="288.54282985495" calcext:value-type="float">
            <text:p>288.542829855</text:p>
          </table:table-cell>
          <table:table-cell table:formula="of:=100/[.S13]" office:value-type="float" office:value="223.510636871209" calcext:value-type="float">
            <text:p>223.5106368712</text:p>
          </table:table-cell>
          <table:table-cell table:formula="of:=100/[.T13]" office:value-type="float" office:value="317.809403344626" calcext:value-type="float">
            <text:p>317.8094033446</text:p>
          </table:table-cell>
          <table:table-cell table:formula="of:=100/[.U13]" office:value-type="float" office:value="271.489035915285" calcext:value-type="float">
            <text:p>271.4890359153</text:p>
          </table:table-cell>
          <table:table-cell table:formula="of:=100/[.V13]" office:value-type="float" office:value="187.87810468568" calcext:value-type="float">
            <text:p>187.8781046857</text:p>
          </table:table-cell>
          <table:table-cell table:formula="of:=100/[.W13]" office:value-type="float" office:value="240.079898590251" calcext:value-type="float">
            <text:p>240.0798985903</text:p>
          </table:table-cell>
          <table:table-cell table:formula="of:=100/[.X13]" office:value-type="float" office:value="291.102171039992" calcext:value-type="float">
            <text:p>291.10217104</text:p>
          </table:table-cell>
          <table:table-cell table:formula="of:=100/[.Y13]" office:value-type="float" office:value="292.762329685515" calcext:value-type="float">
            <text:p>292.7623296855</text:p>
          </table:table-cell>
        </table:table-row>
        <table:table-row table:style-name="ro1">
          <table:table-cell table:formula="of:=100/[.A14]" office:value-type="float" office:value="151.389223206757" calcext:value-type="float">
            <text:p>151.3892232068</text:p>
          </table:table-cell>
          <table:table-cell table:formula="of:=100/[.B14]" office:value-type="float" office:value="172.569998705725" calcext:value-type="float">
            <text:p>172.5699987057</text:p>
          </table:table-cell>
          <table:table-cell table:formula="of:=100/[.C14]" office:value-type="float" office:value="311.984251035008" calcext:value-type="float">
            <text:p>311.984251035</text:p>
          </table:table-cell>
          <table:table-cell table:formula="of:=100/[.D14]" office:value-type="float" office:value="290.28671618958" calcext:value-type="float">
            <text:p>290.2867161896</text:p>
          </table:table-cell>
          <table:table-cell table:formula="of:=100/[.E14]" office:value-type="float" office:value="280.104983347759" calcext:value-type="float">
            <text:p>280.1049833478</text:p>
          </table:table-cell>
          <table:table-cell table:formula="of:=100/[.F14]" office:value-type="float" office:value="317.706413857083" calcext:value-type="float">
            <text:p>317.7064138571</text:p>
          </table:table-cell>
          <table:table-cell table:formula="of:=100/[.G14]" office:value-type="float" office:value="240.556937421518" calcext:value-type="float">
            <text:p>240.5569374215</text:p>
          </table:table-cell>
          <table:table-cell table:formula="of:=100/[.H14]" office:value-type="float" office:value="218.393063836293" calcext:value-type="float">
            <text:p>218.3930638363</text:p>
          </table:table-cell>
          <table:table-cell table:formula="of:=100/[.I14]" office:value-type="float" office:value="267.075470186365" calcext:value-type="float">
            <text:p>267.0754701864</text:p>
          </table:table-cell>
          <table:table-cell table:formula="of:=100/[.J14]" office:value-type="float" office:value="271.816686826404" calcext:value-type="float">
            <text:p>271.8166868264</text:p>
          </table:table-cell>
          <table:table-cell table:formula="of:=100/[.K14]" office:value-type="float" office:value="282.949465225511" calcext:value-type="float">
            <text:p>282.9494652255</text:p>
          </table:table-cell>
          <table:table-cell table:formula="of:=100/[.L14]" office:value-type="float" office:value="325.77640662108" calcext:value-type="float">
            <text:p>325.7764066211</text:p>
          </table:table-cell>
          <table:table-cell table:formula="of:=100/[.M14]" office:value-type="float" office:value="321.425586762409" calcext:value-type="float">
            <text:p>321.4255867624</text:p>
          </table:table-cell>
          <table:table-cell table:formula="of:=100/[.N14]" office:value-type="float" office:value="305.50675933705" calcext:value-type="float">
            <text:p>305.5067593371</text:p>
          </table:table-cell>
          <table:table-cell table:formula="of:=100/[.O14]" office:value-type="float" office:value="279.543561273153" calcext:value-type="float">
            <text:p>279.5435612732</text:p>
          </table:table-cell>
          <table:table-cell table:formula="of:=100/[.P14]" office:value-type="float" office:value="235.623991234788" calcext:value-type="float">
            <text:p>235.6239912348</text:p>
          </table:table-cell>
          <table:table-cell table:formula="of:=100/[.Q14]" office:value-type="float" office:value="233.498650377801" calcext:value-type="float">
            <text:p>233.4986503778</text:p>
          </table:table-cell>
          <table:table-cell table:formula="of:=100/[.R14]" office:value-type="float" office:value="121.031234530695" calcext:value-type="float">
            <text:p>121.0312345307</text:p>
          </table:table-cell>
          <table:table-cell table:formula="of:=100/[.S14]" office:value-type="float" office:value="95.935224536393" calcext:value-type="float">
            <text:p>95.9352245364</text:p>
          </table:table-cell>
          <table:table-cell table:formula="of:=100/[.T14]" office:value-type="float" office:value="151.934121364976" calcext:value-type="float">
            <text:p>151.934121365</text:p>
          </table:table-cell>
          <table:table-cell table:formula="of:=100/[.U14]" office:value-type="float" office:value="301.392735832281" calcext:value-type="float">
            <text:p>301.3927358323</text:p>
          </table:table-cell>
          <table:table-cell table:formula="of:=100/[.V14]" office:value-type="float" office:value="200.358641969125" calcext:value-type="float">
            <text:p>200.3586419691</text:p>
          </table:table-cell>
          <table:table-cell table:formula="of:=100/[.W14]" office:value-type="float" office:value="178.438237172967" calcext:value-type="float">
            <text:p>178.438237173</text:p>
          </table:table-cell>
          <table:table-cell table:formula="of:=100/[.X14]" office:value-type="float" office:value="210.620318963411" calcext:value-type="float">
            <text:p>210.6203189634</text:p>
          </table:table-cell>
          <table:table-cell table:formula="of:=100/[.Y14]" office:value-type="float" office:value="230.364851852364" calcext:value-type="float">
            <text:p>230.3648518524</text:p>
          </table:table-cell>
        </table:table-row>
        <table:table-row table:style-name="ro1">
          <table:table-cell table:formula="of:=100/[.A15]" office:value-type="float" office:value="241.387301096864" calcext:value-type="float">
            <text:p>241.3873010969</text:p>
          </table:table-cell>
          <table:table-cell table:formula="of:=100/[.B15]" office:value-type="float" office:value="210.897050604747" calcext:value-type="float">
            <text:p>210.8970506047</text:p>
          </table:table-cell>
          <table:table-cell table:formula="of:=100/[.C15]" office:value-type="float" office:value="270.566430822928" calcext:value-type="float">
            <text:p>270.5664308229</text:p>
          </table:table-cell>
          <table:table-cell table:formula="of:=100/[.D15]" office:value-type="float" office:value="317.622657929926" calcext:value-type="float">
            <text:p>317.6226579299</text:p>
          </table:table-cell>
          <table:table-cell table:formula="of:=100/[.E15]" office:value-type="float" office:value="325.134524409474" calcext:value-type="float">
            <text:p>325.1345244095</text:p>
          </table:table-cell>
          <table:table-cell table:formula="of:=100/[.F15]" office:value-type="float" office:value="229.793668265265" calcext:value-type="float">
            <text:p>229.7936682653</text:p>
          </table:table-cell>
          <table:table-cell table:formula="of:=100/[.G15]" office:value-type="float" office:value="306.285280235717" calcext:value-type="float">
            <text:p>306.2852802357</text:p>
          </table:table-cell>
          <table:table-cell table:formula="of:=100/[.H15]" office:value-type="float" office:value="326.454928000366" calcext:value-type="float">
            <text:p>326.4549280004</text:p>
          </table:table-cell>
          <table:table-cell table:formula="of:=100/[.I15]" office:value-type="float" office:value="343.502141735854" calcext:value-type="float">
            <text:p>343.5021417359</text:p>
          </table:table-cell>
          <table:table-cell table:formula="of:=100/[.J15]" office:value-type="float" office:value="237.366184813311" calcext:value-type="float">
            <text:p>237.3661848133</text:p>
          </table:table-cell>
          <table:table-cell table:formula="of:=100/[.K15]" office:value-type="float" office:value="316.970271358249" calcext:value-type="float">
            <text:p>316.9702713583</text:p>
          </table:table-cell>
          <table:table-cell table:formula="of:=100/[.L15]" office:value-type="float" office:value="212.541658165" calcext:value-type="float">
            <text:p>212.541658165</text:p>
          </table:table-cell>
          <table:table-cell table:formula="of:=100/[.M15]" office:value-type="float" office:value="339.477883015922" calcext:value-type="float">
            <text:p>339.4778830159</text:p>
          </table:table-cell>
          <table:table-cell table:formula="of:=100/[.N15]" office:value-type="float" office:value="221.257539350653" calcext:value-type="float">
            <text:p>221.2575393507</text:p>
          </table:table-cell>
          <table:table-cell table:formula="of:=100/[.O15]" office:value-type="float" office:value="269.524343438699" calcext:value-type="float">
            <text:p>269.5243434387</text:p>
          </table:table-cell>
          <table:table-cell table:formula="of:=100/[.P15]" office:value-type="float" office:value="292.821481383874" calcext:value-type="float">
            <text:p>292.8214813839</text:p>
          </table:table-cell>
          <table:table-cell table:formula="of:=100/[.Q15]" office:value-type="float" office:value="238.523444469357" calcext:value-type="float">
            <text:p>238.5234444694</text:p>
          </table:table-cell>
          <table:table-cell table:formula="of:=100/[.R15]" office:value-type="float" office:value="255.471562183056" calcext:value-type="float">
            <text:p>255.4715621831</text:p>
          </table:table-cell>
          <table:table-cell table:formula="of:=100/[.S15]" office:value-type="float" office:value="334.554457101755" calcext:value-type="float">
            <text:p>334.5544571018</text:p>
          </table:table-cell>
          <table:table-cell table:formula="of:=100/[.T15]" office:value-type="float" office:value="273.389870358523" calcext:value-type="float">
            <text:p>273.3898703585</text:p>
          </table:table-cell>
          <table:table-cell table:formula="of:=100/[.U15]" office:value-type="float" office:value="317.340433296628" calcext:value-type="float">
            <text:p>317.3404332966</text:p>
          </table:table-cell>
          <table:table-cell table:formula="of:=100/[.V15]" office:value-type="float" office:value="284.064278064841" calcext:value-type="float">
            <text:p>284.0642780648</text:p>
          </table:table-cell>
          <table:table-cell table:formula="of:=100/[.W15]" office:value-type="float" office:value="310.262233639872" calcext:value-type="float">
            <text:p>310.2622336399</text:p>
          </table:table-cell>
          <table:table-cell table:formula="of:=100/[.X15]" office:value-type="float" office:value="233.409813949037" calcext:value-type="float">
            <text:p>233.409813949</text:p>
          </table:table-cell>
          <table:table-cell table:formula="of:=100/[.Y15]" office:value-type="float" office:value="287.061011947479" calcext:value-type="float">
            <text:p>287.0610119475</text:p>
          </table:table-cell>
        </table:table-row>
        <table:table-row table:style-name="ro1">
          <table:table-cell table:formula="of:=100/[.A16]" office:value-type="float" office:value="309.593689242239" calcext:value-type="float">
            <text:p>309.5936892422</text:p>
          </table:table-cell>
          <table:table-cell table:formula="of:=100/[.B16]" office:value-type="float" office:value="259.75982606482" calcext:value-type="float">
            <text:p>259.7598260648</text:p>
          </table:table-cell>
          <table:table-cell table:formula="of:=100/[.C16]" office:value-type="float" office:value="256.345841301417" calcext:value-type="float">
            <text:p>256.3458413014</text:p>
          </table:table-cell>
          <table:table-cell table:formula="of:=100/[.D16]" office:value-type="float" office:value="163.365325709618" calcext:value-type="float">
            <text:p>163.3653257096</text:p>
          </table:table-cell>
          <table:table-cell table:formula="of:=100/[.E16]" office:value-type="float" office:value="167.974064804394" calcext:value-type="float">
            <text:p>167.9740648044</text:p>
          </table:table-cell>
          <table:table-cell table:formula="of:=100/[.F16]" office:value-type="float" office:value="306.169936561589" calcext:value-type="float">
            <text:p>306.1699365616</text:p>
          </table:table-cell>
          <table:table-cell table:formula="of:=100/[.G16]" office:value-type="float" office:value="189.839414838988" calcext:value-type="float">
            <text:p>189.839414839</text:p>
          </table:table-cell>
          <table:table-cell table:formula="of:=100/[.H16]" office:value-type="float" office:value="289.18868115502" calcext:value-type="float">
            <text:p>289.188681155</text:p>
          </table:table-cell>
          <table:table-cell table:formula="of:=100/[.I16]" office:value-type="float" office:value="199.262727906745" calcext:value-type="float">
            <text:p>199.2627279067</text:p>
          </table:table-cell>
          <table:table-cell table:formula="of:=100/[.J16]" office:value-type="float" office:value="223.355378509192" calcext:value-type="float">
            <text:p>223.3553785092</text:p>
          </table:table-cell>
          <table:table-cell table:formula="of:=100/[.K16]" office:value-type="float" office:value="332.402606036431" calcext:value-type="float">
            <text:p>332.4026060364</text:p>
          </table:table-cell>
          <table:table-cell table:formula="of:=100/[.L16]" office:value-type="float" office:value="238.52401340505" calcext:value-type="float">
            <text:p>238.5240134051</text:p>
          </table:table-cell>
          <table:table-cell table:formula="of:=100/[.M16]" office:value-type="float" office:value="213.470409799146" calcext:value-type="float">
            <text:p>213.4704097991</text:p>
          </table:table-cell>
          <table:table-cell table:formula="of:=100/[.N16]" office:value-type="float" office:value="216.01491366964" calcext:value-type="float">
            <text:p>216.0149136696</text:p>
          </table:table-cell>
          <table:table-cell table:formula="of:=100/[.O16]" office:value-type="float" office:value="155.493910858451" calcext:value-type="float">
            <text:p>155.4939108585</text:p>
          </table:table-cell>
          <table:table-cell table:formula="of:=100/[.P16]" office:value-type="float" office:value="196.764406105993" calcext:value-type="float">
            <text:p>196.764406106</text:p>
          </table:table-cell>
          <table:table-cell table:formula="of:=100/[.Q16]" office:value-type="float" office:value="232.303146313814" calcext:value-type="float">
            <text:p>232.3031463138</text:p>
          </table:table-cell>
          <table:table-cell table:formula="of:=100/[.R16]" office:value-type="float" office:value="246.462037452371" calcext:value-type="float">
            <text:p>246.4620374524</text:p>
          </table:table-cell>
          <table:table-cell table:formula="of:=100/[.S16]" office:value-type="float" office:value="303.77316650111" calcext:value-type="float">
            <text:p>303.7731665011</text:p>
          </table:table-cell>
          <table:table-cell table:formula="of:=100/[.T16]" office:value-type="float" office:value="243.69025019678" calcext:value-type="float">
            <text:p>243.6902501968</text:p>
          </table:table-cell>
          <table:table-cell table:formula="of:=100/[.U16]" office:value-type="float" office:value="307.761435645545" calcext:value-type="float">
            <text:p>307.7614356455</text:p>
          </table:table-cell>
          <table:table-cell table:formula="of:=100/[.V16]" office:value-type="float" office:value="236.506701417385" calcext:value-type="float">
            <text:p>236.5067014174</text:p>
          </table:table-cell>
          <table:table-cell table:formula="of:=100/[.W16]" office:value-type="float" office:value="221.193916282527" calcext:value-type="float">
            <text:p>221.1939162825</text:p>
          </table:table-cell>
          <table:table-cell table:formula="of:=100/[.X16]" office:value-type="float" office:value="308.1122884424" calcext:value-type="float">
            <text:p>308.1122884424</text:p>
          </table:table-cell>
          <table:table-cell table:formula="of:=100/[.Y16]" office:value-type="float" office:value="294.335801829591" calcext:value-type="float">
            <text:p>294.3358018296</text:p>
          </table:table-cell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formula="of:=MIN([.A21:.Y36])" office:value-type="float" office:value="62.2917120877067" calcext:value-type="float">
            <text:p>62.2917120877</text:p>
          </table:table-cell>
          <table:table-cell table:formula="of:=AVERAGE([.A21:.Y36])" office:value-type="float" office:value="248.929853209802" calcext:value-type="float">
            <text:p>248.9298532098</text:p>
          </table:table-cell>
          <table:table-cell table:formula="of:=MAX([.A21:.Y36])" office:value-type="float" office:value="343.816292078816" calcext:value-type="float">
            <text:p>343.8162920788</text:p>
          </table:table-cell>
          <table:table-cell table:number-columns-repeated="22"/>
        </table:table-row>
      </table:table>
      <table:table table:name="m1s0le1000" table:style-name="ta1">
        <table:table-column table:style-name="co3" table:number-columns-repeated="25" table:default-cell-style-name="Default"/>
        <table:table-row table:style-name="ro1">
          <table:table-cell office:value-type="float" office:value="0.12438" calcext:value-type="float">
            <text:p>0.12438</text:p>
          </table:table-cell>
          <table:table-cell office:value-type="float" office:value="0.071266" calcext:value-type="float">
            <text:p>0.071266</text:p>
          </table:table-cell>
          <table:table-cell office:value-type="float" office:value="0.214662" calcext:value-type="float">
            <text:p>0.214662</text:p>
          </table:table-cell>
          <table:table-cell office:value-type="float" office:value="0.0645207" calcext:value-type="float">
            <text:p>0.0645207</text:p>
          </table:table-cell>
          <table:table-cell office:value-type="float" office:value="0.106153" calcext:value-type="float">
            <text:p>0.106153</text:p>
          </table:table-cell>
          <table:table-cell office:value-type="float" office:value="0.0756444" calcext:value-type="float">
            <text:p>0.0756444</text:p>
          </table:table-cell>
          <table:table-cell office:value-type="float" office:value="0.0568845" calcext:value-type="float">
            <text:p>0.0568845</text:p>
          </table:table-cell>
          <table:table-cell office:value-type="float" office:value="0.0747188" calcext:value-type="float">
            <text:p>0.0747188</text:p>
          </table:table-cell>
          <table:table-cell office:value-type="float" office:value="0.0804743" calcext:value-type="float">
            <text:p>0.0804743</text:p>
          </table:table-cell>
          <table:table-cell office:value-type="float" office:value="0.0636216" calcext:value-type="float">
            <text:p>0.0636216</text:p>
          </table:table-cell>
          <table:table-cell office:value-type="float" office:value="0.114546" calcext:value-type="float">
            <text:p>0.114546</text:p>
          </table:table-cell>
          <table:table-cell office:value-type="float" office:value="0.098627" calcext:value-type="float">
            <text:p>0.098627</text:p>
          </table:table-cell>
          <table:table-cell office:value-type="float" office:value="0.0624214" calcext:value-type="float">
            <text:p>0.0624214</text:p>
          </table:table-cell>
          <table:table-cell office:value-type="float" office:value="0.0833931" calcext:value-type="float">
            <text:p>0.0833931</text:p>
          </table:table-cell>
          <table:table-cell office:value-type="float" office:value="0.0663037" calcext:value-type="float">
            <text:p>0.0663037</text:p>
          </table:table-cell>
          <table:table-cell office:value-type="float" office:value="0.0703714" calcext:value-type="float">
            <text:p>0.0703714</text:p>
          </table:table-cell>
          <table:table-cell office:value-type="float" office:value="0.075498" calcext:value-type="float">
            <text:p>0.075498</text:p>
          </table:table-cell>
          <table:table-cell office:value-type="float" office:value="0.108097" calcext:value-type="float">
            <text:p>0.108097</text:p>
          </table:table-cell>
          <table:table-cell office:value-type="float" office:value="0.0681098" calcext:value-type="float">
            <text:p>0.0681098</text:p>
          </table:table-cell>
          <table:table-cell office:value-type="float" office:value="0.0770488" calcext:value-type="float">
            <text:p>0.0770488</text:p>
          </table:table-cell>
          <table:table-cell office:value-type="float" office:value="0.0685213" calcext:value-type="float">
            <text:p>0.0685213</text:p>
          </table:table-cell>
          <table:table-cell office:value-type="float" office:value="0.0703104" calcext:value-type="float">
            <text:p>0.0703104</text:p>
          </table:table-cell>
          <table:table-cell office:value-type="float" office:value="0.100531" calcext:value-type="float">
            <text:p>0.100531</text:p>
          </table:table-cell>
          <table:table-cell office:value-type="float" office:value="0.155234" calcext:value-type="float">
            <text:p>0.155234</text:p>
          </table:table-cell>
          <table:table-cell office:value-type="float" office:value="0.0970453" calcext:value-type="float">
            <text:p>0.0970453</text:p>
          </table:table-cell>
        </table:table-row>
        <table:table-row table:style-name="ro1">
          <table:table-cell office:value-type="float" office:value="0.0787336" calcext:value-type="float">
            <text:p>0.0787336</text:p>
          </table:table-cell>
          <table:table-cell office:value-type="float" office:value="0.0761473" calcext:value-type="float">
            <text:p>0.0761473</text:p>
          </table:table-cell>
          <table:table-cell office:value-type="float" office:value="0.0732256" calcext:value-type="float">
            <text:p>0.0732256</text:p>
          </table:table-cell>
          <table:table-cell office:value-type="float" office:value="0.0749137" calcext:value-type="float">
            <text:p>0.0749137</text:p>
          </table:table-cell>
          <table:table-cell office:value-type="float" office:value="0.078042" calcext:value-type="float">
            <text:p>0.078042</text:p>
          </table:table-cell>
          <table:table-cell office:value-type="float" office:value="0.0942121" calcext:value-type="float">
            <text:p>0.0942121</text:p>
          </table:table-cell>
          <table:table-cell office:value-type="float" office:value="0.0713768" calcext:value-type="float">
            <text:p>0.0713768</text:p>
          </table:table-cell>
          <table:table-cell office:value-type="float" office:value="0.20568" calcext:value-type="float">
            <text:p>0.20568</text:p>
          </table:table-cell>
          <table:table-cell office:value-type="float" office:value="0.0724441" calcext:value-type="float">
            <text:p>0.0724441</text:p>
          </table:table-cell>
          <table:table-cell office:value-type="float" office:value="0.120343" calcext:value-type="float">
            <text:p>0.120343</text:p>
          </table:table-cell>
          <table:table-cell office:value-type="float" office:value="0.0722423" calcext:value-type="float">
            <text:p>0.0722423</text:p>
          </table:table-cell>
          <table:table-cell office:value-type="float" office:value="0.165636" calcext:value-type="float">
            <text:p>0.165636</text:p>
          </table:table-cell>
          <table:table-cell office:value-type="float" office:value="0.826185" calcext:value-type="float">
            <text:p>0.826185</text:p>
          </table:table-cell>
          <table:table-cell office:value-type="float" office:value="0.0603689" calcext:value-type="float">
            <text:p>0.0603689</text:p>
          </table:table-cell>
          <table:table-cell office:value-type="float" office:value="0.078224" calcext:value-type="float">
            <text:p>0.078224</text:p>
          </table:table-cell>
          <table:table-cell office:value-type="float" office:value="0.0742743" calcext:value-type="float">
            <text:p>0.0742743</text:p>
          </table:table-cell>
          <table:table-cell office:value-type="float" office:value="0.0608059" calcext:value-type="float">
            <text:p>0.0608059</text:p>
          </table:table-cell>
          <table:table-cell office:value-type="float" office:value="0.079681" calcext:value-type="float">
            <text:p>0.079681</text:p>
          </table:table-cell>
          <table:table-cell office:value-type="float" office:value="0.101843" calcext:value-type="float">
            <text:p>0.101843</text:p>
          </table:table-cell>
          <table:table-cell office:value-type="float" office:value="0.227362" calcext:value-type="float">
            <text:p>0.227362</text:p>
          </table:table-cell>
          <table:table-cell office:value-type="float" office:value="0.0734845" calcext:value-type="float">
            <text:p>0.0734845</text:p>
          </table:table-cell>
          <table:table-cell office:value-type="float" office:value="0.0938624" calcext:value-type="float">
            <text:p>0.0938624</text:p>
          </table:table-cell>
          <table:table-cell office:value-type="float" office:value="0.0745026" calcext:value-type="float">
            <text:p>0.0745026</text:p>
          </table:table-cell>
          <table:table-cell office:value-type="float" office:value="0.0599207" calcext:value-type="float">
            <text:p>0.0599207</text:p>
          </table:table-cell>
          <table:table-cell office:value-type="float" office:value="0.0691372" calcext:value-type="float">
            <text:p>0.0691372</text:p>
          </table:table-cell>
        </table:table-row>
        <table:table-row table:style-name="ro1">
          <table:table-cell office:value-type="float" office:value="0.0820881" calcext:value-type="float">
            <text:p>0.0820881</text:p>
          </table:table-cell>
          <table:table-cell office:value-type="float" office:value="0.108353" calcext:value-type="float">
            <text:p>0.108353</text:p>
          </table:table-cell>
          <table:table-cell office:value-type="float" office:value="0.10341" calcext:value-type="float">
            <text:p>0.10341</text:p>
          </table:table-cell>
          <table:table-cell office:value-type="float" office:value="0.115968" calcext:value-type="float">
            <text:p>0.115968</text:p>
          </table:table-cell>
          <table:table-cell office:value-type="float" office:value="0.124471" calcext:value-type="float">
            <text:p>0.124471</text:p>
          </table:table-cell>
          <table:table-cell office:value-type="float" office:value="0.0775732" calcext:value-type="float">
            <text:p>0.0775732</text:p>
          </table:table-cell>
          <table:table-cell office:value-type="float" office:value="0.167278" calcext:value-type="float">
            <text:p>0.167278</text:p>
          </table:table-cell>
          <table:table-cell office:value-type="float" office:value="0.254991" calcext:value-type="float">
            <text:p>0.254991</text:p>
          </table:table-cell>
          <table:table-cell office:value-type="float" office:value="0.0679437" calcext:value-type="float">
            <text:p>0.0679437</text:p>
          </table:table-cell>
          <table:table-cell office:value-type="float" office:value="0.098066" calcext:value-type="float">
            <text:p>0.098066</text:p>
          </table:table-cell>
          <table:table-cell office:value-type="float" office:value="0.0603229" calcext:value-type="float">
            <text:p>0.0603229</text:p>
          </table:table-cell>
          <table:table-cell office:value-type="float" office:value="0.0920705" calcext:value-type="float">
            <text:p>0.0920705</text:p>
          </table:table-cell>
          <table:table-cell office:value-type="float" office:value="0.100598" calcext:value-type="float">
            <text:p>0.100598</text:p>
          </table:table-cell>
          <table:table-cell office:value-type="float" office:value="0.0764126" calcext:value-type="float">
            <text:p>0.0764126</text:p>
          </table:table-cell>
          <table:table-cell office:value-type="float" office:value="0.126818" calcext:value-type="float">
            <text:p>0.126818</text:p>
          </table:table-cell>
          <table:table-cell office:value-type="float" office:value="0.0713254" calcext:value-type="float">
            <text:p>0.0713254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755352" calcext:value-type="float">
            <text:p>0.0755352</text:p>
          </table:table-cell>
          <table:table-cell office:value-type="float" office:value="0.113105" calcext:value-type="float">
            <text:p>0.113105</text:p>
          </table:table-cell>
          <table:table-cell office:value-type="float" office:value="0.0742523" calcext:value-type="float">
            <text:p>0.0742523</text:p>
          </table:table-cell>
          <table:table-cell office:value-type="float" office:value="0.11925" calcext:value-type="float">
            <text:p>0.11925</text:p>
          </table:table-cell>
          <table:table-cell office:value-type="float" office:value="0.127952" calcext:value-type="float">
            <text:p>0.127952</text:p>
          </table:table-cell>
          <table:table-cell office:value-type="float" office:value="0.0833106" calcext:value-type="float">
            <text:p>0.0833106</text:p>
          </table:table-cell>
          <table:table-cell office:value-type="float" office:value="0.0719652" calcext:value-type="float">
            <text:p>0.0719652</text:p>
          </table:table-cell>
          <table:table-cell office:value-type="float" office:value="0.0998221" calcext:value-type="float">
            <text:p>0.0998221</text:p>
          </table:table-cell>
        </table:table-row>
        <table:table-row table:style-name="ro1">
          <table:table-cell office:value-type="float" office:value="0.0824998" calcext:value-type="float">
            <text:p>0.0824998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105218" calcext:value-type="float">
            <text:p>0.105218</text:p>
          </table:table-cell>
          <table:table-cell office:value-type="float" office:value="0.107796" calcext:value-type="float">
            <text:p>0.107796</text:p>
          </table:table-cell>
          <table:table-cell office:value-type="float" office:value="0.0803091" calcext:value-type="float">
            <text:p>0.0803091</text:p>
          </table:table-cell>
          <table:table-cell office:value-type="float" office:value="0.104214" calcext:value-type="float">
            <text:p>0.104214</text:p>
          </table:table-cell>
          <table:table-cell office:value-type="float" office:value="0.0784558" calcext:value-type="float">
            <text:p>0.0784558</text:p>
          </table:table-cell>
          <table:table-cell office:value-type="float" office:value="0.0704457" calcext:value-type="float">
            <text:p>0.0704457</text:p>
          </table:table-cell>
          <table:table-cell office:value-type="float" office:value="0.354509" calcext:value-type="float">
            <text:p>0.354509</text:p>
          </table:table-cell>
          <table:table-cell office:value-type="float" office:value="0.188975" calcext:value-type="float">
            <text:p>0.188975</text:p>
          </table:table-cell>
          <table:table-cell office:value-type="float" office:value="0.106857" calcext:value-type="float">
            <text:p>0.106857</text:p>
          </table:table-cell>
          <table:table-cell office:value-type="float" office:value="0.064811" calcext:value-type="float">
            <text:p>0.064811</text:p>
          </table:table-cell>
          <table:table-cell office:value-type="float" office:value="0.197689" calcext:value-type="float">
            <text:p>0.197689</text:p>
          </table:table-cell>
          <table:table-cell office:value-type="float" office:value="0.0655676" calcext:value-type="float">
            <text:p>0.0655676</text:p>
          </table:table-cell>
          <table:table-cell office:value-type="float" office:value="0.0941008" calcext:value-type="float">
            <text:p>0.0941008</text:p>
          </table:table-cell>
          <table:table-cell office:value-type="float" office:value="0.0772433" calcext:value-type="float">
            <text:p>0.0772433</text:p>
          </table:table-cell>
          <table:table-cell office:value-type="float" office:value="0.0595624" calcext:value-type="float">
            <text:p>0.0595624</text:p>
          </table:table-cell>
          <table:table-cell office:value-type="float" office:value="0.0581447" calcext:value-type="float">
            <text:p>0.0581447</text:p>
          </table:table-cell>
          <table:table-cell office:value-type="float" office:value="0.461184" calcext:value-type="float">
            <text:p>0.461184</text:p>
          </table:table-cell>
          <table:table-cell office:value-type="float" office:value="0.405261" calcext:value-type="float">
            <text:p>0.405261</text:p>
          </table:table-cell>
          <table:table-cell office:value-type="float" office:value="0.0610501" calcext:value-type="float">
            <text:p>0.0610501</text:p>
          </table:table-cell>
          <table:table-cell office:value-type="float" office:value="0.0628339" calcext:value-type="float">
            <text:p>0.0628339</text:p>
          </table:table-cell>
          <table:table-cell office:value-type="float" office:value="0.0852871" calcext:value-type="float">
            <text:p>0.0852871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677309" calcext:value-type="float">
            <text:p>0.0677309</text:p>
          </table:table-cell>
        </table:table-row>
        <table:table-row table:style-name="ro1">
          <table:table-cell office:value-type="float" office:value="0.0994212" calcext:value-type="float">
            <text:p>0.0994212</text:p>
          </table:table-cell>
          <table:table-cell office:value-type="float" office:value="0.0688795" calcext:value-type="float">
            <text:p>0.0688795</text:p>
          </table:table-cell>
          <table:table-cell office:value-type="float" office:value="0.134027" calcext:value-type="float">
            <text:p>0.134027</text:p>
          </table:table-cell>
          <table:table-cell office:value-type="float" office:value="0.0687939" calcext:value-type="float">
            <text:p>0.0687939</text:p>
          </table:table-cell>
          <table:table-cell office:value-type="float" office:value="0.106922" calcext:value-type="float">
            <text:p>0.106922</text:p>
          </table:table-cell>
          <table:table-cell office:value-type="float" office:value="0.076668" calcext:value-type="float">
            <text:p>0.076668</text:p>
          </table:table-cell>
          <table:table-cell office:value-type="float" office:value="0.0739492" calcext:value-type="float">
            <text:p>0.0739492</text:p>
          </table:table-cell>
          <table:table-cell office:value-type="float" office:value="0.0683194" calcext:value-type="float">
            <text:p>0.0683194</text:p>
          </table:table-cell>
          <table:table-cell office:value-type="float" office:value="0.0774421" calcext:value-type="float">
            <text:p>0.0774421</text:p>
          </table:table-cell>
          <table:table-cell office:value-type="float" office:value="0.0646323" calcext:value-type="float">
            <text:p>0.0646323</text:p>
          </table:table-cell>
          <table:table-cell office:value-type="float" office:value="0.0869428" calcext:value-type="float">
            <text:p>0.0869428</text:p>
          </table:table-cell>
          <table:table-cell office:value-type="float" office:value="0.0671859" calcext:value-type="float">
            <text:p>0.0671859</text:p>
          </table:table-cell>
          <table:table-cell office:value-type="float" office:value="0.0777026" calcext:value-type="float">
            <text:p>0.0777026</text:p>
          </table:table-cell>
          <table:table-cell office:value-type="float" office:value="0.070833" calcext:value-type="float">
            <text:p>0.070833</text:p>
          </table:table-cell>
          <table:table-cell office:value-type="float" office:value="0.0918832" calcext:value-type="float">
            <text:p>0.0918832</text:p>
          </table:table-cell>
          <table:table-cell office:value-type="float" office:value="0.0785007" calcext:value-type="float">
            <text:p>0.0785007</text:p>
          </table:table-cell>
          <table:table-cell office:value-type="float" office:value="0.0822727" calcext:value-type="float">
            <text:p>0.0822727</text:p>
          </table:table-cell>
          <table:table-cell office:value-type="float" office:value="0.0985215" calcext:value-type="float">
            <text:p>0.0985215</text:p>
          </table:table-cell>
          <table:table-cell office:value-type="float" office:value="0.0917215" calcext:value-type="float">
            <text:p>0.0917215</text:p>
          </table:table-cell>
          <table:table-cell office:value-type="float" office:value="0.073341" calcext:value-type="float">
            <text:p>0.073341</text:p>
          </table:table-cell>
          <table:table-cell office:value-type="float" office:value="0.0743072" calcext:value-type="float">
            <text:p>0.0743072</text:p>
          </table:table-cell>
          <table:table-cell office:value-type="float" office:value="0.163988" calcext:value-type="float">
            <text:p>0.163988</text:p>
          </table:table-cell>
          <table:table-cell office:value-type="float" office:value="0.33162" calcext:value-type="float">
            <text:p>0.33162</text:p>
          </table:table-cell>
          <table:table-cell office:value-type="float" office:value="0.0615063" calcext:value-type="float">
            <text:p>0.0615063</text:p>
          </table:table-cell>
          <table:table-cell office:value-type="float" office:value="0.0638485" calcext:value-type="float">
            <text:p>0.0638485</text:p>
          </table:table-cell>
        </table:table-row>
        <table:table-row table:style-name="ro1">
          <table:table-cell office:value-type="float" office:value="0.0889492" calcext:value-type="float">
            <text:p>0.0889492</text:p>
          </table:table-cell>
          <table:table-cell office:value-type="float" office:value="0.0622205" calcext:value-type="float">
            <text:p>0.0622205</text:p>
          </table:table-cell>
          <table:table-cell office:value-type="float" office:value="0.0719378" calcext:value-type="float">
            <text:p>0.0719378</text:p>
          </table:table-cell>
          <table:table-cell office:value-type="float" office:value="0.0662712" calcext:value-type="float">
            <text:p>0.0662712</text:p>
          </table:table-cell>
          <table:table-cell office:value-type="float" office:value="0.0800114" calcext:value-type="float">
            <text:p>0.0800114</text:p>
          </table:table-cell>
          <table:table-cell office:value-type="float" office:value="0.0792801" calcext:value-type="float">
            <text:p>0.0792801</text:p>
          </table:table-cell>
          <table:table-cell office:value-type="float" office:value="0.101077" calcext:value-type="float">
            <text:p>0.101077</text:p>
          </table:table-cell>
          <table:table-cell office:value-type="float" office:value="0.0713284" calcext:value-type="float">
            <text:p>0.0713284</text:p>
          </table:table-cell>
          <table:table-cell office:value-type="float" office:value="0.0941387" calcext:value-type="float">
            <text:p>0.0941387</text:p>
          </table:table-cell>
          <table:table-cell office:value-type="float" office:value="0.0677015" calcext:value-type="float">
            <text:p>0.0677015</text:p>
          </table:table-cell>
          <table:table-cell office:value-type="float" office:value="0.254753" calcext:value-type="float">
            <text:p>0.254753</text:p>
          </table:table-cell>
          <table:table-cell office:value-type="float" office:value="0.0786565" calcext:value-type="float">
            <text:p>0.0786565</text:p>
          </table:table-cell>
          <table:table-cell office:value-type="float" office:value="0.0668675" calcext:value-type="float">
            <text:p>0.0668675</text:p>
          </table:table-cell>
          <table:table-cell office:value-type="float" office:value="0.0737743" calcext:value-type="float">
            <text:p>0.0737743</text:p>
          </table:table-cell>
          <table:table-cell office:value-type="float" office:value="0.063584" calcext:value-type="float">
            <text:p>0.063584</text:p>
          </table:table-cell>
          <table:table-cell office:value-type="float" office:value="0.0692246" calcext:value-type="float">
            <text:p>0.0692246</text:p>
          </table:table-cell>
          <table:table-cell office:value-type="float" office:value="0.101151" calcext:value-type="float">
            <text:p>0.101151</text:p>
          </table:table-cell>
          <table:table-cell office:value-type="float" office:value="0.0732977" calcext:value-type="float">
            <text:p>0.0732977</text:p>
          </table:table-cell>
          <table:table-cell office:value-type="float" office:value="0.125266" calcext:value-type="float">
            <text:p>0.125266</text:p>
          </table:table-cell>
          <table:table-cell office:value-type="float" office:value="0.0794827" calcext:value-type="float">
            <text:p>0.0794827</text:p>
          </table:table-cell>
          <table:table-cell office:value-type="float" office:value="0.0867854" calcext:value-type="float">
            <text:p>0.0867854</text:p>
          </table:table-cell>
          <table:table-cell office:value-type="float" office:value="0.0790673" calcext:value-type="float">
            <text:p>0.0790673</text:p>
          </table:table-cell>
          <table:table-cell office:value-type="float" office:value="0.113613" calcext:value-type="float">
            <text:p>0.113613</text:p>
          </table:table-cell>
          <table:table-cell office:value-type="float" office:value="0.100098" calcext:value-type="float">
            <text:p>0.100098</text:p>
          </table:table-cell>
          <table:table-cell office:value-type="float" office:value="0.108388" calcext:value-type="float">
            <text:p>0.108388</text:p>
          </table:table-cell>
        </table:table-row>
        <table:table-row table:style-name="ro1">
          <table:table-cell office:value-type="float" office:value="0.0700442" calcext:value-type="float">
            <text:p>0.0700442</text:p>
          </table:table-cell>
          <table:table-cell office:value-type="float" office:value="0.0752463" calcext:value-type="float">
            <text:p>0.0752463</text:p>
          </table:table-cell>
          <table:table-cell office:value-type="float" office:value="0.0998212" calcext:value-type="float">
            <text:p>0.0998212</text:p>
          </table:table-cell>
          <table:table-cell office:value-type="float" office:value="0.0744647" calcext:value-type="float">
            <text:p>0.0744647</text:p>
          </table:table-cell>
          <table:table-cell office:value-type="float" office:value="0.0718085" calcext:value-type="float">
            <text:p>0.0718085</text:p>
          </table:table-cell>
          <table:table-cell office:value-type="float" office:value="0.0850432" calcext:value-type="float">
            <text:p>0.0850432</text:p>
          </table:table-cell>
          <table:table-cell office:value-type="float" office:value="0.069708" calcext:value-type="float">
            <text:p>0.069708</text:p>
          </table:table-cell>
          <table:table-cell office:value-type="float" office:value="0.174174" calcext:value-type="float">
            <text:p>0.174174</text:p>
          </table:table-cell>
          <table:table-cell office:value-type="float" office:value="0.356625" calcext:value-type="float">
            <text:p>0.356625</text:p>
          </table:table-cell>
          <table:table-cell office:value-type="float" office:value="0.0537522" calcext:value-type="float">
            <text:p>0.0537522</text:p>
          </table:table-cell>
          <table:table-cell office:value-type="float" office:value="0.0584446" calcext:value-type="float">
            <text:p>0.0584446</text:p>
          </table:table-cell>
          <table:table-cell office:value-type="float" office:value="0.0639524" calcext:value-type="float">
            <text:p>0.0639524</text:p>
          </table:table-cell>
          <table:table-cell office:value-type="float" office:value="0.0627185" calcext:value-type="float">
            <text:p>0.0627185</text:p>
          </table:table-cell>
          <table:table-cell office:value-type="float" office:value="0.0727042" calcext:value-type="float">
            <text:p>0.0727042</text:p>
          </table:table-cell>
          <table:table-cell office:value-type="float" office:value="0.105666" calcext:value-type="float">
            <text:p>0.105666</text:p>
          </table:table-cell>
          <table:table-cell office:value-type="float" office:value="0.0745009" calcext:value-type="float">
            <text:p>0.0745009</text:p>
          </table:table-cell>
          <table:table-cell office:value-type="float" office:value="0.144309" calcext:value-type="float">
            <text:p>0.144309</text:p>
          </table:table-cell>
          <table:table-cell office:value-type="float" office:value="0.105587" calcext:value-type="float">
            <text:p>0.105587</text:p>
          </table:table-cell>
          <table:table-cell office:value-type="float" office:value="0.0654543" calcext:value-type="float">
            <text:p>0.0654543</text:p>
          </table:table-cell>
          <table:table-cell office:value-type="float" office:value="0.102294" calcext:value-type="float">
            <text:p>0.102294</text:p>
          </table:table-cell>
          <table:table-cell office:value-type="float" office:value="0.0790758" calcext:value-type="float">
            <text:p>0.0790758</text:p>
          </table:table-cell>
          <table:table-cell office:value-type="float" office:value="0.0919586" calcext:value-type="float">
            <text:p>0.0919586</text:p>
          </table:table-cell>
          <table:table-cell office:value-type="float" office:value="0.0741614" calcext:value-type="float">
            <text:p>0.0741614</text:p>
          </table:table-cell>
          <table:table-cell office:value-type="float" office:value="0.0989662" calcext:value-type="float">
            <text:p>0.0989662</text:p>
          </table:table-cell>
          <table:table-cell office:value-type="float" office:value="0.0609445" calcext:value-type="float">
            <text:p>0.0609445</text:p>
          </table:table-cell>
        </table:table-row>
        <table:table-row table:style-name="ro1">
          <table:table-cell office:value-type="float" office:value="0.0773023" calcext:value-type="float">
            <text:p>0.0773023</text:p>
          </table:table-cell>
          <table:table-cell office:value-type="float" office:value="0.0961934" calcext:value-type="float">
            <text:p>0.0961934</text:p>
          </table:table-cell>
          <table:table-cell office:value-type="float" office:value="0.0937432" calcext:value-type="float">
            <text:p>0.0937432</text:p>
          </table:table-cell>
          <table:table-cell office:value-type="float" office:value="0.170953" calcext:value-type="float">
            <text:p>0.170953</text:p>
          </table:table-cell>
          <table:table-cell office:value-type="float" office:value="0.148989" calcext:value-type="float">
            <text:p>0.148989</text:p>
          </table:table-cell>
          <table:table-cell office:value-type="float" office:value="0.0810613" calcext:value-type="float">
            <text:p>0.0810613</text:p>
          </table:table-cell>
          <table:table-cell office:value-type="float" office:value="0.178191" calcext:value-type="float">
            <text:p>0.178191</text:p>
          </table:table-cell>
          <table:table-cell office:value-type="float" office:value="0.0676774" calcext:value-type="float">
            <text:p>0.0676774</text:p>
          </table:table-cell>
          <table:table-cell office:value-type="float" office:value="0.156234" calcext:value-type="float">
            <text:p>0.156234</text:p>
          </table:table-cell>
          <table:table-cell office:value-type="float" office:value="0.187311" calcext:value-type="float">
            <text:p>0.187311</text:p>
          </table:table-cell>
          <table:table-cell office:value-type="float" office:value="0.224823" calcext:value-type="float">
            <text:p>0.224823</text:p>
          </table:table-cell>
          <table:table-cell office:value-type="float" office:value="0.102987" calcext:value-type="float">
            <text:p>0.102987</text:p>
          </table:table-cell>
          <table:table-cell office:value-type="float" office:value="0.0744894" calcext:value-type="float">
            <text:p>0.0744894</text:p>
          </table:table-cell>
          <table:table-cell office:value-type="float" office:value="0.0669891" calcext:value-type="float">
            <text:p>0.0669891</text:p>
          </table:table-cell>
          <table:table-cell office:value-type="float" office:value="0.0958658" calcext:value-type="float">
            <text:p>0.0958658</text:p>
          </table:table-cell>
          <table:table-cell office:value-type="float" office:value="0.0689418" calcext:value-type="float">
            <text:p>0.0689418</text:p>
          </table:table-cell>
          <table:table-cell office:value-type="float" office:value="0.0838403" calcext:value-type="float">
            <text:p>0.0838403</text:p>
          </table:table-cell>
          <table:table-cell office:value-type="float" office:value="0.0757512" calcext:value-type="float">
            <text:p>0.0757512</text:p>
          </table:table-cell>
          <table:table-cell office:value-type="float" office:value="0.0989679" calcext:value-type="float">
            <text:p>0.0989679</text:p>
          </table:table-cell>
          <table:table-cell office:value-type="float" office:value="0.0750031" calcext:value-type="float">
            <text:p>0.0750031</text:p>
          </table:table-cell>
          <table:table-cell office:value-type="float" office:value="0.0821546" calcext:value-type="float">
            <text:p>0.0821546</text:p>
          </table:table-cell>
          <table:table-cell office:value-type="float" office:value="0.0812049" calcext:value-type="float">
            <text:p>0.0812049</text:p>
          </table:table-cell>
          <table:table-cell office:value-type="float" office:value="0.0706151" calcext:value-type="float">
            <text:p>0.0706151</text:p>
          </table:table-cell>
          <table:table-cell office:value-type="float" office:value="0.139259" calcext:value-type="float">
            <text:p>0.139259</text:p>
          </table:table-cell>
          <table:table-cell office:value-type="float" office:value="0.0694418" calcext:value-type="float">
            <text:p>0.0694418</text:p>
          </table:table-cell>
        </table:table-row>
        <table:table-row table:style-name="ro1">
          <table:table-cell office:value-type="float" office:value="0.071808" calcext:value-type="float">
            <text:p>0.071808</text:p>
          </table:table-cell>
          <table:table-cell office:value-type="float" office:value="0.0725779" calcext:value-type="float">
            <text:p>0.0725779</text:p>
          </table:table-cell>
          <table:table-cell office:value-type="float" office:value="0.0679571" calcext:value-type="float">
            <text:p>0.0679571</text:p>
          </table:table-cell>
          <table:table-cell office:value-type="float" office:value="0.0697602" calcext:value-type="float">
            <text:p>0.0697602</text:p>
          </table:table-cell>
          <table:table-cell office:value-type="float" office:value="0.120197" calcext:value-type="float">
            <text:p>0.120197</text:p>
          </table:table-cell>
          <table:table-cell office:value-type="float" office:value="0.0690195" calcext:value-type="float">
            <text:p>0.0690195</text:p>
          </table:table-cell>
          <table:table-cell office:value-type="float" office:value="0.0666127" calcext:value-type="float">
            <text:p>0.0666127</text:p>
          </table:table-cell>
          <table:table-cell office:value-type="float" office:value="0.101535" calcext:value-type="float">
            <text:p>0.101535</text:p>
          </table:table-cell>
          <table:table-cell office:value-type="float" office:value="0.0862085" calcext:value-type="float">
            <text:p>0.0862085</text:p>
          </table:table-cell>
          <table:table-cell office:value-type="float" office:value="0.0738469" calcext:value-type="float">
            <text:p>0.0738469</text:p>
          </table:table-cell>
          <table:table-cell office:value-type="float" office:value="0.117651" calcext:value-type="float">
            <text:p>0.117651</text:p>
          </table:table-cell>
          <table:table-cell office:value-type="float" office:value="0.0661741" calcext:value-type="float">
            <text:p>0.0661741</text:p>
          </table:table-cell>
          <table:table-cell office:value-type="float" office:value="0.101738" calcext:value-type="float">
            <text:p>0.101738</text:p>
          </table:table-cell>
          <table:table-cell office:value-type="float" office:value="0.106966" calcext:value-type="float">
            <text:p>0.106966</text:p>
          </table:table-cell>
          <table:table-cell office:value-type="float" office:value="0.0637921" calcext:value-type="float">
            <text:p>0.0637921</text:p>
          </table:table-cell>
          <table:table-cell office:value-type="float" office:value="0.122891" calcext:value-type="float">
            <text:p>0.122891</text:p>
          </table:table-cell>
          <table:table-cell office:value-type="float" office:value="0.0767925" calcext:value-type="float">
            <text:p>0.0767925</text:p>
          </table:table-cell>
          <table:table-cell office:value-type="float" office:value="0.0990923" calcext:value-type="float">
            <text:p>0.0990923</text:p>
          </table:table-cell>
          <table:table-cell office:value-type="float" office:value="0.0664437" calcext:value-type="float">
            <text:p>0.0664437</text:p>
          </table:table-cell>
          <table:table-cell office:value-type="float" office:value="0.325366" calcext:value-type="float">
            <text:p>0.325366</text:p>
          </table:table-cell>
          <table:table-cell office:value-type="float" office:value="0.151279" calcext:value-type="float">
            <text:p>0.151279</text:p>
          </table:table-cell>
          <table:table-cell office:value-type="float" office:value="0.0611186" calcext:value-type="float">
            <text:p>0.0611186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476961" calcext:value-type="float">
            <text:p>0.476961</text:p>
          </table:table-cell>
          <table:table-cell office:value-type="float" office:value="0.0636973" calcext:value-type="float">
            <text:p>0.0636973</text:p>
          </table:table-cell>
        </table:table-row>
        <table:table-row table:style-name="ro1">
          <table:table-cell office:value-type="float" office:value="0.0835989" calcext:value-type="float">
            <text:p>0.0835989</text:p>
          </table:table-cell>
          <table:table-cell office:value-type="float" office:value="0.0659931" calcext:value-type="float">
            <text:p>0.0659931</text:p>
          </table:table-cell>
          <table:table-cell office:value-type="float" office:value="0.0677529" calcext:value-type="float">
            <text:p>0.0677529</text:p>
          </table:table-cell>
          <table:table-cell office:value-type="float" office:value="0.0642551" calcext:value-type="float">
            <text:p>0.0642551</text:p>
          </table:table-cell>
          <table:table-cell office:value-type="float" office:value="0.0701881" calcext:value-type="float">
            <text:p>0.0701881</text:p>
          </table:table-cell>
          <table:table-cell office:value-type="float" office:value="0.103838" calcext:value-type="float">
            <text:p>0.103838</text:p>
          </table:table-cell>
          <table:table-cell office:value-type="float" office:value="0.100644" calcext:value-type="float">
            <text:p>0.100644</text:p>
          </table:table-cell>
          <table:table-cell office:value-type="float" office:value="0.10321" calcext:value-type="float">
            <text:p>0.10321</text:p>
          </table:table-cell>
          <table:table-cell office:value-type="float" office:value="0.06449" calcext:value-type="float">
            <text:p>0.06449</text:p>
          </table:table-cell>
          <table:table-cell office:value-type="float" office:value="0.118754" calcext:value-type="float">
            <text:p>0.118754</text:p>
          </table:table-cell>
          <table:table-cell office:value-type="float" office:value="0.123486" calcext:value-type="float">
            <text:p>0.123486</text:p>
          </table:table-cell>
          <table:table-cell office:value-type="float" office:value="0.0711702" calcext:value-type="float">
            <text:p>0.0711702</text:p>
          </table:table-cell>
          <table:table-cell office:value-type="float" office:value="0.0632266" calcext:value-type="float">
            <text:p>0.0632266</text:p>
          </table:table-cell>
          <table:table-cell office:value-type="float" office:value="0.230538" calcext:value-type="float">
            <text:p>0.230538</text:p>
          </table:table-cell>
          <table:table-cell office:value-type="float" office:value="0.0644016" calcext:value-type="float">
            <text:p>0.0644016</text:p>
          </table:table-cell>
          <table:table-cell office:value-type="float" office:value="0.0684376" calcext:value-type="float">
            <text:p>0.0684376</text:p>
          </table:table-cell>
          <table:table-cell office:value-type="float" office:value="0.0612509" calcext:value-type="float">
            <text:p>0.0612509</text:p>
          </table:table-cell>
          <table:table-cell office:value-type="float" office:value="0.0842073" calcext:value-type="float">
            <text:p>0.0842073</text:p>
          </table:table-cell>
          <table:table-cell office:value-type="float" office:value="0.0637176" calcext:value-type="float">
            <text:p>0.0637176</text:p>
          </table:table-cell>
          <table:table-cell office:value-type="float" office:value="0.0722085" calcext:value-type="float">
            <text:p>0.0722085</text:p>
          </table:table-cell>
          <table:table-cell office:value-type="float" office:value="0.0889487" calcext:value-type="float">
            <text:p>0.0889487</text:p>
          </table:table-cell>
          <table:table-cell office:value-type="float" office:value="0.102186" calcext:value-type="float">
            <text:p>0.102186</text:p>
          </table:table-cell>
          <table:table-cell office:value-type="float" office:value="0.0743064" calcext:value-type="float">
            <text:p>0.0743064</text:p>
          </table:table-cell>
          <table:table-cell office:value-type="float" office:value="0.0910084" calcext:value-type="float">
            <text:p>0.0910084</text:p>
          </table:table-cell>
          <table:table-cell office:value-type="float" office:value="0.0749752" calcext:value-type="float">
            <text:p>0.0749752</text:p>
          </table:table-cell>
        </table:table-row>
        <table:table-row table:style-name="ro1">
          <table:table-cell office:value-type="float" office:value="0.0639109" calcext:value-type="float">
            <text:p>0.0639109</text:p>
          </table:table-cell>
          <table:table-cell office:value-type="float" office:value="0.129636" calcext:value-type="float">
            <text:p>0.129636</text:p>
          </table:table-cell>
          <table:table-cell office:value-type="float" office:value="0.0656236" calcext:value-type="float">
            <text:p>0.0656236</text:p>
          </table:table-cell>
          <table:table-cell office:value-type="float" office:value="0.222901" calcext:value-type="float">
            <text:p>0.222901</text:p>
          </table:table-cell>
          <table:table-cell office:value-type="float" office:value="0.0677887" calcext:value-type="float">
            <text:p>0.0677887</text:p>
          </table:table-cell>
          <table:table-cell office:value-type="float" office:value="0.0665758" calcext:value-type="float">
            <text:p>0.0665758</text:p>
          </table:table-cell>
          <table:table-cell office:value-type="float" office:value="0.0774805" calcext:value-type="float">
            <text:p>0.0774805</text:p>
          </table:table-cell>
          <table:table-cell office:value-type="float" office:value="0.0741708" calcext:value-type="float">
            <text:p>0.0741708</text:p>
          </table:table-cell>
          <table:table-cell office:value-type="float" office:value="0.0905847" calcext:value-type="float">
            <text:p>0.0905847</text:p>
          </table:table-cell>
          <table:table-cell office:value-type="float" office:value="0.0999262" calcext:value-type="float">
            <text:p>0.0999262</text:p>
          </table:table-cell>
          <table:table-cell office:value-type="float" office:value="0.114751" calcext:value-type="float">
            <text:p>0.114751</text:p>
          </table:table-cell>
          <table:table-cell office:value-type="float" office:value="0.0766806" calcext:value-type="float">
            <text:p>0.0766806</text:p>
          </table:table-cell>
          <table:table-cell office:value-type="float" office:value="0.103621" calcext:value-type="float">
            <text:p>0.103621</text:p>
          </table:table-cell>
          <table:table-cell office:value-type="float" office:value="0.095761" calcext:value-type="float">
            <text:p>0.095761</text:p>
          </table:table-cell>
          <table:table-cell office:value-type="float" office:value="0.062976" calcext:value-type="float">
            <text:p>0.062976</text:p>
          </table:table-cell>
          <table:table-cell office:value-type="float" office:value="0.0800305" calcext:value-type="float">
            <text:p>0.0800305</text:p>
          </table:table-cell>
          <table:table-cell office:value-type="float" office:value="0.0709176" calcext:value-type="float">
            <text:p>0.0709176</text:p>
          </table:table-cell>
          <table:table-cell office:value-type="float" office:value="0.0984203" calcext:value-type="float">
            <text:p>0.0984203</text:p>
          </table:table-cell>
          <table:table-cell office:value-type="float" office:value="0.0877053" calcext:value-type="float">
            <text:p>0.0877053</text:p>
          </table:table-cell>
          <table:table-cell office:value-type="float" office:value="0.584285" calcext:value-type="float">
            <text:p>0.584285</text:p>
          </table:table-cell>
          <table:table-cell office:value-type="float" office:value="0.053673" calcext:value-type="float">
            <text:p>0.053673</text:p>
          </table:table-cell>
          <table:table-cell office:value-type="float" office:value="0.0655933" calcext:value-type="float">
            <text:p>0.0655933</text:p>
          </table:table-cell>
          <table:table-cell office:value-type="float" office:value="0.0660103" calcext:value-type="float">
            <text:p>0.0660103</text:p>
          </table:table-cell>
          <table:table-cell office:value-type="float" office:value="0.0634823" calcext:value-type="float">
            <text:p>0.0634823</text:p>
          </table:table-cell>
          <table:table-cell office:value-type="float" office:value="0.295357" calcext:value-type="float">
            <text:p>0.295357</text:p>
          </table:table-cell>
        </table:table-row>
        <table:table-row table:style-name="ro1">
          <table:table-cell office:value-type="float" office:value="0.0717922" calcext:value-type="float">
            <text:p>0.0717922</text:p>
          </table:table-cell>
          <table:table-cell office:value-type="float" office:value="0.075091" calcext:value-type="float">
            <text:p>0.075091</text:p>
          </table:table-cell>
          <table:table-cell office:value-type="float" office:value="0.080544" calcext:value-type="float">
            <text:p>0.080544</text:p>
          </table:table-cell>
          <table:table-cell office:value-type="float" office:value="0.0690967" calcext:value-type="float">
            <text:p>0.0690967</text:p>
          </table:table-cell>
          <table:table-cell office:value-type="float" office:value="0.0639183" calcext:value-type="float">
            <text:p>0.0639183</text:p>
          </table:table-cell>
          <table:table-cell office:value-type="float" office:value="0.117793" calcext:value-type="float">
            <text:p>0.117793</text:p>
          </table:table-cell>
          <table:table-cell office:value-type="float" office:value="0.0814562" calcext:value-type="float">
            <text:p>0.0814562</text:p>
          </table:table-cell>
          <table:table-cell office:value-type="float" office:value="0.0890732" calcext:value-type="float">
            <text:p>0.0890732</text:p>
          </table:table-cell>
          <table:table-cell office:value-type="float" office:value="0.103021" calcext:value-type="float">
            <text:p>0.103021</text:p>
          </table:table-cell>
          <table:table-cell office:value-type="float" office:value="0.0684802" calcext:value-type="float">
            <text:p>0.0684802</text:p>
          </table:table-cell>
          <table:table-cell office:value-type="float" office:value="0.0768427" calcext:value-type="float">
            <text:p>0.0768427</text:p>
          </table:table-cell>
          <table:table-cell office:value-type="float" office:value="0.0705122" calcext:value-type="float">
            <text:p>0.0705122</text:p>
          </table:table-cell>
          <table:table-cell office:value-type="float" office:value="0.0631691" calcext:value-type="float">
            <text:p>0.0631691</text:p>
          </table:table-cell>
          <table:table-cell office:value-type="float" office:value="0.0863679" calcext:value-type="float">
            <text:p>0.0863679</text:p>
          </table:table-cell>
          <table:table-cell office:value-type="float" office:value="0.0793441" calcext:value-type="float">
            <text:p>0.0793441</text:p>
          </table:table-cell>
          <table:table-cell office:value-type="float" office:value="0.076774" calcext:value-type="float">
            <text:p>0.076774</text:p>
          </table:table-cell>
          <table:table-cell office:value-type="float" office:value="0.0703299" calcext:value-type="float">
            <text:p>0.0703299</text:p>
          </table:table-cell>
          <table:table-cell office:value-type="float" office:value="0.0861177" calcext:value-type="float">
            <text:p>0.0861177</text:p>
          </table:table-cell>
          <table:table-cell office:value-type="float" office:value="0.073526" calcext:value-type="float">
            <text:p>0.073526</text:p>
          </table:table-cell>
          <table:table-cell office:value-type="float" office:value="0.0835296" calcext:value-type="float">
            <text:p>0.0835296</text:p>
          </table:table-cell>
          <table:table-cell office:value-type="float" office:value="0.0714635" calcext:value-type="float">
            <text:p>0.0714635</text:p>
          </table:table-cell>
          <table:table-cell office:value-type="float" office:value="0.0892962" calcext:value-type="float">
            <text:p>0.0892962</text:p>
          </table:table-cell>
          <table:table-cell office:value-type="float" office:value="0.077782" calcext:value-type="float">
            <text:p>0.077782</text:p>
          </table:table-cell>
          <table:table-cell office:value-type="float" office:value="0.0621805" calcext:value-type="float">
            <text:p>0.0621805</text:p>
          </table:table-cell>
          <table:table-cell office:value-type="float" office:value="0.0762602" calcext:value-type="float">
            <text:p>0.0762602</text:p>
          </table:table-cell>
        </table:table-row>
        <table:table-row table:style-name="ro1">
          <table:table-cell office:value-type="float" office:value="0.0780463" calcext:value-type="float">
            <text:p>0.0780463</text:p>
          </table:table-cell>
          <table:table-cell office:value-type="float" office:value="0.110901" calcext:value-type="float">
            <text:p>0.110901</text:p>
          </table:table-cell>
          <table:table-cell office:value-type="float" office:value="0.0676883" calcext:value-type="float">
            <text:p>0.0676883</text:p>
          </table:table-cell>
          <table:table-cell office:value-type="float" office:value="0.100009" calcext:value-type="float">
            <text:p>0.100009</text:p>
          </table:table-cell>
          <table:table-cell office:value-type="float" office:value="0.0662603" calcext:value-type="float">
            <text:p>0.0662603</text:p>
          </table:table-cell>
          <table:table-cell office:value-type="float" office:value="0.101374" calcext:value-type="float">
            <text:p>0.101374</text:p>
          </table:table-cell>
          <table:table-cell office:value-type="float" office:value="0.0782012" calcext:value-type="float">
            <text:p>0.0782012</text:p>
          </table:table-cell>
          <table:table-cell office:value-type="float" office:value="0.216601" calcext:value-type="float">
            <text:p>0.216601</text:p>
          </table:table-cell>
          <table:table-cell office:value-type="float" office:value="0.0600064" calcext:value-type="float">
            <text:p>0.0600064</text:p>
          </table:table-cell>
          <table:table-cell office:value-type="float" office:value="0.0885268" calcext:value-type="float">
            <text:p>0.0885268</text:p>
          </table:table-cell>
          <table:table-cell office:value-type="float" office:value="0.0650891" calcext:value-type="float">
            <text:p>0.0650891</text:p>
          </table:table-cell>
          <table:table-cell office:value-type="float" office:value="0.0699908" calcext:value-type="float">
            <text:p>0.0699908</text:p>
          </table:table-cell>
          <table:table-cell office:value-type="float" office:value="0.150372" calcext:value-type="float">
            <text:p>0.150372</text:p>
          </table:table-cell>
          <table:table-cell office:value-type="float" office:value="0.206648" calcext:value-type="float">
            <text:p>0.206648</text:p>
          </table:table-cell>
          <table:table-cell office:value-type="float" office:value="0.0724965" calcext:value-type="float">
            <text:p>0.0724965</text:p>
          </table:table-cell>
          <table:table-cell office:value-type="float" office:value="0.0716338" calcext:value-type="float">
            <text:p>0.0716338</text:p>
          </table:table-cell>
          <table:table-cell office:value-type="float" office:value="0.0744048" calcext:value-type="float">
            <text:p>0.0744048</text:p>
          </table:table-cell>
          <table:table-cell office:value-type="float" office:value="0.0745962" calcext:value-type="float">
            <text:p>0.0745962</text:p>
          </table:table-cell>
          <table:table-cell office:value-type="float" office:value="0.0656328" calcext:value-type="float">
            <text:p>0.0656328</text:p>
          </table:table-cell>
          <table:table-cell office:value-type="float" office:value="0.145763" calcext:value-type="float">
            <text:p>0.145763</text:p>
          </table:table-cell>
          <table:table-cell office:value-type="float" office:value="0.0732892" calcext:value-type="float">
            <text:p>0.0732892</text:p>
          </table:table-cell>
          <table:table-cell office:value-type="float" office:value="0.103131" calcext:value-type="float">
            <text:p>0.103131</text:p>
          </table:table-cell>
          <table:table-cell office:value-type="float" office:value="0.473034" calcext:value-type="float">
            <text:p>0.473034</text:p>
          </table:table-cell>
          <table:table-cell office:value-type="float" office:value="0.168318" calcext:value-type="float">
            <text:p>0.168318</text:p>
          </table:table-cell>
          <table:table-cell office:value-type="float" office:value="0.188768" calcext:value-type="float">
            <text:p>0.188768</text:p>
          </table:table-cell>
        </table:table-row>
        <table:table-row table:style-name="ro1">
          <table:table-cell office:value-type="float" office:value="0.0622245" calcext:value-type="float">
            <text:p>0.0622245</text:p>
          </table:table-cell>
          <table:table-cell office:value-type="float" office:value="0.0958515" calcext:value-type="float">
            <text:p>0.0958515</text:p>
          </table:table-cell>
          <table:table-cell office:value-type="float" office:value="0.0649311" calcext:value-type="float">
            <text:p>0.0649311</text:p>
          </table:table-cell>
          <table:table-cell office:value-type="float" office:value="0.0968525" calcext:value-type="float">
            <text:p>0.0968525</text:p>
          </table:table-cell>
          <table:table-cell office:value-type="float" office:value="0.0740036" calcext:value-type="float">
            <text:p>0.0740036</text:p>
          </table:table-cell>
          <table:table-cell office:value-type="float" office:value="0.213816" calcext:value-type="float">
            <text:p>0.213816</text:p>
          </table:table-cell>
          <table:table-cell office:value-type="float" office:value="0.214397" calcext:value-type="float">
            <text:p>0.214397</text:p>
          </table:table-cell>
          <table:table-cell office:value-type="float" office:value="0.0739698" calcext:value-type="float">
            <text:p>0.0739698</text:p>
          </table:table-cell>
          <table:table-cell office:value-type="float" office:value="0.195105" calcext:value-type="float">
            <text:p>0.195105</text:p>
          </table:table-cell>
          <table:table-cell office:value-type="float" office:value="0.207583" calcext:value-type="float">
            <text:p>0.207583</text:p>
          </table:table-cell>
          <table:table-cell office:value-type="float" office:value="0.0659237" calcext:value-type="float">
            <text:p>0.0659237</text:p>
          </table:table-cell>
          <table:table-cell office:value-type="float" office:value="0.0579568" calcext:value-type="float">
            <text:p>0.0579568</text:p>
          </table:table-cell>
          <table:table-cell office:value-type="float" office:value="0.066018" calcext:value-type="float">
            <text:p>0.066018</text:p>
          </table:table-cell>
          <table:table-cell office:value-type="float" office:value="0.0701294" calcext:value-type="float">
            <text:p>0.0701294</text:p>
          </table:table-cell>
          <table:table-cell office:value-type="float" office:value="0.195865" calcext:value-type="float">
            <text:p>0.195865</text:p>
          </table:table-cell>
          <table:table-cell office:value-type="float" office:value="0.0781189" calcext:value-type="float">
            <text:p>0.0781189</text:p>
          </table:table-cell>
          <table:table-cell office:value-type="float" office:value="0.0629877" calcext:value-type="float">
            <text:p>0.0629877</text:p>
          </table:table-cell>
          <table:table-cell office:value-type="float" office:value="0.0725526" calcext:value-type="float">
            <text:p>0.0725526</text:p>
          </table:table-cell>
          <table:table-cell office:value-type="float" office:value="0.0591137" calcext:value-type="float">
            <text:p>0.0591137</text:p>
          </table:table-cell>
          <table:table-cell office:value-type="float" office:value="0.107806" calcext:value-type="float">
            <text:p>0.107806</text:p>
          </table:table-cell>
          <table:table-cell office:value-type="float" office:value="0.0685864" calcext:value-type="float">
            <text:p>0.0685864</text:p>
          </table:table-cell>
          <table:table-cell office:value-type="float" office:value="0.0799655" calcext:value-type="float">
            <text:p>0.0799655</text:p>
          </table:table-cell>
          <table:table-cell office:value-type="float" office:value="0.0864215" calcext:value-type="float">
            <text:p>0.0864215</text:p>
          </table:table-cell>
          <table:table-cell office:value-type="float" office:value="0.111302" calcext:value-type="float">
            <text:p>0.111302</text:p>
          </table:table-cell>
          <table:table-cell office:value-type="float" office:value="0.103968" calcext:value-type="float">
            <text:p>0.103968</text:p>
          </table:table-cell>
        </table:table-row>
        <table:table-row table:style-name="ro1">
          <table:table-cell office:value-type="float" office:value="0.0735875" calcext:value-type="float">
            <text:p>0.0735875</text:p>
          </table:table-cell>
          <table:table-cell office:value-type="float" office:value="0.0776483" calcext:value-type="float">
            <text:p>0.0776483</text:p>
          </table:table-cell>
          <table:table-cell office:value-type="float" office:value="0.0784076" calcext:value-type="float">
            <text:p>0.0784076</text:p>
          </table:table-cell>
          <table:table-cell office:value-type="float" office:value="0.113439" calcext:value-type="float">
            <text:p>0.113439</text:p>
          </table:table-cell>
          <table:table-cell office:value-type="float" office:value="0.0676268" calcext:value-type="float">
            <text:p>0.0676268</text:p>
          </table:table-cell>
          <table:table-cell office:value-type="float" office:value="0.198866" calcext:value-type="float">
            <text:p>0.198866</text:p>
          </table:table-cell>
          <table:table-cell office:value-type="float" office:value="0.0722043" calcext:value-type="float">
            <text:p>0.0722043</text:p>
          </table:table-cell>
          <table:table-cell office:value-type="float" office:value="0.0590316" calcext:value-type="float">
            <text:p>0.0590316</text:p>
          </table:table-cell>
          <table:table-cell office:value-type="float" office:value="0.0684189" calcext:value-type="float">
            <text:p>0.0684189</text:p>
          </table:table-cell>
          <table:table-cell office:value-type="float" office:value="0.0761304" calcext:value-type="float">
            <text:p>0.0761304</text:p>
          </table:table-cell>
          <table:table-cell office:value-type="float" office:value="0.073089" calcext:value-type="float">
            <text:p>0.073089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0672866" calcext:value-type="float">
            <text:p>0.0672866</text:p>
          </table:table-cell>
          <table:table-cell office:value-type="float" office:value="0.107448" calcext:value-type="float">
            <text:p>0.107448</text:p>
          </table:table-cell>
          <table:table-cell office:value-type="float" office:value="0.072057" calcext:value-type="float">
            <text:p>0.072057</text:p>
          </table:table-cell>
          <table:table-cell office:value-type="float" office:value="0.0681731" calcext:value-type="float">
            <text:p>0.0681731</text:p>
          </table:table-cell>
          <table:table-cell office:value-type="float" office:value="0.104633" calcext:value-type="float">
            <text:p>0.104633</text:p>
          </table:table-cell>
          <table:table-cell office:value-type="float" office:value="0.213175" calcext:value-type="float">
            <text:p>0.213175</text:p>
          </table:table-cell>
          <table:table-cell office:value-type="float" office:value="0.0697473" calcext:value-type="float">
            <text:p>0.0697473</text:p>
          </table:table-cell>
          <table:table-cell office:value-type="float" office:value="0.0728263" calcext:value-type="float">
            <text:p>0.0728263</text:p>
          </table:table-cell>
          <table:table-cell office:value-type="float" office:value="0.0665227" calcext:value-type="float">
            <text:p>0.0665227</text:p>
          </table:table-cell>
          <table:table-cell office:value-type="float" office:value="0.0645735" calcext:value-type="float">
            <text:p>0.0645735</text:p>
          </table:table-cell>
          <table:table-cell office:value-type="float" office:value="0.0664257" calcext:value-type="float">
            <text:p>0.0664257</text:p>
          </table:table-cell>
          <table:table-cell office:value-type="float" office:value="0.0840021" calcext:value-type="float">
            <text:p>0.0840021</text:p>
          </table:table-cell>
          <table:table-cell office:value-type="float" office:value="0.0988976" calcext:value-type="float">
            <text:p>0.0988976</text:p>
          </table:table-cell>
        </table:table-row>
        <table:table-row table:style-name="ro1">
          <table:table-cell office:value-type="float" office:value="0.244271" calcext:value-type="float">
            <text:p>0.244271</text:p>
          </table:table-cell>
          <table:table-cell office:value-type="float" office:value="0.0876786" calcext:value-type="float">
            <text:p>0.0876786</text:p>
          </table:table-cell>
          <table:table-cell office:value-type="float" office:value="0.0587298" calcext:value-type="float">
            <text:p>0.0587298</text:p>
          </table:table-cell>
          <table:table-cell office:value-type="float" office:value="0.0913413" calcext:value-type="float">
            <text:p>0.0913413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0591585" calcext:value-type="float">
            <text:p>0.0591585</text:p>
          </table:table-cell>
          <table:table-cell office:value-type="float" office:value="0.0623921" calcext:value-type="float">
            <text:p>0.0623921</text:p>
          </table:table-cell>
          <table:table-cell office:value-type="float" office:value="0.065482" calcext:value-type="float">
            <text:p>0.065482</text:p>
          </table:table-cell>
          <table:table-cell office:value-type="float" office:value="0.0705836" calcext:value-type="float">
            <text:p>0.0705836</text:p>
          </table:table-cell>
          <table:table-cell office:value-type="float" office:value="0.0946231" calcext:value-type="float">
            <text:p>0.0946231</text:p>
          </table:table-cell>
          <table:table-cell office:value-type="float" office:value="0.100994" calcext:value-type="float">
            <text:p>0.100994</text:p>
          </table:table-cell>
          <table:table-cell office:value-type="float" office:value="0.204803" calcext:value-type="float">
            <text:p>0.204803</text:p>
          </table:table-cell>
          <table:table-cell office:value-type="float" office:value="0.0651036" calcext:value-type="float">
            <text:p>0.0651036</text:p>
          </table:table-cell>
          <table:table-cell office:value-type="float" office:value="0.0593656" calcext:value-type="float">
            <text:p>0.0593656</text:p>
          </table:table-cell>
          <table:table-cell office:value-type="float" office:value="0.0741704" calcext:value-type="float">
            <text:p>0.0741704</text:p>
          </table:table-cell>
          <table:table-cell office:value-type="float" office:value="0.0684019" calcext:value-type="float">
            <text:p>0.0684019</text:p>
          </table:table-cell>
          <table:table-cell office:value-type="float" office:value="0.207387" calcext:value-type="float">
            <text:p>0.207387</text:p>
          </table:table-cell>
          <table:table-cell office:value-type="float" office:value="0.243199" calcext:value-type="float">
            <text:p>0.243199</text:p>
          </table:table-cell>
          <table:table-cell office:value-type="float" office:value="0.0563883" calcext:value-type="float">
            <text:p>0.0563883</text:p>
          </table:table-cell>
          <table:table-cell office:value-type="float" office:value="0.0566438" calcext:value-type="float">
            <text:p>0.0566438</text:p>
          </table:table-cell>
          <table:table-cell office:value-type="float" office:value="0.096077" calcext:value-type="float">
            <text:p>0.096077</text:p>
          </table:table-cell>
          <table:table-cell office:value-type="float" office:value="0.0728545" calcext:value-type="float">
            <text:p>0.0728545</text:p>
          </table:table-cell>
          <table:table-cell office:value-type="float" office:value="0.0643633" calcext:value-type="float">
            <text:p>0.0643633</text:p>
          </table:table-cell>
          <table:table-cell office:value-type="float" office:value="0.0701947" calcext:value-type="float">
            <text:p>0.0701947</text:p>
          </table:table-cell>
          <table:table-cell office:value-type="float" office:value="0.250905" calcext:value-type="float">
            <text:p>0.250905</text:p>
          </table:table-cell>
        </table:table-row>
        <table:table-row table:style-name="ro1">
          <table:table-cell office:value-type="float" office:value="0.174034" calcext:value-type="float">
            <text:p>0.174034</text:p>
          </table:table-cell>
          <table:table-cell office:value-type="float" office:value="0.0589155" calcext:value-type="float">
            <text:p>0.0589155</text:p>
          </table:table-cell>
          <table:table-cell office:value-type="float" office:value="0.0713484" calcext:value-type="float">
            <text:p>0.0713484</text:p>
          </table:table-cell>
          <table:table-cell office:value-type="float" office:value="0.0681813" calcext:value-type="float">
            <text:p>0.0681813</text:p>
          </table:table-cell>
          <table:table-cell office:value-type="float" office:value="0.0926786" calcext:value-type="float">
            <text:p>0.0926786</text:p>
          </table:table-cell>
          <table:table-cell office:value-type="float" office:value="0.0750289" calcext:value-type="float">
            <text:p>0.0750289</text:p>
          </table:table-cell>
          <table:table-cell office:value-type="float" office:value="0.0718359" calcext:value-type="float">
            <text:p>0.0718359</text:p>
          </table:table-cell>
          <table:table-cell office:value-type="float" office:value="0.106685" calcext:value-type="float">
            <text:p>0.106685</text:p>
          </table:table-cell>
          <table:table-cell office:value-type="float" office:value="0.100873" calcext:value-type="float">
            <text:p>0.100873</text:p>
          </table:table-cell>
          <table:table-cell office:value-type="float" office:value="0.077775" calcext:value-type="float">
            <text:p>0.077775</text:p>
          </table:table-cell>
          <table:table-cell office:value-type="float" office:value="0.0817902" calcext:value-type="float">
            <text:p>0.0817902</text:p>
          </table:table-cell>
          <table:table-cell office:value-type="float" office:value="0.0668739" calcext:value-type="float">
            <text:p>0.0668739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0673071" calcext:value-type="float">
            <text:p>0.0673071</text:p>
          </table:table-cell>
          <table:table-cell office:value-type="float" office:value="0.0914582" calcext:value-type="float">
            <text:p>0.0914582</text:p>
          </table:table-cell>
          <table:table-cell office:value-type="float" office:value="0.105558" calcext:value-type="float">
            <text:p>0.105558</text:p>
          </table:table-cell>
          <table:table-cell office:value-type="float" office:value="0.0630334" calcext:value-type="float">
            <text:p>0.0630334</text:p>
          </table:table-cell>
          <table:table-cell office:value-type="float" office:value="0.108894" calcext:value-type="float">
            <text:p>0.108894</text:p>
          </table:table-cell>
          <table:table-cell office:value-type="float" office:value="0.0790619" calcext:value-type="float">
            <text:p>0.0790619</text:p>
          </table:table-cell>
          <table:table-cell office:value-type="float" office:value="0.11113" calcext:value-type="float">
            <text:p>0.11113</text:p>
          </table:table-cell>
          <table:table-cell office:value-type="float" office:value="0.0712767" calcext:value-type="float">
            <text:p>0.0712767</text:p>
          </table:table-cell>
          <table:table-cell office:value-type="float" office:value="0.137853" calcext:value-type="float">
            <text:p>0.137853</text:p>
          </table:table-cell>
          <table:table-cell office:value-type="float" office:value="0.0758728" calcext:value-type="float">
            <text:p>0.0758728</text:p>
          </table:table-cell>
          <table:table-cell office:value-type="float" office:value="0.0681832" calcext:value-type="float">
            <text:p>0.0681832</text:p>
          </table:table-cell>
          <table:table-cell office:value-type="float" office:value="0.0867754" calcext:value-type="float">
            <text:p>0.0867754</text:p>
          </table:table-cell>
        </table:table-row>
        <table:table-row table:style-name="ro1">
          <table:table-cell office:value-type="float" office:value="0.069588" calcext:value-type="float">
            <text:p>0.069588</text:p>
          </table:table-cell>
          <table:table-cell office:value-type="float" office:value="0.076539" calcext:value-type="float">
            <text:p>0.076539</text:p>
          </table:table-cell>
          <table:table-cell office:value-type="float" office:value="0.0982291" calcext:value-type="float">
            <text:p>0.0982291</text:p>
          </table:table-cell>
          <table:table-cell office:value-type="float" office:value="0.101773" calcext:value-type="float">
            <text:p>0.101773</text:p>
          </table:table-cell>
          <table:table-cell office:value-type="float" office:value="0.0780215" calcext:value-type="float">
            <text:p>0.0780215</text:p>
          </table:table-cell>
          <table:table-cell office:value-type="float" office:value="0.104723" calcext:value-type="float">
            <text:p>0.104723</text:p>
          </table:table-cell>
          <table:table-cell office:value-type="float" office:value="0.0665271" calcext:value-type="float">
            <text:p>0.0665271</text:p>
          </table:table-cell>
          <table:table-cell office:value-type="float" office:value="0.18586" calcext:value-type="float">
            <text:p>0.18586</text:p>
          </table:table-cell>
          <table:table-cell office:value-type="float" office:value="0.0803129" calcext:value-type="float">
            <text:p>0.0803129</text:p>
          </table:table-cell>
          <table:table-cell office:value-type="float" office:value="0.215829" calcext:value-type="float">
            <text:p>0.215829</text:p>
          </table:table-cell>
          <table:table-cell office:value-type="float" office:value="0.0973717" calcext:value-type="float">
            <text:p>0.0973717</text:p>
          </table:table-cell>
          <table:table-cell office:value-type="float" office:value="0.0959947" calcext:value-type="float">
            <text:p>0.0959947</text:p>
          </table:table-cell>
          <table:table-cell office:value-type="float" office:value="0.065818" calcext:value-type="float">
            <text:p>0.065818</text:p>
          </table:table-cell>
          <table:table-cell office:value-type="float" office:value="0.0664561" calcext:value-type="float">
            <text:p>0.0664561</text:p>
          </table:table-cell>
          <table:table-cell office:value-type="float" office:value="0.104999" calcext:value-type="float">
            <text:p>0.104999</text:p>
          </table:table-cell>
          <table:table-cell office:value-type="float" office:value="0.0681595" calcext:value-type="float">
            <text:p>0.0681595</text:p>
          </table:table-cell>
          <table:table-cell office:value-type="float" office:value="0.10047" calcext:value-type="float">
            <text:p>0.10047</text:p>
          </table:table-cell>
          <table:table-cell office:value-type="float" office:value="0.0779196" calcext:value-type="float">
            <text:p>0.0779196</text:p>
          </table:table-cell>
          <table:table-cell office:value-type="float" office:value="0.071304" calcext:value-type="float">
            <text:p>0.071304</text:p>
          </table:table-cell>
          <table:table-cell office:value-type="float" office:value="0.0809269" calcext:value-type="float">
            <text:p>0.0809269</text:p>
          </table:table-cell>
          <table:table-cell office:value-type="float" office:value="0.227892" calcext:value-type="float">
            <text:p>0.227892</text:p>
          </table:table-cell>
          <table:table-cell office:value-type="float" office:value="0.0976357" calcext:value-type="float">
            <text:p>0.0976357</text:p>
          </table:table-cell>
          <table:table-cell office:value-type="float" office:value="0.0652631" calcext:value-type="float">
            <text:p>0.0652631</text:p>
          </table:table-cell>
          <table:table-cell office:value-type="float" office:value="0.201232" calcext:value-type="float">
            <text:p>0.201232</text:p>
          </table:table-cell>
          <table:table-cell office:value-type="float" office:value="0.101397" calcext:value-type="float">
            <text:p>0.101397</text:p>
          </table:table-cell>
        </table:table-row>
        <table:table-row table:style-name="ro1">
          <table:table-cell office:value-type="float" office:value="0.0672929" calcext:value-type="float">
            <text:p>0.0672929</text:p>
          </table:table-cell>
          <table:table-cell office:value-type="float" office:value="0.167267" calcext:value-type="float">
            <text:p>0.167267</text:p>
          </table:table-cell>
          <table:table-cell office:value-type="float" office:value="0.224269" calcext:value-type="float">
            <text:p>0.224269</text:p>
          </table:table-cell>
          <table:table-cell office:value-type="float" office:value="0.0893638" calcext:value-type="float">
            <text:p>0.0893638</text:p>
          </table:table-cell>
          <table:table-cell office:value-type="float" office:value="0.0986268" calcext:value-type="float">
            <text:p>0.0986268</text:p>
          </table:table-cell>
          <table:table-cell office:value-type="float" office:value="0.0692228" calcext:value-type="float">
            <text:p>0.0692228</text:p>
          </table:table-cell>
          <table:table-cell office:value-type="float" office:value="0.0698626" calcext:value-type="float">
            <text:p>0.0698626</text:p>
          </table:table-cell>
          <table:table-cell office:value-type="float" office:value="0.227368" calcext:value-type="float">
            <text:p>0.227368</text:p>
          </table:table-cell>
          <table:table-cell office:value-type="float" office:value="0.0716945" calcext:value-type="float">
            <text:p>0.0716945</text:p>
          </table:table-cell>
          <table:table-cell office:value-type="float" office:value="0.201844" calcext:value-type="float">
            <text:p>0.201844</text:p>
          </table:table-cell>
          <table:table-cell office:value-type="float" office:value="0.237959" calcext:value-type="float">
            <text:p>0.237959</text:p>
          </table:table-cell>
          <table:table-cell office:value-type="float" office:value="0.0707737" calcext:value-type="float">
            <text:p>0.0707737</text:p>
          </table:table-cell>
          <table:table-cell office:value-type="float" office:value="0.180777" calcext:value-type="float">
            <text:p>0.180777</text:p>
          </table:table-cell>
          <table:table-cell office:value-type="float" office:value="0.0671829" calcext:value-type="float">
            <text:p>0.0671829</text:p>
          </table:table-cell>
          <table:table-cell office:value-type="float" office:value="0.0729935" calcext:value-type="float">
            <text:p>0.0729935</text:p>
          </table:table-cell>
          <table:table-cell office:value-type="float" office:value="0.121272" calcext:value-type="float">
            <text:p>0.121272</text:p>
          </table:table-cell>
          <table:table-cell office:value-type="float" office:value="0.0904803" calcext:value-type="float">
            <text:p>0.0904803</text:p>
          </table:table-cell>
          <table:table-cell office:value-type="float" office:value="0.0778696" calcext:value-type="float">
            <text:p>0.0778696</text:p>
          </table:table-cell>
          <table:table-cell office:value-type="float" office:value="0.225813" calcext:value-type="float">
            <text:p>0.225813</text:p>
          </table:table-cell>
          <table:table-cell office:value-type="float" office:value="0.0676286" calcext:value-type="float">
            <text:p>0.0676286</text:p>
          </table:table-cell>
          <table:table-cell office:value-type="float" office:value="0.0752785" calcext:value-type="float">
            <text:p>0.0752785</text:p>
          </table:table-cell>
          <table:table-cell office:value-type="float" office:value="0.128031" calcext:value-type="float">
            <text:p>0.128031</text:p>
          </table:table-cell>
          <table:table-cell office:value-type="float" office:value="0.0670387" calcext:value-type="float">
            <text:p>0.0670387</text:p>
          </table:table-cell>
          <table:table-cell office:value-type="float" office:value="0.0731644" calcext:value-type="float">
            <text:p>0.0731644</text:p>
          </table:table-cell>
          <table:table-cell office:value-type="float" office:value="0.0712772" calcext:value-type="float">
            <text:p>0.0712772</text:p>
          </table:table-cell>
        </table:table-row>
        <table:table-row table:style-name="ro1">
          <table:table-cell office:value-type="float" office:value="0.113734" calcext:value-type="float">
            <text:p>0.113734</text:p>
          </table:table-cell>
          <table:table-cell office:value-type="float" office:value="0.0966462" calcext:value-type="float">
            <text:p>0.0966462</text:p>
          </table:table-cell>
          <table:table-cell office:value-type="float" office:value="0.0801743" calcext:value-type="float">
            <text:p>0.0801743</text:p>
          </table:table-cell>
          <table:table-cell office:value-type="float" office:value="0.111419" calcext:value-type="float">
            <text:p>0.111419</text:p>
          </table:table-cell>
          <table:table-cell office:value-type="float" office:value="0.0904564" calcext:value-type="float">
            <text:p>0.0904564</text:p>
          </table:table-cell>
          <table:table-cell office:value-type="float" office:value="0.0710153" calcext:value-type="float">
            <text:p>0.0710153</text:p>
          </table:table-cell>
          <table:table-cell office:value-type="float" office:value="0.0739655" calcext:value-type="float">
            <text:p>0.0739655</text:p>
          </table:table-cell>
          <table:table-cell office:value-type="float" office:value="0.129197" calcext:value-type="float">
            <text:p>0.129197</text:p>
          </table:table-cell>
          <table:table-cell office:value-type="float" office:value="0.0729573" calcext:value-type="float">
            <text:p>0.0729573</text:p>
          </table:table-cell>
          <table:table-cell office:value-type="float" office:value="0.107333" calcext:value-type="float">
            <text:p>0.107333</text:p>
          </table:table-cell>
          <table:table-cell office:value-type="float" office:value="0.079633" calcext:value-type="float">
            <text:p>0.079633</text:p>
          </table:table-cell>
          <table:table-cell office:value-type="float" office:value="0.0721333" calcext:value-type="float">
            <text:p>0.0721333</text:p>
          </table:table-cell>
          <table:table-cell office:value-type="float" office:value="0.0796393" calcext:value-type="float">
            <text:p>0.0796393</text:p>
          </table:table-cell>
          <table:table-cell office:value-type="float" office:value="0.0632008" calcext:value-type="float">
            <text:p>0.0632008</text:p>
          </table:table-cell>
          <table:table-cell office:value-type="float" office:value="0.0864206" calcext:value-type="float">
            <text:p>0.0864206</text:p>
          </table:table-cell>
          <table:table-cell office:value-type="float" office:value="0.119607" calcext:value-type="float">
            <text:p>0.119607</text:p>
          </table:table-cell>
          <table:table-cell office:value-type="float" office:value="0.105809" calcext:value-type="float">
            <text:p>0.105809</text:p>
          </table:table-cell>
          <table:table-cell office:value-type="float" office:value="0.12722" calcext:value-type="float">
            <text:p>0.12722</text:p>
          </table:table-cell>
          <table:table-cell office:value-type="float" office:value="0.0681291" calcext:value-type="float">
            <text:p>0.0681291</text:p>
          </table:table-cell>
          <table:table-cell office:value-type="float" office:value="0.067609" calcext:value-type="float">
            <text:p>0.067609</text:p>
          </table:table-cell>
          <table:table-cell office:value-type="float" office:value="0.0684016" calcext:value-type="float">
            <text:p>0.0684016</text:p>
          </table:table-cell>
          <table:table-cell office:value-type="float" office:value="0.135456" calcext:value-type="float">
            <text:p>0.135456</text:p>
          </table:table-cell>
          <table:table-cell office:value-type="float" office:value="0.0705458" calcext:value-type="float">
            <text:p>0.0705458</text:p>
          </table:table-cell>
          <table:table-cell office:value-type="float" office:value="0.0757249" calcext:value-type="float">
            <text:p>0.0757249</text:p>
          </table:table-cell>
          <table:table-cell office:value-type="float" office:value="0.109981" calcext:value-type="float">
            <text:p>0.109981</text:p>
          </table:table-cell>
        </table:table-row>
        <table:table-row table:style-name="ro1">
          <table:table-cell office:value-type="float" office:value="0.0629688" calcext:value-type="float">
            <text:p>0.0629688</text:p>
          </table:table-cell>
          <table:table-cell office:value-type="float" office:value="0.0683189" calcext:value-type="float">
            <text:p>0.0683189</text:p>
          </table:table-cell>
          <table:table-cell office:value-type="float" office:value="0.0839932" calcext:value-type="float">
            <text:p>0.0839932</text:p>
          </table:table-cell>
          <table:table-cell office:value-type="float" office:value="0.079671" calcext:value-type="float">
            <text:p>0.079671</text:p>
          </table:table-cell>
          <table:table-cell office:value-type="float" office:value="0.0969201" calcext:value-type="float">
            <text:p>0.0969201</text:p>
          </table:table-cell>
          <table:table-cell office:value-type="float" office:value="0.11393" calcext:value-type="float">
            <text:p>0.11393</text:p>
          </table:table-cell>
          <table:table-cell office:value-type="float" office:value="0.23479" calcext:value-type="float">
            <text:p>0.23479</text:p>
          </table:table-cell>
          <table:table-cell office:value-type="float" office:value="0.190287" calcext:value-type="float">
            <text:p>0.190287</text:p>
          </table:table-cell>
          <table:table-cell office:value-type="float" office:value="0.0666331" calcext:value-type="float">
            <text:p>0.0666331</text:p>
          </table:table-cell>
          <table:table-cell office:value-type="float" office:value="0.0678331" calcext:value-type="float">
            <text:p>0.0678331</text:p>
          </table:table-cell>
          <table:table-cell office:value-type="float" office:value="0.0646819" calcext:value-type="float">
            <text:p>0.0646819</text:p>
          </table:table-cell>
          <table:table-cell office:value-type="float" office:value="0.0671921" calcext:value-type="float">
            <text:p>0.0671921</text:p>
          </table:table-cell>
          <table:table-cell office:value-type="float" office:value="0.101106" calcext:value-type="float">
            <text:p>0.101106</text:p>
          </table:table-cell>
          <table:table-cell office:value-type="float" office:value="0.0816685" calcext:value-type="float">
            <text:p>0.0816685</text:p>
          </table:table-cell>
          <table:table-cell office:value-type="float" office:value="0.131682" calcext:value-type="float">
            <text:p>0.131682</text:p>
          </table:table-cell>
          <table:table-cell office:value-type="float" office:value="0.0700642" calcext:value-type="float">
            <text:p>0.0700642</text:p>
          </table:table-cell>
          <table:table-cell office:value-type="float" office:value="0.0737358" calcext:value-type="float">
            <text:p>0.0737358</text:p>
          </table:table-cell>
          <table:table-cell office:value-type="float" office:value="0.0739323" calcext:value-type="float">
            <text:p>0.0739323</text:p>
          </table:table-cell>
          <table:table-cell office:value-type="float" office:value="0.0989126" calcext:value-type="float">
            <text:p>0.0989126</text:p>
          </table:table-cell>
          <table:table-cell office:value-type="float" office:value="0.107824" calcext:value-type="float">
            <text:p>0.107824</text:p>
          </table:table-cell>
          <table:table-cell office:value-type="float" office:value="0.0784521" calcext:value-type="float">
            <text:p>0.0784521</text:p>
          </table:table-cell>
          <table:table-cell office:value-type="float" office:value="0.0612683" calcext:value-type="float">
            <text:p>0.0612683</text:p>
          </table:table-cell>
          <table:table-cell office:value-type="float" office:value="0.0838782" calcext:value-type="float">
            <text:p>0.0838782</text:p>
          </table:table-cell>
          <table:table-cell office:value-type="float" office:value="0.0685242" calcext:value-type="float">
            <text:p>0.0685242</text:p>
          </table:table-cell>
          <table:table-cell office:value-type="float" office:value="0.100702" calcext:value-type="float">
            <text:p>0.100702</text:p>
          </table:table-cell>
        </table:table-row>
        <table:table-row table:style-name="ro1">
          <table:table-cell office:value-type="float" office:value="0.0744538" calcext:value-type="float">
            <text:p>0.0744538</text:p>
          </table:table-cell>
          <table:table-cell office:value-type="float" office:value="0.0700274" calcext:value-type="float">
            <text:p>0.0700274</text:p>
          </table:table-cell>
          <table:table-cell office:value-type="float" office:value="0.101871" calcext:value-type="float">
            <text:p>0.101871</text:p>
          </table:table-cell>
          <table:table-cell office:value-type="float" office:value="0.0632296" calcext:value-type="float">
            <text:p>0.0632296</text:p>
          </table:table-cell>
          <table:table-cell office:value-type="float" office:value="0.0698089" calcext:value-type="float">
            <text:p>0.0698089</text:p>
          </table:table-cell>
          <table:table-cell office:value-type="float" office:value="0.0757093" calcext:value-type="float">
            <text:p>0.0757093</text:p>
          </table:table-cell>
          <table:table-cell office:value-type="float" office:value="0.077887" calcext:value-type="float">
            <text:p>0.077887</text:p>
          </table:table-cell>
          <table:table-cell office:value-type="float" office:value="0.0749003" calcext:value-type="float">
            <text:p>0.0749003</text:p>
          </table:table-cell>
          <table:table-cell office:value-type="float" office:value="0.177497" calcext:value-type="float">
            <text:p>0.177497</text:p>
          </table:table-cell>
          <table:table-cell office:value-type="float" office:value="0.241831" calcext:value-type="float">
            <text:p>0.241831</text:p>
          </table:table-cell>
          <table:table-cell office:value-type="float" office:value="0.174626" calcext:value-type="float">
            <text:p>0.174626</text:p>
          </table:table-cell>
          <table:table-cell office:value-type="float" office:value="0.0600883" calcext:value-type="float">
            <text:p>0.0600883</text:p>
          </table:table-cell>
          <table:table-cell office:value-type="float" office:value="0.216073" calcext:value-type="float">
            <text:p>0.216073</text:p>
          </table:table-cell>
          <table:table-cell office:value-type="float" office:value="0.0689315" calcext:value-type="float">
            <text:p>0.0689315</text:p>
          </table:table-cell>
          <table:table-cell office:value-type="float" office:value="0.0587842" calcext:value-type="float">
            <text:p>0.0587842</text:p>
          </table:table-cell>
          <table:table-cell office:value-type="float" office:value="0.0639021" calcext:value-type="float">
            <text:p>0.0639021</text:p>
          </table:table-cell>
          <table:table-cell office:value-type="float" office:value="0.0980527" calcext:value-type="float">
            <text:p>0.0980527</text:p>
          </table:table-cell>
          <table:table-cell office:value-type="float" office:value="0.063749" calcext:value-type="float">
            <text:p>0.063749</text:p>
          </table:table-cell>
          <table:table-cell office:value-type="float" office:value="0.121352" calcext:value-type="float">
            <text:p>0.121352</text:p>
          </table:table-cell>
          <table:table-cell office:value-type="float" office:value="0.0715792" calcext:value-type="float">
            <text:p>0.0715792</text:p>
          </table:table-cell>
          <table:table-cell office:value-type="float" office:value="0.0756947" calcext:value-type="float">
            <text:p>0.0756947</text:p>
          </table:table-cell>
          <table:table-cell office:value-type="float" office:value="0.0765615" calcext:value-type="float">
            <text:p>0.0765615</text:p>
          </table:table-cell>
          <table:table-cell office:value-type="float" office:value="0.112746" calcext:value-type="float">
            <text:p>0.112746</text:p>
          </table:table-cell>
          <table:table-cell office:value-type="float" office:value="0.0821374" calcext:value-type="float">
            <text:p>0.0821374</text:p>
          </table:table-cell>
          <table:table-cell office:value-type="float" office:value="0.0836385" calcext:value-type="float">
            <text:p>0.0836385</text:p>
          </table:table-cell>
        </table:table-row>
        <table:table-row table:style-name="ro1">
          <table:table-cell office:value-type="float" office:value="0.0690121" calcext:value-type="float">
            <text:p>0.0690121</text:p>
          </table:table-cell>
          <table:table-cell office:value-type="float" office:value="0.110184" calcext:value-type="float">
            <text:p>0.110184</text:p>
          </table:table-cell>
          <table:table-cell office:value-type="float" office:value="0.145282" calcext:value-type="float">
            <text:p>0.145282</text:p>
          </table:table-cell>
          <table:table-cell office:value-type="float" office:value="0.0781278" calcext:value-type="float">
            <text:p>0.0781278</text:p>
          </table:table-cell>
          <table:table-cell office:value-type="float" office:value="0.0709038" calcext:value-type="float">
            <text:p>0.0709038</text:p>
          </table:table-cell>
          <table:table-cell office:value-type="float" office:value="0.0610969" calcext:value-type="float">
            <text:p>0.0610969</text:p>
          </table:table-cell>
          <table:table-cell office:value-type="float" office:value="0.06983" calcext:value-type="float">
            <text:p>0.06983</text:p>
          </table:table-cell>
          <table:table-cell office:value-type="float" office:value="0.238015" calcext:value-type="float">
            <text:p>0.238015</text:p>
          </table:table-cell>
          <table:table-cell office:value-type="float" office:value="0.0624196" calcext:value-type="float">
            <text:p>0.0624196</text:p>
          </table:table-cell>
          <table:table-cell office:value-type="float" office:value="0.0599276" calcext:value-type="float">
            <text:p>0.0599276</text:p>
          </table:table-cell>
          <table:table-cell office:value-type="float" office:value="0.190388" calcext:value-type="float">
            <text:p>0.190388</text:p>
          </table:table-cell>
          <table:table-cell office:value-type="float" office:value="0.0716755" calcext:value-type="float">
            <text:p>0.0716755</text:p>
          </table:table-cell>
          <table:table-cell office:value-type="float" office:value="0.0609708" calcext:value-type="float">
            <text:p>0.0609708</text:p>
          </table:table-cell>
          <table:table-cell office:value-type="float" office:value="0.0955682" calcext:value-type="float">
            <text:p>0.0955682</text:p>
          </table:table-cell>
          <table:table-cell office:value-type="float" office:value="0.0722318" calcext:value-type="float">
            <text:p>0.0722318</text:p>
          </table:table-cell>
          <table:table-cell office:value-type="float" office:value="0.0661116" calcext:value-type="float">
            <text:p>0.0661116</text:p>
          </table:table-cell>
          <table:table-cell office:value-type="float" office:value="0.102312" calcext:value-type="float">
            <text:p>0.102312</text:p>
          </table:table-cell>
          <table:table-cell office:value-type="float" office:value="0.0744146" calcext:value-type="float">
            <text:p>0.0744146</text:p>
          </table:table-cell>
          <table:table-cell office:value-type="float" office:value="0.0724805" calcext:value-type="float">
            <text:p>0.0724805</text:p>
          </table:table-cell>
          <table:table-cell office:value-type="float" office:value="0.0714871" calcext:value-type="float">
            <text:p>0.0714871</text:p>
          </table:table-cell>
          <table:table-cell office:value-type="float" office:value="0.100592" calcext:value-type="float">
            <text:p>0.100592</text:p>
          </table:table-cell>
          <table:table-cell office:value-type="float" office:value="0.078518" calcext:value-type="float">
            <text:p>0.078518</text:p>
          </table:table-cell>
          <table:table-cell office:value-type="float" office:value="0.0926089" calcext:value-type="float">
            <text:p>0.0926089</text:p>
          </table:table-cell>
          <table:table-cell office:value-type="float" office:value="0.0656668" calcext:value-type="float">
            <text:p>0.0656668</text:p>
          </table:table-cell>
          <table:table-cell office:value-type="float" office:value="0.210031" calcext:value-type="float">
            <text:p>0.210031</text:p>
          </table:table-cell>
        </table:table-row>
        <table:table-row table:style-name="ro1">
          <table:table-cell office:value-type="float" office:value="0.0602435" calcext:value-type="float">
            <text:p>0.0602435</text:p>
          </table:table-cell>
          <table:table-cell office:value-type="float" office:value="0.0684505" calcext:value-type="float">
            <text:p>0.0684505</text:p>
          </table:table-cell>
          <table:table-cell office:value-type="float" office:value="0.0733859" calcext:value-type="float">
            <text:p>0.0733859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0.0687482" calcext:value-type="float">
            <text:p>0.0687482</text:p>
          </table:table-cell>
          <table:table-cell office:value-type="float" office:value="0.0675316" calcext:value-type="float">
            <text:p>0.0675316</text:p>
          </table:table-cell>
          <table:table-cell office:value-type="float" office:value="0.069969" calcext:value-type="float">
            <text:p>0.069969</text:p>
          </table:table-cell>
          <table:table-cell office:value-type="float" office:value="0.108543" calcext:value-type="float">
            <text:p>0.108543</text:p>
          </table:table-cell>
          <table:table-cell office:value-type="float" office:value="0.0739018" calcext:value-type="float">
            <text:p>0.0739018</text:p>
          </table:table-cell>
          <table:table-cell office:value-type="float" office:value="0.064104" calcext:value-type="float">
            <text:p>0.064104</text:p>
          </table:table-cell>
          <table:table-cell office:value-type="float" office:value="0.0785473" calcext:value-type="float">
            <text:p>0.0785473</text:p>
          </table:table-cell>
          <table:table-cell office:value-type="float" office:value="0.221429" calcext:value-type="float">
            <text:p>0.221429</text:p>
          </table:table-cell>
          <table:table-cell office:value-type="float" office:value="0.101292" calcext:value-type="float">
            <text:p>0.101292</text:p>
          </table:table-cell>
          <table:table-cell office:value-type="float" office:value="0.0727543" calcext:value-type="float">
            <text:p>0.0727543</text:p>
          </table:table-cell>
          <table:table-cell office:value-type="float" office:value="0.0952585" calcext:value-type="float">
            <text:p>0.0952585</text:p>
          </table:table-cell>
          <table:table-cell office:value-type="float" office:value="0.0652274" calcext:value-type="float">
            <text:p>0.0652274</text:p>
          </table:table-cell>
          <table:table-cell office:value-type="float" office:value="0.208416" calcext:value-type="float">
            <text:p>0.208416</text:p>
          </table:table-cell>
          <table:table-cell office:value-type="float" office:value="0.0651462" calcext:value-type="float">
            <text:p>0.0651462</text:p>
          </table:table-cell>
          <table:table-cell office:value-type="float" office:value="0.0923355" calcext:value-type="float">
            <text:p>0.0923355</text:p>
          </table:table-cell>
          <table:table-cell office:value-type="float" office:value="0.123158" calcext:value-type="float">
            <text:p>0.123158</text:p>
          </table:table-cell>
          <table:table-cell office:value-type="float" office:value="0.0694799" calcext:value-type="float">
            <text:p>0.0694799</text:p>
          </table:table-cell>
          <table:table-cell office:value-type="float" office:value="0.220422" calcext:value-type="float">
            <text:p>0.220422</text:p>
          </table:table-cell>
          <table:table-cell office:value-type="float" office:value="0.0687727" calcext:value-type="float">
            <text:p>0.0687727</text:p>
          </table:table-cell>
          <table:table-cell office:value-type="float" office:value="0.150024" calcext:value-type="float">
            <text:p>0.150024</text:p>
          </table:table-cell>
          <table:table-cell office:value-type="float" office:value="0.152739" calcext:value-type="float">
            <text:p>0.152739</text:p>
          </table:table-cell>
        </table:table-row>
        <table:table-row table:style-name="ro1">
          <table:table-cell office:value-type="float" office:value="0.102376" calcext:value-type="float">
            <text:p>0.102376</text:p>
          </table:table-cell>
          <table:table-cell office:value-type="float" office:value="0.189471" calcext:value-type="float">
            <text:p>0.189471</text:p>
          </table:table-cell>
          <table:table-cell office:value-type="float" office:value="0.130764" calcext:value-type="float">
            <text:p>0.130764</text:p>
          </table:table-cell>
          <table:table-cell office:value-type="float" office:value="0.0623715" calcext:value-type="float">
            <text:p>0.0623715</text:p>
          </table:table-cell>
          <table:table-cell office:value-type="float" office:value="0.122324" calcext:value-type="float">
            <text:p>0.122324</text:p>
          </table:table-cell>
          <table:table-cell office:value-type="float" office:value="0.0743075" calcext:value-type="float">
            <text:p>0.0743075</text:p>
          </table:table-cell>
          <table:table-cell office:value-type="float" office:value="0.146082" calcext:value-type="float">
            <text:p>0.146082</text:p>
          </table:table-cell>
          <table:table-cell office:value-type="float" office:value="0.0673755" calcext:value-type="float">
            <text:p>0.0673755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0637143" calcext:value-type="float">
            <text:p>0.0637143</text:p>
          </table:table-cell>
          <table:table-cell office:value-type="float" office:value="0.0703375" calcext:value-type="float">
            <text:p>0.0703375</text:p>
          </table:table-cell>
          <table:table-cell office:value-type="float" office:value="0.0635964" calcext:value-type="float">
            <text:p>0.0635964</text:p>
          </table:table-cell>
          <table:table-cell office:value-type="float" office:value="0.0923517" calcext:value-type="float">
            <text:p>0.0923517</text:p>
          </table:table-cell>
          <table:table-cell office:value-type="float" office:value="0.067243" calcext:value-type="float">
            <text:p>0.067243</text:p>
          </table:table-cell>
          <table:table-cell office:value-type="float" office:value="0.230782" calcext:value-type="float">
            <text:p>0.230782</text:p>
          </table:table-cell>
          <table:table-cell office:value-type="float" office:value="0.062041" calcext:value-type="float">
            <text:p>0.062041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735399" calcext:value-type="float">
            <text:p>0.0735399</text:p>
          </table:table-cell>
          <table:table-cell office:value-type="float" office:value="0.0767721" calcext:value-type="float">
            <text:p>0.0767721</text:p>
          </table:table-cell>
          <table:table-cell office:value-type="float" office:value="0.0726149" calcext:value-type="float">
            <text:p>0.0726149</text:p>
          </table:table-cell>
          <table:table-cell office:value-type="float" office:value="0.0803322" calcext:value-type="float">
            <text:p>0.0803322</text:p>
          </table:table-cell>
          <table:table-cell office:value-type="float" office:value="0.25875" calcext:value-type="float">
            <text:p>0.25875</text:p>
          </table:table-cell>
          <table:table-cell office:value-type="float" office:value="0.0568913" calcext:value-type="float">
            <text:p>0.0568913</text:p>
          </table:table-cell>
          <table:table-cell office:value-type="float" office:value="0.0944292" calcext:value-type="float">
            <text:p>0.0944292</text:p>
          </table:table-cell>
          <table:table-cell office:value-type="float" office:value="0.0939105" calcext:value-type="float">
            <text:p>0.0939105</text:p>
          </table:table-cell>
        </table:table-row>
        <table:table-row table:style-name="ro1">
          <table:table-cell office:value-type="float" office:value="0.140132" calcext:value-type="float">
            <text:p>0.140132</text:p>
          </table:table-cell>
          <table:table-cell office:value-type="float" office:value="0.0750863" calcext:value-type="float">
            <text:p>0.0750863</text:p>
          </table:table-cell>
          <table:table-cell office:value-type="float" office:value="0.211302" calcext:value-type="float">
            <text:p>0.211302</text:p>
          </table:table-cell>
          <table:table-cell office:value-type="float" office:value="0.0572436" calcext:value-type="float">
            <text:p>0.0572436</text:p>
          </table:table-cell>
          <table:table-cell office:value-type="float" office:value="0.0680865" calcext:value-type="float">
            <text:p>0.0680865</text:p>
          </table:table-cell>
          <table:table-cell office:value-type="float" office:value="0.0593172" calcext:value-type="float">
            <text:p>0.0593172</text:p>
          </table:table-cell>
          <table:table-cell office:value-type="float" office:value="0.0869588" calcext:value-type="float">
            <text:p>0.0869588</text:p>
          </table:table-cell>
          <table:table-cell office:value-type="float" office:value="0.0684186" calcext:value-type="float">
            <text:p>0.0684186</text:p>
          </table:table-cell>
          <table:table-cell office:value-type="float" office:value="0.0750608" calcext:value-type="float">
            <text:p>0.0750608</text:p>
          </table:table-cell>
          <table:table-cell office:value-type="float" office:value="0.0778096" calcext:value-type="float">
            <text:p>0.0778096</text:p>
          </table:table-cell>
          <table:table-cell office:value-type="float" office:value="0.0984336" calcext:value-type="float">
            <text:p>0.0984336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0.127314" calcext:value-type="float">
            <text:p>0.127314</text:p>
          </table:table-cell>
          <table:table-cell office:value-type="float" office:value="0.229" calcext:value-type="float">
            <text:p>0.229</text:p>
          </table:table-cell>
          <table:table-cell office:value-type="float" office:value="0.100437" calcext:value-type="float">
            <text:p>0.100437</text:p>
          </table:table-cell>
          <table:table-cell office:value-type="float" office:value="0.0890144" calcext:value-type="float">
            <text:p>0.0890144</text:p>
          </table:table-cell>
          <table:table-cell office:value-type="float" office:value="0.0577626" calcext:value-type="float">
            <text:p>0.0577626</text:p>
          </table:table-cell>
          <table:table-cell office:value-type="float" office:value="0.0619642" calcext:value-type="float">
            <text:p>0.0619642</text:p>
          </table:table-cell>
          <table:table-cell office:value-type="float" office:value="0.254772" calcext:value-type="float">
            <text:p>0.254772</text:p>
          </table:table-cell>
          <table:table-cell office:value-type="float" office:value="0.0804549" calcext:value-type="float">
            <text:p>0.0804549</text:p>
          </table:table-cell>
          <table:table-cell office:value-type="float" office:value="0.0599971" calcext:value-type="float">
            <text:p>0.0599971</text:p>
          </table:table-cell>
          <table:table-cell office:value-type="float" office:value="0.070153" calcext:value-type="float">
            <text:p>0.070153</text:p>
          </table:table-cell>
          <table:table-cell office:value-type="float" office:value="0.0910569" calcext:value-type="float">
            <text:p>0.0910569</text:p>
          </table:table-cell>
          <table:table-cell office:value-type="float" office:value="0.0860066" calcext:value-type="float">
            <text:p>0.0860066</text:p>
          </table:table-cell>
          <table:table-cell office:value-type="float" office:value="0.114173" calcext:value-type="float">
            <text:p>0.114173</text:p>
          </table:table-cell>
        </table:table-row>
        <table:table-row table:style-name="ro1">
          <table:table-cell office:value-type="float" office:value="0.243742" calcext:value-type="float">
            <text:p>0.243742</text:p>
          </table:table-cell>
          <table:table-cell office:value-type="float" office:value="0.0668302" calcext:value-type="float">
            <text:p>0.0668302</text:p>
          </table:table-cell>
          <table:table-cell office:value-type="float" office:value="0.0591012" calcext:value-type="float">
            <text:p>0.0591012</text:p>
          </table:table-cell>
          <table:table-cell office:value-type="float" office:value="0.0684867" calcext:value-type="float">
            <text:p>0.0684867</text:p>
          </table:table-cell>
          <table:table-cell office:value-type="float" office:value="0.0606936" calcext:value-type="float">
            <text:p>0.0606936</text:p>
          </table:table-cell>
          <table:table-cell office:value-type="float" office:value="0.0686812" calcext:value-type="float">
            <text:p>0.0686812</text:p>
          </table:table-cell>
          <table:table-cell office:value-type="float" office:value="0.0836832" calcext:value-type="float">
            <text:p>0.0836832</text:p>
          </table:table-cell>
          <table:table-cell office:value-type="float" office:value="0.140077" calcext:value-type="float">
            <text:p>0.140077</text:p>
          </table:table-cell>
          <table:table-cell office:value-type="float" office:value="0.078876" calcext:value-type="float">
            <text:p>0.078876</text:p>
          </table:table-cell>
          <table:table-cell office:value-type="float" office:value="0.073295" calcext:value-type="float">
            <text:p>0.073295</text:p>
          </table:table-cell>
          <table:table-cell office:value-type="float" office:value="0.150247" calcext:value-type="float">
            <text:p>0.150247</text:p>
          </table:table-cell>
          <table:table-cell office:value-type="float" office:value="0.0959084" calcext:value-type="float">
            <text:p>0.0959084</text:p>
          </table:table-cell>
          <table:table-cell office:value-type="float" office:value="0.0728169" calcext:value-type="float">
            <text:p>0.0728169</text:p>
          </table:table-cell>
          <table:table-cell office:value-type="float" office:value="0.0645416" calcext:value-type="float">
            <text:p>0.0645416</text:p>
          </table:table-cell>
          <table:table-cell office:value-type="float" office:value="0.255404" calcext:value-type="float">
            <text:p>0.255404</text:p>
          </table:table-cell>
          <table:table-cell office:value-type="float" office:value="0.070914" calcext:value-type="float">
            <text:p>0.070914</text:p>
          </table:table-cell>
          <table:table-cell office:value-type="float" office:value="0.0655854" calcext:value-type="float">
            <text:p>0.0655854</text:p>
          </table:table-cell>
          <table:table-cell office:value-type="float" office:value="0.0617134" calcext:value-type="float">
            <text:p>0.0617134</text:p>
          </table:table-cell>
          <table:table-cell office:value-type="float" office:value="0.100893" calcext:value-type="float">
            <text:p>0.100893</text:p>
          </table:table-cell>
          <table:table-cell office:value-type="float" office:value="0.0700734" calcext:value-type="float">
            <text:p>0.0700734</text:p>
          </table:table-cell>
          <table:table-cell office:value-type="float" office:value="0.0668038" calcext:value-type="float">
            <text:p>0.0668038</text:p>
          </table:table-cell>
          <table:table-cell office:value-type="float" office:value="0.0742508" calcext:value-type="float">
            <text:p>0.0742508</text:p>
          </table:table-cell>
          <table:table-cell office:value-type="float" office:value="0.0954513" calcext:value-type="float">
            <text:p>0.0954513</text:p>
          </table:table-cell>
          <table:table-cell office:value-type="float" office:value="0.0998788" calcext:value-type="float">
            <text:p>0.0998788</text:p>
          </table:table-cell>
          <table:table-cell office:value-type="float" office:value="0.0644759" calcext:value-type="float">
            <text:p>0.0644759</text:p>
          </table:table-cell>
        </table:table-row>
        <table:table-row table:style-name="ro1">
          <table:table-cell office:value-type="float" office:value="0.067462" calcext:value-type="float">
            <text:p>0.067462</text:p>
          </table:table-cell>
          <table:table-cell office:value-type="float" office:value="0.0705171" calcext:value-type="float">
            <text:p>0.0705171</text:p>
          </table:table-cell>
          <table:table-cell office:value-type="float" office:value="0.0718277" calcext:value-type="float">
            <text:p>0.0718277</text:p>
          </table:table-cell>
          <table:table-cell office:value-type="float" office:value="0.23787" calcext:value-type="float">
            <text:p>0.23787</text:p>
          </table:table-cell>
          <table:table-cell office:value-type="float" office:value="0.0995453" calcext:value-type="float">
            <text:p>0.0995453</text:p>
          </table:table-cell>
          <table:table-cell office:value-type="float" office:value="0.166701" calcext:value-type="float">
            <text:p>0.166701</text:p>
          </table:table-cell>
          <table:table-cell office:value-type="float" office:value="0.214793" calcext:value-type="float">
            <text:p>0.214793</text:p>
          </table:table-cell>
          <table:table-cell office:value-type="float" office:value="0.0712136" calcext:value-type="float">
            <text:p>0.0712136</text:p>
          </table:table-cell>
          <table:table-cell office:value-type="float" office:value="0.0785847" calcext:value-type="float">
            <text:p>0.0785847</text:p>
          </table:table-cell>
          <table:table-cell office:value-type="float" office:value="0.0958955" calcext:value-type="float">
            <text:p>0.0958955</text:p>
          </table:table-cell>
          <table:table-cell office:value-type="float" office:value="0.0653992" calcext:value-type="float">
            <text:p>0.0653992</text:p>
          </table:table-cell>
          <table:table-cell office:value-type="float" office:value="0.166225" calcext:value-type="float">
            <text:p>0.166225</text:p>
          </table:table-cell>
          <table:table-cell office:value-type="float" office:value="0.071917" calcext:value-type="float">
            <text:p>0.071917</text:p>
          </table:table-cell>
          <table:table-cell office:value-type="float" office:value="0.0666934" calcext:value-type="float">
            <text:p>0.0666934</text:p>
          </table:table-cell>
          <table:table-cell office:value-type="float" office:value="0.0754217" calcext:value-type="float">
            <text:p>0.0754217</text:p>
          </table:table-cell>
          <table:table-cell office:value-type="float" office:value="0.0837174" calcext:value-type="float">
            <text:p>0.0837174</text:p>
          </table:table-cell>
          <table:table-cell office:value-type="float" office:value="0.0862813" calcext:value-type="float">
            <text:p>0.0862813</text:p>
          </table:table-cell>
          <table:table-cell office:value-type="float" office:value="0.0844503" calcext:value-type="float">
            <text:p>0.0844503</text:p>
          </table:table-cell>
          <table:table-cell office:value-type="float" office:value="0.0782405" calcext:value-type="float">
            <text:p>0.0782405</text:p>
          </table:table-cell>
          <table:table-cell office:value-type="float" office:value="0.0814165" calcext:value-type="float">
            <text:p>0.0814165</text:p>
          </table:table-cell>
          <table:table-cell office:value-type="float" office:value="0.215206" calcext:value-type="float">
            <text:p>0.215206</text:p>
          </table:table-cell>
          <table:table-cell office:value-type="float" office:value="0.0612542" calcext:value-type="float">
            <text:p>0.0612542</text:p>
          </table:table-cell>
          <table:table-cell office:value-type="float" office:value="0.0652901" calcext:value-type="float">
            <text:p>0.0652901</text:p>
          </table:table-cell>
          <table:table-cell office:value-type="float" office:value="0.362077" calcext:value-type="float">
            <text:p>0.362077</text:p>
          </table:table-cell>
          <table:table-cell office:value-type="float" office:value="0.293662" calcext:value-type="float">
            <text:p>0.293662</text:p>
          </table:table-cell>
        </table:table-row>
        <table:table-row table:style-name="ro1">
          <table:table-cell office:value-type="float" office:value="0.0671234" calcext:value-type="float">
            <text:p>0.0671234</text:p>
          </table:table-cell>
          <table:table-cell office:value-type="float" office:value="0.0661456" calcext:value-type="float">
            <text:p>0.0661456</text:p>
          </table:table-cell>
          <table:table-cell office:value-type="float" office:value="0.0741107" calcext:value-type="float">
            <text:p>0.0741107</text:p>
          </table:table-cell>
          <table:table-cell office:value-type="float" office:value="0.0712269" calcext:value-type="float">
            <text:p>0.0712269</text:p>
          </table:table-cell>
          <table:table-cell office:value-type="float" office:value="0.0659959" calcext:value-type="float">
            <text:p>0.0659959</text:p>
          </table:table-cell>
          <table:table-cell office:value-type="float" office:value="0.103624" calcext:value-type="float">
            <text:p>0.103624</text:p>
          </table:table-cell>
          <table:table-cell office:value-type="float" office:value="0.0805849" calcext:value-type="float">
            <text:p>0.0805849</text:p>
          </table:table-cell>
          <table:table-cell office:value-type="float" office:value="0.104667" calcext:value-type="float">
            <text:p>0.104667</text:p>
          </table:table-cell>
          <table:table-cell office:value-type="float" office:value="0.0939052" calcext:value-type="float">
            <text:p>0.0939052</text:p>
          </table:table-cell>
          <table:table-cell office:value-type="float" office:value="0.101235" calcext:value-type="float">
            <text:p>0.101235</text:p>
          </table:table-cell>
          <table:table-cell office:value-type="float" office:value="0.20997" calcext:value-type="float">
            <text:p>0.20997</text:p>
          </table:table-cell>
          <table:table-cell office:value-type="float" office:value="0.066236" calcext:value-type="float">
            <text:p>0.066236</text:p>
          </table:table-cell>
          <table:table-cell office:value-type="float" office:value="0.0706753" calcext:value-type="float">
            <text:p>0.0706753</text:p>
          </table:table-cell>
          <table:table-cell office:value-type="float" office:value="0.087852" calcext:value-type="float">
            <text:p>0.087852</text:p>
          </table:table-cell>
          <table:table-cell office:value-type="float" office:value="0.0649959" calcext:value-type="float">
            <text:p>0.0649959</text:p>
          </table:table-cell>
          <table:table-cell office:value-type="float" office:value="0.0760658" calcext:value-type="float">
            <text:p>0.0760658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0746102" calcext:value-type="float">
            <text:p>0.0746102</text:p>
          </table:table-cell>
          <table:table-cell office:value-type="float" office:value="0.256226" calcext:value-type="float">
            <text:p>0.256226</text:p>
          </table:table-cell>
          <table:table-cell office:value-type="float" office:value="0.0527657" calcext:value-type="float">
            <text:p>0.0527657</text:p>
          </table:table-cell>
          <table:table-cell office:value-type="float" office:value="0.205287" calcext:value-type="float">
            <text:p>0.205287</text:p>
          </table:table-cell>
          <table:table-cell office:value-type="float" office:value="0.212132" calcext:value-type="float">
            <text:p>0.212132</text:p>
          </table:table-cell>
          <table:table-cell office:value-type="float" office:value="0.300605" calcext:value-type="float">
            <text:p>0.300605</text:p>
          </table:table-cell>
          <table:table-cell office:value-type="float" office:value="0.362764" calcext:value-type="float">
            <text:p>0.362764</text:p>
          </table:table-cell>
          <table:table-cell office:value-type="float" office:value="0.0920147" calcext:value-type="float">
            <text:p>0.0920147</text:p>
          </table:table-cell>
        </table:table-row>
        <table:table-row table:style-name="ro1">
          <table:table-cell office:value-type="float" office:value="0.093437" calcext:value-type="float">
            <text:p>0.093437</text:p>
          </table:table-cell>
          <table:table-cell office:value-type="float" office:value="0.0597531" calcext:value-type="float">
            <text:p>0.0597531</text:p>
          </table:table-cell>
          <table:table-cell office:value-type="float" office:value="0.106913" calcext:value-type="float">
            <text:p>0.106913</text:p>
          </table:table-cell>
          <table:table-cell office:value-type="float" office:value="0.0585071" calcext:value-type="float">
            <text:p>0.0585071</text:p>
          </table:table-cell>
          <table:table-cell office:value-type="float" office:value="0.13903" calcext:value-type="float">
            <text:p>0.13903</text:p>
          </table:table-cell>
          <table:table-cell office:value-type="float" office:value="0.0738565" calcext:value-type="float">
            <text:p>0.0738565</text:p>
          </table:table-cell>
          <table:table-cell office:value-type="float" office:value="0.0998671" calcext:value-type="float">
            <text:p>0.0998671</text:p>
          </table:table-cell>
          <table:table-cell office:value-type="float" office:value="0.0762812" calcext:value-type="float">
            <text:p>0.0762812</text:p>
          </table:table-cell>
          <table:table-cell office:value-type="float" office:value="0.0990316" calcext:value-type="float">
            <text:p>0.0990316</text:p>
          </table:table-cell>
          <table:table-cell office:value-type="float" office:value="0.115933" calcext:value-type="float">
            <text:p>0.115933</text:p>
          </table:table-cell>
          <table:table-cell office:value-type="float" office:value="0.0731816" calcext:value-type="float">
            <text:p>0.0731816</text:p>
          </table:table-cell>
          <table:table-cell office:value-type="float" office:value="0.0825057" calcext:value-type="float">
            <text:p>0.0825057</text:p>
          </table:table-cell>
          <table:table-cell office:value-type="float" office:value="0.0734059" calcext:value-type="float">
            <text:p>0.0734059</text:p>
          </table:table-cell>
          <table:table-cell office:value-type="float" office:value="0.102662" calcext:value-type="float">
            <text:p>0.102662</text:p>
          </table:table-cell>
          <table:table-cell office:value-type="float" office:value="0.13214" calcext:value-type="float">
            <text:p>0.13214</text:p>
          </table:table-cell>
          <table:table-cell office:value-type="float" office:value="0.0773229" calcext:value-type="float">
            <text:p>0.0773229</text:p>
          </table:table-cell>
          <table:table-cell office:value-type="float" office:value="0.0803056" calcext:value-type="float">
            <text:p>0.0803056</text:p>
          </table:table-cell>
          <table:table-cell office:value-type="float" office:value="0.107668" calcext:value-type="float">
            <text:p>0.107668</text:p>
          </table:table-cell>
          <table:table-cell office:value-type="float" office:value="0.0740294" calcext:value-type="float">
            <text:p>0.0740294</text:p>
          </table:table-cell>
          <table:table-cell office:value-type="float" office:value="0.0873497" calcext:value-type="float">
            <text:p>0.0873497</text:p>
          </table:table-cell>
          <table:table-cell office:value-type="float" office:value="0.0746553" calcext:value-type="float">
            <text:p>0.0746553</text:p>
          </table:table-cell>
          <table:table-cell office:value-type="float" office:value="0.104996" calcext:value-type="float">
            <text:p>0.104996</text:p>
          </table:table-cell>
          <table:table-cell office:value-type="float" office:value="0.100023" calcext:value-type="float">
            <text:p>0.100023</text:p>
          </table:table-cell>
          <table:table-cell office:value-type="float" office:value="0.0773685" calcext:value-type="float">
            <text:p>0.0773685</text:p>
          </table:table-cell>
          <table:table-cell office:value-type="float" office:value="0.0729058" calcext:value-type="float">
            <text:p>0.0729058</text:p>
          </table:table-cell>
        </table:table-row>
        <table:table-row table:style-name="ro1">
          <table:table-cell office:value-type="float" office:value="0.12466" calcext:value-type="float">
            <text:p>0.12466</text:p>
          </table:table-cell>
          <table:table-cell office:value-type="float" office:value="0.137796" calcext:value-type="float">
            <text:p>0.137796</text:p>
          </table:table-cell>
          <table:table-cell office:value-type="float" office:value="0.0721389" calcext:value-type="float">
            <text:p>0.0721389</text:p>
          </table:table-cell>
          <table:table-cell office:value-type="float" office:value="0.0731531" calcext:value-type="float">
            <text:p>0.0731531</text:p>
          </table:table-cell>
          <table:table-cell office:value-type="float" office:value="0.0735128" calcext:value-type="float">
            <text:p>0.0735128</text:p>
          </table:table-cell>
          <table:table-cell office:value-type="float" office:value="0.0679803" calcext:value-type="float">
            <text:p>0.0679803</text:p>
          </table:table-cell>
          <table:table-cell office:value-type="float" office:value="0.198214" calcext:value-type="float">
            <text:p>0.198214</text:p>
          </table:table-cell>
          <table:table-cell office:value-type="float" office:value="0.0699136" calcext:value-type="float">
            <text:p>0.0699136</text:p>
          </table:table-cell>
          <table:table-cell office:value-type="float" office:value="0.0964834" calcext:value-type="float">
            <text:p>0.0964834</text:p>
          </table:table-cell>
          <table:table-cell office:value-type="float" office:value="0.257835" calcext:value-type="float">
            <text:p>0.257835</text:p>
          </table:table-cell>
          <table:table-cell office:value-type="float" office:value="0.337698" calcext:value-type="float">
            <text:p>0.337698</text:p>
          </table:table-cell>
          <table:table-cell office:value-type="float" office:value="0.0653063" calcext:value-type="float">
            <text:p>0.0653063</text:p>
          </table:table-cell>
          <table:table-cell office:value-type="float" office:value="0.070733" calcext:value-type="float">
            <text:p>0.070733</text:p>
          </table:table-cell>
          <table:table-cell office:value-type="float" office:value="0.0669503" calcext:value-type="float">
            <text:p>0.0669503</text:p>
          </table:table-cell>
          <table:table-cell office:value-type="float" office:value="0.0652047" calcext:value-type="float">
            <text:p>0.0652047</text:p>
          </table:table-cell>
          <table:table-cell office:value-type="float" office:value="0.0697012" calcext:value-type="float">
            <text:p>0.0697012</text:p>
          </table:table-cell>
          <table:table-cell office:value-type="float" office:value="0.0873788" calcext:value-type="float">
            <text:p>0.0873788</text:p>
          </table:table-cell>
          <table:table-cell office:value-type="float" office:value="0.0846619" calcext:value-type="float">
            <text:p>0.0846619</text:p>
          </table:table-cell>
          <table:table-cell office:value-type="float" office:value="0.231833" calcext:value-type="float">
            <text:p>0.231833</text:p>
          </table:table-cell>
          <table:table-cell office:value-type="float" office:value="0.191923" calcext:value-type="float">
            <text:p>0.191923</text:p>
          </table:table-cell>
          <table:table-cell office:value-type="float" office:value="0.0594851" calcext:value-type="float">
            <text:p>0.0594851</text:p>
          </table:table-cell>
          <table:table-cell office:value-type="float" office:value="0.0912945" calcext:value-type="float">
            <text:p>0.0912945</text:p>
          </table:table-cell>
          <table:table-cell office:value-type="float" office:value="0.0694267" calcext:value-type="float">
            <text:p>0.0694267</text:p>
          </table:table-cell>
          <table:table-cell office:value-type="float" office:value="0.435034" calcext:value-type="float">
            <text:p>0.435034</text:p>
          </table:table-cell>
          <table:table-cell office:value-type="float" office:value="0.0699335" calcext:value-type="float">
            <text:p>0.0699335</text:p>
          </table:table-cell>
        </table:table-row>
        <table:table-row table:style-name="ro1">
          <table:table-cell office:value-type="float" office:value="0.0594571" calcext:value-type="float">
            <text:p>0.0594571</text:p>
          </table:table-cell>
          <table:table-cell office:value-type="float" office:value="0.0576672" calcext:value-type="float">
            <text:p>0.0576672</text:p>
          </table:table-cell>
          <table:table-cell office:value-type="float" office:value="0.127415" calcext:value-type="float">
            <text:p>0.127415</text:p>
          </table:table-cell>
          <table:table-cell office:value-type="float" office:value="0.0669569" calcext:value-type="float">
            <text:p>0.0669569</text:p>
          </table:table-cell>
          <table:table-cell office:value-type="float" office:value="0.136264" calcext:value-type="float">
            <text:p>0.136264</text:p>
          </table:table-cell>
          <table:table-cell office:value-type="float" office:value="0.0824866" calcext:value-type="float">
            <text:p>0.0824866</text:p>
          </table:table-cell>
          <table:table-cell office:value-type="float" office:value="0.076405" calcext:value-type="float">
            <text:p>0.076405</text:p>
          </table:table-cell>
          <table:table-cell office:value-type="float" office:value="0.104639" calcext:value-type="float">
            <text:p>0.104639</text:p>
          </table:table-cell>
          <table:table-cell office:value-type="float" office:value="0.106621" calcext:value-type="float">
            <text:p>0.106621</text:p>
          </table:table-cell>
          <table:table-cell office:value-type="float" office:value="0.192006" calcext:value-type="float">
            <text:p>0.192006</text:p>
          </table:table-cell>
          <table:table-cell office:value-type="float" office:value="0.0838062" calcext:value-type="float">
            <text:p>0.0838062</text:p>
          </table:table-cell>
          <table:table-cell office:value-type="float" office:value="0.108478" calcext:value-type="float">
            <text:p>0.108478</text:p>
          </table:table-cell>
          <table:table-cell office:value-type="float" office:value="0.0753539" calcext:value-type="float">
            <text:p>0.0753539</text:p>
          </table:table-cell>
          <table:table-cell office:value-type="float" office:value="0.0771794" calcext:value-type="float">
            <text:p>0.0771794</text:p>
          </table:table-cell>
          <table:table-cell office:value-type="float" office:value="0.0775401" calcext:value-type="float">
            <text:p>0.0775401</text:p>
          </table:table-cell>
          <table:table-cell office:value-type="float" office:value="0.0811732" calcext:value-type="float">
            <text:p>0.0811732</text:p>
          </table:table-cell>
          <table:table-cell office:value-type="float" office:value="0.0687244" calcext:value-type="float">
            <text:p>0.0687244</text:p>
          </table:table-cell>
          <table:table-cell office:value-type="float" office:value="0.191417" calcext:value-type="float">
            <text:p>0.191417</text:p>
          </table:table-cell>
          <table:table-cell office:value-type="float" office:value="0.0756633" calcext:value-type="float">
            <text:p>0.0756633</text:p>
          </table:table-cell>
          <table:table-cell office:value-type="float" office:value="0.0593904" calcext:value-type="float">
            <text:p>0.0593904</text:p>
          </table:table-cell>
          <table:table-cell office:value-type="float" office:value="0.159519" calcext:value-type="float">
            <text:p>0.159519</text:p>
          </table:table-cell>
          <table:table-cell office:value-type="float" office:value="0.210059" calcext:value-type="float">
            <text:p>0.210059</text:p>
          </table:table-cell>
          <table:table-cell office:value-type="float" office:value="0.0663188" calcext:value-type="float">
            <text:p>0.0663188</text:p>
          </table:table-cell>
          <table:table-cell office:value-type="float" office:value="0.0713416" calcext:value-type="float">
            <text:p>0.0713416</text:p>
          </table:table-cell>
          <table:table-cell office:value-type="float" office:value="0.106213" calcext:value-type="float">
            <text:p>0.106213</text:p>
          </table:table-cell>
        </table:table-row>
        <table:table-row table:style-name="ro1">
          <table:table-cell office:value-type="float" office:value="0.0770188" calcext:value-type="float">
            <text:p>0.0770188</text:p>
          </table:table-cell>
          <table:table-cell office:value-type="float" office:value="0.0626882" calcext:value-type="float">
            <text:p>0.0626882</text:p>
          </table:table-cell>
          <table:table-cell office:value-type="float" office:value="0.079553" calcext:value-type="float">
            <text:p>0.079553</text:p>
          </table:table-cell>
          <table:table-cell office:value-type="float" office:value="0.101913" calcext:value-type="float">
            <text:p>0.101913</text:p>
          </table:table-cell>
          <table:table-cell office:value-type="float" office:value="0.131629" calcext:value-type="float">
            <text:p>0.131629</text:p>
          </table:table-cell>
          <table:table-cell office:value-type="float" office:value="0.146209" calcext:value-type="float">
            <text:p>0.146209</text:p>
          </table:table-cell>
          <table:table-cell office:value-type="float" office:value="0.0652604" calcext:value-type="float">
            <text:p>0.0652604</text:p>
          </table:table-cell>
          <table:table-cell office:value-type="float" office:value="0.074181" calcext:value-type="float">
            <text:p>0.074181</text:p>
          </table:table-cell>
          <table:table-cell office:value-type="float" office:value="0.0657012" calcext:value-type="float">
            <text:p>0.0657012</text:p>
          </table:table-cell>
          <table:table-cell office:value-type="float" office:value="0.0720849" calcext:value-type="float">
            <text:p>0.0720849</text:p>
          </table:table-cell>
          <table:table-cell office:value-type="float" office:value="0.221127" calcext:value-type="float">
            <text:p>0.221127</text:p>
          </table:table-cell>
          <table:table-cell office:value-type="float" office:value="0.0674712" calcext:value-type="float">
            <text:p>0.0674712</text:p>
          </table:table-cell>
          <table:table-cell office:value-type="float" office:value="0.0635208" calcext:value-type="float">
            <text:p>0.0635208</text:p>
          </table:table-cell>
          <table:table-cell office:value-type="float" office:value="0.0675834" calcext:value-type="float">
            <text:p>0.0675834</text:p>
          </table:table-cell>
          <table:table-cell office:value-type="float" office:value="0.124713" calcext:value-type="float">
            <text:p>0.124713</text:p>
          </table:table-cell>
          <table:table-cell office:value-type="float" office:value="0.0943927" calcext:value-type="float">
            <text:p>0.0943927</text:p>
          </table:table-cell>
          <table:table-cell office:value-type="float" office:value="0.103192" calcext:value-type="float">
            <text:p>0.103192</text:p>
          </table:table-cell>
          <table:table-cell office:value-type="float" office:value="0.126945" calcext:value-type="float">
            <text:p>0.126945</text:p>
          </table:table-cell>
          <table:table-cell office:value-type="float" office:value="0.126626" calcext:value-type="float">
            <text:p>0.126626</text:p>
          </table:table-cell>
          <table:table-cell office:value-type="float" office:value="0.137391" calcext:value-type="float">
            <text:p>0.137391</text:p>
          </table:table-cell>
          <table:table-cell office:value-type="float" office:value="0.0969682" calcext:value-type="float">
            <text:p>0.0969682</text:p>
          </table:table-cell>
          <table:table-cell office:value-type="float" office:value="0.0734279" calcext:value-type="float">
            <text:p>0.0734279</text:p>
          </table:table-cell>
          <table:table-cell office:value-type="float" office:value="0.0689663" calcext:value-type="float">
            <text:p>0.0689663</text:p>
          </table:table-cell>
          <table:table-cell office:value-type="float" office:value="0.101333" calcext:value-type="float">
            <text:p>0.101333</text:p>
          </table:table-cell>
          <table:table-cell office:value-type="float" office:value="0.072295" calcext:value-type="float">
            <text:p>0.072295</text:p>
          </table:table-cell>
        </table:table-row>
        <table:table-row table:style-name="ro1">
          <table:table-cell office:value-type="float" office:value="0.0754262" calcext:value-type="float">
            <text:p>0.0754262</text:p>
          </table:table-cell>
          <table:table-cell office:value-type="float" office:value="0.0901102" calcext:value-type="float">
            <text:p>0.0901102</text:p>
          </table:table-cell>
          <table:table-cell office:value-type="float" office:value="0.0787719" calcext:value-type="float">
            <text:p>0.0787719</text:p>
          </table:table-cell>
          <table:table-cell office:value-type="float" office:value="0.160818" calcext:value-type="float">
            <text:p>0.160818</text:p>
          </table:table-cell>
          <table:table-cell office:value-type="float" office:value="0.107829" calcext:value-type="float">
            <text:p>0.107829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0926337" calcext:value-type="float">
            <text:p>0.0926337</text:p>
          </table:table-cell>
          <table:table-cell office:value-type="float" office:value="0.0732417" calcext:value-type="float">
            <text:p>0.0732417</text:p>
          </table:table-cell>
          <table:table-cell office:value-type="float" office:value="0.15235" calcext:value-type="float">
            <text:p>0.15235</text:p>
          </table:table-cell>
          <table:table-cell office:value-type="float" office:value="0.110963" calcext:value-type="float">
            <text:p>0.110963</text:p>
          </table:table-cell>
          <table:table-cell office:value-type="float" office:value="0.0568746" calcext:value-type="float">
            <text:p>0.0568746</text:p>
          </table:table-cell>
          <table:table-cell office:value-type="float" office:value="0.17368" calcext:value-type="float">
            <text:p>0.17368</text:p>
          </table:table-cell>
          <table:table-cell office:value-type="float" office:value="0.181767" calcext:value-type="float">
            <text:p>0.181767</text:p>
          </table:table-cell>
          <table:table-cell office:value-type="float" office:value="0.201945" calcext:value-type="float">
            <text:p>0.201945</text:p>
          </table:table-cell>
          <table:table-cell office:value-type="float" office:value="0.129791" calcext:value-type="float">
            <text:p>0.129791</text:p>
          </table:table-cell>
          <table:table-cell office:value-type="float" office:value="0.0887763" calcext:value-type="float">
            <text:p>0.0887763</text:p>
          </table:table-cell>
          <table:table-cell office:value-type="float" office:value="0.0881342" calcext:value-type="float">
            <text:p>0.0881342</text:p>
          </table:table-cell>
          <table:table-cell office:value-type="float" office:value="0.0638659" calcext:value-type="float">
            <text:p>0.0638659</text:p>
          </table:table-cell>
          <table:table-cell office:value-type="float" office:value="0.0722011" calcext:value-type="float">
            <text:p>0.0722011</text:p>
          </table:table-cell>
          <table:table-cell office:value-type="float" office:value="0.104648" calcext:value-type="float">
            <text:p>0.104648</text:p>
          </table:table-cell>
          <table:table-cell office:value-type="float" office:value="0.101583" calcext:value-type="float">
            <text:p>0.101583</text:p>
          </table:table-cell>
          <table:table-cell office:value-type="float" office:value="0.0644119" calcext:value-type="float">
            <text:p>0.0644119</text:p>
          </table:table-cell>
          <table:table-cell office:value-type="float" office:value="0.0670236" calcext:value-type="float">
            <text:p>0.0670236</text:p>
          </table:table-cell>
          <table:table-cell office:value-type="float" office:value="0.276888" calcext:value-type="float">
            <text:p>0.276888</text:p>
          </table:table-cell>
          <table:table-cell office:value-type="float" office:value="0.0701377" calcext:value-type="float">
            <text:p>0.0701377</text:p>
          </table:table-cell>
        </table:table-row>
        <table:table-row table:style-name="ro1">
          <table:table-cell office:value-type="float" office:value="0.0677682" calcext:value-type="float">
            <text:p>0.0677682</text:p>
          </table:table-cell>
          <table:table-cell office:value-type="float" office:value="0.0580164" calcext:value-type="float">
            <text:p>0.0580164</text:p>
          </table:table-cell>
          <table:table-cell office:value-type="float" office:value="0.065883" calcext:value-type="float">
            <text:p>0.065883</text:p>
          </table:table-cell>
          <table:table-cell office:value-type="float" office:value="0.124361" calcext:value-type="float">
            <text:p>0.124361</text:p>
          </table:table-cell>
          <table:table-cell office:value-type="float" office:value="0.0585998" calcext:value-type="float">
            <text:p>0.0585998</text:p>
          </table:table-cell>
          <table:table-cell office:value-type="float" office:value="0.105257" calcext:value-type="float">
            <text:p>0.105257</text:p>
          </table:table-cell>
          <table:table-cell office:value-type="float" office:value="0.0686904" calcext:value-type="float">
            <text:p>0.0686904</text:p>
          </table:table-cell>
          <table:table-cell office:value-type="float" office:value="0.0744092" calcext:value-type="float">
            <text:p>0.0744092</text:p>
          </table:table-cell>
          <table:table-cell office:value-type="float" office:value="0.0962514" calcext:value-type="float">
            <text:p>0.0962514</text:p>
          </table:table-cell>
          <table:table-cell office:value-type="float" office:value="0.0715109" calcext:value-type="float">
            <text:p>0.0715109</text:p>
          </table:table-cell>
          <table:table-cell office:value-type="float" office:value="0.161886" calcext:value-type="float">
            <text:p>0.161886</text:p>
          </table:table-cell>
          <table:table-cell office:value-type="float" office:value="0.0815066" calcext:value-type="float">
            <text:p>0.0815066</text:p>
          </table:table-cell>
          <table:table-cell office:value-type="float" office:value="0.0912566" calcext:value-type="float">
            <text:p>0.0912566</text:p>
          </table:table-cell>
          <table:table-cell office:value-type="float" office:value="0.0703735" calcext:value-type="float">
            <text:p>0.0703735</text:p>
          </table:table-cell>
          <table:table-cell office:value-type="float" office:value="0.0608956" calcext:value-type="float">
            <text:p>0.0608956</text:p>
          </table:table-cell>
          <table:table-cell office:value-type="float" office:value="0.0789528" calcext:value-type="float">
            <text:p>0.0789528</text:p>
          </table:table-cell>
          <table:table-cell office:value-type="float" office:value="0.124451" calcext:value-type="float">
            <text:p>0.124451</text:p>
          </table:table-cell>
          <table:table-cell office:value-type="float" office:value="0.0920597" calcext:value-type="float">
            <text:p>0.0920597</text:p>
          </table:table-cell>
          <table:table-cell office:value-type="float" office:value="0.088518" calcext:value-type="float">
            <text:p>0.088518</text:p>
          </table:table-cell>
          <table:table-cell office:value-type="float" office:value="0.0735678" calcext:value-type="float">
            <text:p>0.0735678</text:p>
          </table:table-cell>
          <table:table-cell office:value-type="float" office:value="0.0977494" calcext:value-type="float">
            <text:p>0.0977494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332133" calcext:value-type="float">
            <text:p>0.332133</text:p>
          </table:table-cell>
          <table:table-cell office:value-type="float" office:value="0.204093" calcext:value-type="float">
            <text:p>0.204093</text:p>
          </table:table-cell>
          <table:table-cell office:value-type="float" office:value="0.16914" calcext:value-type="float">
            <text:p>0.16914</text:p>
          </table:table-cell>
        </table:table-row>
        <table:table-row table:style-name="ro1">
          <table:table-cell office:value-type="float" office:value="0.200757" calcext:value-type="float">
            <text:p>0.200757</text:p>
          </table:table-cell>
          <table:table-cell office:value-type="float" office:value="0.0714013" calcext:value-type="float">
            <text:p>0.0714013</text:p>
          </table:table-cell>
          <table:table-cell office:value-type="float" office:value="0.12299" calcext:value-type="float">
            <text:p>0.12299</text:p>
          </table:table-cell>
          <table:table-cell office:value-type="float" office:value="0.0891448" calcext:value-type="float">
            <text:p>0.0891448</text:p>
          </table:table-cell>
          <table:table-cell office:value-type="float" office:value="0.169856" calcext:value-type="float">
            <text:p>0.169856</text:p>
          </table:table-cell>
          <table:table-cell office:value-type="float" office:value="0.391296" calcext:value-type="float">
            <text:p>0.391296</text:p>
          </table:table-cell>
          <table:table-cell office:value-type="float" office:value="0.091565" calcext:value-type="float">
            <text:p>0.091565</text:p>
          </table:table-cell>
          <table:table-cell office:value-type="float" office:value="0.0957543" calcext:value-type="float">
            <text:p>0.0957543</text:p>
          </table:table-cell>
          <table:table-cell office:value-type="float" office:value="0.0646944" calcext:value-type="float">
            <text:p>0.0646944</text:p>
          </table:table-cell>
          <table:table-cell office:value-type="float" office:value="0.0641126" calcext:value-type="float">
            <text:p>0.0641126</text:p>
          </table:table-cell>
          <table:table-cell office:value-type="float" office:value="0.161304" calcext:value-type="float">
            <text:p>0.161304</text:p>
          </table:table-cell>
          <table:table-cell office:value-type="float" office:value="0.0744369" calcext:value-type="float">
            <text:p>0.0744369</text:p>
          </table:table-cell>
          <table:table-cell office:value-type="float" office:value="0.0911585" calcext:value-type="float">
            <text:p>0.0911585</text:p>
          </table:table-cell>
          <table:table-cell office:value-type="float" office:value="0.0738102" calcext:value-type="float">
            <text:p>0.0738102</text:p>
          </table:table-cell>
          <table:table-cell office:value-type="float" office:value="0.085198" calcext:value-type="float">
            <text:p>0.085198</text:p>
          </table:table-cell>
          <table:table-cell office:value-type="float" office:value="0.213567" calcext:value-type="float">
            <text:p>0.213567</text:p>
          </table:table-cell>
          <table:table-cell office:value-type="float" office:value="0.085689" calcext:value-type="float">
            <text:p>0.085689</text:p>
          </table:table-cell>
          <table:table-cell office:value-type="float" office:value="0.0643794" calcext:value-type="float">
            <text:p>0.0643794</text:p>
          </table:table-cell>
          <table:table-cell office:value-type="float" office:value="0.163834" calcext:value-type="float">
            <text:p>0.163834</text:p>
          </table:table-cell>
          <table:table-cell office:value-type="float" office:value="0.0685318" calcext:value-type="float">
            <text:p>0.0685318</text:p>
          </table:table-cell>
          <table:table-cell office:value-type="float" office:value="0.0869206" calcext:value-type="float">
            <text:p>0.0869206</text:p>
          </table:table-cell>
          <table:table-cell office:value-type="float" office:value="0.0681572" calcext:value-type="float">
            <text:p>0.0681572</text:p>
          </table:table-cell>
          <table:table-cell office:value-type="float" office:value="0.0814033" calcext:value-type="float">
            <text:p>0.0814033</text:p>
          </table:table-cell>
          <table:table-cell office:value-type="float" office:value="0.15299" calcext:value-type="float">
            <text:p>0.15299</text:p>
          </table:table-cell>
          <table:table-cell office:value-type="float" office:value="0.0887968" calcext:value-type="float">
            <text:p>0.0887968</text:p>
          </table:table-cell>
        </table:table-row>
        <table:table-row table:style-name="ro1">
          <table:table-cell office:value-type="float" office:value="0.0866493" calcext:value-type="float">
            <text:p>0.0866493</text:p>
          </table:table-cell>
          <table:table-cell office:value-type="float" office:value="0.0707937" calcext:value-type="float">
            <text:p>0.0707937</text:p>
          </table:table-cell>
          <table:table-cell office:value-type="float" office:value="0.0665772" calcext:value-type="float">
            <text:p>0.0665772</text:p>
          </table:table-cell>
          <table:table-cell office:value-type="float" office:value="0.0670098" calcext:value-type="float">
            <text:p>0.0670098</text:p>
          </table:table-cell>
          <table:table-cell office:value-type="float" office:value="0.0727256" calcext:value-type="float">
            <text:p>0.0727256</text:p>
          </table:table-cell>
          <table:table-cell office:value-type="float" office:value="0.135503" calcext:value-type="float">
            <text:p>0.135503</text:p>
          </table:table-cell>
          <table:table-cell office:value-type="float" office:value="0.120672" calcext:value-type="float">
            <text:p>0.120672</text:p>
          </table:table-cell>
          <table:table-cell office:value-type="float" office:value="0.0736724" calcext:value-type="float">
            <text:p>0.0736724</text:p>
          </table:table-cell>
          <table:table-cell office:value-type="float" office:value="0.0775503" calcext:value-type="float">
            <text:p>0.0775503</text:p>
          </table:table-cell>
          <table:table-cell office:value-type="float" office:value="0.116817" calcext:value-type="float">
            <text:p>0.116817</text:p>
          </table:table-cell>
          <table:table-cell office:value-type="float" office:value="0.108613" calcext:value-type="float">
            <text:p>0.108613</text:p>
          </table:table-cell>
          <table:table-cell office:value-type="float" office:value="0.0826348" calcext:value-type="float">
            <text:p>0.0826348</text:p>
          </table:table-cell>
          <table:table-cell office:value-type="float" office:value="0.0866239" calcext:value-type="float">
            <text:p>0.0866239</text:p>
          </table:table-cell>
          <table:table-cell office:value-type="float" office:value="0.0766486" calcext:value-type="float">
            <text:p>0.0766486</text:p>
          </table:table-cell>
          <table:table-cell office:value-type="float" office:value="0.0688786" calcext:value-type="float">
            <text:p>0.0688786</text:p>
          </table:table-cell>
          <table:table-cell office:value-type="float" office:value="0.0718602" calcext:value-type="float">
            <text:p>0.0718602</text:p>
          </table:table-cell>
          <table:table-cell office:value-type="float" office:value="0.0760087" calcext:value-type="float">
            <text:p>0.0760087</text:p>
          </table:table-cell>
          <table:table-cell office:value-type="float" office:value="0.0727424" calcext:value-type="float">
            <text:p>0.0727424</text:p>
          </table:table-cell>
          <table:table-cell office:value-type="float" office:value="0.0734496" calcext:value-type="float">
            <text:p>0.0734496</text:p>
          </table:table-cell>
          <table:table-cell office:value-type="float" office:value="0.225955" calcext:value-type="float">
            <text:p>0.225955</text:p>
          </table:table-cell>
          <table:table-cell office:value-type="float" office:value="0.0682989" calcext:value-type="float">
            <text:p>0.0682989</text:p>
          </table:table-cell>
          <table:table-cell office:value-type="float" office:value="0.0672992" calcext:value-type="float">
            <text:p>0.0672992</text:p>
          </table:table-cell>
          <table:table-cell office:value-type="float" office:value="0.0719025" calcext:value-type="float">
            <text:p>0.0719025</text:p>
          </table:table-cell>
          <table:table-cell office:value-type="float" office:value="0.0943095" calcext:value-type="float">
            <text:p>0.0943095</text:p>
          </table:table-cell>
          <table:table-cell office:value-type="float" office:value="0.0611283" calcext:value-type="float">
            <text:p>0.0611283</text:p>
          </table:table-cell>
        </table:table-row>
        <table:table-row table:style-name="ro1">
          <table:table-cell office:value-type="float" office:value="0.219929" calcext:value-type="float">
            <text:p>0.219929</text:p>
          </table:table-cell>
          <table:table-cell office:value-type="float" office:value="0.0626692" calcext:value-type="float">
            <text:p>0.0626692</text:p>
          </table:table-cell>
          <table:table-cell office:value-type="float" office:value="0.0897257" calcext:value-type="float">
            <text:p>0.0897257</text:p>
          </table:table-cell>
          <table:table-cell office:value-type="float" office:value="0.0644143" calcext:value-type="float">
            <text:p>0.0644143</text:p>
          </table:table-cell>
          <table:table-cell office:value-type="float" office:value="0.0694511" calcext:value-type="float">
            <text:p>0.0694511</text:p>
          </table:table-cell>
          <table:table-cell office:value-type="float" office:value="0.0745503" calcext:value-type="float">
            <text:p>0.0745503</text:p>
          </table:table-cell>
          <table:table-cell office:value-type="float" office:value="0.0800314" calcext:value-type="float">
            <text:p>0.0800314</text:p>
          </table:table-cell>
          <table:table-cell office:value-type="float" office:value="0.119776" calcext:value-type="float">
            <text:p>0.119776</text:p>
          </table:table-cell>
          <table:table-cell office:value-type="float" office:value="0.068086" calcext:value-type="float">
            <text:p>0.068086</text:p>
          </table:table-cell>
          <table:table-cell office:value-type="float" office:value="0.246154" calcext:value-type="float">
            <text:p>0.246154</text:p>
          </table:table-cell>
          <table:table-cell office:value-type="float" office:value="0.0695352" calcext:value-type="float">
            <text:p>0.0695352</text:p>
          </table:table-cell>
          <table:table-cell office:value-type="float" office:value="0.0641822" calcext:value-type="float">
            <text:p>0.0641822</text:p>
          </table:table-cell>
          <table:table-cell office:value-type="float" office:value="0.0673448" calcext:value-type="float">
            <text:p>0.0673448</text:p>
          </table:table-cell>
          <table:table-cell office:value-type="float" office:value="0.0645659" calcext:value-type="float">
            <text:p>0.0645659</text:p>
          </table:table-cell>
          <table:table-cell office:value-type="float" office:value="0.0600796" calcext:value-type="float">
            <text:p>0.0600796</text:p>
          </table:table-cell>
          <table:table-cell office:value-type="float" office:value="0.23911" calcext:value-type="float">
            <text:p>0.23911</text:p>
          </table:table-cell>
          <table:table-cell office:value-type="float" office:value="0.0723108" calcext:value-type="float">
            <text:p>0.0723108</text:p>
          </table:table-cell>
          <table:table-cell office:value-type="float" office:value="0.0612761" calcext:value-type="float">
            <text:p>0.0612761</text:p>
          </table:table-cell>
          <table:table-cell office:value-type="float" office:value="0.068732" calcext:value-type="float">
            <text:p>0.068732</text:p>
          </table:table-cell>
          <table:table-cell office:value-type="float" office:value="0.0758859" calcext:value-type="float">
            <text:p>0.0758859</text:p>
          </table:table-cell>
          <table:table-cell office:value-type="float" office:value="0.0757567" calcext:value-type="float">
            <text:p>0.0757567</text:p>
          </table:table-cell>
          <table:table-cell office:value-type="float" office:value="0.0843791" calcext:value-type="float">
            <text:p>0.0843791</text:p>
          </table:table-cell>
          <table:table-cell office:value-type="float" office:value="0.0868678" calcext:value-type="float">
            <text:p>0.0868678</text:p>
          </table:table-cell>
          <table:table-cell office:value-type="float" office:value="0.0807715" calcext:value-type="float">
            <text:p>0.0807715</text:p>
          </table:table-cell>
          <table:table-cell office:value-type="float" office:value="0.0687012" calcext:value-type="float">
            <text:p>0.0687012</text:p>
          </table:table-cell>
        </table:table-row>
        <table:table-row table:style-name="ro1">
          <table:table-cell office:value-type="float" office:value="0.081074" calcext:value-type="float">
            <text:p>0.081074</text:p>
          </table:table-cell>
          <table:table-cell office:value-type="float" office:value="0.078756" calcext:value-type="float">
            <text:p>0.078756</text:p>
          </table:table-cell>
          <table:table-cell office:value-type="float" office:value="0.112395" calcext:value-type="float">
            <text:p>0.112395</text:p>
          </table:table-cell>
          <table:table-cell office:value-type="float" office:value="0.0746038" calcext:value-type="float">
            <text:p>0.0746038</text:p>
          </table:table-cell>
          <table:table-cell office:value-type="float" office:value="0.0747327" calcext:value-type="float">
            <text:p>0.0747327</text:p>
          </table:table-cell>
          <table:table-cell office:value-type="float" office:value="0.268802" calcext:value-type="float">
            <text:p>0.268802</text:p>
          </table:table-cell>
          <table:table-cell office:value-type="float" office:value="0.0644903" calcext:value-type="float">
            <text:p>0.0644903</text:p>
          </table:table-cell>
          <table:table-cell office:value-type="float" office:value="0.0685335" calcext:value-type="float">
            <text:p>0.0685335</text:p>
          </table:table-cell>
          <table:table-cell office:value-type="float" office:value="0.0570484" calcext:value-type="float">
            <text:p>0.0570484</text:p>
          </table:table-cell>
          <table:table-cell office:value-type="float" office:value="0.159586" calcext:value-type="float">
            <text:p>0.159586</text:p>
          </table:table-cell>
          <table:table-cell office:value-type="float" office:value="0.0688671" calcext:value-type="float">
            <text:p>0.0688671</text:p>
          </table:table-cell>
          <table:table-cell office:value-type="float" office:value="0.103403" calcext:value-type="float">
            <text:p>0.103403</text:p>
          </table:table-cell>
          <table:table-cell office:value-type="float" office:value="0.0845509" calcext:value-type="float">
            <text:p>0.0845509</text:p>
          </table:table-cell>
          <table:table-cell office:value-type="float" office:value="0.0726336" calcext:value-type="float">
            <text:p>0.0726336</text:p>
          </table:table-cell>
          <table:table-cell office:value-type="float" office:value="0.0661583" calcext:value-type="float">
            <text:p>0.0661583</text:p>
          </table:table-cell>
          <table:table-cell office:value-type="float" office:value="0.0756797" calcext:value-type="float">
            <text:p>0.0756797</text:p>
          </table:table-cell>
          <table:table-cell office:value-type="float" office:value="0.111296" calcext:value-type="float">
            <text:p>0.111296</text:p>
          </table:table-cell>
          <table:table-cell office:value-type="float" office:value="0.0750642" calcext:value-type="float">
            <text:p>0.0750642</text:p>
          </table:table-cell>
          <table:table-cell office:value-type="float" office:value="0.0681446" calcext:value-type="float">
            <text:p>0.0681446</text:p>
          </table:table-cell>
          <table:table-cell office:value-type="float" office:value="0.109349" calcext:value-type="float">
            <text:p>0.109349</text:p>
          </table:table-cell>
          <table:table-cell office:value-type="float" office:value="0.0689415" calcext:value-type="float">
            <text:p>0.0689415</text:p>
          </table:table-cell>
          <table:table-cell office:value-type="float" office:value="0.112784" calcext:value-type="float">
            <text:p>0.112784</text:p>
          </table:table-cell>
          <table:table-cell office:value-type="float" office:value="0.0685269" calcext:value-type="float">
            <text:p>0.0685269</text:p>
          </table:table-cell>
          <table:table-cell office:value-type="float" office:value="0.0948631" calcext:value-type="float">
            <text:p>0.0948631</text:p>
          </table:table-cell>
          <table:table-cell office:value-type="float" office:value="0.110193" calcext:value-type="float">
            <text:p>0.110193</text:p>
          </table:table-cell>
        </table:table-row>
        <table:table-row table:style-name="ro1">
          <table:table-cell office:value-type="float" office:value="0.227918" calcext:value-type="float">
            <text:p>0.227918</text:p>
          </table:table-cell>
          <table:table-cell office:value-type="float" office:value="0.214443" calcext:value-type="float">
            <text:p>0.214443</text:p>
          </table:table-cell>
          <table:table-cell office:value-type="float" office:value="0.0648055" calcext:value-type="float">
            <text:p>0.0648055</text:p>
          </table:table-cell>
          <table:table-cell office:value-type="float" office:value="0.0800054" calcext:value-type="float">
            <text:p>0.0800054</text:p>
          </table:table-cell>
          <table:table-cell office:value-type="float" office:value="0.0783987" calcext:value-type="float">
            <text:p>0.0783987</text:p>
          </table:table-cell>
          <table:table-cell office:value-type="float" office:value="0.095117" calcext:value-type="float">
            <text:p>0.095117</text:p>
          </table:table-cell>
          <table:table-cell office:value-type="float" office:value="0.106171" calcext:value-type="float">
            <text:p>0.106171</text:p>
          </table:table-cell>
          <table:table-cell office:value-type="float" office:value="0.0814678" calcext:value-type="float">
            <text:p>0.0814678</text:p>
          </table:table-cell>
          <table:table-cell office:value-type="float" office:value="0.230712" calcext:value-type="float">
            <text:p>0.230712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0800816" calcext:value-type="float">
            <text:p>0.0800816</text:p>
          </table:table-cell>
          <table:table-cell office:value-type="float" office:value="0.0948829" calcext:value-type="float">
            <text:p>0.0948829</text:p>
          </table:table-cell>
          <table:table-cell office:value-type="float" office:value="0.0629047" calcext:value-type="float">
            <text:p>0.0629047</text:p>
          </table:table-cell>
          <table:table-cell office:value-type="float" office:value="0.0608188" calcext:value-type="float">
            <text:p>0.0608188</text:p>
          </table:table-cell>
          <table:table-cell office:value-type="float" office:value="0.231244" calcext:value-type="float">
            <text:p>0.231244</text:p>
          </table:table-cell>
          <table:table-cell office:value-type="float" office:value="0.196956" calcext:value-type="float">
            <text:p>0.196956</text:p>
          </table:table-cell>
          <table:table-cell office:value-type="float" office:value="0.0624593" calcext:value-type="float">
            <text:p>0.0624593</text:p>
          </table:table-cell>
          <table:table-cell office:value-type="float" office:value="0.0763341" calcext:value-type="float">
            <text:p>0.0763341</text:p>
          </table:table-cell>
          <table:table-cell office:value-type="float" office:value="0.0732948" calcext:value-type="float">
            <text:p>0.0732948</text:p>
          </table:table-cell>
          <table:table-cell office:value-type="float" office:value="0.185065" calcext:value-type="float">
            <text:p>0.185065</text:p>
          </table:table-cell>
          <table:table-cell office:value-type="float" office:value="0.23944" calcext:value-type="float">
            <text:p>0.23944</text:p>
          </table:table-cell>
          <table:table-cell office:value-type="float" office:value="0.434834" calcext:value-type="float">
            <text:p>0.434834</text:p>
          </table:table-cell>
          <table:table-cell office:value-type="float" office:value="0.175686" calcext:value-type="float">
            <text:p>0.175686</text:p>
          </table:table-cell>
          <table:table-cell office:value-type="float" office:value="0.0947972" calcext:value-type="float">
            <text:p>0.0947972</text:p>
          </table:table-cell>
          <table:table-cell office:value-type="float" office:value="0.0623998" calcext:value-type="float">
            <text:p>0.0623998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formula="of:=MIN([.A51:.Y90])" office:value-type="float" office:value="12.1038266247874" calcext:value-type="float">
            <text:p>12.1038266248</text:p>
          </table:table-cell>
          <table:table-cell table:formula="of:=AVERAGE([.A51:.Y90])" office:value-type="float" office:value="116.074186596522" calcext:value-type="float">
            <text:p>116.0741865965</text:p>
          </table:table-cell>
          <table:table-cell table:formula="of:=MAX([.A51:.Y90])" office:value-type="float" office:value="189.517053692076" calcext:value-type="float">
            <text:p>189.5170536921</text:p>
          </table:table-cell>
          <table:table-cell table:number-columns-repeated="22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formula="of:=10/[.A1]" office:value-type="float" office:value="80.3987779385753" calcext:value-type="float">
            <text:p>80.3987779386</text:p>
          </table:table-cell>
          <table:table-cell table:formula="of:=10/[.B1]" office:value-type="float" office:value="140.319366879017" calcext:value-type="float">
            <text:p>140.319366879</text:p>
          </table:table-cell>
          <table:table-cell table:formula="of:=10/[.C1]" office:value-type="float" office:value="46.5848636461041" calcext:value-type="float">
            <text:p>46.5848636461</text:p>
          </table:table-cell>
          <table:table-cell table:formula="of:=10/[.D1]" office:value-type="float" office:value="154.989019028002" calcext:value-type="float">
            <text:p>154.989019028</text:p>
          </table:table-cell>
          <table:table-cell table:formula="of:=10/[.E1]" office:value-type="float" office:value="94.2036494493797" calcext:value-type="float">
            <text:p>94.2036494494</text:p>
          </table:table-cell>
          <table:table-cell table:formula="of:=10/[.F1]" office:value-type="float" office:value="132.197492477963" calcext:value-type="float">
            <text:p>132.197492478</text:p>
          </table:table-cell>
          <table:table-cell table:formula="of:=10/[.G1]" office:value-type="float" office:value="175.794812295089" calcext:value-type="float">
            <text:p>175.7948122951</text:p>
          </table:table-cell>
          <table:table-cell table:formula="of:=10/[.H1]" office:value-type="float" office:value="133.835125831785" calcext:value-type="float">
            <text:p>133.8351258318</text:p>
          </table:table-cell>
          <table:table-cell table:formula="of:=10/[.I1]" office:value-type="float" office:value="124.263274113599" calcext:value-type="float">
            <text:p>124.2632741136</text:p>
          </table:table-cell>
          <table:table-cell table:formula="of:=10/[.J1]" office:value-type="float" office:value="157.179322745734" calcext:value-type="float">
            <text:p>157.1793227457</text:p>
          </table:table-cell>
          <table:table-cell table:formula="of:=10/[.K1]" office:value-type="float" office:value="87.3011715817226" calcext:value-type="float">
            <text:p>87.3011715817</text:p>
          </table:table-cell>
          <table:table-cell table:formula="of:=10/[.L1]" office:value-type="float" office:value="101.392113721395" calcext:value-type="float">
            <text:p>101.3921137214</text:p>
          </table:table-cell>
          <table:table-cell table:formula="of:=10/[.M1]" office:value-type="float" office:value="160.201469367877" calcext:value-type="float">
            <text:p>160.2014693679</text:p>
          </table:table-cell>
          <table:table-cell table:formula="of:=10/[.N1]" office:value-type="float" office:value="119.913997680863" calcext:value-type="float">
            <text:p>119.9139976809</text:p>
          </table:table-cell>
          <table:table-cell table:formula="of:=10/[.O1]" office:value-type="float" office:value="150.821145727916" calcext:value-type="float">
            <text:p>150.8211457279</text:p>
          </table:table-cell>
          <table:table-cell table:formula="of:=10/[.P1]" office:value-type="float" office:value="142.10318396394" calcext:value-type="float">
            <text:p>142.1031839639</text:p>
          </table:table-cell>
          <table:table-cell table:formula="of:=10/[.Q1]" office:value-type="float" office:value="132.453839836817" calcext:value-type="float">
            <text:p>132.4538398368</text:p>
          </table:table-cell>
          <table:table-cell table:formula="of:=10/[.R1]" office:value-type="float" office:value="92.5095053516749" calcext:value-type="float">
            <text:p>92.5095053517</text:p>
          </table:table-cell>
          <table:table-cell table:formula="of:=10/[.S1]" office:value-type="float" office:value="146.821749586697" calcext:value-type="float">
            <text:p>146.8217495867</text:p>
          </table:table-cell>
          <table:table-cell table:formula="of:=10/[.T1]" office:value-type="float" office:value="129.787874697594" calcext:value-type="float">
            <text:p>129.7878746976</text:p>
          </table:table-cell>
          <table:table-cell table:formula="of:=10/[.U1]" office:value-type="float" office:value="145.940021569935" calcext:value-type="float">
            <text:p>145.9400215699</text:p>
          </table:table-cell>
          <table:table-cell table:formula="of:=10/[.V1]" office:value-type="float" office:value="142.226470052794" calcext:value-type="float">
            <text:p>142.2264700528</text:p>
          </table:table-cell>
          <table:table-cell table:formula="of:=10/[.W1]" office:value-type="float" office:value="99.471804716953" calcext:value-type="float">
            <text:p>99.471804717</text:p>
          </table:table-cell>
          <table:table-cell table:formula="of:=10/[.X1]" office:value-type="float" office:value="64.4188773078063" calcext:value-type="float">
            <text:p>64.4188773078</text:p>
          </table:table-cell>
          <table:table-cell table:formula="of:=10/[.Y1]" office:value-type="float" office:value="103.044660586345" calcext:value-type="float">
            <text:p>103.0446605863</text:p>
          </table:table-cell>
        </table:table-row>
        <table:table-row table:style-name="ro1">
          <table:table-cell table:formula="of:=10/[.A2]" office:value-type="float" office:value="127.010577440889" calcext:value-type="float">
            <text:p>127.0105774409</text:p>
          </table:table-cell>
          <table:table-cell table:formula="of:=10/[.B2]" office:value-type="float" office:value="131.324419907206" calcext:value-type="float">
            <text:p>131.3244199072</text:p>
          </table:table-cell>
          <table:table-cell table:formula="of:=10/[.C2]" office:value-type="float" office:value="136.564261678976" calcext:value-type="float">
            <text:p>136.564261679</text:p>
          </table:table-cell>
          <table:table-cell table:formula="of:=10/[.D2]" office:value-type="float" office:value="133.486932296763" calcext:value-type="float">
            <text:p>133.4869322968</text:p>
          </table:table-cell>
          <table:table-cell table:formula="of:=10/[.E2]" office:value-type="float" office:value="128.136131826452" calcext:value-type="float">
            <text:p>128.1361318265</text:p>
          </table:table-cell>
          <table:table-cell table:formula="of:=10/[.F2]" office:value-type="float" office:value="106.143478385473" calcext:value-type="float">
            <text:p>106.1434783855</text:p>
          </table:table-cell>
          <table:table-cell table:formula="of:=10/[.G2]" office:value-type="float" office:value="140.101545600251" calcext:value-type="float">
            <text:p>140.1015456003</text:p>
          </table:table-cell>
          <table:table-cell table:formula="of:=10/[.H2]" office:value-type="float" office:value="48.6192143134967" calcext:value-type="float">
            <text:p>48.6192143135</text:p>
          </table:table-cell>
          <table:table-cell table:formula="of:=10/[.I2]" office:value-type="float" office:value="138.037466129057" calcext:value-type="float">
            <text:p>138.0374661291</text:p>
          </table:table-cell>
          <table:table-cell table:formula="of:=10/[.J2]" office:value-type="float" office:value="83.0958177874908" calcext:value-type="float">
            <text:p>83.0958177875</text:p>
          </table:table-cell>
          <table:table-cell table:formula="of:=10/[.K2]" office:value-type="float" office:value="138.423056851734" calcext:value-type="float">
            <text:p>138.4230568517</text:p>
          </table:table-cell>
          <table:table-cell table:formula="of:=10/[.L2]" office:value-type="float" office:value="60.3733487889106" calcext:value-type="float">
            <text:p>60.3733487889</text:p>
          </table:table-cell>
          <table:table-cell table:formula="of:=10/[.M2]" office:value-type="float" office:value="12.1038266247874" calcext:value-type="float">
            <text:p>12.1038266248</text:p>
          </table:table-cell>
          <table:table-cell table:formula="of:=10/[.N2]" office:value-type="float" office:value="165.648206278398" calcext:value-type="float">
            <text:p>165.6482062784</text:p>
          </table:table-cell>
          <table:table-cell table:formula="of:=10/[.O2]" office:value-type="float" office:value="127.838003681735" calcext:value-type="float">
            <text:p>127.8380036817</text:p>
          </table:table-cell>
          <table:table-cell table:formula="of:=10/[.P2]" office:value-type="float" office:value="134.636071965673" calcext:value-type="float">
            <text:p>134.6360719657</text:p>
          </table:table-cell>
          <table:table-cell table:formula="of:=10/[.Q2]" office:value-type="float" office:value="164.457725319418" calcext:value-type="float">
            <text:p>164.4577253194</text:p>
          </table:table-cell>
          <table:table-cell table:formula="of:=10/[.R2]" office:value-type="float" office:value="125.500432976494" calcext:value-type="float">
            <text:p>125.5004329765</text:p>
          </table:table-cell>
          <table:table-cell table:formula="of:=10/[.S2]" office:value-type="float" office:value="98.1903518160306" calcext:value-type="float">
            <text:p>98.190351816</text:p>
          </table:table-cell>
          <table:table-cell table:formula="of:=10/[.T2]" office:value-type="float" office:value="43.9827235861754" calcext:value-type="float">
            <text:p>43.9827235862</text:p>
          </table:table-cell>
          <table:table-cell table:formula="of:=10/[.U2]" office:value-type="float" office:value="136.083119569433" calcext:value-type="float">
            <text:p>136.0831195694</text:p>
          </table:table-cell>
          <table:table-cell table:formula="of:=10/[.V2]" office:value-type="float" office:value="106.53893358789" calcext:value-type="float">
            <text:p>106.5389335879</text:p>
          </table:table-cell>
          <table:table-cell table:formula="of:=10/[.W2]" office:value-type="float" office:value="134.22350360927" calcext:value-type="float">
            <text:p>134.2235036093</text:p>
          </table:table-cell>
          <table:table-cell table:formula="of:=10/[.X2]" office:value-type="float" office:value="166.887235963532" calcext:value-type="float">
            <text:p>166.8872359635</text:p>
          </table:table-cell>
          <table:table-cell table:formula="of:=10/[.Y2]" office:value-type="float" office:value="144.639933349919" calcext:value-type="float">
            <text:p>144.6399333499</text:p>
          </table:table-cell>
        </table:table-row>
        <table:table-row table:style-name="ro1">
          <table:table-cell table:formula="of:=10/[.A3]" office:value-type="float" office:value="121.820336930688" calcext:value-type="float">
            <text:p>121.8203369307</text:p>
          </table:table-cell>
          <table:table-cell table:formula="of:=10/[.B3]" office:value-type="float" office:value="92.2909379528024" calcext:value-type="float">
            <text:p>92.2909379528</text:p>
          </table:table-cell>
          <table:table-cell table:formula="of:=10/[.C3]" office:value-type="float" office:value="96.7024465718983" calcext:value-type="float">
            <text:p>96.7024465719</text:p>
          </table:table-cell>
          <table:table-cell table:formula="of:=10/[.D3]" office:value-type="float" office:value="86.2306843267108" calcext:value-type="float">
            <text:p>86.2306843267</text:p>
          </table:table-cell>
          <table:table-cell table:formula="of:=10/[.E3]" office:value-type="float" office:value="80.33999887524" calcext:value-type="float">
            <text:p>80.3399988752</text:p>
          </table:table-cell>
          <table:table-cell table:formula="of:=10/[.F3]" office:value-type="float" office:value="128.910500018048" calcext:value-type="float">
            <text:p>128.910500018</text:p>
          </table:table-cell>
          <table:table-cell table:formula="of:=10/[.G3]" office:value-type="float" office:value="59.7807243032557" calcext:value-type="float">
            <text:p>59.7807243033</text:p>
          </table:table-cell>
          <table:table-cell table:formula="of:=10/[.H3]" office:value-type="float" office:value="39.2170704064065" calcext:value-type="float">
            <text:p>39.2170704064</text:p>
          </table:table-cell>
          <table:table-cell table:formula="of:=10/[.I3]" office:value-type="float" office:value="147.180680475158" calcext:value-type="float">
            <text:p>147.1806804752</text:p>
          </table:table-cell>
          <table:table-cell table:formula="of:=10/[.J3]" office:value-type="float" office:value="101.972141211021" calcext:value-type="float">
            <text:p>101.972141211</text:p>
          </table:table-cell>
          <table:table-cell table:formula="of:=10/[.K3]" office:value-type="float" office:value="165.774523439689" calcext:value-type="float">
            <text:p>165.7745234397</text:p>
          </table:table-cell>
          <table:table-cell table:formula="of:=10/[.L3]" office:value-type="float" office:value="108.612422002704" calcext:value-type="float">
            <text:p>108.6124220027</text:p>
          </table:table-cell>
          <table:table-cell table:formula="of:=10/[.M3]" office:value-type="float" office:value="99.4055547824012" calcext:value-type="float">
            <text:p>99.4055547824</text:p>
          </table:table-cell>
          <table:table-cell table:formula="of:=10/[.N3]" office:value-type="float" office:value="130.868469336209" calcext:value-type="float">
            <text:p>130.8684693362</text:p>
          </table:table-cell>
          <table:table-cell table:formula="of:=10/[.O3]" office:value-type="float" office:value="78.853159646107" calcext:value-type="float">
            <text:p>78.8531596461</text:p>
          </table:table-cell>
          <table:table-cell table:formula="of:=10/[.P3]" office:value-type="float" office:value="140.202508503282" calcext:value-type="float">
            <text:p>140.2025085033</text:p>
          </table:table-cell>
          <table:table-cell table:formula="of:=10/[.Q3]" office:value-type="float" office:value="170.357751277683" calcext:value-type="float">
            <text:p>170.3577512777</text:p>
          </table:table-cell>
          <table:table-cell table:formula="of:=10/[.R3]" office:value-type="float" office:value="132.388608225039" calcext:value-type="float">
            <text:p>132.388608225</text:p>
          </table:table-cell>
          <table:table-cell table:formula="of:=10/[.S3]" office:value-type="float" office:value="88.4134211573317" calcext:value-type="float">
            <text:p>88.4134211573</text:p>
          </table:table-cell>
          <table:table-cell table:formula="of:=10/[.T3]" office:value-type="float" office:value="134.675962899466" calcext:value-type="float">
            <text:p>134.6759628995</text:p>
          </table:table-cell>
          <table:table-cell table:formula="of:=10/[.U3]" office:value-type="float" office:value="83.8574423480084" calcext:value-type="float">
            <text:p>83.857442348</text:p>
          </table:table-cell>
          <table:table-cell table:formula="of:=10/[.V3]" office:value-type="float" office:value="78.1543078654496" calcext:value-type="float">
            <text:p>78.1543078654</text:p>
          </table:table-cell>
          <table:table-cell table:formula="of:=10/[.W3]" office:value-type="float" office:value="120.032744932818" calcext:value-type="float">
            <text:p>120.0327449328</text:p>
          </table:table-cell>
          <table:table-cell table:formula="of:=10/[.X3]" office:value-type="float" office:value="138.956050980196" calcext:value-type="float">
            <text:p>138.9560509802</text:p>
          </table:table-cell>
          <table:table-cell table:formula="of:=10/[.Y3]" office:value-type="float" office:value="100.178217048129" calcext:value-type="float">
            <text:p>100.1782170481</text:p>
          </table:table-cell>
        </table:table-row>
        <table:table-row table:style-name="ro1">
          <table:table-cell table:formula="of:=10/[.A4]" office:value-type="float" office:value="121.2124150604" calcext:value-type="float">
            <text:p>121.2124150604</text:p>
          </table:table-cell>
          <table:table-cell table:formula="of:=10/[.B4]" office:value-type="float" office:value="99.8911186806381" calcext:value-type="float">
            <text:p>99.8911186806</text:p>
          </table:table-cell>
          <table:table-cell table:formula="of:=10/[.C4]" office:value-type="float" office:value="95.0407724913988" calcext:value-type="float">
            <text:p>95.0407724914</text:p>
          </table:table-cell>
          <table:table-cell table:formula="of:=10/[.D4]" office:value-type="float" office:value="92.7678206983562" calcext:value-type="float">
            <text:p>92.7678206984</text:p>
          </table:table-cell>
          <table:table-cell table:formula="of:=10/[.E4]" office:value-type="float" office:value="124.518890138228" calcext:value-type="float">
            <text:p>124.5188901382</text:p>
          </table:table-cell>
          <table:table-cell table:formula="of:=10/[.F4]" office:value-type="float" office:value="95.9563974130155" calcext:value-type="float">
            <text:p>95.956397413</text:p>
          </table:table-cell>
          <table:table-cell table:formula="of:=10/[.G4]" office:value-type="float" office:value="127.46030248879" calcext:value-type="float">
            <text:p>127.4603024888</text:p>
          </table:table-cell>
          <table:table-cell table:formula="of:=10/[.H4]" office:value-type="float" office:value="141.953305879564" calcext:value-type="float">
            <text:p>141.9533058796</text:p>
          </table:table-cell>
          <table:table-cell table:formula="of:=10/[.I4]" office:value-type="float" office:value="28.2080285690913" calcext:value-type="float">
            <text:p>28.2080285691</text:p>
          </table:table-cell>
          <table:table-cell table:formula="of:=10/[.J4]" office:value-type="float" office:value="52.9170525201746" calcext:value-type="float">
            <text:p>52.9170525202</text:p>
          </table:table-cell>
          <table:table-cell table:formula="of:=10/[.K4]" office:value-type="float" office:value="93.5830128115145" calcext:value-type="float">
            <text:p>93.5830128115</text:p>
          </table:table-cell>
          <table:table-cell table:formula="of:=10/[.L4]" office:value-type="float" office:value="154.294795636543" calcext:value-type="float">
            <text:p>154.2947956365</text:p>
          </table:table-cell>
          <table:table-cell table:formula="of:=10/[.M4]" office:value-type="float" office:value="50.5845039430621" calcext:value-type="float">
            <text:p>50.5845039431</text:p>
          </table:table-cell>
          <table:table-cell table:formula="of:=10/[.N4]" office:value-type="float" office:value="152.514351600486" calcext:value-type="float">
            <text:p>152.5143516005</text:p>
          </table:table-cell>
          <table:table-cell table:formula="of:=10/[.O4]" office:value-type="float" office:value="106.269022154966" calcext:value-type="float">
            <text:p>106.269022155</text:p>
          </table:table-cell>
          <table:table-cell table:formula="of:=10/[.P4]" office:value-type="float" office:value="129.461066526158" calcext:value-type="float">
            <text:p>129.4610665262</text:p>
          </table:table-cell>
          <table:table-cell table:formula="of:=10/[.Q4]" office:value-type="float" office:value="167.891152807812" calcext:value-type="float">
            <text:p>167.8911528078</text:p>
          </table:table-cell>
          <table:table-cell table:formula="of:=10/[.R4]" office:value-type="float" office:value="171.984720877397" calcext:value-type="float">
            <text:p>171.9847208774</text:p>
          </table:table-cell>
          <table:table-cell table:formula="of:=10/[.S4]" office:value-type="float" office:value="21.6833194560089" calcext:value-type="float">
            <text:p>21.683319456</text:p>
          </table:table-cell>
          <table:table-cell table:formula="of:=10/[.T4]" office:value-type="float" office:value="24.6754560641167" calcext:value-type="float">
            <text:p>24.6754560641</text:p>
          </table:table-cell>
          <table:table-cell table:formula="of:=10/[.U4]" office:value-type="float" office:value="163.799895495667" calcext:value-type="float">
            <text:p>163.7998954957</text:p>
          </table:table-cell>
          <table:table-cell table:formula="of:=10/[.V4]" office:value-type="float" office:value="159.149758331092" calcext:value-type="float">
            <text:p>159.1497583311</text:p>
          </table:table-cell>
          <table:table-cell table:formula="of:=10/[.W4]" office:value-type="float" office:value="117.251026239607" calcext:value-type="float">
            <text:p>117.2510262396</text:p>
          </table:table-cell>
          <table:table-cell table:formula="of:=10/[.X4]" office:value-type="float" office:value="75.9878419452888" calcext:value-type="float">
            <text:p>75.9878419453</text:p>
          </table:table-cell>
          <table:table-cell table:formula="of:=10/[.Y4]" office:value-type="float" office:value="147.643099383" calcext:value-type="float">
            <text:p>147.643099383</text:p>
          </table:table-cell>
        </table:table-row>
        <table:table-row table:style-name="ro1">
          <table:table-cell table:formula="of:=10/[.A5]" office:value-type="float" office:value="100.582169597631" calcext:value-type="float">
            <text:p>100.5821695976</text:p>
          </table:table-cell>
          <table:table-cell table:formula="of:=10/[.B5]" office:value-type="float" office:value="145.181077098411" calcext:value-type="float">
            <text:p>145.1810770984</text:p>
          </table:table-cell>
          <table:table-cell table:formula="of:=10/[.C5]" office:value-type="float" office:value="74.6118319443097" calcext:value-type="float">
            <text:p>74.6118319443</text:p>
          </table:table-cell>
          <table:table-cell table:formula="of:=10/[.D5]" office:value-type="float" office:value="145.361725385536" calcext:value-type="float">
            <text:p>145.3617253855</text:p>
          </table:table-cell>
          <table:table-cell table:formula="of:=10/[.E5]" office:value-type="float" office:value="93.5261218458316" calcext:value-type="float">
            <text:p>93.5261218458</text:p>
          </table:table-cell>
          <table:table-cell table:formula="of:=10/[.F5]" office:value-type="float" office:value="130.432514217144" calcext:value-type="float">
            <text:p>130.4325142171</text:p>
          </table:table-cell>
          <table:table-cell table:formula="of:=10/[.G5]" office:value-type="float" office:value="135.227967307287" calcext:value-type="float">
            <text:p>135.2279673073</text:p>
          </table:table-cell>
          <table:table-cell table:formula="of:=10/[.H5]" office:value-type="float" office:value="146.371308881518" calcext:value-type="float">
            <text:p>146.3713088815</text:p>
          </table:table-cell>
          <table:table-cell table:formula="of:=10/[.I5]" office:value-type="float" office:value="129.128729721947" calcext:value-type="float">
            <text:p>129.1287297219</text:p>
          </table:table-cell>
          <table:table-cell table:formula="of:=10/[.J5]" office:value-type="float" office:value="154.721400909452" calcext:value-type="float">
            <text:p>154.7214009095</text:p>
          </table:table-cell>
          <table:table-cell table:formula="of:=10/[.K5]" office:value-type="float" office:value="115.018149864049" calcext:value-type="float">
            <text:p>115.018149864</text:p>
          </table:table-cell>
          <table:table-cell table:formula="of:=10/[.L5]" office:value-type="float" office:value="148.840753789114" calcext:value-type="float">
            <text:p>148.8407537891</text:p>
          </table:table-cell>
          <table:table-cell table:formula="of:=10/[.M5]" office:value-type="float" office:value="128.695822276217" calcext:value-type="float">
            <text:p>128.6958222762</text:p>
          </table:table-cell>
          <table:table-cell table:formula="of:=10/[.N5]" office:value-type="float" office:value="141.177134951223" calcext:value-type="float">
            <text:p>141.1771349512</text:p>
          </table:table-cell>
          <table:table-cell table:formula="of:=10/[.O5]" office:value-type="float" office:value="108.833823811099" calcext:value-type="float">
            <text:p>108.8338238111</text:p>
          </table:table-cell>
          <table:table-cell table:formula="of:=10/[.P5]" office:value-type="float" office:value="127.387399093257" calcext:value-type="float">
            <text:p>127.3873990933</text:p>
          </table:table-cell>
          <table:table-cell table:formula="of:=10/[.Q5]" office:value-type="float" office:value="121.547001617791" calcext:value-type="float">
            <text:p>121.5470016178</text:p>
          </table:table-cell>
          <table:table-cell table:formula="of:=10/[.R5]" office:value-type="float" office:value="101.500687667159" calcext:value-type="float">
            <text:p>101.5006876672</text:p>
          </table:table-cell>
          <table:table-cell table:formula="of:=10/[.S5]" office:value-type="float" office:value="109.025691904297" calcext:value-type="float">
            <text:p>109.0256919043</text:p>
          </table:table-cell>
          <table:table-cell table:formula="of:=10/[.T5]" office:value-type="float" office:value="136.349381655554" calcext:value-type="float">
            <text:p>136.3493816556</text:p>
          </table:table-cell>
          <table:table-cell table:formula="of:=10/[.U5]" office:value-type="float" office:value="134.57646096206" calcext:value-type="float">
            <text:p>134.5764609621</text:p>
          </table:table-cell>
          <table:table-cell table:formula="of:=10/[.V5]" office:value-type="float" office:value="60.9800717125643" calcext:value-type="float">
            <text:p>60.9800717126</text:p>
          </table:table-cell>
          <table:table-cell table:formula="of:=10/[.W5]" office:value-type="float" office:value="30.1549966829504" calcext:value-type="float">
            <text:p>30.154996683</text:p>
          </table:table-cell>
          <table:table-cell table:formula="of:=10/[.X5]" office:value-type="float" office:value="162.584970970453" calcext:value-type="float">
            <text:p>162.5849709705</text:p>
          </table:table-cell>
          <table:table-cell table:formula="of:=10/[.Y5]" office:value-type="float" office:value="156.620750683258" calcext:value-type="float">
            <text:p>156.6207506833</text:p>
          </table:table-cell>
        </table:table-row>
        <table:table-row table:style-name="ro1">
          <table:table-cell table:formula="of:=10/[.A6]" office:value-type="float" office:value="112.423720505637" calcext:value-type="float">
            <text:p>112.4237205056</text:p>
          </table:table-cell>
          <table:table-cell table:formula="of:=10/[.B6]" office:value-type="float" office:value="160.71873417925" calcext:value-type="float">
            <text:p>160.7187341793</text:p>
          </table:table-cell>
          <table:table-cell table:formula="of:=10/[.C6]" office:value-type="float" office:value="139.008977199748" calcext:value-type="float">
            <text:p>139.0089771997</text:p>
          </table:table-cell>
          <table:table-cell table:formula="of:=10/[.D6]" office:value-type="float" office:value="150.895109791282" calcext:value-type="float">
            <text:p>150.8951097913</text:p>
          </table:table-cell>
          <table:table-cell table:formula="of:=10/[.E6]" office:value-type="float" office:value="124.98219003792" calcext:value-type="float">
            <text:p>124.9821900379</text:p>
          </table:table-cell>
          <table:table-cell table:formula="of:=10/[.F6]" office:value-type="float" office:value="126.135057851844" calcext:value-type="float">
            <text:p>126.1350578518</text:p>
          </table:table-cell>
          <table:table-cell table:formula="of:=10/[.G6]" office:value-type="float" office:value="98.934475696746" calcext:value-type="float">
            <text:p>98.9344756967</text:p>
          </table:table-cell>
          <table:table-cell table:formula="of:=10/[.H6]" office:value-type="float" office:value="140.196611728288" calcext:value-type="float">
            <text:p>140.1966117283</text:p>
          </table:table-cell>
          <table:table-cell table:formula="of:=10/[.I6]" office:value-type="float" office:value="106.226238518271" calcext:value-type="float">
            <text:p>106.2262385183</text:p>
          </table:table-cell>
          <table:table-cell table:formula="of:=10/[.J6]" office:value-type="float" office:value="147.707214758905" calcext:value-type="float">
            <text:p>147.7072147589</text:p>
          </table:table-cell>
          <table:table-cell table:formula="of:=10/[.K6]" office:value-type="float" office:value="39.25370849411" calcext:value-type="float">
            <text:p>39.2537084941</text:p>
          </table:table-cell>
          <table:table-cell table:formula="of:=10/[.L6]" office:value-type="float" office:value="127.135074660073" calcext:value-type="float">
            <text:p>127.1350746601</text:p>
          </table:table-cell>
          <table:table-cell table:formula="of:=10/[.M6]" office:value-type="float" office:value="149.549482184918" calcext:value-type="float">
            <text:p>149.5494821849</text:p>
          </table:table-cell>
          <table:table-cell table:formula="of:=10/[.N6]" office:value-type="float" office:value="135.54855823776" calcext:value-type="float">
            <text:p>135.5485582378</text:p>
          </table:table-cell>
          <table:table-cell table:formula="of:=10/[.O6]" office:value-type="float" office:value="157.272269753397" calcext:value-type="float">
            <text:p>157.2722697534</text:p>
          </table:table-cell>
          <table:table-cell table:formula="of:=10/[.P6]" office:value-type="float" office:value="144.457317196488" calcext:value-type="float">
            <text:p>144.4573171965</text:p>
          </table:table-cell>
          <table:table-cell table:formula="of:=10/[.Q6]" office:value-type="float" office:value="98.8620972605313" calcext:value-type="float">
            <text:p>98.8620972605</text:p>
          </table:table-cell>
          <table:table-cell table:formula="of:=10/[.R6]" office:value-type="float" office:value="136.429928906364" calcext:value-type="float">
            <text:p>136.4299289064</text:p>
          </table:table-cell>
          <table:table-cell table:formula="of:=10/[.S6]" office:value-type="float" office:value="79.8301215014449" calcext:value-type="float">
            <text:p>79.8301215014</text:p>
          </table:table-cell>
          <table:table-cell table:formula="of:=10/[.T6]" office:value-type="float" office:value="125.81354181476" calcext:value-type="float">
            <text:p>125.8135418148</text:p>
          </table:table-cell>
          <table:table-cell table:formula="of:=10/[.U6]" office:value-type="float" office:value="115.226754730634" calcext:value-type="float">
            <text:p>115.2267547306</text:p>
          </table:table-cell>
          <table:table-cell table:formula="of:=10/[.V6]" office:value-type="float" office:value="126.474534984754" calcext:value-type="float">
            <text:p>126.4745349848</text:p>
          </table:table-cell>
          <table:table-cell table:formula="of:=10/[.W6]" office:value-type="float" office:value="88.0180965206447" calcext:value-type="float">
            <text:p>88.0180965206</text:p>
          </table:table-cell>
          <table:table-cell table:formula="of:=10/[.X6]" office:value-type="float" office:value="99.902095945973" calcext:value-type="float">
            <text:p>99.902095946</text:p>
          </table:table-cell>
          <table:table-cell table:formula="of:=10/[.Y6]" office:value-type="float" office:value="92.2611359191054" calcext:value-type="float">
            <text:p>92.2611359191</text:p>
          </table:table-cell>
        </table:table-row>
        <table:table-row table:style-name="ro1">
          <table:table-cell table:formula="of:=10/[.A7]" office:value-type="float" office:value="142.766995697003" calcext:value-type="float">
            <text:p>142.766995697</text:p>
          </table:table-cell>
          <table:table-cell table:formula="of:=10/[.B7]" office:value-type="float" office:value="132.896899914016" calcext:value-type="float">
            <text:p>132.896899914</text:p>
          </table:table-cell>
          <table:table-cell table:formula="of:=10/[.C7]" office:value-type="float" office:value="100.179120267037" calcext:value-type="float">
            <text:p>100.179120267</text:p>
          </table:table-cell>
          <table:table-cell table:formula="of:=10/[.D7]" office:value-type="float" office:value="134.291818808106" calcext:value-type="float">
            <text:p>134.2918188081</text:p>
          </table:table-cell>
          <table:table-cell table:formula="of:=10/[.E7]" office:value-type="float" office:value="139.259279890264" calcext:value-type="float">
            <text:p>139.2592798903</text:p>
          </table:table-cell>
          <table:table-cell table:formula="of:=10/[.F7]" office:value-type="float" office:value="117.587296809151" calcext:value-type="float">
            <text:p>117.5872968092</text:p>
          </table:table-cell>
          <table:table-cell table:formula="of:=10/[.G7]" office:value-type="float" office:value="143.455557468296" calcext:value-type="float">
            <text:p>143.4555574683</text:p>
          </table:table-cell>
          <table:table-cell table:formula="of:=10/[.H7]" office:value-type="float" office:value="57.4138505172988" calcext:value-type="float">
            <text:p>57.4138505173</text:p>
          </table:table-cell>
          <table:table-cell table:formula="of:=10/[.I7]" office:value-type="float" office:value="28.0406589554855" calcext:value-type="float">
            <text:p>28.0406589555</text:p>
          </table:table-cell>
          <table:table-cell table:formula="of:=10/[.J7]" office:value-type="float" office:value="186.038897012587" calcext:value-type="float">
            <text:p>186.0388970126</text:p>
          </table:table-cell>
          <table:table-cell table:formula="of:=10/[.K7]" office:value-type="float" office:value="171.102206191847" calcext:value-type="float">
            <text:p>171.1022061918</text:p>
          </table:table-cell>
          <table:table-cell table:formula="of:=10/[.L7]" office:value-type="float" office:value="156.366297433716" calcext:value-type="float">
            <text:p>156.3662974337</text:p>
          </table:table-cell>
          <table:table-cell table:formula="of:=10/[.M7]" office:value-type="float" office:value="159.44258870987" calcext:value-type="float">
            <text:p>159.4425887099</text:p>
          </table:table-cell>
          <table:table-cell table:formula="of:=10/[.N7]" office:value-type="float" office:value="137.543635718432" calcext:value-type="float">
            <text:p>137.5436357184</text:p>
          </table:table-cell>
          <table:table-cell table:formula="of:=10/[.O7]" office:value-type="float" office:value="94.6378210588079" calcext:value-type="float">
            <text:p>94.6378210588</text:p>
          </table:table-cell>
          <table:table-cell table:formula="of:=10/[.P7]" office:value-type="float" office:value="134.226566390473" calcext:value-type="float">
            <text:p>134.2265663905</text:p>
          </table:table-cell>
          <table:table-cell table:formula="of:=10/[.Q7]" office:value-type="float" office:value="69.295747319987" calcext:value-type="float">
            <text:p>69.29574732</text:p>
          </table:table-cell>
          <table:table-cell table:formula="of:=10/[.R7]" office:value-type="float" office:value="94.7086289031794" calcext:value-type="float">
            <text:p>94.7086289032</text:p>
          </table:table-cell>
          <table:table-cell table:formula="of:=10/[.S7]" office:value-type="float" office:value="152.778350696593" calcext:value-type="float">
            <text:p>152.7783506966</text:p>
          </table:table-cell>
          <table:table-cell table:formula="of:=10/[.T7]" office:value-type="float" office:value="97.7574442293781" calcext:value-type="float">
            <text:p>97.7574442294</text:p>
          </table:table-cell>
          <table:table-cell table:formula="of:=10/[.U7]" office:value-type="float" office:value="126.460940009459" calcext:value-type="float">
            <text:p>126.4609400095</text:p>
          </table:table-cell>
          <table:table-cell table:formula="of:=10/[.V7]" office:value-type="float" office:value="108.74458723817" calcext:value-type="float">
            <text:p>108.7445872382</text:p>
          </table:table-cell>
          <table:table-cell table:formula="of:=10/[.W7]" office:value-type="float" office:value="134.841035902774" calcext:value-type="float">
            <text:p>134.8410359028</text:p>
          </table:table-cell>
          <table:table-cell table:formula="of:=10/[.X7]" office:value-type="float" office:value="101.044599065135" calcext:value-type="float">
            <text:p>101.0445990651</text:p>
          </table:table-cell>
          <table:table-cell table:formula="of:=10/[.Y7]" office:value-type="float" office:value="164.083715511654" calcext:value-type="float">
            <text:p>164.0837155117</text:p>
          </table:table-cell>
        </table:table-row>
        <table:table-row table:style-name="ro1">
          <table:table-cell table:formula="of:=10/[.A8]" office:value-type="float" office:value="129.362257009171" calcext:value-type="float">
            <text:p>129.3622570092</text:p>
          </table:table-cell>
          <table:table-cell table:formula="of:=10/[.B8]" office:value-type="float" office:value="103.957236151337" calcext:value-type="float">
            <text:p>103.9572361513</text:p>
          </table:table-cell>
          <table:table-cell table:formula="of:=10/[.C8]" office:value-type="float" office:value="106.674404116779" calcext:value-type="float">
            <text:p>106.6744041168</text:p>
          </table:table-cell>
          <table:table-cell table:formula="of:=10/[.D8]" office:value-type="float" office:value="58.4956099044767" calcext:value-type="float">
            <text:p>58.4956099045</text:p>
          </table:table-cell>
          <table:table-cell table:formula="of:=10/[.E8]" office:value-type="float" office:value="67.119049057313" calcext:value-type="float">
            <text:p>67.1190490573</text:p>
          </table:table-cell>
          <table:table-cell table:formula="of:=10/[.F8]" office:value-type="float" office:value="123.363429898114" calcext:value-type="float">
            <text:p>123.3634298981</text:p>
          </table:table-cell>
          <table:table-cell table:formula="of:=10/[.G8]" office:value-type="float" office:value="56.1195571044553" calcext:value-type="float">
            <text:p>56.1195571045</text:p>
          </table:table-cell>
          <table:table-cell table:formula="of:=10/[.H8]" office:value-type="float" office:value="147.759813468011" calcext:value-type="float">
            <text:p>147.759813468</text:p>
          </table:table-cell>
          <table:table-cell table:formula="of:=10/[.I8]" office:value-type="float" office:value="64.0065542711574" calcext:value-type="float">
            <text:p>64.0065542712</text:p>
          </table:table-cell>
          <table:table-cell table:formula="of:=10/[.J8]" office:value-type="float" office:value="53.3871475780921" calcext:value-type="float">
            <text:p>53.3871475781</text:p>
          </table:table-cell>
          <table:table-cell table:formula="of:=10/[.K8]" office:value-type="float" office:value="44.4794349332586" calcext:value-type="float">
            <text:p>44.4794349333</text:p>
          </table:table-cell>
          <table:table-cell table:formula="of:=10/[.L8]" office:value-type="float" office:value="97.0996339343801" calcext:value-type="float">
            <text:p>97.0996339344</text:p>
          </table:table-cell>
          <table:table-cell table:formula="of:=10/[.M8]" office:value-type="float" office:value="134.247288876001" calcext:value-type="float">
            <text:p>134.247288876</text:p>
          </table:table-cell>
          <table:table-cell table:formula="of:=10/[.N8]" office:value-type="float" office:value="149.278016871401" calcext:value-type="float">
            <text:p>149.2780168714</text:p>
          </table:table-cell>
          <table:table-cell table:formula="of:=10/[.O8]" office:value-type="float" office:value="104.312486830549" calcext:value-type="float">
            <text:p>104.3124868305</text:p>
          </table:table-cell>
          <table:table-cell table:formula="of:=10/[.P8]" office:value-type="float" office:value="145.049882654645" calcext:value-type="float">
            <text:p>145.0498826546</text:p>
          </table:table-cell>
          <table:table-cell table:formula="of:=10/[.Q8]" office:value-type="float" office:value="119.27438236743" calcext:value-type="float">
            <text:p>119.2743823674</text:p>
          </table:table-cell>
          <table:table-cell table:formula="of:=10/[.R8]" office:value-type="float" office:value="132.011110055022" calcext:value-type="float">
            <text:p>132.011110055</text:p>
          </table:table-cell>
          <table:table-cell table:formula="of:=10/[.S8]" office:value-type="float" office:value="101.04286339308" calcext:value-type="float">
            <text:p>101.0428633931</text:p>
          </table:table-cell>
          <table:table-cell table:formula="of:=10/[.T8]" office:value-type="float" office:value="133.327822450005" calcext:value-type="float">
            <text:p>133.32782245</text:p>
          </table:table-cell>
          <table:table-cell table:formula="of:=10/[.U8]" office:value-type="float" office:value="121.72172951971" calcext:value-type="float">
            <text:p>121.7217295197</text:p>
          </table:table-cell>
          <table:table-cell table:formula="of:=10/[.V8]" office:value-type="float" office:value="123.145278179026" calcext:value-type="float">
            <text:p>123.145278179</text:p>
          </table:table-cell>
          <table:table-cell table:formula="of:=10/[.W8]" office:value-type="float" office:value="141.612771206158" calcext:value-type="float">
            <text:p>141.6127712062</text:p>
          </table:table-cell>
          <table:table-cell table:formula="of:=10/[.X8]" office:value-type="float" office:value="71.8086443246038" calcext:value-type="float">
            <text:p>71.8086443246</text:p>
          </table:table-cell>
          <table:table-cell table:formula="of:=10/[.Y8]" office:value-type="float" office:value="144.00548372882" calcext:value-type="float">
            <text:p>144.0054837288</text:p>
          </table:table-cell>
        </table:table-row>
        <table:table-row table:style-name="ro1">
          <table:table-cell table:formula="of:=10/[.A9]" office:value-type="float" office:value="139.260249554367" calcext:value-type="float">
            <text:p>139.2602495544</text:p>
          </table:table-cell>
          <table:table-cell table:formula="of:=10/[.B9]" office:value-type="float" office:value="137.782989036608" calcext:value-type="float">
            <text:p>137.7829890366</text:p>
          </table:table-cell>
          <table:table-cell table:formula="of:=10/[.C9]" office:value-type="float" office:value="147.151658914227" calcext:value-type="float">
            <text:p>147.1516589142</text:p>
          </table:table-cell>
          <table:table-cell table:formula="of:=10/[.D9]" office:value-type="float" office:value="143.34821287783" calcext:value-type="float">
            <text:p>143.3482128778</text:p>
          </table:table-cell>
          <table:table-cell table:formula="of:=10/[.E9]" office:value-type="float" office:value="83.196751998802" calcext:value-type="float">
            <text:p>83.1967519988</text:p>
          </table:table-cell>
          <table:table-cell table:formula="of:=10/[.F9]" office:value-type="float" office:value="144.886590021661" calcext:value-type="float">
            <text:p>144.8865900217</text:p>
          </table:table-cell>
          <table:table-cell table:formula="of:=10/[.G9]" office:value-type="float" office:value="150.121523373171" calcext:value-type="float">
            <text:p>150.1215233732</text:p>
          </table:table-cell>
          <table:table-cell table:formula="of:=10/[.H9]" office:value-type="float" office:value="98.488206037327" calcext:value-type="float">
            <text:p>98.4882060373</text:p>
          </table:table-cell>
          <table:table-cell table:formula="of:=10/[.I9]" office:value-type="float" office:value="115.997842440131" calcext:value-type="float">
            <text:p>115.9978424401</text:p>
          </table:table-cell>
          <table:table-cell table:formula="of:=10/[.J9]" office:value-type="float" office:value="135.415298407922" calcext:value-type="float">
            <text:p>135.4152984079</text:p>
          </table:table-cell>
          <table:table-cell table:formula="of:=10/[.K9]" office:value-type="float" office:value="84.9971525953881" calcext:value-type="float">
            <text:p>84.9971525954</text:p>
          </table:table-cell>
          <table:table-cell table:formula="of:=10/[.L9]" office:value-type="float" office:value="151.116524440831" calcext:value-type="float">
            <text:p>151.1165244408</text:p>
          </table:table-cell>
          <table:table-cell table:formula="of:=10/[.M9]" office:value-type="float" office:value="98.2916904204919" calcext:value-type="float">
            <text:p>98.2916904205</text:p>
          </table:table-cell>
          <table:table-cell table:formula="of:=10/[.N9]" office:value-type="float" office:value="93.4876502813978" calcext:value-type="float">
            <text:p>93.4876502814</text:p>
          </table:table-cell>
          <table:table-cell table:formula="of:=10/[.O9]" office:value-type="float" office:value="156.75922253696" calcext:value-type="float">
            <text:p>156.759222537</text:p>
          </table:table-cell>
          <table:table-cell table:formula="of:=10/[.P9]" office:value-type="float" office:value="81.3729239732771" calcext:value-type="float">
            <text:p>81.3729239733</text:p>
          </table:table-cell>
          <table:table-cell table:formula="of:=10/[.Q9]" office:value-type="float" office:value="130.22105023277" calcext:value-type="float">
            <text:p>130.2210502328</text:p>
          </table:table-cell>
          <table:table-cell table:formula="of:=10/[.R9]" office:value-type="float" office:value="100.916014665115" calcext:value-type="float">
            <text:p>100.9160146651</text:p>
          </table:table-cell>
          <table:table-cell table:formula="of:=10/[.S9]" office:value-type="float" office:value="150.503358482445" calcext:value-type="float">
            <text:p>150.5033584824</text:p>
          </table:table-cell>
          <table:table-cell table:formula="of:=10/[.T9]" office:value-type="float" office:value="30.7346188599915" calcext:value-type="float">
            <text:p>30.73461886</text:p>
          </table:table-cell>
          <table:table-cell table:formula="of:=10/[.U9]" office:value-type="float" office:value="66.1030281797209" calcext:value-type="float">
            <text:p>66.1030281797</text:p>
          </table:table-cell>
          <table:table-cell table:formula="of:=10/[.V9]" office:value-type="float" office:value="163.616313200891" calcext:value-type="float">
            <text:p>163.6163132009</text:p>
          </table:table-cell>
          <table:table-cell table:formula="of:=10/[.W9]" office:value-type="float" office:value="27.4800769442154" calcext:value-type="float">
            <text:p>27.4800769442</text:p>
          </table:table-cell>
          <table:table-cell table:formula="of:=10/[.X9]" office:value-type="float" office:value="20.9660747943752" calcext:value-type="float">
            <text:p>20.9660747944</text:p>
          </table:table-cell>
          <table:table-cell table:formula="of:=10/[.Y9]" office:value-type="float" office:value="156.992525585857" calcext:value-type="float">
            <text:p>156.9925255859</text:p>
          </table:table-cell>
        </table:table-row>
        <table:table-row table:style-name="ro1">
          <table:table-cell table:formula="of:=10/[.A10]" office:value-type="float" office:value="119.618798811946" calcext:value-type="float">
            <text:p>119.6187988119</text:p>
          </table:table-cell>
          <table:table-cell table:formula="of:=10/[.B10]" office:value-type="float" office:value="151.530993391733" calcext:value-type="float">
            <text:p>151.5309933917</text:p>
          </table:table-cell>
          <table:table-cell table:formula="of:=10/[.C10]" office:value-type="float" office:value="147.595158288428" calcext:value-type="float">
            <text:p>147.5951582884</text:p>
          </table:table-cell>
          <table:table-cell table:formula="of:=10/[.D10]" office:value-type="float" office:value="155.629669862781" calcext:value-type="float">
            <text:p>155.6296698628</text:p>
          </table:table-cell>
          <table:table-cell table:formula="of:=10/[.E10]" office:value-type="float" office:value="142.474294075491" calcext:value-type="float">
            <text:p>142.4742940755</text:p>
          </table:table-cell>
          <table:table-cell table:formula="of:=10/[.F10]" office:value-type="float" office:value="96.3038579325488" calcext:value-type="float">
            <text:p>96.3038579325</text:p>
          </table:table-cell>
          <table:table-cell table:formula="of:=10/[.G10]" office:value-type="float" office:value="99.3601208219069" calcext:value-type="float">
            <text:p>99.3601208219</text:p>
          </table:table-cell>
          <table:table-cell table:formula="of:=10/[.H10]" office:value-type="float" office:value="96.8898362561767" calcext:value-type="float">
            <text:p>96.8898362562</text:p>
          </table:table-cell>
          <table:table-cell table:formula="of:=10/[.I10]" office:value-type="float" office:value="155.062800434176" calcext:value-type="float">
            <text:p>155.0628004342</text:p>
          </table:table-cell>
          <table:table-cell table:formula="of:=10/[.J10]" office:value-type="float" office:value="84.2076898462368" calcext:value-type="float">
            <text:p>84.2076898462</text:p>
          </table:table-cell>
          <table:table-cell table:formula="of:=10/[.K10]" office:value-type="float" office:value="80.9808399332718" calcext:value-type="float">
            <text:p>80.9808399333</text:p>
          </table:table-cell>
          <table:table-cell table:formula="of:=10/[.L10]" office:value-type="float" office:value="140.508246428983" calcext:value-type="float">
            <text:p>140.508246429</text:p>
          </table:table-cell>
          <table:table-cell table:formula="of:=10/[.M10]" office:value-type="float" office:value="158.161280220667" calcext:value-type="float">
            <text:p>158.1612802207</text:p>
          </table:table-cell>
          <table:table-cell table:formula="of:=10/[.N10]" office:value-type="float" office:value="43.3767968838109" calcext:value-type="float">
            <text:p>43.3767968838</text:p>
          </table:table-cell>
          <table:table-cell table:formula="of:=10/[.O10]" office:value-type="float" office:value="155.275645325582" calcext:value-type="float">
            <text:p>155.2756453256</text:p>
          </table:table-cell>
          <table:table-cell table:formula="of:=10/[.P10]" office:value-type="float" office:value="146.118507954692" calcext:value-type="float">
            <text:p>146.1185079547</text:p>
          </table:table-cell>
          <table:table-cell table:formula="of:=10/[.Q10]" office:value-type="float" office:value="163.262907157283" calcext:value-type="float">
            <text:p>163.2629071573</text:p>
          </table:table-cell>
          <table:table-cell table:formula="of:=10/[.R10]" office:value-type="float" office:value="118.754549783689" calcext:value-type="float">
            <text:p>118.7545497837</text:p>
          </table:table-cell>
          <table:table-cell table:formula="of:=10/[.S10]" office:value-type="float" office:value="156.942508820169" calcext:value-type="float">
            <text:p>156.9425088202</text:p>
          </table:table-cell>
          <table:table-cell table:formula="of:=10/[.T10]" office:value-type="float" office:value="138.487851153258" calcext:value-type="float">
            <text:p>138.4878511533</text:p>
          </table:table-cell>
          <table:table-cell table:formula="of:=10/[.U10]" office:value-type="float" office:value="112.424352463836" calcext:value-type="float">
            <text:p>112.4243524638</text:p>
          </table:table-cell>
          <table:table-cell table:formula="of:=10/[.V10]" office:value-type="float" office:value="97.8607637054" calcext:value-type="float">
            <text:p>97.8607637054</text:p>
          </table:table-cell>
          <table:table-cell table:formula="of:=10/[.W10]" office:value-type="float" office:value="134.577909843567" calcext:value-type="float">
            <text:p>134.5779098436</text:p>
          </table:table-cell>
          <table:table-cell table:formula="of:=10/[.X10]" office:value-type="float" office:value="109.879967123914" calcext:value-type="float">
            <text:p>109.8799671239</text:p>
          </table:table-cell>
          <table:table-cell table:formula="of:=10/[.Y10]" office:value-type="float" office:value="133.37743680577" calcext:value-type="float">
            <text:p>133.3774368058</text:p>
          </table:table-cell>
        </table:table-row>
        <table:table-row table:style-name="ro1">
          <table:table-cell table:formula="of:=10/[.A11]" office:value-type="float" office:value="156.467832560643" calcext:value-type="float">
            <text:p>156.4678325606</text:p>
          </table:table-cell>
          <table:table-cell table:formula="of:=10/[.B11]" office:value-type="float" office:value="77.1390663087414" calcext:value-type="float">
            <text:p>77.1390663087</text:p>
          </table:table-cell>
          <table:table-cell table:formula="of:=10/[.C11]" office:value-type="float" office:value="152.384203243955" calcext:value-type="float">
            <text:p>152.384203244</text:p>
          </table:table-cell>
          <table:table-cell table:formula="of:=10/[.D11]" office:value-type="float" office:value="44.8629660701388" calcext:value-type="float">
            <text:p>44.8629660701</text:p>
          </table:table-cell>
          <table:table-cell table:formula="of:=10/[.E11]" office:value-type="float" office:value="147.51721157066" calcext:value-type="float">
            <text:p>147.5172115707</text:p>
          </table:table-cell>
          <table:table-cell table:formula="of:=10/[.F11]" office:value-type="float" office:value="150.204729045689" calcext:value-type="float">
            <text:p>150.2047290457</text:p>
          </table:table-cell>
          <table:table-cell table:formula="of:=10/[.G11]" office:value-type="float" office:value="129.064732416544" calcext:value-type="float">
            <text:p>129.0647324165</text:p>
          </table:table-cell>
          <table:table-cell table:formula="of:=10/[.H11]" office:value-type="float" office:value="134.823946890151" calcext:value-type="float">
            <text:p>134.8239468902</text:p>
          </table:table-cell>
          <table:table-cell table:formula="of:=10/[.I11]" office:value-type="float" office:value="110.393918619811" calcext:value-type="float">
            <text:p>110.3939186198</text:p>
          </table:table-cell>
          <table:table-cell table:formula="of:=10/[.J11]" office:value-type="float" office:value="100.073854504624" calcext:value-type="float">
            <text:p>100.0738545046</text:p>
          </table:table-cell>
          <table:table-cell table:formula="of:=10/[.K11]" office:value-type="float" office:value="87.1452100635289" calcext:value-type="float">
            <text:p>87.1452100635</text:p>
          </table:table-cell>
          <table:table-cell table:formula="of:=10/[.L11]" office:value-type="float" office:value="130.411081812088" calcext:value-type="float">
            <text:p>130.4110818121</text:p>
          </table:table-cell>
          <table:table-cell table:formula="of:=10/[.M11]" office:value-type="float" office:value="96.5055345924089" calcext:value-type="float">
            <text:p>96.5055345924</text:p>
          </table:table-cell>
          <table:table-cell table:formula="of:=10/[.N11]" office:value-type="float" office:value="104.426645502867" calcext:value-type="float">
            <text:p>104.4266455029</text:p>
          </table:table-cell>
          <table:table-cell table:formula="of:=10/[.O11]" office:value-type="float" office:value="158.790650406504" calcext:value-type="float">
            <text:p>158.7906504065</text:p>
          </table:table-cell>
          <table:table-cell table:formula="of:=10/[.P11]" office:value-type="float" office:value="124.952361912021" calcext:value-type="float">
            <text:p>124.952361912</text:p>
          </table:table-cell>
          <table:table-cell table:formula="of:=10/[.Q11]" office:value-type="float" office:value="141.008719979244" calcext:value-type="float">
            <text:p>141.0087199792</text:p>
          </table:table-cell>
          <table:table-cell table:formula="of:=10/[.R11]" office:value-type="float" office:value="101.605055054699" calcext:value-type="float">
            <text:p>101.6050550547</text:p>
          </table:table-cell>
          <table:table-cell table:formula="of:=10/[.S11]" office:value-type="float" office:value="114.018195023562" calcext:value-type="float">
            <text:p>114.0181950236</text:p>
          </table:table-cell>
          <table:table-cell table:formula="of:=10/[.T11]" office:value-type="float" office:value="17.1149353483317" calcext:value-type="float">
            <text:p>17.1149353483</text:p>
          </table:table-cell>
          <table:table-cell table:formula="of:=10/[.U11]" office:value-type="float" office:value="186.313416429117" calcext:value-type="float">
            <text:p>186.3134164291</text:p>
          </table:table-cell>
          <table:table-cell table:formula="of:=10/[.V11]" office:value-type="float" office:value="152.454595210182" calcext:value-type="float">
            <text:p>152.4545952102</text:p>
          </table:table-cell>
          <table:table-cell table:formula="of:=10/[.W11]" office:value-type="float" office:value="151.491509658341" calcext:value-type="float">
            <text:p>151.4915096583</text:p>
          </table:table-cell>
          <table:table-cell table:formula="of:=10/[.X11]" office:value-type="float" office:value="157.524223287436" calcext:value-type="float">
            <text:p>157.5242232874</text:p>
          </table:table-cell>
          <table:table-cell table:formula="of:=10/[.Y11]" office:value-type="float" office:value="33.8573319745257" calcext:value-type="float">
            <text:p>33.8573319745</text:p>
          </table:table-cell>
        </table:table-row>
        <table:table-row table:style-name="ro1">
          <table:table-cell table:formula="of:=10/[.A12]" office:value-type="float" office:value="139.290897896986" calcext:value-type="float">
            <text:p>139.290897897</text:p>
          </table:table-cell>
          <table:table-cell table:formula="of:=10/[.B12]" office:value-type="float" office:value="133.171751608049" calcext:value-type="float">
            <text:p>133.171751608</text:p>
          </table:table-cell>
          <table:table-cell table:formula="of:=10/[.C12]" office:value-type="float" office:value="124.155740961462" calcext:value-type="float">
            <text:p>124.1557409615</text:p>
          </table:table-cell>
          <table:table-cell table:formula="of:=10/[.D12]" office:value-type="float" office:value="144.72471188928" calcext:value-type="float">
            <text:p>144.7247118893</text:p>
          </table:table-cell>
          <table:table-cell table:formula="of:=10/[.E12]" office:value-type="float" office:value="156.449717842934" calcext:value-type="float">
            <text:p>156.4497178429</text:p>
          </table:table-cell>
          <table:table-cell table:formula="of:=10/[.F12]" office:value-type="float" office:value="84.8946881393631" calcext:value-type="float">
            <text:p>84.8946881394</text:p>
          </table:table-cell>
          <table:table-cell table:formula="of:=10/[.G12]" office:value-type="float" office:value="122.765363471412" calcext:value-type="float">
            <text:p>122.7653634714</text:p>
          </table:table-cell>
          <table:table-cell table:formula="of:=10/[.H12]" office:value-type="float" office:value="112.267213931912" calcext:value-type="float">
            <text:p>112.2672139319</text:p>
          </table:table-cell>
          <table:table-cell table:formula="of:=10/[.I12]" office:value-type="float" office:value="97.067588161637" calcext:value-type="float">
            <text:p>97.0675881616</text:p>
          </table:table-cell>
          <table:table-cell table:formula="of:=10/[.J12]" office:value-type="float" office:value="146.027610900669" calcext:value-type="float">
            <text:p>146.0276109007</text:p>
          </table:table-cell>
          <table:table-cell table:formula="of:=10/[.K12]" office:value-type="float" office:value="130.135979084545" calcext:value-type="float">
            <text:p>130.1359790845</text:p>
          </table:table-cell>
          <table:table-cell table:formula="of:=10/[.L12]" office:value-type="float" office:value="141.819429829164" calcext:value-type="float">
            <text:p>141.8194298292</text:p>
          </table:table-cell>
          <table:table-cell table:formula="of:=10/[.M12]" office:value-type="float" office:value="158.305247344034" calcext:value-type="float">
            <text:p>158.305247344</text:p>
          </table:table-cell>
          <table:table-cell table:formula="of:=10/[.N12]" office:value-type="float" office:value="115.783757622913" calcext:value-type="float">
            <text:p>115.7837576229</text:p>
          </table:table-cell>
          <table:table-cell table:formula="of:=10/[.O12]" office:value-type="float" office:value="126.033315646658" calcext:value-type="float">
            <text:p>126.0333156467</text:p>
          </table:table-cell>
          <table:table-cell table:formula="of:=10/[.P12]" office:value-type="float" office:value="130.252429207805" calcext:value-type="float">
            <text:p>130.2524292078</text:p>
          </table:table-cell>
          <table:table-cell table:formula="of:=10/[.Q12]" office:value-type="float" office:value="142.187035670462" calcext:value-type="float">
            <text:p>142.1870356705</text:p>
          </table:table-cell>
          <table:table-cell table:formula="of:=10/[.R12]" office:value-type="float" office:value="116.120147193899" calcext:value-type="float">
            <text:p>116.1201471939</text:p>
          </table:table-cell>
          <table:table-cell table:formula="of:=10/[.S12]" office:value-type="float" office:value="136.006310692816" calcext:value-type="float">
            <text:p>136.0063106928</text:p>
          </table:table-cell>
          <table:table-cell table:formula="of:=10/[.T12]" office:value-type="float" office:value="119.718040072022" calcext:value-type="float">
            <text:p>119.718040072</text:p>
          </table:table-cell>
          <table:table-cell table:formula="of:=10/[.U12]" office:value-type="float" office:value="139.931573460578" calcext:value-type="float">
            <text:p>139.9315734606</text:p>
          </table:table-cell>
          <table:table-cell table:formula="of:=10/[.V12]" office:value-type="float" office:value="111.98684826454" calcext:value-type="float">
            <text:p>111.9868482645</text:p>
          </table:table-cell>
          <table:table-cell table:formula="of:=10/[.W12]" office:value-type="float" office:value="128.564449358463" calcext:value-type="float">
            <text:p>128.5644493585</text:p>
          </table:table-cell>
          <table:table-cell table:formula="of:=10/[.X12]" office:value-type="float" office:value="160.822122691197" calcext:value-type="float">
            <text:p>160.8221226912</text:p>
          </table:table-cell>
          <table:table-cell table:formula="of:=10/[.Y12]" office:value-type="float" office:value="131.129999659062" calcext:value-type="float">
            <text:p>131.1299996591</text:p>
          </table:table-cell>
        </table:table-row>
        <table:table-row table:style-name="ro1">
          <table:table-cell table:formula="of:=10/[.A13]" office:value-type="float" office:value="128.129072102073" calcext:value-type="float">
            <text:p>128.1290721021</text:p>
          </table:table-cell>
          <table:table-cell table:formula="of:=10/[.B13]" office:value-type="float" office:value="90.1705124390222" calcext:value-type="float">
            <text:p>90.170512439</text:p>
          </table:table-cell>
          <table:table-cell table:formula="of:=10/[.C13]" office:value-type="float" office:value="147.736019371147" calcext:value-type="float">
            <text:p>147.7360193711</text:p>
          </table:table-cell>
          <table:table-cell table:formula="of:=10/[.D13]" office:value-type="float" office:value="99.9910008099271" calcext:value-type="float">
            <text:p>99.9910008099</text:p>
          </table:table-cell>
          <table:table-cell table:formula="of:=10/[.E13]" office:value-type="float" office:value="150.919932448238" calcext:value-type="float">
            <text:p>150.9199324482</text:p>
          </table:table-cell>
          <table:table-cell table:formula="of:=10/[.F13]" office:value-type="float" office:value="98.6446228816067" calcext:value-type="float">
            <text:p>98.6446228816</text:p>
          </table:table-cell>
          <table:table-cell table:formula="of:=10/[.G13]" office:value-type="float" office:value="127.875275571219" calcext:value-type="float">
            <text:p>127.8752755712</text:p>
          </table:table-cell>
          <table:table-cell table:formula="of:=10/[.H13]" office:value-type="float" office:value="46.1678385603021" calcext:value-type="float">
            <text:p>46.1678385603</text:p>
          </table:table-cell>
          <table:table-cell table:formula="of:=10/[.I13]" office:value-type="float" office:value="166.648890784983" calcext:value-type="float">
            <text:p>166.648890785</text:p>
          </table:table-cell>
          <table:table-cell table:formula="of:=10/[.J13]" office:value-type="float" office:value="112.960143143093" calcext:value-type="float">
            <text:p>112.9601431431</text:p>
          </table:table-cell>
          <table:table-cell table:formula="of:=10/[.K13]" office:value-type="float" office:value="153.63555495467" calcext:value-type="float">
            <text:p>153.6355549547</text:p>
          </table:table-cell>
          <table:table-cell table:formula="of:=10/[.L13]" office:value-type="float" office:value="142.87592083531" calcext:value-type="float">
            <text:p>142.8759208353</text:p>
          </table:table-cell>
          <table:table-cell table:formula="of:=10/[.M13]" office:value-type="float" office:value="66.5017423456495" calcext:value-type="float">
            <text:p>66.5017423456</text:p>
          </table:table-cell>
          <table:table-cell table:formula="of:=10/[.N13]" office:value-type="float" office:value="48.3914676164299" calcext:value-type="float">
            <text:p>48.3914676164</text:p>
          </table:table-cell>
          <table:table-cell table:formula="of:=10/[.O13]" office:value-type="float" office:value="137.937693543826" calcext:value-type="float">
            <text:p>137.9376935438</text:p>
          </table:table-cell>
          <table:table-cell table:formula="of:=10/[.P13]" office:value-type="float" office:value="139.598904427798" calcext:value-type="float">
            <text:p>139.5989044278</text:p>
          </table:table-cell>
          <table:table-cell table:formula="of:=10/[.Q13]" office:value-type="float" office:value="134.399931187235" calcext:value-type="float">
            <text:p>134.3999311872</text:p>
          </table:table-cell>
          <table:table-cell table:formula="of:=10/[.R13]" office:value-type="float" office:value="134.055085915905" calcext:value-type="float">
            <text:p>134.0550859159</text:p>
          </table:table-cell>
          <table:table-cell table:formula="of:=10/[.S13]" office:value-type="float" office:value="152.36284296876" calcext:value-type="float">
            <text:p>152.3628429688</text:p>
          </table:table-cell>
          <table:table-cell table:formula="of:=10/[.T13]" office:value-type="float" office:value="68.6045155492135" calcext:value-type="float">
            <text:p>68.6045155492</text:p>
          </table:table-cell>
          <table:table-cell table:formula="of:=10/[.U13]" office:value-type="float" office:value="136.44575189796" calcext:value-type="float">
            <text:p>136.445751898</text:p>
          </table:table-cell>
          <table:table-cell table:formula="of:=10/[.V13]" office:value-type="float" office:value="96.9640554246541" calcext:value-type="float">
            <text:p>96.9640554247</text:p>
          </table:table-cell>
          <table:table-cell table:formula="of:=10/[.W13]" office:value-type="float" office:value="21.1401294621528" calcext:value-type="float">
            <text:p>21.1401294622</text:p>
          </table:table-cell>
          <table:table-cell table:formula="of:=10/[.X13]" office:value-type="float" office:value="59.4113523212015" calcext:value-type="float">
            <text:p>59.4113523212</text:p>
          </table:table-cell>
          <table:table-cell table:formula="of:=10/[.Y13]" office:value-type="float" office:value="52.9750805221224" calcext:value-type="float">
            <text:p>52.9750805221</text:p>
          </table:table-cell>
        </table:table-row>
        <table:table-row table:style-name="ro1">
          <table:table-cell table:formula="of:=10/[.A14]" office:value-type="float" office:value="160.708402638832" calcext:value-type="float">
            <text:p>160.7084026388</text:p>
          </table:table-cell>
          <table:table-cell table:formula="of:=10/[.B14]" office:value-type="float" office:value="104.328049117646" calcext:value-type="float">
            <text:p>104.3280491176</text:p>
          </table:table-cell>
          <table:table-cell table:formula="of:=10/[.C14]" office:value-type="float" office:value="154.009403814197" calcext:value-type="float">
            <text:p>154.0094038142</text:p>
          </table:table-cell>
          <table:table-cell table:formula="of:=10/[.D14]" office:value-type="float" office:value="103.249787047314" calcext:value-type="float">
            <text:p>103.2497870473</text:p>
          </table:table-cell>
          <table:table-cell table:formula="of:=10/[.E14]" office:value-type="float" office:value="135.128561313233" calcext:value-type="float">
            <text:p>135.1285613132</text:p>
          </table:table-cell>
          <table:table-cell table:formula="of:=10/[.F14]" office:value-type="float" office:value="46.769184719572" calcext:value-type="float">
            <text:p>46.7691847196</text:p>
          </table:table-cell>
          <table:table-cell table:formula="of:=10/[.G14]" office:value-type="float" office:value="46.6424436909099" calcext:value-type="float">
            <text:p>46.6424436909</text:p>
          </table:table-cell>
          <table:table-cell table:formula="of:=10/[.H14]" office:value-type="float" office:value="135.190307395721" calcext:value-type="float">
            <text:p>135.1903073957</text:p>
          </table:table-cell>
          <table:table-cell table:formula="of:=10/[.I14]" office:value-type="float" office:value="51.254452730581" calcext:value-type="float">
            <text:p>51.2544527306</text:p>
          </table:table-cell>
          <table:table-cell table:formula="of:=10/[.J14]" office:value-type="float" office:value="48.1735016836639" calcext:value-type="float">
            <text:p>48.1735016837</text:p>
          </table:table-cell>
          <table:table-cell table:formula="of:=10/[.K14]" office:value-type="float" office:value="151.690514943791" calcext:value-type="float">
            <text:p>151.6905149438</text:p>
          </table:table-cell>
          <table:table-cell table:formula="of:=10/[.L14]" office:value-type="float" office:value="172.542307373768" calcext:value-type="float">
            <text:p>172.5423073738</text:p>
          </table:table-cell>
          <table:table-cell table:formula="of:=10/[.M14]" office:value-type="float" office:value="151.473840467751" calcext:value-type="float">
            <text:p>151.4738404678</text:p>
          </table:table-cell>
          <table:table-cell table:formula="of:=10/[.N14]" office:value-type="float" office:value="142.593548497492" calcext:value-type="float">
            <text:p>142.5935484975</text:p>
          </table:table-cell>
          <table:table-cell table:formula="of:=10/[.O14]" office:value-type="float" office:value="51.0555739922906" calcext:value-type="float">
            <text:p>51.0555739923</text:p>
          </table:table-cell>
          <table:table-cell table:formula="of:=10/[.P14]" office:value-type="float" office:value="128.009995020411" calcext:value-type="float">
            <text:p>128.0099950204</text:p>
          </table:table-cell>
          <table:table-cell table:formula="of:=10/[.Q14]" office:value-type="float" office:value="158.76115495565" calcext:value-type="float">
            <text:p>158.7611549557</text:p>
          </table:table-cell>
          <table:table-cell table:formula="of:=10/[.R14]" office:value-type="float" office:value="137.831035689968" calcext:value-type="float">
            <text:p>137.83103569</text:p>
          </table:table-cell>
          <table:table-cell table:formula="of:=10/[.S14]" office:value-type="float" office:value="169.165523389671" calcext:value-type="float">
            <text:p>169.1655233897</text:p>
          </table:table-cell>
          <table:table-cell table:formula="of:=10/[.T14]" office:value-type="float" office:value="92.7592156280727" calcext:value-type="float">
            <text:p>92.7592156281</text:p>
          </table:table-cell>
          <table:table-cell table:formula="of:=10/[.U14]" office:value-type="float" office:value="145.801500005832" calcext:value-type="float">
            <text:p>145.8015000058</text:p>
          </table:table-cell>
          <table:table-cell table:formula="of:=10/[.V14]" office:value-type="float" office:value="125.0539295071" calcext:value-type="float">
            <text:p>125.0539295071</text:p>
          </table:table-cell>
          <table:table-cell table:formula="of:=10/[.W14]" office:value-type="float" office:value="115.711946679935" calcext:value-type="float">
            <text:p>115.7119466799</text:p>
          </table:table-cell>
          <table:table-cell table:formula="of:=10/[.X14]" office:value-type="float" office:value="89.8456451815781" calcext:value-type="float">
            <text:p>89.8456451816</text:p>
          </table:table-cell>
          <table:table-cell table:formula="of:=10/[.Y14]" office:value-type="float" office:value="96.1834410587873" calcext:value-type="float">
            <text:p>96.1834410588</text:p>
          </table:table-cell>
        </table:table-row>
        <table:table-row table:style-name="ro1">
          <table:table-cell table:formula="of:=10/[.A15]" office:value-type="float" office:value="135.8926448106" calcext:value-type="float">
            <text:p>135.8926448106</text:p>
          </table:table-cell>
          <table:table-cell table:formula="of:=10/[.B15]" office:value-type="float" office:value="128.785820166056" calcext:value-type="float">
            <text:p>128.7858201661</text:p>
          </table:table-cell>
          <table:table-cell table:formula="of:=10/[.C15]" office:value-type="float" office:value="127.538656966927" calcext:value-type="float">
            <text:p>127.5386569669</text:p>
          </table:table-cell>
          <table:table-cell table:formula="of:=10/[.D15]" office:value-type="float" office:value="88.1531043115683" calcext:value-type="float">
            <text:p>88.1531043116</text:p>
          </table:table-cell>
          <table:table-cell table:formula="of:=10/[.E15]" office:value-type="float" office:value="147.870370918038" calcext:value-type="float">
            <text:p>147.870370918</text:p>
          </table:table-cell>
          <table:table-cell table:formula="of:=10/[.F15]" office:value-type="float" office:value="50.2851166111854" calcext:value-type="float">
            <text:p>50.2851166112</text:p>
          </table:table-cell>
          <table:table-cell table:formula="of:=10/[.G15]" office:value-type="float" office:value="138.495906753476" calcext:value-type="float">
            <text:p>138.4959067535</text:p>
          </table:table-cell>
          <table:table-cell table:formula="of:=10/[.H15]" office:value-type="float" office:value="169.400795506136" calcext:value-type="float">
            <text:p>169.4007955061</text:p>
          </table:table-cell>
          <table:table-cell table:formula="of:=10/[.I15]" office:value-type="float" office:value="146.15844452337" calcext:value-type="float">
            <text:p>146.1584445234</text:p>
          </table:table-cell>
          <table:table-cell table:formula="of:=10/[.J15]" office:value-type="float" office:value="131.353572291752" calcext:value-type="float">
            <text:p>131.3535722918</text:p>
          </table:table-cell>
          <table:table-cell table:formula="of:=10/[.K15]" office:value-type="float" office:value="136.819494041511" calcext:value-type="float">
            <text:p>136.8194940415</text:p>
          </table:table-cell>
          <table:table-cell table:formula="of:=10/[.L15]" office:value-type="float" office:value="99.1728980304262" calcext:value-type="float">
            <text:p>99.1728980304</text:p>
          </table:table-cell>
          <table:table-cell table:formula="of:=10/[.M15]" office:value-type="float" office:value="148.618001206778" calcext:value-type="float">
            <text:p>148.6180012068</text:p>
          </table:table-cell>
          <table:table-cell table:formula="of:=10/[.N15]" office:value-type="float" office:value="93.0682748864567" calcext:value-type="float">
            <text:p>93.0682748865</text:p>
          </table:table-cell>
          <table:table-cell table:formula="of:=10/[.O15]" office:value-type="float" office:value="138.77902216301" calcext:value-type="float">
            <text:p>138.779022163</text:p>
          </table:table-cell>
          <table:table-cell table:formula="of:=10/[.P15]" office:value-type="float" office:value="146.685422842734" calcext:value-type="float">
            <text:p>146.6854228427</text:p>
          </table:table-cell>
          <table:table-cell table:formula="of:=10/[.Q15]" office:value-type="float" office:value="95.5721426318657" calcext:value-type="float">
            <text:p>95.5721426319</text:p>
          </table:table-cell>
          <table:table-cell table:formula="of:=10/[.R15]" office:value-type="float" office:value="46.9098158789727" calcext:value-type="float">
            <text:p>46.909815879</text:p>
          </table:table-cell>
          <table:table-cell table:formula="of:=10/[.S15]" office:value-type="float" office:value="143.374725616619" calcext:value-type="float">
            <text:p>143.3747256166</text:p>
          </table:table-cell>
          <table:table-cell table:formula="of:=10/[.T15]" office:value-type="float" office:value="137.313031143969" calcext:value-type="float">
            <text:p>137.313031144</text:p>
          </table:table-cell>
          <table:table-cell table:formula="of:=10/[.U15]" office:value-type="float" office:value="150.324626029912" calcext:value-type="float">
            <text:p>150.3246260299</text:p>
          </table:table-cell>
          <table:table-cell table:formula="of:=10/[.V15]" office:value-type="float" office:value="154.862288709765" calcext:value-type="float">
            <text:p>154.8622887098</text:p>
          </table:table-cell>
          <table:table-cell table:formula="of:=10/[.W15]" office:value-type="float" office:value="150.544141800538" calcext:value-type="float">
            <text:p>150.5441418005</text:p>
          </table:table-cell>
          <table:table-cell table:formula="of:=10/[.X15]" office:value-type="float" office:value="119.044642931546" calcext:value-type="float">
            <text:p>119.0446429315</text:p>
          </table:table-cell>
          <table:table-cell table:formula="of:=10/[.Y15]" office:value-type="float" office:value="101.114688324085" calcext:value-type="float">
            <text:p>101.1146883241</text:p>
          </table:table-cell>
        </table:table-row>
        <table:table-row table:style-name="ro1">
          <table:table-cell table:formula="of:=10/[.A16]" office:value-type="float" office:value="40.9381383790953" calcext:value-type="float">
            <text:p>40.9381383791</text:p>
          </table:table-cell>
          <table:table-cell table:formula="of:=10/[.B16]" office:value-type="float" office:value="114.052915990903" calcext:value-type="float">
            <text:p>114.0529159909</text:p>
          </table:table-cell>
          <table:table-cell table:formula="of:=10/[.C16]" office:value-type="float" office:value="170.271310305841" calcext:value-type="float">
            <text:p>170.2713103058</text:p>
          </table:table-cell>
          <table:table-cell table:formula="of:=10/[.D16]" office:value-type="float" office:value="109.479501605517" calcext:value-type="float">
            <text:p>109.4795016055</text:p>
          </table:table-cell>
          <table:table-cell table:formula="of:=10/[.E16]" office:value-type="float" office:value="40.6556950497626" calcext:value-type="float">
            <text:p>40.6556950498</text:p>
          </table:table-cell>
          <table:table-cell table:formula="of:=10/[.F16]" office:value-type="float" office:value="169.037416432127" calcext:value-type="float">
            <text:p>169.0374164321</text:p>
          </table:table-cell>
          <table:table-cell table:formula="of:=10/[.G16]" office:value-type="float" office:value="160.276701697811" calcext:value-type="float">
            <text:p>160.2767016978</text:p>
          </table:table-cell>
          <table:table-cell table:formula="of:=10/[.H16]" office:value-type="float" office:value="152.713722855136" calcext:value-type="float">
            <text:p>152.7137228551</text:p>
          </table:table-cell>
          <table:table-cell table:formula="of:=10/[.I16]" office:value-type="float" office:value="141.675970055367" calcext:value-type="float">
            <text:p>141.6759700554</text:p>
          </table:table-cell>
          <table:table-cell table:formula="of:=10/[.J16]" office:value-type="float" office:value="105.682439066148" calcext:value-type="float">
            <text:p>105.6824390661</text:p>
          </table:table-cell>
          <table:table-cell table:formula="of:=10/[.K16]" office:value-type="float" office:value="99.0157831158287" calcext:value-type="float">
            <text:p>99.0157831158</text:p>
          </table:table-cell>
          <table:table-cell table:formula="of:=10/[.L16]" office:value-type="float" office:value="48.8274097547399" calcext:value-type="float">
            <text:p>48.8274097547</text:p>
          </table:table-cell>
          <table:table-cell table:formula="of:=10/[.M16]" office:value-type="float" office:value="153.601336946037" calcext:value-type="float">
            <text:p>153.601336946</text:p>
          </table:table-cell>
          <table:table-cell table:formula="of:=10/[.N16]" office:value-type="float" office:value="168.447720565445" calcext:value-type="float">
            <text:p>168.4477205654</text:p>
          </table:table-cell>
          <table:table-cell table:formula="of:=10/[.O16]" office:value-type="float" office:value="134.824673993938" calcext:value-type="float">
            <text:p>134.8246739939</text:p>
          </table:table-cell>
          <table:table-cell table:formula="of:=10/[.P16]" office:value-type="float" office:value="146.194769443539" calcext:value-type="float">
            <text:p>146.1947694435</text:p>
          </table:table-cell>
          <table:table-cell table:formula="of:=10/[.Q16]" office:value-type="float" office:value="48.2190301224281" calcext:value-type="float">
            <text:p>48.2190301224</text:p>
          </table:table-cell>
          <table:table-cell table:formula="of:=10/[.R16]" office:value-type="float" office:value="41.1185901257818" calcext:value-type="float">
            <text:p>41.1185901258</text:p>
          </table:table-cell>
          <table:table-cell table:formula="of:=10/[.S16]" office:value-type="float" office:value="177.34175351979" calcext:value-type="float">
            <text:p>177.3417535198</text:p>
          </table:table-cell>
          <table:table-cell table:formula="of:=10/[.T16]" office:value-type="float" office:value="176.541828055321" calcext:value-type="float">
            <text:p>176.5418280553</text:p>
          </table:table-cell>
          <table:table-cell table:formula="of:=10/[.U16]" office:value-type="float" office:value="104.083183280077" calcext:value-type="float">
            <text:p>104.0831832801</text:p>
          </table:table-cell>
          <table:table-cell table:formula="of:=10/[.V16]" office:value-type="float" office:value="137.259880995683" calcext:value-type="float">
            <text:p>137.2598809957</text:p>
          </table:table-cell>
          <table:table-cell table:formula="of:=10/[.W16]" office:value-type="float" office:value="155.368043590058" calcext:value-type="float">
            <text:p>155.3680435901</text:p>
          </table:table-cell>
          <table:table-cell table:formula="of:=10/[.X16]" office:value-type="float" office:value="142.460898045009" calcext:value-type="float">
            <text:p>142.460898045</text:p>
          </table:table-cell>
          <table:table-cell table:formula="of:=10/[.Y16]" office:value-type="float" office:value="39.8557222853271" calcext:value-type="float">
            <text:p>39.8557222853</text:p>
          </table:table-cell>
        </table:table-row>
        <table:table-row table:style-name="ro1">
          <table:table-cell table:formula="of:=10/[.A17]" office:value-type="float" office:value="57.4600365445833" calcext:value-type="float">
            <text:p>57.4600365446</text:p>
          </table:table-cell>
          <table:table-cell table:formula="of:=10/[.B17]" office:value-type="float" office:value="169.734619921752" calcext:value-type="float">
            <text:p>169.7346199218</text:p>
          </table:table-cell>
          <table:table-cell table:formula="of:=10/[.C17]" office:value-type="float" office:value="140.157312567626" calcext:value-type="float">
            <text:p>140.1573125676</text:p>
          </table:table-cell>
          <table:table-cell table:formula="of:=10/[.D17]" office:value-type="float" office:value="146.667781341805" calcext:value-type="float">
            <text:p>146.6677813418</text:p>
          </table:table-cell>
          <table:table-cell table:formula="of:=10/[.E17]" office:value-type="float" office:value="107.899774057873" calcext:value-type="float">
            <text:p>107.8997740579</text:p>
          </table:table-cell>
          <table:table-cell table:formula="of:=10/[.F17]" office:value-type="float" office:value="133.2819753455" calcext:value-type="float">
            <text:p>133.2819753455</text:p>
          </table:table-cell>
          <table:table-cell table:formula="of:=10/[.G17]" office:value-type="float" office:value="139.206162935245" calcext:value-type="float">
            <text:p>139.2061629352</text:p>
          </table:table-cell>
          <table:table-cell table:formula="of:=10/[.H17]" office:value-type="float" office:value="93.7338894877443" calcext:value-type="float">
            <text:p>93.7338894877</text:p>
          </table:table-cell>
          <table:table-cell table:formula="of:=10/[.I17]" office:value-type="float" office:value="99.1345553319521" calcext:value-type="float">
            <text:p>99.134555332</text:p>
          </table:table-cell>
          <table:table-cell table:formula="of:=10/[.J17]" office:value-type="float" office:value="128.576020572163" calcext:value-type="float">
            <text:p>128.5760205722</text:p>
          </table:table-cell>
          <table:table-cell table:formula="of:=10/[.K17]" office:value-type="float" office:value="122.264036522713" calcext:value-type="float">
            <text:p>122.2640365227</text:p>
          </table:table-cell>
          <table:table-cell table:formula="of:=10/[.L17]" office:value-type="float" office:value="149.53516992429" calcext:value-type="float">
            <text:p>149.5351699243</text:p>
          </table:table-cell>
          <table:table-cell table:formula="of:=10/[.M17]" office:value-type="float" office:value="99.9560193514854" calcext:value-type="float">
            <text:p>99.9560193515</text:p>
          </table:table-cell>
          <table:table-cell table:formula="of:=10/[.N17]" office:value-type="float" office:value="148.572736011506" calcext:value-type="float">
            <text:p>148.5727360115</text:p>
          </table:table-cell>
          <table:table-cell table:formula="of:=10/[.O17]" office:value-type="float" office:value="109.339567146522" calcext:value-type="float">
            <text:p>109.3395671465</text:p>
          </table:table-cell>
          <table:table-cell table:formula="of:=10/[.P17]" office:value-type="float" office:value="94.734648250251" calcext:value-type="float">
            <text:p>94.7346482503</text:p>
          </table:table-cell>
          <table:table-cell table:formula="of:=10/[.Q17]" office:value-type="float" office:value="158.646051141141" calcext:value-type="float">
            <text:p>158.6460511411</text:p>
          </table:table-cell>
          <table:table-cell table:formula="of:=10/[.R17]" office:value-type="float" office:value="91.8324241923338" calcext:value-type="float">
            <text:p>91.8324241923</text:p>
          </table:table-cell>
          <table:table-cell table:formula="of:=10/[.S17]" office:value-type="float" office:value="126.483173311039" calcext:value-type="float">
            <text:p>126.483173311</text:p>
          </table:table-cell>
          <table:table-cell table:formula="of:=10/[.T17]" office:value-type="float" office:value="89.9847026005579" calcext:value-type="float">
            <text:p>89.9847026006</text:p>
          </table:table-cell>
          <table:table-cell table:formula="of:=10/[.U17]" office:value-type="float" office:value="140.298302250244" calcext:value-type="float">
            <text:p>140.2983022502</text:p>
          </table:table-cell>
          <table:table-cell table:formula="of:=10/[.V17]" office:value-type="float" office:value="72.5410400934329" calcext:value-type="float">
            <text:p>72.5410400934</text:p>
          </table:table-cell>
          <table:table-cell table:formula="of:=10/[.W17]" office:value-type="float" office:value="131.799538174418" calcext:value-type="float">
            <text:p>131.7995381744</text:p>
          </table:table-cell>
          <table:table-cell table:formula="of:=10/[.X17]" office:value-type="float" office:value="146.663694282463" calcext:value-type="float">
            <text:p>146.6636942825</text:p>
          </table:table-cell>
          <table:table-cell table:formula="of:=10/[.Y17]" office:value-type="float" office:value="115.240033465706" calcext:value-type="float">
            <text:p>115.2400334657</text:p>
          </table:table-cell>
        </table:table-row>
        <table:table-row table:style-name="ro1">
          <table:table-cell table:formula="of:=10/[.A18]" office:value-type="float" office:value="143.702937288038" calcext:value-type="float">
            <text:p>143.702937288</text:p>
          </table:table-cell>
          <table:table-cell table:formula="of:=10/[.B18]" office:value-type="float" office:value="130.652347169417" calcext:value-type="float">
            <text:p>130.6523471694</text:p>
          </table:table-cell>
          <table:table-cell table:formula="of:=10/[.C18]" office:value-type="float" office:value="101.802826250062" calcext:value-type="float">
            <text:p>101.8028262501</text:p>
          </table:table-cell>
          <table:table-cell table:formula="of:=10/[.D18]" office:value-type="float" office:value="98.2578876519313" calcext:value-type="float">
            <text:p>98.2578876519</text:p>
          </table:table-cell>
          <table:table-cell table:formula="of:=10/[.E18]" office:value-type="float" office:value="128.169799350179" calcext:value-type="float">
            <text:p>128.1697993502</text:p>
          </table:table-cell>
          <table:table-cell table:formula="of:=10/[.F18]" office:value-type="float" office:value="95.4900069707705" calcext:value-type="float">
            <text:p>95.4900069708</text:p>
          </table:table-cell>
          <table:table-cell table:formula="of:=10/[.G18]" office:value-type="float" office:value="150.314683790515" calcext:value-type="float">
            <text:p>150.3146837905</text:p>
          </table:table-cell>
          <table:table-cell table:formula="of:=10/[.H18]" office:value-type="float" office:value="53.8039384482944" calcext:value-type="float">
            <text:p>53.8039384483</text:p>
          </table:table-cell>
          <table:table-cell table:formula="of:=10/[.I18]" office:value-type="float" office:value="124.512998534482" calcext:value-type="float">
            <text:p>124.5129985345</text:p>
          </table:table-cell>
          <table:table-cell table:formula="of:=10/[.J18]" office:value-type="float" office:value="46.3329765694138" calcext:value-type="float">
            <text:p>46.3329765694</text:p>
          </table:table-cell>
          <table:table-cell table:formula="of:=10/[.K18]" office:value-type="float" office:value="102.699244236262" calcext:value-type="float">
            <text:p>102.6992442363</text:p>
          </table:table-cell>
          <table:table-cell table:formula="of:=10/[.L18]" office:value-type="float" office:value="104.172417852236" calcext:value-type="float">
            <text:p>104.1724178522</text:p>
          </table:table-cell>
          <table:table-cell table:formula="of:=10/[.M18]" office:value-type="float" office:value="151.934121364976" calcext:value-type="float">
            <text:p>151.934121365</text:p>
          </table:table-cell>
          <table:table-cell table:formula="of:=10/[.N18]" office:value-type="float" office:value="150.475276159751" calcext:value-type="float">
            <text:p>150.4752761598</text:p>
          </table:table-cell>
          <table:table-cell table:formula="of:=10/[.O18]" office:value-type="float" office:value="95.2390022762122" calcext:value-type="float">
            <text:p>95.2390022762</text:p>
          </table:table-cell>
          <table:table-cell table:formula="of:=10/[.P18]" office:value-type="float" office:value="146.714691275611" calcext:value-type="float">
            <text:p>146.7146912756</text:p>
          </table:table-cell>
          <table:table-cell table:formula="of:=10/[.Q18]" office:value-type="float" office:value="99.5321986662685" calcext:value-type="float">
            <text:p>99.5321986663</text:p>
          </table:table-cell>
          <table:table-cell table:formula="of:=10/[.R18]" office:value-type="float" office:value="128.337414463113" calcext:value-type="float">
            <text:p>128.3374144631</text:p>
          </table:table-cell>
          <table:table-cell table:formula="of:=10/[.S18]" office:value-type="float" office:value="140.244586558959" calcext:value-type="float">
            <text:p>140.244586559</text:p>
          </table:table-cell>
          <table:table-cell table:formula="of:=10/[.T18]" office:value-type="float" office:value="123.568306706423" calcext:value-type="float">
            <text:p>123.5683067064</text:p>
          </table:table-cell>
          <table:table-cell table:formula="of:=10/[.U18]" office:value-type="float" office:value="43.8804345918242" calcext:value-type="float">
            <text:p>43.8804345918</text:p>
          </table:table-cell>
          <table:table-cell table:formula="of:=10/[.V18]" office:value-type="float" office:value="102.421552772193" calcext:value-type="float">
            <text:p>102.4215527722</text:p>
          </table:table-cell>
          <table:table-cell table:formula="of:=10/[.W18]" office:value-type="float" office:value="153.225942377852" calcext:value-type="float">
            <text:p>153.2259423779</text:p>
          </table:table-cell>
          <table:table-cell table:formula="of:=10/[.X18]" office:value-type="float" office:value="49.6938856643079" calcext:value-type="float">
            <text:p>49.6938856643</text:p>
          </table:table-cell>
          <table:table-cell table:formula="of:=10/[.Y18]" office:value-type="float" office:value="98.6222472065249" calcext:value-type="float">
            <text:p>98.6222472065</text:p>
          </table:table-cell>
        </table:table-row>
        <table:table-row table:style-name="ro1">
          <table:table-cell table:formula="of:=10/[.A19]" office:value-type="float" office:value="148.604087504031" calcext:value-type="float">
            <text:p>148.604087504</text:p>
          </table:table-cell>
          <table:table-cell table:formula="of:=10/[.B19]" office:value-type="float" office:value="59.7846556702757" calcext:value-type="float">
            <text:p>59.7846556703</text:p>
          </table:table-cell>
          <table:table-cell table:formula="of:=10/[.C19]" office:value-type="float" office:value="44.5893101587825" calcext:value-type="float">
            <text:p>44.5893101588</text:p>
          </table:table-cell>
          <table:table-cell table:formula="of:=10/[.D19]" office:value-type="float" office:value="111.902134868929" calcext:value-type="float">
            <text:p>111.9021348689</text:p>
          </table:table-cell>
          <table:table-cell table:formula="of:=10/[.E19]" office:value-type="float" office:value="101.392319329026" calcext:value-type="float">
            <text:p>101.392319329</text:p>
          </table:table-cell>
          <table:table-cell table:formula="of:=10/[.F19]" office:value-type="float" office:value="144.46107351913" calcext:value-type="float">
            <text:p>144.4610735191</text:p>
          </table:table-cell>
          <table:table-cell table:formula="of:=10/[.G19]" office:value-type="float" office:value="143.138102504058" calcext:value-type="float">
            <text:p>143.1381025041</text:p>
          </table:table-cell>
          <table:table-cell table:formula="of:=10/[.H19]" office:value-type="float" office:value="43.9815629288202" calcext:value-type="float">
            <text:p>43.9815629288</text:p>
          </table:table-cell>
          <table:table-cell table:formula="of:=10/[.I19]" office:value-type="float" office:value="139.480713304368" calcext:value-type="float">
            <text:p>139.4807133044</text:p>
          </table:table-cell>
          <table:table-cell table:formula="of:=10/[.J19]" office:value-type="float" office:value="49.5432115891481" calcext:value-type="float">
            <text:p>49.5432115891</text:p>
          </table:table-cell>
          <table:table-cell table:formula="of:=10/[.K19]" office:value-type="float" office:value="42.0240461592123" calcext:value-type="float">
            <text:p>42.0240461592</text:p>
          </table:table-cell>
          <table:table-cell table:formula="of:=10/[.L19]" office:value-type="float" office:value="141.295424712852" calcext:value-type="float">
            <text:p>141.2954247129</text:p>
          </table:table-cell>
          <table:table-cell table:formula="of:=10/[.M19]" office:value-type="float" office:value="55.3167714919486" calcext:value-type="float">
            <text:p>55.3167714919</text:p>
          </table:table-cell>
          <table:table-cell table:formula="of:=10/[.N19]" office:value-type="float" office:value="148.847400156885" calcext:value-type="float">
            <text:p>148.8474001569</text:p>
          </table:table-cell>
          <table:table-cell table:formula="of:=10/[.O19]" office:value-type="float" office:value="136.998499866426" calcext:value-type="float">
            <text:p>136.9984998664</text:p>
          </table:table-cell>
          <table:table-cell table:formula="of:=10/[.P19]" office:value-type="float" office:value="82.4592651230292" calcext:value-type="float">
            <text:p>82.459265123</text:p>
          </table:table-cell>
          <table:table-cell table:formula="of:=10/[.Q19]" office:value-type="float" office:value="110.52129579588" calcext:value-type="float">
            <text:p>110.5212957959</text:p>
          </table:table-cell>
          <table:table-cell table:formula="of:=10/[.R19]" office:value-type="float" office:value="128.419819801309" calcext:value-type="float">
            <text:p>128.4198198013</text:p>
          </table:table-cell>
          <table:table-cell table:formula="of:=10/[.S19]" office:value-type="float" office:value="44.2844300372432" calcext:value-type="float">
            <text:p>44.2844300372</text:p>
          </table:table-cell>
          <table:table-cell table:formula="of:=10/[.T19]" office:value-type="float" office:value="147.866435206407" calcext:value-type="float">
            <text:p>147.8664352064</text:p>
          </table:table-cell>
          <table:table-cell table:formula="of:=10/[.U19]" office:value-type="float" office:value="132.840053933062" calcext:value-type="float">
            <text:p>132.8400539331</text:p>
          </table:table-cell>
          <table:table-cell table:formula="of:=10/[.V19]" office:value-type="float" office:value="78.1060836828581" calcext:value-type="float">
            <text:p>78.1060836829</text:p>
          </table:table-cell>
          <table:table-cell table:formula="of:=10/[.W19]" office:value-type="float" office:value="149.167570373531" calcext:value-type="float">
            <text:p>149.1675703735</text:p>
          </table:table-cell>
          <table:table-cell table:formula="of:=10/[.X19]" office:value-type="float" office:value="136.67849391234" calcext:value-type="float">
            <text:p>136.6784939123</text:p>
          </table:table-cell>
          <table:table-cell table:formula="of:=10/[.Y19]" office:value-type="float" office:value="140.297318076468" calcext:value-type="float">
            <text:p>140.2973180765</text:p>
          </table:table-cell>
        </table:table-row>
        <table:table-row table:style-name="ro1">
          <table:table-cell table:formula="of:=10/[.A20]" office:value-type="float" office:value="87.9244553079994" calcext:value-type="float">
            <text:p>87.924455308</text:p>
          </table:table-cell>
          <table:table-cell table:formula="of:=10/[.B20]" office:value-type="float" office:value="103.470182997366" calcext:value-type="float">
            <text:p>103.4701829974</text:p>
          </table:table-cell>
          <table:table-cell table:formula="of:=10/[.C20]" office:value-type="float" office:value="124.728248328953" calcext:value-type="float">
            <text:p>124.728248329</text:p>
          </table:table-cell>
          <table:table-cell table:formula="of:=10/[.D20]" office:value-type="float" office:value="89.7512991500552" calcext:value-type="float">
            <text:p>89.7512991501</text:p>
          </table:table-cell>
          <table:table-cell table:formula="of:=10/[.E20]" office:value-type="float" office:value="110.550497256137" calcext:value-type="float">
            <text:p>110.5504972561</text:p>
          </table:table-cell>
          <table:table-cell table:formula="of:=10/[.F20]" office:value-type="float" office:value="140.81472584077" calcext:value-type="float">
            <text:p>140.8147258408</text:p>
          </table:table-cell>
          <table:table-cell table:formula="of:=10/[.G20]" office:value-type="float" office:value="135.198166712859" calcext:value-type="float">
            <text:p>135.1981667129</text:p>
          </table:table-cell>
          <table:table-cell table:formula="of:=10/[.H20]" office:value-type="float" office:value="77.4011780459299" calcext:value-type="float">
            <text:p>77.4011780459</text:p>
          </table:table-cell>
          <table:table-cell table:formula="of:=10/[.I20]" office:value-type="float" office:value="137.066475870132" calcext:value-type="float">
            <text:p>137.0664758701</text:p>
          </table:table-cell>
          <table:table-cell table:formula="of:=10/[.J20]" office:value-type="float" office:value="93.1679912049416" calcext:value-type="float">
            <text:p>93.1679912049</text:p>
          </table:table-cell>
          <table:table-cell table:formula="of:=10/[.K20]" office:value-type="float" office:value="125.576080268231" calcext:value-type="float">
            <text:p>125.5760802682</text:p>
          </table:table-cell>
          <table:table-cell table:formula="of:=10/[.L20]" office:value-type="float" office:value="138.632226724689" calcext:value-type="float">
            <text:p>138.6322267247</text:p>
          </table:table-cell>
          <table:table-cell table:formula="of:=10/[.M20]" office:value-type="float" office:value="125.566146362412" calcext:value-type="float">
            <text:p>125.5661463624</text:p>
          </table:table-cell>
          <table:table-cell table:formula="of:=10/[.N20]" office:value-type="float" office:value="158.225845242465" calcext:value-type="float">
            <text:p>158.2258452425</text:p>
          </table:table-cell>
          <table:table-cell table:formula="of:=10/[.O20]" office:value-type="float" office:value="115.713151725399" calcext:value-type="float">
            <text:p>115.7131517254</text:p>
          </table:table-cell>
          <table:table-cell table:formula="of:=10/[.P20]" office:value-type="float" office:value="83.6071467389032" calcext:value-type="float">
            <text:p>83.6071467389</text:p>
          </table:table-cell>
          <table:table-cell table:formula="of:=10/[.Q20]" office:value-type="float" office:value="94.5099188159797" calcext:value-type="float">
            <text:p>94.509918816</text:p>
          </table:table-cell>
          <table:table-cell table:formula="of:=10/[.R20]" office:value-type="float" office:value="78.6039930828486" calcext:value-type="float">
            <text:p>78.6039930828</text:p>
          </table:table-cell>
          <table:table-cell table:formula="of:=10/[.S20]" office:value-type="float" office:value="146.780157084124" calcext:value-type="float">
            <text:p>146.7801570841</text:p>
          </table:table-cell>
          <table:table-cell table:formula="of:=10/[.T20]" office:value-type="float" office:value="147.909302016004" calcext:value-type="float">
            <text:p>147.909302016</text:p>
          </table:table-cell>
          <table:table-cell table:formula="of:=10/[.U20]" office:value-type="float" office:value="146.195410633669" calcext:value-type="float">
            <text:p>146.1954106337</text:p>
          </table:table-cell>
          <table:table-cell table:formula="of:=10/[.V20]" office:value-type="float" office:value="73.8247106071344" calcext:value-type="float">
            <text:p>73.8247106071</text:p>
          </table:table-cell>
          <table:table-cell table:formula="of:=10/[.W20]" office:value-type="float" office:value="141.751883173768" calcext:value-type="float">
            <text:p>141.7518831738</text:p>
          </table:table-cell>
          <table:table-cell table:formula="of:=10/[.X20]" office:value-type="float" office:value="132.056958807473" calcext:value-type="float">
            <text:p>132.0569588075</text:p>
          </table:table-cell>
          <table:table-cell table:formula="of:=10/[.Y20]" office:value-type="float" office:value="90.9247961011448" calcext:value-type="float">
            <text:p>90.9247961011</text:p>
          </table:table-cell>
        </table:table-row>
        <table:table-row table:style-name="ro1">
          <table:table-cell table:formula="of:=10/[.A21]" office:value-type="float" office:value="158.808806901196" calcext:value-type="float">
            <text:p>158.8088069012</text:p>
          </table:table-cell>
          <table:table-cell table:formula="of:=10/[.B21]" office:value-type="float" office:value="146.372380117361" calcext:value-type="float">
            <text:p>146.3723801174</text:p>
          </table:table-cell>
          <table:table-cell table:formula="of:=10/[.C21]" office:value-type="float" office:value="119.057257016044" calcext:value-type="float">
            <text:p>119.057257016</text:p>
          </table:table-cell>
          <table:table-cell table:formula="of:=10/[.D21]" office:value-type="float" office:value="125.516185312096" calcext:value-type="float">
            <text:p>125.5161853121</text:p>
          </table:table-cell>
          <table:table-cell table:formula="of:=10/[.E21]" office:value-type="float" office:value="103.177772206178" calcext:value-type="float">
            <text:p>103.1777722062</text:p>
          </table:table-cell>
          <table:table-cell table:formula="of:=10/[.F21]" office:value-type="float" office:value="87.7731940665321" calcext:value-type="float">
            <text:p>87.7731940665</text:p>
          </table:table-cell>
          <table:table-cell table:formula="of:=10/[.G21]" office:value-type="float" office:value="42.5912517568891" calcext:value-type="float">
            <text:p>42.5912517569</text:p>
          </table:table-cell>
          <table:table-cell table:formula="of:=10/[.H21]" office:value-type="float" office:value="52.5521974701372" calcext:value-type="float">
            <text:p>52.5521974701</text:p>
          </table:table-cell>
          <table:table-cell table:formula="of:=10/[.I21]" office:value-type="float" office:value="150.075563045994" calcext:value-type="float">
            <text:p>150.075563046</text:p>
          </table:table-cell>
          <table:table-cell table:formula="of:=10/[.J21]" office:value-type="float" office:value="147.420654518222" calcext:value-type="float">
            <text:p>147.4206545182</text:p>
          </table:table-cell>
          <table:table-cell table:formula="of:=10/[.K21]" office:value-type="float" office:value="154.602755948728" calcext:value-type="float">
            <text:p>154.6027559487</text:p>
          </table:table-cell>
          <table:table-cell table:formula="of:=10/[.L21]" office:value-type="float" office:value="148.827019843107" calcext:value-type="float">
            <text:p>148.8270198431</text:p>
          </table:table-cell>
          <table:table-cell table:formula="of:=10/[.M21]" office:value-type="float" office:value="98.9060985500366" calcext:value-type="float">
            <text:p>98.90609855</text:p>
          </table:table-cell>
          <table:table-cell table:formula="of:=10/[.N21]" office:value-type="float" office:value="122.4462307989" calcext:value-type="float">
            <text:p>122.4462307989</text:p>
          </table:table-cell>
          <table:table-cell table:formula="of:=10/[.O21]" office:value-type="float" office:value="75.9405233820872" calcext:value-type="float">
            <text:p>75.9405233821</text:p>
          </table:table-cell>
          <table:table-cell table:formula="of:=10/[.P21]" office:value-type="float" office:value="142.726242503304" calcext:value-type="float">
            <text:p>142.7262425033</text:p>
          </table:table-cell>
          <table:table-cell table:formula="of:=10/[.Q21]" office:value-type="float" office:value="135.61933280713" calcext:value-type="float">
            <text:p>135.6193328071</text:p>
          </table:table-cell>
          <table:table-cell table:formula="of:=10/[.R21]" office:value-type="float" office:value="135.258878730947" calcext:value-type="float">
            <text:p>135.2588787309</text:p>
          </table:table-cell>
          <table:table-cell table:formula="of:=10/[.S21]" office:value-type="float" office:value="101.099354379523" calcext:value-type="float">
            <text:p>101.0993543795</text:p>
          </table:table-cell>
          <table:table-cell table:formula="of:=10/[.T21]" office:value-type="float" office:value="92.7437305238166" calcext:value-type="float">
            <text:p>92.7437305238</text:p>
          </table:table-cell>
          <table:table-cell table:formula="of:=10/[.U21]" office:value-type="float" office:value="127.46631383991" calcext:value-type="float">
            <text:p>127.4663138399</text:p>
          </table:table-cell>
          <table:table-cell table:formula="of:=10/[.V21]" office:value-type="float" office:value="163.216541017133" calcext:value-type="float">
            <text:p>163.2165410171</text:p>
          </table:table-cell>
          <table:table-cell table:formula="of:=10/[.W21]" office:value-type="float" office:value="119.220488756316" calcext:value-type="float">
            <text:p>119.2204887563</text:p>
          </table:table-cell>
          <table:table-cell table:formula="of:=10/[.X21]" office:value-type="float" office:value="145.933845269263" calcext:value-type="float">
            <text:p>145.9338452693</text:p>
          </table:table-cell>
          <table:table-cell table:formula="of:=10/[.Y21]" office:value-type="float" office:value="99.302893686322" calcext:value-type="float">
            <text:p>99.3028936863</text:p>
          </table:table-cell>
        </table:table-row>
        <table:table-row table:style-name="ro1">
          <table:table-cell table:formula="of:=10/[.A22]" office:value-type="float" office:value="134.31147906487" calcext:value-type="float">
            <text:p>134.3114790649</text:p>
          </table:table-cell>
          <table:table-cell table:formula="of:=10/[.B22]" office:value-type="float" office:value="142.801246369278" calcext:value-type="float">
            <text:p>142.8012463693</text:p>
          </table:table-cell>
          <table:table-cell table:formula="of:=10/[.C22]" office:value-type="float" office:value="98.1633634694859" calcext:value-type="float">
            <text:p>98.1633634695</text:p>
          </table:table-cell>
          <table:table-cell table:formula="of:=10/[.D22]" office:value-type="float" office:value="158.153776079558" calcext:value-type="float">
            <text:p>158.1537760796</text:p>
          </table:table-cell>
          <table:table-cell table:formula="of:=10/[.E22]" office:value-type="float" office:value="143.248210471731" calcext:value-type="float">
            <text:p>143.2482104717</text:p>
          </table:table-cell>
          <table:table-cell table:formula="of:=10/[.F22]" office:value-type="float" office:value="132.084169316055" calcext:value-type="float">
            <text:p>132.0841693161</text:p>
          </table:table-cell>
          <table:table-cell table:formula="of:=10/[.G22]" office:value-type="float" office:value="128.391130740688" calcext:value-type="float">
            <text:p>128.3911307407</text:p>
          </table:table-cell>
          <table:table-cell table:formula="of:=10/[.H22]" office:value-type="float" office:value="133.510813708356" calcext:value-type="float">
            <text:p>133.5108137084</text:p>
          </table:table-cell>
          <table:table-cell table:formula="of:=10/[.I22]" office:value-type="float" office:value="56.3389803771331" calcext:value-type="float">
            <text:p>56.3389803771</text:p>
          </table:table-cell>
          <table:table-cell table:formula="of:=10/[.J22]" office:value-type="float" office:value="41.3511915345841" calcext:value-type="float">
            <text:p>41.3511915346</text:p>
          </table:table-cell>
          <table:table-cell table:formula="of:=10/[.K22]" office:value-type="float" office:value="57.2652411439305" calcext:value-type="float">
            <text:p>57.2652411439</text:p>
          </table:table-cell>
          <table:table-cell table:formula="of:=10/[.L22]" office:value-type="float" office:value="166.421749325576" calcext:value-type="float">
            <text:p>166.4217493256</text:p>
          </table:table-cell>
          <table:table-cell table:formula="of:=10/[.M22]" office:value-type="float" office:value="46.2806551489543" calcext:value-type="float">
            <text:p>46.280655149</text:p>
          </table:table-cell>
          <table:table-cell table:formula="of:=10/[.N22]" office:value-type="float" office:value="145.071556545266" calcext:value-type="float">
            <text:p>145.0715565453</text:p>
          </table:table-cell>
          <table:table-cell table:formula="of:=10/[.O22]" office:value-type="float" office:value="170.113738045257" calcext:value-type="float">
            <text:p>170.1137380453</text:p>
          </table:table-cell>
          <table:table-cell table:formula="of:=10/[.P22]" office:value-type="float" office:value="156.489379848237" calcext:value-type="float">
            <text:p>156.4893798482</text:p>
          </table:table-cell>
          <table:table-cell table:formula="of:=10/[.Q22]" office:value-type="float" office:value="101.985972849294" calcext:value-type="float">
            <text:p>101.9859728493</text:p>
          </table:table-cell>
          <table:table-cell table:formula="of:=10/[.R22]" office:value-type="float" office:value="156.865205728717" calcext:value-type="float">
            <text:p>156.8652057287</text:p>
          </table:table-cell>
          <table:table-cell table:formula="of:=10/[.S22]" office:value-type="float" office:value="82.4049047399301" calcext:value-type="float">
            <text:p>82.4049047399</text:p>
          </table:table-cell>
          <table:table-cell table:formula="of:=10/[.T22]" office:value-type="float" office:value="139.705389275097" calcext:value-type="float">
            <text:p>139.7053892751</text:p>
          </table:table-cell>
          <table:table-cell table:formula="of:=10/[.U22]" office:value-type="float" office:value="132.109645721563" calcext:value-type="float">
            <text:p>132.1096457216</text:p>
          </table:table-cell>
          <table:table-cell table:formula="of:=10/[.V22]" office:value-type="float" office:value="130.613950876093" calcext:value-type="float">
            <text:p>130.6139508761</text:p>
          </table:table-cell>
          <table:table-cell table:formula="of:=10/[.W22]" office:value-type="float" office:value="88.6949426143721" calcext:value-type="float">
            <text:p>88.6949426144</text:p>
          </table:table-cell>
          <table:table-cell table:formula="of:=10/[.X22]" office:value-type="float" office:value="121.747218684789" calcext:value-type="float">
            <text:p>121.7472186848</text:p>
          </table:table-cell>
          <table:table-cell table:formula="of:=10/[.Y22]" office:value-type="float" office:value="119.562163357784" calcext:value-type="float">
            <text:p>119.5621633578</text:p>
          </table:table-cell>
        </table:table-row>
        <table:table-row table:style-name="ro1">
          <table:table-cell table:formula="of:=10/[.A23]" office:value-type="float" office:value="144.902125859089" calcext:value-type="float">
            <text:p>144.9021258591</text:p>
          </table:table-cell>
          <table:table-cell table:formula="of:=10/[.B23]" office:value-type="float" office:value="90.7572787337545" calcext:value-type="float">
            <text:p>90.7572787338</text:p>
          </table:table-cell>
          <table:table-cell table:formula="of:=10/[.C23]" office:value-type="float" office:value="68.8316515466472" calcext:value-type="float">
            <text:p>68.8316515466</text:p>
          </table:table-cell>
          <table:table-cell table:formula="of:=10/[.D23]" office:value-type="float" office:value="127.995412644411" calcext:value-type="float">
            <text:p>127.9954126444</text:p>
          </table:table-cell>
          <table:table-cell table:formula="of:=10/[.E23]" office:value-type="float" office:value="141.036164493299" calcext:value-type="float">
            <text:p>141.0361644933</text:p>
          </table:table-cell>
          <table:table-cell table:formula="of:=10/[.F23]" office:value-type="float" office:value="163.674425380011" calcext:value-type="float">
            <text:p>163.67442538</text:p>
          </table:table-cell>
          <table:table-cell table:formula="of:=10/[.G23]" office:value-type="float" office:value="143.204926249463" calcext:value-type="float">
            <text:p>143.2049262495</text:p>
          </table:table-cell>
          <table:table-cell table:formula="of:=10/[.H23]" office:value-type="float" office:value="42.014158771506" calcext:value-type="float">
            <text:p>42.0141587715</text:p>
          </table:table-cell>
          <table:table-cell table:formula="of:=10/[.I23]" office:value-type="float" office:value="160.206089113035" calcext:value-type="float">
            <text:p>160.206089113</text:p>
          </table:table-cell>
          <table:table-cell table:formula="of:=10/[.J23]" office:value-type="float" office:value="166.868020745032" calcext:value-type="float">
            <text:p>166.868020745</text:p>
          </table:table-cell>
          <table:table-cell table:formula="of:=10/[.K23]" office:value-type="float" office:value="52.5243187595857" calcext:value-type="float">
            <text:p>52.5243187596</text:p>
          </table:table-cell>
          <table:table-cell table:formula="of:=10/[.L23]" office:value-type="float" office:value="139.517687354814" calcext:value-type="float">
            <text:p>139.5176873548</text:p>
          </table:table-cell>
          <table:table-cell table:formula="of:=10/[.M23]" office:value-type="float" office:value="164.012937340497" calcext:value-type="float">
            <text:p>164.0129373405</text:p>
          </table:table-cell>
          <table:table-cell table:formula="of:=10/[.N23]" office:value-type="float" office:value="104.637316596943" calcext:value-type="float">
            <text:p>104.6373165969</text:p>
          </table:table-cell>
          <table:table-cell table:formula="of:=10/[.O23]" office:value-type="float" office:value="138.443178766139" calcext:value-type="float">
            <text:p>138.4431787661</text:p>
          </table:table-cell>
          <table:table-cell table:formula="of:=10/[.P23]" office:value-type="float" office:value="151.259385644879" calcext:value-type="float">
            <text:p>151.2593856449</text:p>
          </table:table-cell>
          <table:table-cell table:formula="of:=10/[.Q23]" office:value-type="float" office:value="97.7402455234968" calcext:value-type="float">
            <text:p>97.7402455235</text:p>
          </table:table-cell>
          <table:table-cell table:formula="of:=10/[.R23]" office:value-type="float" office:value="134.38223144383" calcext:value-type="float">
            <text:p>134.3822314438</text:p>
          </table:table-cell>
          <table:table-cell table:formula="of:=10/[.S23]" office:value-type="float" office:value="137.968143155745" calcext:value-type="float">
            <text:p>137.9681431557</text:p>
          </table:table-cell>
          <table:table-cell table:formula="of:=10/[.T23]" office:value-type="float" office:value="139.885377921331" calcext:value-type="float">
            <text:p>139.8853779213</text:p>
          </table:table-cell>
          <table:table-cell table:formula="of:=10/[.U23]" office:value-type="float" office:value="99.4114840146334" calcext:value-type="float">
            <text:p>99.4114840146</text:p>
          </table:table-cell>
          <table:table-cell table:formula="of:=10/[.V23]" office:value-type="float" office:value="127.359331618228" calcext:value-type="float">
            <text:p>127.3593316182</text:p>
          </table:table-cell>
          <table:table-cell table:formula="of:=10/[.W23]" office:value-type="float" office:value="107.980982389382" calcext:value-type="float">
            <text:p>107.9809823894</text:p>
          </table:table-cell>
          <table:table-cell table:formula="of:=10/[.X23]" office:value-type="float" office:value="152.283954753391" calcext:value-type="float">
            <text:p>152.2839547534</text:p>
          </table:table-cell>
          <table:table-cell table:formula="of:=10/[.Y23]" office:value-type="float" office:value="47.6120191781213" calcext:value-type="float">
            <text:p>47.6120191781</text:p>
          </table:table-cell>
        </table:table-row>
        <table:table-row table:style-name="ro1">
          <table:table-cell table:formula="of:=10/[.A24]" office:value-type="float" office:value="165.993011694208" calcext:value-type="float">
            <text:p>165.9930116942</text:p>
          </table:table-cell>
          <table:table-cell table:formula="of:=10/[.B24]" office:value-type="float" office:value="146.090970847547" calcext:value-type="float">
            <text:p>146.0909708475</text:p>
          </table:table-cell>
          <table:table-cell table:formula="of:=10/[.C24]" office:value-type="float" office:value="136.265958447059" calcext:value-type="float">
            <text:p>136.2659584471</text:p>
          </table:table-cell>
          <table:table-cell table:formula="of:=10/[.D24]" office:value-type="float" office:value="98.9100116713814" calcext:value-type="float">
            <text:p>98.9100116714</text:p>
          </table:table-cell>
          <table:table-cell table:formula="of:=10/[.E24]" office:value-type="float" office:value="145.458353818718" calcext:value-type="float">
            <text:p>145.4583538187</text:p>
          </table:table-cell>
          <table:table-cell table:formula="of:=10/[.F24]" office:value-type="float" office:value="148.078825320295" calcext:value-type="float">
            <text:p>148.0788253203</text:p>
          </table:table-cell>
          <table:table-cell table:formula="of:=10/[.G24]" office:value-type="float" office:value="142.920436193171" calcext:value-type="float">
            <text:p>142.9204361932</text:p>
          </table:table-cell>
          <table:table-cell table:formula="of:=10/[.H24]" office:value-type="float" office:value="92.1293865104152" calcext:value-type="float">
            <text:p>92.1293865104</text:p>
          </table:table-cell>
          <table:table-cell table:formula="of:=10/[.I24]" office:value-type="float" office:value="135.314701401048" calcext:value-type="float">
            <text:p>135.314701401</text:p>
          </table:table-cell>
          <table:table-cell table:formula="of:=10/[.J24]" office:value-type="float" office:value="155.996505678273" calcext:value-type="float">
            <text:p>155.9965056783</text:p>
          </table:table-cell>
          <table:table-cell table:formula="of:=10/[.K24]" office:value-type="float" office:value="127.311823576367" calcext:value-type="float">
            <text:p>127.3118235764</text:p>
          </table:table-cell>
          <table:table-cell table:formula="of:=10/[.L24]" office:value-type="float" office:value="45.1612029138008" calcext:value-type="float">
            <text:p>45.1612029138</text:p>
          </table:table-cell>
          <table:table-cell table:formula="of:=10/[.M24]" office:value-type="float" office:value="98.7244797219919" calcext:value-type="float">
            <text:p>98.724479722</text:p>
          </table:table-cell>
          <table:table-cell table:formula="of:=10/[.N24]" office:value-type="float" office:value="137.448920544903" calcext:value-type="float">
            <text:p>137.4489205449</text:p>
          </table:table-cell>
          <table:table-cell table:formula="of:=10/[.O24]" office:value-type="float" office:value="104.977508568789" calcext:value-type="float">
            <text:p>104.9775085688</text:p>
          </table:table-cell>
          <table:table-cell table:formula="of:=10/[.P24]" office:value-type="float" office:value="153.309805388533" calcext:value-type="float">
            <text:p>153.3098053885</text:p>
          </table:table-cell>
          <table:table-cell table:formula="of:=10/[.Q24]" office:value-type="float" office:value="47.9809611546139" calcext:value-type="float">
            <text:p>47.9809611546</text:p>
          </table:table-cell>
          <table:table-cell table:formula="of:=10/[.R24]" office:value-type="float" office:value="153.500894910217" calcext:value-type="float">
            <text:p>153.5008949102</text:p>
          </table:table-cell>
          <table:table-cell table:formula="of:=10/[.S24]" office:value-type="float" office:value="108.300707745125" calcext:value-type="float">
            <text:p>108.3007077451</text:p>
          </table:table-cell>
          <table:table-cell table:formula="of:=10/[.T24]" office:value-type="float" office:value="81.1965117978532" calcext:value-type="float">
            <text:p>81.1965117979</text:p>
          </table:table-cell>
          <table:table-cell table:formula="of:=10/[.U24]" office:value-type="float" office:value="143.926516877543" calcext:value-type="float">
            <text:p>143.9265168775</text:p>
          </table:table-cell>
          <table:table-cell table:formula="of:=10/[.V24]" office:value-type="float" office:value="45.3675222981372" calcext:value-type="float">
            <text:p>45.3675222981</text:p>
          </table:table-cell>
          <table:table-cell table:formula="of:=10/[.W24]" office:value-type="float" office:value="145.40653486049" calcext:value-type="float">
            <text:p>145.4065348605</text:p>
          </table:table-cell>
          <table:table-cell table:formula="of:=10/[.X24]" office:value-type="float" office:value="66.6560017063937" calcext:value-type="float">
            <text:p>66.6560017064</text:p>
          </table:table-cell>
          <table:table-cell table:formula="of:=10/[.Y24]" office:value-type="float" office:value="65.4711632261571" calcext:value-type="float">
            <text:p>65.4711632262</text:p>
          </table:table-cell>
        </table:table-row>
        <table:table-row table:style-name="ro1">
          <table:table-cell table:formula="of:=10/[.A25]" office:value-type="float" office:value="97.6791435492694" calcext:value-type="float">
            <text:p>97.6791435493</text:p>
          </table:table-cell>
          <table:table-cell table:formula="of:=10/[.B25]" office:value-type="float" office:value="52.7785254735553" calcext:value-type="float">
            <text:p>52.7785254736</text:p>
          </table:table-cell>
          <table:table-cell table:formula="of:=10/[.C25]" office:value-type="float" office:value="76.4736471811814" calcext:value-type="float">
            <text:p>76.4736471812</text:p>
          </table:table-cell>
          <table:table-cell table:formula="of:=10/[.D25]" office:value-type="float" office:value="160.329637735184" calcext:value-type="float">
            <text:p>160.3296377352</text:p>
          </table:table-cell>
          <table:table-cell table:formula="of:=10/[.E25]" office:value-type="float" office:value="81.7501062751382" calcext:value-type="float">
            <text:p>81.7501062751</text:p>
          </table:table-cell>
          <table:table-cell table:formula="of:=10/[.F25]" office:value-type="float" office:value="134.575917639538" calcext:value-type="float">
            <text:p>134.5759176395</text:p>
          </table:table-cell>
          <table:table-cell table:formula="of:=10/[.G25]" office:value-type="float" office:value="68.4547035226791" calcext:value-type="float">
            <text:p>68.4547035227</text:p>
          </table:table-cell>
          <table:table-cell table:formula="of:=10/[.H25]" office:value-type="float" office:value="148.421904104608" calcext:value-type="float">
            <text:p>148.4219041046</text:p>
          </table:table-cell>
          <table:table-cell table:formula="of:=10/[.I25]" office:value-type="float" office:value="151.722045213169" calcext:value-type="float">
            <text:p>151.7220452132</text:p>
          </table:table-cell>
          <table:table-cell table:formula="of:=10/[.J25]" office:value-type="float" office:value="156.950637455014" calcext:value-type="float">
            <text:p>156.950637455</text:p>
          </table:table-cell>
          <table:table-cell table:formula="of:=10/[.K25]" office:value-type="float" office:value="142.171672294295" calcext:value-type="float">
            <text:p>142.1716722943</text:p>
          </table:table-cell>
          <table:table-cell table:formula="of:=10/[.L25]" office:value-type="float" office:value="157.241604870716" calcext:value-type="float">
            <text:p>157.2416048707</text:p>
          </table:table-cell>
          <table:table-cell table:formula="of:=10/[.M25]" office:value-type="float" office:value="108.281710028077" calcext:value-type="float">
            <text:p>108.2817100281</text:p>
          </table:table-cell>
          <table:table-cell table:formula="of:=10/[.N25]" office:value-type="float" office:value="148.71436432045" calcext:value-type="float">
            <text:p>148.7143643205</text:p>
          </table:table-cell>
          <table:table-cell table:formula="of:=10/[.O25]" office:value-type="float" office:value="43.3309356882253" calcext:value-type="float">
            <text:p>43.3309356882</text:p>
          </table:table-cell>
          <table:table-cell table:formula="of:=10/[.P25]" office:value-type="float" office:value="161.183733337632" calcext:value-type="float">
            <text:p>161.1837333376</text:p>
          </table:table-cell>
          <table:table-cell table:formula="of:=10/[.Q25]" office:value-type="float" office:value="99.1080277502478" calcext:value-type="float">
            <text:p>99.1080277502</text:p>
          </table:table-cell>
          <table:table-cell table:formula="of:=10/[.R25]" office:value-type="float" office:value="135.980603726684" calcext:value-type="float">
            <text:p>135.9806037267</text:p>
          </table:table-cell>
          <table:table-cell table:formula="of:=10/[.S25]" office:value-type="float" office:value="130.255652769691" calcext:value-type="float">
            <text:p>130.2556527697</text:p>
          </table:table-cell>
          <table:table-cell table:formula="of:=10/[.T25]" office:value-type="float" office:value="137.712783464551" calcext:value-type="float">
            <text:p>137.7127834646</text:p>
          </table:table-cell>
          <table:table-cell table:formula="of:=10/[.U25]" office:value-type="float" office:value="124.483083993716" calcext:value-type="float">
            <text:p>124.4830839937</text:p>
          </table:table-cell>
          <table:table-cell table:formula="of:=10/[.V25]" office:value-type="float" office:value="38.6473429951691" calcext:value-type="float">
            <text:p>38.6473429952</text:p>
          </table:table-cell>
          <table:table-cell table:formula="of:=10/[.W25]" office:value-type="float" office:value="175.773800211983" calcext:value-type="float">
            <text:p>175.773800212</text:p>
          </table:table-cell>
          <table:table-cell table:formula="of:=10/[.X25]" office:value-type="float" office:value="105.899446357694" calcext:value-type="float">
            <text:p>105.8994463577</text:p>
          </table:table-cell>
          <table:table-cell table:formula="of:=10/[.Y25]" office:value-type="float" office:value="106.484365433045" calcext:value-type="float">
            <text:p>106.484365433</text:p>
          </table:table-cell>
        </table:table-row>
        <table:table-row table:style-name="ro1">
          <table:table-cell table:formula="of:=10/[.A26]" office:value-type="float" office:value="71.3612879285245" calcext:value-type="float">
            <text:p>71.3612879285</text:p>
          </table:table-cell>
          <table:table-cell table:formula="of:=10/[.B26]" office:value-type="float" office:value="133.180087446045" calcext:value-type="float">
            <text:p>133.180087446</text:p>
          </table:table-cell>
          <table:table-cell table:formula="of:=10/[.C26]" office:value-type="float" office:value="47.3256287209776" calcext:value-type="float">
            <text:p>47.325628721</text:p>
          </table:table-cell>
          <table:table-cell table:formula="of:=10/[.D26]" office:value-type="float" office:value="174.692017972315" calcext:value-type="float">
            <text:p>174.6920179723</text:p>
          </table:table-cell>
          <table:table-cell table:formula="of:=10/[.E26]" office:value-type="float" office:value="146.871993713879" calcext:value-type="float">
            <text:p>146.8719937139</text:p>
          </table:table-cell>
          <table:table-cell table:formula="of:=10/[.F26]" office:value-type="float" office:value="168.585165854086" calcext:value-type="float">
            <text:p>168.5851658541</text:p>
          </table:table-cell>
          <table:table-cell table:formula="of:=10/[.G26]" office:value-type="float" office:value="114.996987078939" calcext:value-type="float">
            <text:p>114.9969870789</text:p>
          </table:table-cell>
          <table:table-cell table:formula="of:=10/[.H26]" office:value-type="float" office:value="146.159085394907" calcext:value-type="float">
            <text:p>146.1590853949</text:p>
          </table:table-cell>
          <table:table-cell table:formula="of:=10/[.I26]" office:value-type="float" office:value="133.225331997527" calcext:value-type="float">
            <text:p>133.2253319975</text:p>
          </table:table-cell>
          <table:table-cell table:formula="of:=10/[.J26]" office:value-type="float" office:value="128.518846003578" calcext:value-type="float">
            <text:p>128.5188460036</text:p>
          </table:table-cell>
          <table:table-cell table:formula="of:=10/[.K26]" office:value-type="float" office:value="101.591326538905" calcext:value-type="float">
            <text:p>101.5913265389</text:p>
          </table:table-cell>
          <table:table-cell table:formula="of:=10/[.L26]" office:value-type="float" office:value="133.696989143804" calcext:value-type="float">
            <text:p>133.6969891438</text:p>
          </table:table-cell>
          <table:table-cell table:formula="of:=10/[.M26]" office:value-type="float" office:value="78.5459572395809" calcext:value-type="float">
            <text:p>78.5459572396</text:p>
          </table:table-cell>
          <table:table-cell table:formula="of:=10/[.N26]" office:value-type="float" office:value="43.6681222707424" calcext:value-type="float">
            <text:p>43.6681222707</text:p>
          </table:table-cell>
          <table:table-cell table:formula="of:=10/[.O26]" office:value-type="float" office:value="99.5649013809652" calcext:value-type="float">
            <text:p>99.564901381</text:p>
          </table:table-cell>
          <table:table-cell table:formula="of:=10/[.P26]" office:value-type="float" office:value="112.34137397994" calcext:value-type="float">
            <text:p>112.3413739799</text:p>
          </table:table-cell>
          <table:table-cell table:formula="of:=10/[.Q26]" office:value-type="float" office:value="173.122400999955" calcext:value-type="float">
            <text:p>173.122401</text:p>
          </table:table-cell>
          <table:table-cell table:formula="of:=10/[.R26]" office:value-type="float" office:value="161.383508542029" calcext:value-type="float">
            <text:p>161.383508542</text:p>
          </table:table-cell>
          <table:table-cell table:formula="of:=10/[.S26]" office:value-type="float" office:value="39.2507810905437" calcext:value-type="float">
            <text:p>39.2507810905</text:p>
          </table:table-cell>
          <table:table-cell table:formula="of:=10/[.T26]" office:value-type="float" office:value="124.293237577823" calcext:value-type="float">
            <text:p>124.2932375778</text:p>
          </table:table-cell>
          <table:table-cell table:formula="of:=10/[.U26]" office:value-type="float" office:value="166.674722611593" calcext:value-type="float">
            <text:p>166.6747226116</text:p>
          </table:table-cell>
          <table:table-cell table:formula="of:=10/[.V26]" office:value-type="float" office:value="142.545578948869" calcext:value-type="float">
            <text:p>142.5455789489</text:p>
          </table:table-cell>
          <table:table-cell table:formula="of:=10/[.W26]" office:value-type="float" office:value="109.82144131856" calcext:value-type="float">
            <text:p>109.8214413186</text:p>
          </table:table-cell>
          <table:table-cell table:formula="of:=10/[.X26]" office:value-type="float" office:value="116.270146709671" calcext:value-type="float">
            <text:p>116.2701467097</text:p>
          </table:table-cell>
          <table:table-cell table:formula="of:=10/[.Y26]" office:value-type="float" office:value="87.5863820693159" calcext:value-type="float">
            <text:p>87.5863820693</text:p>
          </table:table-cell>
        </table:table-row>
        <table:table-row table:style-name="ro1">
          <table:table-cell table:formula="of:=10/[.A27]" office:value-type="float" office:value="41.026987552412" calcext:value-type="float">
            <text:p>41.0269875524</text:p>
          </table:table-cell>
          <table:table-cell table:formula="of:=10/[.B27]" office:value-type="float" office:value="149.632950372736" calcext:value-type="float">
            <text:p>149.6329503727</text:p>
          </table:table-cell>
          <table:table-cell table:formula="of:=10/[.C27]" office:value-type="float" office:value="169.201302173222" calcext:value-type="float">
            <text:p>169.2013021732</text:p>
          </table:table-cell>
          <table:table-cell table:formula="of:=10/[.D27]" office:value-type="float" office:value="146.013751575123" calcext:value-type="float">
            <text:p>146.0137515751</text:p>
          </table:table-cell>
          <table:table-cell table:formula="of:=10/[.E27]" office:value-type="float" office:value="164.762017741574" calcext:value-type="float">
            <text:p>164.7620177416</text:p>
          </table:table-cell>
          <table:table-cell table:formula="of:=10/[.F27]" office:value-type="float" office:value="145.600251597235" calcext:value-type="float">
            <text:p>145.6002515972</text:p>
          </table:table-cell>
          <table:table-cell table:formula="of:=10/[.G27]" office:value-type="float" office:value="119.498298344232" calcext:value-type="float">
            <text:p>119.4982983442</text:p>
          </table:table-cell>
          <table:table-cell table:formula="of:=10/[.H27]" office:value-type="float" office:value="71.3893073095512" calcext:value-type="float">
            <text:p>71.3893073096</text:p>
          </table:table-cell>
          <table:table-cell table:formula="of:=10/[.I27]" office:value-type="float" office:value="126.781276941021" calcext:value-type="float">
            <text:p>126.781276941</text:p>
          </table:table-cell>
          <table:table-cell table:formula="of:=10/[.J27]" office:value-type="float" office:value="136.434954635378" calcext:value-type="float">
            <text:p>136.4349546354</text:p>
          </table:table-cell>
          <table:table-cell table:formula="of:=10/[.K27]" office:value-type="float" office:value="66.557069359122" calcext:value-type="float">
            <text:p>66.5570693591</text:p>
          </table:table-cell>
          <table:table-cell table:formula="of:=10/[.L27]" office:value-type="float" office:value="104.266153955232" calcext:value-type="float">
            <text:p>104.2661539552</text:p>
          </table:table-cell>
          <table:table-cell table:formula="of:=10/[.M27]" office:value-type="float" office:value="137.330757008332" calcext:value-type="float">
            <text:p>137.3307570083</text:p>
          </table:table-cell>
          <table:table-cell table:formula="of:=10/[.N27]" office:value-type="float" office:value="154.938830149857" calcext:value-type="float">
            <text:p>154.9388301499</text:p>
          </table:table-cell>
          <table:table-cell table:formula="of:=10/[.O27]" office:value-type="float" office:value="39.1536546021206" calcext:value-type="float">
            <text:p>39.1536546021</text:p>
          </table:table-cell>
          <table:table-cell table:formula="of:=10/[.P27]" office:value-type="float" office:value="141.015878387907" calcext:value-type="float">
            <text:p>141.0158783879</text:p>
          </table:table-cell>
          <table:table-cell table:formula="of:=10/[.Q27]" office:value-type="float" office:value="152.472958920735" calcext:value-type="float">
            <text:p>152.4729589207</text:p>
          </table:table-cell>
          <table:table-cell table:formula="of:=10/[.R27]" office:value-type="float" office:value="162.039362601963" calcext:value-type="float">
            <text:p>162.039362602</text:p>
          </table:table-cell>
          <table:table-cell table:formula="of:=10/[.S27]" office:value-type="float" office:value="99.1149039081007" calcext:value-type="float">
            <text:p>99.1149039081</text:p>
          </table:table-cell>
          <table:table-cell table:formula="of:=10/[.T27]" office:value-type="float" office:value="142.707503845967" calcext:value-type="float">
            <text:p>142.707503846</text:p>
          </table:table-cell>
          <table:table-cell table:formula="of:=10/[.U27]" office:value-type="float" office:value="149.692083384478" calcext:value-type="float">
            <text:p>149.6920833845</text:p>
          </table:table-cell>
          <table:table-cell table:formula="of:=10/[.V27]" office:value-type="float" office:value="134.678683596675" calcext:value-type="float">
            <text:p>134.6786835967</text:p>
          </table:table-cell>
          <table:table-cell table:formula="of:=10/[.W27]" office:value-type="float" office:value="104.765466787776" calcext:value-type="float">
            <text:p>104.7654667878</text:p>
          </table:table-cell>
          <table:table-cell table:formula="of:=10/[.X27]" office:value-type="float" office:value="100.121347072652" calcext:value-type="float">
            <text:p>100.1213470727</text:p>
          </table:table-cell>
          <table:table-cell table:formula="of:=10/[.Y27]" office:value-type="float" office:value="155.096710553866" calcext:value-type="float">
            <text:p>155.0967105539</text:p>
          </table:table-cell>
        </table:table-row>
        <table:table-row table:style-name="ro1">
          <table:table-cell table:formula="of:=10/[.A28]" office:value-type="float" office:value="148.231597047227" calcext:value-type="float">
            <text:p>148.2315970472</text:p>
          </table:table-cell>
          <table:table-cell table:formula="of:=10/[.B28]" office:value-type="float" office:value="141.809575266141" calcext:value-type="float">
            <text:p>141.8095752661</text:p>
          </table:table-cell>
          <table:table-cell table:formula="of:=10/[.C28]" office:value-type="float" office:value="139.222055001065" calcext:value-type="float">
            <text:p>139.2220550011</text:p>
          </table:table-cell>
          <table:table-cell table:formula="of:=10/[.D28]" office:value-type="float" office:value="42.0397696220625" calcext:value-type="float">
            <text:p>42.0397696221</text:p>
          </table:table-cell>
          <table:table-cell table:formula="of:=10/[.E28]" office:value-type="float" office:value="100.456776964859" calcext:value-type="float">
            <text:p>100.4567769649</text:p>
          </table:table-cell>
          <table:table-cell table:formula="of:=10/[.F28]" office:value-type="float" office:value="59.9876425456356" calcext:value-type="float">
            <text:p>59.9876425456</text:p>
          </table:table-cell>
          <table:table-cell table:formula="of:=10/[.G28]" office:value-type="float" office:value="46.556452025904" calcext:value-type="float">
            <text:p>46.5564520259</text:p>
          </table:table-cell>
          <table:table-cell table:formula="of:=10/[.H28]" office:value-type="float" office:value="140.422615904827" calcext:value-type="float">
            <text:p>140.4226159048</text:p>
          </table:table-cell>
          <table:table-cell table:formula="of:=10/[.I28]" office:value-type="float" office:value="127.25123338258" calcext:value-type="float">
            <text:p>127.2512333826</text:p>
          </table:table-cell>
          <table:table-cell table:formula="of:=10/[.J28]" office:value-type="float" office:value="104.280179987591" calcext:value-type="float">
            <text:p>104.2801799876</text:p>
          </table:table-cell>
          <table:table-cell table:formula="of:=10/[.K28]" office:value-type="float" office:value="152.907069199623" calcext:value-type="float">
            <text:p>152.9070691996</text:p>
          </table:table-cell>
          <table:table-cell table:formula="of:=10/[.L28]" office:value-type="float" office:value="60.1594224695443" calcext:value-type="float">
            <text:p>60.1594224695</text:p>
          </table:table-cell>
          <table:table-cell table:formula="of:=10/[.M28]" office:value-type="float" office:value="139.049181695566" calcext:value-type="float">
            <text:p>139.0491816956</text:p>
          </table:table-cell>
          <table:table-cell table:formula="of:=10/[.N28]" office:value-type="float" office:value="149.939874110482" calcext:value-type="float">
            <text:p>149.9398741105</text:p>
          </table:table-cell>
          <table:table-cell table:formula="of:=10/[.O28]" office:value-type="float" office:value="132.587836126738" calcext:value-type="float">
            <text:p>132.5878361267</text:p>
          </table:table-cell>
          <table:table-cell table:formula="of:=10/[.P28]" office:value-type="float" office:value="119.449481230903" calcext:value-type="float">
            <text:p>119.4494812309</text:p>
          </table:table-cell>
          <table:table-cell table:formula="of:=10/[.Q28]" office:value-type="float" office:value="115.899969054708" calcext:value-type="float">
            <text:p>115.8999690547</text:p>
          </table:table-cell>
          <table:table-cell table:formula="of:=10/[.R28]" office:value-type="float" office:value="118.41284163585" calcext:value-type="float">
            <text:p>118.4128416359</text:p>
          </table:table-cell>
          <table:table-cell table:formula="of:=10/[.S28]" office:value-type="float" office:value="127.811044152325" calcext:value-type="float">
            <text:p>127.8110441523</text:p>
          </table:table-cell>
          <table:table-cell table:formula="of:=10/[.T28]" office:value-type="float" office:value="122.825225844884" calcext:value-type="float">
            <text:p>122.8252258449</text:p>
          </table:table-cell>
          <table:table-cell table:formula="of:=10/[.U28]" office:value-type="float" office:value="46.4671059357081" calcext:value-type="float">
            <text:p>46.4671059357</text:p>
          </table:table-cell>
          <table:table-cell table:formula="of:=10/[.V28]" office:value-type="float" office:value="163.2541115548" calcext:value-type="float">
            <text:p>163.2541115548</text:p>
          </table:table-cell>
          <table:table-cell table:formula="of:=10/[.W28]" office:value-type="float" office:value="153.162577481119" calcext:value-type="float">
            <text:p>153.1625774811</text:p>
          </table:table-cell>
          <table:table-cell table:formula="of:=10/[.X28]" office:value-type="float" office:value="27.6184347528288" calcext:value-type="float">
            <text:p>27.6184347528</text:p>
          </table:table-cell>
          <table:table-cell table:formula="of:=10/[.Y28]" office:value-type="float" office:value="34.0527545273137" calcext:value-type="float">
            <text:p>34.0527545273</text:p>
          </table:table-cell>
        </table:table-row>
        <table:table-row table:style-name="ro1">
          <table:table-cell table:formula="of:=10/[.A29]" office:value-type="float" office:value="148.979342524366" calcext:value-type="float">
            <text:p>148.9793425244</text:p>
          </table:table-cell>
          <table:table-cell table:formula="of:=10/[.B29]" office:value-type="float" office:value="151.181635664353" calcext:value-type="float">
            <text:p>151.1816356644</text:p>
          </table:table-cell>
          <table:table-cell table:formula="of:=10/[.C29]" office:value-type="float" office:value="134.933282238597" calcext:value-type="float">
            <text:p>134.9332822386</text:p>
          </table:table-cell>
          <table:table-cell table:formula="of:=10/[.D29]" office:value-type="float" office:value="140.396395182157" calcext:value-type="float">
            <text:p>140.3963951822</text:p>
          </table:table-cell>
          <table:table-cell table:formula="of:=10/[.E29]" office:value-type="float" office:value="151.524564404758" calcext:value-type="float">
            <text:p>151.5245644048</text:p>
          </table:table-cell>
          <table:table-cell table:formula="of:=10/[.F29]" office:value-type="float" office:value="96.5027406778353" calcext:value-type="float">
            <text:p>96.5027406778</text:p>
          </table:table-cell>
          <table:table-cell table:formula="of:=10/[.G29]" office:value-type="float" office:value="124.09272704936" calcext:value-type="float">
            <text:p>124.0927270494</text:p>
          </table:table-cell>
          <table:table-cell table:formula="of:=10/[.H29]" office:value-type="float" office:value="95.5410970028758" calcext:value-type="float">
            <text:p>95.5410970029</text:p>
          </table:table-cell>
          <table:table-cell table:formula="of:=10/[.I29]" office:value-type="float" office:value="106.490375399871" calcext:value-type="float">
            <text:p>106.4903753999</text:p>
          </table:table-cell>
          <table:table-cell table:formula="of:=10/[.J29]" office:value-type="float" office:value="98.7800661826443" calcext:value-type="float">
            <text:p>98.7800661826</text:p>
          </table:table-cell>
          <table:table-cell table:formula="of:=10/[.K29]" office:value-type="float" office:value="47.6258513120922" calcext:value-type="float">
            <text:p>47.6258513121</text:p>
          </table:table-cell>
          <table:table-cell table:formula="of:=10/[.L29]" office:value-type="float" office:value="150.975300440848" calcext:value-type="float">
            <text:p>150.9753004408</text:p>
          </table:table-cell>
          <table:table-cell table:formula="of:=10/[.M29]" office:value-type="float" office:value="141.492147893253" calcext:value-type="float">
            <text:p>141.4921478933</text:p>
          </table:table-cell>
          <table:table-cell table:formula="of:=10/[.N29]" office:value-type="float" office:value="113.82780130219" calcext:value-type="float">
            <text:p>113.8278013022</text:p>
          </table:table-cell>
          <table:table-cell table:formula="of:=10/[.O29]" office:value-type="float" office:value="153.855858600312" calcext:value-type="float">
            <text:p>153.8558586003</text:p>
          </table:table-cell>
          <table:table-cell table:formula="of:=10/[.P29]" office:value-type="float" office:value="131.465126245961" calcext:value-type="float">
            <text:p>131.465126246</text:p>
          </table:table-cell>
          <table:table-cell table:formula="of:=10/[.Q29]" office:value-type="float" office:value="99.8911186806381" calcext:value-type="float">
            <text:p>99.8911186806</text:p>
          </table:table-cell>
          <table:table-cell table:formula="of:=10/[.R29]" office:value-type="float" office:value="134.029931564317" calcext:value-type="float">
            <text:p>134.0299315643</text:p>
          </table:table-cell>
          <table:table-cell table:formula="of:=10/[.S29]" office:value-type="float" office:value="39.0280455535348" calcext:value-type="float">
            <text:p>39.0280455535</text:p>
          </table:table-cell>
          <table:table-cell table:formula="of:=10/[.T29]" office:value-type="float" office:value="189.517053692076" calcext:value-type="float">
            <text:p>189.5170536921</text:p>
          </table:table-cell>
          <table:table-cell table:formula="of:=10/[.U29]" office:value-type="float" office:value="48.7122905980408" calcext:value-type="float">
            <text:p>48.712290598</text:p>
          </table:table-cell>
          <table:table-cell table:formula="of:=10/[.V29]" office:value-type="float" office:value="47.1404597137631" calcext:value-type="float">
            <text:p>47.1404597138</text:p>
          </table:table-cell>
          <table:table-cell table:formula="of:=10/[.W29]" office:value-type="float" office:value="33.2662464030871" calcext:value-type="float">
            <text:p>33.2662464031</text:p>
          </table:table-cell>
          <table:table-cell table:formula="of:=10/[.X29]" office:value-type="float" office:value="27.5661311486256" calcext:value-type="float">
            <text:p>27.5661311486</text:p>
          </table:table-cell>
          <table:table-cell table:formula="of:=10/[.Y29]" office:value-type="float" office:value="108.678287273664" calcext:value-type="float">
            <text:p>108.6782872737</text:p>
          </table:table-cell>
        </table:table-row>
        <table:table-row table:style-name="ro1">
          <table:table-cell table:formula="of:=10/[.A30]" office:value-type="float" office:value="107.023984074831" calcext:value-type="float">
            <text:p>107.0239840748</text:p>
          </table:table-cell>
          <table:table-cell table:formula="of:=10/[.B30]" office:value-type="float" office:value="167.355333865523" calcext:value-type="float">
            <text:p>167.3553338655</text:p>
          </table:table-cell>
          <table:table-cell table:formula="of:=10/[.C30]" office:value-type="float" office:value="93.5339949304575" calcext:value-type="float">
            <text:p>93.5339949305</text:p>
          </table:table-cell>
          <table:table-cell table:formula="of:=10/[.D30]" office:value-type="float" office:value="170.919426872978" calcext:value-type="float">
            <text:p>170.919426873</text:p>
          </table:table-cell>
          <table:table-cell table:formula="of:=10/[.E30]" office:value-type="float" office:value="71.926922246997" calcext:value-type="float">
            <text:p>71.926922247</text:p>
          </table:table-cell>
          <table:table-cell table:formula="of:=10/[.F30]" office:value-type="float" office:value="135.397696885176" calcext:value-type="float">
            <text:p>135.3976968852</text:p>
          </table:table-cell>
          <table:table-cell table:formula="of:=10/[.G30]" office:value-type="float" office:value="100.133076859146" calcext:value-type="float">
            <text:p>100.1330768591</text:p>
          </table:table-cell>
          <table:table-cell table:formula="of:=10/[.H30]" office:value-type="float" office:value="131.093899938648" calcext:value-type="float">
            <text:p>131.0938999386</text:p>
          </table:table-cell>
          <table:table-cell table:formula="of:=10/[.I30]" office:value-type="float" office:value="100.977869690079" calcext:value-type="float">
            <text:p>100.9778696901</text:p>
          </table:table-cell>
          <table:table-cell table:formula="of:=10/[.J30]" office:value-type="float" office:value="86.2567172418552" calcext:value-type="float">
            <text:p>86.2567172419</text:p>
          </table:table-cell>
          <table:table-cell table:formula="of:=10/[.K30]" office:value-type="float" office:value="136.646370125824" calcext:value-type="float">
            <text:p>136.6463701258</text:p>
          </table:table-cell>
          <table:table-cell table:formula="of:=10/[.L30]" office:value-type="float" office:value="121.203747135046" calcext:value-type="float">
            <text:p>121.203747135</text:p>
          </table:table-cell>
          <table:table-cell table:formula="of:=10/[.M30]" office:value-type="float" office:value="136.228831742408" calcext:value-type="float">
            <text:p>136.2288317424</text:p>
          </table:table-cell>
          <table:table-cell table:formula="of:=10/[.N30]" office:value-type="float" office:value="97.4070249946426" calcext:value-type="float">
            <text:p>97.4070249946</text:p>
          </table:table-cell>
          <table:table-cell table:formula="of:=10/[.O30]" office:value-type="float" office:value="75.6773119418798" calcext:value-type="float">
            <text:p>75.6773119419</text:p>
          </table:table-cell>
          <table:table-cell table:formula="of:=10/[.P30]" office:value-type="float" office:value="129.327792930684" calcext:value-type="float">
            <text:p>129.3277929307</text:p>
          </table:table-cell>
          <table:table-cell table:formula="of:=10/[.Q30]" office:value-type="float" office:value="124.524317108645" calcext:value-type="float">
            <text:p>124.5243171086</text:p>
          </table:table-cell>
          <table:table-cell table:formula="of:=10/[.R30]" office:value-type="float" office:value="92.8781067726716" calcext:value-type="float">
            <text:p>92.8781067727</text:p>
          </table:table-cell>
          <table:table-cell table:formula="of:=10/[.S30]" office:value-type="float" office:value="135.08146763313" calcext:value-type="float">
            <text:p>135.0814676331</text:p>
          </table:table-cell>
          <table:table-cell table:formula="of:=10/[.T30]" office:value-type="float" office:value="114.482362274856" calcext:value-type="float">
            <text:p>114.4823622749</text:p>
          </table:table-cell>
          <table:table-cell table:formula="of:=10/[.U30]" office:value-type="float" office:value="133.948962766207" calcext:value-type="float">
            <text:p>133.9489627662</text:p>
          </table:table-cell>
          <table:table-cell table:formula="of:=10/[.V30]" office:value-type="float" office:value="95.2417234942284" calcext:value-type="float">
            <text:p>95.2417234942</text:p>
          </table:table-cell>
          <table:table-cell table:formula="of:=10/[.W30]" office:value-type="float" office:value="99.9770052887836" calcext:value-type="float">
            <text:p>99.9770052888</text:p>
          </table:table-cell>
          <table:table-cell table:formula="of:=10/[.X30]" office:value-type="float" office:value="129.251568790916" calcext:value-type="float">
            <text:p>129.2515687909</text:p>
          </table:table-cell>
          <table:table-cell table:formula="of:=10/[.Y30]" office:value-type="float" office:value="137.163298393269" calcext:value-type="float">
            <text:p>137.1632983933</text:p>
          </table:table-cell>
        </table:table-row>
        <table:table-row table:style-name="ro1">
          <table:table-cell table:formula="of:=10/[.A31]" office:value-type="float" office:value="80.2181934862827" calcext:value-type="float">
            <text:p>80.2181934863</text:p>
          </table:table-cell>
          <table:table-cell table:formula="of:=10/[.B31]" office:value-type="float" office:value="72.5710470550669" calcext:value-type="float">
            <text:p>72.5710470551</text:p>
          </table:table-cell>
          <table:table-cell table:formula="of:=10/[.C31]" office:value-type="float" office:value="138.621464979366" calcext:value-type="float">
            <text:p>138.6214649794</text:p>
          </table:table-cell>
          <table:table-cell table:formula="of:=10/[.D31]" office:value-type="float" office:value="136.699606715232" calcext:value-type="float">
            <text:p>136.6996067152</text:p>
          </table:table-cell>
          <table:table-cell table:formula="of:=10/[.E31]" office:value-type="float" office:value="136.030732062988" calcext:value-type="float">
            <text:p>136.030732063</text:p>
          </table:table-cell>
          <table:table-cell table:formula="of:=10/[.F31]" office:value-type="float" office:value="147.10143968179" calcext:value-type="float">
            <text:p>147.1014396818</text:p>
          </table:table-cell>
          <table:table-cell table:formula="of:=10/[.G31]" office:value-type="float" office:value="50.4505231719253" calcext:value-type="float">
            <text:p>50.4505231719</text:p>
          </table:table-cell>
          <table:table-cell table:formula="of:=10/[.H31]" office:value-type="float" office:value="143.033687294032" calcext:value-type="float">
            <text:p>143.033687294</text:p>
          </table:table-cell>
          <table:table-cell table:formula="of:=10/[.I31]" office:value-type="float" office:value="103.644772054053" calcext:value-type="float">
            <text:p>103.6447720541</text:p>
          </table:table-cell>
          <table:table-cell table:formula="of:=10/[.J31]" office:value-type="float" office:value="38.7844939593151" calcext:value-type="float">
            <text:p>38.7844939593</text:p>
          </table:table-cell>
          <table:table-cell table:formula="of:=10/[.K31]" office:value-type="float" office:value="29.6122571054611" calcext:value-type="float">
            <text:p>29.6122571055</text:p>
          </table:table-cell>
          <table:table-cell table:formula="of:=10/[.L31]" office:value-type="float" office:value="153.124583692538" calcext:value-type="float">
            <text:p>153.1245836925</text:p>
          </table:table-cell>
          <table:table-cell table:formula="of:=10/[.M31]" office:value-type="float" office:value="141.376726563273" calcext:value-type="float">
            <text:p>141.3767265633</text:p>
          </table:table-cell>
          <table:table-cell table:formula="of:=10/[.N31]" office:value-type="float" office:value="149.364528613016" calcext:value-type="float">
            <text:p>149.364528613</text:p>
          </table:table-cell>
          <table:table-cell table:formula="of:=10/[.O31]" office:value-type="float" office:value="153.363177807735" calcext:value-type="float">
            <text:p>153.3631778077</text:p>
          </table:table-cell>
          <table:table-cell table:formula="of:=10/[.P31]" office:value-type="float" office:value="143.469552891485" calcext:value-type="float">
            <text:p>143.4695528915</text:p>
          </table:table-cell>
          <table:table-cell table:formula="of:=10/[.Q31]" office:value-type="float" office:value="114.444235901615" calcext:value-type="float">
            <text:p>114.4442359016</text:p>
          </table:table-cell>
          <table:table-cell table:formula="of:=10/[.R31]" office:value-type="float" office:value="118.116886108155" calcext:value-type="float">
            <text:p>118.1168861082</text:p>
          </table:table-cell>
          <table:table-cell table:formula="of:=10/[.S31]" office:value-type="float" office:value="43.1344976772073" calcext:value-type="float">
            <text:p>43.1344976772</text:p>
          </table:table-cell>
          <table:table-cell table:formula="of:=10/[.T31]" office:value-type="float" office:value="52.1042293002923" calcext:value-type="float">
            <text:p>52.1042293003</text:p>
          </table:table-cell>
          <table:table-cell table:formula="of:=10/[.U31]" office:value-type="float" office:value="168.10932485614" calcext:value-type="float">
            <text:p>168.1093248561</text:p>
          </table:table-cell>
          <table:table-cell table:formula="of:=10/[.V31]" office:value-type="float" office:value="109.535623723225" calcext:value-type="float">
            <text:p>109.5356237232</text:p>
          </table:table-cell>
          <table:table-cell table:formula="of:=10/[.W31]" office:value-type="float" office:value="144.036804284231" calcext:value-type="float">
            <text:p>144.0368042842</text:p>
          </table:table-cell>
          <table:table-cell table:formula="of:=10/[.X31]" office:value-type="float" office:value="22.9867090848072" calcext:value-type="float">
            <text:p>22.9867090848</text:p>
          </table:table-cell>
          <table:table-cell table:formula="of:=10/[.Y31]" office:value-type="float" office:value="142.992986194027" calcext:value-type="float">
            <text:p>142.992986194</text:p>
          </table:table-cell>
        </table:table-row>
        <table:table-row table:style-name="ro1">
          <table:table-cell table:formula="of:=10/[.A32]" office:value-type="float" office:value="168.188492206986" calcext:value-type="float">
            <text:p>168.188492207</text:p>
          </table:table-cell>
          <table:table-cell table:formula="of:=10/[.B32]" office:value-type="float" office:value="173.40880084346" calcext:value-type="float">
            <text:p>173.4088008435</text:p>
          </table:table-cell>
          <table:table-cell table:formula="of:=10/[.C32]" office:value-type="float" office:value="78.4836950123612" calcext:value-type="float">
            <text:p>78.4836950124</text:p>
          </table:table-cell>
          <table:table-cell table:formula="of:=10/[.D32]" office:value-type="float" office:value="149.349805621228" calcext:value-type="float">
            <text:p>149.3498056212</text:p>
          </table:table-cell>
          <table:table-cell table:formula="of:=10/[.E32]" office:value-type="float" office:value="73.3869547349263" calcext:value-type="float">
            <text:p>73.3869547349</text:p>
          </table:table-cell>
          <table:table-cell table:formula="of:=10/[.F32]" office:value-type="float" office:value="121.231812197375" calcext:value-type="float">
            <text:p>121.2318121974</text:p>
          </table:table-cell>
          <table:table-cell table:formula="of:=10/[.G32]" office:value-type="float" office:value="130.88148681369" calcext:value-type="float">
            <text:p>130.8814868137</text:p>
          </table:table-cell>
          <table:table-cell table:formula="of:=10/[.H32]" office:value-type="float" office:value="95.5666625254446" calcext:value-type="float">
            <text:p>95.5666625254</text:p>
          </table:table-cell>
          <table:table-cell table:formula="of:=10/[.I32]" office:value-type="float" office:value="93.7901539096426" calcext:value-type="float">
            <text:p>93.7901539096</text:p>
          </table:table-cell>
          <table:table-cell table:formula="of:=10/[.J32]" office:value-type="float" office:value="52.0817057800277" calcext:value-type="float">
            <text:p>52.08170578</text:p>
          </table:table-cell>
          <table:table-cell table:formula="of:=10/[.K32]" office:value-type="float" office:value="119.322914056478" calcext:value-type="float">
            <text:p>119.3229140565</text:p>
          </table:table-cell>
          <table:table-cell table:formula="of:=10/[.L32]" office:value-type="float" office:value="92.1845904238647" calcext:value-type="float">
            <text:p>92.1845904239</text:p>
          </table:table-cell>
          <table:table-cell table:formula="of:=10/[.M32]" office:value-type="float" office:value="132.707132610256" calcext:value-type="float">
            <text:p>132.7071326103</text:p>
          </table:table-cell>
          <table:table-cell table:formula="of:=10/[.N32]" office:value-type="float" office:value="129.568252668458" calcext:value-type="float">
            <text:p>129.5682526685</text:p>
          </table:table-cell>
          <table:table-cell table:formula="of:=10/[.O32]" office:value-type="float" office:value="128.965528803806" calcext:value-type="float">
            <text:p>128.9655288038</text:p>
          </table:table-cell>
          <table:table-cell table:formula="of:=10/[.P32]" office:value-type="float" office:value="123.193369240094" calcext:value-type="float">
            <text:p>123.1933692401</text:p>
          </table:table-cell>
          <table:table-cell table:formula="of:=10/[.Q32]" office:value-type="float" office:value="145.508727613482" calcext:value-type="float">
            <text:p>145.5087276135</text:p>
          </table:table-cell>
          <table:table-cell table:formula="of:=10/[.R32]" office:value-type="float" office:value="52.2419638799062" calcext:value-type="float">
            <text:p>52.2419638799</text:p>
          </table:table-cell>
          <table:table-cell table:formula="of:=10/[.S32]" office:value-type="float" office:value="132.164470753985" calcext:value-type="float">
            <text:p>132.164470754</text:p>
          </table:table-cell>
          <table:table-cell table:formula="of:=10/[.T32]" office:value-type="float" office:value="168.377380856165" calcext:value-type="float">
            <text:p>168.3773808562</text:p>
          </table:table-cell>
          <table:table-cell table:formula="of:=10/[.U32]" office:value-type="float" office:value="62.6884571743805" calcext:value-type="float">
            <text:p>62.6884571744</text:p>
          </table:table-cell>
          <table:table-cell table:formula="of:=10/[.V32]" office:value-type="float" office:value="47.605672691958" calcext:value-type="float">
            <text:p>47.605672692</text:p>
          </table:table-cell>
          <table:table-cell table:formula="of:=10/[.W32]" office:value-type="float" office:value="150.786805551367" calcext:value-type="float">
            <text:p>150.7868055514</text:p>
          </table:table-cell>
          <table:table-cell table:formula="of:=10/[.X32]" office:value-type="float" office:value="140.170671809996" calcext:value-type="float">
            <text:p>140.17067181</text:p>
          </table:table-cell>
          <table:table-cell table:formula="of:=10/[.Y32]" office:value-type="float" office:value="94.1504335627466" calcext:value-type="float">
            <text:p>94.1504335627</text:p>
          </table:table-cell>
        </table:table-row>
        <table:table-row table:style-name="ro1">
          <table:table-cell table:formula="of:=10/[.A33]" office:value-type="float" office:value="129.838429058879" calcext:value-type="float">
            <text:p>129.8384290589</text:p>
          </table:table-cell>
          <table:table-cell table:formula="of:=10/[.B33]" office:value-type="float" office:value="159.519654416621" calcext:value-type="float">
            <text:p>159.5196544166</text:p>
          </table:table-cell>
          <table:table-cell table:formula="of:=10/[.C33]" office:value-type="float" office:value="125.702361947381" calcext:value-type="float">
            <text:p>125.7023619474</text:p>
          </table:table-cell>
          <table:table-cell table:formula="of:=10/[.D33]" office:value-type="float" office:value="98.1229087555072" calcext:value-type="float">
            <text:p>98.1229087555</text:p>
          </table:table-cell>
          <table:table-cell table:formula="of:=10/[.E33]" office:value-type="float" office:value="75.9711005933343" calcext:value-type="float">
            <text:p>75.9711005933</text:p>
          </table:table-cell>
          <table:table-cell table:formula="of:=10/[.F33]" office:value-type="float" office:value="68.3952424269368" calcext:value-type="float">
            <text:p>68.3952424269</text:p>
          </table:table-cell>
          <table:table-cell table:formula="of:=10/[.G33]" office:value-type="float" office:value="153.232281751261" calcext:value-type="float">
            <text:p>153.2322817513</text:p>
          </table:table-cell>
          <table:table-cell table:formula="of:=10/[.H33]" office:value-type="float" office:value="134.805408392985" calcext:value-type="float">
            <text:p>134.805408393</text:p>
          </table:table-cell>
          <table:table-cell table:formula="of:=10/[.I33]" office:value-type="float" office:value="152.204221536289" calcext:value-type="float">
            <text:p>152.2042215363</text:p>
          </table:table-cell>
          <table:table-cell table:formula="of:=10/[.J33]" office:value-type="float" office:value="138.72530862913" calcext:value-type="float">
            <text:p>138.7253086291</text:p>
          </table:table-cell>
          <table:table-cell table:formula="of:=10/[.K33]" office:value-type="float" office:value="45.222880968855" calcext:value-type="float">
            <text:p>45.2228809689</text:p>
          </table:table-cell>
          <table:table-cell table:formula="of:=10/[.L33]" office:value-type="float" office:value="148.211385005751" calcext:value-type="float">
            <text:p>148.2113850058</text:p>
          </table:table-cell>
          <table:table-cell table:formula="of:=10/[.M33]" office:value-type="float" office:value="157.428747748769" calcext:value-type="float">
            <text:p>157.4287477488</text:p>
          </table:table-cell>
          <table:table-cell table:formula="of:=10/[.N33]" office:value-type="float" office:value="147.965328764164" calcext:value-type="float">
            <text:p>147.9653287642</text:p>
          </table:table-cell>
          <table:table-cell table:formula="of:=10/[.O33]" office:value-type="float" office:value="80.1841026997987" calcext:value-type="float">
            <text:p>80.1841026998</text:p>
          </table:table-cell>
          <table:table-cell table:formula="of:=10/[.P33]" office:value-type="float" office:value="105.940395814507" calcext:value-type="float">
            <text:p>105.9403958145</text:p>
          </table:table-cell>
          <table:table-cell table:formula="of:=10/[.Q33]" office:value-type="float" office:value="96.9067369563532" calcext:value-type="float">
            <text:p>96.9067369564</text:p>
          </table:table-cell>
          <table:table-cell table:formula="of:=10/[.R33]" office:value-type="float" office:value="78.7742723226594" calcext:value-type="float">
            <text:p>78.7742723227</text:p>
          </table:table-cell>
          <table:table-cell table:formula="of:=10/[.S33]" office:value-type="float" office:value="78.9727228215375" calcext:value-type="float">
            <text:p>78.9727228215</text:p>
          </table:table-cell>
          <table:table-cell table:formula="of:=10/[.T33]" office:value-type="float" office:value="72.7849713591138" calcext:value-type="float">
            <text:p>72.7849713591</text:p>
          </table:table-cell>
          <table:table-cell table:formula="of:=10/[.U33]" office:value-type="float" office:value="103.126592016764" calcext:value-type="float">
            <text:p>103.1265920168</text:p>
          </table:table-cell>
          <table:table-cell table:formula="of:=10/[.V33]" office:value-type="float" office:value="136.188015726992" calcext:value-type="float">
            <text:p>136.188015727</text:p>
          </table:table-cell>
          <table:table-cell table:formula="of:=10/[.W33]" office:value-type="float" office:value="144.998354268679" calcext:value-type="float">
            <text:p>144.9983542687</text:p>
          </table:table-cell>
          <table:table-cell table:formula="of:=10/[.X33]" office:value-type="float" office:value="98.6845351464972" calcext:value-type="float">
            <text:p>98.6845351465</text:p>
          </table:table-cell>
          <table:table-cell table:formula="of:=10/[.Y33]" office:value-type="float" office:value="138.32215229269" calcext:value-type="float">
            <text:p>138.3221522927</text:p>
          </table:table-cell>
        </table:table-row>
        <table:table-row table:style-name="ro1">
          <table:table-cell table:formula="of:=10/[.A34]" office:value-type="float" office:value="132.579925808274" calcext:value-type="float">
            <text:p>132.5799258083</text:p>
          </table:table-cell>
          <table:table-cell table:formula="of:=10/[.B34]" office:value-type="float" office:value="110.975228109581" calcext:value-type="float">
            <text:p>110.9752281096</text:p>
          </table:table-cell>
          <table:table-cell table:formula="of:=10/[.C34]" office:value-type="float" office:value="126.948823120935" calcext:value-type="float">
            <text:p>126.9488231209</text:p>
          </table:table-cell>
          <table:table-cell table:formula="of:=10/[.D34]" office:value-type="float" office:value="62.182094044199" calcext:value-type="float">
            <text:p>62.1820940442</text:p>
          </table:table-cell>
          <table:table-cell table:formula="of:=10/[.E34]" office:value-type="float" office:value="92.7394300234631" calcext:value-type="float">
            <text:p>92.7394300235</text:p>
          </table:table-cell>
          <table:table-cell table:formula="of:=10/[.F34]" office:value-type="float" office:value="80.2568218298555" calcext:value-type="float">
            <text:p>80.2568218299</text:p>
          </table:table-cell>
          <table:table-cell table:formula="of:=10/[.G34]" office:value-type="float" office:value="107.952073597406" calcext:value-type="float">
            <text:p>107.9520735974</text:p>
          </table:table-cell>
          <table:table-cell table:formula="of:=10/[.H34]" office:value-type="float" office:value="136.534242105249" calcext:value-type="float">
            <text:p>136.5342421052</text:p>
          </table:table-cell>
          <table:table-cell table:formula="of:=10/[.I34]" office:value-type="float" office:value="65.6383327863472" calcext:value-type="float">
            <text:p>65.6383327863</text:p>
          </table:table-cell>
          <table:table-cell table:formula="of:=10/[.J34]" office:value-type="float" office:value="90.1201301334679" calcext:value-type="float">
            <text:p>90.1201301335</text:p>
          </table:table-cell>
          <table:table-cell table:formula="of:=10/[.K34]" office:value-type="float" office:value="175.825412398505" calcext:value-type="float">
            <text:p>175.8254123985</text:p>
          </table:table-cell>
          <table:table-cell table:formula="of:=10/[.L34]" office:value-type="float" office:value="57.5771533855366" calcext:value-type="float">
            <text:p>57.5771533855</text:p>
          </table:table-cell>
          <table:table-cell table:formula="of:=10/[.M34]" office:value-type="float" office:value="55.015486859551" calcext:value-type="float">
            <text:p>55.0154868596</text:p>
          </table:table-cell>
          <table:table-cell table:formula="of:=10/[.N34]" office:value-type="float" office:value="49.5184332367724" calcext:value-type="float">
            <text:p>49.5184332368</text:p>
          </table:table-cell>
          <table:table-cell table:formula="of:=10/[.O34]" office:value-type="float" office:value="77.0469447034078" calcext:value-type="float">
            <text:p>77.0469447034</text:p>
          </table:table-cell>
          <table:table-cell table:formula="of:=10/[.P34]" office:value-type="float" office:value="112.642676029526" calcext:value-type="float">
            <text:p>112.6426760295</text:p>
          </table:table-cell>
          <table:table-cell table:formula="of:=10/[.Q34]" office:value-type="float" office:value="113.46333205498" calcext:value-type="float">
            <text:p>113.463332055</text:p>
          </table:table-cell>
          <table:table-cell table:formula="of:=10/[.R34]" office:value-type="float" office:value="156.578080008267" calcext:value-type="float">
            <text:p>156.5780800083</text:p>
          </table:table-cell>
          <table:table-cell table:formula="of:=10/[.S34]" office:value-type="float" office:value="138.502044982694" calcext:value-type="float">
            <text:p>138.5020449827</text:p>
          </table:table-cell>
          <table:table-cell table:formula="of:=10/[.T34]" office:value-type="float" office:value="95.5584435440716" calcext:value-type="float">
            <text:p>95.5584435441</text:p>
          </table:table-cell>
          <table:table-cell table:formula="of:=10/[.U34]" office:value-type="float" office:value="98.4416683893959" calcext:value-type="float">
            <text:p>98.4416683894</text:p>
          </table:table-cell>
          <table:table-cell table:formula="of:=10/[.V34]" office:value-type="float" office:value="155.250815454908" calcext:value-type="float">
            <text:p>155.2508154549</text:p>
          </table:table-cell>
          <table:table-cell table:formula="of:=10/[.W34]" office:value-type="float" office:value="149.201176898883" calcext:value-type="float">
            <text:p>149.2011768989</text:p>
          </table:table-cell>
          <table:table-cell table:formula="of:=10/[.X34]" office:value-type="float" office:value="36.1156857646413" calcext:value-type="float">
            <text:p>36.1156857646</text:p>
          </table:table-cell>
          <table:table-cell table:formula="of:=10/[.Y34]" office:value-type="float" office:value="142.576674170952" calcext:value-type="float">
            <text:p>142.576674171</text:p>
          </table:table-cell>
        </table:table-row>
        <table:table-row table:style-name="ro1">
          <table:table-cell table:formula="of:=10/[.A35]" office:value-type="float" office:value="147.561835787287" calcext:value-type="float">
            <text:p>147.5618357873</text:p>
          </table:table-cell>
          <table:table-cell table:formula="of:=10/[.B35]" office:value-type="float" office:value="172.365055398129" calcext:value-type="float">
            <text:p>172.3650553981</text:p>
          </table:table-cell>
          <table:table-cell table:formula="of:=10/[.C35]" office:value-type="float" office:value="151.784223547804" calcext:value-type="float">
            <text:p>151.7842235478</text:p>
          </table:table-cell>
          <table:table-cell table:formula="of:=10/[.D35]" office:value-type="float" office:value="80.4110613455987" calcext:value-type="float">
            <text:p>80.4110613456</text:p>
          </table:table-cell>
          <table:table-cell table:formula="of:=10/[.E35]" office:value-type="float" office:value="170.649046583777" calcext:value-type="float">
            <text:p>170.6490465838</text:p>
          </table:table-cell>
          <table:table-cell table:formula="of:=10/[.F35]" office:value-type="float" office:value="95.0055578251328" calcext:value-type="float">
            <text:p>95.0055578251</text:p>
          </table:table-cell>
          <table:table-cell table:formula="of:=10/[.G35]" office:value-type="float" office:value="145.580750730815" calcext:value-type="float">
            <text:p>145.5807507308</text:p>
          </table:table-cell>
          <table:table-cell table:formula="of:=10/[.H35]" office:value-type="float" office:value="134.391983786951" calcext:value-type="float">
            <text:p>134.391983787</text:p>
          </table:table-cell>
          <table:table-cell table:formula="of:=10/[.I35]" office:value-type="float" office:value="103.894592702028" calcext:value-type="float">
            <text:p>103.894592702</text:p>
          </table:table-cell>
          <table:table-cell table:formula="of:=10/[.J35]" office:value-type="float" office:value="139.838821774023" calcext:value-type="float">
            <text:p>139.838821774</text:p>
          </table:table-cell>
          <table:table-cell table:formula="of:=10/[.K35]" office:value-type="float" office:value="61.7718641513164" calcext:value-type="float">
            <text:p>61.7718641513</text:p>
          </table:table-cell>
          <table:table-cell table:formula="of:=10/[.L35]" office:value-type="float" office:value="122.689450915631" calcext:value-type="float">
            <text:p>122.6894509156</text:p>
          </table:table-cell>
          <table:table-cell table:formula="of:=10/[.M35]" office:value-type="float" office:value="109.581115228926" calcext:value-type="float">
            <text:p>109.5811152289</text:p>
          </table:table-cell>
          <table:table-cell table:formula="of:=10/[.N35]" office:value-type="float" office:value="142.098943494355" calcext:value-type="float">
            <text:p>142.0989434944</text:p>
          </table:table-cell>
          <table:table-cell table:formula="of:=10/[.O35]" office:value-type="float" office:value="164.215476980274" calcext:value-type="float">
            <text:p>164.2154769803</text:p>
          </table:table-cell>
          <table:table-cell table:formula="of:=10/[.P35]" office:value-type="float" office:value="126.657952599528" calcext:value-type="float">
            <text:p>126.6579525995</text:p>
          </table:table-cell>
          <table:table-cell table:formula="of:=10/[.Q35]" office:value-type="float" office:value="80.352909980635" calcext:value-type="float">
            <text:p>80.3529099806</text:p>
          </table:table-cell>
          <table:table-cell table:formula="of:=10/[.R35]" office:value-type="float" office:value="108.625163888216" calcext:value-type="float">
            <text:p>108.6251638882</text:p>
          </table:table-cell>
          <table:table-cell table:formula="of:=10/[.S35]" office:value-type="float" office:value="112.971373054068" calcext:value-type="float">
            <text:p>112.9713730541</text:p>
          </table:table-cell>
          <table:table-cell table:formula="of:=10/[.T35]" office:value-type="float" office:value="135.929034169841" calcext:value-type="float">
            <text:p>135.9290341698</text:p>
          </table:table-cell>
          <table:table-cell table:formula="of:=10/[.U35]" office:value-type="float" office:value="102.302418224562" calcext:value-type="float">
            <text:p>102.3024182246</text:p>
          </table:table-cell>
          <table:table-cell table:formula="of:=10/[.V35]" office:value-type="float" office:value="149.476831091181" calcext:value-type="float">
            <text:p>149.4768310912</text:p>
          </table:table-cell>
          <table:table-cell table:formula="of:=10/[.W35]" office:value-type="float" office:value="30.1084204219394" calcext:value-type="float">
            <text:p>30.1084204219</text:p>
          </table:table-cell>
          <table:table-cell table:formula="of:=10/[.X35]" office:value-type="float" office:value="48.9972708520135" calcext:value-type="float">
            <text:p>48.997270852</text:p>
          </table:table-cell>
          <table:table-cell table:formula="of:=10/[.Y35]" office:value-type="float" office:value="59.1226203145323" calcext:value-type="float">
            <text:p>59.1226203145</text:p>
          </table:table-cell>
        </table:table-row>
        <table:table-row table:style-name="ro1">
          <table:table-cell table:formula="of:=10/[.A36]" office:value-type="float" office:value="49.8114636102353" calcext:value-type="float">
            <text:p>49.8114636102</text:p>
          </table:table-cell>
          <table:table-cell table:formula="of:=10/[.B36]" office:value-type="float" office:value="140.053472415768" calcext:value-type="float">
            <text:p>140.0534724158</text:p>
          </table:table-cell>
          <table:table-cell table:formula="of:=10/[.C36]" office:value-type="float" office:value="81.3074233677535" calcext:value-type="float">
            <text:p>81.3074233678</text:p>
          </table:table-cell>
          <table:table-cell table:formula="of:=10/[.D36]" office:value-type="float" office:value="112.177042295232" calcext:value-type="float">
            <text:p>112.1770422952</text:p>
          </table:table-cell>
          <table:table-cell table:formula="of:=10/[.E36]" office:value-type="float" office:value="58.8733986435569" calcext:value-type="float">
            <text:p>58.8733986436</text:p>
          </table:table-cell>
          <table:table-cell table:formula="of:=10/[.F36]" office:value-type="float" office:value="25.5561007523716" calcext:value-type="float">
            <text:p>25.5561007524</text:p>
          </table:table-cell>
          <table:table-cell table:formula="of:=10/[.G36]" office:value-type="float" office:value="109.212035166275" calcext:value-type="float">
            <text:p>109.2120351663</text:p>
          </table:table-cell>
          <table:table-cell table:formula="of:=10/[.H36]" office:value-type="float" office:value="104.433952313369" calcext:value-type="float">
            <text:p>104.4339523134</text:p>
          </table:table-cell>
          <table:table-cell table:formula="of:=10/[.I36]" office:value-type="float" office:value="154.572884206361" calcext:value-type="float">
            <text:p>154.5728842064</text:p>
          </table:table-cell>
          <table:table-cell table:formula="of:=10/[.J36]" office:value-type="float" office:value="155.975580463123" calcext:value-type="float">
            <text:p>155.9755804631</text:p>
          </table:table-cell>
          <table:table-cell table:formula="of:=10/[.K36]" office:value-type="float" office:value="61.9947428458067" calcext:value-type="float">
            <text:p>61.9947428458</text:p>
          </table:table-cell>
          <table:table-cell table:formula="of:=10/[.L36]" office:value-type="float" office:value="134.341972865608" calcext:value-type="float">
            <text:p>134.3419728656</text:p>
          </table:table-cell>
          <table:table-cell table:formula="of:=10/[.M36]" office:value-type="float" office:value="109.699040681889" calcext:value-type="float">
            <text:p>109.6990406819</text:p>
          </table:table-cell>
          <table:table-cell table:formula="of:=10/[.N36]" office:value-type="float" office:value="135.482629772037" calcext:value-type="float">
            <text:p>135.482629772</text:p>
          </table:table-cell>
          <table:table-cell table:formula="of:=10/[.O36]" office:value-type="float" office:value="117.373647268715" calcext:value-type="float">
            <text:p>117.3736472687</text:p>
          </table:table-cell>
          <table:table-cell table:formula="of:=10/[.P36]" office:value-type="float" office:value="46.823713401415" calcext:value-type="float">
            <text:p>46.8237134014</text:p>
          </table:table-cell>
          <table:table-cell table:formula="of:=10/[.Q36]" office:value-type="float" office:value="116.701093489246" calcext:value-type="float">
            <text:p>116.7010934892</text:p>
          </table:table-cell>
          <table:table-cell table:formula="of:=10/[.R36]" office:value-type="float" office:value="155.329189150567" calcext:value-type="float">
            <text:p>155.3291891506</text:p>
          </table:table-cell>
          <table:table-cell table:formula="of:=10/[.S36]" office:value-type="float" office:value="61.0373915060366" calcext:value-type="float">
            <text:p>61.037391506</text:p>
          </table:table-cell>
          <table:table-cell table:formula="of:=10/[.T36]" office:value-type="float" office:value="145.917661581923" calcext:value-type="float">
            <text:p>145.9176615819</text:p>
          </table:table-cell>
          <table:table-cell table:formula="of:=10/[.U36]" office:value-type="float" office:value="115.047526133046" calcext:value-type="float">
            <text:p>115.047526133</text:p>
          </table:table-cell>
          <table:table-cell table:formula="of:=10/[.V36]" office:value-type="float" office:value="146.719642238824" calcext:value-type="float">
            <text:p>146.7196422388</text:p>
          </table:table-cell>
          <table:table-cell table:formula="of:=10/[.W36]" office:value-type="float" office:value="122.845142641637" calcext:value-type="float">
            <text:p>122.8451426416</text:p>
          </table:table-cell>
          <table:table-cell table:formula="of:=10/[.X36]" office:value-type="float" office:value="65.3637492646578" calcext:value-type="float">
            <text:p>65.3637492647</text:p>
          </table:table-cell>
          <table:table-cell table:formula="of:=10/[.Y36]" office:value-type="float" office:value="112.616670871022" calcext:value-type="float">
            <text:p>112.616670871</text:p>
          </table:table-cell>
        </table:table-row>
        <table:table-row table:style-name="ro1">
          <table:table-cell table:formula="of:=10/[.A37]" office:value-type="float" office:value="115.407741320472" calcext:value-type="float">
            <text:p>115.4077413205</text:p>
          </table:table-cell>
          <table:table-cell table:formula="of:=10/[.B37]" office:value-type="float" office:value="141.255507199087" calcext:value-type="float">
            <text:p>141.2555071991</text:p>
          </table:table-cell>
          <table:table-cell table:formula="of:=10/[.C37]" office:value-type="float" office:value="150.201570507621" calcext:value-type="float">
            <text:p>150.2015705076</text:p>
          </table:table-cell>
          <table:table-cell table:formula="of:=10/[.D37]" office:value-type="float" office:value="149.231903393235" calcext:value-type="float">
            <text:p>149.2319033932</text:p>
          </table:table-cell>
          <table:table-cell table:formula="of:=10/[.E37]" office:value-type="float" office:value="137.503162572739" calcext:value-type="float">
            <text:p>137.5031625727</text:p>
          </table:table-cell>
          <table:table-cell table:formula="of:=10/[.F37]" office:value-type="float" office:value="73.7991040788765" calcext:value-type="float">
            <text:p>73.7991040789</text:p>
          </table:table-cell>
          <table:table-cell table:formula="of:=10/[.G37]" office:value-type="float" office:value="82.8692654468311" calcext:value-type="float">
            <text:p>82.8692654468</text:p>
          </table:table-cell>
          <table:table-cell table:formula="of:=10/[.H37]" office:value-type="float" office:value="135.736042262774" calcext:value-type="float">
            <text:p>135.7360422628</text:p>
          </table:table-cell>
          <table:table-cell table:formula="of:=10/[.I37]" office:value-type="float" office:value="128.948566285366" calcext:value-type="float">
            <text:p>128.9485662854</text:p>
          </table:table-cell>
          <table:table-cell table:formula="of:=10/[.J37]" office:value-type="float" office:value="85.603978872938" calcext:value-type="float">
            <text:p>85.6039788729</text:p>
          </table:table-cell>
          <table:table-cell table:formula="of:=10/[.K37]" office:value-type="float" office:value="92.0700100356311" calcext:value-type="float">
            <text:p>92.0700100356</text:p>
          </table:table-cell>
          <table:table-cell table:formula="of:=10/[.L37]" office:value-type="float" office:value="121.014391031381" calcext:value-type="float">
            <text:p>121.0143910314</text:p>
          </table:table-cell>
          <table:table-cell table:formula="of:=10/[.M37]" office:value-type="float" office:value="115.441581364958" calcext:value-type="float">
            <text:p>115.441581365</text:p>
          </table:table-cell>
          <table:table-cell table:formula="of:=10/[.N37]" office:value-type="float" office:value="130.465527093776" calcext:value-type="float">
            <text:p>130.4655270938</text:p>
          </table:table-cell>
          <table:table-cell table:formula="of:=10/[.O37]" office:value-type="float" office:value="145.182974102261" calcext:value-type="float">
            <text:p>145.1829741023</text:p>
          </table:table-cell>
          <table:table-cell table:formula="of:=10/[.P37]" office:value-type="float" office:value="139.159089454246" calcext:value-type="float">
            <text:p>139.1590894542</text:p>
          </table:table-cell>
          <table:table-cell table:formula="of:=10/[.Q37]" office:value-type="float" office:value="131.563886765594" calcext:value-type="float">
            <text:p>131.5638867656</text:p>
          </table:table-cell>
          <table:table-cell table:formula="of:=10/[.R37]" office:value-type="float" office:value="137.471405947563" calcext:value-type="float">
            <text:p>137.4714059476</text:p>
          </table:table-cell>
          <table:table-cell table:formula="of:=10/[.S37]" office:value-type="float" office:value="136.147780246591" calcext:value-type="float">
            <text:p>136.1477802466</text:p>
          </table:table-cell>
          <table:table-cell table:formula="of:=10/[.T37]" office:value-type="float" office:value="44.25659976544" calcext:value-type="float">
            <text:p>44.2565997654</text:p>
          </table:table-cell>
          <table:table-cell table:formula="of:=10/[.U37]" office:value-type="float" office:value="146.415242412396" calcext:value-type="float">
            <text:p>146.4152424124</text:p>
          </table:table-cell>
          <table:table-cell table:formula="of:=10/[.V37]" office:value-type="float" office:value="148.590176406257" calcext:value-type="float">
            <text:p>148.5901764063</text:p>
          </table:table-cell>
          <table:table-cell table:formula="of:=10/[.W37]" office:value-type="float" office:value="139.077222627864" calcext:value-type="float">
            <text:p>139.0772226279</text:p>
          </table:table-cell>
          <table:table-cell table:formula="of:=10/[.X37]" office:value-type="float" office:value="106.033856610416" calcext:value-type="float">
            <text:p>106.0338566104</text:p>
          </table:table-cell>
          <table:table-cell table:formula="of:=10/[.Y37]" office:value-type="float" office:value="163.590350132426" calcext:value-type="float">
            <text:p>163.5903501324</text:p>
          </table:table-cell>
        </table:table-row>
        <table:table-row table:style-name="ro1">
          <table:table-cell table:formula="of:=10/[.A38]" office:value-type="float" office:value="45.4692196117838" calcext:value-type="float">
            <text:p>45.4692196118</text:p>
          </table:table-cell>
          <table:table-cell table:formula="of:=10/[.B38]" office:value-type="float" office:value="159.568017463124" calcext:value-type="float">
            <text:p>159.5680174631</text:p>
          </table:table-cell>
          <table:table-cell table:formula="of:=10/[.C38]" office:value-type="float" office:value="111.450788347151" calcext:value-type="float">
            <text:p>111.4507883472</text:p>
          </table:table-cell>
          <table:table-cell table:formula="of:=10/[.D38]" office:value-type="float" office:value="155.24503099467" calcext:value-type="float">
            <text:p>155.2450309947</text:p>
          </table:table-cell>
          <table:table-cell table:formula="of:=10/[.E38]" office:value-type="float" office:value="143.986200362557" calcext:value-type="float">
            <text:p>143.9862003626</text:p>
          </table:table-cell>
          <table:table-cell table:formula="of:=10/[.F38]" office:value-type="float" office:value="134.137622517951" calcext:value-type="float">
            <text:p>134.137622518</text:p>
          </table:table-cell>
          <table:table-cell table:formula="of:=10/[.G38]" office:value-type="float" office:value="124.950956749476" calcext:value-type="float">
            <text:p>124.9509567495</text:p>
          </table:table-cell>
          <table:table-cell table:formula="of:=10/[.H38]" office:value-type="float" office:value="83.4891798022976" calcext:value-type="float">
            <text:p>83.4891798023</text:p>
          </table:table-cell>
          <table:table-cell table:formula="of:=10/[.I38]" office:value-type="float" office:value="146.873072290926" calcext:value-type="float">
            <text:p>146.8730722909</text:p>
          </table:table-cell>
          <table:table-cell table:formula="of:=10/[.J38]" office:value-type="float" office:value="40.6249746093909" calcext:value-type="float">
            <text:p>40.6249746094</text:p>
          </table:table-cell>
          <table:table-cell table:formula="of:=10/[.K38]" office:value-type="float" office:value="143.81205490169" calcext:value-type="float">
            <text:p>143.8120549017</text:p>
          </table:table-cell>
          <table:table-cell table:formula="of:=10/[.L38]" office:value-type="float" office:value="155.806438545266" calcext:value-type="float">
            <text:p>155.8064385453</text:p>
          </table:table-cell>
          <table:table-cell table:formula="of:=10/[.M38]" office:value-type="float" office:value="148.489564153431" calcext:value-type="float">
            <text:p>148.4895641534</text:p>
          </table:table-cell>
          <table:table-cell table:formula="of:=10/[.N38]" office:value-type="float" office:value="154.880517424833" calcext:value-type="float">
            <text:p>154.8805174248</text:p>
          </table:table-cell>
          <table:table-cell table:formula="of:=10/[.O38]" office:value-type="float" office:value="166.445848507647" calcext:value-type="float">
            <text:p>166.4458485076</text:p>
          </table:table-cell>
          <table:table-cell table:formula="of:=10/[.P38]" office:value-type="float" office:value="41.8217556773033" calcext:value-type="float">
            <text:p>41.8217556773</text:p>
          </table:table-cell>
          <table:table-cell table:formula="of:=10/[.Q38]" office:value-type="float" office:value="138.291928729872" calcext:value-type="float">
            <text:p>138.2919287299</text:p>
          </table:table-cell>
          <table:table-cell table:formula="of:=10/[.R38]" office:value-type="float" office:value="163.195764743513" calcext:value-type="float">
            <text:p>163.1957647435</text:p>
          </table:table-cell>
          <table:table-cell table:formula="of:=10/[.S38]" office:value-type="float" office:value="145.492638072514" calcext:value-type="float">
            <text:p>145.4926380725</text:p>
          </table:table-cell>
          <table:table-cell table:formula="of:=10/[.T38]" office:value-type="float" office:value="131.776785937836" calcext:value-type="float">
            <text:p>131.7767859378</text:p>
          </table:table-cell>
          <table:table-cell table:formula="of:=10/[.U38]" office:value-type="float" office:value="132.00152593764" calcext:value-type="float">
            <text:p>132.0015259376</text:p>
          </table:table-cell>
          <table:table-cell table:formula="of:=10/[.V38]" office:value-type="float" office:value="118.512759676271" calcext:value-type="float">
            <text:p>118.5127596763</text:p>
          </table:table-cell>
          <table:table-cell table:formula="of:=10/[.W38]" office:value-type="float" office:value="115.117454338662" calcext:value-type="float">
            <text:p>115.1174543387</text:p>
          </table:table-cell>
          <table:table-cell table:formula="of:=10/[.X38]" office:value-type="float" office:value="123.806045449199" calcext:value-type="float">
            <text:p>123.8060454492</text:p>
          </table:table-cell>
          <table:table-cell table:formula="of:=10/[.Y38]" office:value-type="float" office:value="145.557865073681" calcext:value-type="float">
            <text:p>145.5578650737</text:p>
          </table:table-cell>
        </table:table-row>
        <table:table-row table:style-name="ro1">
          <table:table-cell table:formula="of:=10/[.A39]" office:value-type="float" office:value="123.344105385204" calcext:value-type="float">
            <text:p>123.3441053852</text:p>
          </table:table-cell>
          <table:table-cell table:formula="of:=10/[.B39]" office:value-type="float" office:value="126.974452740109" calcext:value-type="float">
            <text:p>126.9744527401</text:p>
          </table:table-cell>
          <table:table-cell table:formula="of:=10/[.C39]" office:value-type="float" office:value="88.9719293562881" calcext:value-type="float">
            <text:p>88.9719293563</text:p>
          </table:table-cell>
          <table:table-cell table:formula="of:=10/[.D39]" office:value-type="float" office:value="134.041429525038" calcext:value-type="float">
            <text:p>134.041429525</text:p>
          </table:table-cell>
          <table:table-cell table:formula="of:=10/[.E39]" office:value-type="float" office:value="133.810233003759" calcext:value-type="float">
            <text:p>133.8102330038</text:p>
          </table:table-cell>
          <table:table-cell table:formula="of:=10/[.F39]" office:value-type="float" office:value="37.2021041510108" calcext:value-type="float">
            <text:p>37.202104151</text:p>
          </table:table-cell>
          <table:table-cell table:formula="of:=10/[.G39]" office:value-type="float" office:value="155.062079103369" calcext:value-type="float">
            <text:p>155.0620791034</text:p>
          </table:table-cell>
          <table:table-cell table:formula="of:=10/[.H39]" office:value-type="float" office:value="145.914042037836" calcext:value-type="float">
            <text:p>145.9140420378</text:p>
          </table:table-cell>
          <table:table-cell table:formula="of:=10/[.I39]" office:value-type="float" office:value="175.289753963301" calcext:value-type="float">
            <text:p>175.2897539633</text:p>
          </table:table-cell>
          <table:table-cell table:formula="of:=10/[.J39]" office:value-type="float" office:value="62.6621382828068" calcext:value-type="float">
            <text:p>62.6621382828</text:p>
          </table:table-cell>
          <table:table-cell table:formula="of:=10/[.K39]" office:value-type="float" office:value="145.20721796039" calcext:value-type="float">
            <text:p>145.2072179604</text:p>
          </table:table-cell>
          <table:table-cell table:formula="of:=10/[.L39]" office:value-type="float" office:value="96.7089929692562" calcext:value-type="float">
            <text:p>96.7089929693</text:p>
          </table:table-cell>
          <table:table-cell table:formula="of:=10/[.M39]" office:value-type="float" office:value="118.271952161361" calcext:value-type="float">
            <text:p>118.2719521614</text:p>
          </table:table-cell>
          <table:table-cell table:formula="of:=10/[.N39]" office:value-type="float" office:value="137.677328398978" calcext:value-type="float">
            <text:p>137.677328399</text:p>
          </table:table-cell>
          <table:table-cell table:formula="of:=10/[.O39]" office:value-type="float" office:value="151.15261426004" calcext:value-type="float">
            <text:p>151.15261426</text:p>
          </table:table-cell>
          <table:table-cell table:formula="of:=10/[.P39]" office:value-type="float" office:value="132.135830348165" calcext:value-type="float">
            <text:p>132.1358303482</text:p>
          </table:table-cell>
          <table:table-cell table:formula="of:=10/[.Q39]" office:value-type="float" office:value="89.850488786659" calcext:value-type="float">
            <text:p>89.8504887867</text:p>
          </table:table-cell>
          <table:table-cell table:formula="of:=10/[.R39]" office:value-type="float" office:value="133.219297614575" calcext:value-type="float">
            <text:p>133.2192976146</text:p>
          </table:table-cell>
          <table:table-cell table:formula="of:=10/[.S39]" office:value-type="float" office:value="146.746770837308" calcext:value-type="float">
            <text:p>146.7467708373</text:p>
          </table:table-cell>
          <table:table-cell table:formula="of:=10/[.T39]" office:value-type="float" office:value="91.4503104738041" calcext:value-type="float">
            <text:p>91.4503104738</text:p>
          </table:table-cell>
          <table:table-cell table:formula="of:=10/[.U39]" office:value-type="float" office:value="145.050513841445" calcext:value-type="float">
            <text:p>145.0505138414</text:p>
          </table:table-cell>
          <table:table-cell table:formula="of:=10/[.V39]" office:value-type="float" office:value="88.6650588735991" calcext:value-type="float">
            <text:p>88.6650588736</text:p>
          </table:table-cell>
          <table:table-cell table:formula="of:=10/[.W39]" office:value-type="float" office:value="145.928095390277" calcext:value-type="float">
            <text:p>145.9280953903</text:p>
          </table:table-cell>
          <table:table-cell table:formula="of:=10/[.X39]" office:value-type="float" office:value="105.415066553802" calcext:value-type="float">
            <text:p>105.4150665538</text:p>
          </table:table-cell>
          <table:table-cell table:formula="of:=10/[.Y39]" office:value-type="float" office:value="90.7498661439474" calcext:value-type="float">
            <text:p>90.7498661439</text:p>
          </table:table-cell>
        </table:table-row>
        <table:table-row table:style-name="ro1">
          <table:table-cell table:formula="of:=10/[.A40]" office:value-type="float" office:value="43.8754288823173" calcext:value-type="float">
            <text:p>43.8754288823</text:p>
          </table:table-cell>
          <table:table-cell table:formula="of:=10/[.B40]" office:value-type="float" office:value="46.6324384568394" calcext:value-type="float">
            <text:p>46.6324384568</text:p>
          </table:table-cell>
          <table:table-cell table:formula="of:=10/[.C40]" office:value-type="float" office:value="154.307890533982" calcext:value-type="float">
            <text:p>154.307890534</text:p>
          </table:table-cell>
          <table:table-cell table:formula="of:=10/[.D40]" office:value-type="float" office:value="124.991563069493" calcext:value-type="float">
            <text:p>124.9915630695</text:p>
          </table:table-cell>
          <table:table-cell table:formula="of:=10/[.E40]" office:value-type="float" office:value="127.553135447399" calcext:value-type="float">
            <text:p>127.5531354474</text:p>
          </table:table-cell>
          <table:table-cell table:formula="of:=10/[.F40]" office:value-type="float" office:value="105.133677470904" calcext:value-type="float">
            <text:p>105.1336774709</text:p>
          </table:table-cell>
          <table:table-cell table:formula="of:=10/[.G40]" office:value-type="float" office:value="94.1876783679159" calcext:value-type="float">
            <text:p>94.1876783679</text:p>
          </table:table-cell>
          <table:table-cell table:formula="of:=10/[.H40]" office:value-type="float" office:value="122.747883212754" calcext:value-type="float">
            <text:p>122.7478832128</text:p>
          </table:table-cell>
          <table:table-cell table:formula="of:=10/[.I40]" office:value-type="float" office:value="43.3440826658345" calcext:value-type="float">
            <text:p>43.3440826658</text:p>
          </table:table-cell>
          <table:table-cell table:formula="of:=10/[.J40]" office:value-type="float" office:value="46.0956946621186" calcext:value-type="float">
            <text:p>46.0956946621</text:p>
          </table:table-cell>
          <table:table-cell table:formula="of:=10/[.K40]" office:value-type="float" office:value="124.872629917484" calcext:value-type="float">
            <text:p>124.8726299175</text:p>
          </table:table-cell>
          <table:table-cell table:formula="of:=10/[.L40]" office:value-type="float" office:value="105.393068719443" calcext:value-type="float">
            <text:p>105.3930687194</text:p>
          </table:table-cell>
          <table:table-cell table:formula="of:=10/[.M40]" office:value-type="float" office:value="158.9706333549" calcext:value-type="float">
            <text:p>158.9706333549</text:p>
          </table:table-cell>
          <table:table-cell table:formula="of:=10/[.N40]" office:value-type="float" office:value="164.422842936724" calcext:value-type="float">
            <text:p>164.4228429367</text:p>
          </table:table-cell>
          <table:table-cell table:formula="of:=10/[.O40]" office:value-type="float" office:value="43.2443652592067" calcext:value-type="float">
            <text:p>43.2443652592</text:p>
          </table:table-cell>
          <table:table-cell table:formula="of:=10/[.P40]" office:value-type="float" office:value="50.7727614289486" calcext:value-type="float">
            <text:p>50.7727614289</text:p>
          </table:table-cell>
          <table:table-cell table:formula="of:=10/[.Q40]" office:value-type="float" office:value="160.104259894043" calcext:value-type="float">
            <text:p>160.104259894</text:p>
          </table:table-cell>
          <table:table-cell table:formula="of:=10/[.R40]" office:value-type="float" office:value="131.003051061059" calcext:value-type="float">
            <text:p>131.0030510611</text:p>
          </table:table-cell>
          <table:table-cell table:formula="of:=10/[.S40]" office:value-type="float" office:value="136.43532692633" calcext:value-type="float">
            <text:p>136.4353269263</text:p>
          </table:table-cell>
          <table:table-cell table:formula="of:=10/[.T40]" office:value-type="float" office:value="54.035068759625" calcext:value-type="float">
            <text:p>54.0350687596</text:p>
          </table:table-cell>
          <table:table-cell table:formula="of:=10/[.U40]" office:value-type="float" office:value="41.7641162712997" calcext:value-type="float">
            <text:p>41.7641162713</text:p>
          </table:table-cell>
          <table:table-cell table:formula="of:=10/[.V40]" office:value-type="float" office:value="22.9972817213005" calcext:value-type="float">
            <text:p>22.9972817213</text:p>
          </table:table-cell>
          <table:table-cell table:formula="of:=10/[.W40]" office:value-type="float" office:value="56.9197317942238" calcext:value-type="float">
            <text:p>56.9197317942</text:p>
          </table:table-cell>
          <table:table-cell table:formula="of:=10/[.X40]" office:value-type="float" office:value="105.488347757107" calcext:value-type="float">
            <text:p>105.4883477571</text:p>
          </table:table-cell>
          <table:table-cell table:formula="of:=10/[.Y40]" office:value-type="float" office:value="160.256923900397" calcext:value-type="float">
            <text:p>160.2569239004</text:p>
          </table:table-cell>
        </table:table-row>
      </table:table>
      <table:table table:name="m1s0le100" table:style-name="ta1">
        <table:table-column table:style-name="co3" table:number-columns-repeated="25" table:default-cell-style-name="Default"/>
        <table:table-row table:style-name="ro1">
          <table:table-cell office:value-type="float" office:value="0.0454324" calcext:value-type="float">
            <text:p>0.0454324</text:p>
          </table:table-cell>
          <table:table-cell office:value-type="float" office:value="0.0538327" calcext:value-type="float">
            <text:p>0.0538327</text:p>
          </table:table-cell>
          <table:table-cell office:value-type="float" office:value="0.0487155" calcext:value-type="float">
            <text:p>0.0487155</text:p>
          </table:table-cell>
          <table:table-cell office:value-type="float" office:value="0.0462898" calcext:value-type="float">
            <text:p>0.0462898</text:p>
          </table:table-cell>
          <table:table-cell office:value-type="float" office:value="0.0543893" calcext:value-type="float">
            <text:p>0.0543893</text:p>
          </table:table-cell>
          <table:table-cell office:value-type="float" office:value="0.090737" calcext:value-type="float">
            <text:p>0.090737</text:p>
          </table:table-cell>
          <table:table-cell office:value-type="float" office:value="0.0837432" calcext:value-type="float">
            <text:p>0.0837432</text:p>
          </table:table-cell>
          <table:table-cell office:value-type="float" office:value="0.0425028" calcext:value-type="float">
            <text:p>0.0425028</text:p>
          </table:table-cell>
          <table:table-cell office:value-type="float" office:value="0.138468" calcext:value-type="float">
            <text:p>0.138468</text:p>
          </table:table-cell>
          <table:table-cell office:value-type="float" office:value="0.070783" calcext:value-type="float">
            <text:p>0.070783</text:p>
          </table:table-cell>
          <table:table-cell office:value-type="float" office:value="0.0505186" calcext:value-type="float">
            <text:p>0.0505186</text:p>
          </table:table-cell>
          <table:table-cell office:value-type="float" office:value="0.0491905" calcext:value-type="float">
            <text:p>0.0491905</text:p>
          </table:table-cell>
          <table:table-cell office:value-type="float" office:value="0.0419772" calcext:value-type="float">
            <text:p>0.0419772</text:p>
          </table:table-cell>
          <table:table-cell office:value-type="float" office:value="0.0301457" calcext:value-type="float">
            <text:p>0.0301457</text:p>
          </table:table-cell>
          <table:table-cell office:value-type="float" office:value="0.04949" calcext:value-type="float">
            <text:p>0.04949</text:p>
          </table:table-cell>
          <table:table-cell office:value-type="float" office:value="0.079422" calcext:value-type="float">
            <text:p>0.079422</text:p>
          </table:table-cell>
          <table:table-cell office:value-type="float" office:value="0.0723101" calcext:value-type="float">
            <text:p>0.0723101</text:p>
          </table:table-cell>
          <table:table-cell office:value-type="float" office:value="0.0584089" calcext:value-type="float">
            <text:p>0.0584089</text:p>
          </table:table-cell>
          <table:table-cell office:value-type="float" office:value="0.0759941" calcext:value-type="float">
            <text:p>0.0759941</text:p>
          </table:table-cell>
          <table:table-cell office:value-type="float" office:value="0.0962671" calcext:value-type="float">
            <text:p>0.0962671</text:p>
          </table:table-cell>
          <table:table-cell office:value-type="float" office:value="0.0980173" calcext:value-type="float">
            <text:p>0.0980173</text:p>
          </table:table-cell>
          <table:table-cell office:value-type="float" office:value="0.0813281" calcext:value-type="float">
            <text:p>0.0813281</text:p>
          </table:table-cell>
          <table:table-cell office:value-type="float" office:value="0.0884481" calcext:value-type="float">
            <text:p>0.0884481</text:p>
          </table:table-cell>
          <table:table-cell office:value-type="float" office:value="0.0884238" calcext:value-type="float">
            <text:p>0.0884238</text:p>
          </table:table-cell>
          <table:table-cell office:value-type="float" office:value="0.0820316" calcext:value-type="float">
            <text:p>0.0820316</text:p>
          </table:table-cell>
        </table:table-row>
        <table:table-row table:style-name="ro1">
          <table:table-cell office:value-type="float" office:value="0.138203" calcext:value-type="float">
            <text:p>0.138203</text:p>
          </table:table-cell>
          <table:table-cell office:value-type="float" office:value="0.103995" calcext:value-type="float">
            <text:p>0.103995</text:p>
          </table:table-cell>
          <table:table-cell office:value-type="float" office:value="0.0789051" calcext:value-type="float">
            <text:p>0.0789051</text:p>
          </table:table-cell>
          <table:table-cell office:value-type="float" office:value="0.0704601" calcext:value-type="float">
            <text:p>0.0704601</text:p>
          </table:table-cell>
          <table:table-cell office:value-type="float" office:value="0.075431" calcext:value-type="float">
            <text:p>0.075431</text:p>
          </table:table-cell>
          <table:table-cell office:value-type="float" office:value="0.073581" calcext:value-type="float">
            <text:p>0.073581</text:p>
          </table:table-cell>
          <table:table-cell office:value-type="float" office:value="0.0538008" calcext:value-type="float">
            <text:p>0.0538008</text:p>
          </table:table-cell>
          <table:table-cell office:value-type="float" office:value="0.11378" calcext:value-type="float">
            <text:p>0.11378</text:p>
          </table:table-cell>
          <table:table-cell office:value-type="float" office:value="0.0522275" calcext:value-type="float">
            <text:p>0.0522275</text:p>
          </table:table-cell>
          <table:table-cell office:value-type="float" office:value="0.164282" calcext:value-type="float">
            <text:p>0.164282</text:p>
          </table:table-cell>
          <table:table-cell office:value-type="float" office:value="0.159046" calcext:value-type="float">
            <text:p>0.159046</text:p>
          </table:table-cell>
          <table:table-cell office:value-type="float" office:value="0.172739" calcext:value-type="float">
            <text:p>0.172739</text:p>
          </table:table-cell>
          <table:table-cell office:value-type="float" office:value="0.166642" calcext:value-type="float">
            <text:p>0.166642</text:p>
          </table:table-cell>
          <table:table-cell office:value-type="float" office:value="0.063199" calcext:value-type="float">
            <text:p>0.063199</text:p>
          </table:table-cell>
          <table:table-cell office:value-type="float" office:value="0.125994" calcext:value-type="float">
            <text:p>0.125994</text:p>
          </table:table-cell>
          <table:table-cell office:value-type="float" office:value="0.037945" calcext:value-type="float">
            <text:p>0.037945</text:p>
          </table:table-cell>
          <table:table-cell office:value-type="float" office:value="0.0670807" calcext:value-type="float">
            <text:p>0.0670807</text:p>
          </table:table-cell>
          <table:table-cell office:value-type="float" office:value="0.0651656" calcext:value-type="float">
            <text:p>0.0651656</text:p>
          </table:table-cell>
          <table:table-cell office:value-type="float" office:value="0.0986631" calcext:value-type="float">
            <text:p>0.0986631</text:p>
          </table:table-cell>
          <table:table-cell office:value-type="float" office:value="0.0959028" calcext:value-type="float">
            <text:p>0.0959028</text:p>
          </table:table-cell>
          <table:table-cell office:value-type="float" office:value="0.0948453" calcext:value-type="float">
            <text:p>0.0948453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0.114679" calcext:value-type="float">
            <text:p>0.114679</text:p>
          </table:table-cell>
          <table:table-cell office:value-type="float" office:value="0.122867" calcext:value-type="float">
            <text:p>0.122867</text:p>
          </table:table-cell>
          <table:table-cell office:value-type="float" office:value="0.151707" calcext:value-type="float">
            <text:p>0.151707</text:p>
          </table:table-cell>
        </table:table-row>
        <table:table-row table:style-name="ro1">
          <table:table-cell office:value-type="float" office:value="0.13568" calcext:value-type="float">
            <text:p>0.13568</text:p>
          </table:table-cell>
          <table:table-cell office:value-type="float" office:value="0.124371" calcext:value-type="float">
            <text:p>0.124371</text:p>
          </table:table-cell>
          <table:table-cell office:value-type="float" office:value="0.165379" calcext:value-type="float">
            <text:p>0.165379</text:p>
          </table:table-cell>
          <table:table-cell office:value-type="float" office:value="0.130653" calcext:value-type="float">
            <text:p>0.130653</text:p>
          </table:table-cell>
          <table:table-cell office:value-type="float" office:value="0.0836213" calcext:value-type="float">
            <text:p>0.0836213</text:p>
          </table:table-cell>
          <table:table-cell office:value-type="float" office:value="0.0764135" calcext:value-type="float">
            <text:p>0.0764135</text:p>
          </table:table-cell>
          <table:table-cell office:value-type="float" office:value="0.186542" calcext:value-type="float">
            <text:p>0.186542</text:p>
          </table:table-cell>
          <table:table-cell office:value-type="float" office:value="0.184162" calcext:value-type="float">
            <text:p>0.184162</text:p>
          </table:table-cell>
          <table:table-cell office:value-type="float" office:value="0.0384328" calcext:value-type="float">
            <text:p>0.0384328</text:p>
          </table:table-cell>
          <table:table-cell office:value-type="float" office:value="0.0446876" calcext:value-type="float">
            <text:p>0.0446876</text:p>
          </table:table-cell>
          <table:table-cell office:value-type="float" office:value="0.0550334" calcext:value-type="float">
            <text:p>0.0550334</text:p>
          </table:table-cell>
          <table:table-cell office:value-type="float" office:value="0.0552493" calcext:value-type="float">
            <text:p>0.0552493</text:p>
          </table:table-cell>
          <table:table-cell office:value-type="float" office:value="0.0641804" calcext:value-type="float">
            <text:p>0.0641804</text:p>
          </table:table-cell>
          <table:table-cell office:value-type="float" office:value="0.0736429" calcext:value-type="float">
            <text:p>0.0736429</text:p>
          </table:table-cell>
          <table:table-cell office:value-type="float" office:value="0.07255" calcext:value-type="float">
            <text:p>0.07255</text:p>
          </table:table-cell>
          <table:table-cell office:value-type="float" office:value="0.0823734" calcext:value-type="float">
            <text:p>0.0823734</text:p>
          </table:table-cell>
          <table:table-cell office:value-type="float" office:value="0.0792597" calcext:value-type="float">
            <text:p>0.0792597</text:p>
          </table:table-cell>
          <table:table-cell office:value-type="float" office:value="0.0852383" calcext:value-type="float">
            <text:p>0.0852383</text:p>
          </table:table-cell>
          <table:table-cell office:value-type="float" office:value="0.142635" calcext:value-type="float">
            <text:p>0.142635</text:p>
          </table:table-cell>
          <table:table-cell office:value-type="float" office:value="0.0553767" calcext:value-type="float">
            <text:p>0.0553767</text:p>
          </table:table-cell>
          <table:table-cell office:value-type="float" office:value="0.0474557" calcext:value-type="float">
            <text:p>0.0474557</text:p>
          </table:table-cell>
          <table:table-cell office:value-type="float" office:value="0.0830268" calcext:value-type="float">
            <text:p>0.0830268</text:p>
          </table:table-cell>
          <table:table-cell office:value-type="float" office:value="0.078856" calcext:value-type="float">
            <text:p>0.078856</text:p>
          </table:table-cell>
          <table:table-cell office:value-type="float" office:value="0.0608638" calcext:value-type="float">
            <text:p>0.0608638</text:p>
          </table:table-cell>
          <table:table-cell office:value-type="float" office:value="0.0840816" calcext:value-type="float">
            <text:p>0.0840816</text:p>
          </table:table-cell>
        </table:table-row>
        <table:table-row table:style-name="ro1">
          <table:table-cell office:value-type="float" office:value="0.0679882" calcext:value-type="float">
            <text:p>0.0679882</text:p>
          </table:table-cell>
          <table:table-cell office:value-type="float" office:value="0.0669406" calcext:value-type="float">
            <text:p>0.0669406</text:p>
          </table:table-cell>
          <table:table-cell office:value-type="float" office:value="0.051754" calcext:value-type="float">
            <text:p>0.051754</text:p>
          </table:table-cell>
          <table:table-cell office:value-type="float" office:value="0.0475166" calcext:value-type="float">
            <text:p>0.0475166</text:p>
          </table:table-cell>
          <table:table-cell office:value-type="float" office:value="0.0720292" calcext:value-type="float">
            <text:p>0.0720292</text:p>
          </table:table-cell>
          <table:table-cell office:value-type="float" office:value="0.0794479" calcext:value-type="float">
            <text:p>0.0794479</text:p>
          </table:table-cell>
          <table:table-cell office:value-type="float" office:value="0.116608" calcext:value-type="float">
            <text:p>0.116608</text:p>
          </table:table-cell>
          <table:table-cell office:value-type="float" office:value="0.0901324" calcext:value-type="float">
            <text:p>0.0901324</text:p>
          </table:table-cell>
          <table:table-cell office:value-type="float" office:value="0.0929122" calcext:value-type="float">
            <text:p>0.0929122</text:p>
          </table:table-cell>
          <table:table-cell office:value-type="float" office:value="0.110261" calcext:value-type="float">
            <text:p>0.110261</text:p>
          </table:table-cell>
          <table:table-cell office:value-type="float" office:value="0.119084" calcext:value-type="float">
            <text:p>0.119084</text:p>
          </table:table-cell>
          <table:table-cell office:value-type="float" office:value="0.10575" calcext:value-type="float">
            <text:p>0.10575</text:p>
          </table:table-cell>
          <table:table-cell office:value-type="float" office:value="0.0689312" calcext:value-type="float">
            <text:p>0.0689312</text:p>
          </table:table-cell>
          <table:table-cell office:value-type="float" office:value="0.0774745" calcext:value-type="float">
            <text:p>0.0774745</text:p>
          </table:table-cell>
          <table:table-cell office:value-type="float" office:value="0.121779" calcext:value-type="float">
            <text:p>0.121779</text:p>
          </table:table-cell>
          <table:table-cell office:value-type="float" office:value="0.0621741" calcext:value-type="float">
            <text:p>0.0621741</text:p>
          </table:table-cell>
          <table:table-cell office:value-type="float" office:value="0.0704816" calcext:value-type="float">
            <text:p>0.0704816</text:p>
          </table:table-cell>
          <table:table-cell office:value-type="float" office:value="0.0906048" calcext:value-type="float">
            <text:p>0.0906048</text:p>
          </table:table-cell>
          <table:table-cell office:value-type="float" office:value="0.179729" calcext:value-type="float">
            <text:p>0.179729</text:p>
          </table:table-cell>
          <table:table-cell office:value-type="float" office:value="0.0659395" calcext:value-type="float">
            <text:p>0.0659395</text:p>
          </table:table-cell>
          <table:table-cell office:value-type="float" office:value="0.076145" calcext:value-type="float">
            <text:p>0.076145</text:p>
          </table:table-cell>
          <table:table-cell office:value-type="float" office:value="0.0751678" calcext:value-type="float">
            <text:p>0.0751678</text:p>
          </table:table-cell>
          <table:table-cell office:value-type="float" office:value="0.0745309" calcext:value-type="float">
            <text:p>0.0745309</text:p>
          </table:table-cell>
          <table:table-cell office:value-type="float" office:value="0.105629" calcext:value-type="float">
            <text:p>0.105629</text:p>
          </table:table-cell>
          <table:table-cell office:value-type="float" office:value="0.104692" calcext:value-type="float">
            <text:p>0.104692</text:p>
          </table:table-cell>
        </table:table-row>
        <table:table-row table:style-name="ro1">
          <table:table-cell office:value-type="float" office:value="0.103709" calcext:value-type="float">
            <text:p>0.103709</text:p>
          </table:table-cell>
          <table:table-cell office:value-type="float" office:value="0.102638" calcext:value-type="float">
            <text:p>0.102638</text:p>
          </table:table-cell>
          <table:table-cell office:value-type="float" office:value="0.109413" calcext:value-type="float">
            <text:p>0.109413</text:p>
          </table:table-cell>
          <table:table-cell office:value-type="float" office:value="0.130402" calcext:value-type="float">
            <text:p>0.130402</text:p>
          </table:table-cell>
          <table:table-cell office:value-type="float" office:value="0.113071" calcext:value-type="float">
            <text:p>0.113071</text:p>
          </table:table-cell>
          <table:table-cell office:value-type="float" office:value="0.111179" calcext:value-type="float">
            <text:p>0.111179</text:p>
          </table:table-cell>
          <table:table-cell office:value-type="float" office:value="0.129853" calcext:value-type="float">
            <text:p>0.129853</text:p>
          </table:table-cell>
          <table:table-cell office:value-type="float" office:value="0.123528" calcext:value-type="float">
            <text:p>0.123528</text:p>
          </table:table-cell>
          <table:table-cell office:value-type="float" office:value="0.121965" calcext:value-type="float">
            <text:p>0.121965</text:p>
          </table:table-cell>
          <table:table-cell office:value-type="float" office:value="0.120787" calcext:value-type="float">
            <text:p>0.120787</text:p>
          </table:table-cell>
          <table:table-cell office:value-type="float" office:value="0.129644" calcext:value-type="float">
            <text:p>0.129644</text:p>
          </table:table-cell>
          <table:table-cell office:value-type="float" office:value="0.137352" calcext:value-type="float">
            <text:p>0.137352</text:p>
          </table:table-cell>
          <table:table-cell office:value-type="float" office:value="0.133808" calcext:value-type="float">
            <text:p>0.133808</text:p>
          </table:table-cell>
          <table:table-cell office:value-type="float" office:value="0.145841" calcext:value-type="float">
            <text:p>0.145841</text:p>
          </table:table-cell>
          <table:table-cell office:value-type="float" office:value="0.140045" calcext:value-type="float">
            <text:p>0.140045</text:p>
          </table:table-cell>
          <table:table-cell office:value-type="float" office:value="0.178817" calcext:value-type="float">
            <text:p>0.178817</text:p>
          </table:table-cell>
          <table:table-cell office:value-type="float" office:value="0.15274" calcext:value-type="float">
            <text:p>0.15274</text:p>
          </table:table-cell>
          <table:table-cell office:value-type="float" office:value="0.145966" calcext:value-type="float">
            <text:p>0.145966</text:p>
          </table:table-cell>
          <table:table-cell office:value-type="float" office:value="0.124267" calcext:value-type="float">
            <text:p>0.124267</text:p>
          </table:table-cell>
          <table:table-cell office:value-type="float" office:value="0.253732" calcext:value-type="float">
            <text:p>0.253732</text:p>
          </table:table-cell>
          <table:table-cell office:value-type="float" office:value="0.0319101" calcext:value-type="float">
            <text:p>0.0319101</text:p>
          </table:table-cell>
          <table:table-cell office:value-type="float" office:value="0.0419009" calcext:value-type="float">
            <text:p>0.0419009</text:p>
          </table:table-cell>
          <table:table-cell office:value-type="float" office:value="0.0519344" calcext:value-type="float">
            <text:p>0.0519344</text:p>
          </table:table-cell>
          <table:table-cell office:value-type="float" office:value="0.0621201" calcext:value-type="float">
            <text:p>0.0621201</text:p>
          </table:table-cell>
          <table:table-cell office:value-type="float" office:value="0.0705276" calcext:value-type="float">
            <text:p>0.0705276</text:p>
          </table:table-cell>
        </table:table-row>
        <table:table-row table:style-name="ro1">
          <table:table-cell office:value-type="float" office:value="0.0801698" calcext:value-type="float">
            <text:p>0.0801698</text:p>
          </table:table-cell>
          <table:table-cell office:value-type="float" office:value="0.0796896" calcext:value-type="float">
            <text:p>0.0796896</text:p>
          </table:table-cell>
          <table:table-cell office:value-type="float" office:value="0.0855869" calcext:value-type="float">
            <text:p>0.0855869</text:p>
          </table:table-cell>
          <table:table-cell office:value-type="float" office:value="0.0867903" calcext:value-type="float">
            <text:p>0.0867903</text:p>
          </table:table-cell>
          <table:table-cell office:value-type="float" office:value="0.0964587" calcext:value-type="float">
            <text:p>0.0964587</text:p>
          </table:table-cell>
          <table:table-cell office:value-type="float" office:value="0.115193" calcext:value-type="float">
            <text:p>0.115193</text:p>
          </table:table-cell>
          <table:table-cell office:value-type="float" office:value="0.0921647" calcext:value-type="float">
            <text:p>0.0921647</text:p>
          </table:table-cell>
          <table:table-cell office:value-type="float" office:value="0.102309" calcext:value-type="float">
            <text:p>0.102309</text:p>
          </table:table-cell>
          <table:table-cell office:value-type="float" office:value="0.101297" calcext:value-type="float">
            <text:p>0.101297</text:p>
          </table:table-cell>
          <table:table-cell office:value-type="float" office:value="0.109741" calcext:value-type="float">
            <text:p>0.109741</text:p>
          </table:table-cell>
          <table:table-cell office:value-type="float" office:value="0.0796279" calcext:value-type="float">
            <text:p>0.0796279</text:p>
          </table:table-cell>
          <table:table-cell office:value-type="float" office:value="0.0812884" calcext:value-type="float">
            <text:p>0.0812884</text:p>
          </table:table-cell>
          <table:table-cell office:value-type="float" office:value="0.211423" calcext:value-type="float">
            <text:p>0.211423</text:p>
          </table:table-cell>
          <table:table-cell office:value-type="float" office:value="0.187007" calcext:value-type="float">
            <text:p>0.187007</text:p>
          </table:table-cell>
          <table:table-cell office:value-type="float" office:value="0.206172" calcext:value-type="float">
            <text:p>0.206172</text:p>
          </table:table-cell>
          <table:table-cell office:value-type="float" office:value="0.203083" calcext:value-type="float">
            <text:p>0.203083</text:p>
          </table:table-cell>
          <table:table-cell office:value-type="float" office:value="0.12155" calcext:value-type="float">
            <text:p>0.12155</text:p>
          </table:table-cell>
          <table:table-cell office:value-type="float" office:value="0.039425" calcext:value-type="float">
            <text:p>0.039425</text:p>
          </table:table-cell>
          <table:table-cell office:value-type="float" office:value="0.0493481" calcext:value-type="float">
            <text:p>0.0493481</text:p>
          </table:table-cell>
          <table:table-cell office:value-type="float" office:value="0.059147" calcext:value-type="float">
            <text:p>0.059147</text:p>
          </table:table-cell>
          <table:table-cell office:value-type="float" office:value="0.0595895" calcext:value-type="float">
            <text:p>0.0595895</text:p>
          </table:table-cell>
          <table:table-cell office:value-type="float" office:value="0.0693773" calcext:value-type="float">
            <text:p>0.0693773</text:p>
          </table:table-cell>
          <table:table-cell office:value-type="float" office:value="0.0680424" calcext:value-type="float">
            <text:p>0.0680424</text:p>
          </table:table-cell>
          <table:table-cell office:value-type="float" office:value="0.0774496" calcext:value-type="float">
            <text:p>0.0774496</text:p>
          </table:table-cell>
          <table:table-cell office:value-type="float" office:value="0.0789398" calcext:value-type="float">
            <text:p>0.0789398</text:p>
          </table:table-cell>
        </table:table-row>
        <table:table-row table:style-name="ro1">
          <table:table-cell office:value-type="float" office:value="0.0880498" calcext:value-type="float">
            <text:p>0.0880498</text:p>
          </table:table-cell>
          <table:table-cell office:value-type="float" office:value="0.0932519" calcext:value-type="float">
            <text:p>0.0932519</text:p>
          </table:table-cell>
          <table:table-cell office:value-type="float" office:value="0.0904001" calcext:value-type="float">
            <text:p>0.0904001</text:p>
          </table:table-cell>
          <table:table-cell office:value-type="float" office:value="0.0990115" calcext:value-type="float">
            <text:p>0.0990115</text:p>
          </table:table-cell>
          <table:table-cell office:value-type="float" office:value="0.0992071" calcext:value-type="float">
            <text:p>0.0992071</text:p>
          </table:table-cell>
          <table:table-cell office:value-type="float" office:value="0.106439" calcext:value-type="float">
            <text:p>0.106439</text:p>
          </table:table-cell>
          <table:table-cell office:value-type="float" office:value="0.102313" calcext:value-type="float">
            <text:p>0.102313</text:p>
          </table:table-cell>
          <table:table-cell office:value-type="float" office:value="0.103947" calcext:value-type="float">
            <text:p>0.103947</text:p>
          </table:table-cell>
          <table:table-cell office:value-type="float" office:value="0.138657" calcext:value-type="float">
            <text:p>0.138657</text:p>
          </table:table-cell>
          <table:table-cell office:value-type="float" office:value="0.147104" calcext:value-type="float">
            <text:p>0.147104</text:p>
          </table:table-cell>
          <table:table-cell office:value-type="float" office:value="0.13871" calcext:value-type="float">
            <text:p>0.13871</text:p>
          </table:table-cell>
          <table:table-cell office:value-type="float" office:value="0.122019" calcext:value-type="float">
            <text:p>0.122019</text:p>
          </table:table-cell>
          <table:table-cell office:value-type="float" office:value="0.118973" calcext:value-type="float">
            <text:p>0.118973</text:p>
          </table:table-cell>
          <table:table-cell office:value-type="float" office:value="0.105317" calcext:value-type="float">
            <text:p>0.105317</text:p>
          </table:table-cell>
          <table:table-cell office:value-type="float" office:value="0.102304" calcext:value-type="float">
            <text:p>0.102304</text:p>
          </table:table-cell>
          <table:table-cell office:value-type="float" office:value="0.265092" calcext:value-type="float">
            <text:p>0.265092</text:p>
          </table:table-cell>
          <table:table-cell office:value-type="float" office:value="0.0402217" calcext:value-type="float">
            <text:p>0.0402217</text:p>
          </table:table-cell>
          <table:table-cell office:value-type="float" office:value="0.049362" calcext:value-type="float">
            <text:p>0.049362</text:p>
          </table:table-cell>
          <table:table-cell office:value-type="float" office:value="0.0607939" calcext:value-type="float">
            <text:p>0.0607939</text:p>
          </table:table-cell>
          <table:table-cell office:value-type="float" office:value="0.0601766" calcext:value-type="float">
            <text:p>0.0601766</text:p>
          </table:table-cell>
          <table:table-cell office:value-type="float" office:value="0.0707614" calcext:value-type="float">
            <text:p>0.0707614</text:p>
          </table:table-cell>
          <table:table-cell office:value-type="float" office:value="0.070857" calcext:value-type="float">
            <text:p>0.070857</text:p>
          </table:table-cell>
          <table:table-cell office:value-type="float" office:value="0.0803342" calcext:value-type="float">
            <text:p>0.0803342</text:p>
          </table:table-cell>
          <table:table-cell office:value-type="float" office:value="0.0798746" calcext:value-type="float">
            <text:p>0.0798746</text:p>
          </table:table-cell>
          <table:table-cell office:value-type="float" office:value="0.0894249" calcext:value-type="float">
            <text:p>0.0894249</text:p>
          </table:table-cell>
        </table:table-row>
        <table:table-row table:style-name="ro1">
          <table:table-cell office:value-type="float" office:value="0.0864586" calcext:value-type="float">
            <text:p>0.0864586</text:p>
          </table:table-cell>
          <table:table-cell office:value-type="float" office:value="0.0829601" calcext:value-type="float">
            <text:p>0.0829601</text:p>
          </table:table-cell>
          <table:table-cell office:value-type="float" office:value="0.091581" calcext:value-type="float">
            <text:p>0.091581</text:p>
          </table:table-cell>
          <table:table-cell office:value-type="float" office:value="0.0903656" calcext:value-type="float">
            <text:p>0.0903656</text:p>
          </table:table-cell>
          <table:table-cell office:value-type="float" office:value="0.100205" calcext:value-type="float">
            <text:p>0.100205</text:p>
          </table:table-cell>
          <table:table-cell office:value-type="float" office:value="0.127799" calcext:value-type="float">
            <text:p>0.127799</text:p>
          </table:table-cell>
          <table:table-cell office:value-type="float" office:value="0.13581" calcext:value-type="float">
            <text:p>0.1358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4649" calcext:value-type="float">
            <text:p>0.144649</text:p>
          </table:table-cell>
          <table:table-cell office:value-type="float" office:value="0.116814" calcext:value-type="float">
            <text:p>0.116814</text:p>
          </table:table-cell>
          <table:table-cell office:value-type="float" office:value="0.107128" calcext:value-type="float">
            <text:p>0.107128</text:p>
          </table:table-cell>
          <table:table-cell office:value-type="float" office:value="0.112545" calcext:value-type="float">
            <text:p>0.112545</text:p>
          </table:table-cell>
          <table:table-cell office:value-type="float" office:value="0.0554138" calcext:value-type="float">
            <text:p>0.0554138</text:p>
          </table:table-cell>
          <table:table-cell office:value-type="float" office:value="0.0837822" calcext:value-type="float">
            <text:p>0.0837822</text:p>
          </table:table-cell>
          <table:table-cell office:value-type="float" office:value="0.251224" calcext:value-type="float">
            <text:p>0.251224</text:p>
          </table:table-cell>
          <table:table-cell office:value-type="float" office:value="0.130077" calcext:value-type="float">
            <text:p>0.130077</text:p>
          </table:table-cell>
          <table:table-cell office:value-type="float" office:value="0.0359163" calcext:value-type="float">
            <text:p>0.0359163</text:p>
          </table:table-cell>
          <table:table-cell office:value-type="float" office:value="0.0442134" calcext:value-type="float">
            <text:p>0.0442134</text:p>
          </table:table-cell>
          <table:table-cell office:value-type="float" office:value="0.0578525" calcext:value-type="float">
            <text:p>0.0578525</text:p>
          </table:table-cell>
          <table:table-cell office:value-type="float" office:value="0.0749505" calcext:value-type="float">
            <text:p>0.0749505</text:p>
          </table:table-cell>
          <table:table-cell office:value-type="float" office:value="0.0743417" calcext:value-type="float">
            <text:p>0.0743417</text:p>
          </table:table-cell>
          <table:table-cell office:value-type="float" office:value="0.0990251" calcext:value-type="float">
            <text:p>0.0990251</text:p>
          </table:table-cell>
          <table:table-cell office:value-type="float" office:value="0.0893805" calcext:value-type="float">
            <text:p>0.0893805</text:p>
          </table:table-cell>
          <table:table-cell office:value-type="float" office:value="0.0907276" calcext:value-type="float">
            <text:p>0.0907276</text:p>
          </table:table-cell>
          <table:table-cell office:value-type="float" office:value="0.0902801" calcext:value-type="float">
            <text:p>0.0902801</text:p>
          </table:table-cell>
        </table:table-row>
        <table:table-row table:style-name="ro1">
          <table:table-cell office:value-type="float" office:value="0.085586" calcext:value-type="float">
            <text:p>0.085586</text:p>
          </table:table-cell>
          <table:table-cell office:value-type="float" office:value="0.0836288" calcext:value-type="float">
            <text:p>0.0836288</text:p>
          </table:table-cell>
          <table:table-cell office:value-type="float" office:value="0.115729" calcext:value-type="float">
            <text:p>0.115729</text:p>
          </table:table-cell>
          <table:table-cell office:value-type="float" office:value="0.0934934" calcext:value-type="float">
            <text:p>0.0934934</text:p>
          </table:table-cell>
          <table:table-cell office:value-type="float" office:value="0.102106" calcext:value-type="float">
            <text:p>0.102106</text:p>
          </table:table-cell>
          <table:table-cell office:value-type="float" office:value="0.0997174" calcext:value-type="float">
            <text:p>0.0997174</text:p>
          </table:table-cell>
          <table:table-cell office:value-type="float" office:value="0.107733" calcext:value-type="float">
            <text:p>0.107733</text:p>
          </table:table-cell>
          <table:table-cell office:value-type="float" office:value="0.130348" calcext:value-type="float">
            <text:p>0.130348</text:p>
          </table:table-cell>
          <table:table-cell office:value-type="float" office:value="0.126394" calcext:value-type="float">
            <text:p>0.126394</text:p>
          </table:table-cell>
          <table:table-cell office:value-type="float" office:value="0.160115" calcext:value-type="float">
            <text:p>0.160115</text:p>
          </table:table-cell>
          <table:table-cell office:value-type="float" office:value="0.150622" calcext:value-type="float">
            <text:p>0.150622</text:p>
          </table:table-cell>
          <table:table-cell office:value-type="float" office:value="0.125749" calcext:value-type="float">
            <text:p>0.125749</text:p>
          </table:table-cell>
          <table:table-cell office:value-type="float" office:value="0.218054" calcext:value-type="float">
            <text:p>0.218054</text:p>
          </table:table-cell>
          <table:table-cell office:value-type="float" office:value="0.131477" calcext:value-type="float">
            <text:p>0.131477</text:p>
          </table:table-cell>
          <table:table-cell office:value-type="float" office:value="0.108957" calcext:value-type="float">
            <text:p>0.108957</text:p>
          </table:table-cell>
          <table:table-cell office:value-type="float" office:value="0.0979116" calcext:value-type="float">
            <text:p>0.0979116</text:p>
          </table:table-cell>
          <table:table-cell office:value-type="float" office:value="0.205921" calcext:value-type="float">
            <text:p>0.205921</text:p>
          </table:table-cell>
          <table:table-cell office:value-type="float" office:value="0.0395627" calcext:value-type="float">
            <text:p>0.0395627</text:p>
          </table:table-cell>
          <table:table-cell office:value-type="float" office:value="0.0625319" calcext:value-type="float">
            <text:p>0.0625319</text:p>
          </table:table-cell>
          <table:table-cell office:value-type="float" office:value="0.0610794" calcext:value-type="float">
            <text:p>0.0610794</text:p>
          </table:table-cell>
          <table:table-cell office:value-type="float" office:value="0.0597999" calcext:value-type="float">
            <text:p>0.0597999</text:p>
          </table:table-cell>
          <table:table-cell office:value-type="float" office:value="0.081698" calcext:value-type="float">
            <text:p>0.081698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110749" calcext:value-type="float">
            <text:p>0.110749</text:p>
          </table:table-cell>
          <table:table-cell office:value-type="float" office:value="0.108746" calcext:value-type="float">
            <text:p>0.108746</text:p>
          </table:table-cell>
        </table:table-row>
        <table:table-row table:style-name="ro1">
          <table:table-cell office:value-type="float" office:value="0.108036" calcext:value-type="float">
            <text:p>0.108036</text:p>
          </table:table-cell>
          <table:table-cell office:value-type="float" office:value="0.106033" calcext:value-type="float">
            <text:p>0.106033</text:p>
          </table:table-cell>
          <table:table-cell office:value-type="float" office:value="0.112131" calcext:value-type="float">
            <text:p>0.112131</text:p>
          </table:table-cell>
          <table:table-cell office:value-type="float" office:value="0.108935" calcext:value-type="float">
            <text:p>0.108935</text:p>
          </table:table-cell>
          <table:table-cell office:value-type="float" office:value="0.116802" calcext:value-type="float">
            <text:p>0.116802</text:p>
          </table:table-cell>
          <table:table-cell office:value-type="float" office:value="0.113823" calcext:value-type="float">
            <text:p>0.113823</text:p>
          </table:table-cell>
          <table:table-cell office:value-type="float" office:value="0.113272" calcext:value-type="float">
            <text:p>0.113272</text:p>
          </table:table-cell>
          <table:table-cell office:value-type="float" office:value="0.122609" calcext:value-type="float">
            <text:p>0.122609</text:p>
          </table:table-cell>
          <table:table-cell office:value-type="float" office:value="0.126399" calcext:value-type="float">
            <text:p>0.126399</text:p>
          </table:table-cell>
          <table:table-cell office:value-type="float" office:value="0.130505" calcext:value-type="float">
            <text:p>0.130505</text:p>
          </table:table-cell>
          <table:table-cell office:value-type="float" office:value="0.11814" calcext:value-type="float">
            <text:p>0.11814</text:p>
          </table:table-cell>
          <table:table-cell office:value-type="float" office:value="0.165114" calcext:value-type="float">
            <text:p>0.165114</text:p>
          </table:table-cell>
          <table:table-cell office:value-type="float" office:value="0.151291" calcext:value-type="float">
            <text:p>0.151291</text:p>
          </table:table-cell>
          <table:table-cell office:value-type="float" office:value="0.150659" calcext:value-type="float">
            <text:p>0.150659</text:p>
          </table:table-cell>
          <table:table-cell office:value-type="float" office:value="0.134781" calcext:value-type="float">
            <text:p>0.134781</text:p>
          </table:table-cell>
          <table:table-cell office:value-type="float" office:value="0.11558" calcext:value-type="float">
            <text:p>0.11558</text:p>
          </table:table-cell>
          <table:table-cell office:value-type="float" office:value="0.120131" calcext:value-type="float">
            <text:p>0.120131</text:p>
          </table:table-cell>
          <table:table-cell office:value-type="float" office:value="0.15629" calcext:value-type="float">
            <text:p>0.15629</text:p>
          </table:table-cell>
          <table:table-cell office:value-type="float" office:value="0.0500622" calcext:value-type="float">
            <text:p>0.0500622</text:p>
          </table:table-cell>
          <table:table-cell office:value-type="float" office:value="0.0486778" calcext:value-type="float">
            <text:p>0.0486778</text:p>
          </table:table-cell>
          <table:table-cell office:value-type="float" office:value="0.0581496" calcext:value-type="float">
            <text:p>0.0581496</text:p>
          </table:table-cell>
          <table:table-cell office:value-type="float" office:value="0.0546976" calcext:value-type="float">
            <text:p>0.0546976</text:p>
          </table:table-cell>
          <table:table-cell office:value-type="float" office:value="0.0611543" calcext:value-type="float">
            <text:p>0.0611543</text:p>
          </table:table-cell>
          <table:table-cell office:value-type="float" office:value="0.0703667" calcext:value-type="float">
            <text:p>0.0703667</text:p>
          </table:table-cell>
          <table:table-cell office:value-type="float" office:value="0.070167" calcext:value-type="float">
            <text:p>0.070167</text:p>
          </table:table-cell>
        </table:table-row>
        <table:table-row table:style-name="ro1">
          <table:table-cell office:value-type="float" office:value="0.0800799" calcext:value-type="float">
            <text:p>0.0800799</text:p>
          </table:table-cell>
          <table:table-cell office:value-type="float" office:value="0.0773809" calcext:value-type="float">
            <text:p>0.0773809</text:p>
          </table:table-cell>
          <table:table-cell office:value-type="float" office:value="0.0805984" calcext:value-type="float">
            <text:p>0.0805984</text:p>
          </table:table-cell>
          <table:table-cell office:value-type="float" office:value="0.0865021" calcext:value-type="float">
            <text:p>0.0865021</text:p>
          </table:table-cell>
          <table:table-cell office:value-type="float" office:value="0.108793" calcext:value-type="float">
            <text:p>0.108793</text:p>
          </table:table-cell>
          <table:table-cell office:value-type="float" office:value="0.0999403" calcext:value-type="float">
            <text:p>0.0999403</text:p>
          </table:table-cell>
          <table:table-cell office:value-type="float" office:value="0.0890367" calcext:value-type="float">
            <text:p>0.0890367</text:p>
          </table:table-cell>
          <table:table-cell office:value-type="float" office:value="0.0972728" calcext:value-type="float">
            <text:p>0.0972728</text:p>
          </table:table-cell>
          <table:table-cell office:value-type="float" office:value="0.0930004" calcext:value-type="float">
            <text:p>0.0930004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2883" calcext:value-type="float">
            <text:p>0.12883</text:p>
          </table:table-cell>
          <table:table-cell office:value-type="float" office:value="0.132446" calcext:value-type="float">
            <text:p>0.132446</text:p>
          </table:table-cell>
          <table:table-cell office:value-type="float" office:value="0.129211" calcext:value-type="float">
            <text:p>0.129211</text:p>
          </table:table-cell>
          <table:table-cell office:value-type="float" office:value="0.155674" calcext:value-type="float">
            <text:p>0.155674</text:p>
          </table:table-cell>
          <table:table-cell office:value-type="float" office:value="0.087882" calcext:value-type="float">
            <text:p>0.087882</text:p>
          </table:table-cell>
          <table:table-cell office:value-type="float" office:value="0.201217" calcext:value-type="float">
            <text:p>0.201217</text:p>
          </table:table-cell>
          <table:table-cell office:value-type="float" office:value="0.108074" calcext:value-type="float">
            <text:p>0.108074</text:p>
          </table:table-cell>
          <table:table-cell office:value-type="float" office:value="0.205895" calcext:value-type="float">
            <text:p>0.205895</text:p>
          </table:table-cell>
          <table:table-cell office:value-type="float" office:value="0.0328778" calcext:value-type="float">
            <text:p>0.0328778</text:p>
          </table:table-cell>
          <table:table-cell office:value-type="float" office:value="0.0432616" calcext:value-type="float">
            <text:p>0.0432616</text:p>
          </table:table-cell>
          <table:table-cell office:value-type="float" office:value="0.0538353" calcext:value-type="float">
            <text:p>0.0538353</text:p>
          </table:table-cell>
          <table:table-cell office:value-type="float" office:value="0.06336" calcext:value-type="float">
            <text:p>0.06336</text:p>
          </table:table-cell>
          <table:table-cell office:value-type="float" office:value="0.0719673" calcext:value-type="float">
            <text:p>0.0719673</text:p>
          </table:table-cell>
          <table:table-cell office:value-type="float" office:value="0.0709376" calcext:value-type="float">
            <text:p>0.0709376</text:p>
          </table:table-cell>
          <table:table-cell office:value-type="float" office:value="0.0804001" calcext:value-type="float">
            <text:p>0.0804001</text:p>
          </table:table-cell>
        </table:table-row>
        <table:table-row table:style-name="ro1">
          <table:table-cell office:value-type="float" office:value="0.0763113" calcext:value-type="float">
            <text:p>0.0763113</text:p>
          </table:table-cell>
          <table:table-cell office:value-type="float" office:value="0.0839132" calcext:value-type="float">
            <text:p>0.0839132</text:p>
          </table:table-cell>
          <table:table-cell office:value-type="float" office:value="0.0805583" calcext:value-type="float">
            <text:p>0.0805583</text:p>
          </table:table-cell>
          <table:table-cell office:value-type="float" office:value="0.0886524" calcext:value-type="float">
            <text:p>0.0886524</text:p>
          </table:table-cell>
          <table:table-cell office:value-type="float" office:value="0.135864" calcext:value-type="float">
            <text:p>0.135864</text:p>
          </table:table-cell>
          <table:table-cell office:value-type="float" office:value="0.0532585" calcext:value-type="float">
            <text:p>0.0532585</text:p>
          </table:table-cell>
          <table:table-cell office:value-type="float" office:value="0.103095" calcext:value-type="float">
            <text:p>0.103095</text:p>
          </table:table-cell>
          <table:table-cell office:value-type="float" office:value="0.0495828" calcext:value-type="float">
            <text:p>0.0495828</text:p>
          </table:table-cell>
          <table:table-cell office:value-type="float" office:value="0.0526275" calcext:value-type="float">
            <text:p>0.0526275</text:p>
          </table:table-cell>
          <table:table-cell office:value-type="float" office:value="0.0660274" calcext:value-type="float">
            <text:p>0.0660274</text:p>
          </table:table-cell>
          <table:table-cell office:value-type="float" office:value="0.0708926" calcext:value-type="float">
            <text:p>0.0708926</text:p>
          </table:table-cell>
          <table:table-cell office:value-type="float" office:value="0.0671567" calcext:value-type="float">
            <text:p>0.0671567</text:p>
          </table:table-cell>
          <table:table-cell office:value-type="float" office:value="0.0923421" calcext:value-type="float">
            <text:p>0.0923421</text:p>
          </table:table-cell>
          <table:table-cell office:value-type="float" office:value="0.102487" calcext:value-type="float">
            <text:p>0.102487</text:p>
          </table:table-cell>
          <table:table-cell office:value-type="float" office:value="0.100642" calcext:value-type="float">
            <text:p>0.100642</text:p>
          </table:table-cell>
          <table:table-cell office:value-type="float" office:value="0.0946032" calcext:value-type="float">
            <text:p>0.0946032</text:p>
          </table:table-cell>
          <table:table-cell office:value-type="float" office:value="0.0954461" calcext:value-type="float">
            <text:p>0.0954461</text:p>
          </table:table-cell>
          <table:table-cell office:value-type="float" office:value="0.0917914" calcext:value-type="float">
            <text:p>0.0917914</text:p>
          </table:table-cell>
          <table:table-cell office:value-type="float" office:value="0.0941922" calcext:value-type="float">
            <text:p>0.0941922</text:p>
          </table:table-cell>
          <table:table-cell office:value-type="float" office:value="0.087371" calcext:value-type="float">
            <text:p>0.087371</text:p>
          </table:table-cell>
          <table:table-cell office:value-type="float" office:value="0.137714" calcext:value-type="float">
            <text:p>0.137714</text:p>
          </table:table-cell>
          <table:table-cell office:value-type="float" office:value="0.103482" calcext:value-type="float">
            <text:p>0.103482</text:p>
          </table:table-cell>
          <table:table-cell office:value-type="float" office:value="0.0915647" calcext:value-type="float">
            <text:p>0.0915647</text:p>
          </table:table-cell>
          <table:table-cell office:value-type="float" office:value="0.106471" calcext:value-type="float">
            <text:p>0.106471</text:p>
          </table:table-cell>
          <table:table-cell office:value-type="float" office:value="0.104778" calcext:value-type="float">
            <text:p>0.10477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06498" calcext:value-type="float">
            <text:p>0.106498</text:p>
          </table:table-cell>
          <table:table-cell office:value-type="float" office:value="0.0809736" calcext:value-type="float">
            <text:p>0.0809736</text:p>
          </table:table-cell>
          <table:table-cell office:value-type="float" office:value="0.209716" calcext:value-type="float">
            <text:p>0.209716</text:p>
          </table:table-cell>
          <table:table-cell office:value-type="float" office:value="0.0787807" calcext:value-type="float">
            <text:p>0.0787807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0455557" calcext:value-type="float">
            <text:p>0.0455557</text:p>
          </table:table-cell>
          <table:table-cell office:value-type="float" office:value="0.0438317" calcext:value-type="float">
            <text:p>0.0438317</text:p>
          </table:table-cell>
          <table:table-cell office:value-type="float" office:value="0.0536792" calcext:value-type="float">
            <text:p>0.0536792</text:p>
          </table:table-cell>
          <table:table-cell office:value-type="float" office:value="0.0630241" calcext:value-type="float">
            <text:p>0.0630241</text:p>
          </table:table-cell>
          <table:table-cell office:value-type="float" office:value="0.0541936" calcext:value-type="float">
            <text:p>0.0541936</text:p>
          </table:table-cell>
          <table:table-cell office:value-type="float" office:value="0.0630282" calcext:value-type="float">
            <text:p>0.0630282</text:p>
          </table:table-cell>
          <table:table-cell office:value-type="float" office:value="0.036539" calcext:value-type="float">
            <text:p>0.036539</text:p>
          </table:table-cell>
          <table:table-cell office:value-type="float" office:value="0.0517067" calcext:value-type="float">
            <text:p>0.0517067</text:p>
          </table:table-cell>
          <table:table-cell office:value-type="float" office:value="0.0504858" calcext:value-type="float">
            <text:p>0.0504858</text:p>
          </table:table-cell>
          <table:table-cell office:value-type="float" office:value="0.0853075" calcext:value-type="float">
            <text:p>0.0853075</text:p>
          </table:table-cell>
          <table:table-cell office:value-type="float" office:value="0.0644991" calcext:value-type="float">
            <text:p>0.0644991</text:p>
          </table:table-cell>
          <table:table-cell office:value-type="float" office:value="0.0723228" calcext:value-type="float">
            <text:p>0.0723228</text:p>
          </table:table-cell>
          <table:table-cell office:value-type="float" office:value="0.0607978" calcext:value-type="float">
            <text:p>0.0607978</text:p>
          </table:table-cell>
          <table:table-cell office:value-type="float" office:value="0.0481796" calcext:value-type="float">
            <text:p>0.0481796</text:p>
          </table:table-cell>
          <table:table-cell office:value-type="float" office:value="0.0540722" calcext:value-type="float">
            <text:p>0.0540722</text:p>
          </table:table-cell>
          <table:table-cell office:value-type="float" office:value="0.0568585" calcext:value-type="float">
            <text:p>0.0568585</text:p>
          </table:table-cell>
          <table:table-cell office:value-type="float" office:value="0.137346" calcext:value-type="float">
            <text:p>0.137346</text:p>
          </table:table-cell>
          <table:table-cell office:value-type="float" office:value="0.0685697" calcext:value-type="float">
            <text:p>0.0685697</text:p>
          </table:table-cell>
          <table:table-cell office:value-type="float" office:value="0.0678244" calcext:value-type="float">
            <text:p>0.0678244</text:p>
          </table:table-cell>
        </table:table-row>
        <table:table-row table:style-name="ro1">
          <table:table-cell office:value-type="float" office:value="0.0715222" calcext:value-type="float">
            <text:p>0.0715222</text:p>
          </table:table-cell>
          <table:table-cell office:value-type="float" office:value="0.0448119" calcext:value-type="float">
            <text:p>0.0448119</text:p>
          </table:table-cell>
          <table:table-cell office:value-type="float" office:value="0.0568415" calcext:value-type="float">
            <text:p>0.0568415</text:p>
          </table:table-cell>
          <table:table-cell office:value-type="float" office:value="0.0752196" calcext:value-type="float">
            <text:p>0.0752196</text:p>
          </table:table-cell>
          <table:table-cell office:value-type="float" office:value="0.0715253" calcext:value-type="float">
            <text:p>0.0715253</text:p>
          </table:table-cell>
          <table:table-cell office:value-type="float" office:value="0.0717774" calcext:value-type="float">
            <text:p>0.0717774</text:p>
          </table:table-cell>
          <table:table-cell office:value-type="float" office:value="0.0718479" calcext:value-type="float">
            <text:p>0.0718479</text:p>
          </table:table-cell>
          <table:table-cell office:value-type="float" office:value="0.0822936" calcext:value-type="float">
            <text:p>0.0822936</text:p>
          </table:table-cell>
          <table:table-cell office:value-type="float" office:value="0.0824751" calcext:value-type="float">
            <text:p>0.0824751</text:p>
          </table:table-cell>
          <table:table-cell office:value-type="float" office:value="0.0912323" calcext:value-type="float">
            <text:p>0.0912323</text:p>
          </table:table-cell>
          <table:table-cell office:value-type="float" office:value="0.094296" calcext:value-type="float">
            <text:p>0.094296</text:p>
          </table:table-cell>
          <table:table-cell office:value-type="float" office:value="0.0892146" calcext:value-type="float">
            <text:p>0.0892146</text:p>
          </table:table-cell>
          <table:table-cell office:value-type="float" office:value="0.0956308" calcext:value-type="float">
            <text:p>0.0956308</text:p>
          </table:table-cell>
          <table:table-cell office:value-type="float" office:value="0.0947824" calcext:value-type="float">
            <text:p>0.0947824</text:p>
          </table:table-cell>
          <table:table-cell office:value-type="float" office:value="0.104401" calcext:value-type="float">
            <text:p>0.104401</text:p>
          </table:table-cell>
          <table:table-cell office:value-type="float" office:value="0.101506" calcext:value-type="float">
            <text:p>0.101506</text:p>
          </table:table-cell>
          <table:table-cell office:value-type="float" office:value="0.105934" calcext:value-type="float">
            <text:p>0.105934</text:p>
          </table:table-cell>
          <table:table-cell office:value-type="float" office:value="0.142114" calcext:value-type="float">
            <text:p>0.142114</text:p>
          </table:table-cell>
          <table:table-cell office:value-type="float" office:value="0.139713" calcext:value-type="float">
            <text:p>0.139713</text:p>
          </table:table-cell>
          <table:table-cell office:value-type="float" office:value="0.146738" calcext:value-type="float">
            <text:p>0.146738</text:p>
          </table:table-cell>
          <table:table-cell office:value-type="float" office:value="0.129864" calcext:value-type="float">
            <text:p>0.129864</text:p>
          </table:table-cell>
          <table:table-cell office:value-type="float" office:value="0.0949672" calcext:value-type="float">
            <text:p>0.0949672</text:p>
          </table:table-cell>
          <table:table-cell office:value-type="float" office:value="0.0771002" calcext:value-type="float">
            <text:p>0.0771002</text:p>
          </table:table-cell>
          <table:table-cell office:value-type="float" office:value="0.199592" calcext:value-type="float">
            <text:p>0.199592</text:p>
          </table:table-cell>
          <table:table-cell office:value-type="float" office:value="0.144787" calcext:value-type="float">
            <text:p>0.144787</text:p>
          </table:table-cell>
        </table:table-row>
        <table:table-row table:style-name="ro1">
          <table:table-cell office:value-type="float" office:value="0.0912811" calcext:value-type="float">
            <text:p>0.0912811</text:p>
          </table:table-cell>
          <table:table-cell office:value-type="float" office:value="0.110127" calcext:value-type="float">
            <text:p>0.110127</text:p>
          </table:table-cell>
          <table:table-cell office:value-type="float" office:value="0.0345462" calcext:value-type="float">
            <text:p>0.0345462</text:p>
          </table:table-cell>
          <table:table-cell office:value-type="float" office:value="0.034884" calcext:value-type="float">
            <text:p>0.034884</text:p>
          </table:table-cell>
          <table:table-cell office:value-type="float" office:value="0.04403" calcext:value-type="float">
            <text:p>0.04403</text:p>
          </table:table-cell>
          <table:table-cell office:value-type="float" office:value="0.0489368" calcext:value-type="float">
            <text:p>0.0489368</text:p>
          </table:table-cell>
          <table:table-cell office:value-type="float" office:value="0.0572904" calcext:value-type="float">
            <text:p>0.0572904</text:p>
          </table:table-cell>
          <table:table-cell office:value-type="float" office:value="0.0660622" calcext:value-type="float">
            <text:p>0.0660622</text:p>
          </table:table-cell>
          <table:table-cell office:value-type="float" office:value="0.0656486" calcext:value-type="float">
            <text:p>0.0656486</text:p>
          </table:table-cell>
          <table:table-cell office:value-type="float" office:value="0.0767049" calcext:value-type="float">
            <text:p>0.0767049</text:p>
          </table:table-cell>
          <table:table-cell office:value-type="float" office:value="0.0746907" calcext:value-type="float">
            <text:p>0.0746907</text:p>
          </table:table-cell>
          <table:table-cell office:value-type="float" office:value="0.073644" calcext:value-type="float">
            <text:p>0.073644</text:p>
          </table:table-cell>
          <table:table-cell office:value-type="float" office:value="0.0820762" calcext:value-type="float">
            <text:p>0.0820762</text:p>
          </table:table-cell>
          <table:table-cell office:value-type="float" office:value="0.0802751" calcext:value-type="float">
            <text:p>0.0802751</text:p>
          </table:table-cell>
          <table:table-cell office:value-type="float" office:value="0.0827643" calcext:value-type="float">
            <text:p>0.0827643</text:p>
          </table:table-cell>
          <table:table-cell office:value-type="float" office:value="0.079716" calcext:value-type="float">
            <text:p>0.079716</text:p>
          </table:table-cell>
          <table:table-cell office:value-type="float" office:value="0.145337" calcext:value-type="float">
            <text:p>0.145337</text:p>
          </table:table-cell>
          <table:table-cell office:value-type="float" office:value="0.0390755" calcext:value-type="float">
            <text:p>0.0390755</text:p>
          </table:table-cell>
          <table:table-cell office:value-type="float" office:value="0.215944" calcext:value-type="float">
            <text:p>0.215944</text:p>
          </table:table-cell>
          <table:table-cell office:value-type="float" office:value="0.0350587" calcext:value-type="float">
            <text:p>0.0350587</text:p>
          </table:table-cell>
          <table:table-cell office:value-type="float" office:value="0.0385001" calcext:value-type="float">
            <text:p>0.0385001</text:p>
          </table:table-cell>
          <table:table-cell office:value-type="float" office:value="0.0497183" calcext:value-type="float">
            <text:p>0.0497183</text:p>
          </table:table-cell>
          <table:table-cell office:value-type="float" office:value="0.0594542" calcext:value-type="float">
            <text:p>0.0594542</text:p>
          </table:table-cell>
          <table:table-cell office:value-type="float" office:value="0.0678801" calcext:value-type="float">
            <text:p>0.0678801</text:p>
          </table:table-cell>
          <table:table-cell office:value-type="float" office:value="0.0655299" calcext:value-type="float">
            <text:p>0.0655299</text:p>
          </table:table-cell>
        </table:table-row>
        <table:table-row table:style-name="ro1">
          <table:table-cell office:value-type="float" office:value="0.0714695" calcext:value-type="float">
            <text:p>0.0714695</text:p>
          </table:table-cell>
          <table:table-cell office:value-type="float" office:value="0.0753343" calcext:value-type="float">
            <text:p>0.0753343</text:p>
          </table:table-cell>
          <table:table-cell office:value-type="float" office:value="0.0735256" calcext:value-type="float">
            <text:p>0.0735256</text:p>
          </table:table-cell>
          <table:table-cell office:value-type="float" office:value="0.0830217" calcext:value-type="float">
            <text:p>0.0830217</text:p>
          </table:table-cell>
          <table:table-cell office:value-type="float" office:value="0.0768244" calcext:value-type="float">
            <text:p>0.0768244</text:p>
          </table:table-cell>
          <table:table-cell office:value-type="float" office:value="0.0842939" calcext:value-type="float">
            <text:p>0.0842939</text:p>
          </table:table-cell>
          <table:table-cell office:value-type="float" office:value="0.0827333" calcext:value-type="float">
            <text:p>0.0827333</text:p>
          </table:table-cell>
          <table:table-cell office:value-type="float" office:value="0.0923185" calcext:value-type="float">
            <text:p>0.0923185</text:p>
          </table:table-cell>
          <table:table-cell office:value-type="float" office:value="0.0958531" calcext:value-type="float">
            <text:p>0.0958531</text:p>
          </table:table-cell>
          <table:table-cell office:value-type="float" office:value="0.0905988" calcext:value-type="float">
            <text:p>0.0905988</text:p>
          </table:table-cell>
          <table:table-cell office:value-type="float" office:value="0.106686" calcext:value-type="float">
            <text:p>0.106686</text:p>
          </table:table-cell>
          <table:table-cell office:value-type="float" office:value="0.0960505" calcext:value-type="float">
            <text:p>0.0960505</text:p>
          </table:table-cell>
          <table:table-cell office:value-type="float" office:value="0.0941728" calcext:value-type="float">
            <text:p>0.0941728</text:p>
          </table:table-cell>
          <table:table-cell office:value-type="float" office:value="0.246641" calcext:value-type="float">
            <text:p>0.246641</text:p>
          </table:table-cell>
          <table:table-cell office:value-type="float" office:value="0.0307051" calcext:value-type="float">
            <text:p>0.0307051</text:p>
          </table:table-cell>
          <table:table-cell office:value-type="float" office:value="0.0394122" calcext:value-type="float">
            <text:p>0.0394122</text:p>
          </table:table-cell>
          <table:table-cell office:value-type="float" office:value="0.0488394" calcext:value-type="float">
            <text:p>0.0488394</text:p>
          </table:table-cell>
          <table:table-cell office:value-type="float" office:value="0.0585964" calcext:value-type="float">
            <text:p>0.0585964</text:p>
          </table:table-cell>
          <table:table-cell table:number-columns-repeated="2" office:value-type="float" office:value="0.0676787" calcext:value-type="float">
            <text:p>0.0676787</text:p>
          </table:table-cell>
          <table:table-cell office:value-type="float" office:value="0.077225" calcext:value-type="float">
            <text:p>0.077225</text:p>
          </table:table-cell>
          <table:table-cell office:value-type="float" office:value="0.0741611" calcext:value-type="float">
            <text:p>0.0741611</text:p>
          </table:table-cell>
          <table:table-cell office:value-type="float" office:value="0.0830883" calcext:value-type="float">
            <text:p>0.0830883</text:p>
          </table:table-cell>
          <table:table-cell office:value-type="float" office:value="0.08974" calcext:value-type="float">
            <text:p>0.08974</text:p>
          </table:table-cell>
          <table:table-cell office:value-type="float" office:value="0.0896006" calcext:value-type="float">
            <text:p>0.0896006</text:p>
          </table:table-cell>
        </table:table-row>
        <table:table-row table:style-name="ro1">
          <table:table-cell office:value-type="float" office:value="0.0948873" calcext:value-type="float">
            <text:p>0.0948873</text:p>
          </table:table-cell>
          <table:table-cell office:value-type="float" office:value="0.0931953" calcext:value-type="float">
            <text:p>0.0931953</text:p>
          </table:table-cell>
          <table:table-cell office:value-type="float" office:value="0.101783" calcext:value-type="float">
            <text:p>0.101783</text:p>
          </table:table-cell>
          <table:table-cell office:value-type="float" office:value="0.101153" calcext:value-type="float">
            <text:p>0.101153</text:p>
          </table:table-cell>
          <table:table-cell office:value-type="float" office:value="0.131292" calcext:value-type="float">
            <text:p>0.131292</text:p>
          </table:table-cell>
          <table:table-cell office:value-type="float" office:value="0.134034" calcext:value-type="float">
            <text:p>0.134034</text:p>
          </table:table-cell>
          <table:table-cell office:value-type="float" office:value="0.0384992" calcext:value-type="float">
            <text:p>0.0384992</text:p>
          </table:table-cell>
          <table:table-cell office:value-type="float" office:value="0.0476738" calcext:value-type="float">
            <text:p>0.0476738</text:p>
          </table:table-cell>
          <table:table-cell office:value-type="float" office:value="0.0756855" calcext:value-type="float">
            <text:p>0.0756855</text:p>
          </table:table-cell>
          <table:table-cell office:value-type="float" office:value="0.140252" calcext:value-type="float">
            <text:p>0.140252</text:p>
          </table:table-cell>
          <table:table-cell office:value-type="float" office:value="0.141517" calcext:value-type="float">
            <text:p>0.141517</text:p>
          </table:table-cell>
          <table:table-cell office:value-type="float" office:value="0.141205" calcext:value-type="float">
            <text:p>0.141205</text:p>
          </table:table-cell>
          <table:table-cell office:value-type="float" office:value="0.170554" calcext:value-type="float">
            <text:p>0.170554</text:p>
          </table:table-cell>
          <table:table-cell office:value-type="float" office:value="0.196224" calcext:value-type="float">
            <text:p>0.196224</text:p>
          </table:table-cell>
          <table:table-cell office:value-type="float" office:value="0.0768087" calcext:value-type="float">
            <text:p>0.0768087</text:p>
          </table:table-cell>
          <table:table-cell office:value-type="float" office:value="0.05451" calcext:value-type="float">
            <text:p>0.05451</text:p>
          </table:table-cell>
          <table:table-cell office:value-type="float" office:value="0.0499893" calcext:value-type="float">
            <text:p>0.0499893</text:p>
          </table:table-cell>
          <table:table-cell office:value-type="float" office:value="0.046757" calcext:value-type="float">
            <text:p>0.046757</text:p>
          </table:table-cell>
          <table:table-cell office:value-type="float" office:value="0.0480221" calcext:value-type="float">
            <text:p>0.0480221</text:p>
          </table:table-cell>
          <table:table-cell office:value-type="float" office:value="0.0488821" calcext:value-type="float">
            <text:p>0.0488821</text:p>
          </table:table-cell>
          <table:table-cell office:value-type="float" office:value="0.110335" calcext:value-type="float">
            <text:p>0.110335</text:p>
          </table:table-cell>
          <table:table-cell office:value-type="float" office:value="0.0535665" calcext:value-type="float">
            <text:p>0.0535665</text:p>
          </table:table-cell>
          <table:table-cell office:value-type="float" office:value="0.068706" calcext:value-type="float">
            <text:p>0.068706</text:p>
          </table:table-cell>
          <table:table-cell office:value-type="float" office:value="0.0744809" calcext:value-type="float">
            <text:p>0.0744809</text:p>
          </table:table-cell>
          <table:table-cell office:value-type="float" office:value="0.0836752" calcext:value-type="float">
            <text:p>0.0836752</text:p>
          </table:table-cell>
        </table:table-row>
        <table:table-row table:style-name="ro1">
          <table:table-cell office:value-type="float" office:value="0.0920393" calcext:value-type="float">
            <text:p>0.0920393</text:p>
          </table:table-cell>
          <table:table-cell office:value-type="float" office:value="0.0824737" calcext:value-type="float">
            <text:p>0.0824737</text:p>
          </table:table-cell>
          <table:table-cell office:value-type="float" office:value="0.0896489" calcext:value-type="float">
            <text:p>0.0896489</text:p>
          </table:table-cell>
          <table:table-cell office:value-type="float" office:value="0.108736" calcext:value-type="float">
            <text:p>0.108736</text:p>
          </table:table-cell>
          <table:table-cell office:value-type="float" office:value="0.166149" calcext:value-type="float">
            <text:p>0.166149</text:p>
          </table:table-cell>
          <table:table-cell office:value-type="float" office:value="0.0538148" calcext:value-type="float">
            <text:p>0.0538148</text:p>
          </table:table-cell>
          <table:table-cell office:value-type="float" office:value="0.0503722" calcext:value-type="float">
            <text:p>0.0503722</text:p>
          </table:table-cell>
          <table:table-cell office:value-type="float" office:value="0.0554036" calcext:value-type="float">
            <text:p>0.0554036</text:p>
          </table:table-cell>
          <table:table-cell office:value-type="float" office:value="0.0854304" calcext:value-type="float">
            <text:p>0.0854304</text:p>
          </table:table-cell>
          <table:table-cell office:value-type="float" office:value="0.0862231" calcext:value-type="float">
            <text:p>0.0862231</text:p>
          </table:table-cell>
          <table:table-cell office:value-type="float" office:value="0.0878247" calcext:value-type="float">
            <text:p>0.0878247</text:p>
          </table:table-cell>
          <table:table-cell office:value-type="float" office:value="0.0870059" calcext:value-type="float">
            <text:p>0.0870059</text:p>
          </table:table-cell>
          <table:table-cell office:value-type="float" office:value="0.0964247" calcext:value-type="float">
            <text:p>0.0964247</text:p>
          </table:table-cell>
          <table:table-cell office:value-type="float" office:value="0.0939849" calcext:value-type="float">
            <text:p>0.0939849</text:p>
          </table:table-cell>
          <table:table-cell office:value-type="float" office:value="0.0922791" calcext:value-type="float">
            <text:p>0.0922791</text:p>
          </table:table-cell>
          <table:table-cell office:value-type="float" office:value="0.0919675" calcext:value-type="float">
            <text:p>0.0919675</text:p>
          </table:table-cell>
          <table:table-cell office:value-type="float" office:value="0.101132" calcext:value-type="float">
            <text:p>0.101132</text:p>
          </table:table-cell>
          <table:table-cell office:value-type="float" office:value="0.108207" calcext:value-type="float">
            <text:p>0.108207</text:p>
          </table:table-cell>
          <table:table-cell office:value-type="float" office:value="0.117665" calcext:value-type="float">
            <text:p>0.117665</text:p>
          </table:table-cell>
          <table:table-cell office:value-type="float" office:value="0.112324" calcext:value-type="float">
            <text:p>0.112324</text:p>
          </table:table-cell>
          <table:table-cell office:value-type="float" office:value="0.131624" calcext:value-type="float">
            <text:p>0.131624</text:p>
          </table:table-cell>
          <table:table-cell office:value-type="float" office:value="0.14059" calcext:value-type="float">
            <text:p>0.14059</text:p>
          </table:table-cell>
          <table:table-cell office:value-type="float" office:value="0.13898" calcext:value-type="float">
            <text:p>0.13898</text:p>
          </table:table-cell>
          <table:table-cell office:value-type="float" office:value="0.118586" calcext:value-type="float">
            <text:p>0.118586</text:p>
          </table:table-cell>
          <table:table-cell office:value-type="float" office:value="0.121201" calcext:value-type="float">
            <text:p>0.121201</text:p>
          </table:table-cell>
        </table:table-row>
        <table:table-row table:style-name="ro1">
          <table:table-cell office:value-type="float" office:value="0.120863" calcext:value-type="float">
            <text:p>0.120863</text:p>
          </table:table-cell>
          <table:table-cell office:value-type="float" office:value="0.120942" calcext:value-type="float">
            <text:p>0.120942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0.0858377" calcext:value-type="float">
            <text:p>0.0858377</text:p>
          </table:table-cell>
          <table:table-cell office:value-type="float" office:value="0.239203" calcext:value-type="float">
            <text:p>0.239203</text:p>
          </table:table-cell>
          <table:table-cell office:value-type="float" office:value="0.20519" calcext:value-type="float">
            <text:p>0.20519</text:p>
          </table:table-cell>
          <table:table-cell office:value-type="float" office:value="0.0401075" calcext:value-type="float">
            <text:p>0.0401075</text:p>
          </table:table-cell>
          <table:table-cell office:value-type="float" office:value="0.0472768" calcext:value-type="float">
            <text:p>0.0472768</text:p>
          </table:table-cell>
          <table:table-cell office:value-type="float" office:value="0.0575357" calcext:value-type="float">
            <text:p>0.0575357</text:p>
          </table:table-cell>
          <table:table-cell office:value-type="float" office:value="0.0685684" calcext:value-type="float">
            <text:p>0.0685684</text:p>
          </table:table-cell>
          <table:table-cell office:value-type="float" office:value="0.0593379" calcext:value-type="float">
            <text:p>0.0593379</text:p>
          </table:table-cell>
          <table:table-cell office:value-type="float" office:value="0.0681504" calcext:value-type="float">
            <text:p>0.0681504</text:p>
          </table:table-cell>
          <table:table-cell office:value-type="float" office:value="0.0682137" calcext:value-type="float">
            <text:p>0.0682137</text:p>
          </table:table-cell>
          <table:table-cell office:value-type="float" office:value="0.0763969" calcext:value-type="float">
            <text:p>0.0763969</text:p>
          </table:table-cell>
          <table:table-cell office:value-type="float" office:value="0.0854406" calcext:value-type="float">
            <text:p>0.0854406</text:p>
          </table:table-cell>
          <table:table-cell office:value-type="float" office:value="0.0854682" calcext:value-type="float">
            <text:p>0.0854682</text:p>
          </table:table-cell>
          <table:table-cell office:value-type="float" office:value="0.095638" calcext:value-type="float">
            <text:p>0.095638</text:p>
          </table:table-cell>
          <table:table-cell office:value-type="float" office:value="0.0952149" calcext:value-type="float">
            <text:p>0.0952149</text:p>
          </table:table-cell>
          <table:table-cell office:value-type="float" office:value="0.104727" calcext:value-type="float">
            <text:p>0.104727</text:p>
          </table:table-cell>
          <table:table-cell office:value-type="float" office:value="0.104306" calcext:value-type="float">
            <text:p>0.104306</text:p>
          </table:table-cell>
          <table:table-cell office:value-type="float" office:value="0.205233" calcext:value-type="float">
            <text:p>0.205233</text:p>
          </table:table-cell>
          <table:table-cell office:value-type="float" office:value="0.208967" calcext:value-type="float">
            <text:p>0.208967</text:p>
          </table:table-cell>
          <table:table-cell office:value-type="float" office:value="0.204963" calcext:value-type="float">
            <text:p>0.204963</text:p>
          </table:table-cell>
          <table:table-cell office:value-type="float" office:value="0.242797" calcext:value-type="float">
            <text:p>0.242797</text:p>
          </table:table-cell>
          <table:table-cell office:value-type="float" office:value="0.229197" calcext:value-type="float">
            <text:p>0.229197</text:p>
          </table:table-cell>
        </table:table-row>
        <table:table-row table:style-name="ro1">
          <table:table-cell office:value-type="float" office:value="0.230493" calcext:value-type="float">
            <text:p>0.230493</text:p>
          </table:table-cell>
          <table:table-cell office:value-type="float" office:value="0.396835" calcext:value-type="float">
            <text:p>0.396835</text:p>
          </table:table-cell>
          <table:table-cell office:value-type="float" office:value="0.03163" calcext:value-type="float">
            <text:p>0.03163</text:p>
          </table:table-cell>
          <table:table-cell office:value-type="float" office:value="0.0500943" calcext:value-type="float">
            <text:p>0.0500943</text:p>
          </table:table-cell>
          <table:table-cell office:value-type="float" office:value="0.0480342" calcext:value-type="float">
            <text:p>0.0480342</text:p>
          </table:table-cell>
          <table:table-cell office:value-type="float" office:value="0.0572012" calcext:value-type="float">
            <text:p>0.0572012</text:p>
          </table:table-cell>
          <table:table-cell office:value-type="float" office:value="0.0655747" calcext:value-type="float">
            <text:p>0.0655747</text:p>
          </table:table-cell>
          <table:table-cell office:value-type="float" office:value="0.0751759" calcext:value-type="float">
            <text:p>0.0751759</text:p>
          </table:table-cell>
          <table:table-cell office:value-type="float" office:value="0.0750854" calcext:value-type="float">
            <text:p>0.0750854</text:p>
          </table:table-cell>
          <table:table-cell office:value-type="float" office:value="0.0847448" calcext:value-type="float">
            <text:p>0.0847448</text:p>
          </table:table-cell>
          <table:table-cell office:value-type="float" office:value="0.0843979" calcext:value-type="float">
            <text:p>0.0843979</text:p>
          </table:table-cell>
          <table:table-cell office:value-type="float" office:value="0.0780633" calcext:value-type="float">
            <text:p>0.0780633</text:p>
          </table:table-cell>
          <table:table-cell office:value-type="float" office:value="0.068522" calcext:value-type="float">
            <text:p>0.068522</text:p>
          </table:table-cell>
          <table:table-cell office:value-type="float" office:value="0.0788535" calcext:value-type="float">
            <text:p>0.0788535</text:p>
          </table:table-cell>
          <table:table-cell office:value-type="float" office:value="0.0868755" calcext:value-type="float">
            <text:p>0.0868755</text:p>
          </table:table-cell>
          <table:table-cell office:value-type="float" office:value="0.107385" calcext:value-type="float">
            <text:p>0.107385</text:p>
          </table:table-cell>
          <table:table-cell office:value-type="float" office:value="0.10226" calcext:value-type="float">
            <text:p>0.10226</text:p>
          </table:table-cell>
          <table:table-cell office:value-type="float" office:value="0.0969384" calcext:value-type="float">
            <text:p>0.0969384</text:p>
          </table:table-cell>
          <table:table-cell office:value-type="float" office:value="0.104696" calcext:value-type="float">
            <text:p>0.104696</text:p>
          </table:table-cell>
          <table:table-cell office:value-type="float" office:value="0.221042" calcext:value-type="float">
            <text:p>0.221042</text:p>
          </table:table-cell>
          <table:table-cell office:value-type="float" office:value="0.217021" calcext:value-type="float">
            <text:p>0.217021</text:p>
          </table:table-cell>
          <table:table-cell office:value-type="float" office:value="0.243679" calcext:value-type="float">
            <text:p>0.243679</text:p>
          </table:table-cell>
          <table:table-cell office:value-type="float" office:value="0.213362" calcext:value-type="float">
            <text:p>0.213362</text:p>
          </table:table-cell>
          <table:table-cell office:value-type="float" office:value="0.0412078" calcext:value-type="float">
            <text:p>0.0412078</text:p>
          </table:table-cell>
          <table:table-cell office:value-type="float" office:value="0.0470003" calcext:value-type="float">
            <text:p>0.0470003</text:p>
          </table:table-cell>
        </table:table-row>
        <table:table-row table:style-name="ro1">
          <table:table-cell office:value-type="float" office:value="0.0564616" calcext:value-type="float">
            <text:p>0.0564616</text:p>
          </table:table-cell>
          <table:table-cell office:value-type="float" office:value="0.0676624" calcext:value-type="float">
            <text:p>0.0676624</text:p>
          </table:table-cell>
          <table:table-cell office:value-type="float" office:value="0.0620118" calcext:value-type="float">
            <text:p>0.0620118</text:p>
          </table:table-cell>
          <table:table-cell office:value-type="float" office:value="0.0708733" calcext:value-type="float">
            <text:p>0.0708733</text:p>
          </table:table-cell>
          <table:table-cell office:value-type="float" office:value="0.0812554" calcext:value-type="float">
            <text:p>0.0812554</text:p>
          </table:table-cell>
          <table:table-cell office:value-type="float" office:value="0.0804525" calcext:value-type="float">
            <text:p>0.0804525</text:p>
          </table:table-cell>
          <table:table-cell office:value-type="float" office:value="0.0884041" calcext:value-type="float">
            <text:p>0.0884041</text:p>
          </table:table-cell>
          <table:table-cell office:value-type="float" office:value="0.0863889" calcext:value-type="float">
            <text:p>0.0863889</text:p>
          </table:table-cell>
          <table:table-cell office:value-type="float" office:value="0.0835404" calcext:value-type="float">
            <text:p>0.0835404</text:p>
          </table:table-cell>
          <table:table-cell office:value-type="float" office:value="0.0888634" calcext:value-type="float">
            <text:p>0.0888634</text:p>
          </table:table-cell>
          <table:table-cell office:value-type="float" office:value="0.110721" calcext:value-type="float">
            <text:p>0.110721</text:p>
          </table:table-cell>
          <table:table-cell office:value-type="float" office:value="0.093679" calcext:value-type="float">
            <text:p>0.093679</text:p>
          </table:table-cell>
          <table:table-cell office:value-type="float" office:value="0.101308" calcext:value-type="float">
            <text:p>0.101308</text:p>
          </table:table-cell>
          <table:table-cell office:value-type="float" office:value="0.0914583" calcext:value-type="float">
            <text:p>0.0914583</text:p>
          </table:table-cell>
          <table:table-cell office:value-type="float" office:value="0.123866" calcext:value-type="float">
            <text:p>0.123866</text:p>
          </table:table-cell>
          <table:table-cell office:value-type="float" office:value="0.0505848" calcext:value-type="float">
            <text:p>0.0505848</text:p>
          </table:table-cell>
          <table:table-cell office:value-type="float" office:value="0.0753538" calcext:value-type="float">
            <text:p>0.0753538</text:p>
          </table:table-cell>
          <table:table-cell office:value-type="float" office:value="0.139081" calcext:value-type="float">
            <text:p>0.139081</text:p>
          </table:table-cell>
          <table:table-cell office:value-type="float" office:value="0.0851448" calcext:value-type="float">
            <text:p>0.0851448</text:p>
          </table:table-cell>
          <table:table-cell office:value-type="float" office:value="0.120088" calcext:value-type="float">
            <text:p>0.120088</text:p>
          </table:table-cell>
          <table:table-cell office:value-type="float" office:value="0.146511" calcext:value-type="float">
            <text:p>0.146511</text:p>
          </table:table-cell>
          <table:table-cell office:value-type="float" office:value="0.0367379" calcext:value-type="float">
            <text:p>0.0367379</text:p>
          </table:table-cell>
          <table:table-cell office:value-type="float" office:value="0.0666129" calcext:value-type="float">
            <text:p>0.0666129</text:p>
          </table:table-cell>
          <table:table-cell office:value-type="float" office:value="0.0749591" calcext:value-type="float">
            <text:p>0.0749591</text:p>
          </table:table-cell>
          <table:table-cell office:value-type="float" office:value="0.0743604" calcext:value-type="float">
            <text:p>0.0743604</text:p>
          </table:table-cell>
        </table:table-row>
        <table:table-row table:style-name="ro1">
          <table:table-cell office:value-type="float" office:value="0.0838704" calcext:value-type="float">
            <text:p>0.0838704</text:p>
          </table:table-cell>
          <table:table-cell office:value-type="float" office:value="0.0645936" calcext:value-type="float">
            <text:p>0.0645936</text:p>
          </table:table-cell>
          <table:table-cell office:value-type="float" office:value="0.06848" calcext:value-type="float">
            <text:p>0.06848</text:p>
          </table:table-cell>
          <table:table-cell office:value-type="float" office:value="0.090653" calcext:value-type="float">
            <text:p>0.090653</text:p>
          </table:table-cell>
          <table:table-cell office:value-type="float" office:value="0.0911751" calcext:value-type="float">
            <text:p>0.0911751</text:p>
          </table:table-cell>
          <table:table-cell office:value-type="float" office:value="0.0883219" calcext:value-type="float">
            <text:p>0.0883219</text:p>
          </table:table-cell>
          <table:table-cell office:value-type="float" office:value="0.111597" calcext:value-type="float">
            <text:p>0.111597</text:p>
          </table:table-cell>
          <table:table-cell office:value-type="float" office:value="0.107376" calcext:value-type="float">
            <text:p>0.107376</text:p>
          </table:table-cell>
          <table:table-cell office:value-type="float" office:value="0.114576" calcext:value-type="float">
            <text:p>0.114576</text:p>
          </table:table-cell>
          <table:table-cell office:value-type="float" office:value="0.110842" calcext:value-type="float">
            <text:p>0.110842</text:p>
          </table:table-cell>
          <table:table-cell office:value-type="float" office:value="0.242408" calcext:value-type="float">
            <text:p>0.242408</text:p>
          </table:table-cell>
          <table:table-cell office:value-type="float" office:value="0.215997" calcext:value-type="float">
            <text:p>0.215997</text:p>
          </table:table-cell>
          <table:table-cell office:value-type="float" office:value="0.21538" calcext:value-type="float">
            <text:p>0.21538</text:p>
          </table:table-cell>
          <table:table-cell office:value-type="float" office:value="0.219302" calcext:value-type="float">
            <text:p>0.219302</text:p>
          </table:table-cell>
          <table:table-cell office:value-type="float" office:value="0.213966" calcext:value-type="float">
            <text:p>0.213966</text:p>
          </table:table-cell>
          <table:table-cell office:value-type="float" office:value="0.231251" calcext:value-type="float">
            <text:p>0.231251</text:p>
          </table:table-cell>
          <table:table-cell office:value-type="float" office:value="0.21557" calcext:value-type="float">
            <text:p>0.21557</text:p>
          </table:table-cell>
          <table:table-cell office:value-type="float" office:value="0.392615" calcext:value-type="float">
            <text:p>0.392615</text:p>
          </table:table-cell>
          <table:table-cell office:value-type="float" office:value="0.0313685" calcext:value-type="float">
            <text:p>0.0313685</text:p>
          </table:table-cell>
          <table:table-cell office:value-type="float" office:value="0.0507505" calcext:value-type="float">
            <text:p>0.0507505</text:p>
          </table:table-cell>
          <table:table-cell office:value-type="float" office:value="0.0624755" calcext:value-type="float">
            <text:p>0.0624755</text:p>
          </table:table-cell>
          <table:table-cell office:value-type="float" office:value="0.0619747" calcext:value-type="float">
            <text:p>0.0619747</text:p>
          </table:table-cell>
          <table:table-cell office:value-type="float" office:value="0.0714791" calcext:value-type="float">
            <text:p>0.0714791</text:p>
          </table:table-cell>
          <table:table-cell office:value-type="float" office:value="0.0716148" calcext:value-type="float">
            <text:p>0.0716148</text:p>
          </table:table-cell>
          <table:table-cell office:value-type="float" office:value="0.081959" calcext:value-type="float">
            <text:p>0.081959</text:p>
          </table:table-cell>
        </table:table-row>
        <table:table-row table:style-name="ro1">
          <table:table-cell office:value-type="float" office:value="0.0745018" calcext:value-type="float">
            <text:p>0.0745018</text:p>
          </table:table-cell>
          <table:table-cell office:value-type="float" office:value="0.083466" calcext:value-type="float">
            <text:p>0.083466</text:p>
          </table:table-cell>
          <table:table-cell office:value-type="float" office:value="0.0824369" calcext:value-type="float">
            <text:p>0.0824369</text:p>
          </table:table-cell>
          <table:table-cell office:value-type="float" office:value="0.0896893" calcext:value-type="float">
            <text:p>0.0896893</text:p>
          </table:table-cell>
          <table:table-cell office:value-type="float" office:value="0.0893028" calcext:value-type="float">
            <text:p>0.0893028</text:p>
          </table:table-cell>
          <table:table-cell office:value-type="float" office:value="0.0967223" calcext:value-type="float">
            <text:p>0.0967223</text:p>
          </table:table-cell>
          <table:table-cell office:value-type="float" office:value="0.0931718" calcext:value-type="float">
            <text:p>0.0931718</text:p>
          </table:table-cell>
          <table:table-cell office:value-type="float" office:value="0.101952" calcext:value-type="float">
            <text:p>0.101952</text:p>
          </table:table-cell>
          <table:table-cell office:value-type="float" office:value="0.0987709" calcext:value-type="float">
            <text:p>0.0987709</text:p>
          </table:table-cell>
          <table:table-cell office:value-type="float" office:value="0.104679" calcext:value-type="float">
            <text:p>0.104679</text:p>
          </table:table-cell>
          <table:table-cell office:value-type="float" office:value="0.124497" calcext:value-type="float">
            <text:p>0.124497</text:p>
          </table:table-cell>
          <table:table-cell office:value-type="float" office:value="0.13301" calcext:value-type="float">
            <text:p>0.13301</text:p>
          </table:table-cell>
          <table:table-cell office:value-type="float" office:value="0.114616" calcext:value-type="float">
            <text:p>0.114616</text:p>
          </table:table-cell>
          <table:table-cell office:value-type="float" office:value="0.224742" calcext:value-type="float">
            <text:p>0.224742</text:p>
          </table:table-cell>
          <table:table-cell office:value-type="float" office:value="0.188737" calcext:value-type="float">
            <text:p>0.188737</text:p>
          </table:table-cell>
          <table:table-cell office:value-type="float" office:value="0.282487" calcext:value-type="float">
            <text:p>0.282487</text:p>
          </table:table-cell>
          <table:table-cell office:value-type="float" office:value="0.039283" calcext:value-type="float">
            <text:p>0.039283</text:p>
          </table:table-cell>
          <table:table-cell office:value-type="float" office:value="0.0438006" calcext:value-type="float">
            <text:p>0.0438006</text:p>
          </table:table-cell>
          <table:table-cell office:value-type="float" office:value="0.127407" calcext:value-type="float">
            <text:p>0.127407</text:p>
          </table:table-cell>
          <table:table-cell office:value-type="float" office:value="0.0487592" calcext:value-type="float">
            <text:p>0.0487592</text:p>
          </table:table-cell>
          <table:table-cell office:value-type="float" office:value="0.146572" calcext:value-type="float">
            <text:p>0.146572</text:p>
          </table:table-cell>
          <table:table-cell office:value-type="float" office:value="0.142855" calcext:value-type="float">
            <text:p>0.142855</text:p>
          </table:table-cell>
          <table:table-cell office:value-type="float" office:value="0.151356" calcext:value-type="float">
            <text:p>0.151356</text:p>
          </table:table-cell>
          <table:table-cell office:value-type="float" office:value="0.170656" calcext:value-type="float">
            <text:p>0.170656</text:p>
          </table:table-cell>
          <table:table-cell office:value-type="float" office:value="0.279537" calcext:value-type="float">
            <text:p>0.279537</text:p>
          </table:table-cell>
        </table:table-row>
        <table:table-row table:style-name="ro1">
          <table:table-cell office:value-type="float" office:value="0.14514" calcext:value-type="float">
            <text:p>0.14514</text:p>
          </table:table-cell>
          <table:table-cell office:value-type="float" office:value="0.044981" calcext:value-type="float">
            <text:p>0.044981</text:p>
          </table:table-cell>
          <table:table-cell office:value-type="float" office:value="0.0608878" calcext:value-type="float">
            <text:p>0.0608878</text:p>
          </table:table-cell>
          <table:table-cell office:value-type="float" office:value="0.0557899" calcext:value-type="float">
            <text:p>0.0557899</text:p>
          </table:table-cell>
          <table:table-cell office:value-type="float" office:value="0.0652427" calcext:value-type="float">
            <text:p>0.0652427</text:p>
          </table:table-cell>
          <table:table-cell office:value-type="float" office:value="0.0713563" calcext:value-type="float">
            <text:p>0.0713563</text:p>
          </table:table-cell>
          <table:table-cell office:value-type="float" office:value="0.0707837" calcext:value-type="float">
            <text:p>0.0707837</text:p>
          </table:table-cell>
          <table:table-cell office:value-type="float" office:value="0.0802737" calcext:value-type="float">
            <text:p>0.0802737</text:p>
          </table:table-cell>
          <table:table-cell office:value-type="float" office:value="0.0788335" calcext:value-type="float">
            <text:p>0.0788335</text:p>
          </table:table-cell>
          <table:table-cell office:value-type="float" office:value="0.0892401" calcext:value-type="float">
            <text:p>0.0892401</text:p>
          </table:table-cell>
          <table:table-cell office:value-type="float" office:value="0.0885238" calcext:value-type="float">
            <text:p>0.0885238</text:p>
          </table:table-cell>
          <table:table-cell office:value-type="float" office:value="0.0933033" calcext:value-type="float">
            <text:p>0.0933033</text:p>
          </table:table-cell>
          <table:table-cell office:value-type="float" office:value="0.0909313" calcext:value-type="float">
            <text:p>0.0909313</text:p>
          </table:table-cell>
          <table:table-cell office:value-type="float" office:value="0.0922318" calcext:value-type="float">
            <text:p>0.0922318</text:p>
          </table:table-cell>
          <table:table-cell office:value-type="float" office:value="0.101351" calcext:value-type="float">
            <text:p>0.101351</text:p>
          </table:table-cell>
          <table:table-cell office:value-type="float" office:value="0.119362" calcext:value-type="float">
            <text:p>0.119362</text:p>
          </table:table-cell>
          <table:table-cell office:value-type="float" office:value="0.112168" calcext:value-type="float">
            <text:p>0.112168</text:p>
          </table:table-cell>
          <table:table-cell office:value-type="float" office:value="0.137741" calcext:value-type="float">
            <text:p>0.137741</text:p>
          </table:table-cell>
          <table:table-cell office:value-type="float" office:value="0.125618" calcext:value-type="float">
            <text:p>0.125618</text:p>
          </table:table-cell>
          <table:table-cell office:value-type="float" office:value="0.115558" calcext:value-type="float">
            <text:p>0.115558</text:p>
          </table:table-cell>
          <table:table-cell office:value-type="float" office:value="0.135225" calcext:value-type="float">
            <text:p>0.135225</text:p>
          </table:table-cell>
          <table:table-cell office:value-type="float" office:value="0.093789" calcext:value-type="float">
            <text:p>0.093789</text:p>
          </table:table-cell>
          <table:table-cell office:value-type="float" office:value="0.0777159" calcext:value-type="float">
            <text:p>0.0777159</text:p>
          </table:table-cell>
          <table:table-cell office:value-type="float" office:value="0.175062" calcext:value-type="float">
            <text:p>0.175062</text:p>
          </table:table-cell>
          <table:table-cell office:value-type="float" office:value="0.0358036" calcext:value-type="float">
            <text:p>0.0358036</text:p>
          </table:table-cell>
        </table:table-row>
        <table:table-row table:style-name="ro1">
          <table:table-cell office:value-type="float" office:value="0.0456925" calcext:value-type="float">
            <text:p>0.045692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650984" calcext:value-type="float">
            <text:p>0.0650984</text:p>
          </table:table-cell>
          <table:table-cell office:value-type="float" office:value="0.0603393" calcext:value-type="float">
            <text:p>0.0603393</text:p>
          </table:table-cell>
          <table:table-cell office:value-type="float" office:value="0.0703766" calcext:value-type="float">
            <text:p>0.0703766</text:p>
          </table:table-cell>
          <table:table-cell office:value-type="float" office:value="0.0813944" calcext:value-type="float">
            <text:p>0.0813944</text:p>
          </table:table-cell>
          <table:table-cell office:value-type="float" office:value="0.0774571" calcext:value-type="float">
            <text:p>0.0774571</text:p>
          </table:table-cell>
          <table:table-cell office:value-type="float" office:value="0.082547" calcext:value-type="float">
            <text:p>0.082547</text:p>
          </table:table-cell>
          <table:table-cell office:value-type="float" office:value="0.0794053" calcext:value-type="float">
            <text:p>0.0794053</text:p>
          </table:table-cell>
          <table:table-cell office:value-type="float" office:value="0.092254" calcext:value-type="float">
            <text:p>0.092254</text:p>
          </table:table-cell>
          <table:table-cell office:value-type="float" office:value="0.0726013" calcext:value-type="float">
            <text:p>0.0726013</text:p>
          </table:table-cell>
          <table:table-cell office:value-type="float" office:value="0.0774187" calcext:value-type="float">
            <text:p>0.0774187</text:p>
          </table:table-cell>
          <table:table-cell office:value-type="float" office:value="0.0784273" calcext:value-type="float">
            <text:p>0.0784273</text:p>
          </table:table-cell>
          <table:table-cell office:value-type="float" office:value="0.0847164" calcext:value-type="float">
            <text:p>0.0847164</text:p>
          </table:table-cell>
          <table:table-cell office:value-type="float" office:value="0.0827601" calcext:value-type="float">
            <text:p>0.0827601</text:p>
          </table:table-cell>
          <table:table-cell office:value-type="float" office:value="0.0925317" calcext:value-type="float">
            <text:p>0.0925317</text:p>
          </table:table-cell>
          <table:table-cell office:value-type="float" office:value="0.115655" calcext:value-type="float">
            <text:p>0.115655</text:p>
          </table:table-cell>
          <table:table-cell office:value-type="float" office:value="0.0974266" calcext:value-type="float">
            <text:p>0.0974266</text:p>
          </table:table-cell>
          <table:table-cell office:value-type="float" office:value="0.15244" calcext:value-type="float">
            <text:p>0.15244</text:p>
          </table:table-cell>
          <table:table-cell office:value-type="float" office:value="0.100879" calcext:value-type="float">
            <text:p>0.100879</text:p>
          </table:table-cell>
          <table:table-cell office:value-type="float" office:value="0.107064" calcext:value-type="float">
            <text:p>0.107064</text:p>
          </table:table-cell>
          <table:table-cell office:value-type="float" office:value="0.156823" calcext:value-type="float">
            <text:p>0.156823</text:p>
          </table:table-cell>
          <table:table-cell office:value-type="float" office:value="0.0361134" calcext:value-type="float">
            <text:p>0.0361134</text:p>
          </table:table-cell>
          <table:table-cell office:value-type="float" office:value="0.0443072" calcext:value-type="float">
            <text:p>0.0443072</text:p>
          </table:table-cell>
          <table:table-cell office:value-type="float" office:value="0.0537985" calcext:value-type="float">
            <text:p>0.0537985</text:p>
          </table:table-cell>
        </table:table-row>
        <table:table-row table:style-name="ro1">
          <table:table-cell office:value-type="float" office:value="0.0643017" calcext:value-type="float">
            <text:p>0.0643017</text:p>
          </table:table-cell>
          <table:table-cell office:value-type="float" office:value="0.0642136" calcext:value-type="float">
            <text:p>0.0642136</text:p>
          </table:table-cell>
          <table:table-cell office:value-type="float" office:value="0.0711304" calcext:value-type="float">
            <text:p>0.0711304</text:p>
          </table:table-cell>
          <table:table-cell office:value-type="float" office:value="0.0809371" calcext:value-type="float">
            <text:p>0.0809371</text:p>
          </table:table-cell>
          <table:table-cell office:value-type="float" office:value="0.0767639" calcext:value-type="float">
            <text:p>0.0767639</text:p>
          </table:table-cell>
          <table:table-cell office:value-type="float" office:value="0.0814962" calcext:value-type="float">
            <text:p>0.0814962</text:p>
          </table:table-cell>
          <table:table-cell office:value-type="float" office:value="0.0800866" calcext:value-type="float">
            <text:p>0.0800866</text:p>
          </table:table-cell>
          <table:table-cell office:value-type="float" office:value="0.0894645" calcext:value-type="float">
            <text:p>0.0894645</text:p>
          </table:table-cell>
          <table:table-cell office:value-type="float" office:value="0.098174" calcext:value-type="float">
            <text:p>0.098174</text:p>
          </table:table-cell>
          <table:table-cell office:value-type="float" office:value="0.0940676" calcext:value-type="float">
            <text:p>0.0940676</text:p>
          </table:table-cell>
          <table:table-cell office:value-type="float" office:value="0.0903841" calcext:value-type="float">
            <text:p>0.0903841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134081" calcext:value-type="float">
            <text:p>0.134081</text:p>
          </table:table-cell>
          <table:table-cell office:value-type="float" office:value="0.13319" calcext:value-type="float">
            <text:p>0.13319</text:p>
          </table:table-cell>
          <table:table-cell office:value-type="float" office:value="0.130319" calcext:value-type="float">
            <text:p>0.130319</text:p>
          </table:table-cell>
          <table:table-cell office:value-type="float" office:value="0.133015" calcext:value-type="float">
            <text:p>0.133015</text:p>
          </table:table-cell>
          <table:table-cell office:value-type="float" office:value="0.142346" calcext:value-type="float">
            <text:p>0.142346</text:p>
          </table:table-cell>
          <table:table-cell office:value-type="float" office:value="0.139543" calcext:value-type="float">
            <text:p>0.139543</text:p>
          </table:table-cell>
          <table:table-cell office:value-type="float" office:value="0.120223" calcext:value-type="float">
            <text:p>0.120223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0.0952815" calcext:value-type="float">
            <text:p>0.0952815</text:p>
          </table:table-cell>
          <table:table-cell office:value-type="float" office:value="0.252411" calcext:value-type="float">
            <text:p>0.252411</text:p>
          </table:table-cell>
          <table:table-cell office:value-type="float" office:value="0.0500305" calcext:value-type="float">
            <text:p>0.0500305</text:p>
          </table:table-cell>
          <table:table-cell office:value-type="float" office:value="0.0461024" calcext:value-type="float">
            <text:p>0.0461024</text:p>
          </table:table-cell>
          <table:table-cell office:value-type="float" office:value="0.0532408" calcext:value-type="float">
            <text:p>0.0532408</text:p>
          </table:table-cell>
        </table:table-row>
        <table:table-row table:style-name="ro1">
          <table:table-cell office:value-type="float" office:value="0.053282" calcext:value-type="float">
            <text:p>0.053282</text:p>
          </table:table-cell>
          <table:table-cell office:value-type="float" office:value="0.0644613" calcext:value-type="float">
            <text:p>0.0644613</text:p>
          </table:table-cell>
          <table:table-cell office:value-type="float" office:value="0.0650363" calcext:value-type="float">
            <text:p>0.0650363</text:p>
          </table:table-cell>
          <table:table-cell office:value-type="float" office:value="0.0715123" calcext:value-type="float">
            <text:p>0.0715123</text:p>
          </table:table-cell>
          <table:table-cell office:value-type="float" office:value="0.102443" calcext:value-type="float">
            <text:p>0.102443</text:p>
          </table:table-cell>
          <table:table-cell office:value-type="float" office:value="0.0766981" calcext:value-type="float">
            <text:p>0.0766981</text:p>
          </table:table-cell>
          <table:table-cell office:value-type="float" office:value="0.0861896" calcext:value-type="float">
            <text:p>0.0861896</text:p>
          </table:table-cell>
          <table:table-cell office:value-type="float" office:value="0.0961139" calcext:value-type="float">
            <text:p>0.0961139</text:p>
          </table:table-cell>
          <table:table-cell office:value-type="float" office:value="0.0918987" calcext:value-type="float">
            <text:p>0.0918987</text:p>
          </table:table-cell>
          <table:table-cell office:value-type="float" office:value="0.0997111" calcext:value-type="float">
            <text:p>0.0997111</text:p>
          </table:table-cell>
          <table:table-cell office:value-type="float" office:value="0.0989545" calcext:value-type="float">
            <text:p>0.0989545</text:p>
          </table:table-cell>
          <table:table-cell office:value-type="float" office:value="0.100445" calcext:value-type="float">
            <text:p>0.100445</text:p>
          </table:table-cell>
          <table:table-cell office:value-type="float" office:value="0.109928" calcext:value-type="float">
            <text:p>0.109928</text:p>
          </table:table-cell>
          <table:table-cell office:value-type="float" office:value="0.185449" calcext:value-type="float">
            <text:p>0.185449</text:p>
          </table:table-cell>
          <table:table-cell office:value-type="float" office:value="0.153527" calcext:value-type="float">
            <text:p>0.153527</text:p>
          </table:table-cell>
          <table:table-cell office:value-type="float" office:value="0.198453" calcext:value-type="float">
            <text:p>0.198453</text:p>
          </table:table-cell>
          <table:table-cell office:value-type="float" office:value="0.179077" calcext:value-type="float">
            <text:p>0.179077</text:p>
          </table:table-cell>
          <table:table-cell office:value-type="float" office:value="0.198219" calcext:value-type="float">
            <text:p>0.198219</text:p>
          </table:table-cell>
          <table:table-cell office:value-type="float" office:value="0.185656" calcext:value-type="float">
            <text:p>0.185656</text:p>
          </table:table-cell>
          <table:table-cell office:value-type="float" office:value="0.167864" calcext:value-type="float">
            <text:p>0.167864</text:p>
          </table:table-cell>
          <table:table-cell office:value-type="float" office:value="0.147681" calcext:value-type="float">
            <text:p>0.147681</text:p>
          </table:table-cell>
          <table:table-cell office:value-type="float" office:value="0.122251" calcext:value-type="float">
            <text:p>0.122251</text:p>
          </table:table-cell>
          <table:table-cell office:value-type="float" office:value="0.214544" calcext:value-type="float">
            <text:p>0.214544</text:p>
          </table:table-cell>
          <table:table-cell office:value-type="float" office:value="0.0358899" calcext:value-type="float">
            <text:p>0.0358899</text:p>
          </table:table-cell>
          <table:table-cell office:value-type="float" office:value="0.0451325" calcext:value-type="float">
            <text:p>0.0451325</text:p>
          </table:table-cell>
        </table:table-row>
        <table:table-row table:style-name="ro1">
          <table:table-cell office:value-type="float" office:value="0.0558913" calcext:value-type="float">
            <text:p>0.0558913</text:p>
          </table:table-cell>
          <table:table-cell office:value-type="float" office:value="0.065492" calcext:value-type="float">
            <text:p>0.065492</text:p>
          </table:table-cell>
          <table:table-cell office:value-type="float" office:value="0.065563" calcext:value-type="float">
            <text:p>0.065563</text:p>
          </table:table-cell>
          <table:table-cell office:value-type="float" office:value="0.063556" calcext:value-type="float">
            <text:p>0.063556</text:p>
          </table:table-cell>
          <table:table-cell office:value-type="float" office:value="0.0930575" calcext:value-type="float">
            <text:p>0.0930575</text:p>
          </table:table-cell>
          <table:table-cell office:value-type="float" office:value="0.0718102" calcext:value-type="float">
            <text:p>0.0718102</text:p>
          </table:table-cell>
          <table:table-cell office:value-type="float" office:value="0.0815503" calcext:value-type="float">
            <text:p>0.0815503</text:p>
          </table:table-cell>
          <table:table-cell office:value-type="float" office:value="0.0808256" calcext:value-type="float">
            <text:p>0.0808256</text:p>
          </table:table-cell>
          <table:table-cell office:value-type="float" office:value="0.107121" calcext:value-type="float">
            <text:p>0.107121</text:p>
          </table:table-cell>
          <table:table-cell office:value-type="float" office:value="0.0827829" calcext:value-type="float">
            <text:p>0.0827829</text:p>
          </table:table-cell>
          <table:table-cell office:value-type="float" office:value="0.088634" calcext:value-type="float">
            <text:p>0.08863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05281" calcext:value-type="float">
            <text:p>0.0905281</text:p>
          </table:table-cell>
          <table:table-cell office:value-type="float" office:value="0.100496" calcext:value-type="float">
            <text:p>0.100496</text:p>
          </table:table-cell>
          <table:table-cell office:value-type="float" office:value="0.117875" calcext:value-type="float">
            <text:p>0.117875</text:p>
          </table:table-cell>
          <table:table-cell office:value-type="float" office:value="0.118071" calcext:value-type="float">
            <text:p>0.118071</text:p>
          </table:table-cell>
          <table:table-cell office:value-type="float" office:value="0.142182" calcext:value-type="float">
            <text:p>0.142182</text:p>
          </table:table-cell>
          <table:table-cell office:value-type="float" office:value="0.145121" calcext:value-type="float">
            <text:p>0.145121</text:p>
          </table:table-cell>
          <table:table-cell office:value-type="float" office:value="0.126388" calcext:value-type="float">
            <text:p>0.126388</text:p>
          </table:table-cell>
          <table:table-cell office:value-type="float" office:value="0.120568" calcext:value-type="float">
            <text:p>0.120568</text:p>
          </table:table-cell>
          <table:table-cell office:value-type="float" office:value="0.111628" calcext:value-type="float">
            <text:p>0.111628</text:p>
          </table:table-cell>
          <table:table-cell office:value-type="float" office:value="0.0788765" calcext:value-type="float">
            <text:p>0.0788765</text:p>
          </table:table-cell>
          <table:table-cell office:value-type="float" office:value="0.125045" calcext:value-type="float">
            <text:p>0.125045</text:p>
          </table:table-cell>
          <table:table-cell office:value-type="float" office:value="0.0280746" calcext:value-type="float">
            <text:p>0.0280746</text:p>
          </table:table-cell>
          <table:table-cell office:value-type="float" office:value="0.037271" calcext:value-type="float">
            <text:p>0.037271</text:p>
          </table:table-cell>
        </table:table-row>
        <table:table-row table:style-name="ro1">
          <table:table-cell office:value-type="float" office:value="0.0458386" calcext:value-type="float">
            <text:p>0.0458386</text:p>
          </table:table-cell>
          <table:table-cell office:value-type="float" office:value="0.0549006" calcext:value-type="float">
            <text:p>0.0549006</text:p>
          </table:table-cell>
          <table:table-cell office:value-type="float" office:value="0.0641939" calcext:value-type="float">
            <text:p>0.0641939</text:p>
          </table:table-cell>
          <table:table-cell office:value-type="float" office:value="0.0663994" calcext:value-type="float">
            <text:p>0.0663994</text:p>
          </table:table-cell>
          <table:table-cell office:value-type="float" office:value="0.0749695" calcext:value-type="float">
            <text:p>0.0749695</text:p>
          </table:table-cell>
          <table:table-cell office:value-type="float" office:value="0.0742548" calcext:value-type="float">
            <text:p>0.0742548</text:p>
          </table:table-cell>
          <table:table-cell office:value-type="float" office:value="0.0837851" calcext:value-type="float">
            <text:p>0.0837851</text:p>
          </table:table-cell>
          <table:table-cell office:value-type="float" office:value="0.0836031" calcext:value-type="float">
            <text:p>0.0836031</text:p>
          </table:table-cell>
          <table:table-cell office:value-type="float" office:value="0.0947353" calcext:value-type="float">
            <text:p>0.0947353</text:p>
          </table:table-cell>
          <table:table-cell office:value-type="float" office:value="0.0904972" calcext:value-type="float">
            <text:p>0.0904972</text:p>
          </table:table-cell>
          <table:table-cell office:value-type="float" office:value="0.0989022" calcext:value-type="float">
            <text:p>0.0989022</text:p>
          </table:table-cell>
          <table:table-cell office:value-type="float" office:value="0.0967619" calcext:value-type="float">
            <text:p>0.0967619</text:p>
          </table:table-cell>
          <table:table-cell office:value-type="float" office:value="0.104923" calcext:value-type="float">
            <text:p>0.10492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08408" calcext:value-type="float">
            <text:p>0.108408</text:p>
          </table:table-cell>
          <table:table-cell office:value-type="float" office:value="0.123441" calcext:value-type="float">
            <text:p>0.123441</text:p>
          </table:table-cell>
          <table:table-cell office:value-type="float" office:value="0.12252" calcext:value-type="float">
            <text:p>0.12252</text:p>
          </table:table-cell>
          <table:table-cell office:value-type="float" office:value="0.125899" calcext:value-type="float">
            <text:p>0.125899</text:p>
          </table:table-cell>
          <table:table-cell office:value-type="float" office:value="0.12447" calcext:value-type="float">
            <text:p>0.12447</text:p>
          </table:table-cell>
          <table:table-cell office:value-type="float" office:value="0.247795" calcext:value-type="float">
            <text:p>0.247795</text:p>
          </table:table-cell>
          <table:table-cell office:value-type="float" office:value="0.0446155" calcext:value-type="float">
            <text:p>0.0446155</text:p>
          </table:table-cell>
          <table:table-cell office:value-type="float" office:value="0.057398" calcext:value-type="float">
            <text:p>0.057398</text:p>
          </table:table-cell>
          <table:table-cell office:value-type="float" office:value="0.0797876" calcext:value-type="float">
            <text:p>0.0797876</text:p>
          </table:table-cell>
          <table:table-cell office:value-type="float" office:value="0.065449" calcext:value-type="float">
            <text:p>0.065449</text:p>
          </table:table-cell>
          <table:table-cell office:value-type="float" office:value="0.0920396" calcext:value-type="float">
            <text:p>0.0920396</text:p>
          </table:table-cell>
        </table:table-row>
        <table:table-row table:style-name="ro1">
          <table:table-cell office:value-type="float" office:value="0.0810996" calcext:value-type="float">
            <text:p>0.0810996</text:p>
          </table:table-cell>
          <table:table-cell office:value-type="float" office:value="0.0818639" calcext:value-type="float">
            <text:p>0.0818639</text:p>
          </table:table-cell>
          <table:table-cell office:value-type="float" office:value="0.0820929" calcext:value-type="float">
            <text:p>0.0820929</text:p>
          </table:table-cell>
          <table:table-cell office:value-type="float" office:value="0.090176" calcext:value-type="float">
            <text:p>0.090176</text:p>
          </table:table-cell>
          <table:table-cell office:value-type="float" office:value="0.0921423" calcext:value-type="float">
            <text:p>0.0921423</text:p>
          </table:table-cell>
          <table:table-cell office:value-type="float" office:value="0.0912556" calcext:value-type="float">
            <text:p>0.0912556</text:p>
          </table:table-cell>
          <table:table-cell office:value-type="float" office:value="0.121954" calcext:value-type="float">
            <text:p>0.121954</text:p>
          </table:table-cell>
          <table:table-cell office:value-type="float" office:value="0.0857997" calcext:value-type="float">
            <text:p>0.0857997</text:p>
          </table:table-cell>
          <table:table-cell office:value-type="float" office:value="0.0953609" calcext:value-type="float">
            <text:p>0.0953609</text:p>
          </table:table-cell>
          <table:table-cell office:value-type="float" office:value="0.0930044" calcext:value-type="float">
            <text:p>0.0930044</text:p>
          </table:table-cell>
          <table:table-cell office:value-type="float" office:value="0.133796" calcext:value-type="float">
            <text:p>0.133796</text:p>
          </table:table-cell>
          <table:table-cell office:value-type="float" office:value="0.104751" calcext:value-type="float">
            <text:p>0.104751</text:p>
          </table:table-cell>
          <table:table-cell office:value-type="float" office:value="0.142692" calcext:value-type="float">
            <text:p>0.142692</text:p>
          </table:table-cell>
          <table:table-cell office:value-type="float" office:value="0.142595" calcext:value-type="float">
            <text:p>0.142595</text:p>
          </table:table-cell>
          <table:table-cell office:value-type="float" office:value="0.237586" calcext:value-type="float">
            <text:p>0.237586</text:p>
          </table:table-cell>
          <table:table-cell office:value-type="float" office:value="0.275771" calcext:value-type="float">
            <text:p>0.275771</text:p>
          </table:table-cell>
          <table:table-cell office:value-type="float" office:value="0.262171" calcext:value-type="float">
            <text:p>0.262171</text:p>
          </table:table-cell>
          <table:table-cell office:value-type="float" office:value="0.252348" calcext:value-type="float">
            <text:p>0.252348</text:p>
          </table:table-cell>
          <table:table-cell office:value-type="float" office:value="0.0388816" calcext:value-type="float">
            <text:p>0.0388816</text:p>
          </table:table-cell>
          <table:table-cell office:value-type="float" office:value="0.04782" calcext:value-type="float">
            <text:p>0.04782</text:p>
          </table:table-cell>
          <table:table-cell office:value-type="float" office:value="0.0677694" calcext:value-type="float">
            <text:p>0.0677694</text:p>
          </table:table-cell>
          <table:table-cell office:value-type="float" office:value="0.102382" calcext:value-type="float">
            <text:p>0.102382</text:p>
          </table:table-cell>
          <table:table-cell office:value-type="float" office:value="0.119735" calcext:value-type="float">
            <text:p>0.119735</text:p>
          </table:table-cell>
          <table:table-cell office:value-type="float" office:value="0.118851" calcext:value-type="float">
            <text:p>0.118851</text:p>
          </table:table-cell>
          <table:table-cell office:value-type="float" office:value="0.117448" calcext:value-type="float">
            <text:p>0.117448</text:p>
          </table:table-cell>
        </table:table-row>
        <table:table-row table:style-name="ro1">
          <table:table-cell office:value-type="float" office:value="0.0474485" calcext:value-type="float">
            <text:p>0.0474485</text:p>
          </table:table-cell>
          <table:table-cell office:value-type="float" office:value="0.144325" calcext:value-type="float">
            <text:p>0.144325</text:p>
          </table:table-cell>
          <table:table-cell office:value-type="float" office:value="0.040481" calcext:value-type="float">
            <text:p>0.040481</text:p>
          </table:table-cell>
          <table:table-cell office:value-type="float" office:value="0.0629793" calcext:value-type="float">
            <text:p>0.0629793</text:p>
          </table:table-cell>
          <table:table-cell office:value-type="float" office:value="0.0507435" calcext:value-type="float">
            <text:p>0.0507435</text:p>
          </table:table-cell>
          <table:table-cell office:value-type="float" office:value="0.0567518" calcext:value-type="float">
            <text:p>0.0567518</text:p>
          </table:table-cell>
          <table:table-cell office:value-type="float" office:value="0.181566" calcext:value-type="float">
            <text:p>0.181566</text:p>
          </table:table-cell>
          <table:table-cell office:value-type="float" office:value="0.161273" calcext:value-type="float">
            <text:p>0.161273</text:p>
          </table:table-cell>
          <table:table-cell office:value-type="float" office:value="0.170351" calcext:value-type="float">
            <text:p>0.170351</text:p>
          </table:table-cell>
          <table:table-cell office:value-type="float" office:value="0.200797" calcext:value-type="float">
            <text:p>0.200797</text:p>
          </table:table-cell>
          <table:table-cell office:value-type="float" office:value="0.19466" calcext:value-type="float">
            <text:p>0.19466</text:p>
          </table:table-cell>
          <table:table-cell office:value-type="float" office:value="0.189224" calcext:value-type="float">
            <text:p>0.189224</text:p>
          </table:table-cell>
          <table:table-cell office:value-type="float" office:value="0.0389256" calcext:value-type="float">
            <text:p>0.0389256</text:p>
          </table:table-cell>
          <table:table-cell office:value-type="float" office:value="0.0527106" calcext:value-type="float">
            <text:p>0.0527106</text:p>
          </table:table-cell>
          <table:table-cell office:value-type="float" office:value="0.0642339" calcext:value-type="float">
            <text:p>0.0642339</text:p>
          </table:table-cell>
          <table:table-cell office:value-type="float" office:value="0.0877305" calcext:value-type="float">
            <text:p>0.0877305</text:p>
          </table:table-cell>
          <table:table-cell office:value-type="float" office:value="0.107439" calcext:value-type="float">
            <text:p>0.107439</text:p>
          </table:table-cell>
          <table:table-cell office:value-type="float" office:value="0.0877834" calcext:value-type="float">
            <text:p>0.0877834</text:p>
          </table:table-cell>
          <table:table-cell office:value-type="float" office:value="0.0872356" calcext:value-type="float">
            <text:p>0.0872356</text:p>
          </table:table-cell>
          <table:table-cell office:value-type="float" office:value="0.0871732" calcext:value-type="float">
            <text:p>0.0871732</text:p>
          </table:table-cell>
          <table:table-cell office:value-type="float" office:value="0.0838915" calcext:value-type="float">
            <text:p>0.0838915</text:p>
          </table:table-cell>
          <table:table-cell office:value-type="float" office:value="0.0920422" calcext:value-type="float">
            <text:p>0.0920422</text:p>
          </table:table-cell>
          <table:table-cell office:value-type="float" office:value="0.0882814" calcext:value-type="float">
            <text:p>0.0882814</text:p>
          </table:table-cell>
          <table:table-cell office:value-type="float" office:value="0.0926816" calcext:value-type="float">
            <text:p>0.0926816</text:p>
          </table:table-cell>
          <table:table-cell office:value-type="float" office:value="0.102371" calcext:value-type="float">
            <text:p>0.102371</text:p>
          </table:table-cell>
        </table:table-row>
        <table:table-row table:style-name="ro1">
          <table:table-cell office:value-type="float" office:value="0.13091" calcext:value-type="float">
            <text:p>0.13091</text:p>
          </table:table-cell>
          <table:table-cell office:value-type="float" office:value="0.107222" calcext:value-type="float">
            <text:p>0.107222</text:p>
          </table:table-cell>
          <table:table-cell office:value-type="float" office:value="0.0837205" calcext:value-type="float">
            <text:p>0.0837205</text:p>
          </table:table-cell>
          <table:table-cell office:value-type="float" office:value="0.138546" calcext:value-type="float">
            <text:p>0.138546</text:p>
          </table:table-cell>
          <table:table-cell office:value-type="float" office:value="0.0790935" calcext:value-type="float">
            <text:p>0.0790935</text:p>
          </table:table-cell>
          <table:table-cell office:value-type="float" office:value="0.139144" calcext:value-type="float">
            <text:p>0.139144</text:p>
          </table:table-cell>
          <table:table-cell office:value-type="float" office:value="0.127394" calcext:value-type="float">
            <text:p>0.127394</text:p>
          </table:table-cell>
          <table:table-cell office:value-type="float" office:value="0.114081" calcext:value-type="float">
            <text:p>0.114081</text:p>
          </table:table-cell>
          <table:table-cell office:value-type="float" office:value="0.11664" calcext:value-type="float">
            <text:p>0.11664</text:p>
          </table:table-cell>
          <table:table-cell office:value-type="float" office:value="0.118494" calcext:value-type="float">
            <text:p>0.118494</text:p>
          </table:table-cell>
          <table:table-cell office:value-type="float" office:value="0.181658" calcext:value-type="float">
            <text:p>0.181658</text:p>
          </table:table-cell>
          <table:table-cell office:value-type="float" office:value="0.133243" calcext:value-type="float">
            <text:p>0.133243</text:p>
          </table:table-cell>
          <table:table-cell office:value-type="float" office:value="0.0464618" calcext:value-type="float">
            <text:p>0.0464618</text:p>
          </table:table-cell>
          <table:table-cell office:value-type="float" office:value="0.0570054" calcext:value-type="float">
            <text:p>0.0570054</text:p>
          </table:table-cell>
          <table:table-cell office:value-type="float" office:value="0.100348" calcext:value-type="float">
            <text:p>0.100348</text:p>
          </table:table-cell>
          <table:table-cell office:value-type="float" office:value="0.089222" calcext:value-type="float">
            <text:p>0.089222</text:p>
          </table:table-cell>
          <table:table-cell office:value-type="float" office:value="0.0364994" calcext:value-type="float">
            <text:p>0.0364994</text:p>
          </table:table-cell>
          <table:table-cell office:value-type="float" office:value="0.0651475" calcext:value-type="float">
            <text:p>0.0651475</text:p>
          </table:table-cell>
          <table:table-cell office:value-type="float" office:value="0.149077" calcext:value-type="float">
            <text:p>0.149077</text:p>
          </table:table-cell>
          <table:table-cell office:value-type="float" office:value="0.142761" calcext:value-type="float">
            <text:p>0.142761</text:p>
          </table:table-cell>
          <table:table-cell office:value-type="float" office:value="0.176519" calcext:value-type="float">
            <text:p>0.176519</text:p>
          </table:table-cell>
          <table:table-cell office:value-type="float" office:value="0.174597" calcext:value-type="float">
            <text:p>0.174597</text:p>
          </table:table-cell>
          <table:table-cell office:value-type="float" office:value="0.138915" calcext:value-type="float">
            <text:p>0.138915</text:p>
          </table:table-cell>
          <table:table-cell office:value-type="float" office:value="0.0358735" calcext:value-type="float">
            <text:p>0.0358735</text:p>
          </table:table-cell>
          <table:table-cell office:value-type="float" office:value="0.0455027" calcext:value-type="float">
            <text:p>0.0455027</text:p>
          </table:table-cell>
        </table:table-row>
        <table:table-row table:style-name="ro1">
          <table:table-cell office:value-type="float" office:value="0.0558597" calcext:value-type="float">
            <text:p>0.0558597</text:p>
          </table:table-cell>
          <table:table-cell office:value-type="float" office:value="0.0550659" calcext:value-type="float">
            <text:p>0.0550659</text:p>
          </table:table-cell>
          <table:table-cell office:value-type="float" office:value="0.0622537" calcext:value-type="float">
            <text:p>0.0622537</text:p>
          </table:table-cell>
          <table:table-cell office:value-type="float" office:value="0.0662746" calcext:value-type="float">
            <text:p>0.0662746</text:p>
          </table:table-cell>
          <table:table-cell office:value-type="float" office:value="0.0655805" calcext:value-type="float">
            <text:p>0.0655805</text:p>
          </table:table-cell>
          <table:table-cell office:value-type="float" office:value="0.0782695" calcext:value-type="float">
            <text:p>0.0782695</text:p>
          </table:table-cell>
          <table:table-cell office:value-type="float" office:value="0.0999258" calcext:value-type="float">
            <text:p>0.0999258</text:p>
          </table:table-cell>
          <table:table-cell office:value-type="float" office:value="0.0729107" calcext:value-type="float">
            <text:p>0.0729107</text:p>
          </table:table-cell>
          <table:table-cell office:value-type="float" office:value="0.0818376" calcext:value-type="float">
            <text:p>0.0818376</text:p>
          </table:table-cell>
          <table:table-cell office:value-type="float" office:value="0.117553" calcext:value-type="float">
            <text:p>0.117553</text:p>
          </table:table-cell>
          <table:table-cell office:value-type="float" office:value="0.0951882" calcext:value-type="float">
            <text:p>0.0951882</text:p>
          </table:table-cell>
          <table:table-cell office:value-type="float" office:value="0.0942319" calcext:value-type="float">
            <text:p>0.0942319</text:p>
          </table:table-cell>
          <table:table-cell office:value-type="float" office:value="0.0916906" calcext:value-type="float">
            <text:p>0.0916906</text:p>
          </table:table-cell>
          <table:table-cell office:value-type="float" office:value="0.147932" calcext:value-type="float">
            <text:p>0.147932</text:p>
          </table:table-cell>
          <table:table-cell office:value-type="float" office:value="0.108369" calcext:value-type="float">
            <text:p>0.108369</text:p>
          </table:table-cell>
          <table:table-cell office:value-type="float" office:value="0.111749" calcext:value-type="float">
            <text:p>0.111749</text:p>
          </table:table-cell>
          <table:table-cell office:value-type="float" office:value="0.106492" calcext:value-type="float">
            <text:p>0.106492</text:p>
          </table:table-cell>
          <table:table-cell office:value-type="float" office:value="0.115079" calcext:value-type="float">
            <text:p>0.115079</text:p>
          </table:table-cell>
          <table:table-cell office:value-type="float" office:value="0.207113" calcext:value-type="float">
            <text:p>0.207113</text:p>
          </table:table-cell>
          <table:table-cell office:value-type="float" office:value="0.0384961" calcext:value-type="float">
            <text:p>0.0384961</text:p>
          </table:table-cell>
          <table:table-cell office:value-type="float" office:value="0.0482473" calcext:value-type="float">
            <text:p>0.0482473</text:p>
          </table:table-cell>
          <table:table-cell office:value-type="float" office:value="0.0583727" calcext:value-type="float">
            <text:p>0.0583727</text:p>
          </table:table-cell>
          <table:table-cell office:value-type="float" office:value="0.0578885" calcext:value-type="float">
            <text:p>0.0578885</text:p>
          </table:table-cell>
          <table:table-cell office:value-type="float" office:value="0.0693544" calcext:value-type="float">
            <text:p>0.0693544</text:p>
          </table:table-cell>
          <table:table-cell office:value-type="float" office:value="0.0685876" calcext:value-type="float">
            <text:p>0.0685876</text:p>
          </table:table-cell>
        </table:table-row>
        <table:table-row table:style-name="ro1">
          <table:table-cell office:value-type="float" office:value="0.0741709" calcext:value-type="float">
            <text:p>0.0741709</text:p>
          </table:table-cell>
          <table:table-cell office:value-type="float" office:value="0.0702676" calcext:value-type="float">
            <text:p>0.0702676</text:p>
          </table:table-cell>
          <table:table-cell office:value-type="float" office:value="0.0690877" calcext:value-type="float">
            <text:p>0.0690877</text:p>
          </table:table-cell>
          <table:table-cell office:value-type="float" office:value="0.0753123" calcext:value-type="float">
            <text:p>0.0753123</text:p>
          </table:table-cell>
          <table:table-cell office:value-type="float" office:value="0.211236" calcext:value-type="float">
            <text:p>0.211236</text:p>
          </table:table-cell>
          <table:table-cell office:value-type="float" office:value="0.187637" calcext:value-type="float">
            <text:p>0.187637</text:p>
          </table:table-cell>
          <table:table-cell office:value-type="float" office:value="0.196479" calcext:value-type="float">
            <text:p>0.196479</text:p>
          </table:table-cell>
          <table:table-cell office:value-type="float" office:value="0.179529" calcext:value-type="float">
            <text:p>0.179529</text:p>
          </table:table-cell>
          <table:table-cell office:value-type="float" office:value="0.216771" calcext:value-type="float">
            <text:p>0.216771</text:p>
          </table:table-cell>
          <table:table-cell office:value-type="float" office:value="0.201607" calcext:value-type="float">
            <text:p>0.201607</text:p>
          </table:table-cell>
          <table:table-cell office:value-type="float" office:value="0.224949" calcext:value-type="float">
            <text:p>0.224949</text:p>
          </table:table-cell>
          <table:table-cell office:value-type="float" office:value="0.0382156" calcext:value-type="float">
            <text:p>0.0382156</text:p>
          </table:table-cell>
          <table:table-cell office:value-type="float" office:value="0.0495013" calcext:value-type="float">
            <text:p>0.0495013</text:p>
          </table:table-cell>
          <table:table-cell office:value-type="float" office:value="0.0597417" calcext:value-type="float">
            <text:p>0.0597417</text:p>
          </table:table-cell>
          <table:table-cell office:value-type="float" office:value="0.0589698" calcext:value-type="float">
            <text:p>0.0589698</text:p>
          </table:table-cell>
          <table:table-cell office:value-type="float" office:value="0.0645743" calcext:value-type="float">
            <text:p>0.0645743</text:p>
          </table:table-cell>
          <table:table-cell office:value-type="float" office:value="0.0712061" calcext:value-type="float">
            <text:p>0.0712061</text:p>
          </table:table-cell>
          <table:table-cell office:value-type="float" office:value="0.0701668" calcext:value-type="float">
            <text:p>0.0701668</text:p>
          </table:table-cell>
          <table:table-cell office:value-type="float" office:value="0.0786088" calcext:value-type="float">
            <text:p>0.0786088</text:p>
          </table:table-cell>
          <table:table-cell office:value-type="float" office:value="0.0986713" calcext:value-type="float">
            <text:p>0.0986713</text:p>
          </table:table-cell>
          <table:table-cell office:value-type="float" office:value="0.0827621" calcext:value-type="float">
            <text:p>0.0827621</text:p>
          </table:table-cell>
          <table:table-cell office:value-type="float" office:value="0.0907765" calcext:value-type="float">
            <text:p>0.0907765</text:p>
          </table:table-cell>
          <table:table-cell office:value-type="float" office:value="0.087898" calcext:value-type="float">
            <text:p>0.087898</text:p>
          </table:table-cell>
          <table:table-cell office:value-type="float" office:value="0.0855328" calcext:value-type="float">
            <text:p>0.0855328</text:p>
          </table:table-cell>
          <table:table-cell office:value-type="float" office:value="0.0642485" calcext:value-type="float">
            <text:p>0.0642485</text:p>
          </table:table-cell>
        </table:table-row>
        <table:table-row table:style-name="ro1">
          <table:table-cell office:value-type="float" office:value="0.138917" calcext:value-type="float">
            <text:p>0.138917</text:p>
          </table:table-cell>
          <table:table-cell office:value-type="float" office:value="0.0412588" calcext:value-type="float">
            <text:p>0.0412588</text:p>
          </table:table-cell>
          <table:table-cell office:value-type="float" office:value="0.0407794" calcext:value-type="float">
            <text:p>0.0407794</text:p>
          </table:table-cell>
          <table:table-cell office:value-type="float" office:value="0.0507303" calcext:value-type="float">
            <text:p>0.0507303</text:p>
          </table:table-cell>
          <table:table-cell office:value-type="float" office:value="0.061964" calcext:value-type="float">
            <text:p>0.061964</text:p>
          </table:table-cell>
          <table:table-cell office:value-type="float" office:value="0.0713032" calcext:value-type="float">
            <text:p>0.0713032</text:p>
          </table:table-cell>
          <table:table-cell office:value-type="float" office:value="0.0711455" calcext:value-type="float">
            <text:p>0.0711455</text:p>
          </table:table-cell>
          <table:table-cell office:value-type="float" office:value="0.0801511" calcext:value-type="float">
            <text:p>0.0801511</text:p>
          </table:table-cell>
          <table:table-cell office:value-type="float" office:value="0.0802919" calcext:value-type="float">
            <text:p>0.0802919</text:p>
          </table:table-cell>
          <table:table-cell office:value-type="float" office:value="0.0903464" calcext:value-type="float">
            <text:p>0.0903464</text:p>
          </table:table-cell>
          <table:table-cell office:value-type="float" office:value="0.0908887" calcext:value-type="float">
            <text:p>0.0908887</text:p>
          </table:table-cell>
          <table:table-cell office:value-type="float" office:value="0.100383" calcext:value-type="float">
            <text:p>0.100383</text:p>
          </table:table-cell>
          <table:table-cell office:value-type="float" office:value="0.0974414" calcext:value-type="float">
            <text:p>0.0974414</text:p>
          </table:table-cell>
          <table:table-cell office:value-type="float" office:value="0.106401" calcext:value-type="float">
            <text:p>0.106401</text:p>
          </table:table-cell>
          <table:table-cell office:value-type="float" office:value="0.105707" calcext:value-type="float">
            <text:p>0.105707</text:p>
          </table:table-cell>
          <table:table-cell office:value-type="float" office:value="0.113592" calcext:value-type="float">
            <text:p>0.113592</text:p>
          </table:table-cell>
          <table:table-cell office:value-type="float" office:value="0.0872773" calcext:value-type="float">
            <text:p>0.0872773</text:p>
          </table:table-cell>
          <table:table-cell office:value-type="float" office:value="0.114374" calcext:value-type="float">
            <text:p>0.114374</text:p>
          </table:table-cell>
          <table:table-cell office:value-type="float" office:value="0.104807" calcext:value-type="float">
            <text:p>0.104807</text:p>
          </table:table-cell>
          <table:table-cell office:value-type="float" office:value="0.101498" calcext:value-type="float">
            <text:p>0.101498</text:p>
          </table:table-cell>
          <table:table-cell office:value-type="float" office:value="0.0773979" calcext:value-type="float">
            <text:p>0.0773979</text:p>
          </table:table-cell>
          <table:table-cell office:value-type="float" office:value="0.0896366" calcext:value-type="float">
            <text:p>0.0896366</text:p>
          </table:table-cell>
          <table:table-cell office:value-type="float" office:value="0.0960266" calcext:value-type="float">
            <text:p>0.0960266</text:p>
          </table:table-cell>
          <table:table-cell office:value-type="float" office:value="0.0987077" calcext:value-type="float">
            <text:p>0.0987077</text:p>
          </table:table-cell>
          <table:table-cell office:value-type="float" office:value="0.0467189" calcext:value-type="float">
            <text:p>0.0467189</text:p>
          </table:table-cell>
        </table:table-row>
        <table:table-row table:style-name="ro1">
          <table:table-cell office:value-type="float" office:value="0.0537867" calcext:value-type="float">
            <text:p>0.0537867</text:p>
          </table:table-cell>
          <table:table-cell office:value-type="float" office:value="0.0605856" calcext:value-type="float">
            <text:p>0.0605856</text:p>
          </table:table-cell>
          <table:table-cell office:value-type="float" office:value="0.0589189" calcext:value-type="float">
            <text:p>0.0589189</text:p>
          </table:table-cell>
          <table:table-cell office:value-type="float" office:value="0.0689862" calcext:value-type="float">
            <text:p>0.0689862</text:p>
          </table:table-cell>
          <table:table-cell office:value-type="float" office:value="0.077421" calcext:value-type="float">
            <text:p>0.077421</text:p>
          </table:table-cell>
          <table:table-cell office:value-type="float" office:value="0.0762498" calcext:value-type="float">
            <text:p>0.0762498</text:p>
          </table:table-cell>
          <table:table-cell office:value-type="float" office:value="0.0858661" calcext:value-type="float">
            <text:p>0.0858661</text:p>
          </table:table-cell>
          <table:table-cell office:value-type="float" office:value="0.0799668" calcext:value-type="float">
            <text:p>0.0799668</text:p>
          </table:table-cell>
          <table:table-cell office:value-type="float" office:value="0.0779941" calcext:value-type="float">
            <text:p>0.0779941</text:p>
          </table:table-cell>
          <table:table-cell office:value-type="float" office:value="0.0871314" calcext:value-type="float">
            <text:p>0.0871314</text:p>
          </table:table-cell>
          <table:table-cell office:value-type="float" office:value="0.097216" calcext:value-type="float">
            <text:p>0.097216</text:p>
          </table:table-cell>
          <table:table-cell office:value-type="float" office:value="0.0918695" calcext:value-type="float">
            <text:p>0.0918695</text:p>
          </table:table-cell>
          <table:table-cell office:value-type="float" office:value="0.0995378" calcext:value-type="float">
            <text:p>0.0995378</text:p>
          </table:table-cell>
          <table:table-cell office:value-type="float" office:value="0.0980217" calcext:value-type="float">
            <text:p>0.0980217</text:p>
          </table:table-cell>
          <table:table-cell office:value-type="float" office:value="0.151453" calcext:value-type="float">
            <text:p>0.151453</text:p>
          </table:table-cell>
          <table:table-cell office:value-type="float" office:value="0.0350312" calcext:value-type="float">
            <text:p>0.0350312</text:p>
          </table:table-cell>
          <table:table-cell office:value-type="float" office:value="0.0421285" calcext:value-type="float">
            <text:p>0.0421285</text:p>
          </table:table-cell>
          <table:table-cell office:value-type="float" office:value="0.0519501" calcext:value-type="float">
            <text:p>0.0519501</text:p>
          </table:table-cell>
          <table:table-cell office:value-type="float" office:value="0.0525915" calcext:value-type="float">
            <text:p>0.0525915</text:p>
          </table:table-cell>
          <table:table-cell office:value-type="float" office:value="0.0624967" calcext:value-type="float">
            <text:p>0.0624967</text:p>
          </table:table-cell>
          <table:table-cell office:value-type="float" office:value="0.073038" calcext:value-type="float">
            <text:p>0.073038</text:p>
          </table:table-cell>
          <table:table-cell office:value-type="float" office:value="0.0708649" calcext:value-type="float">
            <text:p>0.0708649</text:p>
          </table:table-cell>
          <table:table-cell office:value-type="float" office:value="0.0811105" calcext:value-type="float">
            <text:p>0.0811105</text:p>
          </table:table-cell>
          <table:table-cell office:value-type="float" office:value="0.0810611" calcext:value-type="float">
            <text:p>0.0810611</text:p>
          </table:table-cell>
          <table:table-cell office:value-type="float" office:value="0.0888552" calcext:value-type="float">
            <text:p>0.0888552</text:p>
          </table:table-cell>
        </table:table-row>
        <table:table-row table:style-name="ro1">
          <table:table-cell office:value-type="float" office:value="0.0886923" calcext:value-type="float">
            <text:p>0.0886923</text:p>
          </table:table-cell>
          <table:table-cell office:value-type="float" office:value="0.0975759" calcext:value-type="float">
            <text:p>0.0975759</text:p>
          </table:table-cell>
          <table:table-cell office:value-type="float" office:value="0.0950795" calcext:value-type="float">
            <text:p>0.0950795</text:p>
          </table:table-cell>
          <table:table-cell office:value-type="float" office:value="0.0958402" calcext:value-type="float">
            <text:p>0.0958402</text:p>
          </table:table-cell>
          <table:table-cell office:value-type="float" office:value="0.0951921" calcext:value-type="float">
            <text:p>0.0951921</text:p>
          </table:table-cell>
          <table:table-cell office:value-type="float" office:value="0.12394" calcext:value-type="float">
            <text:p>0.12394</text:p>
          </table:table-cell>
          <table:table-cell office:value-type="float" office:value="0.107761" calcext:value-type="float">
            <text:p>0.107761</text:p>
          </table:table-cell>
          <table:table-cell office:value-type="float" office:value="0.126207" calcext:value-type="float">
            <text:p>0.126207</text:p>
          </table:table-cell>
          <table:table-cell office:value-type="float" office:value="0.135311" calcext:value-type="float">
            <text:p>0.135311</text:p>
          </table:table-cell>
          <table:table-cell office:value-type="float" office:value="0.126542" calcext:value-type="float">
            <text:p>0.126542</text:p>
          </table:table-cell>
          <table:table-cell office:value-type="float" office:value="0.121975" calcext:value-type="float">
            <text:p>0.121975</text:p>
          </table:table-cell>
          <table:table-cell office:value-type="float" office:value="0.127402" calcext:value-type="float">
            <text:p>0.127402</text:p>
          </table:table-cell>
          <table:table-cell office:value-type="float" office:value="0.170648" calcext:value-type="float">
            <text:p>0.170648</text:p>
          </table:table-cell>
          <table:table-cell office:value-type="float" office:value="0.0394514" calcext:value-type="float">
            <text:p>0.0394514</text:p>
          </table:table-cell>
          <table:table-cell office:value-type="float" office:value="0.0484733" calcext:value-type="float">
            <text:p>0.0484733</text:p>
          </table:table-cell>
          <table:table-cell office:value-type="float" office:value="0.0591408" calcext:value-type="float">
            <text:p>0.0591408</text:p>
          </table:table-cell>
          <table:table-cell office:value-type="float" office:value="0.0681224" calcext:value-type="float">
            <text:p>0.0681224</text:p>
          </table:table-cell>
          <table:table-cell office:value-type="float" office:value="0.0695759" calcext:value-type="float">
            <text:p>0.0695759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757001" calcext:value-type="float">
            <text:p>0.0757001</text:p>
          </table:table-cell>
          <table:table-cell office:value-type="float" office:value="0.086509" calcext:value-type="float">
            <text:p>0.086509</text:p>
          </table:table-cell>
          <table:table-cell office:value-type="float" office:value="0.0961877" calcext:value-type="float">
            <text:p>0.0961877</text:p>
          </table:table-cell>
          <table:table-cell office:value-type="float" office:value="0.0968182" calcext:value-type="float">
            <text:p>0.0968182</text:p>
          </table:table-cell>
          <table:table-cell office:value-type="float" office:value="0.102075" calcext:value-type="float">
            <text:p>0.102075</text:p>
          </table:table-cell>
          <table:table-cell office:value-type="float" office:value="0.101071" calcext:value-type="float">
            <text:p>0.101071</text:p>
          </table:table-cell>
        </table:table-row>
        <table:table-row table:style-name="ro1">
          <table:table-cell office:value-type="float" office:value="0.100266" calcext:value-type="float">
            <text:p>0.100266</text:p>
          </table:table-cell>
          <table:table-cell office:value-type="float" office:value="0.105624" calcext:value-type="float">
            <text:p>0.105624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104155" calcext:value-type="float">
            <text:p>0.104155</text:p>
          </table:table-cell>
          <table:table-cell office:value-type="float" office:value="0.099447" calcext:value-type="float">
            <text:p>0.099447</text:p>
          </table:table-cell>
          <table:table-cell office:value-type="float" office:value="0.127755" calcext:value-type="float">
            <text:p>0.127755</text:p>
          </table:table-cell>
          <table:table-cell office:value-type="float" office:value="0.136328" calcext:value-type="float">
            <text:p>0.136328</text:p>
          </table:table-cell>
          <table:table-cell office:value-type="float" office:value="0.134382" calcext:value-type="float">
            <text:p>0.134382</text:p>
          </table:table-cell>
          <table:table-cell office:value-type="float" office:value="0.248485" calcext:value-type="float">
            <text:p>0.248485</text:p>
          </table:table-cell>
          <table:table-cell office:value-type="float" office:value="0.268369" calcext:value-type="float">
            <text:p>0.268369</text:p>
          </table:table-cell>
          <table:table-cell office:value-type="float" office:value="0.245411" calcext:value-type="float">
            <text:p>0.245411</text:p>
          </table:table-cell>
          <table:table-cell office:value-type="float" office:value="0.24212" calcext:value-type="float">
            <text:p>0.24212</text:p>
          </table:table-cell>
          <table:table-cell office:value-type="float" office:value="0.19385" calcext:value-type="float">
            <text:p>0.19385</text:p>
          </table:table-cell>
          <table:table-cell office:value-type="float" office:value="0.0312738" calcext:value-type="float">
            <text:p>0.0312738</text:p>
          </table:table-cell>
          <table:table-cell office:value-type="float" office:value="0.0411743" calcext:value-type="float">
            <text:p>0.0411743</text:p>
          </table:table-cell>
          <table:table-cell office:value-type="float" office:value="0.0540522" calcext:value-type="float">
            <text:p>0.0540522</text:p>
          </table:table-cell>
          <table:table-cell office:value-type="float" office:value="0.0499372" calcext:value-type="float">
            <text:p>0.0499372</text:p>
          </table:table-cell>
          <table:table-cell office:value-type="float" office:value="0.0590137" calcext:value-type="float">
            <text:p>0.0590137</text:p>
          </table:table-cell>
          <table:table-cell office:value-type="float" office:value="0.0686591" calcext:value-type="float">
            <text:p>0.0686591</text:p>
          </table:table-cell>
          <table:table-cell office:value-type="float" office:value="0.0687798" calcext:value-type="float">
            <text:p>0.0687798</text:p>
          </table:table-cell>
          <table:table-cell office:value-type="float" office:value="0.0797332" calcext:value-type="float">
            <text:p>0.0797332</text:p>
          </table:table-cell>
          <table:table-cell office:value-type="float" office:value="0.0791379" calcext:value-type="float">
            <text:p>0.0791379</text:p>
          </table:table-cell>
          <table:table-cell office:value-type="float" office:value="0.0888645" calcext:value-type="float">
            <text:p>0.0888645</text:p>
          </table:table-cell>
          <table:table-cell office:value-type="float" office:value="0.0991052" calcext:value-type="float">
            <text:p>0.0991052</text:p>
          </table:table-cell>
          <table:table-cell office:value-type="float" office:value="0.0969497" calcext:value-type="float">
            <text:p>0.0969497</text:p>
          </table:table-cell>
        </table:table-row>
        <table:table-row table:style-name="ro1">
          <table:table-cell office:value-type="float" office:value="0.107212" calcext:value-type="float">
            <text:p>0.107212</text:p>
          </table:table-cell>
          <table:table-cell office:value-type="float" office:value="0.107951" calcext:value-type="float">
            <text:p>0.107951</text:p>
          </table:table-cell>
          <table:table-cell office:value-type="float" office:value="0.107563" calcext:value-type="float">
            <text:p>0.107563</text:p>
          </table:table-cell>
          <table:table-cell office:value-type="float" office:value="0.116109" calcext:value-type="float">
            <text:p>0.116109</text:p>
          </table:table-cell>
          <table:table-cell office:value-type="float" office:value="0.141961" calcext:value-type="float">
            <text:p>0.141961</text:p>
          </table:table-cell>
          <table:table-cell office:value-type="float" office:value="0.17098" calcext:value-type="float">
            <text:p>0.17098</text:p>
          </table:table-cell>
          <table:table-cell office:value-type="float" office:value="0.169734" calcext:value-type="float">
            <text:p>0.169734</text:p>
          </table:table-cell>
          <table:table-cell office:value-type="float" office:value="0.17878" calcext:value-type="float">
            <text:p>0.17878</text:p>
          </table:table-cell>
          <table:table-cell office:value-type="float" office:value="0.172023" calcext:value-type="float">
            <text:p>0.172023</text:p>
          </table:table-cell>
          <table:table-cell office:value-type="float" office:value="0.167579" calcext:value-type="float">
            <text:p>0.167579</text:p>
          </table:table-cell>
          <table:table-cell office:value-type="float" office:value="0.174969" calcext:value-type="float">
            <text:p>0.174969</text:p>
          </table:table-cell>
          <table:table-cell office:value-type="float" office:value="0.225583" calcext:value-type="float">
            <text:p>0.225583</text:p>
          </table:table-cell>
          <table:table-cell office:value-type="float" office:value="0.183268" calcext:value-type="float">
            <text:p>0.183268</text:p>
          </table:table-cell>
          <table:table-cell office:value-type="float" office:value="0.144157" calcext:value-type="float">
            <text:p>0.144157</text:p>
          </table:table-cell>
          <table:table-cell office:value-type="float" office:value="0.0853525" calcext:value-type="float">
            <text:p>0.0853525</text:p>
          </table:table-cell>
          <table:table-cell office:value-type="float" office:value="0.13588" calcext:value-type="float">
            <text:p>0.13588</text:p>
          </table:table-cell>
          <table:table-cell office:value-type="float" office:value="0.143821" calcext:value-type="float">
            <text:p>0.143821</text:p>
          </table:table-cell>
          <table:table-cell office:value-type="float" office:value="0.0420213" calcext:value-type="float">
            <text:p>0.0420213</text:p>
          </table:table-cell>
          <table:table-cell office:value-type="float" office:value="0.0567437" calcext:value-type="float">
            <text:p>0.0567437</text:p>
          </table:table-cell>
          <table:table-cell office:value-type="float" office:value="0.0561556" calcext:value-type="float">
            <text:p>0.0561556</text:p>
          </table:table-cell>
          <table:table-cell office:value-type="float" office:value="0.0862941" calcext:value-type="float">
            <text:p>0.0862941</text:p>
          </table:table-cell>
          <table:table-cell office:value-type="float" office:value="0.0857892" calcext:value-type="float">
            <text:p>0.0857892</text:p>
          </table:table-cell>
          <table:table-cell office:value-type="float" office:value="0.0960081" calcext:value-type="float">
            <text:p>0.0960081</text:p>
          </table:table-cell>
          <table:table-cell office:value-type="float" office:value="0.0955876" calcext:value-type="float">
            <text:p>0.0955876</text:p>
          </table:table-cell>
          <table:table-cell office:value-type="float" office:value="0.103741" calcext:value-type="float">
            <text:p>0.103741</text:p>
          </table:table-cell>
        </table:table-row>
        <table:table-row table:style-name="ro1">
          <table:table-cell office:value-type="float" office:value="0.102808" calcext:value-type="float">
            <text:p>0.102808</text:p>
          </table:table-cell>
          <table:table-cell office:value-type="float" office:value="0.0981963" calcext:value-type="float">
            <text:p>0.0981963</text:p>
          </table:table-cell>
          <table:table-cell office:value-type="float" office:value="0.106475" calcext:value-type="float">
            <text:p>0.106475</text:p>
          </table:table-cell>
          <table:table-cell office:value-type="float" office:value="0.106627" calcext:value-type="float">
            <text:p>0.106627</text:p>
          </table:table-cell>
          <table:table-cell office:value-type="float" office:value="0.146101" calcext:value-type="float">
            <text:p>0.146101</text:p>
          </table:table-cell>
          <table:table-cell office:value-type="float" office:value="0.0835409" calcext:value-type="float">
            <text:p>0.0835409</text:p>
          </table:table-cell>
          <table:table-cell office:value-type="float" office:value="0.0732799" calcext:value-type="float">
            <text:p>0.0732799</text:p>
          </table:table-cell>
          <table:table-cell office:value-type="float" office:value="0.0657167" calcext:value-type="float">
            <text:p>0.0657167</text:p>
          </table:table-cell>
          <table:table-cell office:value-type="float" office:value="0.0431935" calcext:value-type="float">
            <text:p>0.0431935</text:p>
          </table:table-cell>
          <table:table-cell office:value-type="float" office:value="0.0935665" calcext:value-type="float">
            <text:p>0.0935665</text:p>
          </table:table-cell>
          <table:table-cell office:value-type="float" office:value="0.0671948" calcext:value-type="float">
            <text:p>0.0671948</text:p>
          </table:table-cell>
          <table:table-cell office:value-type="float" office:value="0.0555019" calcext:value-type="float">
            <text:p>0.0555019</text:p>
          </table:table-cell>
          <table:table-cell office:value-type="float" office:value="0.0744205" calcext:value-type="float">
            <text:p>0.0744205</text:p>
          </table:table-cell>
          <table:table-cell office:value-type="float" office:value="0.0843153" calcext:value-type="float">
            <text:p>0.0843153</text:p>
          </table:table-cell>
          <table:table-cell office:value-type="float" office:value="0.0837856" calcext:value-type="float">
            <text:p>0.0837856</text:p>
          </table:table-cell>
          <table:table-cell office:value-type="float" office:value="0.0921362" calcext:value-type="float">
            <text:p>0.0921362</text:p>
          </table:table-cell>
          <table:table-cell office:value-type="float" office:value="0.100309" calcext:value-type="float">
            <text:p>0.100309</text:p>
          </table:table-cell>
          <table:table-cell office:value-type="float" office:value="0.100021" calcext:value-type="float">
            <text:p>0.100021</text:p>
          </table:table-cell>
          <table:table-cell office:value-type="float" office:value="0.112069" calcext:value-type="float">
            <text:p>0.112069</text:p>
          </table:table-cell>
          <table:table-cell office:value-type="float" office:value="0.107387" calcext:value-type="float">
            <text:p>0.107387</text:p>
          </table:table-cell>
          <table:table-cell office:value-type="float" office:value="0.113448" calcext:value-type="float">
            <text:p>0.113448</text:p>
          </table:table-cell>
          <table:table-cell office:value-type="float" office:value="0.15732" calcext:value-type="float">
            <text:p>0.15732</text:p>
          </table:table-cell>
          <table:table-cell office:value-type="float" office:value="0.0933091" calcext:value-type="float">
            <text:p>0.0933091</text:p>
          </table:table-cell>
          <table:table-cell office:value-type="float" office:value="0.0974292" calcext:value-type="float">
            <text:p>0.0974292</text:p>
          </table:table-cell>
          <table:table-cell office:value-type="float" office:value="0.0788716" calcext:value-type="float">
            <text:p>0.0788716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formula="of:=MIN([.A51:.Y90])" office:value-type="float" office:value="2.51993901747578" calcext:value-type="float">
            <text:p>2.5199390175</text:p>
          </table:table-cell>
          <table:table-cell table:formula="of:=AVERAGE([.A51:.Y90])" office:value-type="float" office:value="12.1078926370559" calcext:value-type="float">
            <text:p>12.1078926371</text:p>
          </table:table-cell>
          <table:table-cell table:formula="of:=MAX([.A51:.Y90])" office:value-type="float" office:value="35.6193854943614" calcext:value-type="float">
            <text:p>35.6193854944</text:p>
          </table:table-cell>
          <table:table-cell table:number-columns-repeated="22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formula="of:=1/[.A1]" office:value-type="float" office:value="22.0107236245499" calcext:value-type="float">
            <text:p>22.0107236245</text:p>
          </table:table-cell>
          <table:table-cell table:formula="of:=1/[.B1]" office:value-type="float" office:value="18.5760699351881" calcext:value-type="float">
            <text:p>18.5760699352</text:p>
          </table:table-cell>
          <table:table-cell table:formula="of:=1/[.C1]" office:value-type="float" office:value="20.5273475587852" calcext:value-type="float">
            <text:p>20.5273475588</text:p>
          </table:table-cell>
          <table:table-cell table:formula="of:=1/[.D1]" office:value-type="float" office:value="21.6030313373573" calcext:value-type="float">
            <text:p>21.6030313374</text:p>
          </table:table-cell>
          <table:table-cell table:formula="of:=1/[.E1]" office:value-type="float" office:value="18.3859692991085" calcext:value-type="float">
            <text:p>18.3859692991</text:p>
          </table:table-cell>
          <table:table-cell table:formula="of:=1/[.F1]" office:value-type="float" office:value="11.0208624926987" calcext:value-type="float">
            <text:p>11.0208624927</text:p>
          </table:table-cell>
          <table:table-cell table:formula="of:=1/[.G1]" office:value-type="float" office:value="11.9412680671386" calcext:value-type="float">
            <text:p>11.9412680671</text:p>
          </table:table-cell>
          <table:table-cell table:formula="of:=1/[.H1]" office:value-type="float" office:value="23.5278616938178" calcext:value-type="float">
            <text:p>23.5278616938</text:p>
          </table:table-cell>
          <table:table-cell table:formula="of:=1/[.I1]" office:value-type="float" office:value="7.22188520091285" calcext:value-type="float">
            <text:p>7.2218852009</text:p>
          </table:table-cell>
          <table:table-cell table:formula="of:=1/[.J1]" office:value-type="float" office:value="14.1276860263058" calcext:value-type="float">
            <text:p>14.1276860263</text:p>
          </table:table-cell>
          <table:table-cell table:formula="of:=1/[.K1]" office:value-type="float" office:value="19.7946894807061" calcext:value-type="float">
            <text:p>19.7946894807</text:p>
          </table:table-cell>
          <table:table-cell table:formula="of:=1/[.L1]" office:value-type="float" office:value="20.3291285919029" calcext:value-type="float">
            <text:p>20.3291285919</text:p>
          </table:table-cell>
          <table:table-cell table:formula="of:=1/[.M1]" office:value-type="float" office:value="23.8224559999238" calcext:value-type="float">
            <text:p>23.8224559999</text:p>
          </table:table-cell>
          <table:table-cell table:formula="of:=1/[.N1]" office:value-type="float" office:value="33.172226884763" calcext:value-type="float">
            <text:p>33.1722268848</text:p>
          </table:table-cell>
          <table:table-cell table:formula="of:=1/[.O1]" office:value-type="float" office:value="20.2061022428773" calcext:value-type="float">
            <text:p>20.2061022429</text:p>
          </table:table-cell>
          <table:table-cell table:formula="of:=1/[.P1]" office:value-type="float" office:value="12.5909697564906" calcext:value-type="float">
            <text:p>12.5909697565</text:p>
          </table:table-cell>
          <table:table-cell table:formula="of:=1/[.Q1]" office:value-type="float" office:value="13.829326746886" calcext:value-type="float">
            <text:p>13.8293267469</text:p>
          </table:table-cell>
          <table:table-cell table:formula="of:=1/[.R1]" office:value-type="float" office:value="17.1206785267314" calcext:value-type="float">
            <text:p>17.1206785267</text:p>
          </table:table-cell>
          <table:table-cell table:formula="of:=1/[.S1]" office:value-type="float" office:value="13.1589162842905" calcext:value-type="float">
            <text:p>13.1589162843</text:p>
          </table:table-cell>
          <table:table-cell table:formula="of:=1/[.T1]" office:value-type="float" office:value="10.3877648750196" calcext:value-type="float">
            <text:p>10.387764875</text:p>
          </table:table-cell>
          <table:table-cell table:formula="of:=1/[.U1]" office:value-type="float" office:value="10.2022806178093" calcext:value-type="float">
            <text:p>10.2022806178</text:p>
          </table:table-cell>
          <table:table-cell table:formula="of:=1/[.V1]" office:value-type="float" office:value="12.2958731360993" calcext:value-type="float">
            <text:p>12.2958731361</text:p>
          </table:table-cell>
          <table:table-cell table:formula="of:=1/[.W1]" office:value-type="float" office:value="11.3060653648863" calcext:value-type="float">
            <text:p>11.3060653649</text:p>
          </table:table-cell>
          <table:table-cell table:formula="of:=1/[.X1]" office:value-type="float" office:value="11.3091724173808" calcext:value-type="float">
            <text:p>11.3091724174</text:p>
          </table:table-cell>
          <table:table-cell table:formula="of:=1/[.Y1]" office:value-type="float" office:value="12.1904241779997" calcext:value-type="float">
            <text:p>12.190424178</text:p>
          </table:table-cell>
        </table:table-row>
        <table:table-row table:style-name="ro1">
          <table:table-cell table:formula="of:=1/[.A2]" office:value-type="float" office:value="7.23573294356852" calcext:value-type="float">
            <text:p>7.2357329436</text:p>
          </table:table-cell>
          <table:table-cell table:formula="of:=1/[.B2]" office:value-type="float" office:value="9.6158469157171" calcext:value-type="float">
            <text:p>9.6158469157</text:p>
          </table:table-cell>
          <table:table-cell table:formula="of:=1/[.C2]" office:value-type="float" office:value="12.6734520328851" calcext:value-type="float">
            <text:p>12.6734520329</text:p>
          </table:table-cell>
          <table:table-cell table:formula="of:=1/[.D2]" office:value-type="float" office:value="14.1924294742698" calcext:value-type="float">
            <text:p>14.1924294743</text:p>
          </table:table-cell>
          <table:table-cell table:formula="of:=1/[.E2]" office:value-type="float" office:value="13.2571489175538" calcext:value-type="float">
            <text:p>13.2571489176</text:p>
          </table:table-cell>
          <table:table-cell table:formula="of:=1/[.F2]" office:value-type="float" office:value="13.5904649298053" calcext:value-type="float">
            <text:p>13.5904649298</text:p>
          </table:table-cell>
          <table:table-cell table:formula="of:=1/[.G2]" office:value-type="float" office:value="18.5870842069263" calcext:value-type="float">
            <text:p>18.5870842069</text:p>
          </table:table-cell>
          <table:table-cell table:formula="of:=1/[.H2]" office:value-type="float" office:value="8.78889084197574" calcext:value-type="float">
            <text:p>8.788890842</text:p>
          </table:table-cell>
          <table:table-cell table:formula="of:=1/[.I2]" office:value-type="float" office:value="19.1470011009526" calcext:value-type="float">
            <text:p>19.147001101</text:p>
          </table:table-cell>
          <table:table-cell table:formula="of:=1/[.J2]" office:value-type="float" office:value="6.08709414299802" calcext:value-type="float">
            <text:p>6.087094143</text:p>
          </table:table-cell>
          <table:table-cell table:formula="of:=1/[.K2]" office:value-type="float" office:value="6.28748915408121" calcext:value-type="float">
            <text:p>6.2874891541</text:p>
          </table:table-cell>
          <table:table-cell table:formula="of:=1/[.L2]" office:value-type="float" office:value="5.78908063610418" calcext:value-type="float">
            <text:p>5.7890806361</text:p>
          </table:table-cell>
          <table:table-cell table:formula="of:=1/[.M2]" office:value-type="float" office:value="6.00088813144345" calcext:value-type="float">
            <text:p>6.0008881314</text:p>
          </table:table-cell>
          <table:table-cell table:formula="of:=1/[.N2]" office:value-type="float" office:value="15.8230351746072" calcext:value-type="float">
            <text:p>15.8230351746</text:p>
          </table:table-cell>
          <table:table-cell table:formula="of:=1/[.O2]" office:value-type="float" office:value="7.93688588345477" calcext:value-type="float">
            <text:p>7.9368858835</text:p>
          </table:table-cell>
          <table:table-cell table:formula="of:=1/[.P2]" office:value-type="float" office:value="26.3539333245487" calcext:value-type="float">
            <text:p>26.3539333245</text:p>
          </table:table-cell>
          <table:table-cell table:formula="of:=1/[.Q2]" office:value-type="float" office:value="14.9074174837174" calcext:value-type="float">
            <text:p>14.9074174837</text:p>
          </table:table-cell>
          <table:table-cell table:formula="of:=1/[.R2]" office:value-type="float" office:value="15.3455197220619" calcext:value-type="float">
            <text:p>15.3455197221</text:p>
          </table:table-cell>
          <table:table-cell table:formula="of:=1/[.S2]" office:value-type="float" office:value="10.1355015198185" calcext:value-type="float">
            <text:p>10.1355015198</text:p>
          </table:table-cell>
          <table:table-cell table:formula="of:=1/[.T2]" office:value-type="float" office:value="10.4272242312008" calcext:value-type="float">
            <text:p>10.4272242312</text:p>
          </table:table-cell>
          <table:table-cell table:formula="of:=1/[.U2]" office:value-type="float" office:value="10.5434850224524" calcext:value-type="float">
            <text:p>10.5434850225</text:p>
          </table:table-cell>
          <table:table-cell table:formula="of:=1/[.V2]" office:value-type="float" office:value="7.55195746737554" calcext:value-type="float">
            <text:p>7.5519574674</text:p>
          </table:table-cell>
          <table:table-cell table:formula="of:=1/[.W2]" office:value-type="float" office:value="8.71999232640675" calcext:value-type="float">
            <text:p>8.7199923264</text:p>
          </table:table-cell>
          <table:table-cell table:formula="of:=1/[.X2]" office:value-type="float" office:value="8.13888188040727" calcext:value-type="float">
            <text:p>8.1388818804</text:p>
          </table:table-cell>
          <table:table-cell table:formula="of:=1/[.Y2]" office:value-type="float" office:value="6.59165364815071" calcext:value-type="float">
            <text:p>6.5916536482</text:p>
          </table:table-cell>
        </table:table-row>
        <table:table-row table:style-name="ro1">
          <table:table-cell table:formula="of:=1/[.A3]" office:value-type="float" office:value="7.37028301886792" calcext:value-type="float">
            <text:p>7.3702830189</text:p>
          </table:table-cell>
          <table:table-cell table:formula="of:=1/[.B3]" office:value-type="float" office:value="8.04045959267032" calcext:value-type="float">
            <text:p>8.0404595927</text:p>
          </table:table-cell>
          <table:table-cell table:formula="of:=1/[.C3]" office:value-type="float" office:value="6.04671693504012" calcext:value-type="float">
            <text:p>6.046716935</text:p>
          </table:table-cell>
          <table:table-cell table:formula="of:=1/[.D3]" office:value-type="float" office:value="7.65386175594897" calcext:value-type="float">
            <text:p>7.6538617559</text:p>
          </table:table-cell>
          <table:table-cell table:formula="of:=1/[.E3]" office:value-type="float" office:value="11.9586756005946" calcext:value-type="float">
            <text:p>11.9586756006</text:p>
          </table:table-cell>
          <table:table-cell table:formula="of:=1/[.F3]" office:value-type="float" office:value="13.08669279643" calcext:value-type="float">
            <text:p>13.0866927964</text:p>
          </table:table-cell>
          <table:table-cell table:formula="of:=1/[.G3]" office:value-type="float" office:value="5.36072305432557" calcext:value-type="float">
            <text:p>5.3607230543</text:p>
          </table:table-cell>
          <table:table-cell table:formula="of:=1/[.H3]" office:value-type="float" office:value="5.43000184620063" calcext:value-type="float">
            <text:p>5.4300018462</text:p>
          </table:table-cell>
          <table:table-cell table:formula="of:=1/[.I3]" office:value-type="float" office:value="26.0194417268583" calcext:value-type="float">
            <text:p>26.0194417269</text:p>
          </table:table-cell>
          <table:table-cell table:formula="of:=1/[.J3]" office:value-type="float" office:value="22.3775723019361" calcext:value-type="float">
            <text:p>22.3775723019</text:p>
          </table:table-cell>
          <table:table-cell table:formula="of:=1/[.K3]" office:value-type="float" office:value="18.1707835605287" calcext:value-type="float">
            <text:p>18.1707835605</text:p>
          </table:table-cell>
          <table:table-cell table:formula="of:=1/[.L3]" office:value-type="float" office:value="18.0997768297517" calcext:value-type="float">
            <text:p>18.0997768298</text:p>
          </table:table-cell>
          <table:table-cell table:formula="of:=1/[.M3]" office:value-type="float" office:value="15.5810808284149" calcext:value-type="float">
            <text:p>15.5810808284</text:p>
          </table:table-cell>
          <table:table-cell table:formula="of:=1/[.N3]" office:value-type="float" office:value="13.5790415640883" calcext:value-type="float">
            <text:p>13.5790415641</text:p>
          </table:table-cell>
          <table:table-cell table:formula="of:=1/[.O3]" office:value-type="float" office:value="13.7835975189524" calcext:value-type="float">
            <text:p>13.783597519</text:p>
          </table:table-cell>
          <table:table-cell table:formula="of:=1/[.P3]" office:value-type="float" office:value="12.1398412594357" calcext:value-type="float">
            <text:p>12.1398412594</text:p>
          </table:table-cell>
          <table:table-cell table:formula="of:=1/[.Q3]" office:value-type="float" office:value="12.6167522713308" calcext:value-type="float">
            <text:p>12.6167522713</text:p>
          </table:table-cell>
          <table:table-cell table:formula="of:=1/[.R3]" office:value-type="float" office:value="11.7318153928457" calcext:value-type="float">
            <text:p>11.7318153928</text:p>
          </table:table-cell>
          <table:table-cell table:formula="of:=1/[.S3]" office:value-type="float" office:value="7.01090195253619" calcext:value-type="float">
            <text:p>7.0109019525</text:p>
          </table:table-cell>
          <table:table-cell table:formula="of:=1/[.T3]" office:value-type="float" office:value="18.0581363642109" calcext:value-type="float">
            <text:p>18.0581363642</text:p>
          </table:table-cell>
          <table:table-cell table:formula="of:=1/[.U3]" office:value-type="float" office:value="21.0722842566857" calcext:value-type="float">
            <text:p>21.0722842567</text:p>
          </table:table-cell>
          <table:table-cell table:formula="of:=1/[.V3]" office:value-type="float" office:value="12.0443037669764" calcext:value-type="float">
            <text:p>12.044303767</text:p>
          </table:table-cell>
          <table:table-cell table:formula="of:=1/[.W3]" office:value-type="float" office:value="12.6813432078726" calcext:value-type="float">
            <text:p>12.6813432079</text:p>
          </table:table-cell>
          <table:table-cell table:formula="of:=1/[.X3]" office:value-type="float" office:value="16.4301275963709" calcext:value-type="float">
            <text:p>16.4301275964</text:p>
          </table:table-cell>
          <table:table-cell table:formula="of:=1/[.Y3]" office:value-type="float" office:value="11.8932085022169" calcext:value-type="float">
            <text:p>11.8932085022</text:p>
          </table:table-cell>
        </table:table-row>
        <table:table-row table:style-name="ro1">
          <table:table-cell table:formula="of:=1/[.A4]" office:value-type="float" office:value="14.7084346989625" calcext:value-type="float">
            <text:p>14.708434699</text:p>
          </table:table-cell>
          <table:table-cell table:formula="of:=1/[.B4]" office:value-type="float" office:value="14.9386172218355" calcext:value-type="float">
            <text:p>14.9386172218</text:p>
          </table:table-cell>
          <table:table-cell table:formula="of:=1/[.C4]" office:value-type="float" office:value="19.3221779959037" calcext:value-type="float">
            <text:p>19.3221779959</text:p>
          </table:table-cell>
          <table:table-cell table:formula="of:=1/[.D4]" office:value-type="float" office:value="21.0452768085259" calcext:value-type="float">
            <text:p>21.0452768085</text:p>
          </table:table-cell>
          <table:table-cell table:formula="of:=1/[.E4]" office:value-type="float" office:value="13.8832584562927" calcext:value-type="float">
            <text:p>13.8832584563</text:p>
          </table:table-cell>
          <table:table-cell table:formula="of:=1/[.F4]" office:value-type="float" office:value="12.5868651027906" calcext:value-type="float">
            <text:p>12.5868651028</text:p>
          </table:table-cell>
          <table:table-cell table:formula="of:=1/[.G4]" office:value-type="float" office:value="8.57574094401756" calcext:value-type="float">
            <text:p>8.575740944</text:p>
          </table:table-cell>
          <table:table-cell table:formula="of:=1/[.H4]" office:value-type="float" office:value="11.0947894430859" calcext:value-type="float">
            <text:p>11.0947894431</text:p>
          </table:table-cell>
          <table:table-cell table:formula="of:=1/[.I4]" office:value-type="float" office:value="10.7628492275503" calcext:value-type="float">
            <text:p>10.7628492276</text:p>
          </table:table-cell>
          <table:table-cell table:formula="of:=1/[.J4]" office:value-type="float" office:value="9.06938990214128" calcext:value-type="float">
            <text:p>9.0693899021</text:p>
          </table:table-cell>
          <table:table-cell table:formula="of:=1/[.K4]" office:value-type="float" office:value="8.39743374424776" calcext:value-type="float">
            <text:p>8.3974337442</text:p>
          </table:table-cell>
          <table:table-cell table:formula="of:=1/[.L4]" office:value-type="float" office:value="9.45626477541371" calcext:value-type="float">
            <text:p>9.4562647754</text:p>
          </table:table-cell>
          <table:table-cell table:formula="of:=1/[.M4]" office:value-type="float" office:value="14.5072187920709" calcext:value-type="float">
            <text:p>14.5072187921</text:p>
          </table:table-cell>
          <table:table-cell table:formula="of:=1/[.N4]" office:value-type="float" office:value="12.9074727813668" calcext:value-type="float">
            <text:p>12.9074727814</text:p>
          </table:table-cell>
          <table:table-cell table:formula="of:=1/[.O4]" office:value-type="float" office:value="8.21159641645932" calcext:value-type="float">
            <text:p>8.2115964165</text:p>
          </table:table-cell>
          <table:table-cell table:formula="of:=1/[.P4]" office:value-type="float" office:value="16.0838677198383" calcext:value-type="float">
            <text:p>16.0838677198</text:p>
          </table:table-cell>
          <table:table-cell table:formula="of:=1/[.Q4]" office:value-type="float" office:value="14.1881001566366" calcext:value-type="float">
            <text:p>14.1881001566</text:p>
          </table:table-cell>
          <table:table-cell table:formula="of:=1/[.R4]" office:value-type="float" office:value="11.0369428551247" calcext:value-type="float">
            <text:p>11.0369428551</text:p>
          </table:table-cell>
          <table:table-cell table:formula="of:=1/[.S4]" office:value-type="float" office:value="5.56393236483817" calcext:value-type="float">
            <text:p>5.5639323648</text:p>
          </table:table-cell>
          <table:table-cell table:formula="of:=1/[.T4]" office:value-type="float" office:value="15.1654167835668" calcext:value-type="float">
            <text:p>15.1654167836</text:p>
          </table:table-cell>
          <table:table-cell table:formula="of:=1/[.U4]" office:value-type="float" office:value="13.132838663077" calcext:value-type="float">
            <text:p>13.1328386631</text:p>
          </table:table-cell>
          <table:table-cell table:formula="of:=1/[.V4]" office:value-type="float" office:value="13.3035688153704" calcext:value-type="float">
            <text:p>13.3035688154</text:p>
          </table:table-cell>
          <table:table-cell table:formula="of:=1/[.W4]" office:value-type="float" office:value="13.4172537833301" calcext:value-type="float">
            <text:p>13.4172537833</text:p>
          </table:table-cell>
          <table:table-cell table:formula="of:=1/[.X4]" office:value-type="float" office:value="9.467097104015" calcext:value-type="float">
            <text:p>9.467097104</text:p>
          </table:table-cell>
          <table:table-cell table:formula="of:=1/[.Y4]" office:value-type="float" office:value="9.55182821992129" calcext:value-type="float">
            <text:p>9.5518282199</text:p>
          </table:table-cell>
        </table:table-row>
        <table:table-row table:style-name="ro1">
          <table:table-cell table:formula="of:=1/[.A5]" office:value-type="float" office:value="9.64236469351744" calcext:value-type="float">
            <text:p>9.6423646935</text:p>
          </table:table-cell>
          <table:table-cell table:formula="of:=1/[.B5]" office:value-type="float" office:value="9.74298018277831" calcext:value-type="float">
            <text:p>9.7429801828</text:p>
          </table:table-cell>
          <table:table-cell table:formula="of:=1/[.C5]" office:value-type="float" office:value="9.13968175628125" calcext:value-type="float">
            <text:p>9.1396817563</text:p>
          </table:table-cell>
          <table:table-cell table:formula="of:=1/[.D5]" office:value-type="float" office:value="7.66859403996871" calcext:value-type="float">
            <text:p>7.66859404</text:p>
          </table:table-cell>
          <table:table-cell table:formula="of:=1/[.E5]" office:value-type="float" office:value="8.84400067214405" calcext:value-type="float">
            <text:p>8.8440006721</text:p>
          </table:table-cell>
          <table:table-cell table:formula="of:=1/[.F5]" office:value-type="float" office:value="8.99450435783736" calcext:value-type="float">
            <text:p>8.9945043578</text:p>
          </table:table-cell>
          <table:table-cell table:formula="of:=1/[.G5]" office:value-type="float" office:value="7.70101576397927" calcext:value-type="float">
            <text:p>7.701015764</text:p>
          </table:table-cell>
          <table:table-cell table:formula="of:=1/[.H5]" office:value-type="float" office:value="8.09533061330225" calcext:value-type="float">
            <text:p>8.0953306133</text:p>
          </table:table-cell>
          <table:table-cell table:formula="of:=1/[.I5]" office:value-type="float" office:value="8.19907350469397" calcext:value-type="float">
            <text:p>8.1990735047</text:p>
          </table:table-cell>
          <table:table-cell table:formula="of:=1/[.J5]" office:value-type="float" office:value="8.27903665129526" calcext:value-type="float">
            <text:p>8.2790366513</text:p>
          </table:table-cell>
          <table:table-cell table:formula="of:=1/[.K5]" office:value-type="float" office:value="7.71343062540496" calcext:value-type="float">
            <text:p>7.7134306254</text:p>
          </table:table-cell>
          <table:table-cell table:formula="of:=1/[.L5]" office:value-type="float" office:value="7.2805638068612" calcext:value-type="float">
            <text:p>7.2805638069</text:p>
          </table:table-cell>
          <table:table-cell table:formula="of:=1/[.M5]" office:value-type="float" office:value="7.47339471481526" calcext:value-type="float">
            <text:p>7.4733947148</text:p>
          </table:table-cell>
          <table:table-cell table:formula="of:=1/[.N5]" office:value-type="float" office:value="6.85678238629741" calcext:value-type="float">
            <text:p>6.8567823863</text:p>
          </table:table-cell>
          <table:table-cell table:formula="of:=1/[.O5]" office:value-type="float" office:value="7.14056196222643" calcext:value-type="float">
            <text:p>7.1405619622</text:p>
          </table:table-cell>
          <table:table-cell table:formula="of:=1/[.P5]" office:value-type="float" office:value="5.59230945603606" calcext:value-type="float">
            <text:p>5.592309456</text:p>
          </table:table-cell>
          <table:table-cell table:formula="of:=1/[.Q5]" office:value-type="float" office:value="6.5470734581642" calcext:value-type="float">
            <text:p>6.5470734582</text:p>
          </table:table-cell>
          <table:table-cell table:formula="of:=1/[.R5]" office:value-type="float" office:value="6.85091048600359" calcext:value-type="float">
            <text:p>6.850910486</text:p>
          </table:table-cell>
          <table:table-cell table:formula="of:=1/[.S5]" office:value-type="float" office:value="8.04718871462255" calcext:value-type="float">
            <text:p>8.0471887146</text:p>
          </table:table-cell>
          <table:table-cell table:formula="of:=1/[.T5]" office:value-type="float" office:value="3.9411662699226" calcext:value-type="float">
            <text:p>3.9411662699</text:p>
          </table:table-cell>
          <table:table-cell table:formula="of:=1/[.U5]" office:value-type="float" office:value="31.3380403069874" calcext:value-type="float">
            <text:p>31.338040307</text:p>
          </table:table-cell>
          <table:table-cell table:formula="of:=1/[.V5]" office:value-type="float" office:value="23.8658358173691" calcext:value-type="float">
            <text:p>23.8658358174</text:p>
          </table:table-cell>
          <table:table-cell table:formula="of:=1/[.W5]" office:value-type="float" office:value="19.2550602298284" calcext:value-type="float">
            <text:p>19.2550602298</text:p>
          </table:table-cell>
          <table:table-cell table:formula="of:=1/[.X5]" office:value-type="float" office:value="16.0978491663729" calcext:value-type="float">
            <text:p>16.0978491664</text:p>
          </table:table-cell>
          <table:table-cell table:formula="of:=1/[.Y5]" office:value-type="float" office:value="14.1788462956346" calcext:value-type="float">
            <text:p>14.1788462956</text:p>
          </table:table-cell>
        </table:table-row>
        <table:table-row table:style-name="ro1">
          <table:table-cell table:formula="of:=1/[.A6]" office:value-type="float" office:value="12.4735249433078" calcext:value-type="float">
            <text:p>12.4735249433</text:p>
          </table:table-cell>
          <table:table-cell table:formula="of:=1/[.B6]" office:value-type="float" office:value="12.5486889129824" calcext:value-type="float">
            <text:p>12.548688913</text:p>
          </table:table-cell>
          <table:table-cell table:formula="of:=1/[.C6]" office:value-type="float" office:value="11.6840310841963" calcext:value-type="float">
            <text:p>11.6840310842</text:p>
          </table:table-cell>
          <table:table-cell table:formula="of:=1/[.D6]" office:value-type="float" office:value="11.5220249267487" calcext:value-type="float">
            <text:p>11.5220249267</text:p>
          </table:table-cell>
          <table:table-cell table:formula="of:=1/[.E6]" office:value-type="float" office:value="10.3671312178165" calcext:value-type="float">
            <text:p>10.3671312178</text:p>
          </table:table-cell>
          <table:table-cell table:formula="of:=1/[.F6]" office:value-type="float" office:value="8.68108305192156" calcext:value-type="float">
            <text:p>8.6810830519</text:p>
          </table:table-cell>
          <table:table-cell table:formula="of:=1/[.G6]" office:value-type="float" office:value="10.8501411060851" calcext:value-type="float">
            <text:p>10.8501411061</text:p>
          </table:table-cell>
          <table:table-cell table:formula="of:=1/[.H6]" office:value-type="float" office:value="9.77431115542132" calcext:value-type="float">
            <text:p>9.7743111554</text:p>
          </table:table-cell>
          <table:table-cell table:formula="of:=1/[.I6]" office:value-type="float" office:value="9.87196067010869" calcext:value-type="float">
            <text:p>9.8719606701</text:p>
          </table:table-cell>
          <table:table-cell table:formula="of:=1/[.J6]" office:value-type="float" office:value="9.11236456748162" calcext:value-type="float">
            <text:p>9.1123645675</text:p>
          </table:table-cell>
          <table:table-cell table:formula="of:=1/[.K6]" office:value-type="float" office:value="12.5584123152815" calcext:value-type="float">
            <text:p>12.5584123153</text:p>
          </table:table-cell>
          <table:table-cell table:formula="of:=1/[.L6]" office:value-type="float" office:value="12.3018782507713" calcext:value-type="float">
            <text:p>12.3018782508</text:p>
          </table:table-cell>
          <table:table-cell table:formula="of:=1/[.M6]" office:value-type="float" office:value="4.72985436778402" calcext:value-type="float">
            <text:p>4.7298543678</text:p>
          </table:table-cell>
          <table:table-cell table:formula="of:=1/[.N6]" office:value-type="float" office:value="5.3473934130808" calcext:value-type="float">
            <text:p>5.3473934131</text:p>
          </table:table-cell>
          <table:table-cell table:formula="of:=1/[.O6]" office:value-type="float" office:value="4.85031915100014" calcext:value-type="float">
            <text:p>4.850319151</text:p>
          </table:table-cell>
          <table:table-cell table:formula="of:=1/[.P6]" office:value-type="float" office:value="4.9240950744277" calcext:value-type="float">
            <text:p>4.9240950744</text:p>
          </table:table-cell>
          <table:table-cell table:formula="of:=1/[.Q6]" office:value-type="float" office:value="8.22706705059646" calcext:value-type="float">
            <text:p>8.2270670506</text:p>
          </table:table-cell>
          <table:table-cell table:formula="of:=1/[.R6]" office:value-type="float" office:value="25.3646163601776" calcext:value-type="float">
            <text:p>25.3646163602</text:p>
          </table:table-cell>
          <table:table-cell table:formula="of:=1/[.S6]" office:value-type="float" office:value="20.2642047008902" calcext:value-type="float">
            <text:p>20.2642047009</text:p>
          </table:table-cell>
          <table:table-cell table:formula="of:=1/[.T6]" office:value-type="float" office:value="16.9070282516442" calcext:value-type="float">
            <text:p>16.9070282516</text:p>
          </table:table-cell>
          <table:table-cell table:formula="of:=1/[.U6]" office:value-type="float" office:value="16.7814799587176" calcext:value-type="float">
            <text:p>16.7814799587</text:p>
          </table:table-cell>
          <table:table-cell table:formula="of:=1/[.V6]" office:value-type="float" office:value="14.4139365469685" calcext:value-type="float">
            <text:p>14.413936547</text:p>
          </table:table-cell>
          <table:table-cell table:formula="of:=1/[.W6]" office:value-type="float" office:value="14.6967185166896" calcext:value-type="float">
            <text:p>14.6967185167</text:p>
          </table:table-cell>
          <table:table-cell table:formula="of:=1/[.X6]" office:value-type="float" office:value="12.9116225261331" calcext:value-type="float">
            <text:p>12.9116225261</text:p>
          </table:table-cell>
          <table:table-cell table:formula="of:=1/[.Y6]" office:value-type="float" office:value="12.6678810942009" calcext:value-type="float">
            <text:p>12.6678810942</text:p>
          </table:table-cell>
        </table:table-row>
        <table:table-row table:style-name="ro1">
          <table:table-cell table:formula="of:=1/[.A7]" office:value-type="float" office:value="11.3572092156938" calcext:value-type="float">
            <text:p>11.3572092157</text:p>
          </table:table-cell>
          <table:table-cell table:formula="of:=1/[.B7]" office:value-type="float" office:value="10.723642092011" calcext:value-type="float">
            <text:p>10.723642092</text:p>
          </table:table-cell>
          <table:table-cell table:formula="of:=1/[.C7]" office:value-type="float" office:value="11.0619346660015" calcext:value-type="float">
            <text:p>11.061934666</text:p>
          </table:table-cell>
          <table:table-cell table:formula="of:=1/[.D7]" office:value-type="float" office:value="10.0998368876343" calcext:value-type="float">
            <text:p>10.0998368876</text:p>
          </table:table-cell>
          <table:table-cell table:formula="of:=1/[.E7]" office:value-type="float" office:value="10.0799237151373" calcext:value-type="float">
            <text:p>10.0799237151</text:p>
          </table:table-cell>
          <table:table-cell table:formula="of:=1/[.F7]" office:value-type="float" office:value="9.3950525653191" calcext:value-type="float">
            <text:p>9.3950525653</text:p>
          </table:table-cell>
          <table:table-cell table:formula="of:=1/[.G7]" office:value-type="float" office:value="9.77392902172744" calcext:value-type="float">
            <text:p>9.7739290217</text:p>
          </table:table-cell>
          <table:table-cell table:formula="of:=1/[.H7]" office:value-type="float" office:value="9.62028726177764" calcext:value-type="float">
            <text:p>9.6202872618</text:p>
          </table:table-cell>
          <table:table-cell table:formula="of:=1/[.I7]" office:value-type="float" office:value="7.21204122402764" calcext:value-type="float">
            <text:p>7.212041224</text:p>
          </table:table-cell>
          <table:table-cell table:formula="of:=1/[.J7]" office:value-type="float" office:value="6.79791168153143" calcext:value-type="float">
            <text:p>6.7979116815</text:p>
          </table:table-cell>
          <table:table-cell table:formula="of:=1/[.K7]" office:value-type="float" office:value="7.20928555980102" calcext:value-type="float">
            <text:p>7.2092855598</text:p>
          </table:table-cell>
          <table:table-cell table:formula="of:=1/[.L7]" office:value-type="float" office:value="8.19544497168474" calcext:value-type="float">
            <text:p>8.1954449717</text:p>
          </table:table-cell>
          <table:table-cell table:formula="of:=1/[.M7]" office:value-type="float" office:value="8.40526842224707" calcext:value-type="float">
            <text:p>8.4052684222</text:p>
          </table:table-cell>
          <table:table-cell table:formula="of:=1/[.N7]" office:value-type="float" office:value="9.49514323423569" calcext:value-type="float">
            <text:p>9.4951432342</text:p>
          </table:table-cell>
          <table:table-cell table:formula="of:=1/[.O7]" office:value-type="float" office:value="9.77478886456053" calcext:value-type="float">
            <text:p>9.7747888646</text:p>
          </table:table-cell>
          <table:table-cell table:formula="of:=1/[.P7]" office:value-type="float" office:value="3.77227528556124" calcext:value-type="float">
            <text:p>3.7722752856</text:p>
          </table:table-cell>
          <table:table-cell table:formula="of:=1/[.Q7]" office:value-type="float" office:value="24.8622012495742" calcext:value-type="float">
            <text:p>24.8622012496</text:p>
          </table:table-cell>
          <table:table-cell table:formula="of:=1/[.R7]" office:value-type="float" office:value="20.2584984400956" calcext:value-type="float">
            <text:p>20.2584984401</text:p>
          </table:table-cell>
          <table:table-cell table:formula="of:=1/[.S7]" office:value-type="float" office:value="16.4490187337874" calcext:value-type="float">
            <text:p>16.4490187338</text:p>
          </table:table-cell>
          <table:table-cell table:formula="of:=1/[.T7]" office:value-type="float" office:value="16.6177550742315" calcext:value-type="float">
            <text:p>16.6177550742</text:p>
          </table:table-cell>
          <table:table-cell table:formula="of:=1/[.U7]" office:value-type="float" office:value="14.1319985189666" calcext:value-type="float">
            <text:p>14.131998519</text:p>
          </table:table-cell>
          <table:table-cell table:formula="of:=1/[.V7]" office:value-type="float" office:value="14.1129316792977" calcext:value-type="float">
            <text:p>14.1129316793</text:p>
          </table:table-cell>
          <table:table-cell table:formula="of:=1/[.W7]" office:value-type="float" office:value="12.4479984863234" calcext:value-type="float">
            <text:p>12.4479984863</text:p>
          </table:table-cell>
          <table:table-cell table:formula="of:=1/[.X7]" office:value-type="float" office:value="12.5196245114217" calcext:value-type="float">
            <text:p>12.5196245114</text:p>
          </table:table-cell>
          <table:table-cell table:formula="of:=1/[.Y7]" office:value-type="float" office:value="11.1825677188345" calcext:value-type="float">
            <text:p>11.1825677188</text:p>
          </table:table-cell>
        </table:table-row>
        <table:table-row table:style-name="ro1">
          <table:table-cell table:formula="of:=1/[.A8]" office:value-type="float" office:value="11.5662293860877" calcext:value-type="float">
            <text:p>11.5662293861</text:p>
          </table:table-cell>
          <table:table-cell table:formula="of:=1/[.B8]" office:value-type="float" office:value="12.0539873987616" calcext:value-type="float">
            <text:p>12.0539873988</text:p>
          </table:table-cell>
          <table:table-cell table:formula="of:=1/[.C8]" office:value-type="float" office:value="10.9192954870552" calcext:value-type="float">
            <text:p>10.9192954871</text:p>
          </table:table-cell>
          <table:table-cell table:formula="of:=1/[.D8]" office:value-type="float" office:value="11.0661579185" calcext:value-type="float">
            <text:p>11.0661579185</text:p>
          </table:table-cell>
          <table:table-cell table:formula="of:=1/[.E8]" office:value-type="float" office:value="9.979541939025" calcext:value-type="float">
            <text:p>9.979541939</text:p>
          </table:table-cell>
          <table:table-cell table:formula="of:=1/[.F8]" office:value-type="float" office:value="7.82478736140345" calcext:value-type="float">
            <text:p>7.8247873614</text:p>
          </table:table-cell>
          <table:table-cell table:formula="of:=1/[.G8]" office:value-type="float" office:value="7.36322803917237" calcext:value-type="float">
            <text:p>7.3632280392</text:p>
          </table:table-cell>
          <table:table-cell table:formula="of:=1/[.H8]" office:value-type="float" office:value="6.84931506849315" calcext:value-type="float">
            <text:p>6.8493150685</text:p>
          </table:table-cell>
          <table:table-cell table:formula="of:=1/[.I8]" office:value-type="float" office:value="6.91328664560419" calcext:value-type="float">
            <text:p>6.9132866456</text:p>
          </table:table-cell>
          <table:table-cell table:formula="of:=1/[.J8]" office:value-type="float" office:value="8.5606177341757" calcext:value-type="float">
            <text:p>8.5606177342</text:p>
          </table:table-cell>
          <table:table-cell table:formula="of:=1/[.K8]" office:value-type="float" office:value="9.33462773504593" calcext:value-type="float">
            <text:p>9.334627735</text:p>
          </table:table-cell>
          <table:table-cell table:formula="of:=1/[.L8]" office:value-type="float" office:value="8.88533475498689" calcext:value-type="float">
            <text:p>8.885334755</text:p>
          </table:table-cell>
          <table:table-cell table:formula="of:=1/[.M8]" office:value-type="float" office:value="18.0460462917179" calcext:value-type="float">
            <text:p>18.0460462917</text:p>
          </table:table-cell>
          <table:table-cell table:formula="of:=1/[.N8]" office:value-type="float" office:value="11.9357094943795" calcext:value-type="float">
            <text:p>11.9357094944</text:p>
          </table:table-cell>
          <table:table-cell table:formula="of:=1/[.O8]" office:value-type="float" office:value="3.98051141610674" calcext:value-type="float">
            <text:p>3.9805114161</text:p>
          </table:table-cell>
          <table:table-cell table:formula="of:=1/[.P8]" office:value-type="float" office:value="7.68775417637246" calcext:value-type="float">
            <text:p>7.6877541764</text:p>
          </table:table-cell>
          <table:table-cell table:formula="of:=1/[.Q8]" office:value-type="float" office:value="27.842511617288" calcext:value-type="float">
            <text:p>27.8425116173</text:p>
          </table:table-cell>
          <table:table-cell table:formula="of:=1/[.R8]" office:value-type="float" office:value="22.6175774765116" calcext:value-type="float">
            <text:p>22.6175774765</text:p>
          </table:table-cell>
          <table:table-cell table:formula="of:=1/[.S8]" office:value-type="float" office:value="17.2853377122856" calcext:value-type="float">
            <text:p>17.2853377123</text:p>
          </table:table-cell>
          <table:table-cell table:formula="of:=1/[.T8]" office:value-type="float" office:value="13.3421391451691" calcext:value-type="float">
            <text:p>13.3421391452</text:p>
          </table:table-cell>
          <table:table-cell table:formula="of:=1/[.U8]" office:value-type="float" office:value="13.4514007616183" calcext:value-type="float">
            <text:p>13.4514007616</text:p>
          </table:table-cell>
          <table:table-cell table:formula="of:=1/[.V8]" office:value-type="float" office:value="10.0984497869732" calcext:value-type="float">
            <text:p>10.098449787</text:p>
          </table:table-cell>
          <table:table-cell table:formula="of:=1/[.W8]" office:value-type="float" office:value="11.1881226889534" calcext:value-type="float">
            <text:p>11.188122689</text:p>
          </table:table-cell>
          <table:table-cell table:formula="of:=1/[.X8]" office:value-type="float" office:value="11.0220043294433" calcext:value-type="float">
            <text:p>11.0220043294</text:p>
          </table:table-cell>
          <table:table-cell table:formula="of:=1/[.Y8]" office:value-type="float" office:value="11.0766381517079" calcext:value-type="float">
            <text:p>11.0766381517</text:p>
          </table:table-cell>
        </table:table-row>
        <table:table-row table:style-name="ro1">
          <table:table-cell table:formula="of:=1/[.A9]" office:value-type="float" office:value="11.6841539504125" calcext:value-type="float">
            <text:p>11.6841539504</text:p>
          </table:table-cell>
          <table:table-cell table:formula="of:=1/[.B9]" office:value-type="float" office:value="11.9576031223693" calcext:value-type="float">
            <text:p>11.9576031224</text:p>
          </table:table-cell>
          <table:table-cell table:formula="of:=1/[.C9]" office:value-type="float" office:value="8.64087653051526" calcext:value-type="float">
            <text:p>8.6408765305</text:p>
          </table:table-cell>
          <table:table-cell table:formula="of:=1/[.D9]" office:value-type="float" office:value="10.6959421734582" calcext:value-type="float">
            <text:p>10.6959421735</text:p>
          </table:table-cell>
          <table:table-cell table:formula="of:=1/[.E9]" office:value-type="float" office:value="9.79374375648836" calcext:value-type="float">
            <text:p>9.7937437565</text:p>
          </table:table-cell>
          <table:table-cell table:formula="of:=1/[.F9]" office:value-type="float" office:value="10.0283400890918" calcext:value-type="float">
            <text:p>10.0283400891</text:p>
          </table:table-cell>
          <table:table-cell table:formula="of:=1/[.G9]" office:value-type="float" office:value="9.28220693752147" calcext:value-type="float">
            <text:p>9.2822069375</text:p>
          </table:table-cell>
          <table:table-cell table:formula="of:=1/[.H9]" office:value-type="float" office:value="7.67177095160647" calcext:value-type="float">
            <text:p>7.6717709516</text:p>
          </table:table-cell>
          <table:table-cell table:formula="of:=1/[.I9]" office:value-type="float" office:value="7.91176796366916" calcext:value-type="float">
            <text:p>7.9117679637</text:p>
          </table:table-cell>
          <table:table-cell table:formula="of:=1/[.J9]" office:value-type="float" office:value="6.24551103894076" calcext:value-type="float">
            <text:p>6.2455110389</text:p>
          </table:table-cell>
          <table:table-cell table:formula="of:=1/[.K9]" office:value-type="float" office:value="6.63913638113954" calcext:value-type="float">
            <text:p>6.6391363811</text:p>
          </table:table-cell>
          <table:table-cell table:formula="of:=1/[.L9]" office:value-type="float" office:value="7.95234952166618" calcext:value-type="float">
            <text:p>7.9523495217</text:p>
          </table:table-cell>
          <table:table-cell table:formula="of:=1/[.M9]" office:value-type="float" office:value="4.58601997670302" calcext:value-type="float">
            <text:p>4.5860199767</text:p>
          </table:table-cell>
          <table:table-cell table:formula="of:=1/[.N9]" office:value-type="float" office:value="7.60589304593199" calcext:value-type="float">
            <text:p>7.6058930459</text:p>
          </table:table-cell>
          <table:table-cell table:formula="of:=1/[.O9]" office:value-type="float" office:value="9.17793257890728" calcext:value-type="float">
            <text:p>9.1779325789</text:p>
          </table:table-cell>
          <table:table-cell table:formula="of:=1/[.P9]" office:value-type="float" office:value="10.2132944411081" calcext:value-type="float">
            <text:p>10.2132944411</text:p>
          </table:table-cell>
          <table:table-cell table:formula="of:=1/[.Q9]" office:value-type="float" office:value="4.85623127315815" calcext:value-type="float">
            <text:p>4.8562312732</text:p>
          </table:table-cell>
          <table:table-cell table:formula="of:=1/[.R9]" office:value-type="float" office:value="25.2763335161655" calcext:value-type="float">
            <text:p>25.2763335162</text:p>
          </table:table-cell>
          <table:table-cell table:formula="of:=1/[.S9]" office:value-type="float" office:value="15.9918377660042" calcext:value-type="float">
            <text:p>15.991837766</text:p>
          </table:table-cell>
          <table:table-cell table:formula="of:=1/[.T9]" office:value-type="float" office:value="16.3721320117748" calcext:value-type="float">
            <text:p>16.3721320118</text:p>
          </table:table-cell>
          <table:table-cell table:formula="of:=1/[.U9]" office:value-type="float" office:value="16.7224359906956" calcext:value-type="float">
            <text:p>16.7224359907</text:p>
          </table:table-cell>
          <table:table-cell table:formula="of:=1/[.V9]" office:value-type="float" office:value="12.2402017185243" calcext:value-type="float">
            <text:p>12.2402017185</text:p>
          </table:table-cell>
          <table:table-cell table:formula="of:=1/[.W9]" office:value-type="float" office:value="12.2324159021407" calcext:value-type="float">
            <text:p>12.2324159021</text:p>
          </table:table-cell>
          <table:table-cell table:formula="of:=1/[.X9]" office:value-type="float" office:value="9.02942690227451" calcext:value-type="float">
            <text:p>9.0294269023</text:p>
          </table:table-cell>
          <table:table-cell table:formula="of:=1/[.Y9]" office:value-type="float" office:value="9.19574053298512" calcext:value-type="float">
            <text:p>9.195740533</text:p>
          </table:table-cell>
        </table:table-row>
        <table:table-row table:style-name="ro1">
          <table:table-cell table:formula="of:=1/[.A10]" office:value-type="float" office:value="9.25617386796994" calcext:value-type="float">
            <text:p>9.256173868</text:p>
          </table:table-cell>
          <table:table-cell table:formula="of:=1/[.B10]" office:value-type="float" office:value="9.43102618995973" calcext:value-type="float">
            <text:p>9.43102619</text:p>
          </table:table-cell>
          <table:table-cell table:formula="of:=1/[.C10]" office:value-type="float" office:value="8.91814038936601" calcext:value-type="float">
            <text:p>8.9181403894</text:p>
          </table:table-cell>
          <table:table-cell table:formula="of:=1/[.D10]" office:value-type="float" office:value="9.17978611098362" calcext:value-type="float">
            <text:p>9.179786111</text:p>
          </table:table-cell>
          <table:table-cell table:formula="of:=1/[.E10]" office:value-type="float" office:value="8.5614972346364" calcext:value-type="float">
            <text:p>8.5614972346</text:p>
          </table:table-cell>
          <table:table-cell table:formula="of:=1/[.F10]" office:value-type="float" office:value="8.78557057888125" calcext:value-type="float">
            <text:p>8.7855705789</text:p>
          </table:table-cell>
          <table:table-cell table:formula="of:=1/[.G10]" office:value-type="float" office:value="8.8283070838336" calcext:value-type="float">
            <text:p>8.8283070838</text:p>
          </table:table-cell>
          <table:table-cell table:formula="of:=1/[.H10]" office:value-type="float" office:value="8.15600812338409" calcext:value-type="float">
            <text:p>8.1560081234</text:p>
          </table:table-cell>
          <table:table-cell table:formula="of:=1/[.I10]" office:value-type="float" office:value="7.91145499568826" calcext:value-type="float">
            <text:p>7.9114549957</text:p>
          </table:table-cell>
          <table:table-cell table:formula="of:=1/[.J10]" office:value-type="float" office:value="7.6625416650703" calcext:value-type="float">
            <text:p>7.6625416651</text:p>
          </table:table-cell>
          <table:table-cell table:formula="of:=1/[.K10]" office:value-type="float" office:value="8.46453360419841" calcext:value-type="float">
            <text:p>8.4645336042</text:p>
          </table:table-cell>
          <table:table-cell table:formula="of:=1/[.L10]" office:value-type="float" office:value="6.05642162384777" calcext:value-type="float">
            <text:p>6.0564216238</text:p>
          </table:table-cell>
          <table:table-cell table:formula="of:=1/[.M10]" office:value-type="float" office:value="6.60977850632225" calcext:value-type="float">
            <text:p>6.6097785063</text:p>
          </table:table-cell>
          <table:table-cell table:formula="of:=1/[.N10]" office:value-type="float" office:value="6.63750589078648" calcext:value-type="float">
            <text:p>6.6375058908</text:p>
          </table:table-cell>
          <table:table-cell table:formula="of:=1/[.O10]" office:value-type="float" office:value="7.41944339335663" calcext:value-type="float">
            <text:p>7.4194433934</text:p>
          </table:table-cell>
          <table:table-cell table:formula="of:=1/[.P10]" office:value-type="float" office:value="8.65201591970929" calcext:value-type="float">
            <text:p>8.6520159197</text:p>
          </table:table-cell>
          <table:table-cell table:formula="of:=1/[.Q10]" office:value-type="float" office:value="8.32424603141571" calcext:value-type="float">
            <text:p>8.3242460314</text:p>
          </table:table-cell>
          <table:table-cell table:formula="of:=1/[.R10]" office:value-type="float" office:value="6.39836201932305" calcext:value-type="float">
            <text:p>6.3983620193</text:p>
          </table:table-cell>
          <table:table-cell table:formula="of:=1/[.S10]" office:value-type="float" office:value="19.9751509122651" calcext:value-type="float">
            <text:p>19.9751509123</text:p>
          </table:table-cell>
          <table:table-cell table:formula="of:=1/[.T10]" office:value-type="float" office:value="20.5432455862837" calcext:value-type="float">
            <text:p>20.5432455863</text:p>
          </table:table-cell>
          <table:table-cell table:formula="of:=1/[.U10]" office:value-type="float" office:value="17.197022851404" calcext:value-type="float">
            <text:p>17.1970228514</text:p>
          </table:table-cell>
          <table:table-cell table:formula="of:=1/[.V10]" office:value-type="float" office:value="18.282337799099" calcext:value-type="float">
            <text:p>18.2823377991</text:p>
          </table:table-cell>
          <table:table-cell table:formula="of:=1/[.W10]" office:value-type="float" office:value="16.3520799028032" calcext:value-type="float">
            <text:p>16.3520799028</text:p>
          </table:table-cell>
          <table:table-cell table:formula="of:=1/[.X10]" office:value-type="float" office:value="14.2112675455862" calcext:value-type="float">
            <text:p>14.2112675456</text:p>
          </table:table-cell>
          <table:table-cell table:formula="of:=1/[.Y10]" office:value-type="float" office:value="14.2517137685807" calcext:value-type="float">
            <text:p>14.2517137686</text:p>
          </table:table-cell>
        </table:table-row>
        <table:table-row table:style-name="ro1">
          <table:table-cell table:formula="of:=1/[.A11]" office:value-type="float" office:value="12.4875280813288" calcext:value-type="float">
            <text:p>12.4875280813</text:p>
          </table:table-cell>
          <table:table-cell table:formula="of:=1/[.B11]" office:value-type="float" office:value="12.9230856710118" calcext:value-type="float">
            <text:p>12.923085671</text:p>
          </table:table-cell>
          <table:table-cell table:formula="of:=1/[.C11]" office:value-type="float" office:value="12.4071941874777" calcext:value-type="float">
            <text:p>12.4071941875</text:p>
          </table:table-cell>
          <table:table-cell table:formula="of:=1/[.D11]" office:value-type="float" office:value="11.5604129841934" calcext:value-type="float">
            <text:p>11.5604129842</text:p>
          </table:table-cell>
          <table:table-cell table:formula="of:=1/[.E11]" office:value-type="float" office:value="9.19176785271111" calcext:value-type="float">
            <text:p>9.1917678527</text:p>
          </table:table-cell>
          <table:table-cell table:formula="of:=1/[.F11]" office:value-type="float" office:value="10.005973566219" calcext:value-type="float">
            <text:p>10.0059735662</text:p>
          </table:table-cell>
          <table:table-cell table:formula="of:=1/[.G11]" office:value-type="float" office:value="11.2313237125814" calcext:value-type="float">
            <text:p>11.2313237126</text:p>
          </table:table-cell>
          <table:table-cell table:formula="of:=1/[.H11]" office:value-type="float" office:value="10.2803661455206" calcext:value-type="float">
            <text:p>10.2803661455</text:p>
          </table:table-cell>
          <table:table-cell table:formula="of:=1/[.I11]" office:value-type="float" office:value="10.7526419241208" calcext:value-type="float">
            <text:p>10.7526419241</text:p>
          </table:table-cell>
          <table:table-cell table:formula="of:=1/[.J11]" office:value-type="float" office:value="8.5397096498719" calcext:value-type="float">
            <text:p>8.5397096499</text:p>
          </table:table-cell>
          <table:table-cell table:formula="of:=1/[.K11]" office:value-type="float" office:value="7.76216719708143" calcext:value-type="float">
            <text:p>7.7621671971</text:p>
          </table:table-cell>
          <table:table-cell table:formula="of:=1/[.L11]" office:value-type="float" office:value="7.55024689307341" calcext:value-type="float">
            <text:p>7.5502468931</text:p>
          </table:table-cell>
          <table:table-cell table:formula="of:=1/[.M11]" office:value-type="float" office:value="7.73927916353871" calcext:value-type="float">
            <text:p>7.7392791635</text:p>
          </table:table-cell>
          <table:table-cell table:formula="of:=1/[.N11]" office:value-type="float" office:value="6.42368025489163" calcext:value-type="float">
            <text:p>6.4236802549</text:p>
          </table:table-cell>
          <table:table-cell table:formula="of:=1/[.O11]" office:value-type="float" office:value="11.3788944266175" calcext:value-type="float">
            <text:p>11.3788944266</text:p>
          </table:table-cell>
          <table:table-cell table:formula="of:=1/[.P11]" office:value-type="float" office:value="4.9697590163853" calcext:value-type="float">
            <text:p>4.9697590164</text:p>
          </table:table-cell>
          <table:table-cell table:formula="of:=1/[.Q11]" office:value-type="float" office:value="9.2529192960379" calcext:value-type="float">
            <text:p>9.252919296</text:p>
          </table:table-cell>
          <table:table-cell table:formula="of:=1/[.R11]" office:value-type="float" office:value="4.85684450812307" calcext:value-type="float">
            <text:p>4.8568445081</text:p>
          </table:table-cell>
          <table:table-cell table:formula="of:=1/[.S11]" office:value-type="float" office:value="30.4156604152346" calcext:value-type="float">
            <text:p>30.4156604152</text:p>
          </table:table-cell>
          <table:table-cell table:formula="of:=1/[.T11]" office:value-type="float" office:value="23.1151876028626" calcext:value-type="float">
            <text:p>23.1151876029</text:p>
          </table:table-cell>
          <table:table-cell table:formula="of:=1/[.U11]" office:value-type="float" office:value="18.5751727955449" calcext:value-type="float">
            <text:p>18.5751727955</text:p>
          </table:table-cell>
          <table:table-cell table:formula="of:=1/[.V11]" office:value-type="float" office:value="15.7828282828283" calcext:value-type="float">
            <text:p>15.7828282828</text:p>
          </table:table-cell>
          <table:table-cell table:formula="of:=1/[.W11]" office:value-type="float" office:value="13.8951996253854" calcext:value-type="float">
            <text:p>13.8951996254</text:p>
          </table:table-cell>
          <table:table-cell table:formula="of:=1/[.X11]" office:value-type="float" office:value="14.0968964272826" calcext:value-type="float">
            <text:p>14.0968964273</text:p>
          </table:table-cell>
          <table:table-cell table:formula="of:=1/[.Y11]" office:value-type="float" office:value="12.4377954753788" calcext:value-type="float">
            <text:p>12.4377954754</text:p>
          </table:table-cell>
        </table:table-row>
        <table:table-row table:style-name="ro1">
          <table:table-cell table:formula="of:=1/[.A12]" office:value-type="float" office:value="13.1042191654447" calcext:value-type="float">
            <text:p>13.1042191654</text:p>
          </table:table-cell>
          <table:table-cell table:formula="of:=1/[.B12]" office:value-type="float" office:value="11.9170762168527" calcext:value-type="float">
            <text:p>11.9170762169</text:p>
          </table:table-cell>
          <table:table-cell table:formula="of:=1/[.C12]" office:value-type="float" office:value="12.4133701927672" calcext:value-type="float">
            <text:p>12.4133701928</text:p>
          </table:table-cell>
          <table:table-cell table:formula="of:=1/[.D12]" office:value-type="float" office:value="11.2800104678497" calcext:value-type="float">
            <text:p>11.2800104678</text:p>
          </table:table-cell>
          <table:table-cell table:formula="of:=1/[.E12]" office:value-type="float" office:value="7.36030147794854" calcext:value-type="float">
            <text:p>7.3603014779</text:p>
          </table:table-cell>
          <table:table-cell table:formula="of:=1/[.F12]" office:value-type="float" office:value="18.7763455598637" calcext:value-type="float">
            <text:p>18.7763455599</text:p>
          </table:table-cell>
          <table:table-cell table:formula="of:=1/[.G12]" office:value-type="float" office:value="9.69979145448373" calcext:value-type="float">
            <text:p>9.6997914545</text:p>
          </table:table-cell>
          <table:table-cell table:formula="of:=1/[.H12]" office:value-type="float" office:value="20.1682841630565" calcext:value-type="float">
            <text:p>20.1682841631</text:p>
          </table:table-cell>
          <table:table-cell table:formula="of:=1/[.I12]" office:value-type="float" office:value="19.0014726141276" calcext:value-type="float">
            <text:p>19.0014726141</text:p>
          </table:table-cell>
          <table:table-cell table:formula="of:=1/[.J12]" office:value-type="float" office:value="15.145227587335" calcext:value-type="float">
            <text:p>15.1452275873</text:p>
          </table:table-cell>
          <table:table-cell table:formula="of:=1/[.K12]" office:value-type="float" office:value="14.1058446156581" calcext:value-type="float">
            <text:p>14.1058446157</text:p>
          </table:table-cell>
          <table:table-cell table:formula="of:=1/[.L12]" office:value-type="float" office:value="14.8905470340264" calcext:value-type="float">
            <text:p>14.890547034</text:p>
          </table:table-cell>
          <table:table-cell table:formula="of:=1/[.M12]" office:value-type="float" office:value="10.8292967129836" calcext:value-type="float">
            <text:p>10.829296713</text:p>
          </table:table-cell>
          <table:table-cell table:formula="of:=1/[.N12]" office:value-type="float" office:value="9.75733507664387" calcext:value-type="float">
            <text:p>9.7573350766</text:p>
          </table:table-cell>
          <table:table-cell table:formula="of:=1/[.O12]" office:value-type="float" office:value="9.93620953478667" calcext:value-type="float">
            <text:p>9.9362095348</text:p>
          </table:table-cell>
          <table:table-cell table:formula="of:=1/[.P12]" office:value-type="float" office:value="10.5704669609485" calcext:value-type="float">
            <text:p>10.5704669609</text:p>
          </table:table-cell>
          <table:table-cell table:formula="of:=1/[.Q12]" office:value-type="float" office:value="10.4771174516298" calcext:value-type="float">
            <text:p>10.4771174516</text:p>
          </table:table-cell>
          <table:table-cell table:formula="of:=1/[.R12]" office:value-type="float" office:value="10.8942667831627" calcext:value-type="float">
            <text:p>10.8942667832</text:p>
          </table:table-cell>
          <table:table-cell table:formula="of:=1/[.S12]" office:value-type="float" office:value="10.6165903333822" calcext:value-type="float">
            <text:p>10.6165903334</text:p>
          </table:table-cell>
          <table:table-cell table:formula="of:=1/[.T12]" office:value-type="float" office:value="11.4454452850488" calcext:value-type="float">
            <text:p>11.445445285</text:p>
          </table:table-cell>
          <table:table-cell table:formula="of:=1/[.U12]" office:value-type="float" office:value="7.26142585358061" calcext:value-type="float">
            <text:p>7.2614258536</text:p>
          </table:table-cell>
          <table:table-cell table:formula="of:=1/[.V12]" office:value-type="float" office:value="9.6635163603332" calcext:value-type="float">
            <text:p>9.6635163603</text:p>
          </table:table-cell>
          <table:table-cell table:formula="of:=1/[.W12]" office:value-type="float" office:value="10.9212392985506" calcext:value-type="float">
            <text:p>10.9212392986</text:p>
          </table:table-cell>
          <table:table-cell table:formula="of:=1/[.X12]" office:value-type="float" office:value="9.3922288698331" calcext:value-type="float">
            <text:p>9.3922288698</text:p>
          </table:table-cell>
          <table:table-cell table:formula="of:=1/[.Y12]" office:value-type="float" office:value="9.54398824180649" calcext:value-type="float">
            <text:p>9.5439882418</text:p>
          </table:table-cell>
        </table:table-row>
        <table:table-row table:style-name="ro1">
          <table:table-cell table:formula="of:=1/[.A13]" office:value-type="float" office:value="8.33333333333333" calcext:value-type="float">
            <text:p>8.3333333333</text:p>
          </table:table-cell>
          <table:table-cell table:formula="of:=1/[.B13]" office:value-type="float" office:value="9.38984769667036" calcext:value-type="float">
            <text:p>9.3898476967</text:p>
          </table:table-cell>
          <table:table-cell table:formula="of:=1/[.C13]" office:value-type="float" office:value="12.3497041010897" calcext:value-type="float">
            <text:p>12.3497041011</text:p>
          </table:table-cell>
          <table:table-cell table:formula="of:=1/[.D13]" office:value-type="float" office:value="4.7683533922066" calcext:value-type="float">
            <text:p>4.7683533922</text:p>
          </table:table-cell>
          <table:table-cell table:formula="of:=1/[.E13]" office:value-type="float" office:value="12.693464262186" calcext:value-type="float">
            <text:p>12.6934642622</text:p>
          </table:table-cell>
          <table:table-cell table:formula="of:=1/[.F13]" office:value-type="float" office:value="5.10464522715671" calcext:value-type="float">
            <text:p>5.1046452272</text:p>
          </table:table-cell>
          <table:table-cell table:formula="of:=1/[.G13]" office:value-type="float" office:value="21.9511499109881" calcext:value-type="float">
            <text:p>21.951149911</text:p>
          </table:table-cell>
          <table:table-cell table:formula="of:=1/[.H13]" office:value-type="float" office:value="22.8145383364095" calcext:value-type="float">
            <text:p>22.8145383364</text:p>
          </table:table-cell>
          <table:table-cell table:formula="of:=1/[.I13]" office:value-type="float" office:value="18.6291897047646" calcext:value-type="float">
            <text:p>18.6291897048</text:p>
          </table:table-cell>
          <table:table-cell table:formula="of:=1/[.J13]" office:value-type="float" office:value="15.866946136478" calcext:value-type="float">
            <text:p>15.8669461365</text:p>
          </table:table-cell>
          <table:table-cell table:formula="of:=1/[.K13]" office:value-type="float" office:value="18.4523633787015" calcext:value-type="float">
            <text:p>18.4523633787</text:p>
          </table:table-cell>
          <table:table-cell table:formula="of:=1/[.L13]" office:value-type="float" office:value="15.8659139877071" calcext:value-type="float">
            <text:p>15.8659139877</text:p>
          </table:table-cell>
          <table:table-cell table:formula="of:=1/[.M13]" office:value-type="float" office:value="27.3680177344755" calcext:value-type="float">
            <text:p>27.3680177345</text:p>
          </table:table-cell>
          <table:table-cell table:formula="of:=1/[.N13]" office:value-type="float" office:value="19.3398534425906" calcext:value-type="float">
            <text:p>19.3398534426</text:p>
          </table:table-cell>
          <table:table-cell table:formula="of:=1/[.O13]" office:value-type="float" office:value="19.8075498456992" calcext:value-type="float">
            <text:p>19.8075498457</text:p>
          </table:table-cell>
          <table:table-cell table:formula="of:=1/[.P13]" office:value-type="float" office:value="11.7222987427835" calcext:value-type="float">
            <text:p>11.7222987428</text:p>
          </table:table-cell>
          <table:table-cell table:formula="of:=1/[.Q13]" office:value-type="float" office:value="15.5040923051639" calcext:value-type="float">
            <text:p>15.5040923052</text:p>
          </table:table-cell>
          <table:table-cell table:formula="of:=1/[.R13]" office:value-type="float" office:value="13.8268982948669" calcext:value-type="float">
            <text:p>13.8268982949</text:p>
          </table:table-cell>
          <table:table-cell table:formula="of:=1/[.S13]" office:value-type="float" office:value="16.4479635776295" calcext:value-type="float">
            <text:p>16.4479635776</text:p>
          </table:table-cell>
          <table:table-cell table:formula="of:=1/[.T13]" office:value-type="float" office:value="20.7556725253012" calcext:value-type="float">
            <text:p>20.7556725253</text:p>
          </table:table-cell>
          <table:table-cell table:formula="of:=1/[.U13]" office:value-type="float" office:value="18.4937916341484" calcext:value-type="float">
            <text:p>18.4937916341</text:p>
          </table:table-cell>
          <table:table-cell table:formula="of:=1/[.V13]" office:value-type="float" office:value="17.5875198958819" calcext:value-type="float">
            <text:p>17.5875198959</text:p>
          </table:table-cell>
          <table:table-cell table:formula="of:=1/[.W13]" office:value-type="float" office:value="7.28088186041093" calcext:value-type="float">
            <text:p>7.2808818604</text:p>
          </table:table-cell>
          <table:table-cell table:formula="of:=1/[.X13]" office:value-type="float" office:value="14.5837009641285" calcext:value-type="float">
            <text:p>14.5837009641</text:p>
          </table:table-cell>
          <table:table-cell table:formula="of:=1/[.Y13]" office:value-type="float" office:value="14.7439564522502" calcext:value-type="float">
            <text:p>14.7439564523</text:p>
          </table:table-cell>
        </table:table-row>
        <table:table-row table:style-name="ro1">
          <table:table-cell table:formula="of:=1/[.A14]" office:value-type="float" office:value="13.9816728232633" calcext:value-type="float">
            <text:p>13.9816728233</text:p>
          </table:table-cell>
          <table:table-cell table:formula="of:=1/[.B14]" office:value-type="float" office:value="22.3155010164711" calcext:value-type="float">
            <text:p>22.3155010165</text:p>
          </table:table-cell>
          <table:table-cell table:formula="of:=1/[.C14]" office:value-type="float" office:value="17.5927799231196" calcext:value-type="float">
            <text:p>17.5927799231</text:p>
          </table:table-cell>
          <table:table-cell table:formula="of:=1/[.D14]" office:value-type="float" office:value="13.2944073087334" calcext:value-type="float">
            <text:p>13.2944073087</text:p>
          </table:table-cell>
          <table:table-cell table:formula="of:=1/[.E14]" office:value-type="float" office:value="13.9810668392862" calcext:value-type="float">
            <text:p>13.9810668393</text:p>
          </table:table-cell>
          <table:table-cell table:formula="of:=1/[.F14]" office:value-type="float" office:value="13.9319618710068" calcext:value-type="float">
            <text:p>13.931961871</text:p>
          </table:table-cell>
          <table:table-cell table:formula="of:=1/[.G14]" office:value-type="float" office:value="13.9182912792162" calcext:value-type="float">
            <text:p>13.9182912792</text:p>
          </table:table-cell>
          <table:table-cell table:formula="of:=1/[.H14]" office:value-type="float" office:value="12.1516132481748" calcext:value-type="float">
            <text:p>12.1516132482</text:p>
          </table:table-cell>
          <table:table-cell table:formula="of:=1/[.I14]" office:value-type="float" office:value="12.1248716279216" calcext:value-type="float">
            <text:p>12.1248716279</text:p>
          </table:table-cell>
          <table:table-cell table:formula="of:=1/[.J14]" office:value-type="float" office:value="10.9610302491552" calcext:value-type="float">
            <text:p>10.9610302492</text:p>
          </table:table-cell>
          <table:table-cell table:formula="of:=1/[.K14]" office:value-type="float" office:value="10.6049037074743" calcext:value-type="float">
            <text:p>10.6049037075</text:p>
          </table:table-cell>
          <table:table-cell table:formula="of:=1/[.L14]" office:value-type="float" office:value="11.2089276867239" calcext:value-type="float">
            <text:p>11.2089276867</text:p>
          </table:table-cell>
          <table:table-cell table:formula="of:=1/[.M14]" office:value-type="float" office:value="10.4568820923803" calcext:value-type="float">
            <text:p>10.4568820924</text:p>
          </table:table-cell>
          <table:table-cell table:formula="of:=1/[.N14]" office:value-type="float" office:value="10.5504819460153" calcext:value-type="float">
            <text:p>10.550481946</text:p>
          </table:table-cell>
          <table:table-cell table:formula="of:=1/[.O14]" office:value-type="float" office:value="9.57845231367516" calcext:value-type="float">
            <text:p>9.5784523137</text:p>
          </table:table-cell>
          <table:table-cell table:formula="of:=1/[.P14]" office:value-type="float" office:value="9.85163438614466" calcext:value-type="float">
            <text:p>9.8516343861</text:p>
          </table:table-cell>
          <table:table-cell table:formula="of:=1/[.Q14]" office:value-type="float" office:value="9.43983990031529" calcext:value-type="float">
            <text:p>9.4398399003</text:p>
          </table:table-cell>
          <table:table-cell table:formula="of:=1/[.R14]" office:value-type="float" office:value="7.03660441617293" calcext:value-type="float">
            <text:p>7.0366044162</text:p>
          </table:table-cell>
          <table:table-cell table:formula="of:=1/[.S14]" office:value-type="float" office:value="7.15753007952016" calcext:value-type="float">
            <text:p>7.1575300795</text:p>
          </table:table-cell>
          <table:table-cell table:formula="of:=1/[.T14]" office:value-type="float" office:value="6.81486731453339" calcext:value-type="float">
            <text:p>6.8148673145</text:p>
          </table:table-cell>
          <table:table-cell table:formula="of:=1/[.U14]" office:value-type="float" office:value="7.70036345715518" calcext:value-type="float">
            <text:p>7.7003634572</text:p>
          </table:table-cell>
          <table:table-cell table:formula="of:=1/[.V14]" office:value-type="float" office:value="10.5299513937444" calcext:value-type="float">
            <text:p>10.5299513937</text:p>
          </table:table-cell>
          <table:table-cell table:formula="of:=1/[.W14]" office:value-type="float" office:value="12.9701349672245" calcext:value-type="float">
            <text:p>12.9701349672</text:p>
          </table:table-cell>
          <table:table-cell table:formula="of:=1/[.X14]" office:value-type="float" office:value="5.01022085053509" calcext:value-type="float">
            <text:p>5.0102208505</text:p>
          </table:table-cell>
          <table:table-cell table:formula="of:=1/[.Y14]" office:value-type="float" office:value="6.90669742449253" calcext:value-type="float">
            <text:p>6.9066974245</text:p>
          </table:table-cell>
        </table:table-row>
        <table:table-row table:style-name="ro1">
          <table:table-cell table:formula="of:=1/[.A15]" office:value-type="float" office:value="10.9551703474213" calcext:value-type="float">
            <text:p>10.9551703474</text:p>
          </table:table-cell>
          <table:table-cell table:formula="of:=1/[.B15]" office:value-type="float" office:value="9.08042532712232" calcext:value-type="float">
            <text:p>9.0804253271</text:p>
          </table:table-cell>
          <table:table-cell table:formula="of:=1/[.C15]" office:value-type="float" office:value="28.9467437807921" calcext:value-type="float">
            <text:p>28.9467437808</text:p>
          </table:table-cell>
          <table:table-cell table:formula="of:=1/[.D15]" office:value-type="float" office:value="28.666437335168" calcext:value-type="float">
            <text:p>28.6664373352</text:p>
          </table:table-cell>
          <table:table-cell table:formula="of:=1/[.E15]" office:value-type="float" office:value="22.7117874176698" calcext:value-type="float">
            <text:p>22.7117874177</text:p>
          </table:table-cell>
          <table:table-cell table:formula="of:=1/[.F15]" office:value-type="float" office:value="20.4345196253126" calcext:value-type="float">
            <text:p>20.4345196253</text:p>
          </table:table-cell>
          <table:table-cell table:formula="of:=1/[.G15]" office:value-type="float" office:value="17.4549313672099" calcext:value-type="float">
            <text:p>17.4549313672</text:p>
          </table:table-cell>
          <table:table-cell table:formula="of:=1/[.H15]" office:value-type="float" office:value="15.1372494406786" calcext:value-type="float">
            <text:p>15.1372494407</text:p>
          </table:table-cell>
          <table:table-cell table:formula="of:=1/[.I15]" office:value-type="float" office:value="15.2326172987695" calcext:value-type="float">
            <text:p>15.2326172988</text:p>
          </table:table-cell>
          <table:table-cell table:formula="of:=1/[.J15]" office:value-type="float" office:value="13.0369767772333" calcext:value-type="float">
            <text:p>13.0369767772</text:p>
          </table:table-cell>
          <table:table-cell table:formula="of:=1/[.K15]" office:value-type="float" office:value="13.3885477040649" calcext:value-type="float">
            <text:p>13.3885477041</text:p>
          </table:table-cell>
          <table:table-cell table:formula="of:=1/[.L15]" office:value-type="float" office:value="13.5788387377112" calcext:value-type="float">
            <text:p>13.5788387377</text:p>
          </table:table-cell>
          <table:table-cell table:formula="of:=1/[.M15]" office:value-type="float" office:value="12.1837999322581" calcext:value-type="float">
            <text:p>12.1837999323</text:p>
          </table:table-cell>
          <table:table-cell table:formula="of:=1/[.N15]" office:value-type="float" office:value="12.4571629309711" calcext:value-type="float">
            <text:p>12.457162931</text:p>
          </table:table-cell>
          <table:table-cell table:formula="of:=1/[.O15]" office:value-type="float" office:value="12.0825041714846" calcext:value-type="float">
            <text:p>12.0825041715</text:p>
          </table:table-cell>
          <table:table-cell table:formula="of:=1/[.P15]" office:value-type="float" office:value="12.5445330924783" calcext:value-type="float">
            <text:p>12.5445330925</text:p>
          </table:table-cell>
          <table:table-cell table:formula="of:=1/[.Q15]" office:value-type="float" office:value="6.88056035283514" calcext:value-type="float">
            <text:p>6.8805603528</text:p>
          </table:table-cell>
          <table:table-cell table:formula="of:=1/[.R15]" office:value-type="float" office:value="25.5914831544062" calcext:value-type="float">
            <text:p>25.5914831544</text:p>
          </table:table-cell>
          <table:table-cell table:formula="of:=1/[.S15]" office:value-type="float" office:value="4.63083021524099" calcext:value-type="float">
            <text:p>4.6308302152</text:p>
          </table:table-cell>
          <table:table-cell table:formula="of:=1/[.T15]" office:value-type="float" office:value="28.5235904354697" calcext:value-type="float">
            <text:p>28.5235904355</text:p>
          </table:table-cell>
          <table:table-cell table:formula="of:=1/[.U15]" office:value-type="float" office:value="25.9739585091987" calcext:value-type="float">
            <text:p>25.9739585092</text:p>
          </table:table-cell>
          <table:table-cell table:formula="of:=1/[.V15]" office:value-type="float" office:value="20.1133184360688" calcext:value-type="float">
            <text:p>20.1133184361</text:p>
          </table:table-cell>
          <table:table-cell table:formula="of:=1/[.W15]" office:value-type="float" office:value="16.8196695944105" calcext:value-type="float">
            <text:p>16.8196695944</text:p>
          </table:table-cell>
          <table:table-cell table:formula="of:=1/[.X15]" office:value-type="float" office:value="14.7318580850647" calcext:value-type="float">
            <text:p>14.7318580851</text:p>
          </table:table-cell>
          <table:table-cell table:formula="of:=1/[.Y15]" office:value-type="float" office:value="15.2602094616351" calcext:value-type="float">
            <text:p>15.2602094616</text:p>
          </table:table-cell>
        </table:table-row>
        <table:table-row table:style-name="ro1">
          <table:table-cell table:formula="of:=1/[.A16]" office:value-type="float" office:value="13.9919825939737" calcext:value-type="float">
            <text:p>13.991982594</text:p>
          </table:table-cell>
          <table:table-cell table:formula="of:=1/[.B16]" office:value-type="float" office:value="13.2741659509679" calcext:value-type="float">
            <text:p>13.274165951</text:p>
          </table:table-cell>
          <table:table-cell table:formula="of:=1/[.C16]" office:value-type="float" office:value="13.6007050605503" calcext:value-type="float">
            <text:p>13.6007050606</text:p>
          </table:table-cell>
          <table:table-cell table:formula="of:=1/[.D16]" office:value-type="float" office:value="12.0450436452157" calcext:value-type="float">
            <text:p>12.0450436452</text:p>
          </table:table-cell>
          <table:table-cell table:formula="of:=1/[.E16]" office:value-type="float" office:value="13.0166978199635" calcext:value-type="float">
            <text:p>13.01669782</text:p>
          </table:table-cell>
          <table:table-cell table:formula="of:=1/[.F16]" office:value-type="float" office:value="11.8632546364565" calcext:value-type="float">
            <text:p>11.8632546365</text:p>
          </table:table-cell>
          <table:table-cell table:formula="of:=1/[.G16]" office:value-type="float" office:value="12.0870314613342" calcext:value-type="float">
            <text:p>12.0870314613</text:p>
          </table:table-cell>
          <table:table-cell table:formula="of:=1/[.H16]" office:value-type="float" office:value="10.832065079047" calcext:value-type="float">
            <text:p>10.832065079</text:p>
          </table:table-cell>
          <table:table-cell table:formula="of:=1/[.I16]" office:value-type="float" office:value="10.4326307652022" calcext:value-type="float">
            <text:p>10.4326307652</text:p>
          </table:table-cell>
          <table:table-cell table:formula="of:=1/[.J16]" office:value-type="float" office:value="11.0376737881738" calcext:value-type="float">
            <text:p>11.0376737882</text:p>
          </table:table-cell>
          <table:table-cell table:formula="of:=1/[.K16]" office:value-type="float" office:value="9.37330108917759" calcext:value-type="float">
            <text:p>9.3733010892</text:p>
          </table:table-cell>
          <table:table-cell table:formula="of:=1/[.L16]" office:value-type="float" office:value="10.411189946955" calcext:value-type="float">
            <text:p>10.411189947</text:p>
          </table:table-cell>
          <table:table-cell table:formula="of:=1/[.M16]" office:value-type="float" office:value="10.6187773964457" calcext:value-type="float">
            <text:p>10.6187773964</text:p>
          </table:table-cell>
          <table:table-cell table:formula="of:=1/[.N16]" office:value-type="float" office:value="4.05447593871254" calcext:value-type="float">
            <text:p>4.0544759387</text:p>
          </table:table-cell>
          <table:table-cell table:formula="of:=1/[.O16]" office:value-type="float" office:value="32.5678796030627" calcext:value-type="float">
            <text:p>32.5678796031</text:p>
          </table:table-cell>
          <table:table-cell table:formula="of:=1/[.P16]" office:value-type="float" office:value="25.3728540908653" calcext:value-type="float">
            <text:p>25.3728540909</text:p>
          </table:table-cell>
          <table:table-cell table:formula="of:=1/[.Q16]" office:value-type="float" office:value="20.4752720139887" calcext:value-type="float">
            <text:p>20.475272014</text:p>
          </table:table-cell>
          <table:table-cell table:formula="of:=1/[.R16]" office:value-type="float" office:value="17.0658948331297" calcext:value-type="float">
            <text:p>17.0658948331</text:p>
          </table:table-cell>
          <table:table-cell table:formula="of:=1/[.S16]" office:value-type="float" office:value="14.7756975237409" calcext:value-type="float">
            <text:p>14.7756975237</text:p>
          </table:table-cell>
          <table:table-cell table:formula="of:=1/[.T16]" office:value-type="float" office:value="14.7756975237409" calcext:value-type="float">
            <text:p>14.7756975237</text:p>
          </table:table-cell>
          <table:table-cell table:formula="of:=1/[.U16]" office:value-type="float" office:value="12.9491744901263" calcext:value-type="float">
            <text:p>12.9491744901</text:p>
          </table:table-cell>
          <table:table-cell table:formula="of:=1/[.V16]" office:value-type="float" office:value="13.484158136813" calcext:value-type="float">
            <text:p>13.4841581368</text:p>
          </table:table-cell>
          <table:table-cell table:formula="of:=1/[.W16]" office:value-type="float" office:value="12.0353888573963" calcext:value-type="float">
            <text:p>12.0353888574</text:p>
          </table:table-cell>
          <table:table-cell table:formula="of:=1/[.X16]" office:value-type="float" office:value="11.1433028749721" calcext:value-type="float">
            <text:p>11.143302875</text:p>
          </table:table-cell>
          <table:table-cell table:formula="of:=1/[.Y16]" office:value-type="float" office:value="11.1606395492887" calcext:value-type="float">
            <text:p>11.1606395493</text:p>
          </table:table-cell>
        </table:table-row>
        <table:table-row table:style-name="ro1">
          <table:table-cell table:formula="of:=1/[.A17]" office:value-type="float" office:value="10.5388181558544" calcext:value-type="float">
            <text:p>10.5388181559</text:p>
          </table:table-cell>
          <table:table-cell table:formula="of:=1/[.B17]" office:value-type="float" office:value="10.7301548468646" calcext:value-type="float">
            <text:p>10.7301548469</text:p>
          </table:table-cell>
          <table:table-cell table:formula="of:=1/[.C17]" office:value-type="float" office:value="9.82482339879941" calcext:value-type="float">
            <text:p>9.8248233988</text:p>
          </table:table-cell>
          <table:table-cell table:formula="of:=1/[.D17]" office:value-type="float" office:value="9.88601425563256" calcext:value-type="float">
            <text:p>9.8860142556</text:p>
          </table:table-cell>
          <table:table-cell table:formula="of:=1/[.E17]" office:value-type="float" office:value="7.61661030375042" calcext:value-type="float">
            <text:p>7.6166103038</text:p>
          </table:table-cell>
          <table:table-cell table:formula="of:=1/[.F17]" office:value-type="float" office:value="7.46079352999985" calcext:value-type="float">
            <text:p>7.46079353</text:p>
          </table:table-cell>
          <table:table-cell table:formula="of:=1/[.G17]" office:value-type="float" office:value="25.9745657052614" calcext:value-type="float">
            <text:p>25.9745657053</text:p>
          </table:table-cell>
          <table:table-cell table:formula="of:=1/[.H17]" office:value-type="float" office:value="20.9758819309558" calcext:value-type="float">
            <text:p>20.975881931</text:p>
          </table:table-cell>
          <table:table-cell table:formula="of:=1/[.I17]" office:value-type="float" office:value="13.2125704395162" calcext:value-type="float">
            <text:p>13.2125704395</text:p>
          </table:table-cell>
          <table:table-cell table:formula="of:=1/[.J17]" office:value-type="float" office:value="7.13002310127485" calcext:value-type="float">
            <text:p>7.1300231013</text:p>
          </table:table-cell>
          <table:table-cell table:formula="of:=1/[.K17]" office:value-type="float" office:value="7.06628885575585" calcext:value-type="float">
            <text:p>7.0662888558</text:p>
          </table:table-cell>
          <table:table-cell table:formula="of:=1/[.L17]" office:value-type="float" office:value="7.08190219893063" calcext:value-type="float">
            <text:p>7.0819021989</text:p>
          </table:table-cell>
          <table:table-cell table:formula="of:=1/[.M17]" office:value-type="float" office:value="5.86324565826659" calcext:value-type="float">
            <text:p>5.8632456583</text:p>
          </table:table-cell>
          <table:table-cell table:formula="of:=1/[.N17]" office:value-type="float" office:value="5.09621656881931" calcext:value-type="float">
            <text:p>5.0962165688</text:p>
          </table:table-cell>
          <table:table-cell table:formula="of:=1/[.O17]" office:value-type="float" office:value="13.0193584841301" calcext:value-type="float">
            <text:p>13.0193584841</text:p>
          </table:table-cell>
          <table:table-cell table:formula="of:=1/[.P17]" office:value-type="float" office:value="18.3452577508714" calcext:value-type="float">
            <text:p>18.3452577509</text:p>
          </table:table-cell>
          <table:table-cell table:formula="of:=1/[.Q17]" office:value-type="float" office:value="20.004280916116" calcext:value-type="float">
            <text:p>20.0042809161</text:p>
          </table:table-cell>
          <table:table-cell table:formula="of:=1/[.R17]" office:value-type="float" office:value="21.3871719742498" calcext:value-type="float">
            <text:p>21.3871719742</text:p>
          </table:table-cell>
          <table:table-cell table:formula="of:=1/[.S17]" office:value-type="float" office:value="20.8237457337351" calcext:value-type="float">
            <text:p>20.8237457337</text:p>
          </table:table-cell>
          <table:table-cell table:formula="of:=1/[.T17]" office:value-type="float" office:value="20.4573862415895" calcext:value-type="float">
            <text:p>20.4573862416</text:p>
          </table:table-cell>
          <table:table-cell table:formula="of:=1/[.U17]" office:value-type="float" office:value="9.06330720079757" calcext:value-type="float">
            <text:p>9.0633072008</text:p>
          </table:table-cell>
          <table:table-cell table:formula="of:=1/[.V17]" office:value-type="float" office:value="18.6683841580092" calcext:value-type="float">
            <text:p>18.668384158</text:p>
          </table:table-cell>
          <table:table-cell table:formula="of:=1/[.W17]" office:value-type="float" office:value="14.5547695979973" calcext:value-type="float">
            <text:p>14.554769598</text:p>
          </table:table-cell>
          <table:table-cell table:formula="of:=1/[.X17]" office:value-type="float" office:value="13.4262609608638" calcext:value-type="float">
            <text:p>13.4262609609</text:p>
          </table:table-cell>
          <table:table-cell table:formula="of:=1/[.Y17]" office:value-type="float" office:value="11.9509723311089" calcext:value-type="float">
            <text:p>11.9509723311</text:p>
          </table:table-cell>
        </table:table-row>
        <table:table-row table:style-name="ro1">
          <table:table-cell table:formula="of:=1/[.A18]" office:value-type="float" office:value="10.864924005289" calcext:value-type="float">
            <text:p>10.8649240053</text:p>
          </table:table-cell>
          <table:table-cell table:formula="of:=1/[.B18]" office:value-type="float" office:value="12.1250774489322" calcext:value-type="float">
            <text:p>12.1250774489</text:p>
          </table:table-cell>
          <table:table-cell table:formula="of:=1/[.C18]" office:value-type="float" office:value="11.1546265486805" calcext:value-type="float">
            <text:p>11.1546265487</text:p>
          </table:table-cell>
          <table:table-cell table:formula="of:=1/[.D18]" office:value-type="float" office:value="9.19658622719247" calcext:value-type="float">
            <text:p>9.1965862272</text:p>
          </table:table-cell>
          <table:table-cell table:formula="of:=1/[.E18]" office:value-type="float" office:value="6.01869406376205" calcext:value-type="float">
            <text:p>6.0186940638</text:p>
          </table:table-cell>
          <table:table-cell table:formula="of:=1/[.F18]" office:value-type="float" office:value="18.5822487494147" calcext:value-type="float">
            <text:p>18.5822487494</text:p>
          </table:table-cell>
          <table:table-cell table:formula="of:=1/[.G18]" office:value-type="float" office:value="19.8522200737709" calcext:value-type="float">
            <text:p>19.8522200738</text:p>
          </table:table-cell>
          <table:table-cell table:formula="of:=1/[.H18]" office:value-type="float" office:value="18.0493686330852" calcext:value-type="float">
            <text:p>18.0493686331</text:p>
          </table:table-cell>
          <table:table-cell table:formula="of:=1/[.I18]" office:value-type="float" office:value="11.7054350676106" calcext:value-type="float">
            <text:p>11.7054350676</text:p>
          </table:table-cell>
          <table:table-cell table:formula="of:=1/[.J18]" office:value-type="float" office:value="11.5978200737389" calcext:value-type="float">
            <text:p>11.5978200737</text:p>
          </table:table-cell>
          <table:table-cell table:formula="of:=1/[.K18]" office:value-type="float" office:value="11.3863184275039" calcext:value-type="float">
            <text:p>11.3863184275</text:p>
          </table:table-cell>
          <table:table-cell table:formula="of:=1/[.L18]" office:value-type="float" office:value="11.4934734311121" calcext:value-type="float">
            <text:p>11.4934734311</text:p>
          </table:table-cell>
          <table:table-cell table:formula="of:=1/[.M18]" office:value-type="float" office:value="10.3707867382528" calcext:value-type="float">
            <text:p>10.3707867383</text:p>
          </table:table-cell>
          <table:table-cell table:formula="of:=1/[.N18]" office:value-type="float" office:value="10.6400070649647" calcext:value-type="float">
            <text:p>10.640007065</text:p>
          </table:table-cell>
          <table:table-cell table:formula="of:=1/[.O18]" office:value-type="float" office:value="10.8366899980602" calcext:value-type="float">
            <text:p>10.8366899981</text:p>
          </table:table-cell>
          <table:table-cell table:formula="of:=1/[.P18]" office:value-type="float" office:value="10.8734063663794" calcext:value-type="float">
            <text:p>10.8734063664</text:p>
          </table:table-cell>
          <table:table-cell table:formula="of:=1/[.Q18]" office:value-type="float" office:value="9.88806708064707" calcext:value-type="float">
            <text:p>9.8880670806</text:p>
          </table:table-cell>
          <table:table-cell table:formula="of:=1/[.R18]" office:value-type="float" office:value="9.24154629552617" calcext:value-type="float">
            <text:p>9.2415462955</text:p>
          </table:table-cell>
          <table:table-cell table:formula="of:=1/[.S18]" office:value-type="float" office:value="8.49870394764798" calcext:value-type="float">
            <text:p>8.4987039476</text:p>
          </table:table-cell>
          <table:table-cell table:formula="of:=1/[.T18]" office:value-type="float" office:value="8.90281685125174" calcext:value-type="float">
            <text:p>8.9028168513</text:p>
          </table:table-cell>
          <table:table-cell table:formula="of:=1/[.U18]" office:value-type="float" office:value="7.597398650702" calcext:value-type="float">
            <text:p>7.5973986507</text:p>
          </table:table-cell>
          <table:table-cell table:formula="of:=1/[.V18]" office:value-type="float" office:value="7.11288142826659" calcext:value-type="float">
            <text:p>7.1128814283</text:p>
          </table:table-cell>
          <table:table-cell table:formula="of:=1/[.W18]" office:value-type="float" office:value="7.19527989638797" calcext:value-type="float">
            <text:p>7.1952798964</text:p>
          </table:table-cell>
          <table:table-cell table:formula="of:=1/[.X18]" office:value-type="float" office:value="8.43269863221628" calcext:value-type="float">
            <text:p>8.4326986322</text:p>
          </table:table-cell>
          <table:table-cell table:formula="of:=1/[.Y18]" office:value-type="float" office:value="8.25075700695539" calcext:value-type="float">
            <text:p>8.250757007</text:p>
          </table:table-cell>
        </table:table-row>
        <table:table-row table:style-name="ro1">
          <table:table-cell table:formula="of:=1/[.A19]" office:value-type="float" office:value="8.2738307008762" calcext:value-type="float">
            <text:p>8.2738307009</text:p>
          </table:table-cell>
          <table:table-cell table:formula="of:=1/[.B19]" office:value-type="float" office:value="8.26842618775942" calcext:value-type="float">
            <text:p>8.2684261878</text:p>
          </table:table-cell>
          <table:table-cell table:formula="of:=1/[.C19]" office:value-type="float" office:value="9.42151874882231" calcext:value-type="float">
            <text:p>9.4215187488</text:p>
          </table:table-cell>
          <table:table-cell table:formula="of:=1/[.D19]" office:value-type="float" office:value="11.6498927627371" calcext:value-type="float">
            <text:p>11.6498927627</text:p>
          </table:table-cell>
          <table:table-cell table:formula="of:=1/[.E19]" office:value-type="float" office:value="4.18054957504714" calcext:value-type="float">
            <text:p>4.180549575</text:p>
          </table:table-cell>
          <table:table-cell table:formula="of:=1/[.F19]" office:value-type="float" office:value="4.87353184853063" calcext:value-type="float">
            <text:p>4.8735318485</text:p>
          </table:table-cell>
          <table:table-cell table:formula="of:=1/[.G19]" office:value-type="float" office:value="24.9329925824347" calcext:value-type="float">
            <text:p>24.9329925824</text:p>
          </table:table-cell>
          <table:table-cell table:formula="of:=1/[.H19]" office:value-type="float" office:value="21.1520238256396" calcext:value-type="float">
            <text:p>21.1520238256</text:p>
          </table:table-cell>
          <table:table-cell table:formula="of:=1/[.I19]" office:value-type="float" office:value="17.3805133160803" calcext:value-type="float">
            <text:p>17.3805133161</text:p>
          </table:table-cell>
          <table:table-cell table:formula="of:=1/[.J19]" office:value-type="float" office:value="14.5839774590044" calcext:value-type="float">
            <text:p>14.583977459</text:p>
          </table:table-cell>
          <table:table-cell table:formula="of:=1/[.K19]" office:value-type="float" office:value="16.8526354994026" calcext:value-type="float">
            <text:p>16.8526354994</text:p>
          </table:table-cell>
          <table:table-cell table:formula="of:=1/[.L19]" office:value-type="float" office:value="14.6734281823731" calcext:value-type="float">
            <text:p>14.6734281824</text:p>
          </table:table-cell>
          <table:table-cell table:formula="of:=1/[.M19]" office:value-type="float" office:value="14.6598117386977" calcext:value-type="float">
            <text:p>14.6598117387</text:p>
          </table:table-cell>
          <table:table-cell table:formula="of:=1/[.N19]" office:value-type="float" office:value="13.0895363555328" calcext:value-type="float">
            <text:p>13.0895363555</text:p>
          </table:table-cell>
          <table:table-cell table:formula="of:=1/[.O19]" office:value-type="float" office:value="11.7040376589116" calcext:value-type="float">
            <text:p>11.7040376589</text:p>
          </table:table-cell>
          <table:table-cell table:formula="of:=1/[.P19]" office:value-type="float" office:value="11.7002581076939" calcext:value-type="float">
            <text:p>11.7002581077</text:p>
          </table:table-cell>
          <table:table-cell table:formula="of:=1/[.Q19]" office:value-type="float" office:value="10.4560948576925" calcext:value-type="float">
            <text:p>10.4560948577</text:p>
          </table:table-cell>
          <table:table-cell table:formula="of:=1/[.R19]" office:value-type="float" office:value="10.5025578979761" calcext:value-type="float">
            <text:p>10.502557898</text:p>
          </table:table-cell>
          <table:table-cell table:formula="of:=1/[.S19]" office:value-type="float" office:value="9.54863597735064" calcext:value-type="float">
            <text:p>9.5486359774</text:p>
          </table:table-cell>
          <table:table-cell table:formula="of:=1/[.T19]" office:value-type="float" office:value="9.58717619312408" calcext:value-type="float">
            <text:p>9.5871761931</text:p>
          </table:table-cell>
          <table:table-cell table:formula="of:=1/[.U19]" office:value-type="float" office:value="4.87251075606749" calcext:value-type="float">
            <text:p>4.8725107561</text:p>
          </table:table-cell>
          <table:table-cell table:formula="of:=1/[.V19]" office:value-type="float" office:value="4.7854445917298" calcext:value-type="float">
            <text:p>4.7854445917</text:p>
          </table:table-cell>
          <table:table-cell table:formula="of:=1/[.W19]" office:value-type="float" office:value="4.87892936773954" calcext:value-type="float">
            <text:p>4.8789293677</text:p>
          </table:table-cell>
          <table:table-cell table:formula="of:=1/[.X19]" office:value-type="float" office:value="4.11866703460092" calcext:value-type="float">
            <text:p>4.1186670346</text:p>
          </table:table-cell>
          <table:table-cell table:formula="of:=1/[.Y19]" office:value-type="float" office:value="4.36305885330087" calcext:value-type="float">
            <text:p>4.3630588533</text:p>
          </table:table-cell>
        </table:table-row>
        <table:table-row table:style-name="ro1">
          <table:table-cell table:formula="of:=1/[.A20]" office:value-type="float" office:value="4.33852654961322" calcext:value-type="float">
            <text:p>4.3385265496</text:p>
          </table:table-cell>
          <table:table-cell table:formula="of:=1/[.B20]" office:value-type="float" office:value="2.51993901747578" calcext:value-type="float">
            <text:p>2.5199390175</text:p>
          </table:table-cell>
          <table:table-cell table:formula="of:=1/[.C20]" office:value-type="float" office:value="31.6155548529877" calcext:value-type="float">
            <text:p>31.615554853</text:p>
          </table:table-cell>
          <table:table-cell table:formula="of:=1/[.D20]" office:value-type="float" office:value="19.9623510060027" calcext:value-type="float">
            <text:p>19.962351006</text:p>
          </table:table-cell>
          <table:table-cell table:formula="of:=1/[.E20]" office:value-type="float" office:value="20.8185001519751" calcext:value-type="float">
            <text:p>20.818500152</text:p>
          </table:table-cell>
          <table:table-cell table:formula="of:=1/[.F20]" office:value-type="float" office:value="17.4821507241107" calcext:value-type="float">
            <text:p>17.4821507241</text:p>
          </table:table-cell>
          <table:table-cell table:formula="of:=1/[.G20]" office:value-type="float" office:value="15.2497838343142" calcext:value-type="float">
            <text:p>15.2497838343</text:p>
          </table:table-cell>
          <table:table-cell table:formula="of:=1/[.H20]" office:value-type="float" office:value="13.3021353917944" calcext:value-type="float">
            <text:p>13.3021353918</text:p>
          </table:table-cell>
          <table:table-cell table:formula="of:=1/[.I20]" office:value-type="float" office:value="13.3181683789392" calcext:value-type="float">
            <text:p>13.3181683789</text:p>
          </table:table-cell>
          <table:table-cell table:formula="of:=1/[.J20]" office:value-type="float" office:value="11.8001340495228" calcext:value-type="float">
            <text:p>11.8001340495</text:p>
          </table:table-cell>
          <table:table-cell table:formula="of:=1/[.K20]" office:value-type="float" office:value="11.8486360442618" calcext:value-type="float">
            <text:p>11.8486360443</text:p>
          </table:table-cell>
          <table:table-cell table:formula="of:=1/[.L20]" office:value-type="float" office:value="12.8101169179371" calcext:value-type="float">
            <text:p>12.8101169179</text:p>
          </table:table-cell>
          <table:table-cell table:formula="of:=1/[.M20]" office:value-type="float" office:value="14.5938530690873" calcext:value-type="float">
            <text:p>14.5938530691</text:p>
          </table:table-cell>
          <table:table-cell table:formula="of:=1/[.N20]" office:value-type="float" office:value="12.6817452617829" calcext:value-type="float">
            <text:p>12.6817452618</text:p>
          </table:table-cell>
          <table:table-cell table:formula="of:=1/[.O20]" office:value-type="float" office:value="11.5107251181288" calcext:value-type="float">
            <text:p>11.5107251181</text:p>
          </table:table-cell>
          <table:table-cell table:formula="of:=1/[.P20]" office:value-type="float" office:value="9.31228756343996" calcext:value-type="float">
            <text:p>9.3122875634</text:p>
          </table:table-cell>
          <table:table-cell table:formula="of:=1/[.Q20]" office:value-type="float" office:value="9.77899471934285" calcext:value-type="float">
            <text:p>9.7789947193</text:p>
          </table:table-cell>
          <table:table-cell table:formula="of:=1/[.R20]" office:value-type="float" office:value="10.3158294339498" calcext:value-type="float">
            <text:p>10.3158294339</text:p>
          </table:table-cell>
          <table:table-cell table:formula="of:=1/[.S20]" office:value-type="float" office:value="9.55146328417514" calcext:value-type="float">
            <text:p>9.5514632842</text:p>
          </table:table-cell>
          <table:table-cell table:formula="of:=1/[.T20]" office:value-type="float" office:value="4.52402710797043" calcext:value-type="float">
            <text:p>4.524027108</text:p>
          </table:table-cell>
          <table:table-cell table:formula="of:=1/[.U20]" office:value-type="float" office:value="4.60784901000364" calcext:value-type="float">
            <text:p>4.60784901</text:p>
          </table:table-cell>
          <table:table-cell table:formula="of:=1/[.V20]" office:value-type="float" office:value="4.10375945403584" calcext:value-type="float">
            <text:p>4.103759454</text:p>
          </table:table-cell>
          <table:table-cell table:formula="of:=1/[.W20]" office:value-type="float" office:value="4.68687020181663" calcext:value-type="float">
            <text:p>4.6868702018</text:p>
          </table:table-cell>
          <table:table-cell table:formula="of:=1/[.X20]" office:value-type="float" office:value="24.267250374929" calcext:value-type="float">
            <text:p>24.2672503749</text:p>
          </table:table-cell>
          <table:table-cell table:formula="of:=1/[.Y20]" office:value-type="float" office:value="21.2764599374898" calcext:value-type="float">
            <text:p>21.2764599375</text:p>
          </table:table-cell>
        </table:table-row>
        <table:table-row table:style-name="ro1">
          <table:table-cell table:formula="of:=1/[.A21]" office:value-type="float" office:value="17.711152358417" calcext:value-type="float">
            <text:p>17.7111523584</text:p>
          </table:table-cell>
          <table:table-cell table:formula="of:=1/[.B21]" office:value-type="float" office:value="14.7792570171912" calcext:value-type="float">
            <text:p>14.7792570172</text:p>
          </table:table-cell>
          <table:table-cell table:formula="of:=1/[.C21]" office:value-type="float" office:value="16.1259631231475" calcext:value-type="float">
            <text:p>16.1259631231</text:p>
          </table:table-cell>
          <table:table-cell table:formula="of:=1/[.D21]" office:value-type="float" office:value="14.1096858760633" calcext:value-type="float">
            <text:p>14.1096858761</text:p>
          </table:table-cell>
          <table:table-cell table:formula="of:=1/[.E21]" office:value-type="float" office:value="12.3068743738878" calcext:value-type="float">
            <text:p>12.3068743739</text:p>
          </table:table-cell>
          <table:table-cell table:formula="of:=1/[.F21]" office:value-type="float" office:value="12.4296945402567" calcext:value-type="float">
            <text:p>12.4296945403</text:p>
          </table:table-cell>
          <table:table-cell table:formula="of:=1/[.G21]" office:value-type="float" office:value="11.3116925572456" calcext:value-type="float">
            <text:p>11.3116925572</text:p>
          </table:table-cell>
          <table:table-cell table:formula="of:=1/[.H21]" office:value-type="float" office:value="11.5755612121465" calcext:value-type="float">
            <text:p>11.5755612121</text:p>
          </table:table-cell>
          <table:table-cell table:formula="of:=1/[.I21]" office:value-type="float" office:value="11.970256307128" calcext:value-type="float">
            <text:p>11.9702563071</text:p>
          </table:table-cell>
          <table:table-cell table:formula="of:=1/[.J21]" office:value-type="float" office:value="11.2532268628029" calcext:value-type="float">
            <text:p>11.2532268628</text:p>
          </table:table-cell>
          <table:table-cell table:formula="of:=1/[.K21]" office:value-type="float" office:value="9.03171033498614" calcext:value-type="float">
            <text:p>9.031710335</text:p>
          </table:table-cell>
          <table:table-cell table:formula="of:=1/[.L21]" office:value-type="float" office:value="10.6747510114327" calcext:value-type="float">
            <text:p>10.6747510114</text:p>
          </table:table-cell>
          <table:table-cell table:formula="of:=1/[.M21]" office:value-type="float" office:value="9.87088877482529" calcext:value-type="float">
            <text:p>9.8708887748</text:p>
          </table:table-cell>
          <table:table-cell table:formula="of:=1/[.N21]" office:value-type="float" office:value="10.9339447595243" calcext:value-type="float">
            <text:p>10.9339447595</text:p>
          </table:table-cell>
          <table:table-cell table:formula="of:=1/[.O21]" office:value-type="float" office:value="8.0732404372467" calcext:value-type="float">
            <text:p>8.0732404372</text:p>
          </table:table-cell>
          <table:table-cell table:formula="of:=1/[.P21]" office:value-type="float" office:value="19.7687842988408" calcext:value-type="float">
            <text:p>19.7687842988</text:p>
          </table:table-cell>
          <table:table-cell table:formula="of:=1/[.Q21]" office:value-type="float" office:value="13.2707308722321" calcext:value-type="float">
            <text:p>13.2707308722</text:p>
          </table:table-cell>
          <table:table-cell table:formula="of:=1/[.R21]" office:value-type="float" office:value="7.19005471631639" calcext:value-type="float">
            <text:p>7.1900547163</text:p>
          </table:table-cell>
          <table:table-cell table:formula="of:=1/[.S21]" office:value-type="float" office:value="11.7446984431228" calcext:value-type="float">
            <text:p>11.7446984431</text:p>
          </table:table-cell>
          <table:table-cell table:formula="of:=1/[.T21]" office:value-type="float" office:value="8.32722670041969" calcext:value-type="float">
            <text:p>8.3272267004</text:p>
          </table:table-cell>
          <table:table-cell table:formula="of:=1/[.U21]" office:value-type="float" office:value="6.82542607722287" calcext:value-type="float">
            <text:p>6.8254260772</text:p>
          </table:table-cell>
          <table:table-cell table:formula="of:=1/[.V21]" office:value-type="float" office:value="27.2198465345052" calcext:value-type="float">
            <text:p>27.2198465345</text:p>
          </table:table-cell>
          <table:table-cell table:formula="of:=1/[.W21]" office:value-type="float" office:value="15.0121072645088" calcext:value-type="float">
            <text:p>15.0121072645</text:p>
          </table:table-cell>
          <table:table-cell table:formula="of:=1/[.X21]" office:value-type="float" office:value="13.3406084117872" calcext:value-type="float">
            <text:p>13.3406084118</text:p>
          </table:table-cell>
          <table:table-cell table:formula="of:=1/[.Y21]" office:value-type="float" office:value="13.4480180311026" calcext:value-type="float">
            <text:p>13.4480180311</text:p>
          </table:table-cell>
        </table:table-row>
        <table:table-row table:style-name="ro1">
          <table:table-cell table:formula="of:=1/[.A22]" office:value-type="float" office:value="11.9231576336824" calcext:value-type="float">
            <text:p>11.9231576337</text:p>
          </table:table-cell>
          <table:table-cell table:formula="of:=1/[.B22]" office:value-type="float" office:value="15.4814099229645" calcext:value-type="float">
            <text:p>15.481409923</text:p>
          </table:table-cell>
          <table:table-cell table:formula="of:=1/[.C22]" office:value-type="float" office:value="14.6028037383178" calcext:value-type="float">
            <text:p>14.6028037383</text:p>
          </table:table-cell>
          <table:table-cell table:formula="of:=1/[.D22]" office:value-type="float" office:value="11.0310745369706" calcext:value-type="float">
            <text:p>11.031074537</text:p>
          </table:table-cell>
          <table:table-cell table:formula="of:=1/[.E22]" office:value-type="float" office:value="10.9679068078894" calcext:value-type="float">
            <text:p>10.9679068079</text:p>
          </table:table-cell>
          <table:table-cell table:formula="of:=1/[.F22]" office:value-type="float" office:value="11.3222201968028" calcext:value-type="float">
            <text:p>11.3222201968</text:p>
          </table:table-cell>
          <table:table-cell table:formula="of:=1/[.G22]" office:value-type="float" office:value="8.96081435880893" calcext:value-type="float">
            <text:p>8.9608143588</text:p>
          </table:table-cell>
          <table:table-cell table:formula="of:=1/[.H22]" office:value-type="float" office:value="9.31306809715393" calcext:value-type="float">
            <text:p>9.3130680972</text:p>
          </table:table-cell>
          <table:table-cell table:formula="of:=1/[.I22]" office:value-type="float" office:value="8.72783130847647" calcext:value-type="float">
            <text:p>8.7278313085</text:p>
          </table:table-cell>
          <table:table-cell table:formula="of:=1/[.J22]" office:value-type="float" office:value="9.02185092293535" calcext:value-type="float">
            <text:p>9.0218509229</text:p>
          </table:table-cell>
          <table:table-cell table:formula="of:=1/[.K22]" office:value-type="float" office:value="4.12527639351837" calcext:value-type="float">
            <text:p>4.1252763935</text:p>
          </table:table-cell>
          <table:table-cell table:formula="of:=1/[.L22]" office:value-type="float" office:value="4.62969393093423" calcext:value-type="float">
            <text:p>4.6296939309</text:p>
          </table:table-cell>
          <table:table-cell table:formula="of:=1/[.M22]" office:value-type="float" office:value="4.64295663478503" calcext:value-type="float">
            <text:p>4.6429566348</text:p>
          </table:table-cell>
          <table:table-cell table:formula="of:=1/[.N22]" office:value-type="float" office:value="4.55992193413649" calcext:value-type="float">
            <text:p>4.5599219341</text:p>
          </table:table-cell>
          <table:table-cell table:formula="of:=1/[.O22]" office:value-type="float" office:value="4.6736397371545" calcext:value-type="float">
            <text:p>4.6736397372</text:p>
          </table:table-cell>
          <table:table-cell table:formula="of:=1/[.P22]" office:value-type="float" office:value="4.32430562462433" calcext:value-type="float">
            <text:p>4.3243056246</text:p>
          </table:table-cell>
          <table:table-cell table:formula="of:=1/[.Q22]" office:value-type="float" office:value="4.63886440599341" calcext:value-type="float">
            <text:p>4.638864406</text:p>
          </table:table-cell>
          <table:table-cell table:formula="of:=1/[.R22]" office:value-type="float" office:value="2.54702443869949" calcext:value-type="float">
            <text:p>2.5470244387</text:p>
          </table:table-cell>
          <table:table-cell table:formula="of:=1/[.S22]" office:value-type="float" office:value="31.879114398202" calcext:value-type="float">
            <text:p>31.8791143982</text:p>
          </table:table-cell>
          <table:table-cell table:formula="of:=1/[.T22]" office:value-type="float" office:value="19.7042393670998" calcext:value-type="float">
            <text:p>19.7042393671</text:p>
          </table:table-cell>
          <table:table-cell table:formula="of:=1/[.U22]" office:value-type="float" office:value="16.0062744595882" calcext:value-type="float">
            <text:p>16.0062744596</text:p>
          </table:table-cell>
          <table:table-cell table:formula="of:=1/[.V22]" office:value-type="float" office:value="16.1356166306574" calcext:value-type="float">
            <text:p>16.1356166307</text:p>
          </table:table-cell>
          <table:table-cell table:formula="of:=1/[.W22]" office:value-type="float" office:value="13.9901034008542" calcext:value-type="float">
            <text:p>13.9901034009</text:p>
          </table:table-cell>
          <table:table-cell table:formula="of:=1/[.X22]" office:value-type="float" office:value="13.9635941174171" calcext:value-type="float">
            <text:p>13.9635941174</text:p>
          </table:table-cell>
          <table:table-cell table:formula="of:=1/[.Y22]" office:value-type="float" office:value="12.2012225625008" calcext:value-type="float">
            <text:p>12.2012225625</text:p>
          </table:table-cell>
        </table:table-row>
        <table:table-row table:style-name="ro1">
          <table:table-cell table:formula="of:=1/[.A23]" office:value-type="float" office:value="13.422494490066" calcext:value-type="float">
            <text:p>13.4224944901</text:p>
          </table:table-cell>
          <table:table-cell table:formula="of:=1/[.B23]" office:value-type="float" office:value="11.9809263652266" calcext:value-type="float">
            <text:p>11.9809263652</text:p>
          </table:table-cell>
          <table:table-cell table:formula="of:=1/[.C23]" office:value-type="float" office:value="12.1304901081918" calcext:value-type="float">
            <text:p>12.1304901082</text:p>
          </table:table-cell>
          <table:table-cell table:formula="of:=1/[.D23]" office:value-type="float" office:value="11.1496020149561" calcext:value-type="float">
            <text:p>11.149602015</text:p>
          </table:table-cell>
          <table:table-cell table:formula="of:=1/[.E23]" office:value-type="float" office:value="11.1978571780504" calcext:value-type="float">
            <text:p>11.1978571781</text:p>
          </table:table-cell>
          <table:table-cell table:formula="of:=1/[.F23]" office:value-type="float" office:value="10.3388773840159" calcext:value-type="float">
            <text:p>10.338877384</text:p>
          </table:table-cell>
          <table:table-cell table:formula="of:=1/[.G23]" office:value-type="float" office:value="10.732861230544" calcext:value-type="float">
            <text:p>10.7328612305</text:p>
          </table:table-cell>
          <table:table-cell table:formula="of:=1/[.H23]" office:value-type="float" office:value="9.80853735091023" calcext:value-type="float">
            <text:p>9.8085373509</text:p>
          </table:table-cell>
          <table:table-cell table:formula="of:=1/[.I23]" office:value-type="float" office:value="10.124439485719" calcext:value-type="float">
            <text:p>10.1244394857</text:p>
          </table:table-cell>
          <table:table-cell table:formula="of:=1/[.J23]" office:value-type="float" office:value="9.55301445371087" calcext:value-type="float">
            <text:p>9.5530144537</text:p>
          </table:table-cell>
          <table:table-cell table:formula="of:=1/[.K23]" office:value-type="float" office:value="8.03232206398548" calcext:value-type="float">
            <text:p>8.032322064</text:p>
          </table:table-cell>
          <table:table-cell table:formula="of:=1/[.L23]" office:value-type="float" office:value="7.51823171190136" calcext:value-type="float">
            <text:p>7.5182317119</text:p>
          </table:table-cell>
          <table:table-cell table:formula="of:=1/[.M23]" office:value-type="float" office:value="8.72478537027989" calcext:value-type="float">
            <text:p>8.7247853703</text:p>
          </table:table-cell>
          <table:table-cell table:formula="of:=1/[.N23]" office:value-type="float" office:value="4.44954659120236" calcext:value-type="float">
            <text:p>4.4495465912</text:p>
          </table:table-cell>
          <table:table-cell table:formula="of:=1/[.O23]" office:value-type="float" office:value="5.29837816644325" calcext:value-type="float">
            <text:p>5.2983781664</text:p>
          </table:table-cell>
          <table:table-cell table:formula="of:=1/[.P23]" office:value-type="float" office:value="3.53998591085607" calcext:value-type="float">
            <text:p>3.5399859109</text:p>
          </table:table-cell>
          <table:table-cell table:formula="of:=1/[.Q23]" office:value-type="float" office:value="25.4563042537484" calcext:value-type="float">
            <text:p>25.4563042537</text:p>
          </table:table-cell>
          <table:table-cell table:formula="of:=1/[.R23]" office:value-type="float" office:value="22.830737478482" calcext:value-type="float">
            <text:p>22.8307374785</text:p>
          </table:table-cell>
          <table:table-cell table:formula="of:=1/[.S23]" office:value-type="float" office:value="7.84886230740854" calcext:value-type="float">
            <text:p>7.8488623074</text:p>
          </table:table-cell>
          <table:table-cell table:formula="of:=1/[.T23]" office:value-type="float" office:value="20.5089501058262" calcext:value-type="float">
            <text:p>20.5089501058</text:p>
          </table:table-cell>
          <table:table-cell table:formula="of:=1/[.U23]" office:value-type="float" office:value="6.82258548699615" calcext:value-type="float">
            <text:p>6.822585487</text:p>
          </table:table-cell>
          <table:table-cell table:formula="of:=1/[.V23]" office:value-type="float" office:value="7.00010500157502" calcext:value-type="float">
            <text:p>7.0001050016</text:p>
          </table:table-cell>
          <table:table-cell table:formula="of:=1/[.W23]" office:value-type="float" office:value="6.60693992970216" calcext:value-type="float">
            <text:p>6.6069399297</text:p>
          </table:table-cell>
          <table:table-cell table:formula="of:=1/[.X23]" office:value-type="float" office:value="5.85974123382711" calcext:value-type="float">
            <text:p>5.8597412338</text:p>
          </table:table-cell>
          <table:table-cell table:formula="of:=1/[.Y23]" office:value-type="float" office:value="3.5773439651996" calcext:value-type="float">
            <text:p>3.5773439652</text:p>
          </table:table-cell>
        </table:table-row>
        <table:table-row table:style-name="ro1">
          <table:table-cell table:formula="of:=1/[.A24]" office:value-type="float" office:value="6.88989940746865" calcext:value-type="float">
            <text:p>6.8898994075</text:p>
          </table:table-cell>
          <table:table-cell table:formula="of:=1/[.B24]" office:value-type="float" office:value="22.2316089015362" calcext:value-type="float">
            <text:p>22.2316089015</text:p>
          </table:table-cell>
          <table:table-cell table:formula="of:=1/[.C24]" office:value-type="float" office:value="16.4236513718676" calcext:value-type="float">
            <text:p>16.4236513719</text:p>
          </table:table-cell>
          <table:table-cell table:formula="of:=1/[.D24]" office:value-type="float" office:value="17.9243913324813" calcext:value-type="float">
            <text:p>17.9243913325</text:p>
          </table:table-cell>
          <table:table-cell table:formula="of:=1/[.E24]" office:value-type="float" office:value="15.3273852860167" calcext:value-type="float">
            <text:p>15.327385286</text:p>
          </table:table-cell>
          <table:table-cell table:formula="of:=1/[.F24]" office:value-type="float" office:value="14.0141795468655" calcext:value-type="float">
            <text:p>14.0141795469</text:p>
          </table:table-cell>
          <table:table-cell table:formula="of:=1/[.G24]" office:value-type="float" office:value="14.1275463136287" calcext:value-type="float">
            <text:p>14.1275463136</text:p>
          </table:table-cell>
          <table:table-cell table:formula="of:=1/[.H24]" office:value-type="float" office:value="12.4573801880317" calcext:value-type="float">
            <text:p>12.457380188</text:p>
          </table:table-cell>
          <table:table-cell table:formula="of:=1/[.I24]" office:value-type="float" office:value="12.6849626110727" calcext:value-type="float">
            <text:p>12.6849626111</text:p>
          </table:table-cell>
          <table:table-cell table:formula="of:=1/[.J24]" office:value-type="float" office:value="11.205724780676" calcext:value-type="float">
            <text:p>11.2057247807</text:p>
          </table:table-cell>
          <table:table-cell table:formula="of:=1/[.K24]" office:value-type="float" office:value="11.2963971271003" calcext:value-type="float">
            <text:p>11.2963971271</text:p>
          </table:table-cell>
          <table:table-cell table:formula="of:=1/[.L24]" office:value-type="float" office:value="10.7177345281464" calcext:value-type="float">
            <text:p>10.7177345281</text:p>
          </table:table-cell>
          <table:table-cell table:formula="of:=1/[.M24]" office:value-type="float" office:value="10.997313356347" calcext:value-type="float">
            <text:p>10.9973133563</text:p>
          </table:table-cell>
          <table:table-cell table:formula="of:=1/[.N24]" office:value-type="float" office:value="10.8422474677931" calcext:value-type="float">
            <text:p>10.8422474678</text:p>
          </table:table-cell>
          <table:table-cell table:formula="of:=1/[.O24]" office:value-type="float" office:value="9.86670087122969" calcext:value-type="float">
            <text:p>9.8667008712</text:p>
          </table:table-cell>
          <table:table-cell table:formula="of:=1/[.P24]" office:value-type="float" office:value="8.37787570583603" calcext:value-type="float">
            <text:p>8.3778757058</text:p>
          </table:table-cell>
          <table:table-cell table:formula="of:=1/[.Q24]" office:value-type="float" office:value="8.91519863062549" calcext:value-type="float">
            <text:p>8.9151986306</text:p>
          </table:table-cell>
          <table:table-cell table:formula="of:=1/[.R24]" office:value-type="float" office:value="7.26000246840084" calcext:value-type="float">
            <text:p>7.2600024684</text:p>
          </table:table-cell>
          <table:table-cell table:formula="of:=1/[.S24]" office:value-type="float" office:value="7.96064258306931" calcext:value-type="float">
            <text:p>7.9606425831</text:p>
          </table:table-cell>
          <table:table-cell table:formula="of:=1/[.T24]" office:value-type="float" office:value="8.65366309558836" calcext:value-type="float">
            <text:p>8.6536630956</text:p>
          </table:table-cell>
          <table:table-cell table:formula="of:=1/[.U24]" office:value-type="float" office:value="7.39508227029026" calcext:value-type="float">
            <text:p>7.3950822703</text:p>
          </table:table-cell>
          <table:table-cell table:formula="of:=1/[.V24]" office:value-type="float" office:value="10.6622311784964" calcext:value-type="float">
            <text:p>10.6622311785</text:p>
          </table:table-cell>
          <table:table-cell table:formula="of:=1/[.W24]" office:value-type="float" office:value="12.8673797768539" calcext:value-type="float">
            <text:p>12.8673797769</text:p>
          </table:table-cell>
          <table:table-cell table:formula="of:=1/[.X24]" office:value-type="float" office:value="5.71226194148359" calcext:value-type="float">
            <text:p>5.7122619415</text:p>
          </table:table-cell>
          <table:table-cell table:formula="of:=1/[.Y24]" office:value-type="float" office:value="27.9301522751902" calcext:value-type="float">
            <text:p>27.9301522752</text:p>
          </table:table-cell>
        </table:table-row>
        <table:table-row table:style-name="ro1">
          <table:table-cell table:formula="of:=1/[.A25]" office:value-type="float" office:value="21.8854297751272" calcext:value-type="float">
            <text:p>21.8854297751</text:p>
          </table:table-cell>
          <table:table-cell table:formula="of:=1/[.B25]" office:value-type="float" office:value="18.0065651936696" calcext:value-type="float">
            <text:p>18.0065651937</text:p>
          </table:table-cell>
          <table:table-cell table:formula="of:=1/[.C25]" office:value-type="float" office:value="15.3613606478807" calcext:value-type="float">
            <text:p>15.3613606479</text:p>
          </table:table-cell>
          <table:table-cell table:formula="of:=1/[.D25]" office:value-type="float" office:value="16.572946653342" calcext:value-type="float">
            <text:p>16.5729466533</text:p>
          </table:table-cell>
          <table:table-cell table:formula="of:=1/[.E25]" office:value-type="float" office:value="14.209268421606" calcext:value-type="float">
            <text:p>14.2092684216</text:p>
          </table:table-cell>
          <table:table-cell table:formula="of:=1/[.F25]" office:value-type="float" office:value="12.2858575037103" calcext:value-type="float">
            <text:p>12.2858575037</text:p>
          </table:table-cell>
          <table:table-cell table:formula="of:=1/[.G25]" office:value-type="float" office:value="12.9103723222274" calcext:value-type="float">
            <text:p>12.9103723222</text:p>
          </table:table-cell>
          <table:table-cell table:formula="of:=1/[.H25]" office:value-type="float" office:value="12.1143106351533" calcext:value-type="float">
            <text:p>12.1143106352</text:p>
          </table:table-cell>
          <table:table-cell table:formula="of:=1/[.I25]" office:value-type="float" office:value="12.5936178063681" calcext:value-type="float">
            <text:p>12.5936178064</text:p>
          </table:table-cell>
          <table:table-cell table:formula="of:=1/[.J25]" office:value-type="float" office:value="10.8396383896633" calcext:value-type="float">
            <text:p>10.8396383897</text:p>
          </table:table-cell>
          <table:table-cell table:formula="of:=1/[.K25]" office:value-type="float" office:value="13.7738580438642" calcext:value-type="float">
            <text:p>13.7738580439</text:p>
          </table:table-cell>
          <table:table-cell table:formula="of:=1/[.L25]" office:value-type="float" office:value="12.916775921063" calcext:value-type="float">
            <text:p>12.9167759211</text:p>
          </table:table-cell>
          <table:table-cell table:formula="of:=1/[.M25]" office:value-type="float" office:value="12.7506620781284" calcext:value-type="float">
            <text:p>12.7506620781</text:p>
          </table:table-cell>
          <table:table-cell table:formula="of:=1/[.N25]" office:value-type="float" office:value="11.804089881062" calcext:value-type="float">
            <text:p>11.8040898811</text:p>
          </table:table-cell>
          <table:table-cell table:formula="of:=1/[.O25]" office:value-type="float" office:value="12.0831173476107" calcext:value-type="float">
            <text:p>12.0831173476</text:p>
          </table:table-cell>
          <table:table-cell table:formula="of:=1/[.P25]" office:value-type="float" office:value="10.8071071859698" calcext:value-type="float">
            <text:p>10.807107186</text:p>
          </table:table-cell>
          <table:table-cell table:formula="of:=1/[.Q25]" office:value-type="float" office:value="8.6464052570144" calcext:value-type="float">
            <text:p>8.646405257</text:p>
          </table:table-cell>
          <table:table-cell table:formula="of:=1/[.R25]" office:value-type="float" office:value="10.2641373095233" calcext:value-type="float">
            <text:p>10.2641373095</text:p>
          </table:table-cell>
          <table:table-cell table:formula="of:=1/[.S25]" office:value-type="float" office:value="6.5599580162687" calcext:value-type="float">
            <text:p>6.5599580163</text:p>
          </table:table-cell>
          <table:table-cell table:formula="of:=1/[.T25]" office:value-type="float" office:value="9.91286590866285" calcext:value-type="float">
            <text:p>9.9128659087</text:p>
          </table:table-cell>
          <table:table-cell table:formula="of:=1/[.U25]" office:value-type="float" office:value="9.34020772621983" calcext:value-type="float">
            <text:p>9.3402077262</text:p>
          </table:table-cell>
          <table:table-cell table:formula="of:=1/[.V25]" office:value-type="float" office:value="6.37661567499665" calcext:value-type="float">
            <text:p>6.376615675</text:p>
          </table:table-cell>
          <table:table-cell table:formula="of:=1/[.W25]" office:value-type="float" office:value="27.6905525372853" calcext:value-type="float">
            <text:p>27.6905525373</text:p>
          </table:table-cell>
          <table:table-cell table:formula="of:=1/[.X25]" office:value-type="float" office:value="22.5696952188358" calcext:value-type="float">
            <text:p>22.5696952188</text:p>
          </table:table-cell>
          <table:table-cell table:formula="of:=1/[.Y25]" office:value-type="float" office:value="18.5878788442057" calcext:value-type="float">
            <text:p>18.5878788442</text:p>
          </table:table-cell>
        </table:table-row>
        <table:table-row table:style-name="ro1">
          <table:table-cell table:formula="of:=1/[.A26]" office:value-type="float" office:value="15.5516883690478" calcext:value-type="float">
            <text:p>15.551688369</text:p>
          </table:table-cell>
          <table:table-cell table:formula="of:=1/[.B26]" office:value-type="float" office:value="15.5730250289658" calcext:value-type="float">
            <text:p>15.573025029</text:p>
          </table:table-cell>
          <table:table-cell table:formula="of:=1/[.C26]" office:value-type="float" office:value="14.0586865812648" calcext:value-type="float">
            <text:p>14.0586865813</text:p>
          </table:table-cell>
          <table:table-cell table:formula="of:=1/[.D26]" office:value-type="float" office:value="12.3552734160231" calcext:value-type="float">
            <text:p>12.355273416</text:p>
          </table:table-cell>
          <table:table-cell table:formula="of:=1/[.E26]" office:value-type="float" office:value="13.0269566814609" calcext:value-type="float">
            <text:p>13.0269566815</text:p>
          </table:table-cell>
          <table:table-cell table:formula="of:=1/[.F26]" office:value-type="float" office:value="12.2705107722814" calcext:value-type="float">
            <text:p>12.2705107723</text:p>
          </table:table-cell>
          <table:table-cell table:formula="of:=1/[.G26]" office:value-type="float" office:value="12.4864833817393" calcext:value-type="float">
            <text:p>12.4864833817</text:p>
          </table:table-cell>
          <table:table-cell table:formula="of:=1/[.H26]" office:value-type="float" office:value="11.1776179378413" calcext:value-type="float">
            <text:p>11.1776179378</text:p>
          </table:table-cell>
          <table:table-cell table:formula="of:=1/[.I26]" office:value-type="float" office:value="10.1859962922974" calcext:value-type="float">
            <text:p>10.1859962923</text:p>
          </table:table-cell>
          <table:table-cell table:formula="of:=1/[.J26]" office:value-type="float" office:value="10.6306528496528" calcext:value-type="float">
            <text:p>10.6306528497</text:p>
          </table:table-cell>
          <table:table-cell table:formula="of:=1/[.K26]" office:value-type="float" office:value="11.0638928749636" calcext:value-type="float">
            <text:p>11.063892875</text:p>
          </table:table-cell>
          <table:table-cell table:formula="of:=1/[.L26]" office:value-type="float" office:value="7.86163522012579" calcext:value-type="float">
            <text:p>7.8616352201</text:p>
          </table:table-cell>
          <table:table-cell table:formula="of:=1/[.M26]" office:value-type="float" office:value="7.4581782653769" calcext:value-type="float">
            <text:p>7.4581782654</text:p>
          </table:table-cell>
          <table:table-cell table:formula="of:=1/[.N26]" office:value-type="float" office:value="7.50807117651475" calcext:value-type="float">
            <text:p>7.5080711765</text:p>
          </table:table-cell>
          <table:table-cell table:formula="of:=1/[.O26]" office:value-type="float" office:value="7.67347815744443" calcext:value-type="float">
            <text:p>7.6734781574</text:p>
          </table:table-cell>
          <table:table-cell table:formula="of:=1/[.P26]" office:value-type="float" office:value="7.51794910348457" calcext:value-type="float">
            <text:p>7.5179491035</text:p>
          </table:table-cell>
          <table:table-cell table:formula="of:=1/[.Q26]" office:value-type="float" office:value="7.02513593638037" calcext:value-type="float">
            <text:p>7.0251359364</text:p>
          </table:table-cell>
          <table:table-cell table:formula="of:=1/[.R26]" office:value-type="float" office:value="7.16624982980157" calcext:value-type="float">
            <text:p>7.1662498298</text:p>
          </table:table-cell>
          <table:table-cell table:formula="of:=1/[.S26]" office:value-type="float" office:value="8.31787594719812" calcext:value-type="float">
            <text:p>8.3178759472</text:p>
          </table:table-cell>
          <table:table-cell table:formula="of:=1/[.T26]" office:value-type="float" office:value="8.47098686997035" calcext:value-type="float">
            <text:p>8.47098687</text:p>
          </table:table-cell>
          <table:table-cell table:formula="of:=1/[.U26]" office:value-type="float" office:value="10.4952168049412" calcext:value-type="float">
            <text:p>10.4952168049</text:p>
          </table:table-cell>
          <table:table-cell table:formula="of:=1/[.V26]" office:value-type="float" office:value="3.96179247338666" calcext:value-type="float">
            <text:p>3.9617924734</text:p>
          </table:table-cell>
          <table:table-cell table:formula="of:=1/[.W26]" office:value-type="float" office:value="19.9878074374631" calcext:value-type="float">
            <text:p>19.9878074375</text:p>
          </table:table-cell>
          <table:table-cell table:formula="of:=1/[.X26]" office:value-type="float" office:value="21.6908447282571" calcext:value-type="float">
            <text:p>21.6908447283</text:p>
          </table:table-cell>
          <table:table-cell table:formula="of:=1/[.Y26]" office:value-type="float" office:value="18.7825877898153" calcext:value-type="float">
            <text:p>18.7825877898</text:p>
          </table:table-cell>
        </table:table-row>
        <table:table-row table:style-name="ro1">
          <table:table-cell table:formula="of:=1/[.A27]" office:value-type="float" office:value="18.768064261852" calcext:value-type="float">
            <text:p>18.7680642619</text:p>
          </table:table-cell>
          <table:table-cell table:formula="of:=1/[.B27]" office:value-type="float" office:value="15.5131838793198" calcext:value-type="float">
            <text:p>15.5131838793</text:p>
          </table:table-cell>
          <table:table-cell table:formula="of:=1/[.C27]" office:value-type="float" office:value="15.3760284641039" calcext:value-type="float">
            <text:p>15.3760284641</text:p>
          </table:table-cell>
          <table:table-cell table:formula="of:=1/[.D27]" office:value-type="float" office:value="13.9836084142169" calcext:value-type="float">
            <text:p>13.9836084142</text:p>
          </table:table-cell>
          <table:table-cell table:formula="of:=1/[.E27]" office:value-type="float" office:value="9.76152592173209" calcext:value-type="float">
            <text:p>9.7615259217</text:p>
          </table:table-cell>
          <table:table-cell table:formula="of:=1/[.F27]" office:value-type="float" office:value="13.0381326264927" calcext:value-type="float">
            <text:p>13.0381326265</text:p>
          </table:table-cell>
          <table:table-cell table:formula="of:=1/[.G27]" office:value-type="float" office:value="11.6023278910681" calcext:value-type="float">
            <text:p>11.6023278911</text:p>
          </table:table-cell>
          <table:table-cell table:formula="of:=1/[.H27]" office:value-type="float" office:value="10.4043223716861" calcext:value-type="float">
            <text:p>10.4043223717</text:p>
          </table:table-cell>
          <table:table-cell table:formula="of:=1/[.I27]" office:value-type="float" office:value="10.8815467465807" calcext:value-type="float">
            <text:p>10.8815467466</text:p>
          </table:table-cell>
          <table:table-cell table:formula="of:=1/[.J27]" office:value-type="float" office:value="10.0289737050338" calcext:value-type="float">
            <text:p>10.028973705</text:p>
          </table:table-cell>
          <table:table-cell table:formula="of:=1/[.K27]" office:value-type="float" office:value="10.1056546190421" calcext:value-type="float">
            <text:p>10.105654619</text:p>
          </table:table-cell>
          <table:table-cell table:formula="of:=1/[.L27]" office:value-type="float" office:value="9.95569714769277" calcext:value-type="float">
            <text:p>9.9556971477</text:p>
          </table:table-cell>
          <table:table-cell table:formula="of:=1/[.M27]" office:value-type="float" office:value="9.09686340149916" calcext:value-type="float">
            <text:p>9.0968634015</text:p>
          </table:table-cell>
          <table:table-cell table:formula="of:=1/[.N27]" office:value-type="float" office:value="5.39231810362957" calcext:value-type="float">
            <text:p>5.3923181036</text:p>
          </table:table-cell>
          <table:table-cell table:formula="of:=1/[.O27]" office:value-type="float" office:value="6.51351228122741" calcext:value-type="float">
            <text:p>6.5135122812</text:p>
          </table:table-cell>
          <table:table-cell table:formula="of:=1/[.P27]" office:value-type="float" office:value="5.03897648309675" calcext:value-type="float">
            <text:p>5.0389764831</text:p>
          </table:table-cell>
          <table:table-cell table:formula="of:=1/[.Q27]" office:value-type="float" office:value="5.58419004115548" calcext:value-type="float">
            <text:p>5.5841900412</text:p>
          </table:table-cell>
          <table:table-cell table:formula="of:=1/[.R27]" office:value-type="float" office:value="5.04492505763827" calcext:value-type="float">
            <text:p>5.0449250576</text:p>
          </table:table-cell>
          <table:table-cell table:formula="of:=1/[.S27]" office:value-type="float" office:value="5.38630585599173" calcext:value-type="float">
            <text:p>5.386305856</text:p>
          </table:table-cell>
          <table:table-cell table:formula="of:=1/[.T27]" office:value-type="float" office:value="5.95720345041224" calcext:value-type="float">
            <text:p>5.9572034504</text:p>
          </table:table-cell>
          <table:table-cell table:formula="of:=1/[.U27]" office:value-type="float" office:value="6.77135176495284" calcext:value-type="float">
            <text:p>6.771351765</text:p>
          </table:table-cell>
          <table:table-cell table:formula="of:=1/[.V27]" office:value-type="float" office:value="8.17989218902095" calcext:value-type="float">
            <text:p>8.179892189</text:p>
          </table:table-cell>
          <table:table-cell table:formula="of:=1/[.W27]" office:value-type="float" office:value="4.66104854948169" calcext:value-type="float">
            <text:p>4.6610485495</text:p>
          </table:table-cell>
          <table:table-cell table:formula="of:=1/[.X27]" office:value-type="float" office:value="27.8629920952691" calcext:value-type="float">
            <text:p>27.8629920953</text:p>
          </table:table-cell>
          <table:table-cell table:formula="of:=1/[.Y27]" office:value-type="float" office:value="22.1569822190218" calcext:value-type="float">
            <text:p>22.156982219</text:p>
          </table:table-cell>
        </table:table-row>
        <table:table-row table:style-name="ro1">
          <table:table-cell table:formula="of:=1/[.A28]" office:value-type="float" office:value="17.8918722591888" calcext:value-type="float">
            <text:p>17.8918722592</text:p>
          </table:table-cell>
          <table:table-cell table:formula="of:=1/[.B28]" office:value-type="float" office:value="15.2690404934954" calcext:value-type="float">
            <text:p>15.2690404935</text:p>
          </table:table-cell>
          <table:table-cell table:formula="of:=1/[.C28]" office:value-type="float" office:value="15.252505223983" calcext:value-type="float">
            <text:p>15.252505224</text:p>
          </table:table-cell>
          <table:table-cell table:formula="of:=1/[.D28]" office:value-type="float" office:value="15.7341557052049" calcext:value-type="float">
            <text:p>15.7341557052</text:p>
          </table:table-cell>
          <table:table-cell table:formula="of:=1/[.E28]" office:value-type="float" office:value="10.7460441125111" calcext:value-type="float">
            <text:p>10.7460441125</text:p>
          </table:table-cell>
          <table:table-cell table:formula="of:=1/[.F28]" office:value-type="float" office:value="13.9255983133315" calcext:value-type="float">
            <text:p>13.9255983133</text:p>
          </table:table-cell>
          <table:table-cell table:formula="of:=1/[.G28]" office:value-type="float" office:value="12.2623705860064" calcext:value-type="float">
            <text:p>12.262370586</text:p>
          </table:table-cell>
          <table:table-cell table:formula="of:=1/[.H28]" office:value-type="float" office:value="12.3723176815266" calcext:value-type="float">
            <text:p>12.3723176815</text:p>
          </table:table-cell>
          <table:table-cell table:formula="of:=1/[.I28]" office:value-type="float" office:value="9.33523772182859" calcext:value-type="float">
            <text:p>9.3352377218</text:p>
          </table:table-cell>
          <table:table-cell table:formula="of:=1/[.J28]" office:value-type="float" office:value="12.0797894251107" calcext:value-type="float">
            <text:p>12.0797894251</text:p>
          </table:table-cell>
          <table:table-cell table:formula="of:=1/[.K28]" office:value-type="float" office:value="11.2823521447751" calcext:value-type="float">
            <text:p>11.2823521448</text:p>
          </table:table-cell>
          <table:table-cell table:formula="of:=1/[.L28]" office:value-type="float" office:value="8.62068965517241" calcext:value-type="float">
            <text:p>8.6206896552</text:p>
          </table:table-cell>
          <table:table-cell table:formula="of:=1/[.M28]" office:value-type="float" office:value="11.0462939131607" calcext:value-type="float">
            <text:p>11.0462939132</text:p>
          </table:table-cell>
          <table:table-cell table:formula="of:=1/[.N28]" office:value-type="float" office:value="9.95064480178316" calcext:value-type="float">
            <text:p>9.9506448018</text:p>
          </table:table-cell>
          <table:table-cell table:formula="of:=1/[.O28]" office:value-type="float" office:value="8.48356309650053" calcext:value-type="float">
            <text:p>8.4835630965</text:p>
          </table:table-cell>
          <table:table-cell table:formula="of:=1/[.P28]" office:value-type="float" office:value="8.46948022799841" calcext:value-type="float">
            <text:p>8.469480228</text:p>
          </table:table-cell>
          <table:table-cell table:formula="of:=1/[.Q28]" office:value-type="float" office:value="7.03323908792956" calcext:value-type="float">
            <text:p>7.0332390879</text:p>
          </table:table-cell>
          <table:table-cell table:formula="of:=1/[.R28]" office:value-type="float" office:value="6.89080146911887" calcext:value-type="float">
            <text:p>6.8908014691</text:p>
          </table:table-cell>
          <table:table-cell table:formula="of:=1/[.S28]" office:value-type="float" office:value="7.91214355793272" calcext:value-type="float">
            <text:p>7.9121435579</text:p>
          </table:table-cell>
          <table:table-cell table:formula="of:=1/[.T28]" office:value-type="float" office:value="8.29407471302502" calcext:value-type="float">
            <text:p>8.294074713</text:p>
          </table:table-cell>
          <table:table-cell table:formula="of:=1/[.U28]" office:value-type="float" office:value="8.95832586806178" calcext:value-type="float">
            <text:p>8.9583258681</text:p>
          </table:table-cell>
          <table:table-cell table:formula="of:=1/[.V28]" office:value-type="float" office:value="12.6780473271507" calcext:value-type="float">
            <text:p>12.6780473272</text:p>
          </table:table-cell>
          <table:table-cell table:formula="of:=1/[.W28]" office:value-type="float" office:value="7.99712103642689" calcext:value-type="float">
            <text:p>7.9971210364</text:p>
          </table:table-cell>
          <table:table-cell table:formula="of:=1/[.X28]" office:value-type="float" office:value="35.6193854943614" calcext:value-type="float">
            <text:p>35.6193854944</text:p>
          </table:table-cell>
          <table:table-cell table:formula="of:=1/[.Y28]" office:value-type="float" office:value="26.8305116578573" calcext:value-type="float">
            <text:p>26.8305116579</text:p>
          </table:table-cell>
        </table:table-row>
        <table:table-row table:style-name="ro1">
          <table:table-cell table:formula="of:=1/[.A29]" office:value-type="float" office:value="21.8156749988001" calcext:value-type="float">
            <text:p>21.8156749988</text:p>
          </table:table-cell>
          <table:table-cell table:formula="of:=1/[.B29]" office:value-type="float" office:value="18.2147371795572" calcext:value-type="float">
            <text:p>18.2147371796</text:p>
          </table:table-cell>
          <table:table-cell table:formula="of:=1/[.C29]" office:value-type="float" office:value="15.5778041215754" calcext:value-type="float">
            <text:p>15.5778041216</text:p>
          </table:table-cell>
          <table:table-cell table:formula="of:=1/[.D29]" office:value-type="float" office:value="15.0603770515999" calcext:value-type="float">
            <text:p>15.0603770516</text:p>
          </table:table-cell>
          <table:table-cell table:formula="of:=1/[.E29]" office:value-type="float" office:value="13.3387577614897" calcext:value-type="float">
            <text:p>13.3387577615</text:p>
          </table:table-cell>
          <table:table-cell table:formula="of:=1/[.F29]" office:value-type="float" office:value="13.4671428648384" calcext:value-type="float">
            <text:p>13.4671428648</text:p>
          </table:table-cell>
          <table:table-cell table:formula="of:=1/[.G29]" office:value-type="float" office:value="11.9352963713118" calcext:value-type="float">
            <text:p>11.9352963713</text:p>
          </table:table-cell>
          <table:table-cell table:formula="of:=1/[.H29]" office:value-type="float" office:value="11.9612789477902" calcext:value-type="float">
            <text:p>11.9612789478</text:p>
          </table:table-cell>
          <table:table-cell table:formula="of:=1/[.I29]" office:value-type="float" office:value="10.5557273793401" calcext:value-type="float">
            <text:p>10.5557273793</text:p>
          </table:table-cell>
          <table:table-cell table:formula="of:=1/[.J29]" office:value-type="float" office:value="11.0500656373899" calcext:value-type="float">
            <text:p>11.0500656374</text:p>
          </table:table-cell>
          <table:table-cell table:formula="of:=1/[.K29]" office:value-type="float" office:value="10.110998541994" calcext:value-type="float">
            <text:p>10.110998542</text:p>
          </table:table-cell>
          <table:table-cell table:formula="of:=1/[.L29]" office:value-type="float" office:value="10.3346461778861" calcext:value-type="float">
            <text:p>10.3346461779</text:p>
          </table:table-cell>
          <table:table-cell table:formula="of:=1/[.M29]" office:value-type="float" office:value="9.53079877624544" calcext:value-type="float">
            <text:p>9.5307987762</text:p>
          </table:table-cell>
          <table:table-cell table:formula="of:=1/[.N29]" office:value-type="float" office:value="7.89265982636148" calcext:value-type="float">
            <text:p>7.8926598264</text:p>
          </table:table-cell>
          <table:table-cell table:formula="of:=1/[.O29]" office:value-type="float" office:value="9.22441148254741" calcext:value-type="float">
            <text:p>9.2244114825</text:p>
          </table:table-cell>
          <table:table-cell table:formula="of:=1/[.P29]" office:value-type="float" office:value="8.10103612252007" calcext:value-type="float">
            <text:p>8.1010361225</text:p>
          </table:table-cell>
          <table:table-cell table:formula="of:=1/[.Q29]" office:value-type="float" office:value="8.16193274567418" calcext:value-type="float">
            <text:p>8.1619327457</text:p>
          </table:table-cell>
          <table:table-cell table:formula="of:=1/[.R29]" office:value-type="float" office:value="7.94287484412108" calcext:value-type="float">
            <text:p>7.9428748441</text:p>
          </table:table-cell>
          <table:table-cell table:formula="of:=1/[.S29]" office:value-type="float" office:value="8.03406443319675" calcext:value-type="float">
            <text:p>8.0340644332</text:p>
          </table:table-cell>
          <table:table-cell table:formula="of:=1/[.T29]" office:value-type="float" office:value="4.03559393853791" calcext:value-type="float">
            <text:p>4.0355939385</text:p>
          </table:table-cell>
          <table:table-cell table:formula="of:=1/[.U29]" office:value-type="float" office:value="22.4137351368919" calcext:value-type="float">
            <text:p>22.4137351369</text:p>
          </table:table-cell>
          <table:table-cell table:formula="of:=1/[.V29]" office:value-type="float" office:value="17.4222098330952" calcext:value-type="float">
            <text:p>17.4222098331</text:p>
          </table:table-cell>
          <table:table-cell table:formula="of:=1/[.W29]" office:value-type="float" office:value="12.5332758473748" calcext:value-type="float">
            <text:p>12.5332758474</text:p>
          </table:table-cell>
          <table:table-cell table:formula="of:=1/[.X29]" office:value-type="float" office:value="15.2790722547327" calcext:value-type="float">
            <text:p>15.2790722547</text:p>
          </table:table-cell>
          <table:table-cell table:formula="of:=1/[.Y29]" office:value-type="float" office:value="10.8648885914324" calcext:value-type="float">
            <text:p>10.8648885914</text:p>
          </table:table-cell>
        </table:table-row>
        <table:table-row table:style-name="ro1">
          <table:table-cell table:formula="of:=1/[.A30]" office:value-type="float" office:value="12.3305170432407" calcext:value-type="float">
            <text:p>12.3305170432</text:p>
          </table:table-cell>
          <table:table-cell table:formula="of:=1/[.B30]" office:value-type="float" office:value="12.2153965300945" calcext:value-type="float">
            <text:p>12.2153965301</text:p>
          </table:table-cell>
          <table:table-cell table:formula="of:=1/[.C30]" office:value-type="float" office:value="12.1813214053834" calcext:value-type="float">
            <text:p>12.1813214054</text:p>
          </table:table-cell>
          <table:table-cell table:formula="of:=1/[.D30]" office:value-type="float" office:value="11.0894251242016" calcext:value-type="float">
            <text:p>11.0894251242</text:p>
          </table:table-cell>
          <table:table-cell table:formula="of:=1/[.E30]" office:value-type="float" office:value="10.8527787997478" calcext:value-type="float">
            <text:p>10.8527787997</text:p>
          </table:table-cell>
          <table:table-cell table:formula="of:=1/[.F30]" office:value-type="float" office:value="10.9582316044166" calcext:value-type="float">
            <text:p>10.9582316044</text:p>
          </table:table-cell>
          <table:table-cell table:formula="of:=1/[.G30]" office:value-type="float" office:value="8.19981304426259" calcext:value-type="float">
            <text:p>8.1998130443</text:p>
          </table:table-cell>
          <table:table-cell table:formula="of:=1/[.H30]" office:value-type="float" office:value="11.6550524069432" calcext:value-type="float">
            <text:p>11.6550524069</text:p>
          </table:table-cell>
          <table:table-cell table:formula="of:=1/[.I30]" office:value-type="float" office:value="10.4864782106712" calcext:value-type="float">
            <text:p>10.4864782107</text:p>
          </table:table-cell>
          <table:table-cell table:formula="of:=1/[.J30]" office:value-type="float" office:value="10.7521794667779" calcext:value-type="float">
            <text:p>10.7521794668</text:p>
          </table:table-cell>
          <table:table-cell table:formula="of:=1/[.K30]" office:value-type="float" office:value="7.47406499446919" calcext:value-type="float">
            <text:p>7.4740649945</text:p>
          </table:table-cell>
          <table:table-cell table:formula="of:=1/[.L30]" office:value-type="float" office:value="9.54644824393085" calcext:value-type="float">
            <text:p>9.5464482439</text:p>
          </table:table-cell>
          <table:table-cell table:formula="of:=1/[.M30]" office:value-type="float" office:value="7.00810136517815" calcext:value-type="float">
            <text:p>7.0081013652</text:p>
          </table:table-cell>
          <table:table-cell table:formula="of:=1/[.N30]" office:value-type="float" office:value="7.01286861390652" calcext:value-type="float">
            <text:p>7.0128686139</text:p>
          </table:table-cell>
          <table:table-cell table:formula="of:=1/[.O30]" office:value-type="float" office:value="4.20900221393516" calcext:value-type="float">
            <text:p>4.2090022139</text:p>
          </table:table-cell>
          <table:table-cell table:formula="of:=1/[.P30]" office:value-type="float" office:value="3.62619709831708" calcext:value-type="float">
            <text:p>3.6261970983</text:p>
          </table:table-cell>
          <table:table-cell table:formula="of:=1/[.Q30]" office:value-type="float" office:value="3.8143044043773" calcext:value-type="float">
            <text:p>3.8143044044</text:p>
          </table:table-cell>
          <table:table-cell table:formula="of:=1/[.R30]" office:value-type="float" office:value="3.96278155562953" calcext:value-type="float">
            <text:p>3.9627815556</text:p>
          </table:table-cell>
          <table:table-cell table:formula="of:=1/[.S30]" office:value-type="float" office:value="25.719106209621" calcext:value-type="float">
            <text:p>25.7191062096</text:p>
          </table:table-cell>
          <table:table-cell table:formula="of:=1/[.T30]" office:value-type="float" office:value="20.9117524048515" calcext:value-type="float">
            <text:p>20.9117524049</text:p>
          </table:table-cell>
          <table:table-cell table:formula="of:=1/[.U30]" office:value-type="float" office:value="14.7559222894109" calcext:value-type="float">
            <text:p>14.7559222894</text:p>
          </table:table-cell>
          <table:table-cell table:formula="of:=1/[.V30]" office:value-type="float" office:value="9.7673419155711" calcext:value-type="float">
            <text:p>9.7673419156</text:p>
          </table:table-cell>
          <table:table-cell table:formula="of:=1/[.W30]" office:value-type="float" office:value="8.35177684052282" calcext:value-type="float">
            <text:p>8.3517768405</text:p>
          </table:table-cell>
          <table:table-cell table:formula="of:=1/[.X30]" office:value-type="float" office:value="8.41389639127984" calcext:value-type="float">
            <text:p>8.4138963913</text:p>
          </table:table-cell>
          <table:table-cell table:formula="of:=1/[.Y30]" office:value-type="float" office:value="8.51440637558749" calcext:value-type="float">
            <text:p>8.5144063756</text:p>
          </table:table-cell>
        </table:table-row>
        <table:table-row table:style-name="ro1">
          <table:table-cell table:formula="of:=1/[.A31]" office:value-type="float" office:value="21.0754818382035" calcext:value-type="float">
            <text:p>21.0754818382</text:p>
          </table:table-cell>
          <table:table-cell table:formula="of:=1/[.B31]" office:value-type="float" office:value="6.92880651307812" calcext:value-type="float">
            <text:p>6.9288065131</text:p>
          </table:table-cell>
          <table:table-cell table:formula="of:=1/[.C31]" office:value-type="float" office:value="24.7029470615844" calcext:value-type="float">
            <text:p>24.7029470616</text:p>
          </table:table-cell>
          <table:table-cell table:formula="of:=1/[.D31]" office:value-type="float" office:value="15.8782330067181" calcext:value-type="float">
            <text:p>15.8782330067</text:p>
          </table:table-cell>
          <table:table-cell table:formula="of:=1/[.E31]" office:value-type="float" office:value="19.70695754136" calcext:value-type="float">
            <text:p>19.7069575414</text:p>
          </table:table-cell>
          <table:table-cell table:formula="of:=1/[.F31]" office:value-type="float" office:value="17.6205864836005" calcext:value-type="float">
            <text:p>17.6205864836</text:p>
          </table:table-cell>
          <table:table-cell table:formula="of:=1/[.G31]" office:value-type="float" office:value="5.50763909542536" calcext:value-type="float">
            <text:p>5.5076390954</text:p>
          </table:table-cell>
          <table:table-cell table:formula="of:=1/[.H31]" office:value-type="float" office:value="6.20066595152319" calcext:value-type="float">
            <text:p>6.2006659515</text:p>
          </table:table-cell>
          <table:table-cell table:formula="of:=1/[.I31]" office:value-type="float" office:value="5.87023263731942" calcext:value-type="float">
            <text:p>5.8702326373</text:p>
          </table:table-cell>
          <table:table-cell table:formula="of:=1/[.J31]" office:value-type="float" office:value="4.98015408596742" calcext:value-type="float">
            <text:p>4.980154086</text:p>
          </table:table-cell>
          <table:table-cell table:formula="of:=1/[.K31]" office:value-type="float" office:value="5.13716223158327" calcext:value-type="float">
            <text:p>5.1371622316</text:p>
          </table:table-cell>
          <table:table-cell table:formula="of:=1/[.L31]" office:value-type="float" office:value="5.28474189320594" calcext:value-type="float">
            <text:p>5.2847418932</text:p>
          </table:table-cell>
          <table:table-cell table:formula="of:=1/[.M31]" office:value-type="float" office:value="25.6900343218859" calcext:value-type="float">
            <text:p>25.6900343219</text:p>
          </table:table-cell>
          <table:table-cell table:formula="of:=1/[.N31]" office:value-type="float" office:value="18.9715161656289" calcext:value-type="float">
            <text:p>18.9715161656</text:p>
          </table:table-cell>
          <table:table-cell table:formula="of:=1/[.O31]" office:value-type="float" office:value="15.5681034469338" calcext:value-type="float">
            <text:p>15.5681034469</text:p>
          </table:table-cell>
          <table:table-cell table:formula="of:=1/[.P31]" office:value-type="float" office:value="11.3985444058794" calcext:value-type="float">
            <text:p>11.3985444059</text:p>
          </table:table-cell>
          <table:table-cell table:formula="of:=1/[.Q31]" office:value-type="float" office:value="9.30760710728879" calcext:value-type="float">
            <text:p>9.3076071073</text:p>
          </table:table-cell>
          <table:table-cell table:formula="of:=1/[.R31]" office:value-type="float" office:value="11.3916754192706" calcext:value-type="float">
            <text:p>11.3916754193</text:p>
          </table:table-cell>
          <table:table-cell table:formula="of:=1/[.S31]" office:value-type="float" office:value="11.4632099739097" calcext:value-type="float">
            <text:p>11.4632099739</text:p>
          </table:table-cell>
          <table:table-cell table:formula="of:=1/[.T31]" office:value-type="float" office:value="11.4714155267903" calcext:value-type="float">
            <text:p>11.4714155268</text:p>
          </table:table-cell>
          <table:table-cell table:formula="of:=1/[.U31]" office:value-type="float" office:value="11.9201587765149" calcext:value-type="float">
            <text:p>11.9201587765</text:p>
          </table:table-cell>
          <table:table-cell table:formula="of:=1/[.V31]" office:value-type="float" office:value="10.8645816810115" calcext:value-type="float">
            <text:p>10.864581681</text:p>
          </table:table-cell>
          <table:table-cell table:formula="of:=1/[.W31]" office:value-type="float" office:value="11.3274143817384" calcext:value-type="float">
            <text:p>11.3274143817</text:p>
          </table:table-cell>
          <table:table-cell table:formula="of:=1/[.X31]" office:value-type="float" office:value="10.7896281462556" calcext:value-type="float">
            <text:p>10.7896281463</text:p>
          </table:table-cell>
          <table:table-cell table:formula="of:=1/[.Y31]" office:value-type="float" office:value="9.76839143898174" calcext:value-type="float">
            <text:p>9.768391439</text:p>
          </table:table-cell>
        </table:table-row>
        <table:table-row table:style-name="ro1">
          <table:table-cell table:formula="of:=1/[.A32]" office:value-type="float" office:value="7.63883584141777" calcext:value-type="float">
            <text:p>7.6388358414</text:p>
          </table:table-cell>
          <table:table-cell table:formula="of:=1/[.B32]" office:value-type="float" office:value="9.32644419988435" calcext:value-type="float">
            <text:p>9.3264441999</text:p>
          </table:table-cell>
          <table:table-cell table:formula="of:=1/[.C32]" office:value-type="float" office:value="11.9445058259327" calcext:value-type="float">
            <text:p>11.9445058259</text:p>
          </table:table-cell>
          <table:table-cell table:formula="of:=1/[.D32]" office:value-type="float" office:value="7.21781935241725" calcext:value-type="float">
            <text:p>7.2178193524</text:p>
          </table:table-cell>
          <table:table-cell table:formula="of:=1/[.E32]" office:value-type="float" office:value="12.6432639850304" calcext:value-type="float">
            <text:p>12.643263985</text:p>
          </table:table-cell>
          <table:table-cell table:formula="of:=1/[.F32]" office:value-type="float" office:value="7.18679928706951" calcext:value-type="float">
            <text:p>7.1867992871</text:p>
          </table:table-cell>
          <table:table-cell table:formula="of:=1/[.G32]" office:value-type="float" office:value="7.8496632494466" calcext:value-type="float">
            <text:p>7.8496632494</text:p>
          </table:table-cell>
          <table:table-cell table:formula="of:=1/[.H32]" office:value-type="float" office:value="8.76570156292459" calcext:value-type="float">
            <text:p>8.7657015629</text:p>
          </table:table-cell>
          <table:table-cell table:formula="of:=1/[.I32]" office:value-type="float" office:value="8.57338820301783" calcext:value-type="float">
            <text:p>8.573388203</text:p>
          </table:table-cell>
          <table:table-cell table:formula="of:=1/[.J32]" office:value-type="float" office:value="8.43924586898915" calcext:value-type="float">
            <text:p>8.439245869</text:p>
          </table:table-cell>
          <table:table-cell table:formula="of:=1/[.K32]" office:value-type="float" office:value="5.50484977264971" calcext:value-type="float">
            <text:p>5.5048497726</text:p>
          </table:table-cell>
          <table:table-cell table:formula="of:=1/[.L32]" office:value-type="float" office:value="7.50508469488078" calcext:value-type="float">
            <text:p>7.5050846949</text:p>
          </table:table-cell>
          <table:table-cell table:formula="of:=1/[.M32]" office:value-type="float" office:value="21.5230576516622" calcext:value-type="float">
            <text:p>21.5230576517</text:p>
          </table:table-cell>
          <table:table-cell table:formula="of:=1/[.N32]" office:value-type="float" office:value="17.5421977567038" calcext:value-type="float">
            <text:p>17.5421977567</text:p>
          </table:table-cell>
          <table:table-cell table:formula="of:=1/[.O32]" office:value-type="float" office:value="9.96532068401961" calcext:value-type="float">
            <text:p>9.965320684</text:p>
          </table:table-cell>
          <table:table-cell table:formula="of:=1/[.P32]" office:value-type="float" office:value="11.2079980273923" calcext:value-type="float">
            <text:p>11.2079980274</text:p>
          </table:table-cell>
          <table:table-cell table:formula="of:=1/[.Q32]" office:value-type="float" office:value="27.3977106472983" calcext:value-type="float">
            <text:p>27.3977106473</text:p>
          </table:table-cell>
          <table:table-cell table:formula="of:=1/[.R32]" office:value-type="float" office:value="15.3497831843125" calcext:value-type="float">
            <text:p>15.3497831843</text:p>
          </table:table-cell>
          <table:table-cell table:formula="of:=1/[.S32]" office:value-type="float" office:value="6.70794287515848" calcext:value-type="float">
            <text:p>6.7079428752</text:p>
          </table:table-cell>
          <table:table-cell table:formula="of:=1/[.T32]" office:value-type="float" office:value="7.00471417263819" calcext:value-type="float">
            <text:p>7.0047141726</text:p>
          </table:table-cell>
          <table:table-cell table:formula="of:=1/[.U32]" office:value-type="float" office:value="5.66511253746056" calcext:value-type="float">
            <text:p>5.6651125375</text:p>
          </table:table-cell>
          <table:table-cell table:formula="of:=1/[.V32]" office:value-type="float" office:value="5.72747527162552" calcext:value-type="float">
            <text:p>5.7274752716</text:p>
          </table:table-cell>
          <table:table-cell table:formula="of:=1/[.W32]" office:value-type="float" office:value="7.19864665442897" calcext:value-type="float">
            <text:p>7.1986466544</text:p>
          </table:table-cell>
          <table:table-cell table:formula="of:=1/[.X32]" office:value-type="float" office:value="27.8757299956793" calcext:value-type="float">
            <text:p>27.8757299957</text:p>
          </table:table-cell>
          <table:table-cell table:formula="of:=1/[.Y32]" office:value-type="float" office:value="21.9767178650937" calcext:value-type="float">
            <text:p>21.9767178651</text:p>
          </table:table-cell>
        </table:table-row>
        <table:table-row table:style-name="ro1">
          <table:table-cell table:formula="of:=1/[.A33]" office:value-type="float" office:value="17.9019937450434" calcext:value-type="float">
            <text:p>17.901993745</text:p>
          </table:table-cell>
          <table:table-cell table:formula="of:=1/[.B33]" office:value-type="float" office:value="18.1600591291525" calcext:value-type="float">
            <text:p>18.1600591292</text:p>
          </table:table-cell>
          <table:table-cell table:formula="of:=1/[.C33]" office:value-type="float" office:value="16.0633022615523" calcext:value-type="float">
            <text:p>16.0633022616</text:p>
          </table:table-cell>
          <table:table-cell table:formula="of:=1/[.D33]" office:value-type="float" office:value="15.0887368614824" calcext:value-type="float">
            <text:p>15.0887368615</text:p>
          </table:table-cell>
          <table:table-cell table:formula="of:=1/[.E33]" office:value-type="float" office:value="15.2484351293449" calcext:value-type="float">
            <text:p>15.2484351293</text:p>
          </table:table-cell>
          <table:table-cell table:formula="of:=1/[.F33]" office:value-type="float" office:value="12.7763688282153" calcext:value-type="float">
            <text:p>12.7763688282</text:p>
          </table:table-cell>
          <table:table-cell table:formula="of:=1/[.G33]" office:value-type="float" office:value="10.0074255097282" calcext:value-type="float">
            <text:p>10.0074255097</text:p>
          </table:table-cell>
          <table:table-cell table:formula="of:=1/[.H33]" office:value-type="float" office:value="13.7154080265311" calcext:value-type="float">
            <text:p>13.7154080265</text:p>
          </table:table-cell>
          <table:table-cell table:formula="of:=1/[.I33]" office:value-type="float" office:value="12.2193221697606" calcext:value-type="float">
            <text:p>12.2193221698</text:p>
          </table:table-cell>
          <table:table-cell table:formula="of:=1/[.J33]" office:value-type="float" office:value="8.50680118754945" calcext:value-type="float">
            <text:p>8.5068011875</text:p>
          </table:table-cell>
          <table:table-cell table:formula="of:=1/[.K33]" office:value-type="float" office:value="10.5055038334584" calcext:value-type="float">
            <text:p>10.5055038335</text:p>
          </table:table-cell>
          <table:table-cell table:formula="of:=1/[.L33]" office:value-type="float" office:value="10.6121175525486" calcext:value-type="float">
            <text:p>10.6121175525</text:p>
          </table:table-cell>
          <table:table-cell table:formula="of:=1/[.M33]" office:value-type="float" office:value="10.9062433880899" calcext:value-type="float">
            <text:p>10.9062433881</text:p>
          </table:table-cell>
          <table:table-cell table:formula="of:=1/[.N33]" office:value-type="float" office:value="6.75986263959116" calcext:value-type="float">
            <text:p>6.7598626396</text:p>
          </table:table-cell>
          <table:table-cell table:formula="of:=1/[.O33]" office:value-type="float" office:value="9.22773117773533" calcext:value-type="float">
            <text:p>9.2277311777</text:p>
          </table:table-cell>
          <table:table-cell table:formula="of:=1/[.P33]" office:value-type="float" office:value="8.94862593848715" calcext:value-type="float">
            <text:p>8.9486259385</text:p>
          </table:table-cell>
          <table:table-cell table:formula="of:=1/[.Q33]" office:value-type="float" office:value="9.39037674191489" calcext:value-type="float">
            <text:p>9.3903767419</text:p>
          </table:table-cell>
          <table:table-cell table:formula="of:=1/[.R33]" office:value-type="float" office:value="8.68968273968317" calcext:value-type="float">
            <text:p>8.6896827397</text:p>
          </table:table-cell>
          <table:table-cell table:formula="of:=1/[.S33]" office:value-type="float" office:value="4.82828214549545" calcext:value-type="float">
            <text:p>4.8282821455</text:p>
          </table:table-cell>
          <table:table-cell table:formula="of:=1/[.T33]" office:value-type="float" office:value="25.9766573756822" calcext:value-type="float">
            <text:p>25.9766573757</text:p>
          </table:table-cell>
          <table:table-cell table:formula="of:=1/[.U33]" office:value-type="float" office:value="20.7265484286167" calcext:value-type="float">
            <text:p>20.7265484286</text:p>
          </table:table-cell>
          <table:table-cell table:formula="of:=1/[.V33]" office:value-type="float" office:value="17.1312959654085" calcext:value-type="float">
            <text:p>17.1312959654</text:p>
          </table:table-cell>
          <table:table-cell table:formula="of:=1/[.W33]" office:value-type="float" office:value="17.2745882170034" calcext:value-type="float">
            <text:p>17.274588217</text:p>
          </table:table-cell>
          <table:table-cell table:formula="of:=1/[.X33]" office:value-type="float" office:value="14.4186958577971" calcext:value-type="float">
            <text:p>14.4186958578</text:p>
          </table:table-cell>
          <table:table-cell table:formula="of:=1/[.Y33]" office:value-type="float" office:value="14.5798949081175" calcext:value-type="float">
            <text:p>14.5798949081</text:p>
          </table:table-cell>
        </table:table-row>
        <table:table-row table:style-name="ro1">
          <table:table-cell table:formula="of:=1/[.A34]" office:value-type="float" office:value="13.4823765115429" calcext:value-type="float">
            <text:p>13.4823765115</text:p>
          </table:table-cell>
          <table:table-cell table:formula="of:=1/[.B34]" office:value-type="float" office:value="14.23131002055" calcext:value-type="float">
            <text:p>14.2313100206</text:p>
          </table:table-cell>
          <table:table-cell table:formula="of:=1/[.C34]" office:value-type="float" office:value="14.4743565062956" calcext:value-type="float">
            <text:p>14.4743565063</text:p>
          </table:table-cell>
          <table:table-cell table:formula="of:=1/[.D34]" office:value-type="float" office:value="13.2780435599497" calcext:value-type="float">
            <text:p>13.2780435599</text:p>
          </table:table-cell>
          <table:table-cell table:formula="of:=1/[.E34]" office:value-type="float" office:value="4.73404154594861" calcext:value-type="float">
            <text:p>4.7340415459</text:p>
          </table:table-cell>
          <table:table-cell table:formula="of:=1/[.F34]" office:value-type="float" office:value="5.32943928969233" calcext:value-type="float">
            <text:p>5.3294392897</text:p>
          </table:table-cell>
          <table:table-cell table:formula="of:=1/[.G34]" office:value-type="float" office:value="5.08960245115254" calcext:value-type="float">
            <text:p>5.0896024512</text:p>
          </table:table-cell>
          <table:table-cell table:formula="of:=1/[.H34]" office:value-type="float" office:value="5.57013073096826" calcext:value-type="float">
            <text:p>5.570130731</text:p>
          </table:table-cell>
          <table:table-cell table:formula="of:=1/[.I34]" office:value-type="float" office:value="4.61316319987452" calcext:value-type="float">
            <text:p>4.6131631999</text:p>
          </table:table-cell>
          <table:table-cell table:formula="of:=1/[.J34]" office:value-type="float" office:value="4.96014523305242" calcext:value-type="float">
            <text:p>4.9601452331</text:p>
          </table:table-cell>
          <table:table-cell table:formula="of:=1/[.K34]" office:value-type="float" office:value="4.4454520802493" calcext:value-type="float">
            <text:p>4.4454520802</text:p>
          </table:table-cell>
          <table:table-cell table:formula="of:=1/[.L34]" office:value-type="float" office:value="26.1673243387517" calcext:value-type="float">
            <text:p>26.1673243388</text:p>
          </table:table-cell>
          <table:table-cell table:formula="of:=1/[.M34]" office:value-type="float" office:value="20.2014896578474" calcext:value-type="float">
            <text:p>20.2014896578</text:p>
          </table:table-cell>
          <table:table-cell table:formula="of:=1/[.N34]" office:value-type="float" office:value="16.7387268859105" calcext:value-type="float">
            <text:p>16.7387268859</text:p>
          </table:table-cell>
          <table:table-cell table:formula="of:=1/[.O34]" office:value-type="float" office:value="16.9578326533242" calcext:value-type="float">
            <text:p>16.9578326533</text:p>
          </table:table-cell>
          <table:table-cell table:formula="of:=1/[.P34]" office:value-type="float" office:value="15.4860370147257" calcext:value-type="float">
            <text:p>15.4860370147</text:p>
          </table:table-cell>
          <table:table-cell table:formula="of:=1/[.Q34]" office:value-type="float" office:value="14.0437406345805" calcext:value-type="float">
            <text:p>14.0437406346</text:p>
          </table:table-cell>
          <table:table-cell table:formula="of:=1/[.R34]" office:value-type="float" office:value="14.2517543909655" calcext:value-type="float">
            <text:p>14.251754391</text:p>
          </table:table-cell>
          <table:table-cell table:formula="of:=1/[.S34]" office:value-type="float" office:value="12.7212220514752" calcext:value-type="float">
            <text:p>12.7212220515</text:p>
          </table:table-cell>
          <table:table-cell table:formula="of:=1/[.T34]" office:value-type="float" office:value="10.1346592170165" calcext:value-type="float">
            <text:p>10.134659217</text:p>
          </table:table-cell>
          <table:table-cell table:formula="of:=1/[.U34]" office:value-type="float" office:value="12.0828253512175" calcext:value-type="float">
            <text:p>12.0828253512</text:p>
          </table:table-cell>
          <table:table-cell table:formula="of:=1/[.V34]" office:value-type="float" office:value="11.0160669336227" calcext:value-type="float">
            <text:p>11.0160669336</text:p>
          </table:table-cell>
          <table:table-cell table:formula="of:=1/[.W34]" office:value-type="float" office:value="11.3768231359075" calcext:value-type="float">
            <text:p>11.3768231359</text:p>
          </table:table-cell>
          <table:table-cell table:formula="of:=1/[.X34]" office:value-type="float" office:value="11.6914213027049" calcext:value-type="float">
            <text:p>11.6914213027</text:p>
          </table:table-cell>
          <table:table-cell table:formula="of:=1/[.Y34]" office:value-type="float" office:value="15.5645657097053" calcext:value-type="float">
            <text:p>15.5645657097</text:p>
          </table:table-cell>
        </table:table-row>
        <table:table-row table:style-name="ro1">
          <table:table-cell table:formula="of:=1/[.A35]" office:value-type="float" office:value="7.19854301489379" calcext:value-type="float">
            <text:p>7.1985430149</text:p>
          </table:table-cell>
          <table:table-cell table:formula="of:=1/[.B35]" office:value-type="float" office:value="24.2372536283169" calcext:value-type="float">
            <text:p>24.2372536283</text:p>
          </table:table-cell>
          <table:table-cell table:formula="of:=1/[.C35]" office:value-type="float" office:value="24.5221852209694" calcext:value-type="float">
            <text:p>24.522185221</text:p>
          </table:table-cell>
          <table:table-cell table:formula="of:=1/[.D35]" office:value-type="float" office:value="19.7120852823658" calcext:value-type="float">
            <text:p>19.7120852824</text:p>
          </table:table-cell>
          <table:table-cell table:formula="of:=1/[.E35]" office:value-type="float" office:value="16.1384029436447" calcext:value-type="float">
            <text:p>16.1384029436</text:p>
          </table:table-cell>
          <table:table-cell table:formula="of:=1/[.F35]" office:value-type="float" office:value="14.0246160060138" calcext:value-type="float">
            <text:p>14.024616006</text:p>
          </table:table-cell>
          <table:table-cell table:formula="of:=1/[.G35]" office:value-type="float" office:value="14.0557027499982" calcext:value-type="float">
            <text:p>14.05570275</text:p>
          </table:table-cell>
          <table:table-cell table:formula="of:=1/[.H35]" office:value-type="float" office:value="12.4764351331423" calcext:value-type="float">
            <text:p>12.4764351331</text:p>
          </table:table-cell>
          <table:table-cell table:formula="of:=1/[.I35]" office:value-type="float" office:value="12.4545564371998" calcext:value-type="float">
            <text:p>12.4545564372</text:p>
          </table:table-cell>
          <table:table-cell table:formula="of:=1/[.J35]" office:value-type="float" office:value="11.068509647313" calcext:value-type="float">
            <text:p>11.0685096473</text:p>
          </table:table-cell>
          <table:table-cell table:formula="of:=1/[.K35]" office:value-type="float" office:value="11.0024678535395" calcext:value-type="float">
            <text:p>11.0024678535</text:p>
          </table:table-cell>
          <table:table-cell table:formula="of:=1/[.L35]" office:value-type="float" office:value="9.96184612932469" calcext:value-type="float">
            <text:p>9.9618461293</text:p>
          </table:table-cell>
          <table:table-cell table:formula="of:=1/[.M35]" office:value-type="float" office:value="10.2625783291291" calcext:value-type="float">
            <text:p>10.2625783291</text:p>
          </table:table-cell>
          <table:table-cell table:formula="of:=1/[.N35]" office:value-type="float" office:value="9.3984079097001" calcext:value-type="float">
            <text:p>9.3984079097</text:p>
          </table:table-cell>
          <table:table-cell table:formula="of:=1/[.O35]" office:value-type="float" office:value="9.46011144011277" calcext:value-type="float">
            <text:p>9.4601114401</text:p>
          </table:table-cell>
          <table:table-cell table:formula="of:=1/[.P35]" office:value-type="float" office:value="8.80343686175083" calcext:value-type="float">
            <text:p>8.8034368618</text:p>
          </table:table-cell>
          <table:table-cell table:formula="of:=1/[.Q35]" office:value-type="float" office:value="11.4577329958649" calcext:value-type="float">
            <text:p>11.4577329959</text:p>
          </table:table-cell>
          <table:table-cell table:formula="of:=1/[.R35]" office:value-type="float" office:value="8.7432458425866" calcext:value-type="float">
            <text:p>8.7432458426</text:p>
          </table:table-cell>
          <table:table-cell table:formula="of:=1/[.S35]" office:value-type="float" office:value="9.54134742908393" calcext:value-type="float">
            <text:p>9.5413474291</text:p>
          </table:table-cell>
          <table:table-cell table:formula="of:=1/[.T35]" office:value-type="float" office:value="9.85241088494355" calcext:value-type="float">
            <text:p>9.8524108849</text:p>
          </table:table-cell>
          <table:table-cell table:formula="of:=1/[.U35]" office:value-type="float" office:value="12.9202471901692" calcext:value-type="float">
            <text:p>12.9202471902</text:p>
          </table:table-cell>
          <table:table-cell table:formula="of:=1/[.V35]" office:value-type="float" office:value="11.1561571947173" calcext:value-type="float">
            <text:p>11.1561571947</text:p>
          </table:table-cell>
          <table:table-cell table:formula="of:=1/[.W35]" office:value-type="float" office:value="10.4137811814643" calcext:value-type="float">
            <text:p>10.4137811815</text:p>
          </table:table-cell>
          <table:table-cell table:formula="of:=1/[.X35]" office:value-type="float" office:value="10.1309219037623" calcext:value-type="float">
            <text:p>10.1309219038</text:p>
          </table:table-cell>
          <table:table-cell table:formula="of:=1/[.Y35]" office:value-type="float" office:value="21.4046135504047" calcext:value-type="float">
            <text:p>21.4046135504</text:p>
          </table:table-cell>
        </table:table-row>
        <table:table-row table:style-name="ro1">
          <table:table-cell table:formula="of:=1/[.A36]" office:value-type="float" office:value="18.5919567476718" calcext:value-type="float">
            <text:p>18.5919567477</text:p>
          </table:table-cell>
          <table:table-cell table:formula="of:=1/[.B36]" office:value-type="float" office:value="16.5055722812021" calcext:value-type="float">
            <text:p>16.5055722812</text:p>
          </table:table-cell>
          <table:table-cell table:formula="of:=1/[.C36]" office:value-type="float" office:value="16.9724825140999" calcext:value-type="float">
            <text:p>16.9724825141</text:p>
          </table:table-cell>
          <table:table-cell table:formula="of:=1/[.D36]" office:value-type="float" office:value="14.4956527537392" calcext:value-type="float">
            <text:p>14.4956527537</text:p>
          </table:table-cell>
          <table:table-cell table:formula="of:=1/[.E36]" office:value-type="float" office:value="12.9163921933326" calcext:value-type="float">
            <text:p>12.9163921933</text:p>
          </table:table-cell>
          <table:table-cell table:formula="of:=1/[.F36]" office:value-type="float" office:value="13.1147884978059" calcext:value-type="float">
            <text:p>13.1147884978</text:p>
          </table:table-cell>
          <table:table-cell table:formula="of:=1/[.G36]" office:value-type="float" office:value="11.646039589547" calcext:value-type="float">
            <text:p>11.6460395895</text:p>
          </table:table-cell>
          <table:table-cell table:formula="of:=1/[.H36]" office:value-type="float" office:value="12.5051896537063" calcext:value-type="float">
            <text:p>12.5051896537</text:p>
          </table:table-cell>
          <table:table-cell table:formula="of:=1/[.I36]" office:value-type="float" office:value="12.8214826506108" calcext:value-type="float">
            <text:p>12.8214826506</text:p>
          </table:table-cell>
          <table:table-cell table:formula="of:=1/[.J36]" office:value-type="float" office:value="11.4769187686643" calcext:value-type="float">
            <text:p>11.4769187687</text:p>
          </table:table-cell>
          <table:table-cell table:formula="of:=1/[.K36]" office:value-type="float" office:value="10.2863726135616" calcext:value-type="float">
            <text:p>10.2863726136</text:p>
          </table:table-cell>
          <table:table-cell table:formula="of:=1/[.L36]" office:value-type="float" office:value="10.8850053608651" calcext:value-type="float">
            <text:p>10.8850053609</text:p>
          </table:table-cell>
          <table:table-cell table:formula="of:=1/[.M36]" office:value-type="float" office:value="10.0464346208174" calcext:value-type="float">
            <text:p>10.0464346208</text:p>
          </table:table-cell>
          <table:table-cell table:formula="of:=1/[.N36]" office:value-type="float" office:value="10.201822657636" calcext:value-type="float">
            <text:p>10.2018226576</text:p>
          </table:table-cell>
          <table:table-cell table:formula="of:=1/[.O36]" office:value-type="float" office:value="6.6027084309984" calcext:value-type="float">
            <text:p>6.602708431</text:p>
          </table:table-cell>
          <table:table-cell table:formula="of:=1/[.P36]" office:value-type="float" office:value="28.5459818675923" calcext:value-type="float">
            <text:p>28.5459818676</text:p>
          </table:table-cell>
          <table:table-cell table:formula="of:=1/[.Q36]" office:value-type="float" office:value="23.7369001982031" calcext:value-type="float">
            <text:p>23.7369001982</text:p>
          </table:table-cell>
          <table:table-cell table:formula="of:=1/[.R36]" office:value-type="float" office:value="19.2492410986697" calcext:value-type="float">
            <text:p>19.2492410987</text:p>
          </table:table-cell>
          <table:table-cell table:formula="of:=1/[.S36]" office:value-type="float" office:value="19.0144795261592" calcext:value-type="float">
            <text:p>19.0144795262</text:p>
          </table:table-cell>
          <table:table-cell table:formula="of:=1/[.T36]" office:value-type="float" office:value="16.0008448446078" calcext:value-type="float">
            <text:p>16.0008448446</text:p>
          </table:table-cell>
          <table:table-cell table:formula="of:=1/[.U36]" office:value-type="float" office:value="13.6915030532052" calcext:value-type="float">
            <text:p>13.6915030532</text:p>
          </table:table-cell>
          <table:table-cell table:formula="of:=1/[.V36]" office:value-type="float" office:value="14.1113583734684" calcext:value-type="float">
            <text:p>14.1113583735</text:p>
          </table:table-cell>
          <table:table-cell table:formula="of:=1/[.W36]" office:value-type="float" office:value="12.328860011959" calcext:value-type="float">
            <text:p>12.328860012</text:p>
          </table:table-cell>
          <table:table-cell table:formula="of:=1/[.X36]" office:value-type="float" office:value="12.3363734269582" calcext:value-type="float">
            <text:p>12.336373427</text:p>
          </table:table-cell>
          <table:table-cell table:formula="of:=1/[.Y36]" office:value-type="float" office:value="11.2542653665739" calcext:value-type="float">
            <text:p>11.2542653666</text:p>
          </table:table-cell>
        </table:table-row>
        <table:table-row table:style-name="ro1">
          <table:table-cell table:formula="of:=1/[.A37]" office:value-type="float" office:value="11.2749359301766" calcext:value-type="float">
            <text:p>11.2749359302</text:p>
          </table:table-cell>
          <table:table-cell table:formula="of:=1/[.B37]" office:value-type="float" office:value="10.2484322460772" calcext:value-type="float">
            <text:p>10.2484322461</text:p>
          </table:table-cell>
          <table:table-cell table:formula="of:=1/[.C37]" office:value-type="float" office:value="10.5175142906725" calcext:value-type="float">
            <text:p>10.5175142907</text:p>
          </table:table-cell>
          <table:table-cell table:formula="of:=1/[.D37]" office:value-type="float" office:value="10.4340349874061" calcext:value-type="float">
            <text:p>10.4340349874</text:p>
          </table:table-cell>
          <table:table-cell table:formula="of:=1/[.E37]" office:value-type="float" office:value="10.5050734252107" calcext:value-type="float">
            <text:p>10.5050734252</text:p>
          </table:table-cell>
          <table:table-cell table:formula="of:=1/[.F37]" office:value-type="float" office:value="8.06842020332419" calcext:value-type="float">
            <text:p>8.0684202033</text:p>
          </table:table-cell>
          <table:table-cell table:formula="of:=1/[.G37]" office:value-type="float" office:value="9.27979510212415" calcext:value-type="float">
            <text:p>9.2797951021</text:p>
          </table:table-cell>
          <table:table-cell table:formula="of:=1/[.H37]" office:value-type="float" office:value="7.923490773095" calcext:value-type="float">
            <text:p>7.9234907731</text:p>
          </table:table-cell>
          <table:table-cell table:formula="of:=1/[.I37]" office:value-type="float" office:value="7.39038215666132" calcext:value-type="float">
            <text:p>7.3903821567</text:p>
          </table:table-cell>
          <table:table-cell table:formula="of:=1/[.J37]" office:value-type="float" office:value="7.9025145801394" calcext:value-type="float">
            <text:p>7.9025145801</text:p>
          </table:table-cell>
          <table:table-cell table:formula="of:=1/[.K37]" office:value-type="float" office:value="8.19840131174421" calcext:value-type="float">
            <text:p>8.1984013117</text:p>
          </table:table-cell>
          <table:table-cell table:formula="of:=1/[.L37]" office:value-type="float" office:value="7.84917034269478" calcext:value-type="float">
            <text:p>7.8491703427</text:p>
          </table:table-cell>
          <table:table-cell table:formula="of:=1/[.M37]" office:value-type="float" office:value="5.86001593924336" calcext:value-type="float">
            <text:p>5.8600159392</text:p>
          </table:table-cell>
          <table:table-cell table:formula="of:=1/[.N37]" office:value-type="float" office:value="25.3476429226846" calcext:value-type="float">
            <text:p>25.3476429227</text:p>
          </table:table-cell>
          <table:table-cell table:formula="of:=1/[.O37]" office:value-type="float" office:value="20.6299137875903" calcext:value-type="float">
            <text:p>20.6299137876</text:p>
          </table:table-cell>
          <table:table-cell table:formula="of:=1/[.P37]" office:value-type="float" office:value="16.9088006925845" calcext:value-type="float">
            <text:p>16.9088006926</text:p>
          </table:table-cell>
          <table:table-cell table:formula="of:=1/[.Q37]" office:value-type="float" office:value="14.6794593261541" calcext:value-type="float">
            <text:p>14.6794593262</text:p>
          </table:table-cell>
          <table:table-cell table:formula="of:=1/[.R37]" office:value-type="float" office:value="14.3727928779937" calcext:value-type="float">
            <text:p>14.372792878</text:p>
          </table:table-cell>
          <table:table-cell table:formula="of:=1/[.S37]" office:value-type="float" office:value="12.9533678756477" calcext:value-type="float">
            <text:p>12.9533678756</text:p>
          </table:table-cell>
          <table:table-cell table:formula="of:=1/[.T37]" office:value-type="float" office:value="13.2100221796272" calcext:value-type="float">
            <text:p>13.2100221796</text:p>
          </table:table-cell>
          <table:table-cell table:formula="of:=1/[.U37]" office:value-type="float" office:value="11.5594909200199" calcext:value-type="float">
            <text:p>11.55949092</text:p>
          </table:table-cell>
          <table:table-cell table:formula="of:=1/[.V37]" office:value-type="float" office:value="10.3963396567337" calcext:value-type="float">
            <text:p>10.3963396567</text:p>
          </table:table-cell>
          <table:table-cell table:formula="of:=1/[.W37]" office:value-type="float" office:value="10.3286365580025" calcext:value-type="float">
            <text:p>10.328636558</text:p>
          </table:table-cell>
          <table:table-cell table:formula="of:=1/[.X37]" office:value-type="float" office:value="9.79671809943669" calcext:value-type="float">
            <text:p>9.7967180994</text:p>
          </table:table-cell>
          <table:table-cell table:formula="of:=1/[.Y37]" office:value-type="float" office:value="9.89403488636701" calcext:value-type="float">
            <text:p>9.8940348864</text:p>
          </table:table-cell>
        </table:table-row>
        <table:table-row table:style-name="ro1">
          <table:table-cell table:formula="of:=1/[.A38]" office:value-type="float" office:value="9.97347056828835" calcext:value-type="float">
            <text:p>9.9734705683</text:p>
          </table:table-cell>
          <table:table-cell table:formula="of:=1/[.B38]" office:value-type="float" office:value="9.46754525486632" calcext:value-type="float">
            <text:p>9.4675452549</text:p>
          </table:table-cell>
          <table:table-cell table:formula="of:=1/[.C38]" office:value-type="float" office:value="9.99630136849366" calcext:value-type="float">
            <text:p>9.9963013685</text:p>
          </table:table-cell>
          <table:table-cell table:formula="of:=1/[.D38]" office:value-type="float" office:value="9.60107532043589" calcext:value-type="float">
            <text:p>9.6010753204</text:p>
          </table:table-cell>
          <table:table-cell table:formula="of:=1/[.E38]" office:value-type="float" office:value="10.0556075095277" calcext:value-type="float">
            <text:p>10.0556075095</text:p>
          </table:table-cell>
          <table:table-cell table:formula="of:=1/[.F38]" office:value-type="float" office:value="7.82748229032132" calcext:value-type="float">
            <text:p>7.8274822903</text:p>
          </table:table-cell>
          <table:table-cell table:formula="of:=1/[.G38]" office:value-type="float" office:value="7.33525027873951" calcext:value-type="float">
            <text:p>7.3352502787</text:p>
          </table:table-cell>
          <table:table-cell table:formula="of:=1/[.H38]" office:value-type="float" office:value="7.4414728162998" calcext:value-type="float">
            <text:p>7.4414728163</text:p>
          </table:table-cell>
          <table:table-cell table:formula="of:=1/[.I38]" office:value-type="float" office:value="4.02438779000745" calcext:value-type="float">
            <text:p>4.02438779</text:p>
          </table:table-cell>
          <table:table-cell table:formula="of:=1/[.J38]" office:value-type="float" office:value="3.72621278910754" calcext:value-type="float">
            <text:p>3.7262127891</text:p>
          </table:table-cell>
          <table:table-cell table:formula="of:=1/[.K38]" office:value-type="float" office:value="4.07479697324081" calcext:value-type="float">
            <text:p>4.0747969732</text:p>
          </table:table-cell>
          <table:table-cell table:formula="of:=1/[.L38]" office:value-type="float" office:value="4.13018338014208" calcext:value-type="float">
            <text:p>4.1301833801</text:p>
          </table:table-cell>
          <table:table-cell table:formula="of:=1/[.M38]" office:value-type="float" office:value="5.15862780500387" calcext:value-type="float">
            <text:p>5.158627805</text:p>
          </table:table-cell>
          <table:table-cell table:formula="of:=1/[.N38]" office:value-type="float" office:value="31.9756473469805" calcext:value-type="float">
            <text:p>31.975647347</text:p>
          </table:table-cell>
          <table:table-cell table:formula="of:=1/[.O38]" office:value-type="float" office:value="24.2869945572845" calcext:value-type="float">
            <text:p>24.2869945573</text:p>
          </table:table-cell>
          <table:table-cell table:formula="of:=1/[.P38]" office:value-type="float" office:value="18.5006345717658" calcext:value-type="float">
            <text:p>18.5006345718</text:p>
          </table:table-cell>
          <table:table-cell table:formula="of:=1/[.Q38]" office:value-type="float" office:value="20.0251515903975" calcext:value-type="float">
            <text:p>20.0251515904</text:p>
          </table:table-cell>
          <table:table-cell table:formula="of:=1/[.R38]" office:value-type="float" office:value="16.9452178053571" calcext:value-type="float">
            <text:p>16.9452178054</text:p>
          </table:table-cell>
          <table:table-cell table:formula="of:=1/[.S38]" office:value-type="float" office:value="14.5647117425075" calcext:value-type="float">
            <text:p>14.5647117425</text:p>
          </table:table-cell>
          <table:table-cell table:formula="of:=1/[.T38]" office:value-type="float" office:value="14.5391524837234" calcext:value-type="float">
            <text:p>14.5391524837</text:p>
          </table:table-cell>
          <table:table-cell table:formula="of:=1/[.U38]" office:value-type="float" office:value="12.5418269930217" calcext:value-type="float">
            <text:p>12.541826993</text:p>
          </table:table-cell>
          <table:table-cell table:formula="of:=1/[.V38]" office:value-type="float" office:value="12.636170532703" calcext:value-type="float">
            <text:p>12.6361705327</text:p>
          </table:table-cell>
          <table:table-cell table:formula="of:=1/[.W38]" office:value-type="float" office:value="11.2530875659009" calcext:value-type="float">
            <text:p>11.2530875659</text:p>
          </table:table-cell>
          <table:table-cell table:formula="of:=1/[.X38]" office:value-type="float" office:value="10.0902878960943" calcext:value-type="float">
            <text:p>10.0902878961</text:p>
          </table:table-cell>
          <table:table-cell table:formula="of:=1/[.Y38]" office:value-type="float" office:value="10.314627069501" calcext:value-type="float">
            <text:p>10.3146270695</text:p>
          </table:table-cell>
        </table:table-row>
        <table:table-row table:style-name="ro1">
          <table:table-cell table:formula="of:=1/[.A39]" office:value-type="float" office:value="9.32731410662985" calcext:value-type="float">
            <text:p>9.3273141066</text:p>
          </table:table-cell>
          <table:table-cell table:formula="of:=1/[.B39]" office:value-type="float" office:value="9.2634621263351" calcext:value-type="float">
            <text:p>9.2634621263</text:p>
          </table:table-cell>
          <table:table-cell table:formula="of:=1/[.C39]" office:value-type="float" office:value="9.29687717895559" calcext:value-type="float">
            <text:p>9.296877179</text:p>
          </table:table-cell>
          <table:table-cell table:formula="of:=1/[.D39]" office:value-type="float" office:value="8.61259678405636" calcext:value-type="float">
            <text:p>8.6125967841</text:p>
          </table:table-cell>
          <table:table-cell table:formula="of:=1/[.E39]" office:value-type="float" office:value="7.04418819253175" calcext:value-type="float">
            <text:p>7.0441881925</text:p>
          </table:table-cell>
          <table:table-cell table:formula="of:=1/[.F39]" office:value-type="float" office:value="5.84863726751667" calcext:value-type="float">
            <text:p>5.8486372675</text:p>
          </table:table-cell>
          <table:table-cell table:formula="of:=1/[.G39]" office:value-type="float" office:value="5.89157151778665" calcext:value-type="float">
            <text:p>5.8915715178</text:p>
          </table:table-cell>
          <table:table-cell table:formula="of:=1/[.H39]" office:value-type="float" office:value="5.59346683074169" calcext:value-type="float">
            <text:p>5.5934668307</text:p>
          </table:table-cell>
          <table:table-cell table:formula="of:=1/[.I39]" office:value-type="float" office:value="5.81317614505037" calcext:value-type="float">
            <text:p>5.8131761451</text:p>
          </table:table-cell>
          <table:table-cell table:formula="of:=1/[.J39]" office:value-type="float" office:value="5.96733480925414" calcext:value-type="float">
            <text:p>5.9673348093</text:p>
          </table:table-cell>
          <table:table-cell table:formula="of:=1/[.K39]" office:value-type="float" office:value="5.7152981385274" calcext:value-type="float">
            <text:p>5.7152981385</text:p>
          </table:table-cell>
          <table:table-cell table:formula="of:=1/[.L39]" office:value-type="float" office:value="4.43295815730795" calcext:value-type="float">
            <text:p>4.4329581573</text:p>
          </table:table-cell>
          <table:table-cell table:formula="of:=1/[.M39]" office:value-type="float" office:value="5.45648994914551" calcext:value-type="float">
            <text:p>5.4564899491</text:p>
          </table:table-cell>
          <table:table-cell table:formula="of:=1/[.N39]" office:value-type="float" office:value="6.93688131689755" calcext:value-type="float">
            <text:p>6.9368813169</text:p>
          </table:table-cell>
          <table:table-cell table:formula="of:=1/[.O39]" office:value-type="float" office:value="11.7161184499575" calcext:value-type="float">
            <text:p>11.71611845</text:p>
          </table:table-cell>
          <table:table-cell table:formula="of:=1/[.P39]" office:value-type="float" office:value="7.35943479540771" calcext:value-type="float">
            <text:p>7.3594347954</text:p>
          </table:table-cell>
          <table:table-cell table:formula="of:=1/[.Q39]" office:value-type="float" office:value="6.9530875185126" calcext:value-type="float">
            <text:p>6.9530875185</text:p>
          </table:table-cell>
          <table:table-cell table:formula="of:=1/[.R39]" office:value-type="float" office:value="23.7974551001516" calcext:value-type="float">
            <text:p>23.7974551002</text:p>
          </table:table-cell>
          <table:table-cell table:formula="of:=1/[.S39]" office:value-type="float" office:value="17.6231017716504" calcext:value-type="float">
            <text:p>17.6231017717</text:p>
          </table:table-cell>
          <table:table-cell table:formula="of:=1/[.T39]" office:value-type="float" office:value="17.8076629935394" calcext:value-type="float">
            <text:p>17.8076629935</text:p>
          </table:table-cell>
          <table:table-cell table:formula="of:=1/[.U39]" office:value-type="float" office:value="11.5882777617473" calcext:value-type="float">
            <text:p>11.5882777617</text:p>
          </table:table-cell>
          <table:table-cell table:formula="of:=1/[.V39]" office:value-type="float" office:value="11.6564789041045" calcext:value-type="float">
            <text:p>11.6564789041</text:p>
          </table:table-cell>
          <table:table-cell table:formula="of:=1/[.W39]" office:value-type="float" office:value="10.4157878345681" calcext:value-type="float">
            <text:p>10.4157878346</text:p>
          </table:table-cell>
          <table:table-cell table:formula="of:=1/[.X39]" office:value-type="float" office:value="10.4616079909946" calcext:value-type="float">
            <text:p>10.461607991</text:p>
          </table:table-cell>
          <table:table-cell table:formula="of:=1/[.Y39]" office:value-type="float" office:value="9.63939040495079" calcext:value-type="float">
            <text:p>9.639390405</text:p>
          </table:table-cell>
        </table:table-row>
        <table:table-row table:style-name="ro1">
          <table:table-cell table:formula="of:=1/[.A40]" office:value-type="float" office:value="9.72686950431873" calcext:value-type="float">
            <text:p>9.7268695043</text:p>
          </table:table-cell>
          <table:table-cell table:formula="of:=1/[.B40]" office:value-type="float" office:value="10.1836830919291" calcext:value-type="float">
            <text:p>10.1836830919</text:p>
          </table:table-cell>
          <table:table-cell table:formula="of:=1/[.C40]" office:value-type="float" office:value="9.39187602723644" calcext:value-type="float">
            <text:p>9.3918760272</text:p>
          </table:table-cell>
          <table:table-cell table:formula="of:=1/[.D40]" office:value-type="float" office:value="9.37848762508558" calcext:value-type="float">
            <text:p>9.3784876251</text:p>
          </table:table-cell>
          <table:table-cell table:formula="of:=1/[.E40]" office:value-type="float" office:value="6.84458011923259" calcext:value-type="float">
            <text:p>6.8445801192</text:p>
          </table:table-cell>
          <table:table-cell table:formula="of:=1/[.F40]" office:value-type="float" office:value="11.9701846640388" calcext:value-type="float">
            <text:p>11.970184664</text:p>
          </table:table-cell>
          <table:table-cell table:formula="of:=1/[.G40]" office:value-type="float" office:value="13.6463068317506" calcext:value-type="float">
            <text:p>13.6463068318</text:p>
          </table:table-cell>
          <table:table-cell table:formula="of:=1/[.H40]" office:value-type="float" office:value="15.2168322511629" calcext:value-type="float">
            <text:p>15.2168322512</text:p>
          </table:table-cell>
          <table:table-cell table:formula="of:=1/[.I40]" office:value-type="float" office:value="23.1516316112378" calcext:value-type="float">
            <text:p>23.1516316112</text:p>
          </table:table-cell>
          <table:table-cell table:formula="of:=1/[.J40]" office:value-type="float" office:value="10.6875858346737" calcext:value-type="float">
            <text:p>10.6875858347</text:p>
          </table:table-cell>
          <table:table-cell table:formula="of:=1/[.K40]" office:value-type="float" office:value="14.8821039723312" calcext:value-type="float">
            <text:p>14.8821039723</text:p>
          </table:table-cell>
          <table:table-cell table:formula="of:=1/[.L40]" office:value-type="float" office:value="18.0174012060848" calcext:value-type="float">
            <text:p>18.0174012061</text:p>
          </table:table-cell>
          <table:table-cell table:formula="of:=1/[.M40]" office:value-type="float" office:value="13.437157772388" calcext:value-type="float">
            <text:p>13.4371577724</text:p>
          </table:table-cell>
          <table:table-cell table:formula="of:=1/[.N40]" office:value-type="float" office:value="11.8602436331247" calcext:value-type="float">
            <text:p>11.8602436331</text:p>
          </table:table-cell>
          <table:table-cell table:formula="of:=1/[.O40]" office:value-type="float" office:value="11.9352251460872" calcext:value-type="float">
            <text:p>11.9352251461</text:p>
          </table:table-cell>
          <table:table-cell table:formula="of:=1/[.P40]" office:value-type="float" office:value="10.8534973224422" calcext:value-type="float">
            <text:p>10.8534973224</text:p>
          </table:table-cell>
          <table:table-cell table:formula="of:=1/[.Q40]" office:value-type="float" office:value="9.96919518687256" calcext:value-type="float">
            <text:p>9.9691951869</text:p>
          </table:table-cell>
          <table:table-cell table:formula="of:=1/[.R40]" office:value-type="float" office:value="9.99790044090741" calcext:value-type="float">
            <text:p>9.9979004409</text:p>
          </table:table-cell>
          <table:table-cell table:formula="of:=1/[.S40]" office:value-type="float" office:value="8.92307417751564" calcext:value-type="float">
            <text:p>8.9230741775</text:p>
          </table:table-cell>
          <table:table-cell table:formula="of:=1/[.T40]" office:value-type="float" office:value="9.31211412927077" calcext:value-type="float">
            <text:p>9.3121141293</text:p>
          </table:table-cell>
          <table:table-cell table:formula="of:=1/[.U40]" office:value-type="float" office:value="8.8146110993583" calcext:value-type="float">
            <text:p>8.8146110994</text:p>
          </table:table-cell>
          <table:table-cell table:formula="of:=1/[.V40]" office:value-type="float" office:value="6.35647088736334" calcext:value-type="float">
            <text:p>6.3564708874</text:p>
          </table:table-cell>
          <table:table-cell table:formula="of:=1/[.W40]" office:value-type="float" office:value="10.7170683245257" calcext:value-type="float">
            <text:p>10.7170683245</text:p>
          </table:table-cell>
          <table:table-cell table:formula="of:=1/[.X40]" office:value-type="float" office:value="10.2638634002948" calcext:value-type="float">
            <text:p>10.2638634003</text:p>
          </table:table-cell>
          <table:table-cell table:formula="of:=1/[.Y40]" office:value-type="float" office:value="12.6788349672125" calcext:value-type="float">
            <text:p>12.6788349672</text:p>
          </table:table-cell>
        </table:table-row>
      </table:table>
      <table:table table:name="m1s0le10" table:style-name="ta1">
        <table:table-column table:style-name="co3" table:number-columns-repeated="25" table:default-cell-style-name="Default"/>
        <table:table-row table:style-name="ro1">
          <table:table-cell office:value-type="float" office:value="0.0539134" calcext:value-type="float">
            <text:p>0.0539134</text:p>
          </table:table-cell>
          <table:table-cell office:value-type="float" office:value="0.0597084" calcext:value-type="float">
            <text:p>0.0597084</text:p>
          </table:table-cell>
          <table:table-cell office:value-type="float" office:value="0.0564768" calcext:value-type="float">
            <text:p>0.0564768</text:p>
          </table:table-cell>
          <table:table-cell office:value-type="float" office:value="0.0624845" calcext:value-type="float">
            <text:p>0.0624845</text:p>
          </table:table-cell>
          <table:table-cell office:value-type="float" office:value="0.069838" calcext:value-type="float">
            <text:p>0.069838</text:p>
          </table:table-cell>
          <table:table-cell office:value-type="float" office:value="0.0678178" calcext:value-type="float">
            <text:p>0.0678178</text:p>
          </table:table-cell>
          <table:table-cell office:value-type="float" office:value="0.0478286" calcext:value-type="float">
            <text:p>0.0478286</text:p>
          </table:table-cell>
          <table:table-cell office:value-type="float" office:value="0.0538261" calcext:value-type="float">
            <text:p>0.0538261</text:p>
          </table:table-cell>
          <table:table-cell office:value-type="float" office:value="0.111963" calcext:value-type="float">
            <text:p>0.111963</text:p>
          </table:table-cell>
          <table:table-cell office:value-type="float" office:value="0.0645036" calcext:value-type="float">
            <text:p>0.0645036</text:p>
          </table:table-cell>
          <table:table-cell office:value-type="float" office:value="0.0705853" calcext:value-type="float">
            <text:p>0.0705853</text:p>
          </table:table-cell>
          <table:table-cell office:value-type="float" office:value="0.0687242" calcext:value-type="float">
            <text:p>0.0687242</text:p>
          </table:table-cell>
          <table:table-cell office:value-type="float" office:value="0.0669536" calcext:value-type="float">
            <text:p>0.0669536</text:p>
          </table:table-cell>
          <table:table-cell office:value-type="float" office:value="0.0682317" calcext:value-type="float">
            <text:p>0.0682317</text:p>
          </table:table-cell>
          <table:table-cell office:value-type="float" office:value="0.100669" calcext:value-type="float">
            <text:p>0.100669</text:p>
          </table:table-cell>
          <table:table-cell office:value-type="float" office:value="0.0596029" calcext:value-type="float">
            <text:p>0.0596029</text:p>
          </table:table-cell>
          <table:table-cell office:value-type="float" office:value="0.0506359" calcext:value-type="float">
            <text:p>0.0506359</text:p>
          </table:table-cell>
          <table:table-cell office:value-type="float" office:value="0.078823" calcext:value-type="float">
            <text:p>0.078823</text:p>
          </table:table-cell>
          <table:table-cell office:value-type="float" office:value="0.163798" calcext:value-type="float">
            <text:p>0.163798</text:p>
          </table:table-cell>
          <table:table-cell office:value-type="float" office:value="0.126681" calcext:value-type="float">
            <text:p>0.126681</text:p>
          </table:table-cell>
          <table:table-cell office:value-type="float" office:value="0.0533432" calcext:value-type="float">
            <text:p>0.0533432</text:p>
          </table:table-cell>
          <table:table-cell office:value-type="float" office:value="0.0558385" calcext:value-type="float">
            <text:p>0.0558385</text:p>
          </table:table-cell>
          <table:table-cell office:value-type="float" office:value="0.0784013" calcext:value-type="float">
            <text:p>0.0784013</text:p>
          </table:table-cell>
          <table:table-cell office:value-type="float" office:value="0.0724685" calcext:value-type="float">
            <text:p>0.0724685</text:p>
          </table:table-cell>
          <table:table-cell office:value-type="float" office:value="0.0831608" calcext:value-type="float">
            <text:p>0.0831608</text:p>
          </table:table-cell>
        </table:table-row>
        <table:table-row table:style-name="ro1">
          <table:table-cell office:value-type="float" office:value="0.0798311" calcext:value-type="float">
            <text:p>0.0798311</text:p>
          </table:table-cell>
          <table:table-cell office:value-type="float" office:value="0.0888686" calcext:value-type="float">
            <text:p>0.0888686</text:p>
          </table:table-cell>
          <table:table-cell office:value-type="float" office:value="0.0863608" calcext:value-type="float">
            <text:p>0.0863608</text:p>
          </table:table-cell>
          <table:table-cell office:value-type="float" office:value="0.0968733" calcext:value-type="float">
            <text:p>0.0968733</text:p>
          </table:table-cell>
          <table:table-cell office:value-type="float" office:value="0.0953225" calcext:value-type="float">
            <text:p>0.0953225</text:p>
          </table:table-cell>
          <table:table-cell office:value-type="float" office:value="0.0941084" calcext:value-type="float">
            <text:p>0.0941084</text:p>
          </table:table-cell>
          <table:table-cell office:value-type="float" office:value="0.100176" calcext:value-type="float">
            <text:p>0.100176</text:p>
          </table:table-cell>
          <table:table-cell office:value-type="float" office:value="0.0989805" calcext:value-type="float">
            <text:p>0.0989805</text:p>
          </table:table-cell>
          <table:table-cell office:value-type="float" office:value="0.106211" calcext:value-type="float">
            <text:p>0.106211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0.114439" calcext:value-type="float">
            <text:p>0.114439</text:p>
          </table:table-cell>
          <table:table-cell office:value-type="float" office:value="0.120736" calcext:value-type="float">
            <text:p>0.120736</text:p>
          </table:table-cell>
          <table:table-cell office:value-type="float" office:value="0.152467" calcext:value-type="float">
            <text:p>0.152467</text:p>
          </table:table-cell>
          <table:table-cell office:value-type="float" office:value="0.122064" calcext:value-type="float">
            <text:p>0.122064</text:p>
          </table:table-cell>
          <table:table-cell office:value-type="float" office:value="0.124954" calcext:value-type="float">
            <text:p>0.124954</text:p>
          </table:table-cell>
          <table:table-cell office:value-type="float" office:value="0.0793351" calcext:value-type="float">
            <text:p>0.0793351</text:p>
          </table:table-cell>
          <table:table-cell office:value-type="float" office:value="0.202354" calcext:value-type="float">
            <text:p>0.202354</text:p>
          </table:table-cell>
          <table:table-cell office:value-type="float" office:value="0.107606" calcext:value-type="float">
            <text:p>0.107606</text:p>
          </table:table-cell>
          <table:table-cell office:value-type="float" office:value="0.129029" calcext:value-type="float">
            <text:p>0.129029</text:p>
          </table:table-cell>
          <table:table-cell office:value-type="float" office:value="0.249898" calcext:value-type="float">
            <text:p>0.249898</text:p>
          </table:table-cell>
          <table:table-cell office:value-type="float" office:value="0.0372113" calcext:value-type="float">
            <text:p>0.0372113</text:p>
          </table:table-cell>
          <table:table-cell office:value-type="float" office:value="0.046993" calcext:value-type="float">
            <text:p>0.046993</text:p>
          </table:table-cell>
          <table:table-cell office:value-type="float" office:value="0.0570961" calcext:value-type="float">
            <text:p>0.0570961</text:p>
          </table:table-cell>
          <table:table-cell office:value-type="float" office:value="0.0666341" calcext:value-type="float">
            <text:p>0.0666341</text:p>
          </table:table-cell>
          <table:table-cell office:value-type="float" office:value="0.066444" calcext:value-type="float">
            <text:p>0.066444</text:p>
          </table:table-cell>
        </table:table-row>
        <table:table-row table:style-name="ro1">
          <table:table-cell office:value-type="float" office:value="0.0756378" calcext:value-type="float">
            <text:p>0.0756378</text:p>
          </table:table-cell>
          <table:table-cell office:value-type="float" office:value="0.0756019" calcext:value-type="float">
            <text:p>0.0756019</text:p>
          </table:table-cell>
          <table:table-cell office:value-type="float" office:value="0.0858611" calcext:value-type="float">
            <text:p>0.0858611</text:p>
          </table:table-cell>
          <table:table-cell office:value-type="float" office:value="0.0929771" calcext:value-type="float">
            <text:p>0.0929771</text:p>
          </table:table-cell>
          <table:table-cell office:value-type="float" office:value="0.0931478" calcext:value-type="float">
            <text:p>0.0931478</text:p>
          </table:table-cell>
          <table:table-cell office:value-type="float" office:value="0.101407" calcext:value-type="float">
            <text:p>0.101407</text:p>
          </table:table-cell>
          <table:table-cell office:value-type="float" office:value="0.0983641" calcext:value-type="float">
            <text:p>0.0983641</text:p>
          </table:table-cell>
          <table:table-cell office:value-type="float" office:value="0.108355" calcext:value-type="float">
            <text:p>0.108355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107952" calcext:value-type="float">
            <text:p>0.107952</text:p>
          </table:table-cell>
          <table:table-cell office:value-type="float" office:value="0.115679" calcext:value-type="float">
            <text:p>0.115679</text:p>
          </table:table-cell>
          <table:table-cell office:value-type="float" office:value="0.113634" calcext:value-type="float">
            <text:p>0.113634</text:p>
          </table:table-cell>
          <table:table-cell office:value-type="float" office:value="0.122152" calcext:value-type="float">
            <text:p>0.122152</text:p>
          </table:table-cell>
          <table:table-cell office:value-type="float" office:value="0.131849" calcext:value-type="float">
            <text:p>0.131849</text:p>
          </table:table-cell>
          <table:table-cell office:value-type="float" office:value="0.12903" calcext:value-type="float">
            <text:p>0.12903</text:p>
          </table:table-cell>
          <table:table-cell office:value-type="float" office:value="0.128498" calcext:value-type="float">
            <text:p>0.128498</text:p>
          </table:table-cell>
          <table:table-cell office:value-type="float" office:value="0.133953" calcext:value-type="float">
            <text:p>0.133953</text:p>
          </table:table-cell>
          <table:table-cell office:value-type="float" office:value="0.118857" calcext:value-type="float">
            <text:p>0.118857</text:p>
          </table:table-cell>
          <table:table-cell office:value-type="float" office:value="0.107183" calcext:value-type="float">
            <text:p>0.107183</text:p>
          </table:table-cell>
          <table:table-cell office:value-type="float" office:value="0.172939" calcext:value-type="float">
            <text:p>0.172939</text:p>
          </table:table-cell>
          <table:table-cell office:value-type="float" office:value="0.134506" calcext:value-type="float">
            <text:p>0.134506</text:p>
          </table:table-cell>
          <table:table-cell office:value-type="float" office:value="0.244943" calcext:value-type="float">
            <text:p>0.244943</text:p>
          </table:table-cell>
          <table:table-cell office:value-type="float" office:value="0.0356005" calcext:value-type="float">
            <text:p>0.0356005</text:p>
          </table:table-cell>
          <table:table-cell office:value-type="float" office:value="0.136815" calcext:value-type="float">
            <text:p>0.136815</text:p>
          </table:table-cell>
          <table:table-cell office:value-type="float" office:value="0.146317" calcext:value-type="float">
            <text:p>0.146317</text:p>
          </table:table-cell>
        </table:table-row>
        <table:table-row table:style-name="ro1">
          <table:table-cell office:value-type="float" office:value="0.140701" calcext:value-type="float">
            <text:p>0.140701</text:p>
          </table:table-cell>
          <table:table-cell office:value-type="float" office:value="0.150595" calcext:value-type="float">
            <text:p>0.150595</text:p>
          </table:table-cell>
          <table:table-cell office:value-type="float" office:value="0.0360688" calcext:value-type="float">
            <text:p>0.0360688</text:p>
          </table:table-cell>
          <table:table-cell office:value-type="float" office:value="0.0351455" calcext:value-type="float">
            <text:p>0.0351455</text:p>
          </table:table-cell>
          <table:table-cell office:value-type="float" office:value="0.0464273" calcext:value-type="float">
            <text:p>0.0464273</text:p>
          </table:table-cell>
          <table:table-cell office:value-type="float" office:value="0.0561433" calcext:value-type="float">
            <text:p>0.0561433</text:p>
          </table:table-cell>
          <table:table-cell office:value-type="float" office:value="0.0648438" calcext:value-type="float">
            <text:p>0.0648438</text:p>
          </table:table-cell>
          <table:table-cell office:value-type="float" office:value="0.0648818" calcext:value-type="float">
            <text:p>0.0648818</text:p>
          </table:table-cell>
          <table:table-cell office:value-type="float" office:value="0.0748744" calcext:value-type="float">
            <text:p>0.0748744</text:p>
          </table:table-cell>
          <table:table-cell office:value-type="float" office:value="0.0459913" calcext:value-type="float">
            <text:p>0.0459913</text:p>
          </table:table-cell>
          <table:table-cell office:value-type="float" office:value="0.109181" calcext:value-type="float">
            <text:p>0.109181</text:p>
          </table:table-cell>
          <table:table-cell office:value-type="float" office:value="0.0401244" calcext:value-type="float">
            <text:p>0.0401244</text:p>
          </table:table-cell>
          <table:table-cell office:value-type="float" office:value="0.0465792" calcext:value-type="float">
            <text:p>0.0465792</text:p>
          </table:table-cell>
          <table:table-cell office:value-type="float" office:value="0.0574011" calcext:value-type="float">
            <text:p>0.0574011</text:p>
          </table:table-cell>
          <table:table-cell office:value-type="float" office:value="0.0873869" calcext:value-type="float">
            <text:p>0.0873869</text:p>
          </table:table-cell>
          <table:table-cell office:value-type="float" office:value="0.0489953" calcext:value-type="float">
            <text:p>0.0489953</text:p>
          </table:table-cell>
          <table:table-cell office:value-type="float" office:value="0.188568" calcext:value-type="float">
            <text:p>0.188568</text:p>
          </table:table-cell>
          <table:table-cell office:value-type="float" office:value="0.153548" calcext:value-type="float">
            <text:p>0.153548</text:p>
          </table:table-cell>
          <table:table-cell office:value-type="float" office:value="0.0349316" calcext:value-type="float">
            <text:p>0.0349316</text:p>
          </table:table-cell>
          <table:table-cell office:value-type="float" office:value="0.0536484" calcext:value-type="float">
            <text:p>0.0536484</text:p>
          </table:table-cell>
          <table:table-cell office:value-type="float" office:value="0.0487449" calcext:value-type="float">
            <text:p>0.0487449</text:p>
          </table:table-cell>
          <table:table-cell office:value-type="float" office:value="0.0579163" calcext:value-type="float">
            <text:p>0.0579163</text:p>
          </table:table-cell>
          <table:table-cell office:value-type="float" office:value="0.069183" calcext:value-type="float">
            <text:p>0.069183</text:p>
          </table:table-cell>
          <table:table-cell office:value-type="float" office:value="0.0692326" calcext:value-type="float">
            <text:p>0.0692326</text:p>
          </table:table-cell>
          <table:table-cell office:value-type="float" office:value="0.0758657" calcext:value-type="float">
            <text:p>0.0758657</text:p>
          </table:table-cell>
        </table:table-row>
        <table:table-row table:style-name="ro1">
          <table:table-cell office:value-type="float" office:value="0.177867" calcext:value-type="float">
            <text:p>0.177867</text:p>
          </table:table-cell>
          <table:table-cell office:value-type="float" office:value="0.173339" calcext:value-type="float">
            <text:p>0.173339</text:p>
          </table:table-cell>
          <table:table-cell office:value-type="float" office:value="0.183405" calcext:value-type="float">
            <text:p>0.183405</text:p>
          </table:table-cell>
          <table:table-cell office:value-type="float" office:value="0.183275" calcext:value-type="float">
            <text:p>0.183275</text:p>
          </table:table-cell>
          <table:table-cell office:value-type="float" office:value="0.191384" calcext:value-type="float">
            <text:p>0.191384</text:p>
          </table:table-cell>
          <table:table-cell office:value-type="float" office:value="0.188663" calcext:value-type="float">
            <text:p>0.188663</text:p>
          </table:table-cell>
          <table:table-cell office:value-type="float" office:value="0.195303" calcext:value-type="float">
            <text:p>0.195303</text:p>
          </table:table-cell>
          <table:table-cell office:value-type="float" office:value="0.19314" calcext:value-type="float">
            <text:p>0.19314</text:p>
          </table:table-cell>
          <table:table-cell office:value-type="float" office:value="0.124922" calcext:value-type="float">
            <text:p>0.124922</text:p>
          </table:table-cell>
          <table:table-cell office:value-type="float" office:value="0.193268" calcext:value-type="float">
            <text:p>0.193268</text:p>
          </table:table-cell>
          <table:table-cell office:value-type="float" office:value="0.0340592" calcext:value-type="float">
            <text:p>0.0340592</text:p>
          </table:table-cell>
          <table:table-cell office:value-type="float" office:value="0.0500344" calcext:value-type="float">
            <text:p>0.0500344</text:p>
          </table:table-cell>
          <table:table-cell office:value-type="float" office:value="0.060687" calcext:value-type="float">
            <text:p>0.060687</text:p>
          </table:table-cell>
          <table:table-cell office:value-type="float" office:value="0.059994" calcext:value-type="float">
            <text:p>0.059994</text:p>
          </table:table-cell>
          <table:table-cell office:value-type="float" office:value="0.0700748" calcext:value-type="float">
            <text:p>0.0700748</text:p>
          </table:table-cell>
          <table:table-cell office:value-type="float" office:value="0.0800258" calcext:value-type="float">
            <text:p>0.0800258</text:p>
          </table:table-cell>
          <table:table-cell office:value-type="float" office:value="0.0796546" calcext:value-type="float">
            <text:p>0.0796546</text:p>
          </table:table-cell>
          <table:table-cell office:value-type="float" office:value="0.0870296" calcext:value-type="float">
            <text:p>0.0870296</text:p>
          </table:table-cell>
          <table:table-cell office:value-type="float" office:value="0.0864825" calcext:value-type="float">
            <text:p>0.0864825</text:p>
          </table:table-cell>
          <table:table-cell office:value-type="float" office:value="0.0959345" calcext:value-type="float">
            <text:p>0.0959345</text:p>
          </table:table-cell>
          <table:table-cell office:value-type="float" office:value="0.0964939" calcext:value-type="float">
            <text:p>0.0964939</text:p>
          </table:table-cell>
          <table:table-cell office:value-type="float" office:value="0.106426" calcext:value-type="float">
            <text:p>0.106426</text:p>
          </table:table-cell>
          <table:table-cell office:value-type="float" office:value="0.108924" calcext:value-type="float">
            <text:p>0.108924</text:p>
          </table:table-cell>
          <table:table-cell office:value-type="float" office:value="0.105504" calcext:value-type="float">
            <text:p>0.105504</text:p>
          </table:table-cell>
          <table:table-cell office:value-type="float" office:value="0.11614" calcext:value-type="float">
            <text:p>0.11614</text:p>
          </table:table-cell>
        </table:table-row>
        <table:table-row table:style-name="ro1">
          <table:table-cell office:value-type="float" office:value="0.145986" calcext:value-type="float">
            <text:p>0.145986</text:p>
          </table:table-cell>
          <table:table-cell office:value-type="float" office:value="0.122417" calcext:value-type="float">
            <text:p>0.122417</text:p>
          </table:table-cell>
          <table:table-cell office:value-type="float" office:value="0.12868" calcext:value-type="float">
            <text:p>0.12868</text:p>
          </table:table-cell>
          <table:table-cell office:value-type="float" office:value="0.126253" calcext:value-type="float">
            <text:p>0.126253</text:p>
          </table:table-cell>
          <table:table-cell office:value-type="float" office:value="0.135826" calcext:value-type="float">
            <text:p>0.135826</text:p>
          </table:table-cell>
          <table:table-cell office:value-type="float" office:value="0.135644" calcext:value-type="float">
            <text:p>0.135644</text:p>
          </table:table-cell>
          <table:table-cell office:value-type="float" office:value="0.142783" calcext:value-type="float">
            <text:p>0.142783</text:p>
          </table:table-cell>
          <table:table-cell office:value-type="float" office:value="0.106925" calcext:value-type="float">
            <text:p>0.106925</text:p>
          </table:table-cell>
          <table:table-cell office:value-type="float" office:value="0.114394" calcext:value-type="float">
            <text:p>0.114394</text:p>
          </table:table-cell>
          <table:table-cell office:value-type="float" office:value="0.0874519" calcext:value-type="float">
            <text:p>0.0874519</text:p>
          </table:table-cell>
          <table:table-cell office:value-type="float" office:value="0.107042" calcext:value-type="float">
            <text:p>0.107042</text:p>
          </table:table-cell>
          <table:table-cell office:value-type="float" office:value="0.133888" calcext:value-type="float">
            <text:p>0.133888</text:p>
          </table:table-cell>
          <table:table-cell office:value-type="float" office:value="0.0385952" calcext:value-type="float">
            <text:p>0.0385952</text:p>
          </table:table-cell>
          <table:table-cell office:value-type="float" office:value="0.0471967" calcext:value-type="float">
            <text:p>0.0471967</text:p>
          </table:table-cell>
          <table:table-cell office:value-type="float" office:value="0.0528902" calcext:value-type="float">
            <text:p>0.0528902</text:p>
          </table:table-cell>
          <table:table-cell office:value-type="float" office:value="0.0633948" calcext:value-type="float">
            <text:p>0.0633948</text:p>
          </table:table-cell>
          <table:table-cell office:value-type="float" office:value="0.0643582" calcext:value-type="float">
            <text:p>0.0643582</text:p>
          </table:table-cell>
          <table:table-cell office:value-type="float" office:value="0.0747076" calcext:value-type="float">
            <text:p>0.0747076</text:p>
          </table:table-cell>
          <table:table-cell office:value-type="float" office:value="0.0747639" calcext:value-type="float">
            <text:p>0.0747639</text:p>
          </table:table-cell>
          <table:table-cell office:value-type="float" office:value="0.0856143" calcext:value-type="float">
            <text:p>0.0856143</text:p>
          </table:table-cell>
          <table:table-cell office:value-type="float" office:value="0.0856624" calcext:value-type="float">
            <text:p>0.0856624</text:p>
          </table:table-cell>
          <table:table-cell office:value-type="float" office:value="0.114161" calcext:value-type="float">
            <text:p>0.114161</text:p>
          </table:table-cell>
          <table:table-cell office:value-type="float" office:value="0.0952376" calcext:value-type="float">
            <text:p>0.0952376</text:p>
          </table:table-cell>
          <table:table-cell office:value-type="float" office:value="0.105804" calcext:value-type="float">
            <text:p>0.105804</text:p>
          </table:table-cell>
          <table:table-cell office:value-type="float" office:value="0.134487" calcext:value-type="float">
            <text:p>0.134487</text:p>
          </table:table-cell>
        </table:table-row>
        <table:table-row table:style-name="ro1">
          <table:table-cell office:value-type="float" office:value="0.143562" calcext:value-type="float">
            <text:p>0.143562</text:p>
          </table:table-cell>
          <table:table-cell office:value-type="float" office:value="0.118512" calcext:value-type="float">
            <text:p>0.118512</text:p>
          </table:table-cell>
          <table:table-cell office:value-type="float" office:value="0.124548" calcext:value-type="float">
            <text:p>0.124548</text:p>
          </table:table-cell>
          <table:table-cell office:value-type="float" office:value="0.121948" calcext:value-type="float">
            <text:p>0.121948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127409" calcext:value-type="float">
            <text:p>0.127409</text:p>
          </table:table-cell>
          <table:table-cell office:value-type="float" office:value="0.103324" calcext:value-type="float">
            <text:p>0.103324</text:p>
          </table:table-cell>
          <table:table-cell office:value-type="float" office:value="0.211985" calcext:value-type="float">
            <text:p>0.211985</text:p>
          </table:table-cell>
          <table:table-cell office:value-type="float" office:value="0.166367" calcext:value-type="float">
            <text:p>0.166367</text:p>
          </table:table-cell>
          <table:table-cell office:value-type="float" office:value="0.0636246" calcext:value-type="float">
            <text:p>0.0636246</text:p>
          </table:table-cell>
          <table:table-cell office:value-type="float" office:value="0.069931" calcext:value-type="float">
            <text:p>0.069931</text:p>
          </table:table-cell>
          <table:table-cell office:value-type="float" office:value="0.10172" calcext:value-type="float">
            <text:p>0.10172</text:p>
          </table:table-cell>
          <table:table-cell office:value-type="float" office:value="0.0374108" calcext:value-type="float">
            <text:p>0.0374108</text:p>
          </table:table-cell>
          <table:table-cell office:value-type="float" office:value="0.0515784" calcext:value-type="float">
            <text:p>0.0515784</text:p>
          </table:table-cell>
          <table:table-cell office:value-type="float" office:value="0.0692169" calcext:value-type="float">
            <text:p>0.0692169</text:p>
          </table:table-cell>
          <table:table-cell office:value-type="float" office:value="0.0673307" calcext:value-type="float">
            <text:p>0.0673307</text:p>
          </table:table-cell>
          <table:table-cell office:value-type="float" office:value="0.0853658" calcext:value-type="float">
            <text:p>0.0853658</text:p>
          </table:table-cell>
          <table:table-cell office:value-type="float" office:value="0.0725093" calcext:value-type="float">
            <text:p>0.0725093</text:p>
          </table:table-cell>
          <table:table-cell office:value-type="float" office:value="0.0821382" calcext:value-type="float">
            <text:p>0.0821382</text:p>
          </table:table-cell>
          <table:table-cell office:value-type="float" office:value="0.0789744" calcext:value-type="float">
            <text:p>0.0789744</text:p>
          </table:table-cell>
          <table:table-cell office:value-type="float" office:value="0.178374" calcext:value-type="float">
            <text:p>0.178374</text:p>
          </table:table-cell>
          <table:table-cell office:value-type="float" office:value="0.185199" calcext:value-type="float">
            <text:p>0.185199</text:p>
          </table:table-cell>
          <table:table-cell office:value-type="float" office:value="0.184675" calcext:value-type="float">
            <text:p>0.184675</text:p>
          </table:table-cell>
          <table:table-cell office:value-type="float" office:value="0.184323" calcext:value-type="float">
            <text:p>0.184323</text:p>
          </table:table-cell>
          <table:table-cell office:value-type="float" office:value="0.18394" calcext:value-type="float">
            <text:p>0.18394</text:p>
          </table:table-cell>
        </table:table-row>
        <table:table-row table:style-name="ro1">
          <table:table-cell office:value-type="float" office:value="0.192393" calcext:value-type="float">
            <text:p>0.192393</text:p>
          </table:table-cell>
          <table:table-cell office:value-type="float" office:value="0.215476" calcext:value-type="float">
            <text:p>0.215476</text:p>
          </table:table-cell>
          <table:table-cell office:value-type="float" office:value="0.193583" calcext:value-type="float">
            <text:p>0.193583</text:p>
          </table:table-cell>
          <table:table-cell office:value-type="float" office:value="0.119771" calcext:value-type="float">
            <text:p>0.119771</text:p>
          </table:table-cell>
          <table:table-cell office:value-type="float" office:value="0.0477476" calcext:value-type="float">
            <text:p>0.0477476</text:p>
          </table:table-cell>
          <table:table-cell office:value-type="float" office:value="0.0333888" calcext:value-type="float">
            <text:p>0.0333888</text:p>
          </table:table-cell>
          <table:table-cell office:value-type="float" office:value="0.043582" calcext:value-type="float">
            <text:p>0.043582</text:p>
          </table:table-cell>
          <table:table-cell office:value-type="float" office:value="0.0568605" calcext:value-type="float">
            <text:p>0.0568605</text:p>
          </table:table-cell>
          <table:table-cell office:value-type="float" office:value="0.0672324" calcext:value-type="float">
            <text:p>0.0672324</text:p>
          </table:table-cell>
          <table:table-cell office:value-type="float" office:value="0.0675111" calcext:value-type="float">
            <text:p>0.0675111</text:p>
          </table:table-cell>
          <table:table-cell office:value-type="float" office:value="0.0915892" calcext:value-type="float">
            <text:p>0.0915892</text:p>
          </table:table-cell>
          <table:table-cell office:value-type="float" office:value="0.0881557" calcext:value-type="float">
            <text:p>0.0881557</text:p>
          </table:table-cell>
          <table:table-cell office:value-type="float" office:value="0.0844895" calcext:value-type="float">
            <text:p>0.0844895</text:p>
          </table:table-cell>
          <table:table-cell office:value-type="float" office:value="0.0934258" calcext:value-type="float">
            <text:p>0.0934258</text:p>
          </table:table-cell>
          <table:table-cell office:value-type="float" office:value="0.0900236" calcext:value-type="float">
            <text:p>0.0900236</text:p>
          </table:table-cell>
          <table:table-cell office:value-type="float" office:value="0.0909253" calcext:value-type="float">
            <text:p>0.0909253</text:p>
          </table:table-cell>
          <table:table-cell office:value-type="float" office:value="0.100995" calcext:value-type="float">
            <text:p>0.100995</text:p>
          </table:table-cell>
          <table:table-cell office:value-type="float" office:value="0.0699654" calcext:value-type="float">
            <text:p>0.0699654</text:p>
          </table:table-cell>
          <table:table-cell office:value-type="float" office:value="0.123456" calcext:value-type="float">
            <text:p>0.123456</text:p>
          </table:table-cell>
          <table:table-cell office:value-type="float" office:value="0.0721564" calcext:value-type="float">
            <text:p>0.0721564</text:p>
          </table:table-cell>
          <table:table-cell office:value-type="float" office:value="0.0705396" calcext:value-type="float">
            <text:p>0.0705396</text:p>
          </table:table-cell>
          <table:table-cell office:value-type="float" office:value="0.101791" calcext:value-type="float">
            <text:p>0.101791</text:p>
          </table:table-cell>
          <table:table-cell office:value-type="float" office:value="0.080671" calcext:value-type="float">
            <text:p>0.080671</text:p>
          </table:table-cell>
          <table:table-cell office:value-type="float" office:value="0.0633698" calcext:value-type="float">
            <text:p>0.0633698</text:p>
          </table:table-cell>
          <table:table-cell office:value-type="float" office:value="0.0836451" calcext:value-type="float">
            <text:p>0.0836451</text:p>
          </table:table-cell>
        </table:table-row>
        <table:table-row table:style-name="ro1">
          <table:table-cell office:value-type="float" office:value="0.210605" calcext:value-type="float">
            <text:p>0.210605</text:p>
          </table:table-cell>
          <table:table-cell office:value-type="float" office:value="0.100696" calcext:value-type="float">
            <text:p>0.100696</text:p>
          </table:table-cell>
          <table:table-cell office:value-type="float" office:value="0.067302" calcext:value-type="float">
            <text:p>0.067302</text:p>
          </table:table-cell>
          <table:table-cell office:value-type="float" office:value="0.0446823" calcext:value-type="float">
            <text:p>0.0446823</text:p>
          </table:table-cell>
          <table:table-cell office:value-type="float" office:value="0.0366955" calcext:value-type="float">
            <text:p>0.0366955</text:p>
          </table:table-cell>
          <table:table-cell office:value-type="float" office:value="0.0416831" calcext:value-type="float">
            <text:p>0.0416831</text:p>
          </table:table-cell>
          <table:table-cell office:value-type="float" office:value="0.0509826" calcext:value-type="float">
            <text:p>0.0509826</text:p>
          </table:table-cell>
          <table:table-cell office:value-type="float" office:value="0.060678" calcext:value-type="float">
            <text:p>0.060678</text:p>
          </table:table-cell>
          <table:table-cell office:value-type="float" office:value="0.055571" calcext:value-type="float">
            <text:p>0.055571</text:p>
          </table:table-cell>
          <table:table-cell office:value-type="float" office:value="0.0614231" calcext:value-type="float">
            <text:p>0.0614231</text:p>
          </table:table-cell>
          <table:table-cell office:value-type="float" office:value="0.0719172" calcext:value-type="float">
            <text:p>0.0719172</text:p>
          </table:table-cell>
          <table:table-cell office:value-type="float" office:value="0.0673791" calcext:value-type="float">
            <text:p>0.0673791</text:p>
          </table:table-cell>
          <table:table-cell office:value-type="float" office:value="0.0710297" calcext:value-type="float">
            <text:p>0.0710297</text:p>
          </table:table-cell>
          <table:table-cell office:value-type="float" office:value="0.0785031" calcext:value-type="float">
            <text:p>0.0785031</text:p>
          </table:table-cell>
          <table:table-cell office:value-type="float" office:value="0.0765674" calcext:value-type="float">
            <text:p>0.0765674</text:p>
          </table:table-cell>
          <table:table-cell office:value-type="float" office:value="0.0651451" calcext:value-type="float">
            <text:p>0.0651451</text:p>
          </table:table-cell>
          <table:table-cell office:value-type="float" office:value="0.0758863" calcext:value-type="float">
            <text:p>0.0758863</text:p>
          </table:table-cell>
          <table:table-cell office:value-type="float" office:value="0.0788093" calcext:value-type="float">
            <text:p>0.0788093</text:p>
          </table:table-cell>
          <table:table-cell office:value-type="float" office:value="0.0690747" calcext:value-type="float">
            <text:p>0.0690747</text:p>
          </table:table-cell>
          <table:table-cell office:value-type="float" office:value="0.142251" calcext:value-type="float">
            <text:p>0.142251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0.0858839" calcext:value-type="float">
            <text:p>0.0858839</text:p>
          </table:table-cell>
          <table:table-cell office:value-type="float" office:value="0.0730303" calcext:value-type="float">
            <text:p>0.0730303</text:p>
          </table:table-cell>
          <table:table-cell office:value-type="float" office:value="0.0937198" calcext:value-type="float">
            <text:p>0.0937198</text:p>
          </table:table-cell>
          <table:table-cell office:value-type="float" office:value="0.100148" calcext:value-type="float">
            <text:p>0.100148</text:p>
          </table:table-cell>
        </table:table-row>
        <table:table-row table:style-name="ro1">
          <table:table-cell office:value-type="float" office:value="0.215291" calcext:value-type="float">
            <text:p>0.215291</text:p>
          </table:table-cell>
          <table:table-cell office:value-type="float" office:value="0.0258909" calcext:value-type="float">
            <text:p>0.0258909</text:p>
          </table:table-cell>
          <table:table-cell office:value-type="float" office:value="0.0485584" calcext:value-type="float">
            <text:p>0.0485584</text:p>
          </table:table-cell>
          <table:table-cell office:value-type="float" office:value="0.0568646" calcext:value-type="float">
            <text:p>0.0568646</text:p>
          </table:table-cell>
          <table:table-cell office:value-type="float" office:value="0.0575037" calcext:value-type="float">
            <text:p>0.0575037</text:p>
          </table:table-cell>
          <table:table-cell office:value-type="float" office:value="0.0682403" calcext:value-type="float">
            <text:p>0.0682403</text:p>
          </table:table-cell>
          <table:table-cell office:value-type="float" office:value="0.0670031" calcext:value-type="float">
            <text:p>0.0670031</text:p>
          </table:table-cell>
          <table:table-cell office:value-type="float" office:value="0.0765761" calcext:value-type="float">
            <text:p>0.0765761</text:p>
          </table:table-cell>
          <table:table-cell office:value-type="float" office:value="0.0764855" calcext:value-type="float">
            <text:p>0.0764855</text:p>
          </table:table-cell>
          <table:table-cell office:value-type="float" office:value="0.0857285" calcext:value-type="float">
            <text:p>0.0857285</text:p>
          </table:table-cell>
          <table:table-cell office:value-type="float" office:value="0.0923891" calcext:value-type="float">
            <text:p>0.0923891</text:p>
          </table:table-cell>
          <table:table-cell office:value-type="float" office:value="0.186385" calcext:value-type="float">
            <text:p>0.186385</text:p>
          </table:table-cell>
          <table:table-cell office:value-type="float" office:value="0.195273" calcext:value-type="float">
            <text:p>0.195273</text:p>
          </table:table-cell>
          <table:table-cell office:value-type="float" office:value="0.193435" calcext:value-type="float">
            <text:p>0.193435</text:p>
          </table:table-cell>
          <table:table-cell office:value-type="float" office:value="0.231039" calcext:value-type="float">
            <text:p>0.231039</text:p>
          </table:table-cell>
          <table:table-cell office:value-type="float" office:value="0.204177" calcext:value-type="float">
            <text:p>0.204177</text:p>
          </table:table-cell>
          <table:table-cell office:value-type="float" office:value="0.193307" calcext:value-type="float">
            <text:p>0.193307</text:p>
          </table:table-cell>
          <table:table-cell office:value-type="float" office:value="0.20326" calcext:value-type="float">
            <text:p>0.20326</text:p>
          </table:table-cell>
          <table:table-cell office:value-type="float" office:value="0.198896" calcext:value-type="float">
            <text:p>0.198896</text:p>
          </table:table-cell>
          <table:table-cell office:value-type="float" office:value="0.259658" calcext:value-type="float">
            <text:p>0.259658</text:p>
          </table:table-cell>
          <table:table-cell office:value-type="float" office:value="0.177031" calcext:value-type="float">
            <text:p>0.177031</text:p>
          </table:table-cell>
          <table:table-cell office:value-type="float" office:value="0.0455501" calcext:value-type="float">
            <text:p>0.0455501</text:p>
          </table:table-cell>
          <table:table-cell office:value-type="float" office:value="0.0381876" calcext:value-type="float">
            <text:p>0.0381876</text:p>
          </table:table-cell>
          <table:table-cell office:value-type="float" office:value="0.047856" calcext:value-type="float">
            <text:p>0.047856</text:p>
          </table:table-cell>
          <table:table-cell office:value-type="float" office:value="0.0361641" calcext:value-type="float">
            <text:p>0.0361641</text:p>
          </table:table-cell>
        </table:table-row>
        <table:table-row table:style-name="ro1">
          <table:table-cell office:value-type="float" office:value="0.0464494" calcext:value-type="float">
            <text:p>0.0464494</text:p>
          </table:table-cell>
          <table:table-cell office:value-type="float" office:value="0.0564547" calcext:value-type="float">
            <text:p>0.0564547</text:p>
          </table:table-cell>
          <table:table-cell office:value-type="float" office:value="0.0692244" calcext:value-type="float">
            <text:p>0.0692244</text:p>
          </table:table-cell>
          <table:table-cell office:value-type="float" office:value="0.0704701" calcext:value-type="float">
            <text:p>0.0704701</text:p>
          </table:table-cell>
          <table:table-cell office:value-type="float" office:value="0.0804136" calcext:value-type="float">
            <text:p>0.0804136</text:p>
          </table:table-cell>
          <table:table-cell office:value-type="float" office:value="0.0786405" calcext:value-type="float">
            <text:p>0.0786405</text:p>
          </table:table-cell>
          <table:table-cell office:value-type="float" office:value="0.0871749" calcext:value-type="float">
            <text:p>0.0871749</text:p>
          </table:table-cell>
          <table:table-cell office:value-type="float" office:value="0.0874831" calcext:value-type="float">
            <text:p>0.0874831</text:p>
          </table:table-cell>
          <table:table-cell office:value-type="float" office:value="0.0971018" calcext:value-type="float">
            <text:p>0.0971018</text:p>
          </table:table-cell>
          <table:table-cell office:value-type="float" office:value="0.094565" calcext:value-type="float">
            <text:p>0.094565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06356" calcext:value-type="float">
            <text:p>0.106356</text:p>
          </table:table-cell>
          <table:table-cell office:value-type="float" office:value="0.114974" calcext:value-type="float">
            <text:p>0.114974</text:p>
          </table:table-cell>
          <table:table-cell office:value-type="float" office:value="0.110431" calcext:value-type="float">
            <text:p>0.110431</text:p>
          </table:table-cell>
          <table:table-cell office:value-type="float" office:value="0.119162" calcext:value-type="float">
            <text:p>0.119162</text:p>
          </table:table-cell>
          <table:table-cell office:value-type="float" office:value="0.111901" calcext:value-type="float">
            <text:p>0.111901</text:p>
          </table:table-cell>
          <table:table-cell office:value-type="float" office:value="0.11642" calcext:value-type="float">
            <text:p>0.11642</text:p>
          </table:table-cell>
          <table:table-cell office:value-type="float" office:value="0.104929" calcext:value-type="float">
            <text:p>0.104929</text:p>
          </table:table-cell>
          <table:table-cell office:value-type="float" office:value="0.0851892" calcext:value-type="float">
            <text:p>0.0851892</text:p>
          </table:table-cell>
          <table:table-cell office:value-type="float" office:value="0.0795165" calcext:value-type="float">
            <text:p>0.0795165</text:p>
          </table:table-cell>
          <table:table-cell office:value-type="float" office:value="0.13312" calcext:value-type="float">
            <text:p>0.13312</text:p>
          </table:table-cell>
          <table:table-cell office:value-type="float" office:value="0.125432" calcext:value-type="float">
            <text:p>0.125432</text:p>
          </table:table-cell>
          <table:table-cell office:value-type="float" office:value="0.141328" calcext:value-type="float">
            <text:p>0.141328</text:p>
          </table:table-cell>
          <table:table-cell office:value-type="float" office:value="0.128863" calcext:value-type="float">
            <text:p>0.128863</text:p>
          </table:table-cell>
          <table:table-cell office:value-type="float" office:value="0.0433095" calcext:value-type="float">
            <text:p>0.0433095</text:p>
          </table:table-cell>
        </table:table-row>
        <table:table-row table:style-name="ro1">
          <table:table-cell office:value-type="float" office:value="0.0405833" calcext:value-type="float">
            <text:p>0.0405833</text:p>
          </table:table-cell>
          <table:table-cell office:value-type="float" office:value="0.0551325" calcext:value-type="float">
            <text:p>0.0551325</text:p>
          </table:table-cell>
          <table:table-cell office:value-type="float" office:value="0.0628792" calcext:value-type="float">
            <text:p>0.0628792</text:p>
          </table:table-cell>
          <table:table-cell office:value-type="float" office:value="0.0627517" calcext:value-type="float">
            <text:p>0.0627517</text:p>
          </table:table-cell>
          <table:table-cell office:value-type="float" office:value="0.0725111" calcext:value-type="float">
            <text:p>0.0725111</text:p>
          </table:table-cell>
          <table:table-cell office:value-type="float" office:value="0.0843268" calcext:value-type="float">
            <text:p>0.0843268</text:p>
          </table:table-cell>
          <table:table-cell office:value-type="float" office:value="0.0787489" calcext:value-type="float">
            <text:p>0.0787489</text:p>
          </table:table-cell>
          <table:table-cell office:value-type="float" office:value="0.0881603" calcext:value-type="float">
            <text:p>0.0881603</text:p>
          </table:table-cell>
          <table:table-cell office:value-type="float" office:value="0.0877731" calcext:value-type="float">
            <text:p>0.0877731</text:p>
          </table:table-cell>
          <table:table-cell office:value-type="float" office:value="0.0886511" calcext:value-type="float">
            <text:p>0.0886511</text:p>
          </table:table-cell>
          <table:table-cell office:value-type="float" office:value="0.0680857" calcext:value-type="float">
            <text:p>0.0680857</text:p>
          </table:table-cell>
          <table:table-cell office:value-type="float" office:value="0.0625083" calcext:value-type="float">
            <text:p>0.0625083</text:p>
          </table:table-cell>
          <table:table-cell office:value-type="float" office:value="0.0734042" calcext:value-type="float">
            <text:p>0.0734042</text:p>
          </table:table-cell>
          <table:table-cell office:value-type="float" office:value="0.171637" calcext:value-type="float">
            <text:p>0.171637</text:p>
          </table:table-cell>
          <table:table-cell office:value-type="float" office:value="0.168917" calcext:value-type="float">
            <text:p>0.168917</text:p>
          </table:table-cell>
          <table:table-cell office:value-type="float" office:value="0.17094" calcext:value-type="float">
            <text:p>0.17094</text:p>
          </table:table-cell>
          <table:table-cell office:value-type="float" office:value="0.175864" calcext:value-type="float">
            <text:p>0.175864</text:p>
          </table:table-cell>
          <table:table-cell office:value-type="float" office:value="0.0354577" calcext:value-type="float">
            <text:p>0.0354577</text:p>
          </table:table-cell>
          <table:table-cell office:value-type="float" office:value="0.0433821" calcext:value-type="float">
            <text:p>0.0433821</text:p>
          </table:table-cell>
          <table:table-cell office:value-type="float" office:value="0.059544" calcext:value-type="float">
            <text:p>0.059544</text:p>
          </table:table-cell>
          <table:table-cell office:value-type="float" office:value="0.0709136" calcext:value-type="float">
            <text:p>0.0709136</text:p>
          </table:table-cell>
          <table:table-cell office:value-type="float" office:value="0.071185" calcext:value-type="float">
            <text:p>0.071185</text:p>
          </table:table-cell>
          <table:table-cell office:value-type="float" office:value="0.0942978" calcext:value-type="float">
            <text:p>0.0942978</text:p>
          </table:table-cell>
          <table:table-cell office:value-type="float" office:value="0.087936" calcext:value-type="float">
            <text:p>0.087936</text:p>
          </table:table-cell>
          <table:table-cell office:value-type="float" office:value="0.0859037" calcext:value-type="float">
            <text:p>0.0859037</text:p>
          </table:table-cell>
        </table:table-row>
        <table:table-row table:style-name="ro1">
          <table:table-cell office:value-type="float" office:value="0.0949994" calcext:value-type="float">
            <text:p>0.0949994</text:p>
          </table:table-cell>
          <table:table-cell office:value-type="float" office:value="0.0945573" calcext:value-type="float">
            <text:p>0.0945573</text:p>
          </table:table-cell>
          <table:table-cell office:value-type="float" office:value="0.0871962" calcext:value-type="float">
            <text:p>0.0871962</text:p>
          </table:table-cell>
          <table:table-cell office:value-type="float" office:value="0.097063" calcext:value-type="float">
            <text:p>0.097063</text:p>
          </table:table-cell>
          <table:table-cell office:value-type="float" office:value="0.109434" calcext:value-type="float">
            <text:p>0.109434</text:p>
          </table:table-cell>
          <table:table-cell office:value-type="float" office:value="0.0992526" calcext:value-type="float">
            <text:p>0.0992526</text:p>
          </table:table-cell>
          <table:table-cell office:value-type="float" office:value="0.108097" calcext:value-type="float">
            <text:p>0.108097</text:p>
          </table:table-cell>
          <table:table-cell office:value-type="float" office:value="0.106544" calcext:value-type="float">
            <text:p>0.106544</text:p>
          </table:table-cell>
          <table:table-cell office:value-type="float" office:value="0.135226" calcext:value-type="float">
            <text:p>0.135226</text:p>
          </table:table-cell>
          <table:table-cell office:value-type="float" office:value="0.122115" calcext:value-type="float">
            <text:p>0.122115</text:p>
          </table:table-cell>
          <table:table-cell office:value-type="float" office:value="0.119879" calcext:value-type="float">
            <text:p>0.119879</text:p>
          </table:table-cell>
          <table:table-cell office:value-type="float" office:value="0.128564" calcext:value-type="float">
            <text:p>0.128564</text:p>
          </table:table-cell>
          <table:table-cell office:value-type="float" office:value="0.114805" calcext:value-type="float">
            <text:p>0.114805</text:p>
          </table:table-cell>
          <table:table-cell office:value-type="float" office:value="0.106112" calcext:value-type="float">
            <text:p>0.106112</text:p>
          </table:table-cell>
          <table:table-cell office:value-type="float" office:value="0.058035" calcext:value-type="float">
            <text:p>0.058035</text:p>
          </table:table-cell>
          <table:table-cell office:value-type="float" office:value="0.0800749" calcext:value-type="float">
            <text:p>0.0800749</text:p>
          </table:table-cell>
          <table:table-cell office:value-type="float" office:value="0.159248" calcext:value-type="float">
            <text:p>0.159248</text:p>
          </table:table-cell>
          <table:table-cell office:value-type="float" office:value="0.0348582" calcext:value-type="float">
            <text:p>0.0348582</text:p>
          </table:table-cell>
          <table:table-cell office:value-type="float" office:value="0.045431" calcext:value-type="float">
            <text:p>0.045431</text:p>
          </table:table-cell>
          <table:table-cell office:value-type="float" office:value="0.0559778" calcext:value-type="float">
            <text:p>0.0559778</text:p>
          </table:table-cell>
          <table:table-cell office:value-type="float" office:value="0.0548241" calcext:value-type="float">
            <text:p>0.0548241</text:p>
          </table:table-cell>
          <table:table-cell office:value-type="float" office:value="0.0628583" calcext:value-type="float">
            <text:p>0.0628583</text:p>
          </table:table-cell>
          <table:table-cell office:value-type="float" office:value="0.0642323" calcext:value-type="float">
            <text:p>0.0642323</text:p>
          </table:table-cell>
          <table:table-cell office:value-type="float" office:value="0.0742142" calcext:value-type="float">
            <text:p>0.0742142</text:p>
          </table:table-cell>
          <table:table-cell office:value-type="float" office:value="0.074627" calcext:value-type="float">
            <text:p>0.074627</text:p>
          </table:table-cell>
        </table:table-row>
        <table:table-row table:style-name="ro1">
          <table:table-cell office:value-type="float" office:value="0.0843853" calcext:value-type="float">
            <text:p>0.0843853</text:p>
          </table:table-cell>
          <table:table-cell office:value-type="float" office:value="0.0942693" calcext:value-type="float">
            <text:p>0.0942693</text:p>
          </table:table-cell>
          <table:table-cell office:value-type="float" office:value="0.0911641" calcext:value-type="float">
            <text:p>0.0911641</text:p>
          </table:table-cell>
          <table:table-cell office:value-type="float" office:value="0.101305" calcext:value-type="float">
            <text:p>0.101305</text:p>
          </table:table-cell>
          <table:table-cell office:value-type="float" office:value="0.0982776" calcext:value-type="float">
            <text:p>0.0982776</text:p>
          </table:table-cell>
          <table:table-cell office:value-type="float" office:value="0.0968026" calcext:value-type="float">
            <text:p>0.0968026</text:p>
          </table:table-cell>
          <table:table-cell office:value-type="float" office:value="0.0983737" calcext:value-type="float">
            <text:p>0.0983737</text:p>
          </table:table-cell>
          <table:table-cell office:value-type="float" office:value="0.113714" calcext:value-type="float">
            <text:p>0.113714</text:p>
          </table:table-cell>
          <table:table-cell office:value-type="float" office:value="0.135298" calcext:value-type="float">
            <text:p>0.135298</text:p>
          </table:table-cell>
          <table:table-cell office:value-type="float" office:value="0.115382" calcext:value-type="float">
            <text:p>0.115382</text:p>
          </table:table-cell>
          <table:table-cell office:value-type="float" office:value="0.122407" calcext:value-type="float">
            <text:p>0.122407</text:p>
          </table:table-cell>
          <table:table-cell office:value-type="float" office:value="0.114342" calcext:value-type="float">
            <text:p>0.114342</text:p>
          </table:table-cell>
          <table:table-cell office:value-type="float" office:value="0.106594" calcext:value-type="float">
            <text:p>0.106594</text:p>
          </table:table-cell>
          <table:table-cell office:value-type="float" office:value="0.112265" calcext:value-type="float">
            <text:p>0.112265</text:p>
          </table:table-cell>
          <table:table-cell office:value-type="float" office:value="0.101994" calcext:value-type="float">
            <text:p>0.101994</text:p>
          </table:table-cell>
          <table:table-cell office:value-type="float" office:value="0.179267" calcext:value-type="float">
            <text:p>0.179267</text:p>
          </table:table-cell>
          <table:table-cell office:value-type="float" office:value="0.0689815" calcext:value-type="float">
            <text:p>0.0689815</text:p>
          </table:table-cell>
          <table:table-cell office:value-type="float" office:value="0.0425806" calcext:value-type="float">
            <text:p>0.0425806</text:p>
          </table:table-cell>
          <table:table-cell office:value-type="float" office:value="0.053324" calcext:value-type="float">
            <text:p>0.053324</text:p>
          </table:table-cell>
          <table:table-cell office:value-type="float" office:value="0.0634437" calcext:value-type="float">
            <text:p>0.0634437</text:p>
          </table:table-cell>
          <table:table-cell office:value-type="float" office:value="0.0740209" calcext:value-type="float">
            <text:p>0.0740209</text:p>
          </table:table-cell>
          <table:table-cell office:value-type="float" office:value="0.0765579" calcext:value-type="float">
            <text:p>0.0765579</text:p>
          </table:table-cell>
          <table:table-cell office:value-type="float" office:value="0.0896564" calcext:value-type="float">
            <text:p>0.0896564</text:p>
          </table:table-cell>
          <table:table-cell office:value-type="float" office:value="0.0869815" calcext:value-type="float">
            <text:p>0.0869815</text:p>
          </table:table-cell>
          <table:table-cell office:value-type="float" office:value="0.0959801" calcext:value-type="float">
            <text:p>0.0959801</text:p>
          </table:table-cell>
        </table:table-row>
        <table:table-row table:style-name="ro1">
          <table:table-cell office:value-type="float" office:value="0.0915236" calcext:value-type="float">
            <text:p>0.0915236</text:p>
          </table:table-cell>
          <table:table-cell office:value-type="float" office:value="0.100519" calcext:value-type="float">
            <text:p>0.100519</text:p>
          </table:table-cell>
          <table:table-cell office:value-type="float" office:value="0.0809094" calcext:value-type="float">
            <text:p>0.0809094</text:p>
          </table:table-cell>
          <table:table-cell office:value-type="float" office:value="0.0908939" calcext:value-type="float">
            <text:p>0.0908939</text:p>
          </table:table-cell>
          <table:table-cell office:value-type="float" office:value="0.0905421" calcext:value-type="float">
            <text:p>0.0905421</text:p>
          </table:table-cell>
          <table:table-cell office:value-type="float" office:value="0.0979615" calcext:value-type="float">
            <text:p>0.0979615</text:p>
          </table:table-cell>
          <table:table-cell office:value-type="float" office:value="0.0925885" calcext:value-type="float">
            <text:p>0.0925885</text:p>
          </table:table-cell>
          <table:table-cell office:value-type="float" office:value="0.101201" calcext:value-type="float">
            <text:p>0.101201</text:p>
          </table:table-cell>
          <table:table-cell office:value-type="float" office:value="0.106517" calcext:value-type="float">
            <text:p>0.106517</text:p>
          </table:table-cell>
          <table:table-cell office:value-type="float" office:value="0.11002" calcext:value-type="float">
            <text:p>0.11002</text:p>
          </table:table-cell>
          <table:table-cell office:value-type="float" office:value="0.102702" calcext:value-type="float">
            <text:p>0.102702</text:p>
          </table:table-cell>
          <table:table-cell office:value-type="float" office:value="0.098269" calcext:value-type="float">
            <text:p>0.098269</text:p>
          </table:table-cell>
          <table:table-cell office:value-type="float" office:value="0.0916892" calcext:value-type="float">
            <text:p>0.0916892</text:p>
          </table:table-cell>
          <table:table-cell office:value-type="float" office:value="0.0823754" calcext:value-type="float">
            <text:p>0.0823754</text:p>
          </table:table-cell>
          <table:table-cell office:value-type="float" office:value="0.133856" calcext:value-type="float">
            <text:p>0.133856</text:p>
          </table:table-cell>
          <table:table-cell office:value-type="float" office:value="0.190378" calcext:value-type="float">
            <text:p>0.190378</text:p>
          </table:table-cell>
          <table:table-cell office:value-type="float" office:value="0.0466876" calcext:value-type="float">
            <text:p>0.0466876</text:p>
          </table:table-cell>
          <table:table-cell office:value-type="float" office:value="0.0489045" calcext:value-type="float">
            <text:p>0.0489045</text:p>
          </table:table-cell>
          <table:table-cell office:value-type="float" office:value="0.0581182" calcext:value-type="float">
            <text:p>0.0581182</text:p>
          </table:table-cell>
          <table:table-cell office:value-type="float" office:value="0.0560339" calcext:value-type="float">
            <text:p>0.0560339</text:p>
          </table:table-cell>
          <table:table-cell office:value-type="float" office:value="0.0660109" calcext:value-type="float">
            <text:p>0.0660109</text:p>
          </table:table-cell>
          <table:table-cell office:value-type="float" office:value="0.075973" calcext:value-type="float">
            <text:p>0.075973</text:p>
          </table:table-cell>
          <table:table-cell office:value-type="float" office:value="0.077028" calcext:value-type="float">
            <text:p>0.077028</text:p>
          </table:table-cell>
          <table:table-cell office:value-type="float" office:value="0.0861171" calcext:value-type="float">
            <text:p>0.0861171</text:p>
          </table:table-cell>
          <table:table-cell office:value-type="float" office:value="0.0873066" calcext:value-type="float">
            <text:p>0.0873066</text:p>
          </table:table-cell>
        </table:table-row>
        <table:table-row table:style-name="ro1">
          <table:table-cell office:value-type="float" office:value="0.0966327" calcext:value-type="float">
            <text:p>0.0966327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0.111352" calcext:value-type="float">
            <text:p>0.111352</text:p>
          </table:table-cell>
          <table:table-cell office:value-type="float" office:value="0.111335" calcext:value-type="float">
            <text:p>0.111335</text:p>
          </table:table-cell>
          <table:table-cell office:value-type="float" office:value="0.109466" calcext:value-type="float">
            <text:p>0.109466</text:p>
          </table:table-cell>
          <table:table-cell office:value-type="float" office:value="0.117894" calcext:value-type="float">
            <text:p>0.117894</text:p>
          </table:table-cell>
          <table:table-cell office:value-type="float" office:value="0.113435" calcext:value-type="float">
            <text:p>0.113435</text:p>
          </table:table-cell>
          <table:table-cell office:value-type="float" office:value="0.109087" calcext:value-type="float">
            <text:p>0.109087</text:p>
          </table:table-cell>
          <table:table-cell office:value-type="float" office:value="0.0891984" calcext:value-type="float">
            <text:p>0.0891984</text:p>
          </table:table-cell>
          <table:table-cell office:value-type="float" office:value="0.0951248" calcext:value-type="float">
            <text:p>0.0951248</text:p>
          </table:table-cell>
          <table:table-cell office:value-type="float" office:value="0.0779901" calcext:value-type="float">
            <text:p>0.0779901</text:p>
          </table:table-cell>
          <table:table-cell office:value-type="float" office:value="0.140152" calcext:value-type="float">
            <text:p>0.140152</text:p>
          </table:table-cell>
          <table:table-cell office:value-type="float" office:value="0.182042" calcext:value-type="float">
            <text:p>0.182042</text:p>
          </table:table-cell>
          <table:table-cell office:value-type="float" office:value="0.223831" calcext:value-type="float">
            <text:p>0.223831</text:p>
          </table:table-cell>
          <table:table-cell office:value-type="float" office:value="0.232217" calcext:value-type="float">
            <text:p>0.232217</text:p>
          </table:table-cell>
          <table:table-cell office:value-type="float" office:value="0.0367038" calcext:value-type="float">
            <text:p>0.0367038</text:p>
          </table:table-cell>
          <table:table-cell office:value-type="float" office:value="0.0414867" calcext:value-type="float">
            <text:p>0.0414867</text:p>
          </table:table-cell>
          <table:table-cell office:value-type="float" office:value="0.0526773" calcext:value-type="float">
            <text:p>0.0526773</text:p>
          </table:table-cell>
          <table:table-cell office:value-type="float" office:value="0.0523308" calcext:value-type="float">
            <text:p>0.0523308</text:p>
          </table:table-cell>
          <table:table-cell office:value-type="float" office:value="0.154443" calcext:value-type="float">
            <text:p>0.154443</text:p>
          </table:table-cell>
          <table:table-cell office:value-type="float" office:value="0.154708" calcext:value-type="float">
            <text:p>0.154708</text:p>
          </table:table-cell>
          <table:table-cell office:value-type="float" office:value="0.163329" calcext:value-type="float">
            <text:p>0.163329</text:p>
          </table:table-cell>
          <table:table-cell office:value-type="float" office:value="0.163613" calcext:value-type="float">
            <text:p>0.163613</text:p>
          </table:table-cell>
          <table:table-cell office:value-type="float" office:value="0.164298" calcext:value-type="float">
            <text:p>0.164298</text:p>
          </table:table-cell>
          <table:table-cell office:value-type="float" office:value="0.0546891" calcext:value-type="float">
            <text:p>0.0546891</text:p>
          </table:table-cell>
        </table:table-row>
        <table:table-row table:style-name="ro1">
          <table:table-cell office:value-type="float" office:value="0.0511884" calcext:value-type="float">
            <text:p>0.0511884</text:p>
          </table:table-cell>
          <table:table-cell office:value-type="float" office:value="0.14755" calcext:value-type="float">
            <text:p>0.14755</text:p>
          </table:table-cell>
          <table:table-cell office:value-type="float" office:value="0.0294935" calcext:value-type="float">
            <text:p>0.0294935</text:p>
          </table:table-cell>
          <table:table-cell office:value-type="float" office:value="0.0542265" calcext:value-type="float">
            <text:p>0.0542265</text:p>
          </table:table-cell>
          <table:table-cell office:value-type="float" office:value="0.0637476" calcext:value-type="float">
            <text:p>0.0637476</text:p>
          </table:table-cell>
          <table:table-cell office:value-type="float" office:value="0.0810876" calcext:value-type="float">
            <text:p>0.0810876</text:p>
          </table:table-cell>
          <table:table-cell office:value-type="float" office:value="0.072495" calcext:value-type="float">
            <text:p>0.072495</text:p>
          </table:table-cell>
          <table:table-cell office:value-type="float" office:value="0.0844652" calcext:value-type="float">
            <text:p>0.0844652</text:p>
          </table:table-cell>
          <table:table-cell office:value-type="float" office:value="0.10226" calcext:value-type="float">
            <text:p>0.10226</text:p>
          </table:table-cell>
          <table:table-cell office:value-type="float" office:value="0.0572443" calcext:value-type="float">
            <text:p>0.0572443</text:p>
          </table:table-cell>
          <table:table-cell office:value-type="float" office:value="0.0645709" calcext:value-type="float">
            <text:p>0.0645709</text:p>
          </table:table-cell>
          <table:table-cell office:value-type="float" office:value="0.0914398" calcext:value-type="float">
            <text:p>0.0914398</text:p>
          </table:table-cell>
          <table:table-cell office:value-type="float" office:value="0.0789275" calcext:value-type="float">
            <text:p>0.0789275</text:p>
          </table:table-cell>
          <table:table-cell office:value-type="float" office:value="0.0762863" calcext:value-type="float">
            <text:p>0.0762863</text:p>
          </table:table-cell>
          <table:table-cell office:value-type="float" office:value="0.0829606" calcext:value-type="float">
            <text:p>0.0829606</text:p>
          </table:table-cell>
          <table:table-cell office:value-type="float" office:value="0.0760125" calcext:value-type="float">
            <text:p>0.0760125</text:p>
          </table:table-cell>
          <table:table-cell office:value-type="float" office:value="0.08513" calcext:value-type="float">
            <text:p>0.08513</text:p>
          </table:table-cell>
          <table:table-cell office:value-type="float" office:value="0.0914575" calcext:value-type="float">
            <text:p>0.0914575</text:p>
          </table:table-cell>
          <table:table-cell office:value-type="float" office:value="0.0997481" calcext:value-type="float">
            <text:p>0.0997481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10596" calcext:value-type="float">
            <text:p>0.10596</text:p>
          </table:table-cell>
          <table:table-cell office:value-type="float" office:value="0.0911104" calcext:value-type="float">
            <text:p>0.0911104</text:p>
          </table:table-cell>
          <table:table-cell office:value-type="float" office:value="0.129977" calcext:value-type="float">
            <text:p>0.129977</text:p>
          </table:table-cell>
          <table:table-cell office:value-type="float" office:value="0.0814353" calcext:value-type="float">
            <text:p>0.0814353</text:p>
          </table:table-cell>
          <table:table-cell office:value-type="float" office:value="0.221321" calcext:value-type="float">
            <text:p>0.221321</text:p>
          </table:table-cell>
        </table:table-row>
        <table:table-row table:style-name="ro1">
          <table:table-cell office:value-type="float" office:value="0.0473548" calcext:value-type="float">
            <text:p>0.0473548</text:p>
          </table:table-cell>
          <table:table-cell office:value-type="float" office:value="0.0456491" calcext:value-type="float">
            <text:p>0.0456491</text:p>
          </table:table-cell>
          <table:table-cell office:value-type="float" office:value="0.0566856" calcext:value-type="float">
            <text:p>0.0566856</text:p>
          </table:table-cell>
          <table:table-cell office:value-type="float" office:value="0.068716" calcext:value-type="float">
            <text:p>0.068716</text:p>
          </table:table-cell>
          <table:table-cell office:value-type="float" office:value="0.0692431" calcext:value-type="float">
            <text:p>0.0692431</text:p>
          </table:table-cell>
          <table:table-cell office:value-type="float" office:value="0.077784" calcext:value-type="float">
            <text:p>0.077784</text:p>
          </table:table-cell>
          <table:table-cell office:value-type="float" office:value="0.0781513" calcext:value-type="float">
            <text:p>0.0781513</text:p>
          </table:table-cell>
          <table:table-cell office:value-type="float" office:value="0.0888536" calcext:value-type="float">
            <text:p>0.0888536</text:p>
          </table:table-cell>
          <table:table-cell office:value-type="float" office:value="0.0959896" calcext:value-type="float">
            <text:p>0.0959896</text:p>
          </table:table-cell>
          <table:table-cell office:value-type="float" office:value="0.0849474" calcext:value-type="float">
            <text:p>0.0849474</text:p>
          </table:table-cell>
          <table:table-cell office:value-type="float" office:value="0.0955063" calcext:value-type="float">
            <text:p>0.0955063</text:p>
          </table:table-cell>
          <table:table-cell office:value-type="float" office:value="0.0956286" calcext:value-type="float">
            <text:p>0.0956286</text:p>
          </table:table-cell>
          <table:table-cell office:value-type="float" office:value="0.0986678" calcext:value-type="float">
            <text:p>0.0986678</text:p>
          </table:table-cell>
          <table:table-cell office:value-type="float" office:value="0.0942547" calcext:value-type="float">
            <text:p>0.0942547</text:p>
          </table:table-cell>
          <table:table-cell office:value-type="float" office:value="0.0915561" calcext:value-type="float">
            <text:p>0.0915561</text:p>
          </table:table-cell>
          <table:table-cell office:value-type="float" office:value="0.0987026" calcext:value-type="float">
            <text:p>0.0987026</text:p>
          </table:table-cell>
          <table:table-cell office:value-type="float" office:value="0.0981743" calcext:value-type="float">
            <text:p>0.0981743</text:p>
          </table:table-cell>
          <table:table-cell office:value-type="float" office:value="0.106005" calcext:value-type="float">
            <text:p>0.106005</text:p>
          </table:table-cell>
          <table:table-cell office:value-type="float" office:value="0.101145" calcext:value-type="float">
            <text:p>0.101145</text:p>
          </table:table-cell>
          <table:table-cell office:value-type="float" office:value="0.102822" calcext:value-type="float">
            <text:p>0.102822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0.0511058" calcext:value-type="float">
            <text:p>0.0511058</text:p>
          </table:table-cell>
          <table:table-cell office:value-type="float" office:value="0.0290474" calcext:value-type="float">
            <text:p>0.0290474</text:p>
          </table:table-cell>
          <table:table-cell office:value-type="float" office:value="0.0498602" calcext:value-type="float">
            <text:p>0.0498602</text:p>
          </table:table-cell>
          <table:table-cell office:value-type="float" office:value="0.0601996" calcext:value-type="float">
            <text:p>0.0601996</text:p>
          </table:table-cell>
        </table:table-row>
        <table:table-row table:style-name="ro1">
          <table:table-cell office:value-type="float" office:value="0.0596621" calcext:value-type="float">
            <text:p>0.0596621</text:p>
          </table:table-cell>
          <table:table-cell office:value-type="float" office:value="0.0682347" calcext:value-type="float">
            <text:p>0.0682347</text:p>
          </table:table-cell>
          <table:table-cell office:value-type="float" office:value="0.0789251" calcext:value-type="float">
            <text:p>0.0789251</text:p>
          </table:table-cell>
          <table:table-cell office:value-type="float" office:value="0.0794044" calcext:value-type="float">
            <text:p>0.0794044</text:p>
          </table:table-cell>
          <table:table-cell office:value-type="float" office:value="0.0859224" calcext:value-type="float">
            <text:p>0.0859224</text:p>
          </table:table-cell>
          <table:table-cell office:value-type="float" office:value="0.082806" calcext:value-type="float">
            <text:p>0.082806</text:p>
          </table:table-cell>
          <table:table-cell office:value-type="float" office:value="0.0932297" calcext:value-type="float">
            <text:p>0.0932297</text:p>
          </table:table-cell>
          <table:table-cell office:value-type="float" office:value="0.0936823" calcext:value-type="float">
            <text:p>0.0936823</text:p>
          </table:table-cell>
          <table:table-cell office:value-type="float" office:value="0.090194" calcext:value-type="float">
            <text:p>0.090194</text:p>
          </table:table-cell>
          <table:table-cell office:value-type="float" office:value="0.100056" calcext:value-type="float">
            <text:p>0.100056</text:p>
          </table:table-cell>
          <table:table-cell office:value-type="float" office:value="0.131773" calcext:value-type="float">
            <text:p>0.131773</text:p>
          </table:table-cell>
          <table:table-cell office:value-type="float" office:value="0.115941" calcext:value-type="float">
            <text:p>0.115941</text:p>
          </table:table-cell>
          <table:table-cell office:value-type="float" office:value="0.114523" calcext:value-type="float">
            <text:p>0.114523</text:p>
          </table:table-cell>
          <table:table-cell office:value-type="float" office:value="0.110431" calcext:value-type="float">
            <text:p>0.110431</text:p>
          </table:table-cell>
          <table:table-cell office:value-type="float" office:value="0.118816" calcext:value-type="float">
            <text:p>0.118816</text:p>
          </table:table-cell>
          <table:table-cell office:value-type="float" office:value="0.145663" calcext:value-type="float">
            <text:p>0.145663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226481" calcext:value-type="float">
            <text:p>0.226481</text:p>
          </table:table-cell>
          <table:table-cell office:value-type="float" office:value="0.226655" calcext:value-type="float">
            <text:p>0.226655</text:p>
          </table:table-cell>
          <table:table-cell office:value-type="float" office:value="0.277877" calcext:value-type="float">
            <text:p>0.277877</text:p>
          </table:table-cell>
          <table:table-cell office:value-type="float" office:value="0.273658" calcext:value-type="float">
            <text:p>0.273658</text:p>
          </table:table-cell>
          <table:table-cell office:value-type="float" office:value="0.24598" calcext:value-type="float">
            <text:p>0.24598</text:p>
          </table:table-cell>
          <table:table-cell office:value-type="float" office:value="0.229741" calcext:value-type="float">
            <text:p>0.229741</text:p>
          </table:table-cell>
          <table:table-cell office:value-type="float" office:value="0.21598" calcext:value-type="float">
            <text:p>0.21598</text:p>
          </table:table-cell>
          <table:table-cell office:value-type="float" office:value="0.130823" calcext:value-type="float">
            <text:p>0.130823</text:p>
          </table:table-cell>
        </table:table-row>
        <table:table-row table:style-name="ro1">
          <table:table-cell office:value-type="float" office:value="0.0489057" calcext:value-type="float">
            <text:p>0.0489057</text:p>
          </table:table-cell>
          <table:table-cell office:value-type="float" office:value="0.0534034" calcext:value-type="float">
            <text:p>0.0534034</text:p>
          </table:table-cell>
          <table:table-cell office:value-type="float" office:value="0.0546287" calcext:value-type="float">
            <text:p>0.0546287</text:p>
          </table:table-cell>
          <table:table-cell office:value-type="float" office:value="0.0641274" calcext:value-type="float">
            <text:p>0.0641274</text:p>
          </table:table-cell>
          <table:table-cell office:value-type="float" office:value="0.0759883" calcext:value-type="float">
            <text:p>0.0759883</text:p>
          </table:table-cell>
          <table:table-cell office:value-type="float" office:value="0.0766245" calcext:value-type="float">
            <text:p>0.0766245</text:p>
          </table:table-cell>
          <table:table-cell office:value-type="float" office:value="0.0871389" calcext:value-type="float">
            <text:p>0.0871389</text:p>
          </table:table-cell>
          <table:table-cell office:value-type="float" office:value="0.0873187" calcext:value-type="float">
            <text:p>0.0873187</text:p>
          </table:table-cell>
          <table:table-cell office:value-type="float" office:value="0.0963866" calcext:value-type="float">
            <text:p>0.0963866</text:p>
          </table:table-cell>
          <table:table-cell office:value-type="float" office:value="0.102118" calcext:value-type="float">
            <text:p>0.102118</text:p>
          </table:table-cell>
          <table:table-cell office:value-type="float" office:value="0.102236" calcext:value-type="float">
            <text:p>0.102236</text:p>
          </table:table-cell>
          <table:table-cell office:value-type="float" office:value="0.11357" calcext:value-type="float">
            <text:p>0.11357</text:p>
          </table:table-cell>
          <table:table-cell office:value-type="float" office:value="0.112887" calcext:value-type="float">
            <text:p>0.112887</text:p>
          </table:table-cell>
          <table:table-cell office:value-type="float" office:value="0.121814" calcext:value-type="float">
            <text:p>0.121814</text:p>
          </table:table-cell>
          <table:table-cell office:value-type="float" office:value="0.112446" calcext:value-type="float">
            <text:p>0.112446</text:p>
          </table:table-cell>
          <table:table-cell office:value-type="float" office:value="0.11972" calcext:value-type="float">
            <text:p>0.11972</text:p>
          </table:table-cell>
          <table:table-cell office:value-type="float" office:value="0.153731" calcext:value-type="float">
            <text:p>0.153731</text:p>
          </table:table-cell>
          <table:table-cell office:value-type="float" office:value="0.134698" calcext:value-type="float">
            <text:p>0.134698</text:p>
          </table:table-cell>
          <table:table-cell office:value-type="float" office:value="0.142406" calcext:value-type="float">
            <text:p>0.142406</text:p>
          </table:table-cell>
          <table:table-cell office:value-type="float" office:value="0.142419" calcext:value-type="float">
            <text:p>0.142419</text:p>
          </table:table-cell>
          <table:table-cell office:value-type="float" office:value="0.148341" calcext:value-type="float">
            <text:p>0.148341</text:p>
          </table:table-cell>
          <table:table-cell office:value-type="float" office:value="0.13633" calcext:value-type="float">
            <text:p>0.13633</text:p>
          </table:table-cell>
          <table:table-cell office:value-type="float" office:value="0.135772" calcext:value-type="float">
            <text:p>0.135772</text:p>
          </table:table-cell>
          <table:table-cell office:value-type="float" office:value="0.121946" calcext:value-type="float">
            <text:p>0.121946</text:p>
          </table:table-cell>
          <table:table-cell office:value-type="float" office:value="0.112926" calcext:value-type="float">
            <text:p>0.112926</text:p>
          </table:table-cell>
        </table:table-row>
        <table:table-row table:style-name="ro1">
          <table:table-cell office:value-type="float" office:value="0.096183" calcext:value-type="float">
            <text:p>0.096183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0.0334395" calcext:value-type="float">
            <text:p>0.0334395</text:p>
          </table:table-cell>
          <table:table-cell office:value-type="float" office:value="0.0417891" calcext:value-type="float">
            <text:p>0.0417891</text:p>
          </table:table-cell>
          <table:table-cell office:value-type="float" office:value="0.0481893" calcext:value-type="float">
            <text:p>0.0481893</text:p>
          </table:table-cell>
          <table:table-cell office:value-type="float" office:value="0.139418" calcext:value-type="float">
            <text:p>0.139418</text:p>
          </table:table-cell>
          <table:table-cell office:value-type="float" office:value="0.148905" calcext:value-type="float">
            <text:p>0.148905</text:p>
          </table:table-cell>
          <table:table-cell office:value-type="float" office:value="0.149005" calcext:value-type="float">
            <text:p>0.149005</text:p>
          </table:table-cell>
          <table:table-cell office:value-type="float" office:value="0.14879" calcext:value-type="float">
            <text:p>0.14879</text:p>
          </table:table-cell>
          <table:table-cell office:value-type="float" office:value="0.148493" calcext:value-type="float">
            <text:p>0.148493</text:p>
          </table:table-cell>
          <table:table-cell office:value-type="float" office:value="0.182918" calcext:value-type="float">
            <text:p>0.182918</text:p>
          </table:table-cell>
          <table:table-cell office:value-type="float" office:value="0.151789" calcext:value-type="float">
            <text:p>0.151789</text:p>
          </table:table-cell>
          <table:table-cell office:value-type="float" office:value="0.0434141" calcext:value-type="float">
            <text:p>0.0434141</text:p>
          </table:table-cell>
          <table:table-cell office:value-type="float" office:value="0.138684" calcext:value-type="float">
            <text:p>0.138684</text:p>
          </table:table-cell>
          <table:table-cell office:value-type="float" office:value="0.0332245" calcext:value-type="float">
            <text:p>0.0332245</text:p>
          </table:table-cell>
          <table:table-cell office:value-type="float" office:value="0.043445" calcext:value-type="float">
            <text:p>0.043445</text:p>
          </table:table-cell>
          <table:table-cell office:value-type="float" office:value="0.0539498" calcext:value-type="float">
            <text:p>0.0539498</text:p>
          </table:table-cell>
          <table:table-cell office:value-type="float" office:value="0.05381" calcext:value-type="float">
            <text:p>0.05381</text:p>
          </table:table-cell>
          <table:table-cell office:value-type="float" office:value="0.0667778" calcext:value-type="float">
            <text:p>0.0667778</text:p>
          </table:table-cell>
          <table:table-cell office:value-type="float" office:value="0.0712604" calcext:value-type="float">
            <text:p>0.0712604</text:p>
          </table:table-cell>
          <table:table-cell office:value-type="float" office:value="0.0696452" calcext:value-type="float">
            <text:p>0.0696452</text:p>
          </table:table-cell>
          <table:table-cell office:value-type="float" office:value="0.100564" calcext:value-type="float">
            <text:p>0.100564</text:p>
          </table:table-cell>
          <table:table-cell office:value-type="float" office:value="0.0845554" calcext:value-type="float">
            <text:p>0.0845554</text:p>
          </table:table-cell>
          <table:table-cell office:value-type="float" office:value="0.0825309" calcext:value-type="float">
            <text:p>0.0825309</text:p>
          </table:table-cell>
          <table:table-cell office:value-type="float" office:value="0.231263" calcext:value-type="float">
            <text:p>0.231263</text:p>
          </table:table-cell>
        </table:table-row>
        <table:table-row table:style-name="ro1">
          <table:table-cell office:value-type="float" office:value="0.0447859" calcext:value-type="float">
            <text:p>0.0447859</text:p>
          </table:table-cell>
          <table:table-cell office:value-type="float" office:value="0.0440152" calcext:value-type="float">
            <text:p>0.0440152</text:p>
          </table:table-cell>
          <table:table-cell office:value-type="float" office:value="0.0549627" calcext:value-type="float">
            <text:p>0.0549627</text:p>
          </table:table-cell>
          <table:table-cell office:value-type="float" office:value="0.0649657" calcext:value-type="float">
            <text:p>0.0649657</text:p>
          </table:table-cell>
          <table:table-cell office:value-type="float" office:value="0.0648951" calcext:value-type="float">
            <text:p>0.0648951</text:p>
          </table:table-cell>
          <table:table-cell office:value-type="float" office:value="0.0679663" calcext:value-type="float">
            <text:p>0.0679663</text:p>
          </table:table-cell>
          <table:table-cell office:value-type="float" office:value="0.077993" calcext:value-type="float">
            <text:p>0.077993</text:p>
          </table:table-cell>
          <table:table-cell office:value-type="float" office:value="0.0789212" calcext:value-type="float">
            <text:p>0.0789212</text:p>
          </table:table-cell>
          <table:table-cell office:value-type="float" office:value="0.0870102" calcext:value-type="float">
            <text:p>0.0870102</text:p>
          </table:table-cell>
          <table:table-cell office:value-type="float" office:value="0.0837696" calcext:value-type="float">
            <text:p>0.0837696</text:p>
          </table:table-cell>
          <table:table-cell office:value-type="float" office:value="0.0834742" calcext:value-type="float">
            <text:p>0.0834742</text:p>
          </table:table-cell>
          <table:table-cell office:value-type="float" office:value="0.0928901" calcext:value-type="float">
            <text:p>0.0928901</text:p>
          </table:table-cell>
          <table:table-cell office:value-type="float" office:value="0.101196" calcext:value-type="float">
            <text:p>0.101196</text:p>
          </table:table-cell>
          <table:table-cell office:value-type="float" office:value="0.0998369" calcext:value-type="float">
            <text:p>0.0998369</text:p>
          </table:table-cell>
          <table:table-cell office:value-type="float" office:value="0.109676" calcext:value-type="float">
            <text:p>0.109676</text:p>
          </table:table-cell>
          <table:table-cell office:value-type="float" office:value="0.113598" calcext:value-type="float">
            <text:p>0.113598</text:p>
          </table:table-cell>
          <table:table-cell office:value-type="float" office:value="0.108864" calcext:value-type="float">
            <text:p>0.108864</text:p>
          </table:table-cell>
          <table:table-cell office:value-type="float" office:value="0.141766" calcext:value-type="float">
            <text:p>0.141766</text:p>
          </table:table-cell>
          <table:table-cell office:value-type="float" office:value="0.12289" calcext:value-type="float">
            <text:p>0.12289</text:p>
          </table:table-cell>
          <table:table-cell office:value-type="float" office:value="0.117345" calcext:value-type="float">
            <text:p>0.117345</text:p>
          </table:table-cell>
          <table:table-cell office:value-type="float" office:value="0.121173" calcext:value-type="float">
            <text:p>0.121173</text:p>
          </table:table-cell>
          <table:table-cell office:value-type="float" office:value="0.121217" calcext:value-type="float">
            <text:p>0.121217</text:p>
          </table:table-cell>
          <table:table-cell office:value-type="float" office:value="0.119705" calcext:value-type="float">
            <text:p>0.119705</text:p>
          </table:table-cell>
          <table:table-cell office:value-type="float" office:value="0.129397" calcext:value-type="float">
            <text:p>0.129397</text:p>
          </table:table-cell>
          <table:table-cell office:value-type="float" office:value="0.120574" calcext:value-type="float">
            <text:p>0.120574</text:p>
          </table:table-cell>
        </table:table-row>
        <table:table-row table:style-name="ro1">
          <table:table-cell office:value-type="float" office:value="0.115402" calcext:value-type="float">
            <text:p>0.115402</text:p>
          </table:table-cell>
          <table:table-cell office:value-type="float" office:value="0.249805" calcext:value-type="float">
            <text:p>0.249805</text:p>
          </table:table-cell>
          <table:table-cell office:value-type="float" office:value="0.0343412" calcext:value-type="float">
            <text:p>0.0343412</text:p>
          </table:table-cell>
          <table:table-cell office:value-type="float" office:value="0.0416134" calcext:value-type="float">
            <text:p>0.0416134</text:p>
          </table:table-cell>
          <table:table-cell office:value-type="float" office:value="0.0539413" calcext:value-type="float">
            <text:p>0.0539413</text:p>
          </table:table-cell>
          <table:table-cell office:value-type="float" office:value="0.0549966" calcext:value-type="float">
            <text:p>0.0549966</text:p>
          </table:table-cell>
          <table:table-cell office:value-type="float" office:value="0.0674786" calcext:value-type="float">
            <text:p>0.0674786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811779" calcext:value-type="float">
            <text:p>0.0811779</text:p>
          </table:table-cell>
          <table:table-cell office:value-type="float" office:value="0.0804458" calcext:value-type="float">
            <text:p>0.0804458</text:p>
          </table:table-cell>
          <table:table-cell office:value-type="float" office:value="0.0793783" calcext:value-type="float">
            <text:p>0.0793783</text:p>
          </table:table-cell>
          <table:table-cell office:value-type="float" office:value="0.0874629" calcext:value-type="float">
            <text:p>0.0874629</text:p>
          </table:table-cell>
          <table:table-cell office:value-type="float" office:value="0.0877222" calcext:value-type="float">
            <text:p>0.0877222</text:p>
          </table:table-cell>
          <table:table-cell office:value-type="float" office:value="0.0868892" calcext:value-type="float">
            <text:p>0.0868892</text:p>
          </table:table-cell>
          <table:table-cell office:value-type="float" office:value="0.099641" calcext:value-type="float">
            <text:p>0.099641</text:p>
          </table:table-cell>
          <table:table-cell office:value-type="float" office:value="0.100313" calcext:value-type="float">
            <text:p>0.100313</text:p>
          </table:table-cell>
          <table:table-cell office:value-type="float" office:value="0.106767" calcext:value-type="float">
            <text:p>0.106767</text:p>
          </table:table-cell>
          <table:table-cell office:value-type="float" office:value="0.192643" calcext:value-type="float">
            <text:p>0.192643</text:p>
          </table:table-cell>
          <table:table-cell office:value-type="float" office:value="0.20753" calcext:value-type="float">
            <text:p>0.20753</text:p>
          </table:table-cell>
          <table:table-cell office:value-type="float" office:value="0.213984" calcext:value-type="float">
            <text:p>0.213984</text:p>
          </table:table-cell>
          <table:table-cell office:value-type="float" office:value="0.208712" calcext:value-type="float">
            <text:p>0.208712</text:p>
          </table:table-cell>
          <table:table-cell office:value-type="float" office:value="0.255148" calcext:value-type="float">
            <text:p>0.255148</text:p>
          </table:table-cell>
          <table:table-cell office:value-type="float" office:value="0.217973" calcext:value-type="float">
            <text:p>0.217973</text:p>
          </table:table-cell>
          <table:table-cell office:value-type="float" office:value="0.303961" calcext:value-type="float">
            <text:p>0.303961</text:p>
          </table:table-cell>
          <table:table-cell office:value-type="float" office:value="0.311936" calcext:value-type="float">
            <text:p>0.311936</text:p>
          </table:table-cell>
        </table:table-row>
        <table:table-row table:style-name="ro1">
          <table:table-cell office:value-type="float" office:value="0.236782" calcext:value-type="float">
            <text:p>0.236782</text:p>
          </table:table-cell>
          <table:table-cell office:value-type="float" office:value="0.036957" calcext:value-type="float">
            <text:p>0.036957</text:p>
          </table:table-cell>
          <table:table-cell office:value-type="float" office:value="0.0468525" calcext:value-type="float">
            <text:p>0.0468525</text:p>
          </table:table-cell>
          <table:table-cell office:value-type="float" office:value="0.0577828" calcext:value-type="float">
            <text:p>0.0577828</text:p>
          </table:table-cell>
          <table:table-cell office:value-type="float" office:value="0.0835717" calcext:value-type="float">
            <text:p>0.0835717</text:p>
          </table:table-cell>
          <table:table-cell office:value-type="float" office:value="0.0739556" calcext:value-type="float">
            <text:p>0.0739556</text:p>
          </table:table-cell>
          <table:table-cell office:value-type="float" office:value="0.0747413" calcext:value-type="float">
            <text:p>0.0747413</text:p>
          </table:table-cell>
          <table:table-cell office:value-type="float" office:value="0.0696123" calcext:value-type="float">
            <text:p>0.0696123</text:p>
          </table:table-cell>
          <table:table-cell office:value-type="float" office:value="0.0798547" calcext:value-type="float">
            <text:p>0.0798547</text:p>
          </table:table-cell>
          <table:table-cell office:value-type="float" office:value="0.074544" calcext:value-type="float">
            <text:p>0.074544</text:p>
          </table:table-cell>
          <table:table-cell office:value-type="float" office:value="0.0777029" calcext:value-type="float">
            <text:p>0.0777029</text:p>
          </table:table-cell>
          <table:table-cell office:value-type="float" office:value="0.0873986" calcext:value-type="float">
            <text:p>0.0873986</text:p>
          </table:table-cell>
          <table:table-cell office:value-type="float" office:value="0.0861065" calcext:value-type="float">
            <text:p>0.0861065</text:p>
          </table:table-cell>
          <table:table-cell office:value-type="float" office:value="0.122757" calcext:value-type="float">
            <text:p>0.122757</text:p>
          </table:table-cell>
          <table:table-cell office:value-type="float" office:value="0.101848" calcext:value-type="float">
            <text:p>0.101848</text:p>
          </table:table-cell>
          <table:table-cell office:value-type="float" office:value="0.110787" calcext:value-type="float">
            <text:p>0.110787</text:p>
          </table:table-cell>
          <table:table-cell office:value-type="float" office:value="0.110129" calcext:value-type="float">
            <text:p>0.110129</text:p>
          </table:table-cell>
          <table:table-cell office:value-type="float" office:value="0.106663" calcext:value-type="float">
            <text:p>0.106663</text:p>
          </table:table-cell>
          <table:table-cell office:value-type="float" office:value="0.115661" calcext:value-type="float">
            <text:p>0.115661</text:p>
          </table:table-cell>
          <table:table-cell office:value-type="float" office:value="0.114222" calcext:value-type="float">
            <text:p>0.114222</text:p>
          </table:table-cell>
          <table:table-cell office:value-type="float" office:value="0.103071" calcext:value-type="float">
            <text:p>0.103071</text:p>
          </table:table-cell>
          <table:table-cell office:value-type="float" office:value="0.105468" calcext:value-type="float">
            <text:p>0.105468</text:p>
          </table:table-cell>
          <table:table-cell office:value-type="float" office:value="0.102865" calcext:value-type="float">
            <text:p>0.102865</text:p>
          </table:table-cell>
          <table:table-cell office:value-type="float" office:value="0.19398" calcext:value-type="float">
            <text:p>0.19398</text:p>
          </table:table-cell>
          <table:table-cell office:value-type="float" office:value="0.0379468" calcext:value-type="float">
            <text:p>0.0379468</text:p>
          </table:table-cell>
        </table:table-row>
        <table:table-row table:style-name="ro1">
          <table:table-cell office:value-type="float" office:value="0.048038" calcext:value-type="float">
            <text:p>0.048038</text:p>
          </table:table-cell>
          <table:table-cell office:value-type="float" office:value="0.0580586" calcext:value-type="float">
            <text:p>0.0580586</text:p>
          </table:table-cell>
          <table:table-cell office:value-type="float" office:value="0.0580672" calcext:value-type="float">
            <text:p>0.0580672</text:p>
          </table:table-cell>
          <table:table-cell office:value-type="float" office:value="0.0682228" calcext:value-type="float">
            <text:p>0.0682228</text:p>
          </table:table-cell>
          <table:table-cell office:value-type="float" office:value="0.0734819" calcext:value-type="float">
            <text:p>0.0734819</text:p>
          </table:table-cell>
          <table:table-cell office:value-type="float" office:value="0.0729214" calcext:value-type="float">
            <text:p>0.0729214</text:p>
          </table:table-cell>
          <table:table-cell office:value-type="float" office:value="0.0827555" calcext:value-type="float">
            <text:p>0.0827555</text:p>
          </table:table-cell>
          <table:table-cell office:value-type="float" office:value="0.0802576" calcext:value-type="float">
            <text:p>0.0802576</text:p>
          </table:table-cell>
          <table:table-cell office:value-type="float" office:value="0.0905466" calcext:value-type="float">
            <text:p>0.0905466</text:p>
          </table:table-cell>
          <table:table-cell office:value-type="float" office:value="0.0912041" calcext:value-type="float">
            <text:p>0.0912041</text:p>
          </table:table-cell>
          <table:table-cell office:value-type="float" office:value="0.100462" calcext:value-type="float">
            <text:p>0.100462</text:p>
          </table:table-cell>
          <table:table-cell office:value-type="float" office:value="0.0986307" calcext:value-type="float">
            <text:p>0.0986307</text:p>
          </table:table-cell>
          <table:table-cell office:value-type="float" office:value="0.10017" calcext:value-type="float">
            <text:p>0.10017</text:p>
          </table:table-cell>
          <table:table-cell office:value-type="float" office:value="0.10034" calcext:value-type="float">
            <text:p>0.10034</text:p>
          </table:table-cell>
          <table:table-cell office:value-type="float" office:value="0.110489" calcext:value-type="float">
            <text:p>0.110489</text:p>
          </table:table-cell>
          <table:table-cell office:value-type="float" office:value="0.110346" calcext:value-type="float">
            <text:p>0.110346</text:p>
          </table:table-cell>
          <table:table-cell office:value-type="float" office:value="0.119814" calcext:value-type="float">
            <text:p>0.119814</text:p>
          </table:table-cell>
          <table:table-cell office:value-type="float" office:value="0.127067" calcext:value-type="float">
            <text:p>0.127067</text:p>
          </table:table-cell>
          <table:table-cell office:value-type="float" office:value="0.155326" calcext:value-type="float">
            <text:p>0.155326</text:p>
          </table:table-cell>
          <table:table-cell office:value-type="float" office:value="0.229058" calcext:value-type="float">
            <text:p>0.229058</text:p>
          </table:table-cell>
          <table:table-cell office:value-type="float" office:value="0.234821" calcext:value-type="float">
            <text:p>0.234821</text:p>
          </table:table-cell>
          <table:table-cell office:value-type="float" office:value="0.271965" calcext:value-type="float">
            <text:p>0.271965</text:p>
          </table:table-cell>
          <table:table-cell office:value-type="float" office:value="0.242773" calcext:value-type="float">
            <text:p>0.242773</text:p>
          </table:table-cell>
          <table:table-cell office:value-type="float" office:value="0.214556" calcext:value-type="float">
            <text:p>0.214556</text:p>
          </table:table-cell>
          <table:table-cell office:value-type="float" office:value="0.268176" calcext:value-type="float">
            <text:p>0.268176</text:p>
          </table:table-cell>
        </table:table-row>
        <table:table-row table:style-name="ro1">
          <table:table-cell office:value-type="float" office:value="0.0367101" calcext:value-type="float">
            <text:p>0.0367101</text:p>
          </table:table-cell>
          <table:table-cell office:value-type="float" office:value="0.0470039" calcext:value-type="float">
            <text:p>0.0470039</text:p>
          </table:table-cell>
          <table:table-cell office:value-type="float" office:value="0.060402" calcext:value-type="float">
            <text:p>0.060402</text:p>
          </table:table-cell>
          <table:table-cell office:value-type="float" office:value="0.0704887" calcext:value-type="float">
            <text:p>0.0704887</text:p>
          </table:table-cell>
          <table:table-cell office:value-type="float" office:value="0.0710111" calcext:value-type="float">
            <text:p>0.0710111</text:p>
          </table:table-cell>
          <table:table-cell office:value-type="float" office:value="0.0819486" calcext:value-type="float">
            <text:p>0.0819486</text:p>
          </table:table-cell>
          <table:table-cell office:value-type="float" office:value="0.0779028" calcext:value-type="float">
            <text:p>0.0779028</text:p>
          </table:table-cell>
          <table:table-cell office:value-type="float" office:value="0.0891208" calcext:value-type="float">
            <text:p>0.0891208</text:p>
          </table:table-cell>
          <table:table-cell office:value-type="float" office:value="0.0887883" calcext:value-type="float">
            <text:p>0.0887883</text:p>
          </table:table-cell>
          <table:table-cell office:value-type="float" office:value="0.0981508" calcext:value-type="float">
            <text:p>0.0981508</text:p>
          </table:table-cell>
          <table:table-cell office:value-type="float" office:value="0.0991509" calcext:value-type="float">
            <text:p>0.0991509</text:p>
          </table:table-cell>
          <table:table-cell office:value-type="float" office:value="0.0983217" calcext:value-type="float">
            <text:p>0.0983217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118283" calcext:value-type="float">
            <text:p>0.118283</text:p>
          </table:table-cell>
          <table:table-cell office:value-type="float" office:value="0.111329" calcext:value-type="float">
            <text:p>0.111329</text:p>
          </table:table-cell>
          <table:table-cell office:value-type="float" office:value="0.121891" calcext:value-type="float">
            <text:p>0.121891</text:p>
          </table:table-cell>
          <table:table-cell office:value-type="float" office:value="0.12115" calcext:value-type="float">
            <text:p>0.12115</text:p>
          </table:table-cell>
          <table:table-cell office:value-type="float" office:value="0.12921" calcext:value-type="float">
            <text:p>0.12921</text:p>
          </table:table-cell>
          <table:table-cell office:value-type="float" office:value="0.125732" calcext:value-type="float">
            <text:p>0.125732</text:p>
          </table:table-cell>
          <table:table-cell office:value-type="float" office:value="0.124891" calcext:value-type="float">
            <text:p>0.124891</text:p>
          </table:table-cell>
          <table:table-cell office:value-type="float" office:value="0.166611" calcext:value-type="float">
            <text:p>0.166611</text:p>
          </table:table-cell>
          <table:table-cell office:value-type="float" office:value="0.133362" calcext:value-type="float">
            <text:p>0.133362</text:p>
          </table:table-cell>
          <table:table-cell office:value-type="float" office:value="0.174044" calcext:value-type="float">
            <text:p>0.174044</text:p>
          </table:table-cell>
          <table:table-cell office:value-type="float" office:value="0.144391" calcext:value-type="float">
            <text:p>0.144391</text:p>
          </table:table-cell>
          <table:table-cell office:value-type="float" office:value="0.108357" calcext:value-type="float">
            <text:p>0.108357</text:p>
          </table:table-cell>
        </table:table-row>
        <table:table-row table:style-name="ro1">
          <table:table-cell office:value-type="float" office:value="0.517779" calcext:value-type="float">
            <text:p>0.517779</text:p>
          </table:table-cell>
          <table:table-cell office:value-type="float" office:value="0.0298819" calcext:value-type="float">
            <text:p>0.0298819</text:p>
          </table:table-cell>
          <table:table-cell office:value-type="float" office:value="0.0404187" calcext:value-type="float">
            <text:p>0.0404187</text:p>
          </table:table-cell>
          <table:table-cell office:value-type="float" office:value="0.051413" calcext:value-type="float">
            <text:p>0.051413</text:p>
          </table:table-cell>
          <table:table-cell office:value-type="float" office:value="0.0611035" calcext:value-type="float">
            <text:p>0.0611035</text:p>
          </table:table-cell>
          <table:table-cell office:value-type="float" office:value="0.0715841" calcext:value-type="float">
            <text:p>0.0715841</text:p>
          </table:table-cell>
          <table:table-cell office:value-type="float" office:value="0.0727309" calcext:value-type="float">
            <text:p>0.0727309</text:p>
          </table:table-cell>
          <table:table-cell office:value-type="float" office:value="0.0838297" calcext:value-type="float">
            <text:p>0.0838297</text:p>
          </table:table-cell>
          <table:table-cell office:value-type="float" office:value="0.0796313" calcext:value-type="float">
            <text:p>0.0796313</text:p>
          </table:table-cell>
          <table:table-cell office:value-type="float" office:value="0.0857163" calcext:value-type="float">
            <text:p>0.0857163</text:p>
          </table:table-cell>
          <table:table-cell office:value-type="float" office:value="0.0823467" calcext:value-type="float">
            <text:p>0.0823467</text:p>
          </table:table-cell>
          <table:table-cell office:value-type="float" office:value="0.0901435" calcext:value-type="float">
            <text:p>0.0901435</text:p>
          </table:table-cell>
          <table:table-cell office:value-type="float" office:value="0.0665688" calcext:value-type="float">
            <text:p>0.0665688</text:p>
          </table:table-cell>
          <table:table-cell office:value-type="float" office:value="0.0948329" calcext:value-type="float">
            <text:p>0.0948329</text:p>
          </table:table-cell>
          <table:table-cell office:value-type="float" office:value="0.0721314" calcext:value-type="float">
            <text:p>0.0721314</text:p>
          </table:table-cell>
          <table:table-cell office:value-type="float" office:value="0.0790696" calcext:value-type="float">
            <text:p>0.0790696</text:p>
          </table:table-cell>
          <table:table-cell office:value-type="float" office:value="0.102806" calcext:value-type="float">
            <text:p>0.102806</text:p>
          </table:table-cell>
          <table:table-cell office:value-type="float" office:value="0.0801563" calcext:value-type="float">
            <text:p>0.0801563</text:p>
          </table:table-cell>
          <table:table-cell office:value-type="float" office:value="0.0873966" calcext:value-type="float">
            <text:p>0.0873966</text:p>
          </table:table-cell>
          <table:table-cell office:value-type="float" office:value="0.0599399" calcext:value-type="float">
            <text:p>0.0599399</text:p>
          </table:table-cell>
          <table:table-cell office:value-type="float" office:value="0.155599" calcext:value-type="float">
            <text:p>0.155599</text:p>
          </table:table-cell>
          <table:table-cell office:value-type="float" office:value="0.184201" calcext:value-type="float">
            <text:p>0.184201</text:p>
          </table:table-cell>
          <table:table-cell office:value-type="float" office:value="0.0373544" calcext:value-type="float">
            <text:p>0.0373544</text:p>
          </table:table-cell>
          <table:table-cell office:value-type="float" office:value="0.0468257" calcext:value-type="float">
            <text:p>0.0468257</text:p>
          </table:table-cell>
          <table:table-cell office:value-type="float" office:value="0.0598076" calcext:value-type="float">
            <text:p>0.0598076</text:p>
          </table:table-cell>
        </table:table-row>
        <table:table-row table:style-name="ro1">
          <table:table-cell office:value-type="float" office:value="0.0591235" calcext:value-type="float">
            <text:p>0.0591235</text:p>
          </table:table-cell>
          <table:table-cell office:value-type="float" office:value="0.0710165" calcext:value-type="float">
            <text:p>0.0710165</text:p>
          </table:table-cell>
          <table:table-cell office:value-type="float" office:value="0.0701011" calcext:value-type="float">
            <text:p>0.0701011</text:p>
          </table:table-cell>
          <table:table-cell office:value-type="float" office:value="0.0730364" calcext:value-type="float">
            <text:p>0.0730364</text:p>
          </table:table-cell>
          <table:table-cell office:value-type="float" office:value="0.0706824" calcext:value-type="float">
            <text:p>0.0706824</text:p>
          </table:table-cell>
          <table:table-cell office:value-type="float" office:value="0.0800127" calcext:value-type="float">
            <text:p>0.0800127</text:p>
          </table:table-cell>
          <table:table-cell office:value-type="float" office:value="0.087933" calcext:value-type="float">
            <text:p>0.087933</text:p>
          </table:table-cell>
          <table:table-cell office:value-type="float" office:value="0.0866991" calcext:value-type="float">
            <text:p>0.0866991</text:p>
          </table:table-cell>
          <table:table-cell office:value-type="float" office:value="0.0859071" calcext:value-type="float">
            <text:p>0.0859071</text:p>
          </table:table-cell>
          <table:table-cell office:value-type="float" office:value="0.0937665" calcext:value-type="float">
            <text:p>0.0937665</text:p>
          </table:table-cell>
          <table:table-cell office:value-type="float" office:value="0.106462" calcext:value-type="float">
            <text:p>0.106462</text:p>
          </table:table-cell>
          <table:table-cell office:value-type="float" office:value="0.113369" calcext:value-type="float">
            <text:p>0.113369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40266" calcext:value-type="float">
            <text:p>0.140266</text:p>
          </table:table-cell>
          <table:table-cell office:value-type="float" office:value="0.187288" calcext:value-type="float">
            <text:p>0.187288</text:p>
          </table:table-cell>
          <table:table-cell office:value-type="float" office:value="0.108945" calcext:value-type="float">
            <text:p>0.108945</text:p>
          </table:table-cell>
          <table:table-cell office:value-type="float" office:value="0.104972" calcext:value-type="float">
            <text:p>0.104972</text:p>
          </table:table-cell>
          <table:table-cell office:value-type="float" office:value="0.13807" calcext:value-type="float">
            <text:p>0.13807</text:p>
          </table:table-cell>
          <table:table-cell office:value-type="float" office:value="0.112527" calcext:value-type="float">
            <text:p>0.112527</text:p>
          </table:table-cell>
          <table:table-cell office:value-type="float" office:value="0.17301" calcext:value-type="float">
            <text:p>0.17301</text:p>
          </table:table-cell>
          <table:table-cell office:value-type="float" office:value="0.100709" calcext:value-type="float">
            <text:p>0.100709</text:p>
          </table:table-cell>
          <table:table-cell office:value-type="float" office:value="0.18882" calcext:value-type="float">
            <text:p>0.18882</text:p>
          </table:table-cell>
          <table:table-cell office:value-type="float" office:value="0.0395178" calcext:value-type="float">
            <text:p>0.0395178</text:p>
          </table:table-cell>
          <table:table-cell office:value-type="float" office:value="0.0468839" calcext:value-type="float">
            <text:p>0.0468839</text:p>
          </table:table-cell>
          <table:table-cell office:value-type="float" office:value="0.0578675" calcext:value-type="float">
            <text:p>0.0578675</text:p>
          </table:table-cell>
        </table:table-row>
        <table:table-row table:style-name="ro1">
          <table:table-cell office:value-type="float" office:value="0.0639895" calcext:value-type="float">
            <text:p>0.0639895</text:p>
          </table:table-cell>
          <table:table-cell office:value-type="float" office:value="0.0632882" calcext:value-type="float">
            <text:p>0.0632882</text:p>
          </table:table-cell>
          <table:table-cell office:value-type="float" office:value="0.0726862" calcext:value-type="float">
            <text:p>0.0726862</text:p>
          </table:table-cell>
          <table:table-cell office:value-type="float" office:value="0.072062" calcext:value-type="float">
            <text:p>0.072062</text:p>
          </table:table-cell>
          <table:table-cell office:value-type="float" office:value="0.0834221" calcext:value-type="float">
            <text:p>0.0834221</text:p>
          </table:table-cell>
          <table:table-cell office:value-type="float" office:value="0.0935274" calcext:value-type="float">
            <text:p>0.0935274</text:p>
          </table:table-cell>
          <table:table-cell office:value-type="float" office:value="0.0880803" calcext:value-type="float">
            <text:p>0.0880803</text:p>
          </table:table-cell>
          <table:table-cell office:value-type="float" office:value="0.0956388" calcext:value-type="float">
            <text:p>0.0956388</text:p>
          </table:table-cell>
          <table:table-cell office:value-type="float" office:value="0.0952691" calcext:value-type="float">
            <text:p>0.0952691</text:p>
          </table:table-cell>
          <table:table-cell office:value-type="float" office:value="0.0996883" calcext:value-type="float">
            <text:p>0.0996883</text:p>
          </table:table-cell>
          <table:table-cell office:value-type="float" office:value="0.0951896" calcext:value-type="float">
            <text:p>0.0951896</text:p>
          </table:table-cell>
          <table:table-cell office:value-type="float" office:value="0.0943002" calcext:value-type="float">
            <text:p>0.0943002</text:p>
          </table:table-cell>
          <table:table-cell office:value-type="float" office:value="0.193933" calcext:value-type="float">
            <text:p>0.193933</text:p>
          </table:table-cell>
          <table:table-cell office:value-type="float" office:value="0.222537" calcext:value-type="float">
            <text:p>0.222537</text:p>
          </table:table-cell>
          <table:table-cell office:value-type="float" office:value="0.17984" calcext:value-type="float">
            <text:p>0.17984</text:p>
          </table:table-cell>
          <table:table-cell office:value-type="float" office:value="0.18451" calcext:value-type="float">
            <text:p>0.18451</text:p>
          </table:table-cell>
          <table:table-cell office:value-type="float" office:value="0.241039" calcext:value-type="float">
            <text:p>0.241039</text:p>
          </table:table-cell>
          <table:table-cell office:value-type="float" office:value="0.0297233" calcext:value-type="float">
            <text:p>0.0297233</text:p>
          </table:table-cell>
          <table:table-cell office:value-type="float" office:value="0.0406273" calcext:value-type="float">
            <text:p>0.0406273</text:p>
          </table:table-cell>
          <table:table-cell office:value-type="float" office:value="0.0505033" calcext:value-type="float">
            <text:p>0.0505033</text:p>
          </table:table-cell>
          <table:table-cell office:value-type="float" office:value="0.0605545" calcext:value-type="float">
            <text:p>0.0605545</text:p>
          </table:table-cell>
          <table:table-cell office:value-type="float" office:value="0.0718683" calcext:value-type="float">
            <text:p>0.0718683</text:p>
          </table:table-cell>
          <table:table-cell office:value-type="float" office:value="0.0793019" calcext:value-type="float">
            <text:p>0.0793019</text:p>
          </table:table-cell>
          <table:table-cell office:value-type="float" office:value="0.0787865" calcext:value-type="float">
            <text:p>0.0787865</text:p>
          </table:table-cell>
          <table:table-cell office:value-type="float" office:value="0.0859016" calcext:value-type="float">
            <text:p>0.0859016</text:p>
          </table:table-cell>
        </table:table-row>
        <table:table-row table:style-name="ro1">
          <table:table-cell office:value-type="float" office:value="0.107522" calcext:value-type="float">
            <text:p>0.107522</text:p>
          </table:table-cell>
          <table:table-cell office:value-type="float" office:value="0.0774857" calcext:value-type="float">
            <text:p>0.0774857</text:p>
          </table:table-cell>
          <table:table-cell office:value-type="float" office:value="0.0761956" calcext:value-type="float">
            <text:p>0.0761956</text:p>
          </table:table-cell>
          <table:table-cell office:value-type="float" office:value="0.0849001" calcext:value-type="float">
            <text:p>0.0849001</text:p>
          </table:table-cell>
          <table:table-cell office:value-type="float" office:value="0.0854333" calcext:value-type="float">
            <text:p>0.0854333</text:p>
          </table:table-cell>
          <table:table-cell office:value-type="float" office:value="0.0921382" calcext:value-type="float">
            <text:p>0.0921382</text:p>
          </table:table-cell>
          <table:table-cell office:value-type="float" office:value="0.0575606" calcext:value-type="float">
            <text:p>0.0575606</text:p>
          </table:table-cell>
          <table:table-cell office:value-type="float" office:value="0.11313" calcext:value-type="float">
            <text:p>0.11313</text:p>
          </table:table-cell>
          <table:table-cell office:value-type="float" office:value="0.0588477" calcext:value-type="float">
            <text:p>0.0588477</text:p>
          </table:table-cell>
          <table:table-cell office:value-type="float" office:value="0.127958" calcext:value-type="float">
            <text:p>0.127958</text:p>
          </table:table-cell>
          <table:table-cell office:value-type="float" office:value="0.0656837" calcext:value-type="float">
            <text:p>0.0656837</text:p>
          </table:table-cell>
          <table:table-cell office:value-type="float" office:value="0.0634559" calcext:value-type="float">
            <text:p>0.0634559</text:p>
          </table:table-cell>
          <table:table-cell office:value-type="float" office:value="0.0639819" calcext:value-type="float">
            <text:p>0.0639819</text:p>
          </table:table-cell>
          <table:table-cell office:value-type="float" office:value="0.0779041" calcext:value-type="float">
            <text:p>0.0779041</text:p>
          </table:table-cell>
          <table:table-cell office:value-type="float" office:value="0.0728083" calcext:value-type="float">
            <text:p>0.0728083</text:p>
          </table:table-cell>
          <table:table-cell office:value-type="float" office:value="0.0537487" calcext:value-type="float">
            <text:p>0.0537487</text:p>
          </table:table-cell>
          <table:table-cell office:value-type="float" office:value="0.0338775" calcext:value-type="float">
            <text:p>0.0338775</text:p>
          </table:table-cell>
          <table:table-cell office:value-type="float" office:value="0.0311433" calcext:value-type="float">
            <text:p>0.0311433</text:p>
          </table:table-cell>
          <table:table-cell office:value-type="float" office:value="0.0518857" calcext:value-type="float">
            <text:p>0.0518857</text:p>
          </table:table-cell>
          <table:table-cell office:value-type="float" office:value="0.0525872" calcext:value-type="float">
            <text:p>0.0525872</text:p>
          </table:table-cell>
          <table:table-cell office:value-type="float" office:value="0.0587539" calcext:value-type="float">
            <text:p>0.0587539</text:p>
          </table:table-cell>
          <table:table-cell office:value-type="float" office:value="0.0677022" calcext:value-type="float">
            <text:p>0.0677022</text:p>
          </table:table-cell>
          <table:table-cell office:value-type="float" office:value="0.068368" calcext:value-type="float">
            <text:p>0.068368</text:p>
          </table:table-cell>
          <table:table-cell office:value-type="float" office:value="0.0784815" calcext:value-type="float">
            <text:p>0.0784815</text:p>
          </table:table-cell>
          <table:table-cell office:value-type="float" office:value="0.073071" calcext:value-type="float">
            <text:p>0.073071</text:p>
          </table:table-cell>
        </table:table-row>
        <table:table-row table:style-name="ro1">
          <table:table-cell office:value-type="float" office:value="0.089095" calcext:value-type="float">
            <text:p>0.089095</text:p>
          </table:table-cell>
          <table:table-cell office:value-type="float" office:value="0.11111" calcext:value-type="float">
            <text:p>0.11111</text:p>
          </table:table-cell>
          <table:table-cell office:value-type="float" office:value="0.0623348" calcext:value-type="float">
            <text:p>0.0623348</text:p>
          </table:table-cell>
          <table:table-cell office:value-type="float" office:value="0.0661726" calcext:value-type="float">
            <text:p>0.0661726</text:p>
          </table:table-cell>
          <table:table-cell office:value-type="float" office:value="0.126363" calcext:value-type="float">
            <text:p>0.126363</text:p>
          </table:table-cell>
          <table:table-cell office:value-type="float" office:value="0.0792263" calcext:value-type="float">
            <text:p>0.0792263</text:p>
          </table:table-cell>
          <table:table-cell office:value-type="float" office:value="0.0750571" calcext:value-type="float">
            <text:p>0.0750571</text:p>
          </table:table-cell>
          <table:table-cell office:value-type="float" office:value="0.0758121" calcext:value-type="float">
            <text:p>0.0758121</text:p>
          </table:table-cell>
          <table:table-cell office:value-type="float" office:value="0.0733995" calcext:value-type="float">
            <text:p>0.0733995</text:p>
          </table:table-cell>
          <table:table-cell office:value-type="float" office:value="0.0726299" calcext:value-type="float">
            <text:p>0.0726299</text:p>
          </table:table-cell>
          <table:table-cell office:value-type="float" office:value="0.0690489" calcext:value-type="float">
            <text:p>0.0690489</text:p>
          </table:table-cell>
          <table:table-cell office:value-type="float" office:value="0.148685" calcext:value-type="float">
            <text:p>0.148685</text:p>
          </table:table-cell>
          <table:table-cell office:value-type="float" office:value="0.0875607" calcext:value-type="float">
            <text:p>0.0875607</text:p>
          </table:table-cell>
          <table:table-cell office:value-type="float" office:value="0.0981593" calcext:value-type="float">
            <text:p>0.0981593</text:p>
          </table:table-cell>
          <table:table-cell office:value-type="float" office:value="0.0840084" calcext:value-type="float">
            <text:p>0.0840084</text:p>
          </table:table-cell>
          <table:table-cell office:value-type="float" office:value="0.0760923" calcext:value-type="float">
            <text:p>0.0760923</text:p>
          </table:table-cell>
          <table:table-cell office:value-type="float" office:value="0.0569406" calcext:value-type="float">
            <text:p>0.0569406</text:p>
          </table:table-cell>
          <table:table-cell office:value-type="float" office:value="0.047602" calcext:value-type="float">
            <text:p>0.047602</text:p>
          </table:table-cell>
          <table:table-cell office:value-type="float" office:value="0.052116" calcext:value-type="float">
            <text:p>0.052116</text:p>
          </table:table-cell>
          <table:table-cell office:value-type="float" office:value="0.0584485" calcext:value-type="float">
            <text:p>0.0584485</text:p>
          </table:table-cell>
          <table:table-cell office:value-type="float" office:value="0.0544611" calcext:value-type="float">
            <text:p>0.0544611</text:p>
          </table:table-cell>
          <table:table-cell office:value-type="float" office:value="0.0649129" calcext:value-type="float">
            <text:p>0.0649129</text:p>
          </table:table-cell>
          <table:table-cell office:value-type="float" office:value="0.0706871" calcext:value-type="float">
            <text:p>0.0706871</text:p>
          </table:table-cell>
          <table:table-cell office:value-type="float" office:value="0.052464" calcext:value-type="float">
            <text:p>0.052464</text:p>
          </table:table-cell>
          <table:table-cell office:value-type="float" office:value="0.152634" calcext:value-type="float">
            <text:p>0.152634</text:p>
          </table:table-cell>
        </table:table-row>
        <table:table-row table:style-name="ro1">
          <table:table-cell office:value-type="float" office:value="0.158563" calcext:value-type="float">
            <text:p>0.158563</text:p>
          </table:table-cell>
          <table:table-cell office:value-type="float" office:value="0.165395" calcext:value-type="float">
            <text:p>0.165395</text:p>
          </table:table-cell>
          <table:table-cell office:value-type="float" office:value="0.164172" calcext:value-type="float">
            <text:p>0.164172</text:p>
          </table:table-cell>
          <table:table-cell office:value-type="float" office:value="0.192424" calcext:value-type="float">
            <text:p>0.192424</text:p>
          </table:table-cell>
          <table:table-cell office:value-type="float" office:value="0.0438758" calcext:value-type="float">
            <text:p>0.0438758</text:p>
          </table:table-cell>
          <table:table-cell office:value-type="float" office:value="0.0556028" calcext:value-type="float">
            <text:p>0.0556028</text:p>
          </table:table-cell>
          <table:table-cell office:value-type="float" office:value="0.0799699" calcext:value-type="float">
            <text:p>0.0799699</text:p>
          </table:table-cell>
          <table:table-cell office:value-type="float" office:value="0.0633896" calcext:value-type="float">
            <text:p>0.0633896</text:p>
          </table:table-cell>
          <table:table-cell office:value-type="float" office:value="0.0706413" calcext:value-type="float">
            <text:p>0.0706413</text:p>
          </table:table-cell>
          <table:table-cell office:value-type="float" office:value="0.0667979" calcext:value-type="float">
            <text:p>0.0667979</text:p>
          </table:table-cell>
          <table:table-cell office:value-type="float" office:value="0.0764285" calcext:value-type="float">
            <text:p>0.0764285</text:p>
          </table:table-cell>
          <table:table-cell office:value-type="float" office:value="0.0757856" calcext:value-type="float">
            <text:p>0.0757856</text:p>
          </table:table-cell>
          <table:table-cell office:value-type="float" office:value="0.0836285" calcext:value-type="float">
            <text:p>0.0836285</text:p>
          </table:table-cell>
          <table:table-cell office:value-type="float" office:value="0.0830744" calcext:value-type="float">
            <text:p>0.0830744</text:p>
          </table:table-cell>
          <table:table-cell office:value-type="float" office:value="0.0919389" calcext:value-type="float">
            <text:p>0.0919389</text:p>
          </table:table-cell>
          <table:table-cell office:value-type="float" office:value="0.0925278" calcext:value-type="float">
            <text:p>0.0925278</text:p>
          </table:table-cell>
          <table:table-cell office:value-type="float" office:value="0.0731808" calcext:value-type="float">
            <text:p>0.0731808</text:p>
          </table:table-cell>
          <table:table-cell office:value-type="float" office:value="0.040687" calcext:value-type="float">
            <text:p>0.040687</text:p>
          </table:table-cell>
          <table:table-cell office:value-type="float" office:value="0.0794754" calcext:value-type="float">
            <text:p>0.0794754</text:p>
          </table:table-cell>
          <table:table-cell office:value-type="float" office:value="0.0642404" calcext:value-type="float">
            <text:p>0.0642404</text:p>
          </table:table-cell>
          <table:table-cell office:value-type="float" office:value="0.0934664" calcext:value-type="float">
            <text:p>0.0934664</text:p>
          </table:table-cell>
          <table:table-cell office:value-type="float" office:value="0.0715063" calcext:value-type="float">
            <text:p>0.0715063</text:p>
          </table:table-cell>
          <table:table-cell office:value-type="float" office:value="0.103998" calcext:value-type="float">
            <text:p>0.103998</text:p>
          </table:table-cell>
          <table:table-cell office:value-type="float" office:value="0.0742538" calcext:value-type="float">
            <text:p>0.0742538</text:p>
          </table:table-cell>
          <table:table-cell office:value-type="float" office:value="0.210061" calcext:value-type="float">
            <text:p>0.210061</text:p>
          </table:table-cell>
        </table:table-row>
        <table:table-row table:style-name="ro1">
          <table:table-cell office:value-type="float" office:value="0.191885" calcext:value-type="float">
            <text:p>0.191885</text:p>
          </table:table-cell>
          <table:table-cell office:value-type="float" office:value="0.0328651" calcext:value-type="float">
            <text:p>0.0328651</text:p>
          </table:table-cell>
          <table:table-cell office:value-type="float" office:value="0.0399915" calcext:value-type="float">
            <text:p>0.0399915</text:p>
          </table:table-cell>
          <table:table-cell office:value-type="float" office:value="0.142751" calcext:value-type="float">
            <text:p>0.142751</text:p>
          </table:table-cell>
          <table:table-cell office:value-type="float" office:value="0.151872" calcext:value-type="float">
            <text:p>0.151872</text:p>
          </table:table-cell>
          <table:table-cell office:value-type="float" office:value="0.148006" calcext:value-type="float">
            <text:p>0.148006</text:p>
          </table:table-cell>
          <table:table-cell office:value-type="float" office:value="0.148557" calcext:value-type="float">
            <text:p>0.148557</text:p>
          </table:table-cell>
          <table:table-cell office:value-type="float" office:value="0.0430606" calcext:value-type="float">
            <text:p>0.0430606</text:p>
          </table:table-cell>
          <table:table-cell office:value-type="float" office:value="0.0490238" calcext:value-type="float">
            <text:p>0.0490238</text:p>
          </table:table-cell>
          <table:table-cell office:value-type="float" office:value="0.0590429" calcext:value-type="float">
            <text:p>0.0590429</text:p>
          </table:table-cell>
          <table:table-cell office:value-type="float" office:value="0.0595269" calcext:value-type="float">
            <text:p>0.0595269</text:p>
          </table:table-cell>
          <table:table-cell office:value-type="float" office:value="0.0659602" calcext:value-type="float">
            <text:p>0.0659602</text:p>
          </table:table-cell>
          <table:table-cell office:value-type="float" office:value="0.0720494" calcext:value-type="float">
            <text:p>0.0720494</text:p>
          </table:table-cell>
          <table:table-cell office:value-type="float" office:value="0.0695347" calcext:value-type="float">
            <text:p>0.0695347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504878" calcext:value-type="float">
            <text:p>0.0504878</text:p>
          </table:table-cell>
          <table:table-cell office:value-type="float" office:value="0.0556316" calcext:value-type="float">
            <text:p>0.0556316</text:p>
          </table:table-cell>
          <table:table-cell office:value-type="float" office:value="0.0572929" calcext:value-type="float">
            <text:p>0.0572929</text:p>
          </table:table-cell>
          <table:table-cell office:value-type="float" office:value="0.0512424" calcext:value-type="float">
            <text:p>0.0512424</text:p>
          </table:table-cell>
          <table:table-cell office:value-type="float" office:value="0.0883137" calcext:value-type="float">
            <text:p>0.0883137</text:p>
          </table:table-cell>
          <table:table-cell office:value-type="float" office:value="0.04044" calcext:value-type="float">
            <text:p>0.04044</text:p>
          </table:table-cell>
          <table:table-cell office:value-type="float" office:value="0.145285" calcext:value-type="float">
            <text:p>0.145285</text:p>
          </table:table-cell>
          <table:table-cell office:value-type="float" office:value="0.174959" calcext:value-type="float">
            <text:p>0.174959</text:p>
          </table:table-cell>
          <table:table-cell office:value-type="float" office:value="0.0477114" calcext:value-type="float">
            <text:p>0.0477114</text:p>
          </table:table-cell>
          <table:table-cell office:value-type="float" office:value="0.0364332" calcext:value-type="float">
            <text:p>0.0364332</text:p>
          </table:table-cell>
        </table:table-row>
        <table:table-row table:style-name="ro1">
          <table:table-cell office:value-type="float" office:value="0.0480635" calcext:value-type="float">
            <text:p>0.0480635</text:p>
          </table:table-cell>
          <table:table-cell office:value-type="float" office:value="0.0576215" calcext:value-type="float">
            <text:p>0.0576215</text:p>
          </table:table-cell>
          <table:table-cell office:value-type="float" office:value="0.0660712" calcext:value-type="float">
            <text:p>0.0660712</text:p>
          </table:table-cell>
          <table:table-cell office:value-type="float" office:value="0.061599" calcext:value-type="float">
            <text:p>0.061599</text:p>
          </table:table-cell>
          <table:table-cell office:value-type="float" office:value="0.0723482" calcext:value-type="float">
            <text:p>0.0723482</text:p>
          </table:table-cell>
          <table:table-cell office:value-type="float" office:value="0.0726711" calcext:value-type="float">
            <text:p>0.0726711</text:p>
          </table:table-cell>
          <table:table-cell office:value-type="float" office:value="0.0821483" calcext:value-type="float">
            <text:p>0.0821483</text:p>
          </table:table-cell>
          <table:table-cell office:value-type="float" office:value="0.0805712" calcext:value-type="float">
            <text:p>0.0805712</text:p>
          </table:table-cell>
          <table:table-cell office:value-type="float" office:value="0.120523" calcext:value-type="float">
            <text:p>0.120523</text:p>
          </table:table-cell>
          <table:table-cell office:value-type="float" office:value="0.0900921" calcext:value-type="float">
            <text:p>0.0900921</text:p>
          </table:table-cell>
          <table:table-cell office:value-type="float" office:value="0.0880073" calcext:value-type="float">
            <text:p>0.0880073</text:p>
          </table:table-cell>
          <table:table-cell office:value-type="float" office:value="0.127671" calcext:value-type="float">
            <text:p>0.127671</text:p>
          </table:table-cell>
          <table:table-cell office:value-type="float" office:value="0.0938038" calcext:value-type="float">
            <text:p>0.0938038</text:p>
          </table:table-cell>
          <table:table-cell office:value-type="float" office:value="0.117715" calcext:value-type="float">
            <text:p>0.117715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103199" calcext:value-type="float">
            <text:p>0.103199</text:p>
          </table:table-cell>
          <table:table-cell office:value-type="float" office:value="0.127553" calcext:value-type="float">
            <text:p>0.127553</text:p>
          </table:table-cell>
          <table:table-cell office:value-type="float" office:value="0.11198" calcext:value-type="float">
            <text:p>0.11198</text:p>
          </table:table-cell>
          <table:table-cell office:value-type="float" office:value="0.105894" calcext:value-type="float">
            <text:p>0.105894</text:p>
          </table:table-cell>
          <table:table-cell office:value-type="float" office:value="0.0988715" calcext:value-type="float">
            <text:p>0.0988715</text:p>
          </table:table-cell>
          <table:table-cell office:value-type="float" office:value="0.0975671" calcext:value-type="float">
            <text:p>0.0975671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0977125" calcext:value-type="float">
            <text:p>0.0977125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49152" calcext:value-type="float">
            <text:p>0.149152</text:p>
          </table:table-cell>
        </table:table-row>
        <table:table-row table:style-name="ro1">
          <table:table-cell office:value-type="float" office:value="0.0546325" calcext:value-type="float">
            <text:p>0.0546325</text:p>
          </table:table-cell>
          <table:table-cell office:value-type="float" office:value="0.0449338" calcext:value-type="float">
            <text:p>0.0449338</text:p>
          </table:table-cell>
          <table:table-cell office:value-type="float" office:value="0.055457" calcext:value-type="float">
            <text:p>0.055457</text:p>
          </table:table-cell>
          <table:table-cell office:value-type="float" office:value="0.0652672" calcext:value-type="float">
            <text:p>0.0652672</text:p>
          </table:table-cell>
          <table:table-cell office:value-type="float" office:value="0.0663999" calcext:value-type="float">
            <text:p>0.0663999</text:p>
          </table:table-cell>
          <table:table-cell office:value-type="float" office:value="0.0390588" calcext:value-type="float">
            <text:p>0.0390588</text:p>
          </table:table-cell>
          <table:table-cell office:value-type="float" office:value="0.0468625" calcext:value-type="float">
            <text:p>0.0468625</text:p>
          </table:table-cell>
          <table:table-cell office:value-type="float" office:value="0.0625921" calcext:value-type="float">
            <text:p>0.0625921</text:p>
          </table:table-cell>
          <table:table-cell office:value-type="float" office:value="0.0716272" calcext:value-type="float">
            <text:p>0.0716272</text:p>
          </table:table-cell>
          <table:table-cell office:value-type="float" office:value="0.0989797" calcext:value-type="float">
            <text:p>0.0989797</text:p>
          </table:table-cell>
          <table:table-cell office:value-type="float" office:value="0.12212" calcext:value-type="float">
            <text:p>0.12212</text:p>
          </table:table-cell>
          <table:table-cell office:value-type="float" office:value="0.112454" calcext:value-type="float">
            <text:p>0.112454</text:p>
          </table:table-cell>
          <table:table-cell office:value-type="float" office:value="0.098034" calcext:value-type="float">
            <text:p>0.098034</text:p>
          </table:table-cell>
          <table:table-cell office:value-type="float" office:value="0.0919305" calcext:value-type="float">
            <text:p>0.0919305</text:p>
          </table:table-cell>
          <table:table-cell office:value-type="float" office:value="0.102288" calcext:value-type="float">
            <text:p>0.102288</text:p>
          </table:table-cell>
          <table:table-cell office:value-type="float" office:value="0.129218" calcext:value-type="float">
            <text:p>0.129218</text:p>
          </table:table-cell>
          <table:table-cell office:value-type="float" office:value="0.139883" calcext:value-type="float">
            <text:p>0.139883</text:p>
          </table:table-cell>
          <table:table-cell office:value-type="float" office:value="0.123399" calcext:value-type="float">
            <text:p>0.123399</text:p>
          </table:table-cell>
          <table:table-cell office:value-type="float" office:value="0.0737712" calcext:value-type="float">
            <text:p>0.0737712</text:p>
          </table:table-cell>
          <table:table-cell office:value-type="float" office:value="0.0591063" calcext:value-type="float">
            <text:p>0.0591063</text:p>
          </table:table-cell>
          <table:table-cell office:value-type="float" office:value="0.0328209" calcext:value-type="float">
            <text:p>0.0328209</text:p>
          </table:table-cell>
          <table:table-cell office:value-type="float" office:value="0.0429733" calcext:value-type="float">
            <text:p>0.0429733</text:p>
          </table:table-cell>
          <table:table-cell office:value-type="float" office:value="0.0539905" calcext:value-type="float">
            <text:p>0.0539905</text:p>
          </table:table-cell>
          <table:table-cell office:value-type="float" office:value="0.0567125" calcext:value-type="float">
            <text:p>0.0567125</text:p>
          </table:table-cell>
          <table:table-cell office:value-type="float" office:value="0.0647926" calcext:value-type="float">
            <text:p>0.0647926</text:p>
          </table:table-cell>
        </table:table-row>
        <table:table-row table:style-name="ro1">
          <table:table-cell office:value-type="float" office:value="0.0642475" calcext:value-type="float">
            <text:p>0.0642475</text:p>
          </table:table-cell>
          <table:table-cell office:value-type="float" office:value="0.0735405" calcext:value-type="float">
            <text:p>0.0735405</text:p>
          </table:table-cell>
          <table:table-cell office:value-type="float" office:value="0.180197" calcext:value-type="float">
            <text:p>0.180197</text:p>
          </table:table-cell>
          <table:table-cell office:value-type="float" office:value="0.177212" calcext:value-type="float">
            <text:p>0.177212</text:p>
          </table:table-cell>
          <table:table-cell office:value-type="float" office:value="0.187201" calcext:value-type="float">
            <text:p>0.187201</text:p>
          </table:table-cell>
          <table:table-cell office:value-type="float" office:value="0.179719" calcext:value-type="float">
            <text:p>0.179719</text:p>
          </table:table-cell>
          <table:table-cell office:value-type="float" office:value="0.187506" calcext:value-type="float">
            <text:p>0.187506</text:p>
          </table:table-cell>
          <table:table-cell office:value-type="float" office:value="0.193701" calcext:value-type="float">
            <text:p>0.193701</text:p>
          </table:table-cell>
          <table:table-cell office:value-type="float" office:value="0.0354294" calcext:value-type="float">
            <text:p>0.0354294</text:p>
          </table:table-cell>
          <table:table-cell office:value-type="float" office:value="0.0453175" calcext:value-type="float">
            <text:p>0.0453175</text:p>
          </table:table-cell>
          <table:table-cell office:value-type="float" office:value="0.0566678" calcext:value-type="float">
            <text:p>0.0566678</text:p>
          </table:table-cell>
          <table:table-cell office:value-type="float" office:value="0.0669056" calcext:value-type="float">
            <text:p>0.0669056</text:p>
          </table:table-cell>
          <table:table-cell office:value-type="float" office:value="0.067569" calcext:value-type="float">
            <text:p>0.067569</text:p>
          </table:table-cell>
          <table:table-cell office:value-type="float" office:value="0.077667" calcext:value-type="float">
            <text:p>0.077667</text:p>
          </table:table-cell>
          <table:table-cell office:value-type="float" office:value="0.0771417" calcext:value-type="float">
            <text:p>0.0771417</text:p>
          </table:table-cell>
          <table:table-cell office:value-type="float" office:value="0.0877204" calcext:value-type="float">
            <text:p>0.0877204</text:p>
          </table:table-cell>
          <table:table-cell office:value-type="float" office:value="0.0870001" calcext:value-type="float">
            <text:p>0.0870001</text:p>
          </table:table-cell>
          <table:table-cell office:value-type="float" office:value="0.0978214" calcext:value-type="float">
            <text:p>0.0978214</text:p>
          </table:table-cell>
          <table:table-cell office:value-type="float" office:value="0.0985692" calcext:value-type="float">
            <text:p>0.0985692</text:p>
          </table:table-cell>
          <table:table-cell office:value-type="float" office:value="0.107783" calcext:value-type="float">
            <text:p>0.107783</text:p>
          </table:table-cell>
          <table:table-cell office:value-type="float" office:value="0.106584" calcext:value-type="float">
            <text:p>0.106584</text:p>
          </table:table-cell>
          <table:table-cell office:value-type="float" office:value="0.112756" calcext:value-type="float">
            <text:p>0.112756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0.120112" calcext:value-type="float">
            <text:p>0.120112</text:p>
          </table:table-cell>
          <table:table-cell office:value-type="float" office:value="0.121724" calcext:value-type="float">
            <text:p>0.121724</text:p>
          </table:table-cell>
        </table:table-row>
        <table:table-row table:style-name="ro1">
          <table:table-cell office:value-type="float" office:value="0.115601" calcext:value-type="float">
            <text:p>0.115601</text:p>
          </table:table-cell>
          <table:table-cell office:value-type="float" office:value="0.125315" calcext:value-type="float">
            <text:p>0.125315</text:p>
          </table:table-cell>
          <table:table-cell office:value-type="float" office:value="0.157912" calcext:value-type="float">
            <text:p>0.157912</text:p>
          </table:table-cell>
          <table:table-cell office:value-type="float" office:value="0.138456" calcext:value-type="float">
            <text:p>0.138456</text:p>
          </table:table-cell>
          <table:table-cell office:value-type="float" office:value="0.135699" calcext:value-type="float">
            <text:p>0.135699</text:p>
          </table:table-cell>
          <table:table-cell office:value-type="float" office:value="0.14476" calcext:value-type="float">
            <text:p>0.14476</text:p>
          </table:table-cell>
          <table:table-cell office:value-type="float" office:value="0.177079" calcext:value-type="float">
            <text:p>0.177079</text:p>
          </table:table-cell>
          <table:table-cell office:value-type="float" office:value="0.153831" calcext:value-type="float">
            <text:p>0.153831</text:p>
          </table:table-cell>
          <table:table-cell office:value-type="float" office:value="0.0858855" calcext:value-type="float">
            <text:p>0.0858855</text:p>
          </table:table-cell>
          <table:table-cell office:value-type="float" office:value="0.233064" calcext:value-type="float">
            <text:p>0.233064</text:p>
          </table:table-cell>
          <table:table-cell office:value-type="float" office:value="0.0302544" calcext:value-type="float">
            <text:p>0.0302544</text:p>
          </table:table-cell>
          <table:table-cell office:value-type="float" office:value="0.0414223" calcext:value-type="float">
            <text:p>0.0414223</text:p>
          </table:table-cell>
          <table:table-cell office:value-type="float" office:value="0.0561047" calcext:value-type="float">
            <text:p>0.0561047</text:p>
          </table:table-cell>
          <table:table-cell office:value-type="float" office:value="0.0560638" calcext:value-type="float">
            <text:p>0.0560638</text:p>
          </table:table-cell>
          <table:table-cell office:value-type="float" office:value="0.0666622" calcext:value-type="float">
            <text:p>0.0666622</text:p>
          </table:table-cell>
          <table:table-cell office:value-type="float" office:value="0.0916563" calcext:value-type="float">
            <text:p>0.0916563</text:p>
          </table:table-cell>
          <table:table-cell office:value-type="float" office:value="0.082834" calcext:value-type="float">
            <text:p>0.082834</text:p>
          </table:table-cell>
          <table:table-cell office:value-type="float" office:value="0.0828025" calcext:value-type="float">
            <text:p>0.0828025</text:p>
          </table:table-cell>
          <table:table-cell office:value-type="float" office:value="0.0937324" calcext:value-type="float">
            <text:p>0.0937324</text:p>
          </table:table-cell>
          <table:table-cell office:value-type="float" office:value="0.0938175" calcext:value-type="float">
            <text:p>0.0938175</text:p>
          </table:table-cell>
          <table:table-cell office:value-type="float" office:value="0.0729365" calcext:value-type="float">
            <text:p>0.0729365</text:p>
          </table:table-cell>
          <table:table-cell office:value-type="float" office:value="0.0724352" calcext:value-type="float">
            <text:p>0.0724352</text:p>
          </table:table-cell>
          <table:table-cell office:value-type="float" office:value="0.0827991" calcext:value-type="float">
            <text:p>0.0827991</text:p>
          </table:table-cell>
          <table:table-cell office:value-type="float" office:value="0.158985" calcext:value-type="float">
            <text:p>0.158985</text:p>
          </table:table-cell>
          <table:table-cell office:value-type="float" office:value="0.190298" calcext:value-type="float">
            <text:p>0.190298</text:p>
          </table:table-cell>
        </table:table-row>
        <table:table-row table:style-name="ro1">
          <table:table-cell office:value-type="float" office:value="0.19775" calcext:value-type="float">
            <text:p>0.19775</text:p>
          </table:table-cell>
          <table:table-cell office:value-type="float" office:value="0.192614" calcext:value-type="float">
            <text:p>0.192614</text:p>
          </table:table-cell>
          <table:table-cell office:value-type="float" office:value="0.0438218" calcext:value-type="float">
            <text:p>0.0438218</text:p>
          </table:table-cell>
          <table:table-cell office:value-type="float" office:value="0.0377454" calcext:value-type="float">
            <text:p>0.0377454</text:p>
          </table:table-cell>
          <table:table-cell office:value-type="float" office:value="0.0491402" calcext:value-type="float">
            <text:p>0.0491402</text:p>
          </table:table-cell>
          <table:table-cell office:value-type="float" office:value="0.0589416" calcext:value-type="float">
            <text:p>0.0589416</text:p>
          </table:table-cell>
          <table:table-cell office:value-type="float" office:value="0.059693" calcext:value-type="float">
            <text:p>0.059693</text:p>
          </table:table-cell>
          <table:table-cell office:value-type="float" office:value="0.0683175" calcext:value-type="float">
            <text:p>0.0683175</text:p>
          </table:table-cell>
          <table:table-cell office:value-type="float" office:value="0.0810727" calcext:value-type="float">
            <text:p>0.0810727</text:p>
          </table:table-cell>
          <table:table-cell office:value-type="float" office:value="0.0816395" calcext:value-type="float">
            <text:p>0.0816395</text:p>
          </table:table-cell>
          <table:table-cell office:value-type="float" office:value="0.0908679" calcext:value-type="float">
            <text:p>0.0908679</text:p>
          </table:table-cell>
          <table:table-cell office:value-type="float" office:value="0.0907576" calcext:value-type="float">
            <text:p>0.0907576</text:p>
          </table:table-cell>
          <table:table-cell office:value-type="float" office:value="0.0910497" calcext:value-type="float">
            <text:p>0.0910497</text:p>
          </table:table-cell>
          <table:table-cell office:value-type="float" office:value="0.0908171" calcext:value-type="float">
            <text:p>0.0908171</text:p>
          </table:table-cell>
          <table:table-cell office:value-type="float" office:value="0.100323" calcext:value-type="float">
            <text:p>0.100323</text:p>
          </table:table-cell>
          <table:table-cell office:value-type="float" office:value="0.166292" calcext:value-type="float">
            <text:p>0.166292</text:p>
          </table:table-cell>
          <table:table-cell office:value-type="float" office:value="0.0932741" calcext:value-type="float">
            <text:p>0.0932741</text:p>
          </table:table-cell>
          <table:table-cell office:value-type="float" office:value="0.0705668" calcext:value-type="float">
            <text:p>0.0705668</text:p>
          </table:table-cell>
          <table:table-cell office:value-type="float" office:value="0.0828648" calcext:value-type="float">
            <text:p>0.0828648</text:p>
          </table:table-cell>
          <table:table-cell office:value-type="float" office:value="0.0523209" calcext:value-type="float">
            <text:p>0.0523209</text:p>
          </table:table-cell>
          <table:table-cell office:value-type="float" office:value="0.044335" calcext:value-type="float">
            <text:p>0.044335</text:p>
          </table:table-cell>
          <table:table-cell office:value-type="float" office:value="0.0503578" calcext:value-type="float">
            <text:p>0.0503578</text:p>
          </table:table-cell>
          <table:table-cell office:value-type="float" office:value="0.059531" calcext:value-type="float">
            <text:p>0.059531</text:p>
          </table:table-cell>
          <table:table-cell office:value-type="float" office:value="0.0702551" calcext:value-type="float">
            <text:p>0.0702551</text:p>
          </table:table-cell>
          <table:table-cell office:value-type="float" office:value="0.0667745" calcext:value-type="float">
            <text:p>0.0667745</text:p>
          </table:table-cell>
        </table:table-row>
        <table:table-row table:style-name="ro1">
          <table:table-cell office:value-type="float" office:value="0.0710242" calcext:value-type="float">
            <text:p>0.0710242</text:p>
          </table:table-cell>
          <table:table-cell office:value-type="float" office:value="0.0821023" calcext:value-type="float">
            <text:p>0.0821023</text:p>
          </table:table-cell>
          <table:table-cell office:value-type="float" office:value="0.0789804" calcext:value-type="float">
            <text:p>0.0789804</text:p>
          </table:table-cell>
          <table:table-cell office:value-type="float" office:value="0.0747604" calcext:value-type="float">
            <text:p>0.0747604</text:p>
          </table:table-cell>
          <table:table-cell office:value-type="float" office:value="0.109812" calcext:value-type="float">
            <text:p>0.109812</text:p>
          </table:table-cell>
          <table:table-cell office:value-type="float" office:value="0.085866" calcext:value-type="float">
            <text:p>0.085866</text:p>
          </table:table-cell>
          <table:table-cell office:value-type="float" office:value="0.0931542" calcext:value-type="float">
            <text:p>0.0931542</text:p>
          </table:table-cell>
          <table:table-cell office:value-type="float" office:value="0.0901709" calcext:value-type="float">
            <text:p>0.0901709</text:p>
          </table:table-cell>
          <table:table-cell office:value-type="float" office:value="0.0988313" calcext:value-type="float">
            <text:p>0.0988313</text:p>
          </table:table-cell>
          <table:table-cell office:value-type="float" office:value="0.0893947" calcext:value-type="float">
            <text:p>0.0893947</text:p>
          </table:table-cell>
          <table:table-cell office:value-type="float" office:value="0.134275" calcext:value-type="float">
            <text:p>0.134275</text:p>
          </table:table-cell>
          <table:table-cell office:value-type="float" office:value="0.0838339" calcext:value-type="float">
            <text:p>0.0838339</text:p>
          </table:table-cell>
          <table:table-cell office:value-type="float" office:value="0.0830574" calcext:value-type="float">
            <text:p>0.0830574</text:p>
          </table:table-cell>
          <table:table-cell office:value-type="float" office:value="0.0850054" calcext:value-type="float">
            <text:p>0.0850054</text:p>
          </table:table-cell>
          <table:table-cell office:value-type="float" office:value="0.0884526" calcext:value-type="float">
            <text:p>0.0884526</text:p>
          </table:table-cell>
          <table:table-cell office:value-type="float" office:value="0.120228" calcext:value-type="float">
            <text:p>0.120228</text:p>
          </table:table-cell>
          <table:table-cell office:value-type="float" office:value="0.164081" calcext:value-type="float">
            <text:p>0.164081</text:p>
          </table:table-cell>
          <table:table-cell office:value-type="float" office:value="0.0435614" calcext:value-type="float">
            <text:p>0.0435614</text:p>
          </table:table-cell>
          <table:table-cell office:value-type="float" office:value="0.0457007" calcext:value-type="float">
            <text:p>0.0457007</text:p>
          </table:table-cell>
          <table:table-cell office:value-type="float" office:value="0.057811" calcext:value-type="float">
            <text:p>0.057811</text:p>
          </table:table-cell>
          <table:table-cell office:value-type="float" office:value="0.0571852" calcext:value-type="float">
            <text:p>0.0571852</text:p>
          </table:table-cell>
          <table:table-cell office:value-type="float" office:value="0.170215" calcext:value-type="float">
            <text:p>0.170215</text:p>
          </table:table-cell>
          <table:table-cell office:value-type="float" office:value="0.169896" calcext:value-type="float">
            <text:p>0.169896</text:p>
          </table:table-cell>
          <table:table-cell office:value-type="float" office:value="0.169832" calcext:value-type="float">
            <text:p>0.169832</text:p>
          </table:table-cell>
          <table:table-cell office:value-type="float" office:value="0.168643" calcext:value-type="float">
            <text:p>0.168643</text:p>
          </table:table-cell>
        </table:table-row>
        <table:table-row table:style-name="ro1">
          <table:table-cell office:value-type="float" office:value="0.198228" calcext:value-type="float">
            <text:p>0.198228</text:p>
          </table:table-cell>
          <table:table-cell office:value-type="float" office:value="0.184893" calcext:value-type="float">
            <text:p>0.184893</text:p>
          </table:table-cell>
          <table:table-cell office:value-type="float" office:value="0.18324" calcext:value-type="float">
            <text:p>0.18324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0431105" calcext:value-type="float">
            <text:p>0.0431105</text:p>
          </table:table-cell>
          <table:table-cell office:value-type="float" office:value="0.0435346" calcext:value-type="float">
            <text:p>0.0435346</text:p>
          </table:table-cell>
          <table:table-cell office:value-type="float" office:value="0.0540242" calcext:value-type="float">
            <text:p>0.0540242</text:p>
          </table:table-cell>
          <table:table-cell office:value-type="float" office:value="0.0645863" calcext:value-type="float">
            <text:p>0.0645863</text:p>
          </table:table-cell>
          <table:table-cell office:value-type="float" office:value="0.0658858" calcext:value-type="float">
            <text:p>0.0658858</text:p>
          </table:table-cell>
          <table:table-cell office:value-type="float" office:value="0.0741574" calcext:value-type="float">
            <text:p>0.0741574</text:p>
          </table:table-cell>
          <table:table-cell office:value-type="float" office:value="0.0861812" calcext:value-type="float">
            <text:p>0.0861812</text:p>
          </table:table-cell>
          <table:table-cell office:value-type="float" office:value="0.106841" calcext:value-type="float">
            <text:p>0.106841</text:p>
          </table:table-cell>
          <table:table-cell office:value-type="float" office:value="0.0928571" calcext:value-type="float">
            <text:p>0.0928571</text:p>
          </table:table-cell>
          <table:table-cell office:value-type="float" office:value="0.0958494" calcext:value-type="float">
            <text:p>0.0958494</text:p>
          </table:table-cell>
          <table:table-cell office:value-type="float" office:value="0.0949282" calcext:value-type="float">
            <text:p>0.0949282</text:p>
          </table:table-cell>
          <table:table-cell office:value-type="float" office:value="0.0947062" calcext:value-type="float">
            <text:p>0.0947062</text:p>
          </table:table-cell>
          <table:table-cell office:value-type="float" office:value="0.106155" calcext:value-type="float">
            <text:p>0.106155</text:p>
          </table:table-cell>
          <table:table-cell office:value-type="float" office:value="0.105839" calcext:value-type="float">
            <text:p>0.105839</text:p>
          </table:table-cell>
          <table:table-cell office:value-type="float" office:value="0.0719279" calcext:value-type="float">
            <text:p>0.0719279</text:p>
          </table:table-cell>
          <table:table-cell office:value-type="float" office:value="0.0625027" calcext:value-type="float">
            <text:p>0.0625027</text:p>
          </table:table-cell>
          <table:table-cell office:value-type="float" office:value="0.0697259" calcext:value-type="float">
            <text:p>0.0697259</text:p>
          </table:table-cell>
          <table:table-cell office:value-type="float" office:value="0.160847" calcext:value-type="float">
            <text:p>0.160847</text:p>
          </table:table-cell>
          <table:table-cell office:value-type="float" office:value="0.280466" calcext:value-type="float">
            <text:p>0.280466</text:p>
          </table:table-cell>
          <table:table-cell office:value-type="float" office:value="0.208622" calcext:value-type="float">
            <text:p>0.208622</text:p>
          </table:table-cell>
          <table:table-cell office:value-type="float" office:value="0.12733" calcext:value-type="float">
            <text:p>0.12733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formula="of:=MIN([.A51:.Y90])" office:value-type="float" office:value="0.193132591317918" calcext:value-type="float">
            <text:p>0.1931325913</text:p>
          </table:table-cell>
          <table:table-cell table:formula="of:=AVERAGE([.A51:.Y90])" office:value-type="float" office:value="1.23534187820183" calcext:value-type="float">
            <text:p>1.2353418782</text:p>
          </table:table-cell>
          <table:table-cell table:formula="of:=MAX([.A51:.Y90])" office:value-type="float" office:value="3.86236090672785" calcext:value-type="float">
            <text:p>3.8623609067</text:p>
          </table:table-cell>
          <table:table-cell table:number-columns-repeated="22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formula="of:=0.1/[.A1]" office:value-type="float" office:value="1.85482644388965" calcext:value-type="float">
            <text:p>1.8548264439</text:p>
          </table:table-cell>
          <table:table-cell table:formula="of:=0.1/[.B1]" office:value-type="float" office:value="1.67480622491978" calcext:value-type="float">
            <text:p>1.6748062249</text:p>
          </table:table-cell>
          <table:table-cell table:formula="of:=0.1/[.C1]" office:value-type="float" office:value="1.77063856309139" calcext:value-type="float">
            <text:p>1.7706385631</text:p>
          </table:table-cell>
          <table:table-cell table:formula="of:=0.1/[.D1]" office:value-type="float" office:value="1.60039689843081" calcext:value-type="float">
            <text:p>1.6003968984</text:p>
          </table:table-cell>
          <table:table-cell table:formula="of:=0.1/[.E1]" office:value-type="float" office:value="1.43188522008076" calcext:value-type="float">
            <text:p>1.4318852201</text:p>
          </table:table-cell>
          <table:table-cell table:formula="of:=0.1/[.F1]" office:value-type="float" office:value="1.47453913279405" calcext:value-type="float">
            <text:p>1.4745391328</text:p>
          </table:table-cell>
          <table:table-cell table:formula="of:=0.1/[.G1]" office:value-type="float" office:value="2.09079922891324" calcext:value-type="float">
            <text:p>2.0907992289</text:p>
          </table:table-cell>
          <table:table-cell table:formula="of:=0.1/[.H1]" office:value-type="float" office:value="1.85783476789141" calcext:value-type="float">
            <text:p>1.8578347679</text:p>
          </table:table-cell>
          <table:table-cell table:formula="of:=0.1/[.I1]" office:value-type="float" office:value="0.893152202066754" calcext:value-type="float">
            <text:p>0.8931522021</text:p>
          </table:table-cell>
          <table:table-cell table:formula="of:=0.1/[.J1]" office:value-type="float" office:value="1.5503010684675" calcext:value-type="float">
            <text:p>1.5503010685</text:p>
          </table:table-cell>
          <table:table-cell table:formula="of:=0.1/[.K1]" office:value-type="float" office:value="1.41672557883865" calcext:value-type="float">
            <text:p>1.4167255788</text:p>
          </table:table-cell>
          <table:table-cell table:formula="of:=0.1/[.L1]" office:value-type="float" office:value="1.45509151070511" calcext:value-type="float">
            <text:p>1.4550915107</text:p>
          </table:table-cell>
          <table:table-cell table:formula="of:=0.1/[.M1]" office:value-type="float" office:value="1.4935716675429" calcext:value-type="float">
            <text:p>1.4935716675</text:p>
          </table:table-cell>
          <table:table-cell table:formula="of:=0.1/[.N1]" office:value-type="float" office:value="1.46559443777599" calcext:value-type="float">
            <text:p>1.4655944378</text:p>
          </table:table-cell>
          <table:table-cell table:formula="of:=0.1/[.O1]" office:value-type="float" office:value="0.993354458671488" calcext:value-type="float">
            <text:p>0.9933544587</text:p>
          </table:table-cell>
          <table:table-cell table:formula="of:=0.1/[.P1]" office:value-type="float" office:value="1.67777071249889" calcext:value-type="float">
            <text:p>1.6777707125</text:p>
          </table:table-cell>
          <table:table-cell table:formula="of:=0.1/[.Q1]" office:value-type="float" office:value="1.9748834325054" calcext:value-type="float">
            <text:p>1.9748834325</text:p>
          </table:table-cell>
          <table:table-cell table:formula="of:=0.1/[.R1]" office:value-type="float" office:value="1.26866523730383" calcext:value-type="float">
            <text:p>1.2686652373</text:p>
          </table:table-cell>
          <table:table-cell table:formula="of:=0.1/[.S1]" office:value-type="float" office:value="0.610508064811536" calcext:value-type="float">
            <text:p>0.6105080648</text:p>
          </table:table-cell>
          <table:table-cell table:formula="of:=0.1/[.T1]" office:value-type="float" office:value="0.789384359138308" calcext:value-type="float">
            <text:p>0.7893843591</text:p>
          </table:table-cell>
          <table:table-cell table:formula="of:=0.1/[.U1]" office:value-type="float" office:value="1.87465318916001" calcext:value-type="float">
            <text:p>1.8746531892</text:p>
          </table:table-cell>
          <table:table-cell table:formula="of:=0.1/[.V1]" office:value-type="float" office:value="1.79087905298316" calcext:value-type="float">
            <text:p>1.790879053</text:p>
          </table:table-cell>
          <table:table-cell table:formula="of:=0.1/[.W1]" office:value-type="float" office:value="1.27548905439068" calcext:value-type="float">
            <text:p>1.2754890544</text:p>
          </table:table-cell>
          <table:table-cell table:formula="of:=0.1/[.X1]" office:value-type="float" office:value="1.37990989188406" calcext:value-type="float">
            <text:p>1.3799098919</text:p>
          </table:table-cell>
          <table:table-cell table:formula="of:=0.1/[.Y1]" office:value-type="float" office:value="1.20248963453935" calcext:value-type="float">
            <text:p>1.2024896345</text:p>
          </table:table-cell>
        </table:table-row>
        <table:table-row table:style-name="ro1">
          <table:table-cell table:formula="of:=0.1/[.A2]" office:value-type="float" office:value="1.25264464600889" calcext:value-type="float">
            <text:p>1.252644646</text:p>
          </table:table-cell>
          <table:table-cell table:formula="of:=0.1/[.B2]" office:value-type="float" office:value="1.1252568398737" calcext:value-type="float">
            <text:p>1.1252568399</text:p>
          </table:table-cell>
          <table:table-cell table:formula="of:=0.1/[.C2]" office:value-type="float" office:value="1.15793276579189" calcext:value-type="float">
            <text:p>1.1579327658</text:p>
          </table:table-cell>
          <table:table-cell table:formula="of:=0.1/[.D2]" office:value-type="float" office:value="1.03227617929811" calcext:value-type="float">
            <text:p>1.0322761793</text:p>
          </table:table-cell>
          <table:table-cell table:formula="of:=0.1/[.E2]" office:value-type="float" office:value="1.04907026148076" calcext:value-type="float">
            <text:p>1.0490702615</text:p>
          </table:table-cell>
          <table:table-cell table:formula="of:=0.1/[.F2]" office:value-type="float" office:value="1.06260440088239" calcext:value-type="float">
            <text:p>1.0626044009</text:p>
          </table:table-cell>
          <table:table-cell table:formula="of:=0.1/[.G2]" office:value-type="float" office:value="0.998243092157802" calcext:value-type="float">
            <text:p>0.9982430922</text:p>
          </table:table-cell>
          <table:table-cell table:formula="of:=0.1/[.H2]" office:value-type="float" office:value="1.01030000858755" calcext:value-type="float">
            <text:p>1.0103000086</text:p>
          </table:table-cell>
          <table:table-cell table:formula="of:=0.1/[.I2]" office:value-type="float" office:value="0.941522064569583" calcext:value-type="float">
            <text:p>0.9415220646</text:p>
          </table:table-cell>
          <table:table-cell table:formula="of:=0.1/[.J2]" office:value-type="float" office:value="0.875909851358098" calcext:value-type="float">
            <text:p>0.8759098514</text:p>
          </table:table-cell>
          <table:table-cell table:formula="of:=0.1/[.K2]" office:value-type="float" office:value="0.873827978224207" calcext:value-type="float">
            <text:p>0.8738279782</text:p>
          </table:table-cell>
          <table:table-cell table:formula="of:=0.1/[.L2]" office:value-type="float" office:value="0.828253379273787" calcext:value-type="float">
            <text:p>0.8282533793</text:p>
          </table:table-cell>
          <table:table-cell table:formula="of:=0.1/[.M2]" office:value-type="float" office:value="0.655879632969757" calcext:value-type="float">
            <text:p>0.655879633</text:p>
          </table:table-cell>
          <table:table-cell table:formula="of:=0.1/[.N2]" office:value-type="float" office:value="0.819242364661161" calcext:value-type="float">
            <text:p>0.8192423647</text:p>
          </table:table-cell>
          <table:table-cell table:formula="of:=0.1/[.O2]" office:value-type="float" office:value="0.800294508379083" calcext:value-type="float">
            <text:p>0.8002945084</text:p>
          </table:table-cell>
          <table:table-cell table:formula="of:=0.1/[.P2]" office:value-type="float" office:value="1.2604761322542" calcext:value-type="float">
            <text:p>1.2604761323</text:p>
          </table:table-cell>
          <table:table-cell table:formula="of:=0.1/[.Q2]" office:value-type="float" office:value="0.494183460667938" calcext:value-type="float">
            <text:p>0.4941834607</text:p>
          </table:table-cell>
          <table:table-cell table:formula="of:=0.1/[.R2]" office:value-type="float" office:value="0.92931620913332" calcext:value-type="float">
            <text:p>0.9293162091</text:p>
          </table:table-cell>
          <table:table-cell table:formula="of:=0.1/[.S2]" office:value-type="float" office:value="0.775019569244123" calcext:value-type="float">
            <text:p>0.7750195692</text:p>
          </table:table-cell>
          <table:table-cell table:formula="of:=0.1/[.T2]" office:value-type="float" office:value="0.400163266612778" calcext:value-type="float">
            <text:p>0.4001632666</text:p>
          </table:table-cell>
          <table:table-cell table:formula="of:=0.1/[.U2]" office:value-type="float" office:value="2.68735572258964" calcext:value-type="float">
            <text:p>2.6873557226</text:p>
          </table:table-cell>
          <table:table-cell table:formula="of:=0.1/[.V2]" office:value-type="float" office:value="2.12797650713936" calcext:value-type="float">
            <text:p>2.1279765071</text:p>
          </table:table-cell>
          <table:table-cell table:formula="of:=0.1/[.W2]" office:value-type="float" office:value="1.75143311014237" calcext:value-type="float">
            <text:p>1.7514331101</text:p>
          </table:table-cell>
          <table:table-cell table:formula="of:=0.1/[.X2]" office:value-type="float" office:value="1.50073310812332" calcext:value-type="float">
            <text:p>1.5007331081</text:p>
          </table:table-cell>
          <table:table-cell table:formula="of:=0.1/[.Y2]" office:value-type="float" office:value="1.50502678947685" calcext:value-type="float">
            <text:p>1.5050267895</text:p>
          </table:table-cell>
        </table:table-row>
        <table:table-row table:style-name="ro1">
          <table:table-cell table:formula="of:=0.1/[.A3]" office:value-type="float" office:value="1.32209027761252" calcext:value-type="float">
            <text:p>1.3220902776</text:p>
          </table:table-cell>
          <table:table-cell table:formula="of:=0.1/[.B3]" office:value-type="float" office:value="1.32271807983662" calcext:value-type="float">
            <text:p>1.3227180798</text:p>
          </table:table-cell>
          <table:table-cell table:formula="of:=0.1/[.C3]" office:value-type="float" office:value="1.16467177802288" calcext:value-type="float">
            <text:p>1.164671778</text:p>
          </table:table-cell>
          <table:table-cell table:formula="of:=0.1/[.D3]" office:value-type="float" office:value="1.07553365291023" calcext:value-type="float">
            <text:p>1.0755336529</text:p>
          </table:table-cell>
          <table:table-cell table:formula="of:=0.1/[.E3]" office:value-type="float" office:value="1.07356266063181" calcext:value-type="float">
            <text:p>1.0735626606</text:p>
          </table:table-cell>
          <table:table-cell table:formula="of:=0.1/[.F3]" office:value-type="float" office:value="0.986125218180205" calcext:value-type="float">
            <text:p>0.9861252182</text:p>
          </table:table-cell>
          <table:table-cell table:formula="of:=0.1/[.G3]" office:value-type="float" office:value="1.01663106763545" calcext:value-type="float">
            <text:p>1.0166310676</text:p>
          </table:table-cell>
          <table:table-cell table:formula="of:=0.1/[.H3]" office:value-type="float" office:value="0.922892344608002" calcext:value-type="float">
            <text:p>0.9228923446</text:p>
          </table:table-cell>
          <table:table-cell table:formula="of:=0.1/[.I3]" office:value-type="float" office:value="0.998582013540772" calcext:value-type="float">
            <text:p>0.9985820135</text:p>
          </table:table-cell>
          <table:table-cell table:formula="of:=0.1/[.J3]" office:value-type="float" office:value="0.926337631539944" calcext:value-type="float">
            <text:p>0.9263376315</text:p>
          </table:table-cell>
          <table:table-cell table:formula="of:=0.1/[.K3]" office:value-type="float" office:value="0.864461138149535" calcext:value-type="float">
            <text:p>0.8644611381</text:p>
          </table:table-cell>
          <table:table-cell table:formula="of:=0.1/[.L3]" office:value-type="float" office:value="0.880018304380731" calcext:value-type="float">
            <text:p>0.8800183044</text:p>
          </table:table-cell>
          <table:table-cell table:formula="of:=0.1/[.M3]" office:value-type="float" office:value="0.818652171065558" calcext:value-type="float">
            <text:p>0.8186521711</text:p>
          </table:table-cell>
          <table:table-cell table:formula="of:=0.1/[.N3]" office:value-type="float" office:value="0.758443370825717" calcext:value-type="float">
            <text:p>0.7584433708</text:p>
          </table:table-cell>
          <table:table-cell table:formula="of:=0.1/[.O3]" office:value-type="float" office:value="0.775013562737348" calcext:value-type="float">
            <text:p>0.7750135627</text:p>
          </table:table-cell>
          <table:table-cell table:formula="of:=0.1/[.P3]" office:value-type="float" office:value="0.778222229139753" calcext:value-type="float">
            <text:p>0.7782222291</text:p>
          </table:table-cell>
          <table:table-cell table:formula="of:=0.1/[.Q3]" office:value-type="float" office:value="0.746530499503557" calcext:value-type="float">
            <text:p>0.7465304995</text:p>
          </table:table-cell>
          <table:table-cell table:formula="of:=0.1/[.R3]" office:value-type="float" office:value="0.841347165080727" calcext:value-type="float">
            <text:p>0.8413471651</text:p>
          </table:table-cell>
          <table:table-cell table:formula="of:=0.1/[.S3]" office:value-type="float" office:value="0.932983775412146" calcext:value-type="float">
            <text:p>0.9329837754</text:p>
          </table:table-cell>
          <table:table-cell table:formula="of:=0.1/[.T3]" office:value-type="float" office:value="0.578238569669074" calcext:value-type="float">
            <text:p>0.5782385697</text:p>
          </table:table-cell>
          <table:table-cell table:formula="of:=0.1/[.U3]" office:value-type="float" office:value="0.743461258233834" calcext:value-type="float">
            <text:p>0.7434612582</text:p>
          </table:table-cell>
          <table:table-cell table:formula="of:=0.1/[.V3]" office:value-type="float" office:value="0.408258247837252" calcext:value-type="float">
            <text:p>0.4082582478</text:p>
          </table:table-cell>
          <table:table-cell table:formula="of:=0.1/[.W3]" office:value-type="float" office:value="2.80894931250966" calcext:value-type="float">
            <text:p>2.8089493125</text:p>
          </table:table-cell>
          <table:table-cell table:formula="of:=0.1/[.X3]" office:value-type="float" office:value="0.730914007966963" calcext:value-type="float">
            <text:p>0.730914008</text:p>
          </table:table-cell>
          <table:table-cell table:formula="of:=0.1/[.Y3]" office:value-type="float" office:value="0.683447582987623" calcext:value-type="float">
            <text:p>0.683447583</text:p>
          </table:table-cell>
        </table:table-row>
        <table:table-row table:style-name="ro1">
          <table:table-cell table:formula="of:=0.1/[.A4]" office:value-type="float" office:value="0.710727002651012" calcext:value-type="float">
            <text:p>0.7107270027</text:p>
          </table:table-cell>
          <table:table-cell table:formula="of:=0.1/[.B4]" office:value-type="float" office:value="0.664032670407384" calcext:value-type="float">
            <text:p>0.6640326704</text:p>
          </table:table-cell>
          <table:table-cell table:formula="of:=0.1/[.C4]" office:value-type="float" office:value="2.77247926185512" calcext:value-type="float">
            <text:p>2.7724792619</text:p>
          </table:table-cell>
          <table:table-cell table:formula="of:=0.1/[.D4]" office:value-type="float" office:value="2.84531447838272" calcext:value-type="float">
            <text:p>2.8453144784</text:p>
          </table:table-cell>
          <table:table-cell table:formula="of:=0.1/[.E4]" office:value-type="float" office:value="2.15390513770993" calcext:value-type="float">
            <text:p>2.1539051377</text:p>
          </table:table-cell>
          <table:table-cell table:formula="of:=0.1/[.F4]" office:value-type="float" office:value="1.7811564336261" calcext:value-type="float">
            <text:p>1.7811564336</text:p>
          </table:table-cell>
          <table:table-cell table:formula="of:=0.1/[.G4]" office:value-type="float" office:value="1.5421674855576" calcext:value-type="float">
            <text:p>1.5421674856</text:p>
          </table:table-cell>
          <table:table-cell table:formula="of:=0.1/[.H4]" office:value-type="float" office:value="1.54126426825396" calcext:value-type="float">
            <text:p>1.5412642683</text:p>
          </table:table-cell>
          <table:table-cell table:formula="of:=0.1/[.I4]" office:value-type="float" office:value="1.33556996783948" calcext:value-type="float">
            <text:p>1.3355699678</text:p>
          </table:table-cell>
          <table:table-cell table:formula="of:=0.1/[.J4]" office:value-type="float" office:value="2.17432427437363" calcext:value-type="float">
            <text:p>2.1743242744</text:p>
          </table:table-cell>
          <table:table-cell table:formula="of:=0.1/[.K4]" office:value-type="float" office:value="0.915910277429223" calcext:value-type="float">
            <text:p>0.9159102774</text:p>
          </table:table-cell>
          <table:table-cell table:formula="of:=0.1/[.L4]" office:value-type="float" office:value="2.49224910528257" calcext:value-type="float">
            <text:p>2.4922491053</text:p>
          </table:table-cell>
          <table:table-cell table:formula="of:=0.1/[.M4]" office:value-type="float" office:value="2.14688101126683" calcext:value-type="float">
            <text:p>2.1468810113</text:p>
          </table:table-cell>
          <table:table-cell table:formula="of:=0.1/[.N4]" office:value-type="float" office:value="1.74212689303864" calcext:value-type="float">
            <text:p>1.742126893</text:p>
          </table:table-cell>
          <table:table-cell table:formula="of:=0.1/[.O4]" office:value-type="float" office:value="1.14433627923636" calcext:value-type="float">
            <text:p>1.1443362792</text:p>
          </table:table-cell>
          <table:table-cell table:formula="of:=0.1/[.P4]" office:value-type="float" office:value="2.0410120970787" calcext:value-type="float">
            <text:p>2.0410120971</text:p>
          </table:table-cell>
          <table:table-cell table:formula="of:=0.1/[.Q4]" office:value-type="float" office:value="0.530312672351619" calcext:value-type="float">
            <text:p>0.5303126724</text:p>
          </table:table-cell>
          <table:table-cell table:formula="of:=0.1/[.R4]" office:value-type="float" office:value="0.651262146039024" calcext:value-type="float">
            <text:p>0.651262146</text:p>
          </table:table-cell>
          <table:table-cell table:formula="of:=0.1/[.S4]" office:value-type="float" office:value="2.86273746407264" calcext:value-type="float">
            <text:p>2.8627374641</text:p>
          </table:table-cell>
          <table:table-cell table:formula="of:=0.1/[.T4]" office:value-type="float" office:value="1.8639884880071" calcext:value-type="float">
            <text:p>1.863988488</text:p>
          </table:table-cell>
          <table:table-cell table:formula="of:=0.1/[.U4]" office:value-type="float" office:value="2.05149666939516" calcext:value-type="float">
            <text:p>2.0514966694</text:p>
          </table:table-cell>
          <table:table-cell table:formula="of:=0.1/[.V4]" office:value-type="float" office:value="1.7266296362164" calcext:value-type="float">
            <text:p>1.7266296362</text:p>
          </table:table-cell>
          <table:table-cell table:formula="of:=0.1/[.W4]" office:value-type="float" office:value="1.44544179928595" calcext:value-type="float">
            <text:p>1.4454417993</text:p>
          </table:table-cell>
          <table:table-cell table:formula="of:=0.1/[.X4]" office:value-type="float" office:value="1.44440624792367" calcext:value-type="float">
            <text:p>1.4444062479</text:p>
          </table:table-cell>
          <table:table-cell table:formula="of:=0.1/[.Y4]" office:value-type="float" office:value="1.31811872822633" calcext:value-type="float">
            <text:p>1.3181187282</text:p>
          </table:table-cell>
        </table:table-row>
        <table:table-row table:style-name="ro1">
          <table:table-cell table:formula="of:=0.1/[.A5]" office:value-type="float" office:value="0.562217836923094" calcext:value-type="float">
            <text:p>0.5622178369</text:p>
          </table:table-cell>
          <table:table-cell table:formula="of:=0.1/[.B5]" office:value-type="float" office:value="0.576904216592919" calcext:value-type="float">
            <text:p>0.5769042166</text:p>
          </table:table-cell>
          <table:table-cell table:formula="of:=0.1/[.C5]" office:value-type="float" office:value="0.545241405632344" calcext:value-type="float">
            <text:p>0.5452414056</text:p>
          </table:table-cell>
          <table:table-cell table:formula="of:=0.1/[.D5]" office:value-type="float" office:value="0.545628154412768" calcext:value-type="float">
            <text:p>0.5456281544</text:p>
          </table:table-cell>
          <table:table-cell table:formula="of:=0.1/[.E5]" office:value-type="float" office:value="0.522509718680767" calcext:value-type="float">
            <text:p>0.5225097187</text:p>
          </table:table-cell>
          <table:table-cell table:formula="of:=0.1/[.F5]" office:value-type="float" office:value="0.53004563692934" calcext:value-type="float">
            <text:p>0.5300456369</text:p>
          </table:table-cell>
          <table:table-cell table:formula="of:=0.1/[.G5]" office:value-type="float" office:value="0.512024904891374" calcext:value-type="float">
            <text:p>0.5120249049</text:p>
          </table:table-cell>
          <table:table-cell table:formula="of:=0.1/[.H5]" office:value-type="float" office:value="0.517759138448794" calcext:value-type="float">
            <text:p>0.5177591384</text:p>
          </table:table-cell>
          <table:table-cell table:formula="of:=0.1/[.I5]" office:value-type="float" office:value="0.800499511695298" calcext:value-type="float">
            <text:p>0.8004995117</text:p>
          </table:table-cell>
          <table:table-cell table:formula="of:=0.1/[.J5]" office:value-type="float" office:value="0.517416230312312" calcext:value-type="float">
            <text:p>0.5174162303</text:p>
          </table:table-cell>
          <table:table-cell table:formula="of:=0.1/[.K5]" office:value-type="float" office:value="2.93606426457462" calcext:value-type="float">
            <text:p>2.9360642646</text:p>
          </table:table-cell>
          <table:table-cell table:formula="of:=0.1/[.L5]" office:value-type="float" office:value="1.99862494603713" calcext:value-type="float">
            <text:p>1.998624946</text:p>
          </table:table-cell>
          <table:table-cell table:formula="of:=0.1/[.M5]" office:value-type="float" office:value="1.64779936394945" calcext:value-type="float">
            <text:p>1.6477993639</text:p>
          </table:table-cell>
          <table:table-cell table:formula="of:=0.1/[.N5]" office:value-type="float" office:value="1.66683335000167" calcext:value-type="float">
            <text:p>1.66683335</text:p>
          </table:table-cell>
          <table:table-cell table:formula="of:=0.1/[.O5]" office:value-type="float" office:value="1.42704652742498" calcext:value-type="float">
            <text:p>1.4270465274</text:p>
          </table:table-cell>
          <table:table-cell table:formula="of:=0.1/[.P5]" office:value-type="float" office:value="1.2495970049659" calcext:value-type="float">
            <text:p>1.249597005</text:p>
          </table:table-cell>
          <table:table-cell table:formula="of:=0.1/[.Q5]" office:value-type="float" office:value="1.25542027704615" calcext:value-type="float">
            <text:p>1.255420277</text:p>
          </table:table-cell>
          <table:table-cell table:formula="of:=0.1/[.R5]" office:value-type="float" office:value="1.14903435153097" calcext:value-type="float">
            <text:p>1.1490343515</text:p>
          </table:table-cell>
          <table:table-cell table:formula="of:=0.1/[.S5]" office:value-type="float" office:value="1.15630329835516" calcext:value-type="float">
            <text:p>1.1563032984</text:p>
          </table:table-cell>
          <table:table-cell table:formula="of:=0.1/[.T5]" office:value-type="float" office:value="1.04237787240252" calcext:value-type="float">
            <text:p>1.0423778724</text:p>
          </table:table-cell>
          <table:table-cell table:formula="of:=0.1/[.U5]" office:value-type="float" office:value="1.03633493930704" calcext:value-type="float">
            <text:p>1.0363349393</text:p>
          </table:table-cell>
          <table:table-cell table:formula="of:=0.1/[.V5]" office:value-type="float" office:value="0.939620017664856" calcext:value-type="float">
            <text:p>0.9396200177</text:p>
          </table:table-cell>
          <table:table-cell table:formula="of:=0.1/[.W5]" office:value-type="float" office:value="0.91807131577981" calcext:value-type="float">
            <text:p>0.9180713158</text:p>
          </table:table-cell>
          <table:table-cell table:formula="of:=0.1/[.X5]" office:value-type="float" office:value="0.947831361844101" calcext:value-type="float">
            <text:p>0.9478313618</text:p>
          </table:table-cell>
          <table:table-cell table:formula="of:=0.1/[.Y5]" office:value-type="float" office:value="0.86102979163079" calcext:value-type="float">
            <text:p>0.8610297916</text:p>
          </table:table-cell>
        </table:table-row>
        <table:table-row table:style-name="ro1">
          <table:table-cell table:formula="of:=0.1/[.A6]" office:value-type="float" office:value="0.684997191511515" calcext:value-type="float">
            <text:p>0.6849971915</text:p>
          </table:table-cell>
          <table:table-cell table:formula="of:=0.1/[.B6]" office:value-type="float" office:value="0.816880008495552" calcext:value-type="float">
            <text:p>0.8168800085</text:p>
          </table:table-cell>
          <table:table-cell table:formula="of:=0.1/[.C6]" office:value-type="float" office:value="0.777121541809139" calcext:value-type="float">
            <text:p>0.7771215418</text:p>
          </table:table-cell>
          <table:table-cell table:formula="of:=0.1/[.D6]" office:value-type="float" office:value="0.792060386683881" calcext:value-type="float">
            <text:p>0.7920603867</text:p>
          </table:table-cell>
          <table:table-cell table:formula="of:=0.1/[.E6]" office:value-type="float" office:value="0.736236066732437" calcext:value-type="float">
            <text:p>0.7362360667</text:p>
          </table:table-cell>
          <table:table-cell table:formula="of:=0.1/[.F6]" office:value-type="float" office:value="0.737223909645838" calcext:value-type="float">
            <text:p>0.7372239096</text:p>
          </table:table-cell>
          <table:table-cell table:formula="of:=0.1/[.G6]" office:value-type="float" office:value="0.70036348865061" calcext:value-type="float">
            <text:p>0.7003634887</text:p>
          </table:table-cell>
          <table:table-cell table:formula="of:=0.1/[.H6]" office:value-type="float" office:value="0.935234977788169" calcext:value-type="float">
            <text:p>0.9352349778</text:p>
          </table:table-cell>
          <table:table-cell table:formula="of:=0.1/[.I6]" office:value-type="float" office:value="0.874171722293127" calcext:value-type="float">
            <text:p>0.8741717223</text:p>
          </table:table-cell>
          <table:table-cell table:formula="of:=0.1/[.J6]" office:value-type="float" office:value="1.14348573330025" calcext:value-type="float">
            <text:p>1.1434857333</text:p>
          </table:table-cell>
          <table:table-cell table:formula="of:=0.1/[.K6]" office:value-type="float" office:value="0.934212738924908" calcext:value-type="float">
            <text:p>0.9342127389</text:p>
          </table:table-cell>
          <table:table-cell table:formula="of:=0.1/[.L6]" office:value-type="float" office:value="0.74689292543021" calcext:value-type="float">
            <text:p>0.7468929254</text:p>
          </table:table-cell>
          <table:table-cell table:formula="of:=0.1/[.M6]" office:value-type="float" office:value="2.5909957714949" calcext:value-type="float">
            <text:p>2.5909957715</text:p>
          </table:table-cell>
          <table:table-cell table:formula="of:=0.1/[.N6]" office:value-type="float" office:value="2.11879220369221" calcext:value-type="float">
            <text:p>2.1187922037</text:p>
          </table:table-cell>
          <table:table-cell table:formula="of:=0.1/[.O6]" office:value-type="float" office:value="1.89070943199307" calcext:value-type="float">
            <text:p>1.890709432</text:p>
          </table:table-cell>
          <table:table-cell table:formula="of:=0.1/[.P6]" office:value-type="float" office:value="1.57741644425095" calcext:value-type="float">
            <text:p>1.5774164443</text:p>
          </table:table-cell>
          <table:table-cell table:formula="of:=0.1/[.Q6]" office:value-type="float" office:value="1.55380355572406" calcext:value-type="float">
            <text:p>1.5538035557</text:p>
          </table:table-cell>
          <table:table-cell table:formula="of:=0.1/[.R6]" office:value-type="float" office:value="1.33855190101141" calcext:value-type="float">
            <text:p>1.338551901</text:p>
          </table:table-cell>
          <table:table-cell table:formula="of:=0.1/[.S6]" office:value-type="float" office:value="1.33754392159853" calcext:value-type="float">
            <text:p>1.3375439216</text:p>
          </table:table-cell>
          <table:table-cell table:formula="of:=0.1/[.T6]" office:value-type="float" office:value="1.16802917269662" calcext:value-type="float">
            <text:p>1.1680291727</text:p>
          </table:table-cell>
          <table:table-cell table:formula="of:=0.1/[.U6]" office:value-type="float" office:value="1.16737331664768" calcext:value-type="float">
            <text:p>1.1673733166</text:p>
          </table:table-cell>
          <table:table-cell table:formula="of:=0.1/[.V6]" office:value-type="float" office:value="0.875955886861538" calcext:value-type="float">
            <text:p>0.8759558869</text:p>
          </table:table-cell>
          <table:table-cell table:formula="of:=0.1/[.W6]" office:value-type="float" office:value="1.05000546002839" calcext:value-type="float">
            <text:p>1.05000546</text:p>
          </table:table-cell>
          <table:table-cell table:formula="of:=0.1/[.X6]" office:value-type="float" office:value="0.945143850894106" calcext:value-type="float">
            <text:p>0.9451438509</text:p>
          </table:table-cell>
          <table:table-cell table:formula="of:=0.1/[.Y6]" office:value-type="float" office:value="0.743566292652822" calcext:value-type="float">
            <text:p>0.7435662927</text:p>
          </table:table-cell>
        </table:table-row>
        <table:table-row table:style-name="ro1">
          <table:table-cell table:formula="of:=0.1/[.A7]" office:value-type="float" office:value="0.69656315738148" calcext:value-type="float">
            <text:p>0.6965631574</text:p>
          </table:table-cell>
          <table:table-cell table:formula="of:=0.1/[.B7]" office:value-type="float" office:value="0.843796408802484" calcext:value-type="float">
            <text:p>0.8437964088</text:p>
          </table:table-cell>
          <table:table-cell table:formula="of:=0.1/[.C7]" office:value-type="float" office:value="0.80290329832675" calcext:value-type="float">
            <text:p>0.8029032983</text:p>
          </table:table-cell>
          <table:table-cell table:formula="of:=0.1/[.D7]" office:value-type="float" office:value="0.820021648571522" calcext:value-type="float">
            <text:p>0.8200216486</text:p>
          </table:table-cell>
          <table:table-cell table:formula="of:=0.1/[.E7]" office:value-type="float" office:value="0.765943105746105" calcext:value-type="float">
            <text:p>0.7659431057</text:p>
          </table:table-cell>
          <table:table-cell table:formula="of:=0.1/[.F7]" office:value-type="float" office:value="0.784873910006358" calcext:value-type="float">
            <text:p>0.78487391</text:p>
          </table:table-cell>
          <table:table-cell table:formula="of:=0.1/[.G7]" office:value-type="float" office:value="0.967829352328597" calcext:value-type="float">
            <text:p>0.9678293523</text:p>
          </table:table-cell>
          <table:table-cell table:formula="of:=0.1/[.H7]" office:value-type="float" office:value="0.471731490435644" calcext:value-type="float">
            <text:p>0.4717314904</text:p>
          </table:table-cell>
          <table:table-cell table:formula="of:=0.1/[.I7]" office:value-type="float" office:value="0.601080743176231" calcext:value-type="float">
            <text:p>0.6010807432</text:p>
          </table:table-cell>
          <table:table-cell table:formula="of:=0.1/[.J7]" office:value-type="float" office:value="1.57171911493353" calcext:value-type="float">
            <text:p>1.5717191149</text:p>
          </table:table-cell>
          <table:table-cell table:formula="of:=0.1/[.K7]" office:value-type="float" office:value="1.42998098125295" calcext:value-type="float">
            <text:p>1.4299809813</text:p>
          </table:table-cell>
          <table:table-cell table:formula="of:=0.1/[.L7]" office:value-type="float" office:value="0.983090837593394" calcext:value-type="float">
            <text:p>0.9830908376</text:p>
          </table:table-cell>
          <table:table-cell table:formula="of:=0.1/[.M7]" office:value-type="float" office:value="2.67302490189999" calcext:value-type="float">
            <text:p>2.6730249019</text:p>
          </table:table-cell>
          <table:table-cell table:formula="of:=0.1/[.N7]" office:value-type="float" office:value="1.93879608518295" calcext:value-type="float">
            <text:p>1.9387960852</text:p>
          </table:table-cell>
          <table:table-cell table:formula="of:=0.1/[.O7]" office:value-type="float" office:value="1.44473387279696" calcext:value-type="float">
            <text:p>1.4447338728</text:p>
          </table:table-cell>
          <table:table-cell table:formula="of:=0.1/[.P7]" office:value-type="float" office:value="1.48520659966405" calcext:value-type="float">
            <text:p>1.4852065997</text:p>
          </table:table-cell>
          <table:table-cell table:formula="of:=0.1/[.Q7]" office:value-type="float" office:value="1.17142930775557" calcext:value-type="float">
            <text:p>1.1714293078</text:p>
          </table:table-cell>
          <table:table-cell table:formula="of:=0.1/[.R7]" office:value-type="float" office:value="1.37913343529727" calcext:value-type="float">
            <text:p>1.3791334353</text:p>
          </table:table-cell>
          <table:table-cell table:formula="of:=0.1/[.S7]" office:value-type="float" office:value="1.21746032905518" calcext:value-type="float">
            <text:p>1.2174603291</text:p>
          </table:table-cell>
          <table:table-cell table:formula="of:=0.1/[.T7]" office:value-type="float" office:value="1.26623310845033" calcext:value-type="float">
            <text:p>1.2662331085</text:p>
          </table:table-cell>
          <table:table-cell table:formula="of:=0.1/[.U7]" office:value-type="float" office:value="0.560619821274401" calcext:value-type="float">
            <text:p>0.5606198213</text:p>
          </table:table-cell>
          <table:table-cell table:formula="of:=0.1/[.V7]" office:value-type="float" office:value="0.539959719004962" calcext:value-type="float">
            <text:p>0.539959719</text:p>
          </table:table-cell>
          <table:table-cell table:formula="of:=0.1/[.W7]" office:value-type="float" office:value="0.541491809936375" calcext:value-type="float">
            <text:p>0.5414918099</text:p>
          </table:table-cell>
          <table:table-cell table:formula="of:=0.1/[.X7]" office:value-type="float" office:value="0.542525892048198" calcext:value-type="float">
            <text:p>0.542525892</text:p>
          </table:table-cell>
          <table:table-cell table:formula="of:=0.1/[.Y7]" office:value-type="float" office:value="0.543655539849951" calcext:value-type="float">
            <text:p>0.5436555398</text:p>
          </table:table-cell>
        </table:table-row>
        <table:table-row table:style-name="ro1">
          <table:table-cell table:formula="of:=0.1/[.A8]" office:value-type="float" office:value="0.519769430280727" calcext:value-type="float">
            <text:p>0.5197694303</text:p>
          </table:table-cell>
          <table:table-cell table:formula="of:=0.1/[.B8]" office:value-type="float" office:value="0.464088808034305" calcext:value-type="float">
            <text:p>0.464088808</text:p>
          </table:table-cell>
          <table:table-cell table:formula="of:=0.1/[.C8]" office:value-type="float" office:value="0.516574285965193" calcext:value-type="float">
            <text:p>0.516574286</text:p>
          </table:table-cell>
          <table:table-cell table:formula="of:=0.1/[.D8]" office:value-type="float" office:value="0.834926651693649" calcext:value-type="float">
            <text:p>0.8349266517</text:p>
          </table:table-cell>
          <table:table-cell table:formula="of:=0.1/[.E8]" office:value-type="float" office:value="2.09434610325964" calcext:value-type="float">
            <text:p>2.0943461033</text:p>
          </table:table-cell>
          <table:table-cell table:formula="of:=0.1/[.F8]" office:value-type="float" office:value="2.99501629288863" calcext:value-type="float">
            <text:p>2.9950162929</text:p>
          </table:table-cell>
          <table:table-cell table:formula="of:=0.1/[.G8]" office:value-type="float" office:value="2.29452526272314" calcext:value-type="float">
            <text:p>2.2945252627</text:p>
          </table:table-cell>
          <table:table-cell table:formula="of:=0.1/[.H8]" office:value-type="float" office:value="1.75869012759297" calcext:value-type="float">
            <text:p>1.7586901276</text:p>
          </table:table-cell>
          <table:table-cell table:formula="of:=0.1/[.I8]" office:value-type="float" office:value="1.48737810936394" calcext:value-type="float">
            <text:p>1.4873781094</text:p>
          </table:table-cell>
          <table:table-cell table:formula="of:=0.1/[.J8]" office:value-type="float" office:value="1.4812379001379" calcext:value-type="float">
            <text:p>1.4812379001</text:p>
          </table:table-cell>
          <table:table-cell table:formula="of:=0.1/[.K8]" office:value-type="float" office:value="1.09183178802741" calcext:value-type="float">
            <text:p>1.091831788</text:p>
          </table:table-cell>
          <table:table-cell table:formula="of:=0.1/[.L8]" office:value-type="float" office:value="1.13435659860905" calcext:value-type="float">
            <text:p>1.1343565986</text:p>
          </table:table-cell>
          <table:table-cell table:formula="of:=0.1/[.M8]" office:value-type="float" office:value="1.18357902461253" calcext:value-type="float">
            <text:p>1.1835790246</text:p>
          </table:table-cell>
          <table:table-cell table:formula="of:=0.1/[.N8]" office:value-type="float" office:value="1.0703681424189" calcext:value-type="float">
            <text:p>1.0703681424</text:p>
          </table:table-cell>
          <table:table-cell table:formula="of:=0.1/[.O8]" office:value-type="float" office:value="1.11081982946694" calcext:value-type="float">
            <text:p>1.1108198295</text:p>
          </table:table-cell>
          <table:table-cell table:formula="of:=0.1/[.P8]" office:value-type="float" office:value="1.09980390496375" calcext:value-type="float">
            <text:p>1.099803905</text:p>
          </table:table-cell>
          <table:table-cell table:formula="of:=0.1/[.Q8]" office:value-type="float" office:value="0.990148027130056" calcext:value-type="float">
            <text:p>0.9901480271</text:p>
          </table:table-cell>
          <table:table-cell table:formula="of:=0.1/[.R8]" office:value-type="float" office:value="1.42927790021925" calcext:value-type="float">
            <text:p>1.4292779002</text:p>
          </table:table-cell>
          <table:table-cell table:formula="of:=0.1/[.S8]" office:value-type="float" office:value="0.810005184033178" calcext:value-type="float">
            <text:p>0.810005184</text:p>
          </table:table-cell>
          <table:table-cell table:formula="of:=0.1/[.T8]" office:value-type="float" office:value="1.38587845291617" calcext:value-type="float">
            <text:p>1.3858784529</text:p>
          </table:table-cell>
          <table:table-cell table:formula="of:=0.1/[.U8]" office:value-type="float" office:value="1.4176434229851" calcext:value-type="float">
            <text:p>1.417643423</text:p>
          </table:table-cell>
          <table:table-cell table:formula="of:=0.1/[.V8]" office:value-type="float" office:value="0.982405124225128" calcext:value-type="float">
            <text:p>0.9824051242</text:p>
          </table:table-cell>
          <table:table-cell table:formula="of:=0.1/[.W8]" office:value-type="float" office:value="1.23960283125287" calcext:value-type="float">
            <text:p>1.2396028313</text:p>
          </table:table-cell>
          <table:table-cell table:formula="of:=0.1/[.X8]" office:value-type="float" office:value="1.57803875031955" calcext:value-type="float">
            <text:p>1.5780387503</text:p>
          </table:table-cell>
          <table:table-cell table:formula="of:=0.1/[.Y8]" office:value-type="float" office:value="1.19552729329034" calcext:value-type="float">
            <text:p>1.1955272933</text:p>
          </table:table-cell>
        </table:table-row>
        <table:table-row table:style-name="ro1">
          <table:table-cell table:formula="of:=0.1/[.A9]" office:value-type="float" office:value="0.474822535077515" calcext:value-type="float">
            <text:p>0.4748225351</text:p>
          </table:table-cell>
          <table:table-cell table:formula="of:=0.1/[.B9]" office:value-type="float" office:value="0.993088106776833" calcext:value-type="float">
            <text:p>0.9930881068</text:p>
          </table:table-cell>
          <table:table-cell table:formula="of:=0.1/[.C9]" office:value-type="float" office:value="1.48583994532109" calcext:value-type="float">
            <text:p>1.4858399453</text:p>
          </table:table-cell>
          <table:table-cell table:formula="of:=0.1/[.D9]" office:value-type="float" office:value="2.23802266221748" calcext:value-type="float">
            <text:p>2.2380226622</text:p>
          </table:table-cell>
          <table:table-cell table:formula="of:=0.1/[.E9]" office:value-type="float" office:value="2.72512978430598" calcext:value-type="float">
            <text:p>2.7251297843</text:p>
          </table:table-cell>
          <table:table-cell table:formula="of:=0.1/[.F9]" office:value-type="float" office:value="2.39905381317608" calcext:value-type="float">
            <text:p>2.3990538132</text:p>
          </table:table-cell>
          <table:table-cell table:formula="of:=0.1/[.G9]" office:value-type="float" office:value="1.96145351551314" calcext:value-type="float">
            <text:p>1.9614535155</text:p>
          </table:table-cell>
          <table:table-cell table:formula="of:=0.1/[.H9]" office:value-type="float" office:value="1.64804377204259" calcext:value-type="float">
            <text:p>1.648043772</text:p>
          </table:table-cell>
          <table:table-cell table:formula="of:=0.1/[.I9]" office:value-type="float" office:value="1.79949973907254" calcext:value-type="float">
            <text:p>1.7994997391</text:p>
          </table:table-cell>
          <table:table-cell table:formula="of:=0.1/[.J9]" office:value-type="float" office:value="1.62805198695605" calcext:value-type="float">
            <text:p>1.628051987</text:p>
          </table:table-cell>
          <table:table-cell table:formula="of:=0.1/[.K9]" office:value-type="float" office:value="1.39048795003143" calcext:value-type="float">
            <text:p>1.39048795</text:p>
          </table:table-cell>
          <table:table-cell table:formula="of:=0.1/[.L9]" office:value-type="float" office:value="1.48413974066142" calcext:value-type="float">
            <text:p>1.4841397407</text:p>
          </table:table-cell>
          <table:table-cell table:formula="of:=0.1/[.M9]" office:value-type="float" office:value="1.40786178176171" calcext:value-type="float">
            <text:p>1.4078617818</text:p>
          </table:table-cell>
          <table:table-cell table:formula="of:=0.1/[.N9]" office:value-type="float" office:value="1.27383504600455" calcext:value-type="float">
            <text:p>1.273835046</text:p>
          </table:table-cell>
          <table:table-cell table:formula="of:=0.1/[.O9]" office:value-type="float" office:value="1.30603886249239" calcext:value-type="float">
            <text:p>1.3060388625</text:p>
          </table:table-cell>
          <table:table-cell table:formula="of:=0.1/[.P9]" office:value-type="float" office:value="1.53503486831703" calcext:value-type="float">
            <text:p>1.5350348683</text:p>
          </table:table-cell>
          <table:table-cell table:formula="of:=0.1/[.Q9]" office:value-type="float" office:value="1.31776091336644" calcext:value-type="float">
            <text:p>1.3177609134</text:p>
          </table:table-cell>
          <table:table-cell table:formula="of:=0.1/[.R9]" office:value-type="float" office:value="1.26888577870886" calcext:value-type="float">
            <text:p>1.2688857787</text:p>
          </table:table-cell>
          <table:table-cell table:formula="of:=0.1/[.S9]" office:value-type="float" office:value="1.44770806098325" calcext:value-type="float">
            <text:p>1.447708061</text:p>
          </table:table-cell>
          <table:table-cell table:formula="of:=0.1/[.T9]" office:value-type="float" office:value="0.702982755833" calcext:value-type="float">
            <text:p>0.7029827558</text:p>
          </table:table-cell>
          <table:table-cell table:formula="of:=0.1/[.U9]" office:value-type="float" office:value="1.21317998738293" calcext:value-type="float">
            <text:p>1.2131799874</text:p>
          </table:table-cell>
          <table:table-cell table:formula="of:=0.1/[.V9]" office:value-type="float" office:value="1.16436258716709" calcext:value-type="float">
            <text:p>1.1643625872</text:p>
          </table:table-cell>
          <table:table-cell table:formula="of:=0.1/[.W9]" office:value-type="float" office:value="1.36929466262633" calcext:value-type="float">
            <text:p>1.3692946626</text:p>
          </table:table-cell>
          <table:table-cell table:formula="of:=0.1/[.X9]" office:value-type="float" office:value="1.0670103862791" calcext:value-type="float">
            <text:p>1.0670103863</text:p>
          </table:table-cell>
          <table:table-cell table:formula="of:=0.1/[.Y9]" office:value-type="float" office:value="0.998522187162999" calcext:value-type="float">
            <text:p>0.9985221872</text:p>
          </table:table-cell>
        </table:table-row>
        <table:table-row table:style-name="ro1">
          <table:table-cell table:formula="of:=0.1/[.A10]" office:value-type="float" office:value="0.464487600503505" calcext:value-type="float">
            <text:p>0.4644876005</text:p>
          </table:table-cell>
          <table:table-cell table:formula="of:=0.1/[.B10]" office:value-type="float" office:value="3.86236090672785" calcext:value-type="float">
            <text:p>3.8623609067</text:p>
          </table:table-cell>
          <table:table-cell table:formula="of:=0.1/[.C10]" office:value-type="float" office:value="2.05937592671917" calcext:value-type="float">
            <text:p>2.0593759267</text:p>
          </table:table-cell>
          <table:table-cell table:formula="of:=0.1/[.D10]" office:value-type="float" office:value="1.75856332410674" calcext:value-type="float">
            <text:p>1.7585633241</text:p>
          </table:table-cell>
          <table:table-cell table:formula="of:=0.1/[.E10]" office:value-type="float" office:value="1.7390185327205" calcext:value-type="float">
            <text:p>1.7390185327</text:p>
          </table:table-cell>
          <table:table-cell table:formula="of:=0.1/[.F10]" office:value-type="float" office:value="1.4654097358892" calcext:value-type="float">
            <text:p>1.4654097359</text:p>
          </table:table-cell>
          <table:table-cell table:formula="of:=0.1/[.G10]" office:value-type="float" office:value="1.4924682589313" calcext:value-type="float">
            <text:p>1.4924682589</text:p>
          </table:table-cell>
          <table:table-cell table:formula="of:=0.1/[.H10]" office:value-type="float" office:value="1.30589048018899" calcext:value-type="float">
            <text:p>1.3058904802</text:p>
          </table:table-cell>
          <table:table-cell table:formula="of:=0.1/[.I10]" office:value-type="float" office:value="1.30743735740761" calcext:value-type="float">
            <text:p>1.3074373574</text:p>
          </table:table-cell>
          <table:table-cell table:formula="of:=0.1/[.J10]" office:value-type="float" office:value="1.16647322652327" calcext:value-type="float">
            <text:p>1.1664732265</text:p>
          </table:table-cell>
          <table:table-cell table:formula="of:=0.1/[.K10]" office:value-type="float" office:value="1.08237876546043" calcext:value-type="float">
            <text:p>1.0823787655</text:p>
          </table:table-cell>
          <table:table-cell table:formula="of:=0.1/[.L10]" office:value-type="float" office:value="0.536523861898758" calcext:value-type="float">
            <text:p>0.5365238619</text:p>
          </table:table-cell>
          <table:table-cell table:formula="of:=0.1/[.M10]" office:value-type="float" office:value="0.512103567825557" calcext:value-type="float">
            <text:p>0.5121035678</text:p>
          </table:table-cell>
          <table:table-cell table:formula="of:=0.1/[.N10]" office:value-type="float" office:value="0.516969524646522" calcext:value-type="float">
            <text:p>0.5169695246</text:p>
          </table:table-cell>
          <table:table-cell table:formula="of:=0.1/[.O10]" office:value-type="float" office:value="0.432827358151654" calcext:value-type="float">
            <text:p>0.4328273582</text:p>
          </table:table-cell>
          <table:table-cell table:formula="of:=0.1/[.P10]" office:value-type="float" office:value="0.489771129950974" calcext:value-type="float">
            <text:p>0.48977113</text:p>
          </table:table-cell>
          <table:table-cell table:formula="of:=0.1/[.Q10]" office:value-type="float" office:value="0.517311840750723" calcext:value-type="float">
            <text:p>0.5173118408</text:p>
          </table:table-cell>
          <table:table-cell table:formula="of:=0.1/[.R10]" office:value-type="float" office:value="0.491980714355997" calcext:value-type="float">
            <text:p>0.4919807144</text:p>
          </table:table-cell>
          <table:table-cell table:formula="of:=0.1/[.S10]" office:value-type="float" office:value="0.502775319765104" calcext:value-type="float">
            <text:p>0.5027753198</text:p>
          </table:table-cell>
          <table:table-cell table:formula="of:=0.1/[.T10]" office:value-type="float" office:value="0.385121968127306" calcext:value-type="float">
            <text:p>0.3851219681</text:p>
          </table:table-cell>
          <table:table-cell table:formula="of:=0.1/[.U10]" office:value-type="float" office:value="0.564872818884828" calcext:value-type="float">
            <text:p>0.5648728189</text:p>
          </table:table-cell>
          <table:table-cell table:formula="of:=0.1/[.V10]" office:value-type="float" office:value="2.19538486194322" calcext:value-type="float">
            <text:p>2.1953848619</text:p>
          </table:table-cell>
          <table:table-cell table:formula="of:=0.1/[.W10]" office:value-type="float" office:value="2.61865108045544" calcext:value-type="float">
            <text:p>2.6186510805</text:p>
          </table:table-cell>
          <table:table-cell table:formula="of:=0.1/[.X10]" office:value-type="float" office:value="2.08960213975259" calcext:value-type="float">
            <text:p>2.0896021398</text:p>
          </table:table-cell>
          <table:table-cell table:formula="of:=0.1/[.Y10]" office:value-type="float" office:value="2.76517319662317" calcext:value-type="float">
            <text:p>2.7651731966</text:p>
          </table:table-cell>
        </table:table-row>
        <table:table-row table:style-name="ro1">
          <table:table-cell table:formula="of:=0.1/[.A11]" office:value-type="float" office:value="2.15288033860502" calcext:value-type="float">
            <text:p>2.1528803386</text:p>
          </table:table-cell>
          <table:table-cell table:formula="of:=0.1/[.B11]" office:value-type="float" office:value="1.77133170488905" calcext:value-type="float">
            <text:p>1.7713317049</text:p>
          </table:table-cell>
          <table:table-cell table:formula="of:=0.1/[.C11]" office:value-type="float" office:value="1.44457734556024" calcext:value-type="float">
            <text:p>1.4445773456</text:p>
          </table:table-cell>
          <table:table-cell table:formula="of:=0.1/[.D11]" office:value-type="float" office:value="1.41904155095565" calcext:value-type="float">
            <text:p>1.419041551</text:p>
          </table:table-cell>
          <table:table-cell table:formula="of:=0.1/[.E11]" office:value-type="float" office:value="1.24357073927793" calcext:value-type="float">
            <text:p>1.2435707393</text:p>
          </table:table-cell>
          <table:table-cell table:formula="of:=0.1/[.F11]" office:value-type="float" office:value="1.27160941245287" calcext:value-type="float">
            <text:p>1.2716094125</text:p>
          </table:table-cell>
          <table:table-cell table:formula="of:=0.1/[.G11]" office:value-type="float" office:value="1.14711918224168" calcext:value-type="float">
            <text:p>1.1471191822</text:p>
          </table:table-cell>
          <table:table-cell table:formula="of:=0.1/[.H11]" office:value-type="float" office:value="1.14307792019259" calcext:value-type="float">
            <text:p>1.1430779202</text:p>
          </table:table-cell>
          <table:table-cell table:formula="of:=0.1/[.I11]" office:value-type="float" office:value="1.02984702652268" calcext:value-type="float">
            <text:p>1.0298470265</text:p>
          </table:table-cell>
          <table:table-cell table:formula="of:=0.1/[.J11]" office:value-type="float" office:value="1.05747369534183" calcext:value-type="float">
            <text:p>1.0574736953</text:p>
          </table:table-cell>
          <table:table-cell table:formula="of:=0.1/[.K11]" office:value-type="float" office:value="0.93984962406015" calcext:value-type="float">
            <text:p>0.9398496241</text:p>
          </table:table-cell>
          <table:table-cell table:formula="of:=0.1/[.L11]" office:value-type="float" office:value="0.940238444469517" calcext:value-type="float">
            <text:p>0.9402384445</text:p>
          </table:table-cell>
          <table:table-cell table:formula="of:=0.1/[.M11]" office:value-type="float" office:value="0.86976185920295" calcext:value-type="float">
            <text:p>0.8697618592</text:p>
          </table:table-cell>
          <table:table-cell table:formula="of:=0.1/[.N11]" office:value-type="float" office:value="0.905542827648034" calcext:value-type="float">
            <text:p>0.9055428276</text:p>
          </table:table-cell>
          <table:table-cell table:formula="of:=0.1/[.O11]" office:value-type="float" office:value="0.839193702690455" calcext:value-type="float">
            <text:p>0.8391937027</text:p>
          </table:table-cell>
          <table:table-cell table:formula="of:=0.1/[.P11]" office:value-type="float" office:value="0.893647063028927" calcext:value-type="float">
            <text:p>0.893647063</text:p>
          </table:table-cell>
          <table:table-cell table:formula="of:=0.1/[.Q11]" office:value-type="float" office:value="0.858958941762584" calcext:value-type="float">
            <text:p>0.8589589418</text:p>
          </table:table-cell>
          <table:table-cell table:formula="of:=0.1/[.R11]" office:value-type="float" office:value="0.953025379065845" calcext:value-type="float">
            <text:p>0.9530253791</text:p>
          </table:table-cell>
          <table:table-cell table:formula="of:=0.1/[.S11]" office:value-type="float" office:value="1.17385771905359" calcext:value-type="float">
            <text:p>1.1738577191</text:p>
          </table:table-cell>
          <table:table-cell table:formula="of:=0.1/[.T11]" office:value-type="float" office:value="1.25760062376991" calcext:value-type="float">
            <text:p>1.2576006238</text:p>
          </table:table-cell>
          <table:table-cell table:formula="of:=0.1/[.U11]" office:value-type="float" office:value="0.751201923076923" calcext:value-type="float">
            <text:p>0.7512019231</text:p>
          </table:table-cell>
          <table:table-cell table:formula="of:=0.1/[.V11]" office:value-type="float" office:value="0.797244722239939" calcext:value-type="float">
            <text:p>0.7972447222</text:p>
          </table:table-cell>
          <table:table-cell table:formula="of:=0.1/[.W11]" office:value-type="float" office:value="0.707573870712102" calcext:value-type="float">
            <text:p>0.7075738707</text:p>
          </table:table-cell>
          <table:table-cell table:formula="of:=0.1/[.X11]" office:value-type="float" office:value="0.776017941534808" calcext:value-type="float">
            <text:p>0.7760179415</text:p>
          </table:table-cell>
          <table:table-cell table:formula="of:=0.1/[.Y11]" office:value-type="float" office:value="2.30896223692261" calcext:value-type="float">
            <text:p>2.3089622369</text:p>
          </table:table-cell>
        </table:table-row>
        <table:table-row table:style-name="ro1">
          <table:table-cell table:formula="of:=0.1/[.A12]" office:value-type="float" office:value="2.46406773229383" calcext:value-type="float">
            <text:p>2.4640677323</text:p>
          </table:table-cell>
          <table:table-cell table:formula="of:=0.1/[.B12]" office:value-type="float" office:value="1.81381217974879" calcext:value-type="float">
            <text:p>1.8138121797</text:p>
          </table:table-cell>
          <table:table-cell table:formula="of:=0.1/[.C12]" office:value-type="float" office:value="1.59035102227764" calcext:value-type="float">
            <text:p>1.5903510223</text:p>
          </table:table-cell>
          <table:table-cell table:formula="of:=0.1/[.D12]" office:value-type="float" office:value="1.59358232525971" calcext:value-type="float">
            <text:p>1.5935823253</text:p>
          </table:table-cell>
          <table:table-cell table:formula="of:=0.1/[.E12]" office:value-type="float" office:value="1.37909919998455" calcext:value-type="float">
            <text:p>1.3790992</text:p>
          </table:table-cell>
          <table:table-cell table:formula="of:=0.1/[.F12]" office:value-type="float" office:value="1.18586262018718" calcext:value-type="float">
            <text:p>1.1858626202</text:p>
          </table:table-cell>
          <table:table-cell table:formula="of:=0.1/[.G12]" office:value-type="float" office:value="1.26985900755439" calcext:value-type="float">
            <text:p>1.2698590076</text:p>
          </table:table-cell>
          <table:table-cell table:formula="of:=0.1/[.H12]" office:value-type="float" office:value="1.13429741051244" calcext:value-type="float">
            <text:p>1.1342974105</text:p>
          </table:table-cell>
          <table:table-cell table:formula="of:=0.1/[.I12]" office:value-type="float" office:value="1.13930122098912" calcext:value-type="float">
            <text:p>1.139301221</text:p>
          </table:table-cell>
          <table:table-cell table:formula="of:=0.1/[.J12]" office:value-type="float" office:value="1.12801758805023" calcext:value-type="float">
            <text:p>1.1280175881</text:p>
          </table:table-cell>
          <table:table-cell table:formula="of:=0.1/[.K12]" office:value-type="float" office:value="1.46873719444759" calcext:value-type="float">
            <text:p>1.4687371944</text:p>
          </table:table-cell>
          <table:table-cell table:formula="of:=0.1/[.L12]" office:value-type="float" office:value="1.5997875482136" calcext:value-type="float">
            <text:p>1.5997875482</text:p>
          </table:table-cell>
          <table:table-cell table:formula="of:=0.1/[.M12]" office:value-type="float" office:value="1.36231986725555" calcext:value-type="float">
            <text:p>1.3623198673</text:p>
          </table:table-cell>
          <table:table-cell table:formula="of:=0.1/[.N12]" office:value-type="float" office:value="0.582624958487972" calcext:value-type="float">
            <text:p>0.5826249585</text:p>
          </table:table-cell>
          <table:table-cell table:formula="of:=0.1/[.O12]" office:value-type="float" office:value="0.592006725196398" calcext:value-type="float">
            <text:p>0.5920067252</text:p>
          </table:table-cell>
          <table:table-cell table:formula="of:=0.1/[.P12]" office:value-type="float" office:value="0.585000585000585" calcext:value-type="float">
            <text:p>0.585000585</text:p>
          </table:table-cell>
          <table:table-cell table:formula="of:=0.1/[.Q12]" office:value-type="float" office:value="0.568621207296547" calcext:value-type="float">
            <text:p>0.5686212073</text:p>
          </table:table-cell>
          <table:table-cell table:formula="of:=0.1/[.R12]" office:value-type="float" office:value="2.82026188951906" calcext:value-type="float">
            <text:p>2.8202618895</text:p>
          </table:table-cell>
          <table:table-cell table:formula="of:=0.1/[.S12]" office:value-type="float" office:value="2.30509818565722" calcext:value-type="float">
            <text:p>2.3050981857</text:p>
          </table:table-cell>
          <table:table-cell table:formula="of:=0.1/[.T12]" office:value-type="float" office:value="1.67943033722961" calcext:value-type="float">
            <text:p>1.6794303372</text:p>
          </table:table-cell>
          <table:table-cell table:formula="of:=0.1/[.U12]" office:value-type="float" office:value="1.41016673811511" calcext:value-type="float">
            <text:p>1.4101667381</text:p>
          </table:table-cell>
          <table:table-cell table:formula="of:=0.1/[.V12]" office:value-type="float" office:value="1.4047903350425" calcext:value-type="float">
            <text:p>1.404790335</text:p>
          </table:table-cell>
          <table:table-cell table:formula="of:=0.1/[.W12]" office:value-type="float" office:value="1.06047012761698" calcext:value-type="float">
            <text:p>1.0604701276</text:p>
          </table:table-cell>
          <table:table-cell table:formula="of:=0.1/[.X12]" office:value-type="float" office:value="1.13719068413392" calcext:value-type="float">
            <text:p>1.1371906841</text:p>
          </table:table-cell>
          <table:table-cell table:formula="of:=0.1/[.Y12]" office:value-type="float" office:value="1.1640942124728" calcext:value-type="float">
            <text:p>1.1640942125</text:p>
          </table:table-cell>
        </table:table-row>
        <table:table-row table:style-name="ro1">
          <table:table-cell table:formula="of:=0.1/[.A13]" office:value-type="float" office:value="1.0526382271888" calcext:value-type="float">
            <text:p>1.0526382272</text:p>
          </table:table-cell>
          <table:table-cell table:formula="of:=0.1/[.B13]" office:value-type="float" office:value="1.05755980765102" calcext:value-type="float">
            <text:p>1.0575598077</text:p>
          </table:table-cell>
          <table:table-cell table:formula="of:=0.1/[.C13]" office:value-type="float" office:value="1.14683896775318" calcext:value-type="float">
            <text:p>1.1468389678</text:p>
          </table:table-cell>
          <table:table-cell table:formula="of:=0.1/[.D13]" office:value-type="float" office:value="1.03025869795906" calcext:value-type="float">
            <text:p>1.030258698</text:p>
          </table:table-cell>
          <table:table-cell table:formula="of:=0.1/[.E13]" office:value-type="float" office:value="0.913792788347315" calcext:value-type="float">
            <text:p>0.9137927883</text:p>
          </table:table-cell>
          <table:table-cell table:formula="of:=0.1/[.F13]" office:value-type="float" office:value="1.00753028132261" calcext:value-type="float">
            <text:p>1.0075302813</text:p>
          </table:table-cell>
          <table:table-cell table:formula="of:=0.1/[.G13]" office:value-type="float" office:value="0.925095053516749" calcext:value-type="float">
            <text:p>0.9250950535</text:p>
          </table:table-cell>
          <table:table-cell table:formula="of:=0.1/[.H13]" office:value-type="float" office:value="0.938579366271212" calcext:value-type="float">
            <text:p>0.9385793663</text:p>
          </table:table-cell>
          <table:table-cell table:formula="of:=0.1/[.I13]" office:value-type="float" office:value="0.739502758345289" calcext:value-type="float">
            <text:p>0.7395027583</text:p>
          </table:table-cell>
          <table:table-cell table:formula="of:=0.1/[.J13]" office:value-type="float" office:value="0.818900217008557" calcext:value-type="float">
            <text:p>0.818900217</text:p>
          </table:table-cell>
          <table:table-cell table:formula="of:=0.1/[.K13]" office:value-type="float" office:value="0.834174459246407" calcext:value-type="float">
            <text:p>0.8341744592</text:p>
          </table:table-cell>
          <table:table-cell table:formula="of:=0.1/[.L13]" office:value-type="float" office:value="0.777822718645966" calcext:value-type="float">
            <text:p>0.7778227186</text:p>
          </table:table-cell>
          <table:table-cell table:formula="of:=0.1/[.M13]" office:value-type="float" office:value="0.871042201994687" calcext:value-type="float">
            <text:p>0.871042202</text:p>
          </table:table-cell>
          <table:table-cell table:formula="of:=0.1/[.N13]" office:value-type="float" office:value="0.942400482509047" calcext:value-type="float">
            <text:p>0.9424004825</text:p>
          </table:table-cell>
          <table:table-cell table:formula="of:=0.1/[.O13]" office:value-type="float" office:value="1.72309813043853" calcext:value-type="float">
            <text:p>1.7230981304</text:p>
          </table:table-cell>
          <table:table-cell table:formula="of:=0.1/[.P13]" office:value-type="float" office:value="1.24883078218018" calcext:value-type="float">
            <text:p>1.2488307822</text:p>
          </table:table-cell>
          <table:table-cell table:formula="of:=0.1/[.Q13]" office:value-type="float" office:value="0.627951371445795" calcext:value-type="float">
            <text:p>0.6279513714</text:p>
          </table:table-cell>
          <table:table-cell table:formula="of:=0.1/[.R13]" office:value-type="float" office:value="2.86876545547389" calcext:value-type="float">
            <text:p>2.8687654555</text:p>
          </table:table-cell>
          <table:table-cell table:formula="of:=0.1/[.S13]" office:value-type="float" office:value="2.20114019061874" calcext:value-type="float">
            <text:p>2.2011401906</text:p>
          </table:table-cell>
          <table:table-cell table:formula="of:=0.1/[.T13]" office:value-type="float" office:value="1.78642247462387" calcext:value-type="float">
            <text:p>1.7864224746</text:p>
          </table:table-cell>
          <table:table-cell table:formula="of:=0.1/[.U13]" office:value-type="float" office:value="1.82401535091319" calcext:value-type="float">
            <text:p>1.8240153509</text:p>
          </table:table-cell>
          <table:table-cell table:formula="of:=0.1/[.V13]" office:value-type="float" office:value="1.59087980425815" calcext:value-type="float">
            <text:p>1.5908798043</text:p>
          </table:table-cell>
          <table:table-cell table:formula="of:=0.1/[.W13]" office:value-type="float" office:value="1.55684912419453" calcext:value-type="float">
            <text:p>1.5568491242</text:p>
          </table:table-cell>
          <table:table-cell table:formula="of:=0.1/[.X13]" office:value-type="float" office:value="1.34745102689243" calcext:value-type="float">
            <text:p>1.3474510269</text:p>
          </table:table-cell>
          <table:table-cell table:formula="of:=0.1/[.Y13]" office:value-type="float" office:value="1.33999758800434" calcext:value-type="float">
            <text:p>1.339997588</text:p>
          </table:table-cell>
        </table:table-row>
        <table:table-row table:style-name="ro1">
          <table:table-cell table:formula="of:=0.1/[.A14]" office:value-type="float" office:value="1.18504052246067" calcext:value-type="float">
            <text:p>1.1850405225</text:p>
          </table:table-cell>
          <table:table-cell table:formula="of:=0.1/[.B14]" office:value-type="float" office:value="1.06079073462941" calcext:value-type="float">
            <text:p>1.0607907346</text:p>
          </table:table-cell>
          <table:table-cell table:formula="of:=0.1/[.C14]" office:value-type="float" office:value="1.09692302123314" calcext:value-type="float">
            <text:p>1.0969230212</text:p>
          </table:table-cell>
          <table:table-cell table:formula="of:=0.1/[.D14]" office:value-type="float" office:value="0.987118108681704" calcext:value-type="float">
            <text:p>0.9871181087</text:p>
          </table:table-cell>
          <table:table-cell table:formula="of:=0.1/[.E14]" office:value-type="float" office:value="1.0175258655075" calcext:value-type="float">
            <text:p>1.0175258655</text:p>
          </table:table-cell>
          <table:table-cell table:formula="of:=0.1/[.F14]" office:value-type="float" office:value="1.03303010456331" calcext:value-type="float">
            <text:p>1.0330301046</text:p>
          </table:table-cell>
          <table:table-cell table:formula="of:=0.1/[.G14]" office:value-type="float" office:value="1.01653185760015" calcext:value-type="float">
            <text:p>1.0165318576</text:p>
          </table:table-cell>
          <table:table-cell table:formula="of:=0.1/[.H14]" office:value-type="float" office:value="0.879399194470338" calcext:value-type="float">
            <text:p>0.8793991945</text:p>
          </table:table-cell>
          <table:table-cell table:formula="of:=0.1/[.I14]" office:value-type="float" office:value="0.739109225561353" calcext:value-type="float">
            <text:p>0.7391092256</text:p>
          </table:table-cell>
          <table:table-cell table:formula="of:=0.1/[.J14]" office:value-type="float" office:value="0.866686311556395" calcext:value-type="float">
            <text:p>0.8666863116</text:p>
          </table:table-cell>
          <table:table-cell table:formula="of:=0.1/[.K14]" office:value-type="float" office:value="0.816946743241808" calcext:value-type="float">
            <text:p>0.8169467432</text:p>
          </table:table-cell>
          <table:table-cell table:formula="of:=0.1/[.L14]" office:value-type="float" office:value="0.874569274632244" calcext:value-type="float">
            <text:p>0.8745692746</text:p>
          </table:table-cell>
          <table:table-cell table:formula="of:=0.1/[.M14]" office:value-type="float" office:value="0.938139107266826" calcext:value-type="float">
            <text:p>0.9381391073</text:p>
          </table:table-cell>
          <table:table-cell table:formula="of:=0.1/[.N14]" office:value-type="float" office:value="0.890749565759587" calcext:value-type="float">
            <text:p>0.8907495658</text:p>
          </table:table-cell>
          <table:table-cell table:formula="of:=0.1/[.O14]" office:value-type="float" office:value="0.980449830382179" calcext:value-type="float">
            <text:p>0.9804498304</text:p>
          </table:table-cell>
          <table:table-cell table:formula="of:=0.1/[.P14]" office:value-type="float" office:value="0.557827151678781" calcext:value-type="float">
            <text:p>0.5578271517</text:p>
          </table:table-cell>
          <table:table-cell table:formula="of:=0.1/[.Q14]" office:value-type="float" office:value="1.44966404035865" calcext:value-type="float">
            <text:p>1.4496640404</text:p>
          </table:table-cell>
          <table:table-cell table:formula="of:=0.1/[.R14]" office:value-type="float" office:value="2.34848733930475" calcext:value-type="float">
            <text:p>2.3484873393</text:p>
          </table:table-cell>
          <table:table-cell table:formula="of:=0.1/[.S14]" office:value-type="float" office:value="1.87532818243193" calcext:value-type="float">
            <text:p>1.8753281824</text:p>
          </table:table-cell>
          <table:table-cell table:formula="of:=0.1/[.T14]" office:value-type="float" office:value="1.57620063142597" calcext:value-type="float">
            <text:p>1.5762006314</text:p>
          </table:table-cell>
          <table:table-cell table:formula="of:=0.1/[.U14]" office:value-type="float" office:value="1.35096979366638" calcext:value-type="float">
            <text:p>1.3509697937</text:p>
          </table:table-cell>
          <table:table-cell table:formula="of:=0.1/[.V14]" office:value-type="float" office:value="1.3062009276639" calcext:value-type="float">
            <text:p>1.3062009277</text:p>
          </table:table-cell>
          <table:table-cell table:formula="of:=0.1/[.W14]" office:value-type="float" office:value="1.11536934340438" calcext:value-type="float">
            <text:p>1.1153693434</text:p>
          </table:table-cell>
          <table:table-cell table:formula="of:=0.1/[.X14]" office:value-type="float" office:value="1.1496697573622" calcext:value-type="float">
            <text:p>1.1496697574</text:p>
          </table:table-cell>
          <table:table-cell table:formula="of:=0.1/[.Y14]" office:value-type="float" office:value="1.04188264025564" calcext:value-type="float">
            <text:p>1.0418826403</text:p>
          </table:table-cell>
        </table:table-row>
        <table:table-row table:style-name="ro1">
          <table:table-cell table:formula="of:=0.1/[.A15]" office:value-type="float" office:value="1.09261436394547" calcext:value-type="float">
            <text:p>1.0926143639</text:p>
          </table:table-cell>
          <table:table-cell table:formula="of:=0.1/[.B15]" office:value-type="float" office:value="0.994836797023448" calcext:value-type="float">
            <text:p>0.994836797</text:p>
          </table:table-cell>
          <table:table-cell table:formula="of:=0.1/[.C15]" office:value-type="float" office:value="1.23595033457176" calcext:value-type="float">
            <text:p>1.2359503346</text:p>
          </table:table-cell>
          <table:table-cell table:formula="of:=0.1/[.D15]" office:value-type="float" office:value="1.10018384071978" calcext:value-type="float">
            <text:p>1.1001838407</text:p>
          </table:table-cell>
          <table:table-cell table:formula="of:=0.1/[.E15]" office:value-type="float" office:value="1.10445858887744" calcext:value-type="float">
            <text:p>1.1044585889</text:p>
          </table:table-cell>
          <table:table-cell table:formula="of:=0.1/[.F15]" office:value-type="float" office:value="1.02080919544923" calcext:value-type="float">
            <text:p>1.0208091954</text:p>
          </table:table-cell>
          <table:table-cell table:formula="of:=0.1/[.G15]" office:value-type="float" office:value="1.08004773811002" calcext:value-type="float">
            <text:p>1.0800477381</text:p>
          </table:table-cell>
          <table:table-cell table:formula="of:=0.1/[.H15]" office:value-type="float" office:value="0.9881325283347" calcext:value-type="float">
            <text:p>0.9881325283</text:p>
          </table:table-cell>
          <table:table-cell table:formula="of:=0.1/[.I15]" office:value-type="float" office:value="0.938817277993184" calcext:value-type="float">
            <text:p>0.938817278</text:p>
          </table:table-cell>
          <table:table-cell table:formula="of:=0.1/[.J15]" office:value-type="float" office:value="0.90892564988184" calcext:value-type="float">
            <text:p>0.9089256499</text:p>
          </table:table-cell>
          <table:table-cell table:formula="of:=0.1/[.K15]" office:value-type="float" office:value="0.97369087262176" calcext:value-type="float">
            <text:p>0.9736908726</text:p>
          </table:table-cell>
          <table:table-cell table:formula="of:=0.1/[.L15]" office:value-type="float" office:value="1.01761491416418" calcext:value-type="float">
            <text:p>1.0176149142</text:p>
          </table:table-cell>
          <table:table-cell table:formula="of:=0.1/[.M15]" office:value-type="float" office:value="1.09064099152354" calcext:value-type="float">
            <text:p>1.0906409915</text:p>
          </table:table-cell>
          <table:table-cell table:formula="of:=0.1/[.N15]" office:value-type="float" office:value="1.21395465151004" calcext:value-type="float">
            <text:p>1.2139546515</text:p>
          </table:table-cell>
          <table:table-cell table:formula="of:=0.1/[.O15]" office:value-type="float" office:value="0.747071479799187" calcext:value-type="float">
            <text:p>0.7470714798</text:p>
          </table:table-cell>
          <table:table-cell table:formula="of:=0.1/[.P15]" office:value-type="float" office:value="0.525270777085588" calcext:value-type="float">
            <text:p>0.5252707771</text:p>
          </table:table-cell>
          <table:table-cell table:formula="of:=0.1/[.Q15]" office:value-type="float" office:value="2.14189634935186" calcext:value-type="float">
            <text:p>2.1418963494</text:p>
          </table:table-cell>
          <table:table-cell table:formula="of:=0.1/[.R15]" office:value-type="float" office:value="2.04480160312446" calcext:value-type="float">
            <text:p>2.0448016031</text:p>
          </table:table-cell>
          <table:table-cell table:formula="of:=0.1/[.S15]" office:value-type="float" office:value="1.72063140289961" calcext:value-type="float">
            <text:p>1.7206314029</text:p>
          </table:table-cell>
          <table:table-cell table:formula="of:=0.1/[.T15]" office:value-type="float" office:value="1.78463394480841" calcext:value-type="float">
            <text:p>1.7846339448</text:p>
          </table:table-cell>
          <table:table-cell table:formula="of:=0.1/[.U15]" office:value-type="float" office:value="1.51490132690207" calcext:value-type="float">
            <text:p>1.5149013269</text:p>
          </table:table-cell>
          <table:table-cell table:formula="of:=0.1/[.V15]" office:value-type="float" office:value="1.31625709133508" calcext:value-type="float">
            <text:p>1.3162570913</text:p>
          </table:table-cell>
          <table:table-cell table:formula="of:=0.1/[.W15]" office:value-type="float" office:value="1.29822921535026" calcext:value-type="float">
            <text:p>1.2982292154</text:p>
          </table:table-cell>
          <table:table-cell table:formula="of:=0.1/[.X15]" office:value-type="float" office:value="1.1612095623285" calcext:value-type="float">
            <text:p>1.1612095623</text:p>
          </table:table-cell>
          <table:table-cell table:formula="of:=0.1/[.Y15]" office:value-type="float" office:value="1.14538877931336" calcext:value-type="float">
            <text:p>1.1453887793</text:p>
          </table:table-cell>
        </table:table-row>
        <table:table-row table:style-name="ro1">
          <table:table-cell table:formula="of:=0.1/[.A16]" office:value-type="float" office:value="1.03484638222879" calcext:value-type="float">
            <text:p>1.0348463822</text:p>
          </table:table-cell>
          <table:table-cell table:formula="of:=0.1/[.B16]" office:value-type="float" office:value="0.866190839165685" calcext:value-type="float">
            <text:p>0.8661908392</text:p>
          </table:table-cell>
          <table:table-cell table:formula="of:=0.1/[.C16]" office:value-type="float" office:value="0.898053021050363" calcext:value-type="float">
            <text:p>0.8980530211</text:p>
          </table:table-cell>
          <table:table-cell table:formula="of:=0.1/[.D16]" office:value-type="float" office:value="0.898190146854089" calcext:value-type="float">
            <text:p>0.8981901469</text:p>
          </table:table-cell>
          <table:table-cell table:formula="of:=0.1/[.E16]" office:value-type="float" office:value="0.913525660935816" calcext:value-type="float">
            <text:p>0.9135256609</text:p>
          </table:table-cell>
          <table:table-cell table:formula="of:=0.1/[.F16]" office:value-type="float" office:value="0.848219587086705" calcext:value-type="float">
            <text:p>0.8482195871</text:p>
          </table:table-cell>
          <table:table-cell table:formula="of:=0.1/[.G16]" office:value-type="float" office:value="0.881562128090977" calcext:value-type="float">
            <text:p>0.8815621281</text:p>
          </table:table-cell>
          <table:table-cell table:formula="of:=0.1/[.H16]" office:value-type="float" office:value="0.916699515065957" calcext:value-type="float">
            <text:p>0.9166995151</text:p>
          </table:table-cell>
          <table:table-cell table:formula="of:=0.1/[.I16]" office:value-type="float" office:value="1.12109634253529" calcext:value-type="float">
            <text:p>1.1210963425</text:p>
          </table:table-cell>
          <table:table-cell table:formula="of:=0.1/[.J16]" office:value-type="float" office:value="1.05125056767531" calcext:value-type="float">
            <text:p>1.0512505677</text:p>
          </table:table-cell>
          <table:table-cell table:formula="of:=0.1/[.K16]" office:value-type="float" office:value="1.28221402460056" calcext:value-type="float">
            <text:p>1.2822140246</text:p>
          </table:table-cell>
          <table:table-cell table:formula="of:=0.1/[.L16]" office:value-type="float" office:value="0.713511045150979" calcext:value-type="float">
            <text:p>0.7135110452</text:p>
          </table:table-cell>
          <table:table-cell table:formula="of:=0.1/[.M16]" office:value-type="float" office:value="0.549323782423836" calcext:value-type="float">
            <text:p>0.5493237824</text:p>
          </table:table-cell>
          <table:table-cell table:formula="of:=0.1/[.N16]" office:value-type="float" office:value="0.446765640148147" calcext:value-type="float">
            <text:p>0.4467656401</text:p>
          </table:table-cell>
          <table:table-cell table:formula="of:=0.1/[.O16]" office:value-type="float" office:value="0.430631693631388" calcext:value-type="float">
            <text:p>0.4306316936</text:p>
          </table:table-cell>
          <table:table-cell table:formula="of:=0.1/[.P16]" office:value-type="float" office:value="2.72451353810777" calcext:value-type="float">
            <text:p>2.7245135381</text:p>
          </table:table-cell>
          <table:table-cell table:formula="of:=0.1/[.Q16]" office:value-type="float" office:value="2.41041104739591" calcext:value-type="float">
            <text:p>2.4104110474</text:p>
          </table:table-cell>
          <table:table-cell table:formula="of:=0.1/[.R16]" office:value-type="float" office:value="1.89835090257094" calcext:value-type="float">
            <text:p>1.8983509026</text:p>
          </table:table-cell>
          <table:table-cell table:formula="of:=0.1/[.S16]" office:value-type="float" office:value="1.91092052863706" calcext:value-type="float">
            <text:p>1.9109205286</text:p>
          </table:table-cell>
          <table:table-cell table:formula="of:=0.1/[.T16]" office:value-type="float" office:value="0.64748807003231" calcext:value-type="float">
            <text:p>0.64748807</text:p>
          </table:table-cell>
          <table:table-cell table:formula="of:=0.1/[.U16]" office:value-type="float" office:value="0.646378984926442" calcext:value-type="float">
            <text:p>0.6463789849</text:p>
          </table:table-cell>
          <table:table-cell table:formula="of:=0.1/[.V16]" office:value-type="float" office:value="0.612261141622125" calcext:value-type="float">
            <text:p>0.6122611416</text:p>
          </table:table-cell>
          <table:table-cell table:formula="of:=0.1/[.W16]" office:value-type="float" office:value="0.611198376657112" calcext:value-type="float">
            <text:p>0.6111983767</text:p>
          </table:table-cell>
          <table:table-cell table:formula="of:=0.1/[.X16]" office:value-type="float" office:value="0.60865013572898" calcext:value-type="float">
            <text:p>0.6086501357</text:p>
          </table:table-cell>
          <table:table-cell table:formula="of:=0.1/[.Y16]" office:value-type="float" office:value="1.82851793136109" calcext:value-type="float">
            <text:p>1.8285179314</text:p>
          </table:table-cell>
        </table:table-row>
        <table:table-row table:style-name="ro1">
          <table:table-cell table:formula="of:=0.1/[.A17]" office:value-type="float" office:value="1.95356760516054" calcext:value-type="float">
            <text:p>1.9535676052</text:p>
          </table:table-cell>
          <table:table-cell table:formula="of:=0.1/[.B17]" office:value-type="float" office:value="0.677736360555744" calcext:value-type="float">
            <text:p>0.6777363606</text:p>
          </table:table-cell>
          <table:table-cell table:formula="of:=0.1/[.C17]" office:value-type="float" office:value="3.39057758489159" calcext:value-type="float">
            <text:p>3.3905775849</text:p>
          </table:table-cell>
          <table:table-cell table:formula="of:=0.1/[.D17]" office:value-type="float" office:value="1.84411680635852" calcext:value-type="float">
            <text:p>1.8441168064</text:p>
          </table:table-cell>
          <table:table-cell table:formula="of:=0.1/[.E17]" office:value-type="float" office:value="1.56868650741361" calcext:value-type="float">
            <text:p>1.5686865074</text:p>
          </table:table-cell>
          <table:table-cell table:formula="of:=0.1/[.F17]" office:value-type="float" office:value="1.23323418130516" calcext:value-type="float">
            <text:p>1.2332341813</text:p>
          </table:table-cell>
          <table:table-cell table:formula="of:=0.1/[.G17]" office:value-type="float" office:value="1.37940547623974" calcext:value-type="float">
            <text:p>1.3794054762</text:p>
          </table:table-cell>
          <table:table-cell table:formula="of:=0.1/[.H17]" office:value-type="float" office:value="1.18391953135729" calcext:value-type="float">
            <text:p>1.1839195314</text:p>
          </table:table-cell>
          <table:table-cell table:formula="of:=0.1/[.I17]" office:value-type="float" office:value="0.977899471934285" calcext:value-type="float">
            <text:p>0.9778994719</text:p>
          </table:table-cell>
          <table:table-cell table:formula="of:=0.1/[.J17]" office:value-type="float" office:value="1.74689881787357" calcext:value-type="float">
            <text:p>1.7468988179</text:p>
          </table:table-cell>
          <table:table-cell table:formula="of:=0.1/[.K17]" office:value-type="float" office:value="1.54868524366239" calcext:value-type="float">
            <text:p>1.5486852437</text:p>
          </table:table-cell>
          <table:table-cell table:formula="of:=0.1/[.L17]" office:value-type="float" office:value="1.09361569032303" calcext:value-type="float">
            <text:p>1.0936156903</text:p>
          </table:table-cell>
          <table:table-cell table:formula="of:=0.1/[.M17]" office:value-type="float" office:value="1.26698552469038" calcext:value-type="float">
            <text:p>1.2669855247</text:p>
          </table:table-cell>
          <table:table-cell table:formula="of:=0.1/[.N17]" office:value-type="float" office:value="1.31085135863189" calcext:value-type="float">
            <text:p>1.3108513586</text:p>
          </table:table-cell>
          <table:table-cell table:formula="of:=0.1/[.O17]" office:value-type="float" office:value="1.20539147498933" calcext:value-type="float">
            <text:p>1.205391475</text:p>
          </table:table-cell>
          <table:table-cell table:formula="of:=0.1/[.P17]" office:value-type="float" office:value="1.31557309653018" calcext:value-type="float">
            <text:p>1.3155730965</text:p>
          </table:table-cell>
          <table:table-cell table:formula="of:=0.1/[.Q17]" office:value-type="float" office:value="1.17467402795724" calcext:value-type="float">
            <text:p>1.174674028</text:p>
          </table:table-cell>
          <table:table-cell table:formula="of:=0.1/[.R17]" office:value-type="float" office:value="1.09340404012793" calcext:value-type="float">
            <text:p>1.0934040401</text:p>
          </table:table-cell>
          <table:table-cell table:formula="of:=0.1/[.S17]" office:value-type="float" office:value="1.00252536138533" calcext:value-type="float">
            <text:p>1.0025253614</text:p>
          </table:table-cell>
          <table:table-cell table:formula="of:=0.1/[.T17]" office:value-type="float" office:value="0.999100809271655" calcext:value-type="float">
            <text:p>0.9991008093</text:p>
          </table:table-cell>
          <table:table-cell table:formula="of:=0.1/[.U17]" office:value-type="float" office:value="0.943752359380898" calcext:value-type="float">
            <text:p>0.9437523594</text:p>
          </table:table-cell>
          <table:table-cell table:formula="of:=0.1/[.V17]" office:value-type="float" office:value="1.09756954200618" calcext:value-type="float">
            <text:p>1.097569542</text:p>
          </table:table-cell>
          <table:table-cell table:formula="of:=0.1/[.W17]" office:value-type="float" office:value="0.769366887987875" calcext:value-type="float">
            <text:p>0.769366888</text:p>
          </table:table-cell>
          <table:table-cell table:formula="of:=0.1/[.X17]" office:value-type="float" office:value="1.22796870644549" calcext:value-type="float">
            <text:p>1.2279687064</text:p>
          </table:table-cell>
          <table:table-cell table:formula="of:=0.1/[.Y17]" office:value-type="float" office:value="0.451832406323846" calcext:value-type="float">
            <text:p>0.4518324063</text:p>
          </table:table-cell>
        </table:table-row>
        <table:table-row table:style-name="ro1">
          <table:table-cell table:formula="of:=0.1/[.A18]" office:value-type="float" office:value="2.11171834745369" calcext:value-type="float">
            <text:p>2.1117183475</text:p>
          </table:table-cell>
          <table:table-cell table:formula="of:=0.1/[.B18]" office:value-type="float" office:value="2.19062369247148" calcext:value-type="float">
            <text:p>2.1906236925</text:p>
          </table:table-cell>
          <table:table-cell table:formula="of:=0.1/[.C18]" office:value-type="float" office:value="1.76411645991222" calcext:value-type="float">
            <text:p>1.7641164599</text:p>
          </table:table-cell>
          <table:table-cell table:formula="of:=0.1/[.D18]" office:value-type="float" office:value="1.4552651493102" calcext:value-type="float">
            <text:p>1.4552651493</text:p>
          </table:table-cell>
          <table:table-cell table:formula="of:=0.1/[.E18]" office:value-type="float" office:value="1.44418721865428" calcext:value-type="float">
            <text:p>1.4441872187</text:p>
          </table:table-cell>
          <table:table-cell table:formula="of:=0.1/[.F18]" office:value-type="float" office:value="1.28561143679934" calcext:value-type="float">
            <text:p>1.2856114368</text:p>
          </table:table-cell>
          <table:table-cell table:formula="of:=0.1/[.G18]" office:value-type="float" office:value="1.27956924580909" calcext:value-type="float">
            <text:p>1.2795692458</text:p>
          </table:table-cell>
          <table:table-cell table:formula="of:=0.1/[.H18]" office:value-type="float" office:value="1.12544680238055" calcext:value-type="float">
            <text:p>1.1254468024</text:p>
          </table:table-cell>
          <table:table-cell table:formula="of:=0.1/[.I18]" office:value-type="float" office:value="1.04177952611533" calcext:value-type="float">
            <text:p>1.0417795261</text:p>
          </table:table-cell>
          <table:table-cell table:formula="of:=0.1/[.J18]" office:value-type="float" office:value="1.17719906671658" calcext:value-type="float">
            <text:p>1.1771990667</text:p>
          </table:table-cell>
          <table:table-cell table:formula="of:=0.1/[.K18]" office:value-type="float" office:value="1.04705134635097" calcext:value-type="float">
            <text:p>1.0470513464</text:p>
          </table:table-cell>
          <table:table-cell table:formula="of:=0.1/[.L18]" office:value-type="float" office:value="1.04571226599574" calcext:value-type="float">
            <text:p>1.045712266</text:p>
          </table:table-cell>
          <table:table-cell table:formula="of:=0.1/[.M18]" office:value-type="float" office:value="1.01350187193796" calcext:value-type="float">
            <text:p>1.0135018719</text:p>
          </table:table-cell>
          <table:table-cell table:formula="of:=0.1/[.N18]" office:value-type="float" office:value="1.06095505051737" calcext:value-type="float">
            <text:p>1.0609550505</text:p>
          </table:table-cell>
          <table:table-cell table:formula="of:=0.1/[.O18]" office:value-type="float" office:value="1.09222651467242" calcext:value-type="float">
            <text:p>1.0922265147</text:p>
          </table:table-cell>
          <table:table-cell table:formula="of:=0.1/[.P18]" office:value-type="float" office:value="1.01314453722597" calcext:value-type="float">
            <text:p>1.0131445372</text:p>
          </table:table-cell>
          <table:table-cell table:formula="of:=0.1/[.Q18]" office:value-type="float" office:value="1.01859651660363" calcext:value-type="float">
            <text:p>1.0185965166</text:p>
          </table:table-cell>
          <table:table-cell table:formula="of:=0.1/[.R18]" office:value-type="float" office:value="0.943351728692043" calcext:value-type="float">
            <text:p>0.9433517287</text:p>
          </table:table-cell>
          <table:table-cell table:formula="of:=0.1/[.S18]" office:value-type="float" office:value="0.988679618369667" calcext:value-type="float">
            <text:p>0.9886796184</text:p>
          </table:table-cell>
          <table:table-cell table:formula="of:=0.1/[.T18]" office:value-type="float" office:value="0.97255451168038" calcext:value-type="float">
            <text:p>0.9725545117</text:p>
          </table:table-cell>
          <table:table-cell table:formula="of:=0.1/[.U18]" office:value-type="float" office:value="0.689531532276971" calcext:value-type="float">
            <text:p>0.6895315323</text:p>
          </table:table-cell>
          <table:table-cell table:formula="of:=0.1/[.V18]" office:value-type="float" office:value="1.95672506838754" calcext:value-type="float">
            <text:p>1.9567250684</text:p>
          </table:table-cell>
          <table:table-cell table:formula="of:=0.1/[.W18]" office:value-type="float" office:value="3.44264891177868" calcext:value-type="float">
            <text:p>3.4426489118</text:p>
          </table:table-cell>
          <table:table-cell table:formula="of:=0.1/[.X18]" office:value-type="float" office:value="2.00560767907068" calcext:value-type="float">
            <text:p>2.0056076791</text:p>
          </table:table-cell>
          <table:table-cell table:formula="of:=0.1/[.Y18]" office:value-type="float" office:value="1.66114060558542" calcext:value-type="float">
            <text:p>1.6611406056</text:p>
          </table:table-cell>
        </table:table-row>
        <table:table-row table:style-name="ro1">
          <table:table-cell table:formula="of:=0.1/[.A19]" office:value-type="float" office:value="1.67610593659962" calcext:value-type="float">
            <text:p>1.6761059366</text:p>
          </table:table-cell>
          <table:table-cell table:formula="of:=0.1/[.B19]" office:value-type="float" office:value="1.46553000159743" calcext:value-type="float">
            <text:p>1.4655300016</text:p>
          </table:table-cell>
          <table:table-cell table:formula="of:=0.1/[.C19]" office:value-type="float" office:value="1.26702405191758" calcext:value-type="float">
            <text:p>1.2670240519</text:p>
          </table:table-cell>
          <table:table-cell table:formula="of:=0.1/[.D19]" office:value-type="float" office:value="1.25937605472745" calcext:value-type="float">
            <text:p>1.2593760547</text:p>
          </table:table-cell>
          <table:table-cell table:formula="of:=0.1/[.E19]" office:value-type="float" office:value="1.16384086105602" calcext:value-type="float">
            <text:p>1.1638408611</text:p>
          </table:table-cell>
          <table:table-cell table:formula="of:=0.1/[.F19]" office:value-type="float" office:value="1.2076419583122" calcext:value-type="float">
            <text:p>1.2076419583</text:p>
          </table:table-cell>
          <table:table-cell table:formula="of:=0.1/[.G19]" office:value-type="float" office:value="1.07261956222105" calcext:value-type="float">
            <text:p>1.0726195622</text:p>
          </table:table-cell>
          <table:table-cell table:formula="of:=0.1/[.H19]" office:value-type="float" office:value="1.06743749886585" calcext:value-type="float">
            <text:p>1.0674374989</text:p>
          </table:table-cell>
          <table:table-cell table:formula="of:=0.1/[.I19]" office:value-type="float" office:value="1.10872120096681" calcext:value-type="float">
            <text:p>1.108721201</text:p>
          </table:table-cell>
          <table:table-cell table:formula="of:=0.1/[.J19]" office:value-type="float" office:value="0.999440313424482" calcext:value-type="float">
            <text:p>0.9994403134</text:p>
          </table:table-cell>
          <table:table-cell table:formula="of:=0.1/[.K19]" office:value-type="float" office:value="0.758880802592337" calcext:value-type="float">
            <text:p>0.7588808026</text:p>
          </table:table-cell>
          <table:table-cell table:formula="of:=0.1/[.L19]" office:value-type="float" office:value="0.862507654755436" calcext:value-type="float">
            <text:p>0.8625076548</text:p>
          </table:table-cell>
          <table:table-cell table:formula="of:=0.1/[.M19]" office:value-type="float" office:value="0.873187045396995" calcext:value-type="float">
            <text:p>0.8731870454</text:p>
          </table:table-cell>
          <table:table-cell table:formula="of:=0.1/[.N19]" office:value-type="float" office:value="0.905542827648034" calcext:value-type="float">
            <text:p>0.9055428276</text:p>
          </table:table-cell>
          <table:table-cell table:formula="of:=0.1/[.O19]" office:value-type="float" office:value="0.84163748990035" calcext:value-type="float">
            <text:p>0.8416374899</text:p>
          </table:table-cell>
          <table:table-cell table:formula="of:=0.1/[.P19]" office:value-type="float" office:value="0.68651613656179" calcext:value-type="float">
            <text:p>0.6865161366</text:p>
          </table:table-cell>
          <table:table-cell table:formula="of:=0.1/[.Q19]" office:value-type="float" office:value="0.729229714652413" calcext:value-type="float">
            <text:p>0.7292297147</text:p>
          </table:table-cell>
          <table:table-cell table:formula="of:=0.1/[.R19]" office:value-type="float" office:value="0.44153814227242" calcext:value-type="float">
            <text:p>0.4415381423</text:p>
          </table:table-cell>
          <table:table-cell table:formula="of:=0.1/[.S19]" office:value-type="float" office:value="0.441199179369526" calcext:value-type="float">
            <text:p>0.4411991794</text:p>
          </table:table-cell>
          <table:table-cell table:formula="of:=0.1/[.T19]" office:value-type="float" office:value="0.359871453916661" calcext:value-type="float">
            <text:p>0.3598714539</text:p>
          </table:table-cell>
          <table:table-cell table:formula="of:=0.1/[.U19]" office:value-type="float" office:value="0.365419611339701" calcext:value-type="float">
            <text:p>0.3654196113</text:p>
          </table:table-cell>
          <table:table-cell table:formula="of:=0.1/[.V19]" office:value-type="float" office:value="0.406537116838767" calcext:value-type="float">
            <text:p>0.4065371168</text:p>
          </table:table-cell>
          <table:table-cell table:formula="of:=0.1/[.W19]" office:value-type="float" office:value="0.435272763677358" calcext:value-type="float">
            <text:p>0.4352727637</text:p>
          </table:table-cell>
          <table:table-cell table:formula="of:=0.1/[.X19]" office:value-type="float" office:value="0.463005833873507" calcext:value-type="float">
            <text:p>0.4630058339</text:p>
          </table:table-cell>
          <table:table-cell table:formula="of:=0.1/[.Y19]" office:value-type="float" office:value="0.764391582519893" calcext:value-type="float">
            <text:p>0.7643915825</text:p>
          </table:table-cell>
        </table:table-row>
        <table:table-row table:style-name="ro1">
          <table:table-cell table:formula="of:=0.1/[.A20]" office:value-type="float" office:value="2.04475142979244" calcext:value-type="float">
            <text:p>2.0447514298</text:p>
          </table:table-cell>
          <table:table-cell table:formula="of:=0.1/[.B20]" office:value-type="float" office:value="1.87253995063985" calcext:value-type="float">
            <text:p>1.8725399506</text:p>
          </table:table-cell>
          <table:table-cell table:formula="of:=0.1/[.C20]" office:value-type="float" office:value="1.83053962477599" calcext:value-type="float">
            <text:p>1.8305396248</text:p>
          </table:table-cell>
          <table:table-cell table:formula="of:=0.1/[.D20]" office:value-type="float" office:value="1.55939582768052" calcext:value-type="float">
            <text:p>1.5593958277</text:p>
          </table:table-cell>
          <table:table-cell table:formula="of:=0.1/[.E20]" office:value-type="float" office:value="1.31599206719982" calcext:value-type="float">
            <text:p>1.3159920672</text:p>
          </table:table-cell>
          <table:table-cell table:formula="of:=0.1/[.F20]" office:value-type="float" office:value="1.30506561217365" calcext:value-type="float">
            <text:p>1.3050656122</text:p>
          </table:table-cell>
          <table:table-cell table:formula="of:=0.1/[.G20]" office:value-type="float" office:value="1.1475930956209" calcext:value-type="float">
            <text:p>1.1475930956</text:p>
          </table:table-cell>
          <table:table-cell table:formula="of:=0.1/[.H20]" office:value-type="float" office:value="1.14523005954051" calcext:value-type="float">
            <text:p>1.1452300595</text:p>
          </table:table-cell>
          <table:table-cell table:formula="of:=0.1/[.I20]" office:value-type="float" office:value="1.03748861356247" calcext:value-type="float">
            <text:p>1.0374886136</text:p>
          </table:table-cell>
          <table:table-cell table:formula="of:=0.1/[.J20]" office:value-type="float" office:value="0.979259288274349" calcext:value-type="float">
            <text:p>0.9792592883</text:p>
          </table:table-cell>
          <table:table-cell table:formula="of:=0.1/[.K20]" office:value-type="float" office:value="0.978129034782269" calcext:value-type="float">
            <text:p>0.9781290348</text:p>
          </table:table-cell>
          <table:table-cell table:formula="of:=0.1/[.L20]" office:value-type="float" office:value="0.880514220304658" calcext:value-type="float">
            <text:p>0.8805142203</text:p>
          </table:table-cell>
          <table:table-cell table:formula="of:=0.1/[.M20]" office:value-type="float" office:value="0.885841593806196" calcext:value-type="float">
            <text:p>0.8858415938</text:p>
          </table:table-cell>
          <table:table-cell table:formula="of:=0.1/[.N20]" office:value-type="float" office:value="0.820923703351011" calcext:value-type="float">
            <text:p>0.8209237034</text:p>
          </table:table-cell>
          <table:table-cell table:formula="of:=0.1/[.O20]" office:value-type="float" office:value="0.889315760453907" calcext:value-type="float">
            <text:p>0.8893157605</text:p>
          </table:table-cell>
          <table:table-cell table:formula="of:=0.1/[.P20]" office:value-type="float" office:value="0.835282325425994" calcext:value-type="float">
            <text:p>0.8352823254</text:p>
          </table:table-cell>
          <table:table-cell table:formula="of:=0.1/[.Q20]" office:value-type="float" office:value="0.650486889436743" calcext:value-type="float">
            <text:p>0.6504868894</text:p>
          </table:table-cell>
          <table:table-cell table:formula="of:=0.1/[.R20]" office:value-type="float" office:value="0.742401520438314" calcext:value-type="float">
            <text:p>0.7424015204</text:p>
          </table:table-cell>
          <table:table-cell table:formula="of:=0.1/[.S20]" office:value-type="float" office:value="0.702217603190877" calcext:value-type="float">
            <text:p>0.7022176032</text:p>
          </table:table-cell>
          <table:table-cell table:formula="of:=0.1/[.T20]" office:value-type="float" office:value="0.702153504799219" calcext:value-type="float">
            <text:p>0.7021535048</text:p>
          </table:table-cell>
          <table:table-cell table:formula="of:=0.1/[.U20]" office:value-type="float" office:value="0.674122461086281" calcext:value-type="float">
            <text:p>0.6741224611</text:p>
          </table:table-cell>
          <table:table-cell table:formula="of:=0.1/[.V20]" office:value-type="float" office:value="0.73351426685249" calcext:value-type="float">
            <text:p>0.7335142669</text:p>
          </table:table-cell>
          <table:table-cell table:formula="of:=0.1/[.W20]" office:value-type="float" office:value="0.736528886662935" calcext:value-type="float">
            <text:p>0.7365288867</text:p>
          </table:table-cell>
          <table:table-cell table:formula="of:=0.1/[.X20]" office:value-type="float" office:value="0.820035097502173" calcext:value-type="float">
            <text:p>0.8200350975</text:p>
          </table:table-cell>
          <table:table-cell table:formula="of:=0.1/[.Y20]" office:value-type="float" office:value="0.885535660521049" calcext:value-type="float">
            <text:p>0.8855356605</text:p>
          </table:table-cell>
        </table:table-row>
        <table:table-row table:style-name="ro1">
          <table:table-cell table:formula="of:=0.1/[.A21]" office:value-type="float" office:value="1.03968476757847" calcext:value-type="float">
            <text:p>1.0396847676</text:p>
          </table:table-cell>
          <table:table-cell table:formula="of:=0.1/[.B21]" office:value-type="float" office:value="0.407680704472257" calcext:value-type="float">
            <text:p>0.4076807045</text:p>
          </table:table-cell>
          <table:table-cell table:formula="of:=0.1/[.C21]" office:value-type="float" office:value="2.99047533605467" calcext:value-type="float">
            <text:p>2.9904753361</text:p>
          </table:table-cell>
          <table:table-cell table:formula="of:=0.1/[.D21]" office:value-type="float" office:value="2.39296850135562" calcext:value-type="float">
            <text:p>2.3929685014</text:p>
          </table:table-cell>
          <table:table-cell table:formula="of:=0.1/[.E21]" office:value-type="float" office:value="2.07514946264005" calcext:value-type="float">
            <text:p>2.0751494626</text:p>
          </table:table-cell>
          <table:table-cell table:formula="of:=0.1/[.F21]" office:value-type="float" office:value="0.717267497740608" calcext:value-type="float">
            <text:p>0.7172674977</text:p>
          </table:table-cell>
          <table:table-cell table:formula="of:=0.1/[.G21]" office:value-type="float" office:value="0.671569121251805" calcext:value-type="float">
            <text:p>0.6715691213</text:p>
          </table:table-cell>
          <table:table-cell table:formula="of:=0.1/[.H21]" office:value-type="float" office:value="0.671118418845005" calcext:value-type="float">
            <text:p>0.6711184188</text:p>
          </table:table-cell>
          <table:table-cell table:formula="of:=0.1/[.I21]" office:value-type="float" office:value="0.672088177968949" calcext:value-type="float">
            <text:p>0.672088178</text:p>
          </table:table-cell>
          <table:table-cell table:formula="of:=0.1/[.J21]" office:value-type="float" office:value="0.673432417689723" calcext:value-type="float">
            <text:p>0.6734324177</text:p>
          </table:table-cell>
          <table:table-cell table:formula="of:=0.1/[.K21]" office:value-type="float" office:value="0.54669305371806" calcext:value-type="float">
            <text:p>0.5466930537</text:p>
          </table:table-cell>
          <table:table-cell table:formula="of:=0.1/[.L21]" office:value-type="float" office:value="0.658809268128784" calcext:value-type="float">
            <text:p>0.6588092681</text:p>
          </table:table-cell>
          <table:table-cell table:formula="of:=0.1/[.M21]" office:value-type="float" office:value="2.30339912609037" calcext:value-type="float">
            <text:p>2.3033991261</text:p>
          </table:table-cell>
          <table:table-cell table:formula="of:=0.1/[.N21]" office:value-type="float" office:value="0.721063713189697" calcext:value-type="float">
            <text:p>0.7210637132</text:p>
          </table:table-cell>
          <table:table-cell table:formula="of:=0.1/[.O21]" office:value-type="float" office:value="3.00982708543394" calcext:value-type="float">
            <text:p>3.0098270854</text:p>
          </table:table-cell>
          <table:table-cell table:formula="of:=0.1/[.P21]" office:value-type="float" office:value="2.30176084704799" calcext:value-type="float">
            <text:p>2.301760847</text:p>
          </table:table-cell>
          <table:table-cell table:formula="of:=0.1/[.Q21]" office:value-type="float" office:value="1.85357499008337" calcext:value-type="float">
            <text:p>1.8535749901</text:p>
          </table:table-cell>
          <table:table-cell table:formula="of:=0.1/[.R21]" office:value-type="float" office:value="1.85839063371121" calcext:value-type="float">
            <text:p>1.8583906337</text:p>
          </table:table-cell>
          <table:table-cell table:formula="of:=0.1/[.S21]" office:value-type="float" office:value="1.49750366139645" calcext:value-type="float">
            <text:p>1.4975036614</text:p>
          </table:table-cell>
          <table:table-cell table:formula="of:=0.1/[.T21]" office:value-type="float" office:value="1.4033039387935" calcext:value-type="float">
            <text:p>1.4033039388</text:p>
          </table:table-cell>
          <table:table-cell table:formula="of:=0.1/[.U21]" office:value-type="float" office:value="1.43584913245995" calcext:value-type="float">
            <text:p>1.4358491325</text:p>
          </table:table-cell>
          <table:table-cell table:formula="of:=0.1/[.V21]" office:value-type="float" office:value="0.994391631200032" calcext:value-type="float">
            <text:p>0.9943916312</text:p>
          </table:table-cell>
          <table:table-cell table:formula="of:=0.1/[.W21]" office:value-type="float" office:value="1.18265657781762" calcext:value-type="float">
            <text:p>1.1826565778</text:p>
          </table:table-cell>
          <table:table-cell table:formula="of:=0.1/[.X21]" office:value-type="float" office:value="1.21166738760876" calcext:value-type="float">
            <text:p>1.2116673876</text:p>
          </table:table-cell>
          <table:table-cell table:formula="of:=0.1/[.Y21]" office:value-type="float" office:value="0.432408124083835" calcext:value-type="float">
            <text:p>0.4324081241</text:p>
          </table:table-cell>
        </table:table-row>
        <table:table-row table:style-name="ro1">
          <table:table-cell table:formula="of:=0.1/[.A22]" office:value-type="float" office:value="2.23284560542492" calcext:value-type="float">
            <text:p>2.2328456054</text:p>
          </table:table-cell>
          <table:table-cell table:formula="of:=0.1/[.B22]" office:value-type="float" office:value="2.27194241989131" calcext:value-type="float">
            <text:p>2.2719424199</text:p>
          </table:table-cell>
          <table:table-cell table:formula="of:=0.1/[.C22]" office:value-type="float" office:value="1.81941571283798" calcext:value-type="float">
            <text:p>1.8194157128</text:p>
          </table:table-cell>
          <table:table-cell table:formula="of:=0.1/[.D22]" office:value-type="float" office:value="1.53927380140597" calcext:value-type="float">
            <text:p>1.5392738014</text:p>
          </table:table-cell>
          <table:table-cell table:formula="of:=0.1/[.E22]" office:value-type="float" office:value="1.5409483920974" calcext:value-type="float">
            <text:p>1.5409483921</text:p>
          </table:table-cell>
          <table:table-cell table:formula="of:=0.1/[.F22]" office:value-type="float" office:value="1.47131740288937" calcext:value-type="float">
            <text:p>1.4713174029</text:p>
          </table:table-cell>
          <table:table-cell table:formula="of:=0.1/[.G22]" office:value-type="float" office:value="1.28216634826202" calcext:value-type="float">
            <text:p>1.2821663483</text:p>
          </table:table-cell>
          <table:table-cell table:formula="of:=0.1/[.H22]" office:value-type="float" office:value="1.26708666365945" calcext:value-type="float">
            <text:p>1.2670866637</text:p>
          </table:table-cell>
          <table:table-cell table:formula="of:=0.1/[.I22]" office:value-type="float" office:value="1.14929054294784" calcext:value-type="float">
            <text:p>1.1492905429</text:p>
          </table:table-cell>
          <table:table-cell table:formula="of:=0.1/[.J22]" office:value-type="float" office:value="1.19375047750019" calcext:value-type="float">
            <text:p>1.1937504775</text:p>
          </table:table-cell>
          <table:table-cell table:formula="of:=0.1/[.K22]" office:value-type="float" office:value="1.19797494315609" calcext:value-type="float">
            <text:p>1.1979749432</text:p>
          </table:table-cell>
          <table:table-cell table:formula="of:=0.1/[.L22]" office:value-type="float" office:value="1.07654098768329" calcext:value-type="float">
            <text:p>1.0765409877</text:p>
          </table:table-cell>
          <table:table-cell table:formula="of:=0.1/[.M22]" office:value-type="float" office:value="0.988181351041543" calcext:value-type="float">
            <text:p>0.988181351</text:p>
          </table:table-cell>
          <table:table-cell table:formula="of:=0.1/[.N22]" office:value-type="float" office:value="1.00163366450681" calcext:value-type="float">
            <text:p>1.0016336645</text:p>
          </table:table-cell>
          <table:table-cell table:formula="of:=0.1/[.O22]" office:value-type="float" office:value="0.91177650534301" calcext:value-type="float">
            <text:p>0.9117765053</text:p>
          </table:table-cell>
          <table:table-cell table:formula="of:=0.1/[.P22]" office:value-type="float" office:value="0.880297188330781" calcext:value-type="float">
            <text:p>0.8802971883</text:p>
          </table:table-cell>
          <table:table-cell table:formula="of:=0.1/[.Q22]" office:value-type="float" office:value="0.918577307466197" calcext:value-type="float">
            <text:p>0.9185773075</text:p>
          </table:table-cell>
          <table:table-cell table:formula="of:=0.1/[.R22]" office:value-type="float" office:value="0.70538775164708" calcext:value-type="float">
            <text:p>0.7053877516</text:p>
          </table:table-cell>
          <table:table-cell table:formula="of:=0.1/[.S22]" office:value-type="float" office:value="0.813735861339409" calcext:value-type="float">
            <text:p>0.8137358613</text:p>
          </table:table-cell>
          <table:table-cell table:formula="of:=0.1/[.T22]" office:value-type="float" office:value="0.852187992671183" calcext:value-type="float">
            <text:p>0.8521879927</text:p>
          </table:table-cell>
          <table:table-cell table:formula="of:=0.1/[.U22]" office:value-type="float" office:value="0.825266354715985" calcext:value-type="float">
            <text:p>0.8252663547</text:p>
          </table:table-cell>
          <table:table-cell table:formula="of:=0.1/[.V22]" office:value-type="float" office:value="0.824966795086498" calcext:value-type="float">
            <text:p>0.8249667951</text:p>
          </table:table-cell>
          <table:table-cell table:formula="of:=0.1/[.W22]" office:value-type="float" office:value="0.835386993024519" calcext:value-type="float">
            <text:p>0.835386993</text:p>
          </table:table-cell>
          <table:table-cell table:formula="of:=0.1/[.X22]" office:value-type="float" office:value="0.772815443943832" calcext:value-type="float">
            <text:p>0.7728154439</text:p>
          </table:table-cell>
          <table:table-cell table:formula="of:=0.1/[.Y22]" office:value-type="float" office:value="0.82936619835122" calcext:value-type="float">
            <text:p>0.8293661984</text:p>
          </table:table-cell>
        </table:table-row>
        <table:table-row table:style-name="ro1">
          <table:table-cell table:formula="of:=0.1/[.A23]" office:value-type="float" office:value="0.866536108559644" calcext:value-type="float">
            <text:p>0.8665361086</text:p>
          </table:table-cell>
          <table:table-cell table:formula="of:=0.1/[.B23]" office:value-type="float" office:value="0.400312243549969" calcext:value-type="float">
            <text:p>0.4003122435</text:p>
          </table:table-cell>
          <table:table-cell table:formula="of:=0.1/[.C23]" office:value-type="float" office:value="2.9119541541938" calcext:value-type="float">
            <text:p>2.9119541542</text:p>
          </table:table-cell>
          <table:table-cell table:formula="of:=0.1/[.D23]" office:value-type="float" office:value="2.40307208735648" calcext:value-type="float">
            <text:p>2.4030720874</text:p>
          </table:table-cell>
          <table:table-cell table:formula="of:=0.1/[.E23]" office:value-type="float" office:value="1.85386707402306" calcext:value-type="float">
            <text:p>1.853867074</text:p>
          </table:table-cell>
          <table:table-cell table:formula="of:=0.1/[.F23]" office:value-type="float" office:value="1.81829422182462" calcext:value-type="float">
            <text:p>1.8182942218</text:p>
          </table:table-cell>
          <table:table-cell table:formula="of:=0.1/[.G23]" office:value-type="float" office:value="1.4819513149354" calcext:value-type="float">
            <text:p>1.4819513149</text:p>
          </table:table-cell>
          <table:table-cell table:formula="of:=0.1/[.H23]" office:value-type="float" office:value="1.26742712294043" calcext:value-type="float">
            <text:p>1.2674271229</text:p>
          </table:table-cell>
          <table:table-cell table:formula="of:=0.1/[.I23]" office:value-type="float" office:value="1.23186236648152" calcext:value-type="float">
            <text:p>1.2318623665</text:p>
          </table:table-cell>
          <table:table-cell table:formula="of:=0.1/[.J23]" office:value-type="float" office:value="1.24307297584212" calcext:value-type="float">
            <text:p>1.2430729758</text:p>
          </table:table-cell>
          <table:table-cell table:formula="of:=0.1/[.K23]" office:value-type="float" office:value="1.25979014415779" calcext:value-type="float">
            <text:p>1.2597901442</text:p>
          </table:table-cell>
          <table:table-cell table:formula="of:=0.1/[.L23]" office:value-type="float" office:value="1.14334191983115" calcext:value-type="float">
            <text:p>1.1433419198</text:p>
          </table:table-cell>
          <table:table-cell table:formula="of:=0.1/[.M23]" office:value-type="float" office:value="1.13996229004745" calcext:value-type="float">
            <text:p>1.13996229</text:p>
          </table:table-cell>
          <table:table-cell table:formula="of:=0.1/[.N23]" office:value-type="float" office:value="1.15089101982755" calcext:value-type="float">
            <text:p>1.1508910198</text:p>
          </table:table-cell>
          <table:table-cell table:formula="of:=0.1/[.O23]" office:value-type="float" office:value="1.00360293453498" calcext:value-type="float">
            <text:p>1.0036029345</text:p>
          </table:table-cell>
          <table:table-cell table:formula="of:=0.1/[.P23]" office:value-type="float" office:value="0.996879766331383" calcext:value-type="float">
            <text:p>0.9968797663</text:p>
          </table:table-cell>
          <table:table-cell table:formula="of:=0.1/[.Q23]" office:value-type="float" office:value="0.936618992759935" calcext:value-type="float">
            <text:p>0.9366189928</text:p>
          </table:table-cell>
          <table:table-cell table:formula="of:=0.1/[.R23]" office:value-type="float" office:value="0.519094906121686" calcext:value-type="float">
            <text:p>0.5190949061</text:p>
          </table:table-cell>
          <table:table-cell table:formula="of:=0.1/[.S23]" office:value-type="float" office:value="0.481858044620055" calcext:value-type="float">
            <text:p>0.4818580446</text:p>
          </table:table-cell>
          <table:table-cell table:formula="of:=0.1/[.T23]" office:value-type="float" office:value="0.467324659787648" calcext:value-type="float">
            <text:p>0.4673246598</text:p>
          </table:table-cell>
          <table:table-cell table:formula="of:=0.1/[.U23]" office:value-type="float" office:value="0.479129134884434" calcext:value-type="float">
            <text:p>0.4791291349</text:p>
          </table:table-cell>
          <table:table-cell table:formula="of:=0.1/[.V23]" office:value-type="float" office:value="0.391929390001097" calcext:value-type="float">
            <text:p>0.39192939</text:p>
          </table:table-cell>
          <table:table-cell table:formula="of:=0.1/[.W23]" office:value-type="float" office:value="0.458772416767214" calcext:value-type="float">
            <text:p>0.4587724168</text:p>
          </table:table-cell>
          <table:table-cell table:formula="of:=0.1/[.X23]" office:value-type="float" office:value="0.32898957432039" calcext:value-type="float">
            <text:p>0.3289895743</text:p>
          </table:table-cell>
          <table:table-cell table:formula="of:=0.1/[.Y23]" office:value-type="float" office:value="0.320578580221584" calcext:value-type="float">
            <text:p>0.3205785802</text:p>
          </table:table-cell>
        </table:table-row>
        <table:table-row table:style-name="ro1">
          <table:table-cell table:formula="of:=0.1/[.A24]" office:value-type="float" office:value="0.422329400038854" calcext:value-type="float">
            <text:p>0.4223294</text:p>
          </table:table-cell>
          <table:table-cell table:formula="of:=0.1/[.B24]" office:value-type="float" office:value="2.7058473360933" calcext:value-type="float">
            <text:p>2.7058473361</text:p>
          </table:table-cell>
          <table:table-cell table:formula="of:=0.1/[.C24]" office:value-type="float" office:value="2.13435782508938" calcext:value-type="float">
            <text:p>2.1343578251</text:p>
          </table:table-cell>
          <table:table-cell table:formula="of:=0.1/[.D24]" office:value-type="float" office:value="1.73061880005815" calcext:value-type="float">
            <text:p>1.7306188001</text:p>
          </table:table-cell>
          <table:table-cell table:formula="of:=0.1/[.E24]" office:value-type="float" office:value="1.19657731026173" calcext:value-type="float">
            <text:p>1.1965773103</text:p>
          </table:table-cell>
          <table:table-cell table:formula="of:=0.1/[.F24]" office:value-type="float" office:value="1.35216264894072" calcext:value-type="float">
            <text:p>1.3521626489</text:p>
          </table:table-cell>
          <table:table-cell table:formula="of:=0.1/[.G24]" office:value-type="float" office:value="1.33794836322087" calcext:value-type="float">
            <text:p>1.3379483632</text:p>
          </table:table-cell>
          <table:table-cell table:formula="of:=0.1/[.H24]" office:value-type="float" office:value="1.43652774006892" calcext:value-type="float">
            <text:p>1.4365277401</text:p>
          </table:table-cell>
          <table:table-cell table:formula="of:=0.1/[.I24]" office:value-type="float" office:value="1.25227444345793" calcext:value-type="float">
            <text:p>1.2522744435</text:p>
          </table:table-cell>
          <table:table-cell table:formula="of:=0.1/[.J24]" office:value-type="float" office:value="1.34148959004078" calcext:value-type="float">
            <text:p>1.34148959</text:p>
          </table:table-cell>
          <table:table-cell table:formula="of:=0.1/[.K24]" office:value-type="float" office:value="1.28695325399696" calcext:value-type="float">
            <text:p>1.286953254</text:p>
          </table:table-cell>
          <table:table-cell table:formula="of:=0.1/[.L24]" office:value-type="float" office:value="1.14418308760095" calcext:value-type="float">
            <text:p>1.1441830876</text:p>
          </table:table-cell>
          <table:table-cell table:formula="of:=0.1/[.M24]" office:value-type="float" office:value="1.16135251113447" calcext:value-type="float">
            <text:p>1.1613525111</text:p>
          </table:table-cell>
          <table:table-cell table:formula="of:=0.1/[.N24]" office:value-type="float" office:value="0.814617496354587" calcext:value-type="float">
            <text:p>0.8146174964</text:p>
          </table:table-cell>
          <table:table-cell table:formula="of:=0.1/[.O24]" office:value-type="float" office:value="0.981855313800958" calcext:value-type="float">
            <text:p>0.9818553138</text:p>
          </table:table-cell>
          <table:table-cell table:formula="of:=0.1/[.P24]" office:value-type="float" office:value="0.902632980403838" calcext:value-type="float">
            <text:p>0.9026329804</text:p>
          </table:table-cell>
          <table:table-cell table:formula="of:=0.1/[.Q24]" office:value-type="float" office:value="0.90802604218689" calcext:value-type="float">
            <text:p>0.9080260422</text:p>
          </table:table-cell>
          <table:table-cell table:formula="of:=0.1/[.R24]" office:value-type="float" office:value="0.937532227670326" calcext:value-type="float">
            <text:p>0.9375322277</text:p>
          </table:table-cell>
          <table:table-cell table:formula="of:=0.1/[.S24]" office:value-type="float" office:value="0.864595671834067" calcext:value-type="float">
            <text:p>0.8645956718</text:p>
          </table:table-cell>
          <table:table-cell table:formula="of:=0.1/[.T24]" office:value-type="float" office:value="0.875488084607169" calcext:value-type="float">
            <text:p>0.8754880846</text:p>
          </table:table-cell>
          <table:table-cell table:formula="of:=0.1/[.U24]" office:value-type="float" office:value="0.970205004317412" calcext:value-type="float">
            <text:p>0.9702050043</text:p>
          </table:table-cell>
          <table:table-cell table:formula="of:=0.1/[.V24]" office:value-type="float" office:value="0.948154890582926" calcext:value-type="float">
            <text:p>0.9481548906</text:p>
          </table:table-cell>
          <table:table-cell table:formula="of:=0.1/[.W24]" office:value-type="float" office:value="0.972147960919652" calcext:value-type="float">
            <text:p>0.9721479609</text:p>
          </table:table-cell>
          <table:table-cell table:formula="of:=0.1/[.X24]" office:value-type="float" office:value="0.515517063614806" calcext:value-type="float">
            <text:p>0.5155170636</text:p>
          </table:table-cell>
          <table:table-cell table:formula="of:=0.1/[.Y24]" office:value-type="float" office:value="2.63526832302065" calcext:value-type="float">
            <text:p>2.635268323</text:p>
          </table:table-cell>
        </table:table-row>
        <table:table-row table:style-name="ro1">
          <table:table-cell table:formula="of:=0.1/[.A25]" office:value-type="float" office:value="2.08168533244515" calcext:value-type="float">
            <text:p>2.0816853324</text:p>
          </table:table-cell>
          <table:table-cell table:formula="of:=0.1/[.B25]" office:value-type="float" office:value="1.72239771541167" calcext:value-type="float">
            <text:p>1.7223977154</text:p>
          </table:table-cell>
          <table:table-cell table:formula="of:=0.1/[.C25]" office:value-type="float" office:value="1.7221426209633" calcext:value-type="float">
            <text:p>1.722142621</text:p>
          </table:table-cell>
          <table:table-cell table:formula="of:=0.1/[.D25]" office:value-type="float" office:value="1.46578563178292" calcext:value-type="float">
            <text:p>1.4657856318</text:p>
          </table:table-cell>
          <table:table-cell table:formula="of:=0.1/[.E25]" office:value-type="float" office:value="1.36087934579808" calcext:value-type="float">
            <text:p>1.3608793458</text:p>
          </table:table-cell>
          <table:table-cell table:formula="of:=0.1/[.F25]" office:value-type="float" office:value="1.37133955190109" calcext:value-type="float">
            <text:p>1.3713395519</text:p>
          </table:table-cell>
          <table:table-cell table:formula="of:=0.1/[.G25]" office:value-type="float" office:value="1.20837889928766" calcext:value-type="float">
            <text:p>1.2083788993</text:p>
          </table:table-cell>
          <table:table-cell table:formula="of:=0.1/[.H25]" office:value-type="float" office:value="1.24598791890114" calcext:value-type="float">
            <text:p>1.2459879189</text:p>
          </table:table-cell>
          <table:table-cell table:formula="of:=0.1/[.I25]" office:value-type="float" office:value="1.10440369931063" calcext:value-type="float">
            <text:p>1.1044036993</text:p>
          </table:table-cell>
          <table:table-cell table:formula="of:=0.1/[.J25]" office:value-type="float" office:value="1.0964419362726" calcext:value-type="float">
            <text:p>1.0964419363</text:p>
          </table:table-cell>
          <table:table-cell table:formula="of:=0.1/[.K25]" office:value-type="float" office:value="0.99540124624236" calcext:value-type="float">
            <text:p>0.9954012462</text:p>
          </table:table-cell>
          <table:table-cell table:formula="of:=0.1/[.L25]" office:value-type="float" office:value="1.01388310130619" calcext:value-type="float">
            <text:p>1.0138831013</text:p>
          </table:table-cell>
          <table:table-cell table:formula="of:=0.1/[.M25]" office:value-type="float" office:value="0.998302885095338" calcext:value-type="float">
            <text:p>0.9983028851</text:p>
          </table:table-cell>
          <table:table-cell table:formula="of:=0.1/[.N25]" office:value-type="float" office:value="0.996611520829181" calcext:value-type="float">
            <text:p>0.9966115208</text:p>
          </table:table-cell>
          <table:table-cell table:formula="of:=0.1/[.O25]" office:value-type="float" office:value="0.905067472780096" calcext:value-type="float">
            <text:p>0.9050674728</text:p>
          </table:table-cell>
          <table:table-cell table:formula="of:=0.1/[.P25]" office:value-type="float" office:value="0.906240371196056" calcext:value-type="float">
            <text:p>0.9062403712</text:p>
          </table:table-cell>
          <table:table-cell table:formula="of:=0.1/[.Q25]" office:value-type="float" office:value="0.83462700519138" calcext:value-type="float">
            <text:p>0.8346270052</text:p>
          </table:table-cell>
          <table:table-cell table:formula="of:=0.1/[.R25]" office:value-type="float" office:value="0.786986393005265" calcext:value-type="float">
            <text:p>0.786986393</text:p>
          </table:table-cell>
          <table:table-cell table:formula="of:=0.1/[.S25]" office:value-type="float" office:value="0.643807218366532" calcext:value-type="float">
            <text:p>0.6438072184</text:p>
          </table:table-cell>
          <table:table-cell table:formula="of:=0.1/[.T25]" office:value-type="float" office:value="0.436570650228327" calcext:value-type="float">
            <text:p>0.4365706502</text:p>
          </table:table-cell>
          <table:table-cell table:formula="of:=0.1/[.U25]" office:value-type="float" office:value="0.425856290536196" calcext:value-type="float">
            <text:p>0.4258562905</text:p>
          </table:table-cell>
          <table:table-cell table:formula="of:=0.1/[.V25]" office:value-type="float" office:value="0.36769437243763" calcext:value-type="float">
            <text:p>0.3676943724</text:p>
          </table:table-cell>
          <table:table-cell table:formula="of:=0.1/[.W25]" office:value-type="float" office:value="0.411907419688351" calcext:value-type="float">
            <text:p>0.4119074197</text:p>
          </table:table-cell>
          <table:table-cell table:formula="of:=0.1/[.X25]" office:value-type="float" office:value="0.466078785957978" calcext:value-type="float">
            <text:p>0.466078786</text:p>
          </table:table-cell>
          <table:table-cell table:formula="of:=0.1/[.Y25]" office:value-type="float" office:value="0.372889445737128" calcext:value-type="float">
            <text:p>0.3728894457</text:p>
          </table:table-cell>
        </table:table-row>
        <table:table-row table:style-name="ro1">
          <table:table-cell table:formula="of:=0.1/[.A26]" office:value-type="float" office:value="2.72404597099981" calcext:value-type="float">
            <text:p>2.724045971</text:p>
          </table:table-cell>
          <table:table-cell table:formula="of:=0.1/[.B26]" office:value-type="float" office:value="2.12748303864147" calcext:value-type="float">
            <text:p>2.1274830386</text:p>
          </table:table-cell>
          <table:table-cell table:formula="of:=0.1/[.C26]" office:value-type="float" office:value="1.65557431873117" calcext:value-type="float">
            <text:p>1.6555743187</text:p>
          </table:table-cell>
          <table:table-cell table:formula="of:=0.1/[.D26]" office:value-type="float" office:value="1.41866710550769" calcext:value-type="float">
            <text:p>1.4186671055</text:p>
          </table:table-cell>
          <table:table-cell table:formula="of:=0.1/[.E26]" office:value-type="float" office:value="1.40823054423886" calcext:value-type="float">
            <text:p>1.4082305442</text:p>
          </table:table-cell>
          <table:table-cell table:formula="of:=0.1/[.F26]" office:value-type="float" office:value="1.22027710052399" calcext:value-type="float">
            <text:p>1.2202771005</text:p>
          </table:table-cell>
          <table:table-cell table:formula="of:=0.1/[.G26]" office:value-type="float" office:value="1.28365090856811" calcext:value-type="float">
            <text:p>1.2836509086</text:p>
          </table:table-cell>
          <table:table-cell table:formula="of:=0.1/[.H26]" office:value-type="float" office:value="1.12207251281407" calcext:value-type="float">
            <text:p>1.1220725128</text:p>
          </table:table-cell>
          <table:table-cell table:formula="of:=0.1/[.I26]" office:value-type="float" office:value="1.12627452040415" calcext:value-type="float">
            <text:p>1.1262745204</text:p>
          </table:table-cell>
          <table:table-cell table:formula="of:=0.1/[.J26]" office:value-type="float" office:value="1.01884039661419" calcext:value-type="float">
            <text:p>1.0188403966</text:p>
          </table:table-cell>
          <table:table-cell table:formula="of:=0.1/[.K26]" office:value-type="float" office:value="1.00856371449982" calcext:value-type="float">
            <text:p>1.0085637145</text:p>
          </table:table-cell>
          <table:table-cell table:formula="of:=0.1/[.L26]" office:value-type="float" office:value="1.01706947703305" calcext:value-type="float">
            <text:p>1.017069477</text:p>
          </table:table-cell>
          <table:table-cell table:formula="of:=0.1/[.M26]" office:value-type="float" office:value="0.922339051835455" calcext:value-type="float">
            <text:p>0.9223390518</text:p>
          </table:table-cell>
          <table:table-cell table:formula="of:=0.1/[.N26]" office:value-type="float" office:value="0.845430027983734" calcext:value-type="float">
            <text:p>0.845430028</text:p>
          </table:table-cell>
          <table:table-cell table:formula="of:=0.1/[.O26]" office:value-type="float" office:value="0.898238554195223" calcext:value-type="float">
            <text:p>0.8982385542</text:p>
          </table:table-cell>
          <table:table-cell table:formula="of:=0.1/[.P26]" office:value-type="float" office:value="0.820405116046304" calcext:value-type="float">
            <text:p>0.820405116</text:p>
          </table:table-cell>
          <table:table-cell table:formula="of:=0.1/[.Q26]" office:value-type="float" office:value="0.825423029302518" calcext:value-type="float">
            <text:p>0.8254230293</text:p>
          </table:table-cell>
          <table:table-cell table:formula="of:=0.1/[.R26]" office:value-type="float" office:value="0.773933906044424" calcext:value-type="float">
            <text:p>0.773933906</text:p>
          </table:table-cell>
          <table:table-cell table:formula="of:=0.1/[.S26]" office:value-type="float" office:value="0.795342474469507" calcext:value-type="float">
            <text:p>0.7953424745</text:p>
          </table:table-cell>
          <table:table-cell table:formula="of:=0.1/[.T26]" office:value-type="float" office:value="0.800698208838107" calcext:value-type="float">
            <text:p>0.8006982088</text:p>
          </table:table-cell>
          <table:table-cell table:formula="of:=0.1/[.U26]" office:value-type="float" office:value="0.600200466955963" calcext:value-type="float">
            <text:p>0.600200467</text:p>
          </table:table-cell>
          <table:table-cell table:formula="of:=0.1/[.V26]" office:value-type="float" office:value="0.749838784661298" calcext:value-type="float">
            <text:p>0.7498387847</text:p>
          </table:table-cell>
          <table:table-cell table:formula="of:=0.1/[.W26]" office:value-type="float" office:value="0.574567350784859" calcext:value-type="float">
            <text:p>0.5745673508</text:p>
          </table:table-cell>
          <table:table-cell table:formula="of:=0.1/[.X26]" office:value-type="float" office:value="0.69256394096585" calcext:value-type="float">
            <text:p>0.692563941</text:p>
          </table:table-cell>
          <table:table-cell table:formula="of:=0.1/[.Y26]" office:value-type="float" office:value="0.922875310316823" calcext:value-type="float">
            <text:p>0.9228753103</text:p>
          </table:table-cell>
        </table:table-row>
        <table:table-row table:style-name="ro1">
          <table:table-cell table:formula="of:=0.1/[.A27]" office:value-type="float" office:value="0.193132591317918" calcext:value-type="float">
            <text:p>0.1931325913</text:p>
          </table:table-cell>
          <table:table-cell table:formula="of:=0.1/[.B27]" office:value-type="float" office:value="3.34650741753369" calcext:value-type="float">
            <text:p>3.3465074175</text:p>
          </table:table-cell>
          <table:table-cell table:formula="of:=0.1/[.C27]" office:value-type="float" office:value="2.47410233382073" calcext:value-type="float">
            <text:p>2.4741023338</text:p>
          </table:table-cell>
          <table:table-cell table:formula="of:=0.1/[.D27]" office:value-type="float" office:value="1.94503335732208" calcext:value-type="float">
            <text:p>1.9450333573</text:p>
          </table:table-cell>
          <table:table-cell table:formula="of:=0.1/[.E27]" office:value-type="float" office:value="1.63656746340226" calcext:value-type="float">
            <text:p>1.6365674634</text:p>
          </table:table-cell>
          <table:table-cell table:formula="of:=0.1/[.F27]" office:value-type="float" office:value="1.39695826307797" calcext:value-type="float">
            <text:p>1.3969582631</text:p>
          </table:table-cell>
          <table:table-cell table:formula="of:=0.1/[.G27]" office:value-type="float" office:value="1.37493142529516" calcext:value-type="float">
            <text:p>1.3749314253</text:p>
          </table:table-cell>
          <table:table-cell table:formula="of:=0.1/[.H27]" office:value-type="float" office:value="1.19289464235229" calcext:value-type="float">
            <text:p>1.1928946424</text:p>
          </table:table-cell>
          <table:table-cell table:formula="of:=0.1/[.I27]" office:value-type="float" office:value="1.2557876111529" calcext:value-type="float">
            <text:p>1.2557876112</text:p>
          </table:table-cell>
          <table:table-cell table:formula="of:=0.1/[.J27]" office:value-type="float" office:value="1.16663925064428" calcext:value-type="float">
            <text:p>1.1666392506</text:p>
          </table:table-cell>
          <table:table-cell table:formula="of:=0.1/[.K27]" office:value-type="float" office:value="1.21437774677067" calcext:value-type="float">
            <text:p>1.2143777468</text:p>
          </table:table-cell>
          <table:table-cell table:formula="of:=0.1/[.L27]" office:value-type="float" office:value="1.10934232640179" calcext:value-type="float">
            <text:p>1.1093423264</text:p>
          </table:table-cell>
          <table:table-cell table:formula="of:=0.1/[.M27]" office:value-type="float" office:value="1.50220523728834" calcext:value-type="float">
            <text:p>1.5022052373</text:p>
          </table:table-cell>
          <table:table-cell table:formula="of:=0.1/[.N27]" office:value-type="float" office:value="1.05448636496406" calcext:value-type="float">
            <text:p>1.054486365</text:p>
          </table:table-cell>
          <table:table-cell table:formula="of:=0.1/[.O27]" office:value-type="float" office:value="1.38635878410789" calcext:value-type="float">
            <text:p>1.3863587841</text:p>
          </table:table-cell>
          <table:table-cell table:formula="of:=0.1/[.P27]" office:value-type="float" office:value="1.26470856055931" calcext:value-type="float">
            <text:p>1.2647085606</text:p>
          </table:table-cell>
          <table:table-cell table:formula="of:=0.1/[.Q27]" office:value-type="float" office:value="0.972705873198062" calcext:value-type="float">
            <text:p>0.9727058732</text:p>
          </table:table-cell>
          <table:table-cell table:formula="of:=0.1/[.R27]" office:value-type="float" office:value="1.24756257461984" calcext:value-type="float">
            <text:p>1.2475625746</text:p>
          </table:table-cell>
          <table:table-cell table:formula="of:=0.1/[.S27]" office:value-type="float" office:value="1.14420927129888" calcext:value-type="float">
            <text:p>1.1442092713</text:p>
          </table:table-cell>
          <table:table-cell table:formula="of:=0.1/[.T27]" office:value-type="float" office:value="1.66833778501466" calcext:value-type="float">
            <text:p>1.668337785</text:p>
          </table:table-cell>
          <table:table-cell table:formula="of:=0.1/[.U27]" office:value-type="float" office:value="0.642677652170001" calcext:value-type="float">
            <text:p>0.6426776522</text:p>
          </table:table-cell>
          <table:table-cell table:formula="of:=0.1/[.V27]" office:value-type="float" office:value="0.542885217778405" calcext:value-type="float">
            <text:p>0.5428852178</text:p>
          </table:table-cell>
          <table:table-cell table:formula="of:=0.1/[.W27]" office:value-type="float" office:value="2.67706080140492" calcext:value-type="float">
            <text:p>2.6770608014</text:p>
          </table:table-cell>
          <table:table-cell table:formula="of:=0.1/[.X27]" office:value-type="float" office:value="2.13557939336732" calcext:value-type="float">
            <text:p>2.1355793934</text:p>
          </table:table-cell>
          <table:table-cell table:formula="of:=0.1/[.Y27]" office:value-type="float" office:value="1.67202830409513" calcext:value-type="float">
            <text:p>1.6720283041</text:p>
          </table:table-cell>
        </table:table-row>
        <table:table-row table:style-name="ro1">
          <table:table-cell table:formula="of:=0.1/[.A28]" office:value-type="float" office:value="1.69137483403384" calcext:value-type="float">
            <text:p>1.691374834</text:p>
          </table:table-cell>
          <table:table-cell table:formula="of:=0.1/[.B28]" office:value-type="float" office:value="1.40812346426535" calcext:value-type="float">
            <text:p>1.4081234643</text:p>
          </table:table-cell>
          <table:table-cell table:formula="of:=0.1/[.C28]" office:value-type="float" office:value="1.42651113891223" calcext:value-type="float">
            <text:p>1.4265111389</text:p>
          </table:table-cell>
          <table:table-cell table:formula="of:=0.1/[.D28]" office:value-type="float" office:value="1.36918029913851" calcext:value-type="float">
            <text:p>1.3691802991</text:p>
          </table:table-cell>
          <table:table-cell table:formula="of:=0.1/[.E28]" office:value-type="float" office:value="1.41477935101242" calcext:value-type="float">
            <text:p>1.414779351</text:p>
          </table:table-cell>
          <table:table-cell table:formula="of:=0.1/[.F28]" office:value-type="float" office:value="1.24980159399695" calcext:value-type="float">
            <text:p>1.249801594</text:p>
          </table:table-cell>
          <table:table-cell table:formula="of:=0.1/[.G28]" office:value-type="float" office:value="1.13722948153708" calcext:value-type="float">
            <text:p>1.1372294815</text:p>
          </table:table-cell>
          <table:table-cell table:formula="of:=0.1/[.H28]" office:value-type="float" office:value="1.15341451064659" calcext:value-type="float">
            <text:p>1.1534145106</text:p>
          </table:table-cell>
          <table:table-cell table:formula="of:=0.1/[.I28]" office:value-type="float" office:value="1.16404814037489" calcext:value-type="float">
            <text:p>1.1640481404</text:p>
          </table:table-cell>
          <table:table-cell table:formula="of:=0.1/[.J28]" office:value-type="float" office:value="1.06647896636859" calcext:value-type="float">
            <text:p>1.0664789664</text:p>
          </table:table-cell>
          <table:table-cell table:formula="of:=0.1/[.K28]" office:value-type="float" office:value="0.939302286261765" calcext:value-type="float">
            <text:p>0.9393022863</text:p>
          </table:table-cell>
          <table:table-cell table:formula="of:=0.1/[.L28]" office:value-type="float" office:value="0.88207534687613" calcext:value-type="float">
            <text:p>0.8820753469</text:p>
          </table:table-cell>
          <table:table-cell table:formula="of:=0.1/[.M28]" office:value-type="float" office:value="0.882378893496867" calcext:value-type="float">
            <text:p>0.8823788935</text:p>
          </table:table-cell>
          <table:table-cell table:formula="of:=0.1/[.N28]" office:value-type="float" office:value="0.712931145110005" calcext:value-type="float">
            <text:p>0.7129311451</text:p>
          </table:table-cell>
          <table:table-cell table:formula="of:=0.1/[.O28]" office:value-type="float" office:value="0.533937038144462" calcext:value-type="float">
            <text:p>0.5339370381</text:p>
          </table:table-cell>
          <table:table-cell table:formula="of:=0.1/[.P28]" office:value-type="float" office:value="0.917894350360274" calcext:value-type="float">
            <text:p>0.9178943504</text:p>
          </table:table-cell>
          <table:table-cell table:formula="of:=0.1/[.Q28]" office:value-type="float" office:value="0.952634988377853" calcext:value-type="float">
            <text:p>0.9526349884</text:p>
          </table:table-cell>
          <table:table-cell table:formula="of:=0.1/[.R28]" office:value-type="float" office:value="0.724270297675092" calcext:value-type="float">
            <text:p>0.7242702977</text:p>
          </table:table-cell>
          <table:table-cell table:formula="of:=0.1/[.S28]" office:value-type="float" office:value="0.888675606743271" calcext:value-type="float">
            <text:p>0.8886756067</text:p>
          </table:table-cell>
          <table:table-cell table:formula="of:=0.1/[.T28]" office:value-type="float" office:value="0.578001271602797" calcext:value-type="float">
            <text:p>0.5780012716</text:p>
          </table:table-cell>
          <table:table-cell table:formula="of:=0.1/[.U28]" office:value-type="float" office:value="0.992959914208264" calcext:value-type="float">
            <text:p>0.9929599142</text:p>
          </table:table-cell>
          <table:table-cell table:formula="of:=0.1/[.V28]" office:value-type="float" office:value="0.529604914733609" calcext:value-type="float">
            <text:p>0.5296049147</text:p>
          </table:table-cell>
          <table:table-cell table:formula="of:=0.1/[.W28]" office:value-type="float" office:value="2.53050524067635" calcext:value-type="float">
            <text:p>2.5305052407</text:p>
          </table:table-cell>
          <table:table-cell table:formula="of:=0.1/[.X28]" office:value-type="float" office:value="2.13292836133513" calcext:value-type="float">
            <text:p>2.1329283613</text:p>
          </table:table-cell>
          <table:table-cell table:formula="of:=0.1/[.Y28]" office:value-type="float" office:value="1.72808571305137" calcext:value-type="float">
            <text:p>1.7280857131</text:p>
          </table:table-cell>
        </table:table-row>
        <table:table-row table:style-name="ro1">
          <table:table-cell table:formula="of:=0.1/[.A29]" office:value-type="float" office:value="1.56275638972019" calcext:value-type="float">
            <text:p>1.5627563897</text:p>
          </table:table-cell>
          <table:table-cell table:formula="of:=0.1/[.B29]" office:value-type="float" office:value="1.5800733786077" calcext:value-type="float">
            <text:p>1.5800733786</text:p>
          </table:table-cell>
          <table:table-cell table:formula="of:=0.1/[.C29]" office:value-type="float" office:value="1.37577697004383" calcext:value-type="float">
            <text:p>1.37577697</text:p>
          </table:table-cell>
          <table:table-cell table:formula="of:=0.1/[.D29]" office:value-type="float" office:value="1.38769393022675" calcext:value-type="float">
            <text:p>1.3876939302</text:p>
          </table:table-cell>
          <table:table-cell table:formula="of:=0.1/[.E29]" office:value-type="float" office:value="1.19872312013244" calcext:value-type="float">
            <text:p>1.1987231201</text:p>
          </table:table-cell>
          <table:table-cell table:formula="of:=0.1/[.F29]" office:value-type="float" office:value="1.06920538793979" calcext:value-type="float">
            <text:p>1.0692053879</text:p>
          </table:table-cell>
          <table:table-cell table:formula="of:=0.1/[.G29]" office:value-type="float" office:value="1.13532764988312" calcext:value-type="float">
            <text:p>1.1353276499</text:p>
          </table:table-cell>
          <table:table-cell table:formula="of:=0.1/[.H29]" office:value-type="float" office:value="1.04560073944884" calcext:value-type="float">
            <text:p>1.0456007394</text:p>
          </table:table-cell>
          <table:table-cell table:formula="of:=0.1/[.I29]" office:value-type="float" office:value="1.04965828374573" calcext:value-type="float">
            <text:p>1.0496582837</text:p>
          </table:table-cell>
          <table:table-cell table:formula="of:=0.1/[.J29]" office:value-type="float" office:value="1.00312674606749" calcext:value-type="float">
            <text:p>1.0031267461</text:p>
          </table:table-cell>
          <table:table-cell table:formula="of:=0.1/[.K29]" office:value-type="float" office:value="1.05053493238757" calcext:value-type="float">
            <text:p>1.0505349324</text:p>
          </table:table-cell>
          <table:table-cell table:formula="of:=0.1/[.L29]" office:value-type="float" office:value="1.0604431379785" calcext:value-type="float">
            <text:p>1.060443138</text:p>
          </table:table-cell>
          <table:table-cell table:formula="of:=0.1/[.M29]" office:value-type="float" office:value="0.51564200007219" calcext:value-type="float">
            <text:p>0.5156420001</text:p>
          </table:table-cell>
          <table:table-cell table:formula="of:=0.1/[.N29]" office:value-type="float" office:value="0.449363476635346" calcext:value-type="float">
            <text:p>0.4493634766</text:p>
          </table:table-cell>
          <table:table-cell table:formula="of:=0.1/[.O29]" office:value-type="float" office:value="0.556049822064057" calcext:value-type="float">
            <text:p>0.5560498221</text:p>
          </table:table-cell>
          <table:table-cell table:formula="of:=0.1/[.P29]" office:value-type="float" office:value="0.541976044658826" calcext:value-type="float">
            <text:p>0.5419760447</text:p>
          </table:table-cell>
          <table:table-cell table:formula="of:=0.1/[.Q29]" office:value-type="float" office:value="0.414870622596343" calcext:value-type="float">
            <text:p>0.4148706226</text:p>
          </table:table-cell>
          <table:table-cell table:formula="of:=0.1/[.R29]" office:value-type="float" office:value="3.36436398381068" calcext:value-type="float">
            <text:p>3.3643639838</text:p>
          </table:table-cell>
          <table:table-cell table:formula="of:=0.1/[.S29]" office:value-type="float" office:value="2.46139910848124" calcext:value-type="float">
            <text:p>2.4613991085</text:p>
          </table:table-cell>
          <table:table-cell table:formula="of:=0.1/[.T29]" office:value-type="float" office:value="1.98006862917869" calcext:value-type="float">
            <text:p>1.9800686292</text:p>
          </table:table-cell>
          <table:table-cell table:formula="of:=0.1/[.U29]" office:value-type="float" office:value="1.65140493274653" calcext:value-type="float">
            <text:p>1.6514049327</text:p>
          </table:table-cell>
          <table:table-cell table:formula="of:=0.1/[.V29]" office:value-type="float" office:value="1.39143405367874" calcext:value-type="float">
            <text:p>1.3914340537</text:p>
          </table:table-cell>
          <table:table-cell table:formula="of:=0.1/[.W29]" office:value-type="float" office:value="1.26100383471266" calcext:value-type="float">
            <text:p>1.2610038347</text:p>
          </table:table-cell>
          <table:table-cell table:formula="of:=0.1/[.X29]" office:value-type="float" office:value="1.26925298115794" calcext:value-type="float">
            <text:p>1.2692529812</text:p>
          </table:table-cell>
          <table:table-cell table:formula="of:=0.1/[.Y29]" office:value-type="float" office:value="1.16412267059054" calcext:value-type="float">
            <text:p>1.1641226706</text:p>
          </table:table-cell>
        </table:table-row>
        <table:table-row table:style-name="ro1">
          <table:table-cell table:formula="of:=0.1/[.A30]" office:value-type="float" office:value="0.930042223916966" calcext:value-type="float">
            <text:p>0.9300422239</text:p>
          </table:table-cell>
          <table:table-cell table:formula="of:=0.1/[.B30]" office:value-type="float" office:value="1.29056070991164" calcext:value-type="float">
            <text:p>1.2905607099</text:p>
          </table:table-cell>
          <table:table-cell table:formula="of:=0.1/[.C30]" office:value-type="float" office:value="1.31241174031046" calcext:value-type="float">
            <text:p>1.3124117403</text:p>
          </table:table-cell>
          <table:table-cell table:formula="of:=0.1/[.D30]" office:value-type="float" office:value="1.17785491418738" calcext:value-type="float">
            <text:p>1.1778549142</text:p>
          </table:table-cell>
          <table:table-cell table:formula="of:=0.1/[.E30]" office:value-type="float" office:value="1.17050377311891" calcext:value-type="float">
            <text:p>1.1705037731</text:p>
          </table:table-cell>
          <table:table-cell table:formula="of:=0.1/[.F30]" office:value-type="float" office:value="1.08532617307479" calcext:value-type="float">
            <text:p>1.0853261731</text:p>
          </table:table-cell>
          <table:table-cell table:formula="of:=0.1/[.G30]" office:value-type="float" office:value="1.73729947220842" calcext:value-type="float">
            <text:p>1.7372994722</text:p>
          </table:table-cell>
          <table:table-cell table:formula="of:=0.1/[.H30]" office:value-type="float" office:value="0.883938831432865" calcext:value-type="float">
            <text:p>0.8839388314</text:p>
          </table:table-cell>
          <table:table-cell table:formula="of:=0.1/[.I30]" office:value-type="float" office:value="1.69930175690809" calcext:value-type="float">
            <text:p>1.6993017569</text:p>
          </table:table-cell>
          <table:table-cell table:formula="of:=0.1/[.J30]" office:value-type="float" office:value="0.781506431797934" calcext:value-type="float">
            <text:p>0.7815064318</text:p>
          </table:table-cell>
          <table:table-cell table:formula="of:=0.1/[.K30]" office:value-type="float" office:value="1.52244773056329" calcext:value-type="float">
            <text:p>1.5224477306</text:p>
          </table:table-cell>
          <table:table-cell table:formula="of:=0.1/[.L30]" office:value-type="float" office:value="1.57589759187089" calcext:value-type="float">
            <text:p>1.5758975919</text:p>
          </table:table-cell>
          <table:table-cell table:formula="of:=0.1/[.M30]" office:value-type="float" office:value="1.5629420195399" calcext:value-type="float">
            <text:p>1.5629420195</text:p>
          </table:table-cell>
          <table:table-cell table:formula="of:=0.1/[.N30]" office:value-type="float" office:value="1.28362948805005" calcext:value-type="float">
            <text:p>1.2836294881</text:p>
          </table:table-cell>
          <table:table-cell table:formula="of:=0.1/[.O30]" office:value-type="float" office:value="1.37346978297804" calcext:value-type="float">
            <text:p>1.373469783</text:p>
          </table:table-cell>
          <table:table-cell table:formula="of:=0.1/[.P30]" office:value-type="float" office:value="1.86051011466324" calcext:value-type="float">
            <text:p>1.8605101147</text:p>
          </table:table-cell>
          <table:table-cell table:formula="of:=0.1/[.Q30]" office:value-type="float" office:value="2.95181167441517" calcext:value-type="float">
            <text:p>2.9518116744</text:p>
          </table:table-cell>
          <table:table-cell table:formula="of:=0.1/[.R30]" office:value-type="float" office:value="3.21096351382159" calcext:value-type="float">
            <text:p>3.2109635138</text:p>
          </table:table-cell>
          <table:table-cell table:formula="of:=0.1/[.S30]" office:value-type="float" office:value="1.92731330597833" calcext:value-type="float">
            <text:p>1.927313306</text:p>
          </table:table-cell>
          <table:table-cell table:formula="of:=0.1/[.T30]" office:value-type="float" office:value="1.90160343201387" calcext:value-type="float">
            <text:p>1.901603432</text:p>
          </table:table-cell>
          <table:table-cell table:formula="of:=0.1/[.U30]" office:value-type="float" office:value="1.70201467477053" calcext:value-type="float">
            <text:p>1.7020146748</text:p>
          </table:table-cell>
          <table:table-cell table:formula="of:=0.1/[.V30]" office:value-type="float" office:value="1.47705687555205" calcext:value-type="float">
            <text:p>1.4770568756</text:p>
          </table:table-cell>
          <table:table-cell table:formula="of:=0.1/[.W30]" office:value-type="float" office:value="1.46267259536625" calcext:value-type="float">
            <text:p>1.4626725954</text:p>
          </table:table-cell>
          <table:table-cell table:formula="of:=0.1/[.X30]" office:value-type="float" office:value="1.27418563610532" calcext:value-type="float">
            <text:p>1.2741856361</text:p>
          </table:table-cell>
          <table:table-cell table:formula="of:=0.1/[.Y30]" office:value-type="float" office:value="1.36853197574961" calcext:value-type="float">
            <text:p>1.3685319757</text:p>
          </table:table-cell>
        </table:table-row>
        <table:table-row table:style-name="ro1">
          <table:table-cell table:formula="of:=0.1/[.A31]" office:value-type="float" office:value="1.12239744093383" calcext:value-type="float">
            <text:p>1.1223974409</text:p>
          </table:table-cell>
          <table:table-cell table:formula="of:=0.1/[.B31]" office:value-type="float" office:value="0.900009000090001" calcext:value-type="float">
            <text:p>0.9000090001</text:p>
          </table:table-cell>
          <table:table-cell table:formula="of:=0.1/[.C31]" office:value-type="float" office:value="1.60424032803506" calcext:value-type="float">
            <text:p>1.604240328</text:p>
          </table:table-cell>
          <table:table-cell table:formula="of:=0.1/[.D31]" office:value-type="float" office:value="1.51119949949073" calcext:value-type="float">
            <text:p>1.5111994995</text:p>
          </table:table-cell>
          <table:table-cell table:formula="of:=0.1/[.E31]" office:value-type="float" office:value="0.791370891795858" calcext:value-type="float">
            <text:p>0.7913708918</text:p>
          </table:table-cell>
          <table:table-cell table:formula="of:=0.1/[.F31]" office:value-type="float" office:value="1.26220712061525" calcext:value-type="float">
            <text:p>1.2622071206</text:p>
          </table:table-cell>
          <table:table-cell table:formula="of:=0.1/[.G31]" office:value-type="float" office:value="1.33231899447221" calcext:value-type="float">
            <text:p>1.3323189945</text:p>
          </table:table-cell>
          <table:table-cell table:formula="of:=0.1/[.H31]" office:value-type="float" office:value="1.31905065286412" calcext:value-type="float">
            <text:p>1.3190506529</text:p>
          </table:table-cell>
          <table:table-cell table:formula="of:=0.1/[.I31]" office:value-type="float" office:value="1.36240710086581" calcext:value-type="float">
            <text:p>1.3624071009</text:p>
          </table:table-cell>
          <table:table-cell table:formula="of:=0.1/[.J31]" office:value-type="float" office:value="1.37684342123561" calcext:value-type="float">
            <text:p>1.3768434212</text:p>
          </table:table-cell>
          <table:table-cell table:formula="of:=0.1/[.K31]" office:value-type="float" office:value="1.44824899455314" calcext:value-type="float">
            <text:p>1.4482489946</text:p>
          </table:table-cell>
          <table:table-cell table:formula="of:=0.1/[.L31]" office:value-type="float" office:value="0.672562800551502" calcext:value-type="float">
            <text:p>0.6725628006</text:p>
          </table:table-cell>
          <table:table-cell table:formula="of:=0.1/[.M31]" office:value-type="float" office:value="1.14206487613735" calcext:value-type="float">
            <text:p>1.1420648761</text:p>
          </table:table-cell>
          <table:table-cell table:formula="of:=0.1/[.N31]" office:value-type="float" office:value="1.01875217121557" calcext:value-type="float">
            <text:p>1.0187521712</text:p>
          </table:table-cell>
          <table:table-cell table:formula="of:=0.1/[.O31]" office:value-type="float" office:value="1.19035715476071" calcext:value-type="float">
            <text:p>1.1903571548</text:p>
          </table:table-cell>
          <table:table-cell table:formula="of:=0.1/[.P31]" office:value-type="float" office:value="1.31419342035922" calcext:value-type="float">
            <text:p>1.3141934204</text:p>
          </table:table-cell>
          <table:table-cell table:formula="of:=0.1/[.Q31]" office:value-type="float" office:value="1.75621612698145" calcext:value-type="float">
            <text:p>1.756216127</text:p>
          </table:table-cell>
          <table:table-cell table:formula="of:=0.1/[.R31]" office:value-type="float" office:value="2.10075206924079" calcext:value-type="float">
            <text:p>2.1007520692</text:p>
          </table:table-cell>
          <table:table-cell table:formula="of:=0.1/[.S31]" office:value-type="float" office:value="1.91879653081587" calcext:value-type="float">
            <text:p>1.9187965308</text:p>
          </table:table-cell>
          <table:table-cell table:formula="of:=0.1/[.T31]" office:value-type="float" office:value="1.71090789327357" calcext:value-type="float">
            <text:p>1.7109078933</text:p>
          </table:table-cell>
          <table:table-cell table:formula="of:=0.1/[.U31]" office:value-type="float" office:value="1.83617297483892" calcext:value-type="float">
            <text:p>1.8361729748</text:p>
          </table:table-cell>
          <table:table-cell table:formula="of:=0.1/[.V31]" office:value-type="float" office:value="1.54052584309128" calcext:value-type="float">
            <text:p>1.5405258431</text:p>
          </table:table-cell>
          <table:table-cell table:formula="of:=0.1/[.W31]" office:value-type="float" office:value="1.41468528203873" calcext:value-type="float">
            <text:p>1.414685282</text:p>
          </table:table-cell>
          <table:table-cell table:formula="of:=0.1/[.X31]" office:value-type="float" office:value="1.90606892345227" calcext:value-type="float">
            <text:p>1.9060689235</text:p>
          </table:table-cell>
          <table:table-cell table:formula="of:=0.1/[.Y31]" office:value-type="float" office:value="0.655162021567934" calcext:value-type="float">
            <text:p>0.6551620216</text:p>
          </table:table-cell>
        </table:table-row>
        <table:table-row table:style-name="ro1">
          <table:table-cell table:formula="of:=0.1/[.A32]" office:value-type="float" office:value="0.630664152418913" calcext:value-type="float">
            <text:p>0.6306641524</text:p>
          </table:table-cell>
          <table:table-cell table:formula="of:=0.1/[.B32]" office:value-type="float" office:value="0.604613198706128" calcext:value-type="float">
            <text:p>0.6046131987</text:p>
          </table:table-cell>
          <table:table-cell table:formula="of:=0.1/[.C32]" office:value-type="float" office:value="0.609117267256292" calcext:value-type="float">
            <text:p>0.6091172673</text:p>
          </table:table-cell>
          <table:table-cell table:formula="of:=0.1/[.D32]" office:value-type="float" office:value="0.519685694092213" calcext:value-type="float">
            <text:p>0.5196856941</text:p>
          </table:table-cell>
          <table:table-cell table:formula="of:=0.1/[.E32]" office:value-type="float" office:value="2.27916072185578" calcext:value-type="float">
            <text:p>2.2791607219</text:p>
          </table:table-cell>
          <table:table-cell table:formula="of:=0.1/[.F32]" office:value-type="float" office:value="1.79847058061824" calcext:value-type="float">
            <text:p>1.7984705806</text:p>
          </table:table-cell>
          <table:table-cell table:formula="of:=0.1/[.G32]" office:value-type="float" office:value="1.25047048952168" calcext:value-type="float">
            <text:p>1.2504704895</text:p>
          </table:table-cell>
          <table:table-cell table:formula="of:=0.1/[.H32]" office:value-type="float" office:value="1.57754584348221" calcext:value-type="float">
            <text:p>1.5775458435</text:p>
          </table:table-cell>
          <table:table-cell table:formula="of:=0.1/[.I32]" office:value-type="float" office:value="1.41560248749669" calcext:value-type="float">
            <text:p>1.4156024875</text:p>
          </table:table-cell>
          <table:table-cell table:formula="of:=0.1/[.J32]" office:value-type="float" office:value="1.49705305106897" calcext:value-type="float">
            <text:p>1.4970530511</text:p>
          </table:table-cell>
          <table:table-cell table:formula="of:=0.1/[.K32]" office:value-type="float" office:value="1.30841243776863" calcext:value-type="float">
            <text:p>1.3084124378</text:p>
          </table:table-cell>
          <table:table-cell table:formula="of:=0.1/[.L32]" office:value-type="float" office:value="1.31951188616307" calcext:value-type="float">
            <text:p>1.3195118862</text:p>
          </table:table-cell>
          <table:table-cell table:formula="of:=0.1/[.M32]" office:value-type="float" office:value="1.19576460178049" calcext:value-type="float">
            <text:p>1.1957646018</text:p>
          </table:table-cell>
          <table:table-cell table:formula="of:=0.1/[.N32]" office:value-type="float" office:value="1.20374026174128" calcext:value-type="float">
            <text:p>1.2037402617</text:p>
          </table:table-cell>
          <table:table-cell table:formula="of:=0.1/[.O32]" office:value-type="float" office:value="1.08767888238819" calcext:value-type="float">
            <text:p>1.0876788824</text:p>
          </table:table-cell>
          <table:table-cell table:formula="of:=0.1/[.P32]" office:value-type="float" office:value="1.0807562700075" calcext:value-type="float">
            <text:p>1.08075627</text:p>
          </table:table-cell>
          <table:table-cell table:formula="of:=0.1/[.Q32]" office:value-type="float" office:value="1.36647863920591" calcext:value-type="float">
            <text:p>1.3664786392</text:p>
          </table:table-cell>
          <table:table-cell table:formula="of:=0.1/[.R32]" office:value-type="float" office:value="2.45778749969278" calcext:value-type="float">
            <text:p>2.4577874997</text:p>
          </table:table-cell>
          <table:table-cell table:formula="of:=0.1/[.S32]" office:value-type="float" office:value="1.25825098080664" calcext:value-type="float">
            <text:p>1.2582509808</text:p>
          </table:table-cell>
          <table:table-cell table:formula="of:=0.1/[.T32]" office:value-type="float" office:value="1.55665282283423" calcext:value-type="float">
            <text:p>1.5566528228</text:p>
          </table:table-cell>
          <table:table-cell table:formula="of:=0.1/[.U32]" office:value-type="float" office:value="1.0699031951589" calcext:value-type="float">
            <text:p>1.0699031952</text:p>
          </table:table-cell>
          <table:table-cell table:formula="of:=0.1/[.V32]" office:value-type="float" office:value="1.39847817604882" calcext:value-type="float">
            <text:p>1.398478176</text:p>
          </table:table-cell>
          <table:table-cell table:formula="of:=0.1/[.W32]" office:value-type="float" office:value="0.961556953018327" calcext:value-type="float">
            <text:p>0.961556953</text:p>
          </table:table-cell>
          <table:table-cell table:formula="of:=0.1/[.X32]" office:value-type="float" office:value="1.34673242312178" calcext:value-type="float">
            <text:p>1.3467324231</text:p>
          </table:table-cell>
          <table:table-cell table:formula="of:=0.1/[.Y32]" office:value-type="float" office:value="0.47605219436259" calcext:value-type="float">
            <text:p>0.4760521944</text:p>
          </table:table-cell>
        </table:table-row>
        <table:table-row table:style-name="ro1">
          <table:table-cell table:formula="of:=0.1/[.A33]" office:value-type="float" office:value="0.521145477760117" calcext:value-type="float">
            <text:p>0.5211454778</text:p>
          </table:table-cell>
          <table:table-cell table:formula="of:=0.1/[.B33]" office:value-type="float" office:value="3.04274138828119" calcext:value-type="float">
            <text:p>3.0427413883</text:p>
          </table:table-cell>
          <table:table-cell table:formula="of:=0.1/[.C33]" office:value-type="float" office:value="2.50053136291462" calcext:value-type="float">
            <text:p>2.5005313629</text:p>
          </table:table-cell>
          <table:table-cell table:formula="of:=0.1/[.D33]" office:value-type="float" office:value="0.700520486721634" calcext:value-type="float">
            <text:p>0.7005204867</text:p>
          </table:table-cell>
          <table:table-cell table:formula="of:=0.1/[.E33]" office:value-type="float" office:value="0.658449220396123" calcext:value-type="float">
            <text:p>0.6584492204</text:p>
          </table:table-cell>
          <table:table-cell table:formula="of:=0.1/[.F33]" office:value-type="float" office:value="0.675648284529006" calcext:value-type="float">
            <text:p>0.6756482845</text:p>
          </table:table-cell>
          <table:table-cell table:formula="of:=0.1/[.G33]" office:value-type="float" office:value="0.673142295549856" calcext:value-type="float">
            <text:p>0.6731422955</text:p>
          </table:table-cell>
          <table:table-cell table:formula="of:=0.1/[.H33]" office:value-type="float" office:value="2.32230856049382" calcext:value-type="float">
            <text:p>2.3223085605</text:p>
          </table:table-cell>
          <table:table-cell table:formula="of:=0.1/[.I33]" office:value-type="float" office:value="2.03982555411861" calcext:value-type="float">
            <text:p>2.0398255541</text:p>
          </table:table-cell>
          <table:table-cell table:formula="of:=0.1/[.J33]" office:value-type="float" office:value="1.69368374520899" calcext:value-type="float">
            <text:p>1.6936837452</text:p>
          </table:table-cell>
          <table:table-cell table:formula="of:=0.1/[.K33]" office:value-type="float" office:value="1.67991277892852" calcext:value-type="float">
            <text:p>1.6799127789</text:p>
          </table:table-cell>
          <table:table-cell table:formula="of:=0.1/[.L33]" office:value-type="float" office:value="1.51606574873939" calcext:value-type="float">
            <text:p>1.5160657487</text:p>
          </table:table-cell>
          <table:table-cell table:formula="of:=0.1/[.M33]" office:value-type="float" office:value="1.38793661015914" calcext:value-type="float">
            <text:p>1.3879366102</text:p>
          </table:table-cell>
          <table:table-cell table:formula="of:=0.1/[.N33]" office:value-type="float" office:value="1.43813089004483" calcext:value-type="float">
            <text:p>1.43813089</text:p>
          </table:table-cell>
          <table:table-cell table:formula="of:=0.1/[.O33]" office:value-type="float" office:value="2.22182723071454" calcext:value-type="float">
            <text:p>2.2218272307</text:p>
          </table:table-cell>
          <table:table-cell table:formula="of:=0.1/[.P33]" office:value-type="float" office:value="1.98067651987213" calcext:value-type="float">
            <text:p>1.9806765199</text:p>
          </table:table-cell>
          <table:table-cell table:formula="of:=0.1/[.Q33]" office:value-type="float" office:value="1.79753952789422" calcext:value-type="float">
            <text:p>1.7975395279</text:p>
          </table:table-cell>
          <table:table-cell table:formula="of:=0.1/[.R33]" office:value-type="float" office:value="1.74541697138738" calcext:value-type="float">
            <text:p>1.7454169714</text:p>
          </table:table-cell>
          <table:table-cell table:formula="of:=0.1/[.S33]" office:value-type="float" office:value="1.95150890668665" calcext:value-type="float">
            <text:p>1.9515089067</text:p>
          </table:table-cell>
          <table:table-cell table:formula="of:=0.1/[.T33]" office:value-type="float" office:value="1.13232714743013" calcext:value-type="float">
            <text:p>1.1323271474</text:p>
          </table:table-cell>
          <table:table-cell table:formula="of:=0.1/[.U33]" office:value-type="float" office:value="2.47279920870425" calcext:value-type="float">
            <text:p>2.4727992087</text:p>
          </table:table-cell>
          <table:table-cell table:formula="of:=0.1/[.V33]" office:value-type="float" office:value="0.688302302371201" calcext:value-type="float">
            <text:p>0.6883023024</text:p>
          </table:table-cell>
          <table:table-cell table:formula="of:=0.1/[.W33]" office:value-type="float" office:value="0.57156248035254" calcext:value-type="float">
            <text:p>0.5715624804</text:p>
          </table:table-cell>
          <table:table-cell table:formula="of:=0.1/[.X33]" office:value-type="float" office:value="2.09593514338292" calcext:value-type="float">
            <text:p>2.0959351434</text:p>
          </table:table-cell>
          <table:table-cell table:formula="of:=0.1/[.Y33]" office:value-type="float" office:value="2.74474929459943" calcext:value-type="float">
            <text:p>2.7447492946</text:p>
          </table:table-cell>
        </table:table-row>
        <table:table-row table:style-name="ro1">
          <table:table-cell table:formula="of:=0.1/[.A34]" office:value-type="float" office:value="2.08058089818677" calcext:value-type="float">
            <text:p>2.0805808982</text:p>
          </table:table-cell>
          <table:table-cell table:formula="of:=0.1/[.B34]" office:value-type="float" office:value="1.73546332532128" calcext:value-type="float">
            <text:p>1.7354633253</text:p>
          </table:table-cell>
          <table:table-cell table:formula="of:=0.1/[.C34]" office:value-type="float" office:value="1.51351874947027" calcext:value-type="float">
            <text:p>1.5135187495</text:p>
          </table:table-cell>
          <table:table-cell table:formula="of:=0.1/[.D34]" office:value-type="float" office:value="1.62340297732106" calcext:value-type="float">
            <text:p>1.6234029773</text:p>
          </table:table-cell>
          <table:table-cell table:formula="of:=0.1/[.E34]" office:value-type="float" office:value="1.38220439485709" calcext:value-type="float">
            <text:p>1.3822043949</text:p>
          </table:table-cell>
          <table:table-cell table:formula="of:=0.1/[.F34]" office:value-type="float" office:value="1.37606283653337" calcext:value-type="float">
            <text:p>1.3760628365</text:p>
          </table:table-cell>
          <table:table-cell table:formula="of:=0.1/[.G34]" office:value-type="float" office:value="1.217310644286" calcext:value-type="float">
            <text:p>1.2173106443</text:p>
          </table:table-cell>
          <table:table-cell table:formula="of:=0.1/[.H34]" office:value-type="float" office:value="1.24113827273269" calcext:value-type="float">
            <text:p>1.2411382727</text:p>
          </table:table-cell>
          <table:table-cell table:formula="of:=0.1/[.I34]" office:value-type="float" office:value="0.829717149423762" calcext:value-type="float">
            <text:p>0.8297171494</text:p>
          </table:table-cell>
          <table:table-cell table:formula="of:=0.1/[.J34]" office:value-type="float" office:value="1.10997523645247" calcext:value-type="float">
            <text:p>1.1099752365</text:p>
          </table:table-cell>
          <table:table-cell table:formula="of:=0.1/[.K34]" office:value-type="float" office:value="1.1362693776539" calcext:value-type="float">
            <text:p>1.1362693777</text:p>
          </table:table-cell>
          <table:table-cell table:formula="of:=0.1/[.L34]" office:value-type="float" office:value="0.783263231274134" calcext:value-type="float">
            <text:p>0.7832632313</text:p>
          </table:table-cell>
          <table:table-cell table:formula="of:=0.1/[.M34]" office:value-type="float" office:value="1.06605489329857" calcext:value-type="float">
            <text:p>1.0660548933</text:p>
          </table:table-cell>
          <table:table-cell table:formula="of:=0.1/[.N34]" office:value-type="float" office:value="0.849509408316697" calcext:value-type="float">
            <text:p>0.8495094083</text:p>
          </table:table-cell>
          <table:table-cell table:formula="of:=0.1/[.O34]" office:value-type="float" office:value="0.948676596148373" calcext:value-type="float">
            <text:p>0.9486765961</text:p>
          </table:table-cell>
          <table:table-cell table:formula="of:=0.1/[.P34]" office:value-type="float" office:value="0.969001637612768" calcext:value-type="float">
            <text:p>0.9690016376</text:p>
          </table:table-cell>
          <table:table-cell table:formula="of:=0.1/[.Q34]" office:value-type="float" office:value="0.78398783250884" calcext:value-type="float">
            <text:p>0.7839878325</text:p>
          </table:table-cell>
          <table:table-cell table:formula="of:=0.1/[.R34]" office:value-type="float" office:value="0.893016610108948" calcext:value-type="float">
            <text:p>0.8930166101</text:p>
          </table:table-cell>
          <table:table-cell table:formula="of:=0.1/[.S34]" office:value-type="float" office:value="0.944340566982076" calcext:value-type="float">
            <text:p>0.944340567</text:p>
          </table:table-cell>
          <table:table-cell table:formula="of:=0.1/[.T34]" office:value-type="float" office:value="1.01141380478702" calcext:value-type="float">
            <text:p>1.0114138048</text:p>
          </table:table-cell>
          <table:table-cell table:formula="of:=0.1/[.U34]" office:value-type="float" office:value="1.02493565966396" calcext:value-type="float">
            <text:p>1.0249356597</text:p>
          </table:table-cell>
          <table:table-cell table:formula="of:=0.1/[.V34]" office:value-type="float" office:value="0.728862973760933" calcext:value-type="float">
            <text:p>0.7288629738</text:p>
          </table:table-cell>
          <table:table-cell table:formula="of:=0.1/[.W34]" office:value-type="float" office:value="1.02341051554305" calcext:value-type="float">
            <text:p>1.0234105155</text:p>
          </table:table-cell>
          <table:table-cell table:formula="of:=0.1/[.X34]" office:value-type="float" office:value="0.758150113722517" calcext:value-type="float">
            <text:p>0.7581501137</text:p>
          </table:table-cell>
          <table:table-cell table:formula="of:=0.1/[.Y34]" office:value-type="float" office:value="0.67045698347994" calcext:value-type="float">
            <text:p>0.6704569835</text:p>
          </table:table-cell>
        </table:table-row>
        <table:table-row table:style-name="ro1">
          <table:table-cell table:formula="of:=0.1/[.A35]" office:value-type="float" office:value="1.83041230037066" calcext:value-type="float">
            <text:p>1.8304123004</text:p>
          </table:table-cell>
          <table:table-cell table:formula="of:=0.1/[.B35]" office:value-type="float" office:value="2.22549617437208" calcext:value-type="float">
            <text:p>2.2254961744</text:p>
          </table:table-cell>
          <table:table-cell table:formula="of:=0.1/[.C35]" office:value-type="float" office:value="1.8031988748039" calcext:value-type="float">
            <text:p>1.8031988748</text:p>
          </table:table-cell>
          <table:table-cell table:formula="of:=0.1/[.D35]" office:value-type="float" office:value="1.53216316924887" calcext:value-type="float">
            <text:p>1.5321631692</text:p>
          </table:table-cell>
          <table:table-cell table:formula="of:=0.1/[.E35]" office:value-type="float" office:value="1.50602636449754" calcext:value-type="float">
            <text:p>1.5060263645</text:p>
          </table:table-cell>
          <table:table-cell table:formula="of:=0.1/[.F35]" office:value-type="float" office:value="2.56024250617018" calcext:value-type="float">
            <text:p>2.5602425062</text:p>
          </table:table-cell>
          <table:table-cell table:formula="of:=0.1/[.G35]" office:value-type="float" office:value="2.13390237396639" calcext:value-type="float">
            <text:p>2.133902374</text:p>
          </table:table-cell>
          <table:table-cell table:formula="of:=0.1/[.H35]" office:value-type="float" office:value="1.5976457092828" calcext:value-type="float">
            <text:p>1.5976457093</text:p>
          </table:table-cell>
          <table:table-cell table:formula="of:=0.1/[.I35]" office:value-type="float" office:value="1.39611767596667" calcext:value-type="float">
            <text:p>1.396117676</text:p>
          </table:table-cell>
          <table:table-cell table:formula="of:=0.1/[.J35]" office:value-type="float" office:value="1.01030817430241" calcext:value-type="float">
            <text:p>1.0103081743</text:p>
          </table:table-cell>
          <table:table-cell table:formula="of:=0.1/[.K35]" office:value-type="float" office:value="0.818866688503112" calcext:value-type="float">
            <text:p>0.8188666885</text:p>
          </table:table-cell>
          <table:table-cell table:formula="of:=0.1/[.L35]" office:value-type="float" office:value="0.889252494353247" calcext:value-type="float">
            <text:p>0.8892524944</text:p>
          </table:table-cell>
          <table:table-cell table:formula="of:=0.1/[.M35]" office:value-type="float" office:value="1.020054266887" calcext:value-type="float">
            <text:p>1.0200542669</text:p>
          </table:table-cell>
          <table:table-cell table:formula="of:=0.1/[.N35]" office:value-type="float" office:value="1.087778267278" calcext:value-type="float">
            <text:p>1.0877782673</text:p>
          </table:table-cell>
          <table:table-cell table:formula="of:=0.1/[.O35]" office:value-type="float" office:value="0.977631784764586" calcext:value-type="float">
            <text:p>0.9776317848</text:p>
          </table:table-cell>
          <table:table-cell table:formula="of:=0.1/[.P35]" office:value-type="float" office:value="0.773885991115789" calcext:value-type="float">
            <text:p>0.7738859911</text:p>
          </table:table-cell>
          <table:table-cell table:formula="of:=0.1/[.Q35]" office:value-type="float" office:value="0.714883152348749" calcext:value-type="float">
            <text:p>0.7148831523</text:p>
          </table:table-cell>
          <table:table-cell table:formula="of:=0.1/[.R35]" office:value-type="float" office:value="0.810379338568384" calcext:value-type="float">
            <text:p>0.8103793386</text:p>
          </table:table-cell>
          <table:table-cell table:formula="of:=0.1/[.S35]" office:value-type="float" office:value="1.35554254234715" calcext:value-type="float">
            <text:p>1.3555425423</text:p>
          </table:table-cell>
          <table:table-cell table:formula="of:=0.1/[.T35]" office:value-type="float" office:value="1.69186702601922" calcext:value-type="float">
            <text:p>1.691867026</text:p>
          </table:table-cell>
          <table:table-cell table:formula="of:=0.1/[.U35]" office:value-type="float" office:value="3.0468390568205" calcext:value-type="float">
            <text:p>3.0468390568</text:p>
          </table:table-cell>
          <table:table-cell table:formula="of:=0.1/[.V35]" office:value-type="float" office:value="2.32702631634061" calcext:value-type="float">
            <text:p>2.3270263163</text:p>
          </table:table-cell>
          <table:table-cell table:formula="of:=0.1/[.W35]" office:value-type="float" office:value="1.85217769792834" calcext:value-type="float">
            <text:p>1.8521776979</text:p>
          </table:table-cell>
          <table:table-cell table:formula="of:=0.1/[.X35]" office:value-type="float" office:value="1.76327970024245" calcext:value-type="float">
            <text:p>1.7632797002</text:p>
          </table:table-cell>
          <table:table-cell table:formula="of:=0.1/[.Y35]" office:value-type="float" office:value="1.54338612742813" calcext:value-type="float">
            <text:p>1.5433861274</text:p>
          </table:table-cell>
        </table:table-row>
        <table:table-row table:style-name="ro1">
          <table:table-cell table:formula="of:=0.1/[.A36]" office:value-type="float" office:value="1.55648079691817" calcext:value-type="float">
            <text:p>1.5564807969</text:p>
          </table:table-cell>
          <table:table-cell table:formula="of:=0.1/[.B36]" office:value-type="float" office:value="1.35979494292261" calcext:value-type="float">
            <text:p>1.3597949429</text:p>
          </table:table-cell>
          <table:table-cell table:formula="of:=0.1/[.C36]" office:value-type="float" office:value="0.554948195585942" calcext:value-type="float">
            <text:p>0.5549481956</text:p>
          </table:table-cell>
          <table:table-cell table:formula="of:=0.1/[.D36]" office:value-type="float" office:value="0.564295871611403" calcext:value-type="float">
            <text:p>0.5642958716</text:p>
          </table:table-cell>
          <table:table-cell table:formula="of:=0.1/[.E36]" office:value-type="float" office:value="0.534185180634719" calcext:value-type="float">
            <text:p>0.5341851806</text:p>
          </table:table-cell>
          <table:table-cell table:formula="of:=0.1/[.F36]" office:value-type="float" office:value="0.556424195549719" calcext:value-type="float">
            <text:p>0.5564241955</text:p>
          </table:table-cell>
          <table:table-cell table:formula="of:=0.1/[.G36]" office:value-type="float" office:value="0.533316267212783" calcext:value-type="float">
            <text:p>0.5333162672</text:p>
          </table:table-cell>
          <table:table-cell table:formula="of:=0.1/[.H36]" office:value-type="float" office:value="0.51625959597524" calcext:value-type="float">
            <text:p>0.516259596</text:p>
          </table:table-cell>
          <table:table-cell table:formula="of:=0.1/[.I36]" office:value-type="float" office:value="2.82251463473838" calcext:value-type="float">
            <text:p>2.8225146347</text:p>
          </table:table-cell>
          <table:table-cell table:formula="of:=0.1/[.J36]" office:value-type="float" office:value="2.2066530589728" calcext:value-type="float">
            <text:p>2.206653059</text:p>
          </table:table-cell>
          <table:table-cell table:formula="of:=0.1/[.K36]" office:value-type="float" office:value="1.76467058894116" calcext:value-type="float">
            <text:p>1.7646705889</text:p>
          </table:table-cell>
          <table:table-cell table:formula="of:=0.1/[.L36]" office:value-type="float" office:value="1.49464319877559" calcext:value-type="float">
            <text:p>1.4946431988</text:p>
          </table:table-cell>
          <table:table-cell table:formula="of:=0.1/[.M36]" office:value-type="float" office:value="1.47996862466516" calcext:value-type="float">
            <text:p>1.4799686247</text:p>
          </table:table-cell>
          <table:table-cell table:formula="of:=0.1/[.N36]" office:value-type="float" office:value="1.28754812211106" calcext:value-type="float">
            <text:p>1.2875481221</text:p>
          </table:table-cell>
          <table:table-cell table:formula="of:=0.1/[.O36]" office:value-type="float" office:value="1.29631574103241" calcext:value-type="float">
            <text:p>1.296315741</text:p>
          </table:table-cell>
          <table:table-cell table:formula="of:=0.1/[.P36]" office:value-type="float" office:value="1.13998568177984" calcext:value-type="float">
            <text:p>1.1399856818</text:p>
          </table:table-cell>
          <table:table-cell table:formula="of:=0.1/[.Q36]" office:value-type="float" office:value="1.14942396617935" calcext:value-type="float">
            <text:p>1.1494239662</text:p>
          </table:table-cell>
          <table:table-cell table:formula="of:=0.1/[.R36]" office:value-type="float" office:value="1.02227120037129" calcext:value-type="float">
            <text:p>1.0222712004</text:p>
          </table:table-cell>
          <table:table-cell table:formula="of:=0.1/[.S36]" office:value-type="float" office:value="1.01451569049967" calcext:value-type="float">
            <text:p>1.0145156905</text:p>
          </table:table-cell>
          <table:table-cell table:formula="of:=0.1/[.T36]" office:value-type="float" office:value="0.927790096768507" calcext:value-type="float">
            <text:p>0.9277900968</text:p>
          </table:table-cell>
          <table:table-cell table:formula="of:=0.1/[.U36]" office:value-type="float" office:value="0.938227126022668" calcext:value-type="float">
            <text:p>0.938227126</text:p>
          </table:table-cell>
          <table:table-cell table:formula="of:=0.1/[.V36]" office:value-type="float" office:value="0.886870765192096" calcext:value-type="float">
            <text:p>0.8868707652</text:p>
          </table:table-cell>
          <table:table-cell table:formula="of:=0.1/[.W36]" office:value-type="float" office:value="0.891662951404369" calcext:value-type="float">
            <text:p>0.8916629514</text:p>
          </table:table-cell>
          <table:table-cell table:formula="of:=0.1/[.X36]" office:value-type="float" office:value="0.832556280804582" calcext:value-type="float">
            <text:p>0.8325562808</text:p>
          </table:table-cell>
          <table:table-cell table:formula="of:=0.1/[.Y36]" office:value-type="float" office:value="0.82153067595544" calcext:value-type="float">
            <text:p>0.821530676</text:p>
          </table:table-cell>
        </table:table-row>
        <table:table-row table:style-name="ro1">
          <table:table-cell table:formula="of:=0.1/[.A37]" office:value-type="float" office:value="0.865044420030969" calcext:value-type="float">
            <text:p>0.86504442</text:p>
          </table:table-cell>
          <table:table-cell table:formula="of:=0.1/[.B37]" office:value-type="float" office:value="0.797989067549775" calcext:value-type="float">
            <text:p>0.7979890675</text:p>
          </table:table-cell>
          <table:table-cell table:formula="of:=0.1/[.C37]" office:value-type="float" office:value="0.633264096458787" calcext:value-type="float">
            <text:p>0.6332640965</text:p>
          </table:table-cell>
          <table:table-cell table:formula="of:=0.1/[.D37]" office:value-type="float" office:value="0.722251112266713" calcext:value-type="float">
            <text:p>0.7222511123</text:p>
          </table:table-cell>
          <table:table-cell table:formula="of:=0.1/[.E37]" office:value-type="float" office:value="0.736925106301447" calcext:value-type="float">
            <text:p>0.7369251063</text:p>
          </table:table-cell>
          <table:table-cell table:formula="of:=0.1/[.F37]" office:value-type="float" office:value="0.690798563138989" calcext:value-type="float">
            <text:p>0.6907985631</text:p>
          </table:table-cell>
          <table:table-cell table:formula="of:=0.1/[.G37]" office:value-type="float" office:value="0.564719701376222" calcext:value-type="float">
            <text:p>0.5647197014</text:p>
          </table:table-cell>
          <table:table-cell table:formula="of:=0.1/[.H37]" office:value-type="float" office:value="0.650064031307084" calcext:value-type="float">
            <text:p>0.6500640313</text:p>
          </table:table-cell>
          <table:table-cell table:formula="of:=0.1/[.I37]" office:value-type="float" office:value="1.16434089572745" calcext:value-type="float">
            <text:p>1.1643408957</text:p>
          </table:table-cell>
          <table:table-cell table:formula="of:=0.1/[.J37]" office:value-type="float" office:value="0.429066694126935" calcext:value-type="float">
            <text:p>0.4290666941</text:p>
          </table:table-cell>
          <table:table-cell table:formula="of:=0.1/[.K37]" office:value-type="float" office:value="3.30530435242477" calcext:value-type="float">
            <text:p>3.3053043524</text:p>
          </table:table-cell>
          <table:table-cell table:formula="of:=0.1/[.L37]" office:value-type="float" office:value="2.41415855710571" calcext:value-type="float">
            <text:p>2.4141585571</text:p>
          </table:table-cell>
          <table:table-cell table:formula="of:=0.1/[.M37]" office:value-type="float" office:value="1.78238186818573" calcext:value-type="float">
            <text:p>1.7823818682</text:p>
          </table:table-cell>
          <table:table-cell table:formula="of:=0.1/[.N37]" office:value-type="float" office:value="1.78368216210817" calcext:value-type="float">
            <text:p>1.7836821621</text:p>
          </table:table-cell>
          <table:table-cell table:formula="of:=0.1/[.O37]" office:value-type="float" office:value="1.50010050673395" calcext:value-type="float">
            <text:p>1.5001005067</text:p>
          </table:table-cell>
          <table:table-cell table:formula="of:=0.1/[.P37]" office:value-type="float" office:value="1.09103247676374" calcext:value-type="float">
            <text:p>1.0910324768</text:p>
          </table:table-cell>
          <table:table-cell table:formula="of:=0.1/[.Q37]" office:value-type="float" office:value="1.20723374459763" calcext:value-type="float">
            <text:p>1.2072337446</text:p>
          </table:table-cell>
          <table:table-cell table:formula="of:=0.1/[.R37]" office:value-type="float" office:value="1.20769300443827" calcext:value-type="float">
            <text:p>1.2076930044</text:p>
          </table:table-cell>
          <table:table-cell table:formula="of:=0.1/[.S37]" office:value-type="float" office:value="1.06686695315601" calcext:value-type="float">
            <text:p>1.0668669532</text:p>
          </table:table-cell>
          <table:table-cell table:formula="of:=0.1/[.T37]" office:value-type="float" office:value="1.06589921922882" calcext:value-type="float">
            <text:p>1.0658992192</text:p>
          </table:table-cell>
          <table:table-cell table:formula="of:=0.1/[.U37]" office:value-type="float" office:value="1.37105564429332" calcext:value-type="float">
            <text:p>1.3710556443</text:p>
          </table:table-cell>
          <table:table-cell table:formula="of:=0.1/[.V37]" office:value-type="float" office:value="1.38054426577134" calcext:value-type="float">
            <text:p>1.3805442658</text:p>
          </table:table-cell>
          <table:table-cell table:formula="of:=0.1/[.W37]" office:value-type="float" office:value="1.20774259623595" calcext:value-type="float">
            <text:p>1.2077425962</text:p>
          </table:table-cell>
          <table:table-cell table:formula="of:=0.1/[.X37]" office:value-type="float" office:value="0.628990156304054" calcext:value-type="float">
            <text:p>0.6289901563</text:p>
          </table:table-cell>
          <table:table-cell table:formula="of:=0.1/[.Y37]" office:value-type="float" office:value="0.525491597389358" calcext:value-type="float">
            <text:p>0.5254915974</text:p>
          </table:table-cell>
        </table:table-row>
        <table:table-row table:style-name="ro1">
          <table:table-cell table:formula="of:=0.1/[.A38]" office:value-type="float" office:value="0.505689001264223" calcext:value-type="float">
            <text:p>0.5056890013</text:p>
          </table:table-cell>
          <table:table-cell table:formula="of:=0.1/[.B38]" office:value-type="float" office:value="0.519173061148203" calcext:value-type="float">
            <text:p>0.5191730611</text:p>
          </table:table-cell>
          <table:table-cell table:formula="of:=0.1/[.C38]" office:value-type="float" office:value="2.28196924818241" calcext:value-type="float">
            <text:p>2.2819692482</text:p>
          </table:table-cell>
          <table:table-cell table:formula="of:=0.1/[.D38]" office:value-type="float" office:value="2.64932945471501" calcext:value-type="float">
            <text:p>2.6493294547</text:p>
          </table:table-cell>
          <table:table-cell table:formula="of:=0.1/[.E38]" office:value-type="float" office:value="2.03499375256918" calcext:value-type="float">
            <text:p>2.0349937526</text:p>
          </table:table-cell>
          <table:table-cell table:formula="of:=0.1/[.F38]" office:value-type="float" office:value="1.69659459532826" calcext:value-type="float">
            <text:p>1.6965945953</text:p>
          </table:table-cell>
          <table:table-cell table:formula="of:=0.1/[.G38]" office:value-type="float" office:value="1.67523830264855" calcext:value-type="float">
            <text:p>1.6752383026</text:p>
          </table:table-cell>
          <table:table-cell table:formula="of:=0.1/[.H38]" office:value-type="float" office:value="1.46375379661141" calcext:value-type="float">
            <text:p>1.4637537966</text:p>
          </table:table-cell>
          <table:table-cell table:formula="of:=0.1/[.I38]" office:value-type="float" office:value="1.23346083206801" calcext:value-type="float">
            <text:p>1.2334608321</text:p>
          </table:table-cell>
          <table:table-cell table:formula="of:=0.1/[.J38]" office:value-type="float" office:value="1.22489726174217" calcext:value-type="float">
            <text:p>1.2248972617</text:p>
          </table:table-cell>
          <table:table-cell table:formula="of:=0.1/[.K38]" office:value-type="float" office:value="1.10049863593194" calcext:value-type="float">
            <text:p>1.1004986359</text:p>
          </table:table-cell>
          <table:table-cell table:formula="of:=0.1/[.L38]" office:value-type="float" office:value="1.1018360996765" calcext:value-type="float">
            <text:p>1.1018360997</text:p>
          </table:table-cell>
          <table:table-cell table:formula="of:=0.1/[.M38]" office:value-type="float" office:value="1.09830125744511" calcext:value-type="float">
            <text:p>1.0983012574</text:p>
          </table:table-cell>
          <table:table-cell table:formula="of:=0.1/[.N38]" office:value-type="float" office:value="1.10111421747666" calcext:value-type="float">
            <text:p>1.1011142175</text:p>
          </table:table-cell>
          <table:table-cell table:formula="of:=0.1/[.O38]" office:value-type="float" office:value="0.996780399310228" calcext:value-type="float">
            <text:p>0.9967803993</text:p>
          </table:table-cell>
          <table:table-cell table:formula="of:=0.1/[.P38]" office:value-type="float" office:value="0.601351838933924" calcext:value-type="float">
            <text:p>0.6013518389</text:p>
          </table:table-cell>
          <table:table-cell table:formula="of:=0.1/[.Q38]" office:value-type="float" office:value="1.07210897773337" calcext:value-type="float">
            <text:p>1.0721089777</text:p>
          </table:table-cell>
          <table:table-cell table:formula="of:=0.1/[.R38]" office:value-type="float" office:value="1.41709699178651" calcext:value-type="float">
            <text:p>1.4170969918</text:p>
          </table:table-cell>
          <table:table-cell table:formula="of:=0.1/[.S38]" office:value-type="float" office:value="1.20678502814223" calcext:value-type="float">
            <text:p>1.2067850281</text:p>
          </table:table-cell>
          <table:table-cell table:formula="of:=0.1/[.T38]" office:value-type="float" office:value="1.9112821071503" calcext:value-type="float">
            <text:p>1.9112821072</text:p>
          </table:table-cell>
          <table:table-cell table:formula="of:=0.1/[.U38]" office:value-type="float" office:value="2.25555430246983" calcext:value-type="float">
            <text:p>2.2555543025</text:p>
          </table:table-cell>
          <table:table-cell table:formula="of:=0.1/[.V38]" office:value-type="float" office:value="1.98578968898562" calcext:value-type="float">
            <text:p>1.985789689</text:p>
          </table:table-cell>
          <table:table-cell table:formula="of:=0.1/[.W38]" office:value-type="float" office:value="1.67979708051267" calcext:value-type="float">
            <text:p>1.6797970805</text:p>
          </table:table-cell>
          <table:table-cell table:formula="of:=0.1/[.X38]" office:value-type="float" office:value="1.42338420982961" calcext:value-type="float">
            <text:p>1.4233842098</text:p>
          </table:table-cell>
          <table:table-cell table:formula="of:=0.1/[.Y38]" office:value-type="float" office:value="1.49757766812181" calcext:value-type="float">
            <text:p>1.4975776681</text:p>
          </table:table-cell>
        </table:table-row>
        <table:table-row table:style-name="ro1">
          <table:table-cell table:formula="of:=0.1/[.A39]" office:value-type="float" office:value="1.4079708043174" calcext:value-type="float">
            <text:p>1.4079708043</text:p>
          </table:table-cell>
          <table:table-cell table:formula="of:=0.1/[.B39]" office:value-type="float" office:value="1.21799267499205" calcext:value-type="float">
            <text:p>1.217992675</text:p>
          </table:table-cell>
          <table:table-cell table:formula="of:=0.1/[.C39]" office:value-type="float" office:value="1.26613691498144" calcext:value-type="float">
            <text:p>1.266136915</text:p>
          </table:table-cell>
          <table:table-cell table:formula="of:=0.1/[.D39]" office:value-type="float" office:value="1.33760654036094" calcext:value-type="float">
            <text:p>1.3376065404</text:p>
          </table:table-cell>
          <table:table-cell table:formula="of:=0.1/[.E39]" office:value-type="float" office:value="0.910647288092376" calcext:value-type="float">
            <text:p>0.9106472881</text:p>
          </table:table-cell>
          <table:table-cell table:formula="of:=0.1/[.F39]" office:value-type="float" office:value="1.16460531525866" calcext:value-type="float">
            <text:p>1.1646053153</text:p>
          </table:table-cell>
          <table:table-cell table:formula="of:=0.1/[.G39]" office:value-type="float" office:value="1.07348890334521" calcext:value-type="float">
            <text:p>1.0734889033</text:p>
          </table:table-cell>
          <table:table-cell table:formula="of:=0.1/[.H39]" office:value-type="float" office:value="1.1090052333957" calcext:value-type="float">
            <text:p>1.1090052334</text:p>
          </table:table-cell>
          <table:table-cell table:formula="of:=0.1/[.I39]" office:value-type="float" office:value="1.01182520112555" calcext:value-type="float">
            <text:p>1.0118252011</text:p>
          </table:table-cell>
          <table:table-cell table:formula="of:=0.1/[.J39]" office:value-type="float" office:value="1.11863454992298" calcext:value-type="float">
            <text:p>1.1186345499</text:p>
          </table:table-cell>
          <table:table-cell table:formula="of:=0.1/[.K39]" office:value-type="float" office:value="0.744740271830199" calcext:value-type="float">
            <text:p>0.7447402718</text:p>
          </table:table-cell>
          <table:table-cell table:formula="of:=0.1/[.L39]" office:value-type="float" office:value="1.19283487944614" calcext:value-type="float">
            <text:p>1.1928348794</text:p>
          </table:table-cell>
          <table:table-cell table:formula="of:=0.1/[.M39]" office:value-type="float" office:value="1.20398664056424" calcext:value-type="float">
            <text:p>1.2039866406</text:p>
          </table:table-cell>
          <table:table-cell table:formula="of:=0.1/[.N39]" office:value-type="float" office:value="1.17639585249878" calcext:value-type="float">
            <text:p>1.1763958525</text:p>
          </table:table-cell>
          <table:table-cell table:formula="of:=0.1/[.O39]" office:value-type="float" office:value="1.13054901721374" calcext:value-type="float">
            <text:p>1.1305490172</text:p>
          </table:table-cell>
          <table:table-cell table:formula="of:=0.1/[.P39]" office:value-type="float" office:value="0.83175300262834" calcext:value-type="float">
            <text:p>0.8317530026</text:p>
          </table:table-cell>
          <table:table-cell table:formula="of:=0.1/[.Q39]" office:value-type="float" office:value="0.609455086207422" calcext:value-type="float">
            <text:p>0.6094550862</text:p>
          </table:table-cell>
          <table:table-cell table:formula="of:=0.1/[.R39]" office:value-type="float" office:value="2.29561033391948" calcext:value-type="float">
            <text:p>2.2956103339</text:p>
          </table:table-cell>
          <table:table-cell table:formula="of:=0.1/[.S39]" office:value-type="float" office:value="2.18815029091458" calcext:value-type="float">
            <text:p>2.1881502909</text:p>
          </table:table-cell>
          <table:table-cell table:formula="of:=0.1/[.T39]" office:value-type="float" office:value="1.72977461036827" calcext:value-type="float">
            <text:p>1.7297746104</text:p>
          </table:table-cell>
          <table:table-cell table:formula="of:=0.1/[.U39]" office:value-type="float" office:value="1.74870421018026" calcext:value-type="float">
            <text:p>1.7487042102</text:p>
          </table:table-cell>
          <table:table-cell table:formula="of:=0.1/[.V39]" office:value-type="float" office:value="0.587492289163705" calcext:value-type="float">
            <text:p>0.5874922892</text:p>
          </table:table-cell>
          <table:table-cell table:formula="of:=0.1/[.W39]" office:value-type="float" office:value="0.588595375994726" calcext:value-type="float">
            <text:p>0.588595376</text:p>
          </table:table-cell>
          <table:table-cell table:formula="of:=0.1/[.X39]" office:value-type="float" office:value="0.588817184040699" calcext:value-type="float">
            <text:p>0.588817184</text:p>
          </table:table-cell>
          <table:table-cell table:formula="of:=0.1/[.Y39]" office:value-type="float" office:value="0.59296857859502" calcext:value-type="float">
            <text:p>0.5929685786</text:p>
          </table:table-cell>
        </table:table-row>
        <table:table-row table:style-name="ro1">
          <table:table-cell table:formula="of:=0.1/[.A40]" office:value-type="float" office:value="0.504469600661864" calcext:value-type="float">
            <text:p>0.5044696007</text:p>
          </table:table-cell>
          <table:table-cell table:formula="of:=0.1/[.B40]" office:value-type="float" office:value="0.540853358428929" calcext:value-type="float">
            <text:p>0.5408533584</text:p>
          </table:table-cell>
          <table:table-cell table:formula="of:=0.1/[.C40]" office:value-type="float" office:value="0.545732372844357" calcext:value-type="float">
            <text:p>0.5457323728</text:p>
          </table:table-cell>
          <table:table-cell table:formula="of:=0.1/[.D40]" office:value-type="float" office:value="0.706713780918728" calcext:value-type="float">
            <text:p>0.7067137809</text:p>
          </table:table-cell>
          <table:table-cell table:formula="of:=0.1/[.E40]" office:value-type="float" office:value="2.31962051008455" calcext:value-type="float">
            <text:p>2.3196205101</text:p>
          </table:table-cell>
          <table:table-cell table:formula="of:=0.1/[.F40]" office:value-type="float" office:value="2.29702351692677" calcext:value-type="float">
            <text:p>2.2970235169</text:p>
          </table:table-cell>
          <table:table-cell table:formula="of:=0.1/[.G40]" office:value-type="float" office:value="1.85102231962713" calcext:value-type="float">
            <text:p>1.8510223196</text:p>
          </table:table-cell>
          <table:table-cell table:formula="of:=0.1/[.H40]" office:value-type="float" office:value="1.54831597413074" calcext:value-type="float">
            <text:p>1.5483159741</text:p>
          </table:table-cell>
          <table:table-cell table:formula="of:=0.1/[.I40]" office:value-type="float" office:value="1.51777773055803" calcext:value-type="float">
            <text:p>1.5177777306</text:p>
          </table:table-cell>
          <table:table-cell table:formula="of:=0.1/[.J40]" office:value-type="float" office:value="1.34848309137052" calcext:value-type="float">
            <text:p>1.3484830914</text:p>
          </table:table-cell>
          <table:table-cell table:formula="of:=0.1/[.K40]" office:value-type="float" office:value="1.16034587589869" calcext:value-type="float">
            <text:p>1.1603458759</text:p>
          </table:table-cell>
          <table:table-cell table:formula="of:=0.1/[.L40]" office:value-type="float" office:value="0.935970273584111" calcext:value-type="float">
            <text:p>0.9359702736</text:p>
          </table:table-cell>
          <table:table-cell table:formula="of:=0.1/[.M40]" office:value-type="float" office:value="1.07692357396473" calcext:value-type="float">
            <text:p>1.076923574</text:p>
          </table:table-cell>
          <table:table-cell table:formula="of:=0.1/[.N40]" office:value-type="float" office:value="1.04330334879509" calcext:value-type="float">
            <text:p>1.0433033488</text:p>
          </table:table-cell>
          <table:table-cell table:formula="of:=0.1/[.O40]" office:value-type="float" office:value="1.05342774855101" calcext:value-type="float">
            <text:p>1.0534277486</text:p>
          </table:table-cell>
          <table:table-cell table:formula="of:=0.1/[.P40]" office:value-type="float" office:value="1.05589707959986" calcext:value-type="float">
            <text:p>1.0558970796</text:p>
          </table:table-cell>
          <table:table-cell table:formula="of:=0.1/[.Q40]" office:value-type="float" office:value="0.942018746173049" calcext:value-type="float">
            <text:p>0.9420187462</text:p>
          </table:table-cell>
          <table:table-cell table:formula="of:=0.1/[.R40]" office:value-type="float" office:value="0.944831300371319" calcext:value-type="float">
            <text:p>0.9448313004</text:p>
          </table:table-cell>
          <table:table-cell table:formula="of:=0.1/[.S40]" office:value-type="float" office:value="1.3902811009358" calcext:value-type="float">
            <text:p>1.3902811009</text:p>
          </table:table-cell>
          <table:table-cell table:formula="of:=0.1/[.T40]" office:value-type="float" office:value="1.59993088298586" calcext:value-type="float">
            <text:p>1.599930883</text:p>
          </table:table-cell>
          <table:table-cell table:formula="of:=0.1/[.U40]" office:value-type="float" office:value="1.43418729625577" calcext:value-type="float">
            <text:p>1.4341872963</text:p>
          </table:table-cell>
          <table:table-cell table:formula="of:=0.1/[.V40]" office:value-type="float" office:value="0.621708828887079" calcext:value-type="float">
            <text:p>0.6217088289</text:p>
          </table:table-cell>
          <table:table-cell table:formula="of:=0.1/[.W40]" office:value-type="float" office:value="0.356549456975177" calcext:value-type="float">
            <text:p>0.356549457</text:p>
          </table:table-cell>
          <table:table-cell table:formula="of:=0.1/[.X40]" office:value-type="float" office:value="0.479335832270806" calcext:value-type="float">
            <text:p>0.4793358323</text:p>
          </table:table-cell>
          <table:table-cell table:formula="of:=0.1/[.Y40]" office:value-type="float" office:value="0.785360873321291" calcext:value-type="float">
            <text:p>0.7853608733</text:p>
          </table:table-cell>
        </table:table-row>
      </table:table>
      <table:table table:name="m1s0le1" table:style-name="ta1">
        <table:table-column table:style-name="co3" table:number-columns-repeated="25" table:default-cell-style-name="Default"/>
        <table:table-row table:style-name="ro1">
          <table:table-cell office:value-type="float" office:value="0.051942" calcext:value-type="float">
            <text:p>0.051942</text:p>
          </table:table-cell>
          <table:table-cell office:value-type="float" office:value="0.0529625" calcext:value-type="float">
            <text:p>0.0529625</text:p>
          </table:table-cell>
          <table:table-cell office:value-type="float" office:value="0.0589449" calcext:value-type="float">
            <text:p>0.0589449</text:p>
          </table:table-cell>
          <table:table-cell office:value-type="float" office:value="0.0918395" calcext:value-type="float">
            <text:p>0.0918395</text:p>
          </table:table-cell>
          <table:table-cell office:value-type="float" office:value="0.0700429" calcext:value-type="float">
            <text:p>0.0700429</text:p>
          </table:table-cell>
          <table:table-cell office:value-type="float" office:value="0.0750603" calcext:value-type="float">
            <text:p>0.0750603</text:p>
          </table:table-cell>
          <table:table-cell office:value-type="float" office:value="0.077052" calcext:value-type="float">
            <text:p>0.077052</text:p>
          </table:table-cell>
          <table:table-cell office:value-type="float" office:value="0.0747236" calcext:value-type="float">
            <text:p>0.0747236</text:p>
          </table:table-cell>
          <table:table-cell office:value-type="float" office:value="0.174914" calcext:value-type="float">
            <text:p>0.174914</text:p>
          </table:table-cell>
          <table:table-cell office:value-type="float" office:value="0.181432" calcext:value-type="float">
            <text:p>0.181432</text:p>
          </table:table-cell>
          <table:table-cell office:value-type="float" office:value="0.179695" calcext:value-type="float">
            <text:p>0.179695</text:p>
          </table:table-cell>
          <table:table-cell office:value-type="float" office:value="0.18886" calcext:value-type="float">
            <text:p>0.18886</text:p>
          </table:table-cell>
          <table:table-cell office:value-type="float" office:value="0.185388" calcext:value-type="float">
            <text:p>0.185388</text:p>
          </table:table-cell>
          <table:table-cell office:value-type="float" office:value="0.181418" calcext:value-type="float">
            <text:p>0.181418</text:p>
          </table:table-cell>
          <table:table-cell office:value-type="float" office:value="0.22009" calcext:value-type="float">
            <text:p>0.22009</text:p>
          </table:table-cell>
          <table:table-cell office:value-type="float" office:value="0.0433697" calcext:value-type="float">
            <text:p>0.0433697</text:p>
          </table:table-cell>
          <table:table-cell office:value-type="float" office:value="0.0525715" calcext:value-type="float">
            <text:p>0.0525715</text:p>
          </table:table-cell>
          <table:table-cell office:value-type="float" office:value="0.0609061" calcext:value-type="float">
            <text:p>0.0609061</text:p>
          </table:table-cell>
          <table:table-cell office:value-type="float" office:value="0.0411295" calcext:value-type="float">
            <text:p>0.0411295</text:p>
          </table:table-cell>
          <table:table-cell office:value-type="float" office:value="0.049616" calcext:value-type="float">
            <text:p>0.049616</text:p>
          </table:table-cell>
          <table:table-cell office:value-type="float" office:value="0.0593166" calcext:value-type="float">
            <text:p>0.0593166</text:p>
          </table:table-cell>
          <table:table-cell office:value-type="float" office:value="0.0590499" calcext:value-type="float">
            <text:p>0.0590499</text:p>
          </table:table-cell>
          <table:table-cell office:value-type="float" office:value="0.0658855" calcext:value-type="float">
            <text:p>0.0658855</text:p>
          </table:table-cell>
          <table:table-cell office:value-type="float" office:value="0.072859" calcext:value-type="float">
            <text:p>0.072859</text:p>
          </table:table-cell>
          <table:table-cell office:value-type="float" office:value="0.0744535" calcext:value-type="float">
            <text:p>0.0744535</text:p>
          </table:table-cell>
        </table:table-row>
        <table:table-row table:style-name="ro1">
          <table:table-cell office:value-type="float" office:value="0.0828816" calcext:value-type="float">
            <text:p>0.0828816</text:p>
          </table:table-cell>
          <table:table-cell office:value-type="float" office:value="0.0798927" calcext:value-type="float">
            <text:p>0.0798927</text:p>
          </table:table-cell>
          <table:table-cell office:value-type="float" office:value="0.08657" calcext:value-type="float">
            <text:p>0.08657</text:p>
          </table:table-cell>
          <table:table-cell office:value-type="float" office:value="0.135009" calcext:value-type="float">
            <text:p>0.135009</text:p>
          </table:table-cell>
          <table:table-cell office:value-type="float" office:value="0.0863252" calcext:value-type="float">
            <text:p>0.0863252</text:p>
          </table:table-cell>
          <table:table-cell office:value-type="float" office:value="0.215874" calcext:value-type="float">
            <text:p>0.215874</text:p>
          </table:table-cell>
          <table:table-cell office:value-type="float" office:value="0.201468" calcext:value-type="float">
            <text:p>0.201468</text:p>
          </table:table-cell>
          <table:table-cell office:value-type="float" office:value="0.199434" calcext:value-type="float">
            <text:p>0.199434</text:p>
          </table:table-cell>
          <table:table-cell office:value-type="float" office:value="0.223263" calcext:value-type="float">
            <text:p>0.223263</text:p>
          </table:table-cell>
          <table:table-cell office:value-type="float" office:value="0.214564" calcext:value-type="float">
            <text:p>0.214564</text:p>
          </table:table-cell>
          <table:table-cell office:value-type="float" office:value="0.213568" calcext:value-type="float">
            <text:p>0.213568</text:p>
          </table:table-cell>
          <table:table-cell office:value-type="float" office:value="0.213737" calcext:value-type="float">
            <text:p>0.213737</text:p>
          </table:table-cell>
          <table:table-cell office:value-type="float" office:value="0.216105" calcext:value-type="float">
            <text:p>0.216105</text:p>
          </table:table-cell>
          <table:table-cell office:value-type="float" office:value="0.0303122" calcext:value-type="float">
            <text:p>0.0303122</text:p>
          </table:table-cell>
          <table:table-cell office:value-type="float" office:value="0.0393987" calcext:value-type="float">
            <text:p>0.0393987</text:p>
          </table:table-cell>
          <table:table-cell office:value-type="float" office:value="0.0483178" calcext:value-type="float">
            <text:p>0.0483178</text:p>
          </table:table-cell>
          <table:table-cell office:value-type="float" office:value="0.0590125" calcext:value-type="float">
            <text:p>0.0590125</text:p>
          </table:table-cell>
          <table:table-cell office:value-type="float" office:value="0.0690887" calcext:value-type="float">
            <text:p>0.0690887</text:p>
          </table:table-cell>
          <table:table-cell office:value-type="float" office:value="0.0738126" calcext:value-type="float">
            <text:p>0.0738126</text:p>
          </table:table-cell>
          <table:table-cell office:value-type="float" office:value="0.0813232" calcext:value-type="float">
            <text:p>0.0813232</text:p>
          </table:table-cell>
          <table:table-cell office:value-type="float" office:value="0.0813514" calcext:value-type="float">
            <text:p>0.0813514</text:p>
          </table:table-cell>
          <table:table-cell office:value-type="float" office:value="0.108133" calcext:value-type="float">
            <text:p>0.108133</text:p>
          </table:table-cell>
          <table:table-cell office:value-type="float" office:value="0.0975357" calcext:value-type="float">
            <text:p>0.0975357</text:p>
          </table:table-cell>
          <table:table-cell office:value-type="float" office:value="0.114643" calcext:value-type="float">
            <text:p>0.114643</text:p>
          </table:table-cell>
          <table:table-cell office:value-type="float" office:value="0.113831" calcext:value-type="float">
            <text:p>0.113831</text:p>
          </table:table-cell>
        </table:table-row>
        <table:table-row table:style-name="ro1">
          <table:table-cell office:value-type="float" office:value="0.108619" calcext:value-type="float">
            <text:p>0.108619</text:p>
          </table:table-cell>
          <table:table-cell office:value-type="float" office:value="0.13653" calcext:value-type="float">
            <text:p>0.13653</text:p>
          </table:table-cell>
          <table:table-cell office:value-type="float" office:value="0.119378" calcext:value-type="float">
            <text:p>0.119378</text:p>
          </table:table-cell>
          <table:table-cell office:value-type="float" office:value="0.118346" calcext:value-type="float">
            <text:p>0.118346</text:p>
          </table:table-cell>
          <table:table-cell office:value-type="float" office:value="0.128999" calcext:value-type="float">
            <text:p>0.128999</text:p>
          </table:table-cell>
          <table:table-cell office:value-type="float" office:value="0.128501" calcext:value-type="float">
            <text:p>0.128501</text:p>
          </table:table-cell>
          <table:table-cell office:value-type="float" office:value="0.13692" calcext:value-type="float">
            <text:p>0.13692</text:p>
          </table:table-cell>
          <table:table-cell office:value-type="float" office:value="0.144935" calcext:value-type="float">
            <text:p>0.144935</text:p>
          </table:table-cell>
          <table:table-cell office:value-type="float" office:value="0.149099" calcext:value-type="float">
            <text:p>0.149099</text:p>
          </table:table-cell>
          <table:table-cell office:value-type="float" office:value="0.153025" calcext:value-type="float">
            <text:p>0.153025</text:p>
          </table:table-cell>
          <table:table-cell office:value-type="float" office:value="0.206061" calcext:value-type="float">
            <text:p>0.206061</text:p>
          </table:table-cell>
          <table:table-cell office:value-type="float" office:value="0.152089" calcext:value-type="float">
            <text:p>0.152089</text:p>
          </table:table-cell>
          <table:table-cell office:value-type="float" office:value="0.148734" calcext:value-type="float">
            <text:p>0.148734</text:p>
          </table:table-cell>
          <table:table-cell office:value-type="float" office:value="0.197332" calcext:value-type="float">
            <text:p>0.197332</text:p>
          </table:table-cell>
          <table:table-cell office:value-type="float" office:value="0.159841" calcext:value-type="float">
            <text:p>0.159841</text:p>
          </table:table-cell>
          <table:table-cell office:value-type="float" office:value="0.150737" calcext:value-type="float">
            <text:p>0.150737</text:p>
          </table:table-cell>
          <table:table-cell office:value-type="float" office:value="0.135844" calcext:value-type="float">
            <text:p>0.135844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188413" calcext:value-type="float">
            <text:p>0.188413</text:p>
          </table:table-cell>
          <table:table-cell office:value-type="float" office:value="0.14174" calcext:value-type="float">
            <text:p>0.14174</text:p>
          </table:table-cell>
          <table:table-cell office:value-type="float" office:value="0.0506103" calcext:value-type="float">
            <text:p>0.0506103</text:p>
          </table:table-cell>
          <table:table-cell office:value-type="float" office:value="0.0603803" calcext:value-type="float">
            <text:p>0.0603803</text:p>
          </table:table-cell>
          <table:table-cell office:value-type="float" office:value="0.0598048" calcext:value-type="float">
            <text:p>0.0598048</text:p>
          </table:table-cell>
          <table:table-cell office:value-type="float" office:value="0.0689249" calcext:value-type="float">
            <text:p>0.0689249</text:p>
          </table:table-cell>
          <table:table-cell office:value-type="float" office:value="0.078896" calcext:value-type="float">
            <text:p>0.078896</text:p>
          </table:table-cell>
        </table:table-row>
        <table:table-row table:style-name="ro1">
          <table:table-cell office:value-type="float" office:value="0.0785868" calcext:value-type="float">
            <text:p>0.0785868</text:p>
          </table:table-cell>
          <table:table-cell office:value-type="float" office:value="0.0879767" calcext:value-type="float">
            <text:p>0.0879767</text:p>
          </table:table-cell>
          <table:table-cell office:value-type="float" office:value="0.0880287" calcext:value-type="float">
            <text:p>0.0880287</text:p>
          </table:table-cell>
          <table:table-cell office:value-type="float" office:value="0.0864886" calcext:value-type="float">
            <text:p>0.0864886</text:p>
          </table:table-cell>
          <table:table-cell office:value-type="float" office:value="0.0952755" calcext:value-type="float">
            <text:p>0.0952755</text:p>
          </table:table-cell>
          <table:table-cell office:value-type="float" office:value="0.105474" calcext:value-type="float">
            <text:p>0.105474</text:p>
          </table:table-cell>
          <table:table-cell office:value-type="float" office:value="0.104003" calcext:value-type="float">
            <text:p>0.104003</text:p>
          </table:table-cell>
          <table:table-cell office:value-type="float" office:value="0.112293" calcext:value-type="float">
            <text:p>0.112293</text:p>
          </table:table-cell>
          <table:table-cell office:value-type="float" office:value="0.0608345" calcext:value-type="float">
            <text:p>0.0608345</text:p>
          </table:table-cell>
          <table:table-cell office:value-type="float" office:value="0.0690389" calcext:value-type="float">
            <text:p>0.0690389</text:p>
          </table:table-cell>
          <table:table-cell office:value-type="float" office:value="0.0679567" calcext:value-type="float">
            <text:p>0.0679567</text:p>
          </table:table-cell>
          <table:table-cell office:value-type="float" office:value="0.0741037" calcext:value-type="float">
            <text:p>0.0741037</text:p>
          </table:table-cell>
          <table:table-cell office:value-type="float" office:value="0.074681" calcext:value-type="float">
            <text:p>0.074681</text:p>
          </table:table-cell>
          <table:table-cell office:value-type="float" office:value="0.0779489" calcext:value-type="float">
            <text:p>0.0779489</text:p>
          </table:table-cell>
          <table:table-cell office:value-type="float" office:value="0.0793262" calcext:value-type="float">
            <text:p>0.0793262</text:p>
          </table:table-cell>
          <table:table-cell office:value-type="float" office:value="0.0881789" calcext:value-type="float">
            <text:p>0.0881789</text:p>
          </table:table-cell>
          <table:table-cell office:value-type="float" office:value="0.109329" calcext:value-type="float">
            <text:p>0.109329</text:p>
          </table:table-cell>
          <table:table-cell office:value-type="float" office:value="0.129106" calcext:value-type="float">
            <text:p>0.129106</text:p>
          </table:table-cell>
          <table:table-cell office:value-type="float" office:value="0.14421" calcext:value-type="float">
            <text:p>0.14421</text:p>
          </table:table-cell>
          <table:table-cell office:value-type="float" office:value="0.0404042" calcext:value-type="float">
            <text:p>0.0404042</text:p>
          </table:table-cell>
          <table:table-cell office:value-type="float" office:value="0.046604" calcext:value-type="float">
            <text:p>0.046604</text:p>
          </table:table-cell>
          <table:table-cell office:value-type="float" office:value="0.0575887" calcext:value-type="float">
            <text:p>0.0575887</text:p>
          </table:table-cell>
          <table:table-cell office:value-type="float" office:value="0.0996539" calcext:value-type="float">
            <text:p>0.0996539</text:p>
          </table:table-cell>
          <table:table-cell office:value-type="float" office:value="0.072895" calcext:value-type="float">
            <text:p>0.072895</text:p>
          </table:table-cell>
          <table:table-cell office:value-type="float" office:value="0.0712985" calcext:value-type="float">
            <text:p>0.0712985</text:p>
          </table:table-cell>
        </table:table-row>
        <table:table-row table:style-name="ro1">
          <table:table-cell office:value-type="float" office:value="0.0991856" calcext:value-type="float">
            <text:p>0.0991856</text:p>
          </table:table-cell>
          <table:table-cell office:value-type="float" office:value="0.0869197" calcext:value-type="float">
            <text:p>0.0869197</text:p>
          </table:table-cell>
          <table:table-cell office:value-type="float" office:value="0.0822698" calcext:value-type="float">
            <text:p>0.0822698</text:p>
          </table:table-cell>
          <table:table-cell office:value-type="float" office:value="0.0871992" calcext:value-type="float">
            <text:p>0.0871992</text:p>
          </table:table-cell>
          <table:table-cell office:value-type="float" office:value="0.0557741" calcext:value-type="float">
            <text:p>0.0557741</text:p>
          </table:table-cell>
          <table:table-cell office:value-type="float" office:value="0.0638538" calcext:value-type="float">
            <text:p>0.0638538</text:p>
          </table:table-cell>
          <table:table-cell office:value-type="float" office:value="0.063472" calcext:value-type="float">
            <text:p>0.063472</text:p>
          </table:table-cell>
          <table:table-cell office:value-type="float" office:value="0.0690853" calcext:value-type="float">
            <text:p>0.0690853</text:p>
          </table:table-cell>
          <table:table-cell office:value-type="float" office:value="0.0798584" calcext:value-type="float">
            <text:p>0.0798584</text:p>
          </table:table-cell>
          <table:table-cell office:value-type="float" office:value="0.0765336" calcext:value-type="float">
            <text:p>0.0765336</text:p>
          </table:table-cell>
          <table:table-cell office:value-type="float" office:value="0.117648" calcext:value-type="float">
            <text:p>0.117648</text:p>
          </table:table-cell>
          <table:table-cell office:value-type="float" office:value="0.0845148" calcext:value-type="float">
            <text:p>0.0845148</text:p>
          </table:table-cell>
          <table:table-cell office:value-type="float" office:value="0.0888099" calcext:value-type="float">
            <text:p>0.0888099</text:p>
          </table:table-cell>
          <table:table-cell office:value-type="float" office:value="0.0802883" calcext:value-type="float">
            <text:p>0.0802883</text:p>
          </table:table-cell>
          <table:table-cell office:value-type="float" office:value="0.173712" calcext:value-type="float">
            <text:p>0.173712</text:p>
          </table:table-cell>
          <table:table-cell office:value-type="float" office:value="0.184807" calcext:value-type="float">
            <text:p>0.184807</text:p>
          </table:table-cell>
          <table:table-cell office:value-type="float" office:value="0.253238" calcext:value-type="float">
            <text:p>0.253238</text:p>
          </table:table-cell>
          <table:table-cell office:value-type="float" office:value="0.0456122" calcext:value-type="float">
            <text:p>0.0456122</text:p>
          </table:table-cell>
          <table:table-cell office:value-type="float" office:value="0.0504725" calcext:value-type="float">
            <text:p>0.0504725</text:p>
          </table:table-cell>
          <table:table-cell office:value-type="float" office:value="0.0603629" calcext:value-type="float">
            <text:p>0.0603629</text:p>
          </table:table-cell>
          <table:table-cell office:value-type="float" office:value="0.0603624" calcext:value-type="float">
            <text:p>0.0603624</text:p>
          </table:table-cell>
          <table:table-cell office:value-type="float" office:value="0.0680814" calcext:value-type="float">
            <text:p>0.0680814</text:p>
          </table:table-cell>
          <table:table-cell office:value-type="float" office:value="0.0497084" calcext:value-type="float">
            <text:p>0.0497084</text:p>
          </table:table-cell>
          <table:table-cell office:value-type="float" office:value="0.0517393" calcext:value-type="float">
            <text:p>0.0517393</text:p>
          </table:table-cell>
          <table:table-cell office:value-type="float" office:value="0.0725846" calcext:value-type="float">
            <text:p>0.0725846</text:p>
          </table:table-cell>
        </table:table-row>
        <table:table-row table:style-name="ro1">
          <table:table-cell office:value-type="float" office:value="0.0902046" calcext:value-type="float">
            <text:p>0.0902046</text:p>
          </table:table-cell>
          <table:table-cell office:value-type="float" office:value="0.0875209" calcext:value-type="float">
            <text:p>0.0875209</text:p>
          </table:table-cell>
          <table:table-cell office:value-type="float" office:value="0.0872756" calcext:value-type="float">
            <text:p>0.0872756</text:p>
          </table:table-cell>
          <table:table-cell office:value-type="float" office:value="0.0850824" calcext:value-type="float">
            <text:p>0.0850824</text:p>
          </table:table-cell>
          <table:table-cell office:value-type="float" office:value="0.0934952" calcext:value-type="float">
            <text:p>0.0934952</text:p>
          </table:table-cell>
          <table:table-cell office:value-type="float" office:value="0.0927275" calcext:value-type="float">
            <text:p>0.0927275</text:p>
          </table:table-cell>
          <table:table-cell office:value-type="float" office:value="0.10254" calcext:value-type="float">
            <text:p>0.10254</text:p>
          </table:table-cell>
          <table:table-cell office:value-type="float" office:value="0.0954333" calcext:value-type="float">
            <text:p>0.0954333</text:p>
          </table:table-cell>
          <table:table-cell office:value-type="float" office:value="0.100924" calcext:value-type="float">
            <text:p>0.100924</text:p>
          </table:table-cell>
          <table:table-cell office:value-type="float" office:value="0.0955753" calcext:value-type="float">
            <text:p>0.0955753</text:p>
          </table:table-cell>
          <table:table-cell office:value-type="float" office:value="0.10914" calcext:value-type="float">
            <text:p>0.10914</text:p>
          </table:table-cell>
          <table:table-cell office:value-type="float" office:value="0.137367" calcext:value-type="float">
            <text:p>0.137367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221426" calcext:value-type="float">
            <text:p>0.221426</text:p>
          </table:table-cell>
          <table:table-cell office:value-type="float" office:value="0.0982932" calcext:value-type="float">
            <text:p>0.0982932</text:p>
          </table:table-cell>
          <table:table-cell office:value-type="float" office:value="0.107467" calcext:value-type="float">
            <text:p>0.107467</text:p>
          </table:table-cell>
          <table:table-cell office:value-type="float" office:value="0.0842552" calcext:value-type="float">
            <text:p>0.0842552</text:p>
          </table:table-cell>
          <table:table-cell office:value-type="float" office:value="0.0618397" calcext:value-type="float">
            <text:p>0.0618397</text:p>
          </table:table-cell>
          <table:table-cell office:value-type="float" office:value="0.0466553" calcext:value-type="float">
            <text:p>0.0466553</text:p>
          </table:table-cell>
          <table:table-cell office:value-type="float" office:value="0.0732691" calcext:value-type="float">
            <text:p>0.0732691</text:p>
          </table:table-cell>
          <table:table-cell office:value-type="float" office:value="0.0626158" calcext:value-type="float">
            <text:p>0.0626158</text:p>
          </table:table-cell>
          <table:table-cell office:value-type="float" office:value="0.0611495" calcext:value-type="float">
            <text:p>0.0611495</text:p>
          </table:table-cell>
          <table:table-cell office:value-type="float" office:value="0.0715789" calcext:value-type="float">
            <text:p>0.0715789</text:p>
          </table:table-cell>
          <table:table-cell office:value-type="float" office:value="0.101391" calcext:value-type="float">
            <text:p>0.101391</text:p>
          </table:table-cell>
          <table:table-cell office:value-type="float" office:value="0.0585804" calcext:value-type="float">
            <text:p>0.0585804</text:p>
          </table:table-cell>
        </table:table-row>
        <table:table-row table:style-name="ro1">
          <table:table-cell office:value-type="float" office:value="0.0564994" calcext:value-type="float">
            <text:p>0.0564994</text:p>
          </table:table-cell>
          <table:table-cell office:value-type="float" office:value="0.0601087" calcext:value-type="float">
            <text:p>0.0601087</text:p>
          </table:table-cell>
          <table:table-cell office:value-type="float" office:value="0.0573173" calcext:value-type="float">
            <text:p>0.0573173</text:p>
          </table:table-cell>
          <table:table-cell office:value-type="float" office:value="0.070173" calcext:value-type="float">
            <text:p>0.070173</text:p>
          </table:table-cell>
          <table:table-cell office:value-type="float" office:value="0.0936498" calcext:value-type="float">
            <text:p>0.0936498</text:p>
          </table:table-cell>
          <table:table-cell office:value-type="float" office:value="0.0842938" calcext:value-type="float">
            <text:p>0.0842938</text:p>
          </table:table-cell>
          <table:table-cell office:value-type="float" office:value="0.152009" calcext:value-type="float">
            <text:p>0.152009</text:p>
          </table:table-cell>
          <table:table-cell office:value-type="float" office:value="0.160795" calcext:value-type="float">
            <text:p>0.160795</text:p>
          </table:table-cell>
          <table:table-cell office:value-type="float" office:value="0.0404015" calcext:value-type="float">
            <text:p>0.0404015</text:p>
          </table:table-cell>
          <table:table-cell office:value-type="float" office:value="0.0412452" calcext:value-type="float">
            <text:p>0.0412452</text:p>
          </table:table-cell>
          <table:table-cell office:value-type="float" office:value="0.0511637" calcext:value-type="float">
            <text:p>0.0511637</text:p>
          </table:table-cell>
          <table:table-cell office:value-type="float" office:value="0.0613287" calcext:value-type="float">
            <text:p>0.0613287</text:p>
          </table:table-cell>
          <table:table-cell office:value-type="float" office:value="0.0582459" calcext:value-type="float">
            <text:p>0.0582459</text:p>
          </table:table-cell>
          <table:table-cell office:value-type="float" office:value="0.0688797" calcext:value-type="float">
            <text:p>0.0688797</text:p>
          </table:table-cell>
          <table:table-cell office:value-type="float" office:value="0.0752403" calcext:value-type="float">
            <text:p>0.0752403</text:p>
          </table:table-cell>
          <table:table-cell office:value-type="float" office:value="0.07529" calcext:value-type="float">
            <text:p>0.07529</text:p>
          </table:table-cell>
          <table:table-cell office:value-type="float" office:value="0.0839677" calcext:value-type="float">
            <text:p>0.0839677</text:p>
          </table:table-cell>
          <table:table-cell office:value-type="float" office:value="0.0820646" calcext:value-type="float">
            <text:p>0.0820646</text:p>
          </table:table-cell>
          <table:table-cell office:value-type="float" office:value="0.0910791" calcext:value-type="float">
            <text:p>0.0910791</text:p>
          </table:table-cell>
          <table:table-cell office:value-type="float" office:value="0.0913156" calcext:value-type="float">
            <text:p>0.0913156</text:p>
          </table:table-cell>
          <table:table-cell office:value-type="float" office:value="0.101645" calcext:value-type="float">
            <text:p>0.101645</text:p>
          </table:table-cell>
          <table:table-cell office:value-type="float" office:value="0.0995765" calcext:value-type="float">
            <text:p>0.0995765</text:p>
          </table:table-cell>
          <table:table-cell office:value-type="float" office:value="0.109335" calcext:value-type="float">
            <text:p>0.109335</text:p>
          </table:table-cell>
          <table:table-cell office:value-type="float" office:value="0.10532" calcext:value-type="float">
            <text:p>0.10532</text:p>
          </table:table-cell>
          <table:table-cell office:value-type="float" office:value="0.115529" calcext:value-type="float">
            <text:p>0.115529</text:p>
          </table:table-cell>
        </table:table-row>
        <table:table-row table:style-name="ro1">
          <table:table-cell office:value-type="float" office:value="0.110876" calcext:value-type="float">
            <text:p>0.110876</text:p>
          </table:table-cell>
          <table:table-cell office:value-type="float" office:value="0.106251" calcext:value-type="float">
            <text:p>0.106251</text:p>
          </table:table-cell>
          <table:table-cell office:value-type="float" office:value="0.116337" calcext:value-type="float">
            <text:p>0.116337</text:p>
          </table:table-cell>
          <table:table-cell office:value-type="float" office:value="0.168431" calcext:value-type="float">
            <text:p>0.168431</text:p>
          </table:table-cell>
          <table:table-cell office:value-type="float" office:value="0.0359286" calcext:value-type="float">
            <text:p>0.0359286</text:p>
          </table:table-cell>
          <table:table-cell office:value-type="float" office:value="0.0533531" calcext:value-type="float">
            <text:p>0.0533531</text:p>
          </table:table-cell>
          <table:table-cell office:value-type="float" office:value="0.0529248" calcext:value-type="float">
            <text:p>0.0529248</text:p>
          </table:table-cell>
          <table:table-cell office:value-type="float" office:value="0.0631456" calcext:value-type="float">
            <text:p>0.0631456</text:p>
          </table:table-cell>
          <table:table-cell office:value-type="float" office:value="0.0729942" calcext:value-type="float">
            <text:p>0.0729942</text:p>
          </table:table-cell>
          <table:table-cell office:value-type="float" office:value="0.0733032" calcext:value-type="float">
            <text:p>0.0733032</text:p>
          </table:table-cell>
          <table:table-cell office:value-type="float" office:value="0.0838156" calcext:value-type="float">
            <text:p>0.0838156</text:p>
          </table:table-cell>
          <table:table-cell office:value-type="float" office:value="0.0839102" calcext:value-type="float">
            <text:p>0.0839102</text:p>
          </table:table-cell>
          <table:table-cell office:value-type="float" office:value="0.0945757" calcext:value-type="float">
            <text:p>0.0945757</text:p>
          </table:table-cell>
          <table:table-cell office:value-type="float" office:value="0.0950897" calcext:value-type="float">
            <text:p>0.0950897</text:p>
          </table:table-cell>
          <table:table-cell office:value-type="float" office:value="0.0945752" calcext:value-type="float">
            <text:p>0.0945752</text:p>
          </table:table-cell>
          <table:table-cell office:value-type="float" office:value="0.105062" calcext:value-type="float">
            <text:p>0.105062</text:p>
          </table:table-cell>
          <table:table-cell office:value-type="float" office:value="0.107753" calcext:value-type="float">
            <text:p>0.107753</text:p>
          </table:table-cell>
          <table:table-cell office:value-type="float" office:value="0.105931" calcext:value-type="float">
            <text:p>0.105931</text:p>
          </table:table-cell>
          <table:table-cell office:value-type="float" office:value="0.105217" calcext:value-type="float">
            <text:p>0.105217</text:p>
          </table:table-cell>
          <table:table-cell office:value-type="float" office:value="0.196973" calcext:value-type="float">
            <text:p>0.196973</text:p>
          </table:table-cell>
          <table:table-cell office:value-type="float" office:value="0.236096" calcext:value-type="float">
            <text:p>0.236096</text:p>
          </table:table-cell>
          <table:table-cell office:value-type="float" office:value="0.212802" calcext:value-type="float">
            <text:p>0.212802</text:p>
          </table:table-cell>
          <table:table-cell office:value-type="float" office:value="0.212119" calcext:value-type="float">
            <text:p>0.212119</text:p>
          </table:table-cell>
          <table:table-cell office:value-type="float" office:value="0.220433" calcext:value-type="float">
            <text:p>0.220433</text:p>
          </table:table-cell>
          <table:table-cell office:value-type="float" office:value="0.19289" calcext:value-type="float">
            <text:p>0.19289</text:p>
          </table:table-cell>
        </table:table-row>
        <table:table-row table:style-name="ro1">
          <table:table-cell office:value-type="float" office:value="0.0468516" calcext:value-type="float">
            <text:p>0.0468516</text:p>
          </table:table-cell>
          <table:table-cell office:value-type="float" office:value="0.0441402" calcext:value-type="float">
            <text:p>0.0441402</text:p>
          </table:table-cell>
          <table:table-cell office:value-type="float" office:value="0.0546158" calcext:value-type="float">
            <text:p>0.0546158</text:p>
          </table:table-cell>
          <table:table-cell office:value-type="float" office:value="0.0651138" calcext:value-type="float">
            <text:p>0.0651138</text:p>
          </table:table-cell>
          <table:table-cell office:value-type="float" office:value="0.0652502" calcext:value-type="float">
            <text:p>0.0652502</text:p>
          </table:table-cell>
          <table:table-cell office:value-type="float" office:value="0.0760121" calcext:value-type="float">
            <text:p>0.0760121</text:p>
          </table:table-cell>
          <table:table-cell office:value-type="float" office:value="0.0763534" calcext:value-type="float">
            <text:p>0.0763534</text:p>
          </table:table-cell>
          <table:table-cell office:value-type="float" office:value="0.0855193" calcext:value-type="float">
            <text:p>0.0855193</text:p>
          </table:table-cell>
          <table:table-cell office:value-type="float" office:value="0.19131" calcext:value-type="float">
            <text:p>0.19131</text:p>
          </table:table-cell>
          <table:table-cell office:value-type="float" office:value="0.190034" calcext:value-type="float">
            <text:p>0.190034</text:p>
          </table:table-cell>
          <table:table-cell office:value-type="float" office:value="0.219891" calcext:value-type="float">
            <text:p>0.219891</text:p>
          </table:table-cell>
          <table:table-cell office:value-type="float" office:value="0.214205" calcext:value-type="float">
            <text:p>0.214205</text:p>
          </table:table-cell>
          <table:table-cell office:value-type="float" office:value="0.199316" calcext:value-type="float">
            <text:p>0.199316</text:p>
          </table:table-cell>
          <table:table-cell office:value-type="float" office:value="0.230254" calcext:value-type="float">
            <text:p>0.230254</text:p>
          </table:table-cell>
          <table:table-cell office:value-type="float" office:value="0.209104" calcext:value-type="float">
            <text:p>0.209104</text:p>
          </table:table-cell>
          <table:table-cell office:value-type="float" office:value="0.234472" calcext:value-type="float">
            <text:p>0.234472</text:p>
          </table:table-cell>
          <table:table-cell office:value-type="float" office:value="0.215483" calcext:value-type="float">
            <text:p>0.215483</text:p>
          </table:table-cell>
          <table:table-cell office:value-type="float" office:value="0.223916" calcext:value-type="float">
            <text:p>0.223916</text:p>
          </table:table-cell>
          <table:table-cell office:value-type="float" office:value="0.465378" calcext:value-type="float">
            <text:p>0.465378</text:p>
          </table:table-cell>
          <table:table-cell office:value-type="float" office:value="0.0517733" calcext:value-type="float">
            <text:p>0.0517733</text:p>
          </table:table-cell>
          <table:table-cell office:value-type="float" office:value="0.0519737" calcext:value-type="float">
            <text:p>0.0519737</text:p>
          </table:table-cell>
          <table:table-cell office:value-type="float" office:value="0.062482" calcext:value-type="float">
            <text:p>0.062482</text:p>
          </table:table-cell>
          <table:table-cell office:value-type="float" office:value="0.0740484" calcext:value-type="float">
            <text:p>0.0740484</text:p>
          </table:table-cell>
          <table:table-cell office:value-type="float" office:value="0.0624853" calcext:value-type="float">
            <text:p>0.0624853</text:p>
          </table:table-cell>
          <table:table-cell office:value-type="float" office:value="0.0727134" calcext:value-type="float">
            <text:p>0.0727134</text:p>
          </table:table-cell>
        </table:table-row>
        <table:table-row table:style-name="ro1">
          <table:table-cell office:value-type="float" office:value="0.0733023" calcext:value-type="float">
            <text:p>0.0733023</text:p>
          </table:table-cell>
          <table:table-cell office:value-type="float" office:value="0.0817915" calcext:value-type="float">
            <text:p>0.0817915</text:p>
          </table:table-cell>
          <table:table-cell office:value-type="float" office:value="0.0815538" calcext:value-type="float">
            <text:p>0.0815538</text:p>
          </table:table-cell>
          <table:table-cell office:value-type="float" office:value="0.0911304" calcext:value-type="float">
            <text:p>0.0911304</text:p>
          </table:table-cell>
          <table:table-cell office:value-type="float" office:value="0.0867648" calcext:value-type="float">
            <text:p>0.0867648</text:p>
          </table:table-cell>
          <table:table-cell office:value-type="float" office:value="0.0967004" calcext:value-type="float">
            <text:p>0.0967004</text:p>
          </table:table-cell>
          <table:table-cell office:value-type="float" office:value="0.107833" calcext:value-type="float">
            <text:p>0.107833</text:p>
          </table:table-cell>
          <table:table-cell office:value-type="float" office:value="0.138209" calcext:value-type="float">
            <text:p>0.138209</text:p>
          </table:table-cell>
          <table:table-cell office:value-type="float" office:value="0.113937" calcext:value-type="float">
            <text:p>0.113937</text:p>
          </table:table-cell>
          <table:table-cell office:value-type="float" office:value="0.122322" calcext:value-type="float">
            <text:p>0.122322</text:p>
          </table:table-cell>
          <table:table-cell office:value-type="float" office:value="0.116408" calcext:value-type="float">
            <text:p>0.116408</text:p>
          </table:table-cell>
          <table:table-cell office:value-type="float" office:value="0.115031" calcext:value-type="float">
            <text:p>0.115031</text:p>
          </table:table-cell>
          <table:table-cell office:value-type="float" office:value="0.12197" calcext:value-type="float">
            <text:p>0.12197</text:p>
          </table:table-cell>
          <table:table-cell office:value-type="float" office:value="0.119763" calcext:value-type="float">
            <text:p>0.119763</text:p>
          </table:table-cell>
          <table:table-cell office:value-type="float" office:value="0.118202" calcext:value-type="float">
            <text:p>0.118202</text:p>
          </table:table-cell>
          <table:table-cell office:value-type="float" office:value="0.122324" calcext:value-type="float">
            <text:p>0.122324</text:p>
          </table:table-cell>
          <table:table-cell office:value-type="float" office:value="0.125907" calcext:value-type="float">
            <text:p>0.125907</text:p>
          </table:table-cell>
          <table:table-cell office:value-type="float" office:value="0.184982" calcext:value-type="float">
            <text:p>0.184982</text:p>
          </table:table-cell>
          <table:table-cell office:value-type="float" office:value="0.0621605" calcext:value-type="float">
            <text:p>0.0621605</text:p>
          </table:table-cell>
          <table:table-cell office:value-type="float" office:value="0.0511317" calcext:value-type="float">
            <text:p>0.0511317</text:p>
          </table:table-cell>
          <table:table-cell office:value-type="float" office:value="0.0608518" calcext:value-type="float">
            <text:p>0.0608518</text:p>
          </table:table-cell>
          <table:table-cell office:value-type="float" office:value="0.0717135" calcext:value-type="float">
            <text:p>0.0717135</text:p>
          </table:table-cell>
          <table:table-cell office:value-type="float" office:value="0.071869" calcext:value-type="float">
            <text:p>0.071869</text:p>
          </table:table-cell>
          <table:table-cell office:value-type="float" office:value="0.0822857" calcext:value-type="float">
            <text:p>0.0822857</text:p>
          </table:table-cell>
          <table:table-cell office:value-type="float" office:value="0.0820651" calcext:value-type="float">
            <text:p>0.0820651</text:p>
          </table:table-cell>
        </table:table-row>
        <table:table-row table:style-name="ro1">
          <table:table-cell office:value-type="float" office:value="0.0925102" calcext:value-type="float">
            <text:p>0.0925102</text:p>
          </table:table-cell>
          <table:table-cell office:value-type="float" office:value="0.0922563" calcext:value-type="float">
            <text:p>0.0922563</text:p>
          </table:table-cell>
          <table:table-cell office:value-type="float" office:value="0.103746" calcext:value-type="float">
            <text:p>0.103746</text:p>
          </table:table-cell>
          <table:table-cell office:value-type="float" office:value="0.101687" calcext:value-type="float">
            <text:p>0.101687</text:p>
          </table:table-cell>
          <table:table-cell office:value-type="float" office:value="0.111891" calcext:value-type="float">
            <text:p>0.111891</text:p>
          </table:table-cell>
          <table:table-cell office:value-type="float" office:value="0.106291" calcext:value-type="float">
            <text:p>0.106291</text:p>
          </table:table-cell>
          <table:table-cell office:value-type="float" office:value="0.106441" calcext:value-type="float">
            <text:p>0.106441</text:p>
          </table:table-cell>
          <table:table-cell office:value-type="float" office:value="0.12002" calcext:value-type="float">
            <text:p>0.12002</text:p>
          </table:table-cell>
          <table:table-cell office:value-type="float" office:value="0.150279" calcext:value-type="float">
            <text:p>0.150279</text:p>
          </table:table-cell>
          <table:table-cell office:value-type="float" office:value="0.136225" calcext:value-type="float">
            <text:p>0.136225</text:p>
          </table:table-cell>
          <table:table-cell office:value-type="float" office:value="0.142379" calcext:value-type="float">
            <text:p>0.142379</text:p>
          </table:table-cell>
          <table:table-cell office:value-type="float" office:value="0.172165" calcext:value-type="float">
            <text:p>0.172165</text:p>
          </table:table-cell>
          <table:table-cell office:value-type="float" office:value="0.143952" calcext:value-type="float">
            <text:p>0.143952</text:p>
          </table:table-cell>
          <table:table-cell office:value-type="float" office:value="0.142167" calcext:value-type="float">
            <text:p>0.142167</text:p>
          </table:table-cell>
          <table:table-cell office:value-type="float" office:value="0.147138" calcext:value-type="float">
            <text:p>0.147138</text:p>
          </table:table-cell>
          <table:table-cell office:value-type="float" office:value="0.194156" calcext:value-type="float">
            <text:p>0.194156</text:p>
          </table:table-cell>
          <table:table-cell office:value-type="float" office:value="0.168205" calcext:value-type="float">
            <text:p>0.168205</text:p>
          </table:table-cell>
          <table:table-cell office:value-type="float" office:value="0.167656" calcext:value-type="float">
            <text:p>0.167656</text:p>
          </table:table-cell>
          <table:table-cell office:value-type="float" office:value="0.155882" calcext:value-type="float">
            <text:p>0.155882</text:p>
          </table:table-cell>
          <table:table-cell office:value-type="float" office:value="0.111991" calcext:value-type="float">
            <text:p>0.111991</text:p>
          </table:table-cell>
          <table:table-cell office:value-type="float" office:value="0.130223" calcext:value-type="float">
            <text:p>0.130223</text:p>
          </table:table-cell>
          <table:table-cell office:value-type="float" office:value="0.210149" calcext:value-type="float">
            <text:p>0.210149</text:p>
          </table:table-cell>
          <table:table-cell office:value-type="float" office:value="0.0388568" calcext:value-type="float">
            <text:p>0.0388568</text:p>
          </table:table-cell>
          <table:table-cell office:value-type="float" office:value="0.0471141" calcext:value-type="float">
            <text:p>0.0471141</text:p>
          </table:table-cell>
          <table:table-cell office:value-type="float" office:value="0.0574815" calcext:value-type="float">
            <text:p>0.0574815</text:p>
          </table:table-cell>
        </table:table-row>
        <table:table-row table:style-name="ro1">
          <table:table-cell office:value-type="float" office:value="0.0574875" calcext:value-type="float">
            <text:p>0.0574875</text:p>
          </table:table-cell>
          <table:table-cell office:value-type="float" office:value="0.0617235" calcext:value-type="float">
            <text:p>0.0617235</text:p>
          </table:table-cell>
          <table:table-cell office:value-type="float" office:value="0.0658329" calcext:value-type="float">
            <text:p>0.0658329</text:p>
          </table:table-cell>
          <table:table-cell office:value-type="float" office:value="0.0784472" calcext:value-type="float">
            <text:p>0.0784472</text:p>
          </table:table-cell>
          <table:table-cell office:value-type="float" office:value="0.0850326" calcext:value-type="float">
            <text:p>0.0850326</text:p>
          </table:table-cell>
          <table:table-cell office:value-type="float" office:value="0.112017" calcext:value-type="float">
            <text:p>0.112017</text:p>
          </table:table-cell>
          <table:table-cell office:value-type="float" office:value="0.100687" calcext:value-type="float">
            <text:p>0.100687</text:p>
          </table:table-cell>
          <table:table-cell office:value-type="float" office:value="0.0941211" calcext:value-type="float">
            <text:p>0.0941211</text:p>
          </table:table-cell>
          <table:table-cell office:value-type="float" office:value="0.0945447" calcext:value-type="float">
            <text:p>0.0945447</text:p>
          </table:table-cell>
          <table:table-cell office:value-type="float" office:value="0.099364" calcext:value-type="float">
            <text:p>0.099364</text:p>
          </table:table-cell>
          <table:table-cell office:value-type="float" office:value="0.0985314" calcext:value-type="float">
            <text:p>0.0985314</text:p>
          </table:table-cell>
          <table:table-cell office:value-type="float" office:value="0.110669" calcext:value-type="float">
            <text:p>0.110669</text:p>
          </table:table-cell>
          <table:table-cell office:value-type="float" office:value="0.101599" calcext:value-type="float">
            <text:p>0.101599</text:p>
          </table:table-cell>
          <table:table-cell office:value-type="float" office:value="0.0818097" calcext:value-type="float">
            <text:p>0.0818097</text:p>
          </table:table-cell>
          <table:table-cell office:value-type="float" office:value="0.147757" calcext:value-type="float">
            <text:p>0.147757</text:p>
          </table:table-cell>
          <table:table-cell office:value-type="float" office:value="0.102654" calcext:value-type="float">
            <text:p>0.102654</text:p>
          </table:table-cell>
          <table:table-cell office:value-type="float" office:value="0.104635" calcext:value-type="float">
            <text:p>0.104635</text:p>
          </table:table-cell>
          <table:table-cell office:value-type="float" office:value="0.104116" calcext:value-type="float">
            <text:p>0.104116</text:p>
          </table:table-cell>
          <table:table-cell office:value-type="float" office:value="0.0893297" calcext:value-type="float">
            <text:p>0.0893297</text:p>
          </table:table-cell>
          <table:table-cell office:value-type="float" office:value="0.0852265" calcext:value-type="float">
            <text:p>0.0852265</text:p>
          </table:table-cell>
          <table:table-cell office:value-type="float" office:value="0.100193" calcext:value-type="float">
            <text:p>0.100193</text:p>
          </table:table-cell>
          <table:table-cell office:value-type="float" office:value="0.13096" calcext:value-type="float">
            <text:p>0.13096</text:p>
          </table:table-cell>
          <table:table-cell office:value-type="float" office:value="0.0452266" calcext:value-type="float">
            <text:p>0.0452266</text:p>
          </table:table-cell>
          <table:table-cell office:value-type="float" office:value="0.0478965" calcext:value-type="float">
            <text:p>0.0478965</text:p>
          </table:table-cell>
          <table:table-cell office:value-type="float" office:value="0.0592425" calcext:value-type="float">
            <text:p>0.0592425</text:p>
          </table:table-cell>
        </table:table-row>
        <table:table-row table:style-name="ro1">
          <table:table-cell office:value-type="float" office:value="0.0704607" calcext:value-type="float">
            <text:p>0.0704607</text:p>
          </table:table-cell>
          <table:table-cell office:value-type="float" office:value="0.0632734" calcext:value-type="float">
            <text:p>0.0632734</text:p>
          </table:table-cell>
          <table:table-cell office:value-type="float" office:value="0.0736996" calcext:value-type="float">
            <text:p>0.0736996</text:p>
          </table:table-cell>
          <table:table-cell office:value-type="float" office:value="0.0920134" calcext:value-type="float">
            <text:p>0.0920134</text:p>
          </table:table-cell>
          <table:table-cell office:value-type="float" office:value="0.0854713" calcext:value-type="float">
            <text:p>0.0854713</text:p>
          </table:table-cell>
          <table:table-cell office:value-type="float" office:value="0.086367" calcext:value-type="float">
            <text:p>0.086367</text:p>
          </table:table-cell>
          <table:table-cell office:value-type="float" office:value="0.0960096" calcext:value-type="float">
            <text:p>0.0960096</text:p>
          </table:table-cell>
          <table:table-cell office:value-type="float" office:value="0.0941468" calcext:value-type="float">
            <text:p>0.0941468</text:p>
          </table:table-cell>
          <table:table-cell office:value-type="float" office:value="0.0906556" calcext:value-type="float">
            <text:p>0.0906556</text:p>
          </table:table-cell>
          <table:table-cell office:value-type="float" office:value="0.100881" calcext:value-type="float">
            <text:p>0.100881</text:p>
          </table:table-cell>
          <table:table-cell office:value-type="float" office:value="0.100503" calcext:value-type="float">
            <text:p>0.100503</text:p>
          </table:table-cell>
          <table:table-cell office:value-type="float" office:value="0.109028" calcext:value-type="float">
            <text:p>0.109028</text:p>
          </table:table-cell>
          <table:table-cell office:value-type="float" office:value="0.0765283" calcext:value-type="float">
            <text:p>0.0765283</text:p>
          </table:table-cell>
          <table:table-cell office:value-type="float" office:value="0.179666" calcext:value-type="float">
            <text:p>0.179666</text:p>
          </table:table-cell>
          <table:table-cell office:value-type="float" office:value="0.189257" calcext:value-type="float">
            <text:p>0.189257</text:p>
          </table:table-cell>
          <table:table-cell office:value-type="float" office:value="0.19548" calcext:value-type="float">
            <text:p>0.19548</text:p>
          </table:table-cell>
          <table:table-cell office:value-type="float" office:value="0.28693" calcext:value-type="float">
            <text:p>0.28693</text:p>
          </table:table-cell>
          <table:table-cell office:value-type="float" office:value="0.0392754" calcext:value-type="float">
            <text:p>0.0392754</text:p>
          </table:table-cell>
          <table:table-cell office:value-type="float" office:value="0.0533627" calcext:value-type="float">
            <text:p>0.0533627</text:p>
          </table:table-cell>
          <table:table-cell office:value-type="float" office:value="0.0535121" calcext:value-type="float">
            <text:p>0.0535121</text:p>
          </table:table-cell>
          <table:table-cell office:value-type="float" office:value="0.0636568" calcext:value-type="float">
            <text:p>0.0636568</text:p>
          </table:table-cell>
          <table:table-cell office:value-type="float" office:value="0.0639312" calcext:value-type="float">
            <text:p>0.0639312</text:p>
          </table:table-cell>
          <table:table-cell office:value-type="float" office:value="0.0741738" calcext:value-type="float">
            <text:p>0.0741738</text:p>
          </table:table-cell>
          <table:table-cell office:value-type="float" office:value="0.0843002" calcext:value-type="float">
            <text:p>0.0843002</text:p>
          </table:table-cell>
          <table:table-cell office:value-type="float" office:value="0.0847664" calcext:value-type="float">
            <text:p>0.0847664</text:p>
          </table:table-cell>
        </table:table-row>
        <table:table-row table:style-name="ro1">
          <table:table-cell office:value-type="float" office:value="0.0672725" calcext:value-type="float">
            <text:p>0.0672725</text:p>
          </table:table-cell>
          <table:table-cell office:value-type="float" office:value="0.0774934" calcext:value-type="float">
            <text:p>0.0774934</text:p>
          </table:table-cell>
          <table:table-cell office:value-type="float" office:value="0.128653" calcext:value-type="float">
            <text:p>0.128653</text:p>
          </table:table-cell>
          <table:table-cell office:value-type="float" office:value="0.0463693" calcext:value-type="float">
            <text:p>0.0463693</text:p>
          </table:table-cell>
          <table:table-cell office:value-type="float" office:value="0.110045" calcext:value-type="float">
            <text:p>0.110045</text:p>
          </table:table-cell>
          <table:table-cell office:value-type="float" office:value="0.0615373" calcext:value-type="float">
            <text:p>0.0615373</text:p>
          </table:table-cell>
          <table:table-cell office:value-type="float" office:value="0.0696227" calcext:value-type="float">
            <text:p>0.0696227</text:p>
          </table:table-cell>
          <table:table-cell office:value-type="float" office:value="0.0660077" calcext:value-type="float">
            <text:p>0.0660077</text:p>
          </table:table-cell>
          <table:table-cell office:value-type="float" office:value="0.137829" calcext:value-type="float">
            <text:p>0.137829</text:p>
          </table:table-cell>
          <table:table-cell office:value-type="float" office:value="0.0766424" calcext:value-type="float">
            <text:p>0.0766424</text:p>
          </table:table-cell>
          <table:table-cell office:value-type="float" office:value="0.0756507" calcext:value-type="float">
            <text:p>0.0756507</text:p>
          </table:table-cell>
          <table:table-cell office:value-type="float" office:value="0.148326" calcext:value-type="float">
            <text:p>0.148326</text:p>
          </table:table-cell>
          <table:table-cell office:value-type="float" office:value="0.0271079" calcext:value-type="float">
            <text:p>0.0271079</text:p>
          </table:table-cell>
          <table:table-cell office:value-type="float" office:value="0.0466257" calcext:value-type="float">
            <text:p>0.0466257</text:p>
          </table:table-cell>
          <table:table-cell office:value-type="float" office:value="0.0580669" calcext:value-type="float">
            <text:p>0.0580669</text:p>
          </table:table-cell>
          <table:table-cell office:value-type="float" office:value="0.0594935" calcext:value-type="float">
            <text:p>0.0594935</text:p>
          </table:table-cell>
          <table:table-cell office:value-type="float" office:value="0.0693037" calcext:value-type="float">
            <text:p>0.0693037</text:p>
          </table:table-cell>
          <table:table-cell office:value-type="float" office:value="0.079139" calcext:value-type="float">
            <text:p>0.079139</text:p>
          </table:table-cell>
          <table:table-cell office:value-type="float" office:value="0.0791811" calcext:value-type="float">
            <text:p>0.0791811</text:p>
          </table:table-cell>
          <table:table-cell office:value-type="float" office:value="0.0915426" calcext:value-type="float">
            <text:p>0.0915426</text:p>
          </table:table-cell>
          <table:table-cell office:value-type="float" office:value="0.0904934" calcext:value-type="float">
            <text:p>0.0904934</text:p>
          </table:table-cell>
          <table:table-cell office:value-type="float" office:value="0.102724" calcext:value-type="float">
            <text:p>0.102724</text:p>
          </table:table-cell>
          <table:table-cell office:value-type="float" office:value="0.104439" calcext:value-type="float">
            <text:p>0.104439</text:p>
          </table:table-cell>
          <table:table-cell office:value-type="float" office:value="0.110783" calcext:value-type="float">
            <text:p>0.110783</text:p>
          </table:table-cell>
          <table:table-cell office:value-type="float" office:value="0.11079" calcext:value-type="float">
            <text:p>0.11079</text:p>
          </table:table-cell>
        </table:table-row>
        <table:table-row table:style-name="ro1">
          <table:table-cell office:value-type="float" office:value="0.109849" calcext:value-type="float">
            <text:p>0.109849</text:p>
          </table:table-cell>
          <table:table-cell office:value-type="float" office:value="0.109643" calcext:value-type="float">
            <text:p>0.109643</text:p>
          </table:table-cell>
          <table:table-cell office:value-type="float" office:value="0.120102" calcext:value-type="float">
            <text:p>0.120102</text:p>
          </table:table-cell>
          <table:table-cell office:value-type="float" office:value="0.115148" calcext:value-type="float">
            <text:p>0.115148</text:p>
          </table:table-cell>
          <table:table-cell office:value-type="float" office:value="0.227046" calcext:value-type="float">
            <text:p>0.227046</text:p>
          </table:table-cell>
          <table:table-cell office:value-type="float" office:value="0.236619" calcext:value-type="float">
            <text:p>0.236619</text:p>
          </table:table-cell>
          <table:table-cell office:value-type="float" office:value="0.231907" calcext:value-type="float">
            <text:p>0.231907</text:p>
          </table:table-cell>
          <table:table-cell office:value-type="float" office:value="0.240469" calcext:value-type="float">
            <text:p>0.240469</text:p>
          </table:table-cell>
          <table:table-cell office:value-type="float" office:value="0.287324" calcext:value-type="float">
            <text:p>0.287324</text:p>
          </table:table-cell>
          <table:table-cell office:value-type="float" office:value="0.248231" calcext:value-type="float">
            <text:p>0.248231</text:p>
          </table:table-cell>
          <table:table-cell office:value-type="float" office:value="0.0349886" calcext:value-type="float">
            <text:p>0.0349886</text:p>
          </table:table-cell>
          <table:table-cell office:value-type="float" office:value="0.0536868" calcext:value-type="float">
            <text:p>0.0536868</text:p>
          </table:table-cell>
          <table:table-cell office:value-type="float" office:value="0.063644" calcext:value-type="float">
            <text:p>0.063644</text:p>
          </table:table-cell>
          <table:table-cell office:value-type="float" office:value="0.0631577" calcext:value-type="float">
            <text:p>0.0631577</text:p>
          </table:table-cell>
          <table:table-cell office:value-type="float" office:value="0.0749303" calcext:value-type="float">
            <text:p>0.0749303</text:p>
          </table:table-cell>
          <table:table-cell office:value-type="float" office:value="0.0854681" calcext:value-type="float">
            <text:p>0.0854681</text:p>
          </table:table-cell>
          <table:table-cell office:value-type="float" office:value="0.0848023" calcext:value-type="float">
            <text:p>0.0848023</text:p>
          </table:table-cell>
          <table:table-cell office:value-type="float" office:value="0.0956676" calcext:value-type="float">
            <text:p>0.0956676</text:p>
          </table:table-cell>
          <table:table-cell office:value-type="float" office:value="0.0950943" calcext:value-type="float">
            <text:p>0.0950943</text:p>
          </table:table-cell>
          <table:table-cell office:value-type="float" office:value="0.0757879" calcext:value-type="float">
            <text:p>0.0757879</text:p>
          </table:table-cell>
          <table:table-cell office:value-type="float" office:value="0.0745519" calcext:value-type="float">
            <text:p>0.0745519</text:p>
          </table:table-cell>
          <table:table-cell office:value-type="float" office:value="0.0751575" calcext:value-type="float">
            <text:p>0.0751575</text:p>
          </table:table-cell>
          <table:table-cell office:value-type="float" office:value="0.0851701" calcext:value-type="float">
            <text:p>0.0851701</text:p>
          </table:table-cell>
          <table:table-cell office:value-type="float" office:value="0.106243" calcext:value-type="float">
            <text:p>0.106243</text:p>
          </table:table-cell>
          <table:table-cell office:value-type="float" office:value="0.0999977" calcext:value-type="float">
            <text:p>0.0999977</text:p>
          </table:table-cell>
        </table:table-row>
        <table:table-row table:style-name="ro1">
          <table:table-cell office:value-type="float" office:value="0.0995276" calcext:value-type="float">
            <text:p>0.0995276</text:p>
          </table:table-cell>
          <table:table-cell office:value-type="float" office:value="0.0744822" calcext:value-type="float">
            <text:p>0.0744822</text:p>
          </table:table-cell>
          <table:table-cell office:value-type="float" office:value="0.0487558" calcext:value-type="float">
            <text:p>0.0487558</text:p>
          </table:table-cell>
          <table:table-cell office:value-type="float" office:value="0.105868" calcext:value-type="float">
            <text:p>0.105868</text:p>
          </table:table-cell>
          <table:table-cell office:value-type="float" office:value="0.0625788" calcext:value-type="float">
            <text:p>0.0625788</text:p>
          </table:table-cell>
          <table:table-cell office:value-type="float" office:value="0.174829" calcext:value-type="float">
            <text:p>0.174829</text:p>
          </table:table-cell>
          <table:table-cell office:value-type="float" office:value="0.21075" calcext:value-type="float">
            <text:p>0.21075</text:p>
          </table:table-cell>
          <table:table-cell office:value-type="float" office:value="0.174413" calcext:value-type="float">
            <text:p>0.174413</text:p>
          </table:table-cell>
          <table:table-cell office:value-type="float" office:value="0.049409" calcext:value-type="float">
            <text:p>0.049409</text:p>
          </table:table-cell>
          <table:table-cell office:value-type="float" office:value="0.0604172" calcext:value-type="float">
            <text:p>0.0604172</text:p>
          </table:table-cell>
          <table:table-cell office:value-type="float" office:value="0.0792425" calcext:value-type="float">
            <text:p>0.0792425</text:p>
          </table:table-cell>
          <table:table-cell office:value-type="float" office:value="0.067247" calcext:value-type="float">
            <text:p>0.067247</text:p>
          </table:table-cell>
          <table:table-cell office:value-type="float" office:value="0.0775024" calcext:value-type="float">
            <text:p>0.0775024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0864463" calcext:value-type="float">
            <text:p>0.0864463</text:p>
          </table:table-cell>
          <table:table-cell office:value-type="float" office:value="0.0880338" calcext:value-type="float">
            <text:p>0.0880338</text:p>
          </table:table-cell>
          <table:table-cell office:value-type="float" office:value="0.0880865" calcext:value-type="float">
            <text:p>0.0880865</text:p>
          </table:table-cell>
          <table:table-cell office:value-type="float" office:value="0.094507" calcext:value-type="float">
            <text:p>0.094507</text:p>
          </table:table-cell>
          <table:table-cell office:value-type="float" office:value="0.0961803" calcext:value-type="float">
            <text:p>0.0961803</text:p>
          </table:table-cell>
          <table:table-cell office:value-type="float" office:value="0.103889" calcext:value-type="float">
            <text:p>0.103889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109444" calcext:value-type="float">
            <text:p>0.109444</text:p>
          </table:table-cell>
          <table:table-cell office:value-type="float" office:value="0.112712" calcext:value-type="float">
            <text:p>0.112712</text:p>
          </table:table-cell>
          <table:table-cell office:value-type="float" office:value="0.122271" calcext:value-type="float">
            <text:p>0.122271</text:p>
          </table:table-cell>
          <table:table-cell office:value-type="float" office:value="0.118667" calcext:value-type="float">
            <text:p>0.118667</text:p>
          </table:table-cell>
        </table:table-row>
        <table:table-row table:style-name="ro1">
          <table:table-cell office:value-type="float" office:value="0.14779" calcext:value-type="float">
            <text:p>0.14779</text:p>
          </table:table-cell>
          <table:table-cell office:value-type="float" office:value="0.133811" calcext:value-type="float">
            <text:p>0.133811</text:p>
          </table:table-cell>
          <table:table-cell office:value-type="float" office:value="0.143612" calcext:value-type="float">
            <text:p>0.143612</text:p>
          </table:table-cell>
          <table:table-cell office:value-type="float" office:value="0.143527" calcext:value-type="float">
            <text:p>0.143527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143129" calcext:value-type="float">
            <text:p>0.143129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92511" calcext:value-type="float">
            <text:p>0.192511</text:p>
          </table:table-cell>
          <table:table-cell office:value-type="float" office:value="0.152748" calcext:value-type="float">
            <text:p>0.152748</text:p>
          </table:table-cell>
          <table:table-cell office:value-type="float" office:value="0.135945" calcext:value-type="float">
            <text:p>0.135945</text:p>
          </table:table-cell>
          <table:table-cell office:value-type="float" office:value="0.118895" calcext:value-type="float">
            <text:p>0.118895</text:p>
          </table:table-cell>
          <table:table-cell office:value-type="float" office:value="0.149489" calcext:value-type="float">
            <text:p>0.149489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421786" calcext:value-type="float">
            <text:p>0.0421786</text:p>
          </table:table-cell>
          <table:table-cell office:value-type="float" office:value="0.0526562" calcext:value-type="float">
            <text:p>0.0526562</text:p>
          </table:table-cell>
          <table:table-cell office:value-type="float" office:value="0.0638214" calcext:value-type="float">
            <text:p>0.0638214</text:p>
          </table:table-cell>
          <table:table-cell office:value-type="float" office:value="0.0747396" calcext:value-type="float">
            <text:p>0.0747396</text:p>
          </table:table-cell>
          <table:table-cell office:value-type="float" office:value="0.0761676" calcext:value-type="float">
            <text:p>0.0761676</text:p>
          </table:table-cell>
          <table:table-cell office:value-type="float" office:value="0.0866127" calcext:value-type="float">
            <text:p>0.0866127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947265" calcext:value-type="float">
            <text:p>0.0947265</text:p>
          </table:table-cell>
          <table:table-cell office:value-type="float" office:value="0.0948662" calcext:value-type="float">
            <text:p>0.0948662</text:p>
          </table:table-cell>
          <table:table-cell office:value-type="float" office:value="0.0963468" calcext:value-type="float">
            <text:p>0.0963468</text:p>
          </table:table-cell>
          <table:table-cell office:value-type="float" office:value="0.0976386" calcext:value-type="float">
            <text:p>0.0976386</text:p>
          </table:table-cell>
          <table:table-cell office:value-type="float" office:value="0.106505" calcext:value-type="float">
            <text:p>0.106505</text:p>
          </table:table-cell>
        </table:table-row>
        <table:table-row table:style-name="ro1">
          <table:table-cell office:value-type="float" office:value="0.104657" calcext:value-type="float">
            <text:p>0.104657</text:p>
          </table:table-cell>
          <table:table-cell office:value-type="float" office:value="0.132568" calcext:value-type="float">
            <text:p>0.132568</text:p>
          </table:table-cell>
          <table:table-cell office:value-type="float" office:value="0.167086" calcext:value-type="float">
            <text:p>0.167086</text:p>
          </table:table-cell>
          <table:table-cell office:value-type="float" office:value="0.125288" calcext:value-type="float">
            <text:p>0.125288</text:p>
          </table:table-cell>
          <table:table-cell office:value-type="float" office:value="0.123717" calcext:value-type="float">
            <text:p>0.123717</text:p>
          </table:table-cell>
          <table:table-cell office:value-type="float" office:value="0.123434" calcext:value-type="float">
            <text:p>0.123434</text:p>
          </table:table-cell>
          <table:table-cell office:value-type="float" office:value="0.220855" calcext:value-type="float">
            <text:p>0.220855</text:p>
          </table:table-cell>
          <table:table-cell office:value-type="float" office:value="0.227862" calcext:value-type="float">
            <text:p>0.227862</text:p>
          </table:table-cell>
          <table:table-cell office:value-type="float" office:value="0.262765" calcext:value-type="float">
            <text:p>0.262765</text:p>
          </table:table-cell>
          <table:table-cell office:value-type="float" office:value="0.185159" calcext:value-type="float">
            <text:p>0.185159</text:p>
          </table:table-cell>
          <table:table-cell office:value-type="float" office:value="0.183012" calcext:value-type="float">
            <text:p>0.183012</text:p>
          </table:table-cell>
          <table:table-cell office:value-type="float" office:value="0.0414043" calcext:value-type="float">
            <text:p>0.0414043</text:p>
          </table:table-cell>
          <table:table-cell office:value-type="float" office:value="0.0508209" calcext:value-type="float">
            <text:p>0.0508209</text:p>
          </table:table-cell>
          <table:table-cell office:value-type="float" office:value="0.0621653" calcext:value-type="float">
            <text:p>0.0621653</text:p>
          </table:table-cell>
          <table:table-cell office:value-type="float" office:value="0.0663047" calcext:value-type="float">
            <text:p>0.0663047</text:p>
          </table:table-cell>
          <table:table-cell office:value-type="float" office:value="0.0670564" calcext:value-type="float">
            <text:p>0.0670564</text:p>
          </table:table-cell>
          <table:table-cell office:value-type="float" office:value="0.0958836" calcext:value-type="float">
            <text:p>0.0958836</text:p>
          </table:table-cell>
          <table:table-cell office:value-type="float" office:value="0.0880579" calcext:value-type="float">
            <text:p>0.0880579</text:p>
          </table:table-cell>
          <table:table-cell office:value-type="float" office:value="0.0869965" calcext:value-type="float">
            <text:p>0.0869965</text:p>
          </table:table-cell>
          <table:table-cell office:value-type="float" office:value="0.117185" calcext:value-type="float">
            <text:p>0.117185</text:p>
          </table:table-cell>
          <table:table-cell office:value-type="float" office:value="0.101077" calcext:value-type="float">
            <text:p>0.101077</text:p>
          </table:table-cell>
          <table:table-cell office:value-type="float" office:value="0.0972859" calcext:value-type="float">
            <text:p>0.0972859</text:p>
          </table:table-cell>
          <table:table-cell office:value-type="float" office:value="0.0929576" calcext:value-type="float">
            <text:p>0.0929576</text:p>
          </table:table-cell>
          <table:table-cell office:value-type="float" office:value="0.0896906" calcext:value-type="float">
            <text:p>0.0896906</text:p>
          </table:table-cell>
          <table:table-cell office:value-type="float" office:value="0.0988761" calcext:value-type="float">
            <text:p>0.0988761</text:p>
          </table:table-cell>
        </table:table-row>
        <table:table-row table:style-name="ro1">
          <table:table-cell office:value-type="float" office:value="0.0977744" calcext:value-type="float">
            <text:p>0.0977744</text:p>
          </table:table-cell>
          <table:table-cell office:value-type="float" office:value="0.0964333" calcext:value-type="float">
            <text:p>0.0964333</text:p>
          </table:table-cell>
          <table:table-cell office:value-type="float" office:value="0.0934563" calcext:value-type="float">
            <text:p>0.0934563</text:p>
          </table:table-cell>
          <table:table-cell office:value-type="float" office:value="0.129226" calcext:value-type="float">
            <text:p>0.129226</text:p>
          </table:table-cell>
          <table:table-cell office:value-type="float" office:value="0.113803" calcext:value-type="float">
            <text:p>0.113803</text:p>
          </table:table-cell>
          <table:table-cell office:value-type="float" office:value="0.123591" calcext:value-type="float">
            <text:p>0.123591</text:p>
          </table:table-cell>
          <table:table-cell office:value-type="float" office:value="0.0861814" calcext:value-type="float">
            <text:p>0.0861814</text:p>
          </table:table-cell>
          <table:table-cell office:value-type="float" office:value="0.0640316" calcext:value-type="float">
            <text:p>0.0640316</text:p>
          </table:table-cell>
          <table:table-cell office:value-type="float" office:value="0.203249" calcext:value-type="float">
            <text:p>0.203249</text:p>
          </table:table-cell>
          <table:table-cell office:value-type="float" office:value="0.133039" calcext:value-type="float">
            <text:p>0.133039</text:p>
          </table:table-cell>
          <table:table-cell office:value-type="float" office:value="0.106974" calcext:value-type="float">
            <text:p>0.106974</text:p>
          </table:table-cell>
          <table:table-cell office:value-type="float" office:value="0.231746" calcext:value-type="float">
            <text:p>0.231746</text:p>
          </table:table-cell>
          <table:table-cell office:value-type="float" office:value="0.0432026" calcext:value-type="float">
            <text:p>0.0432026</text:p>
          </table:table-cell>
          <table:table-cell office:value-type="float" office:value="0.0539912" calcext:value-type="float">
            <text:p>0.0539912</text:p>
          </table:table-cell>
          <table:table-cell office:value-type="float" office:value="0.0649722" calcext:value-type="float">
            <text:p>0.0649722</text:p>
          </table:table-cell>
          <table:table-cell office:value-type="float" office:value="0.0653043" calcext:value-type="float">
            <text:p>0.0653043</text:p>
          </table:table-cell>
          <table:table-cell office:value-type="float" office:value="0.0710824" calcext:value-type="float">
            <text:p>0.0710824</text:p>
          </table:table-cell>
          <table:table-cell office:value-type="float" office:value="0.0809619" calcext:value-type="float">
            <text:p>0.0809619</text:p>
          </table:table-cell>
          <table:table-cell office:value-type="float" office:value="0.0993767" calcext:value-type="float">
            <text:p>0.0993767</text:p>
          </table:table-cell>
          <table:table-cell office:value-type="float" office:value="0.0969179" calcext:value-type="float">
            <text:p>0.0969179</text:p>
          </table:table-cell>
          <table:table-cell office:value-type="float" office:value="0.0934528" calcext:value-type="float">
            <text:p>0.0934528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03909" calcext:value-type="float">
            <text:p>0.103909</text:p>
          </table:table-cell>
          <table:table-cell office:value-type="float" office:value="0.194049" calcext:value-type="float">
            <text:p>0.194049</text:p>
          </table:table-cell>
          <table:table-cell office:value-type="float" office:value="0.201682" calcext:value-type="float">
            <text:p>0.201682</text:p>
          </table:table-cell>
        </table:table-row>
        <table:table-row table:style-name="ro1">
          <table:table-cell office:value-type="float" office:value="0.201174" calcext:value-type="float">
            <text:p>0.201174</text:p>
          </table:table-cell>
          <table:table-cell office:value-type="float" office:value="0.205853" calcext:value-type="float">
            <text:p>0.205853</text:p>
          </table:table-cell>
          <table:table-cell office:value-type="float" office:value="0.209562" calcext:value-type="float">
            <text:p>0.209562</text:p>
          </table:table-cell>
          <table:table-cell office:value-type="float" office:value="0.210272" calcext:value-type="float">
            <text:p>0.210272</text:p>
          </table:table-cell>
          <table:table-cell office:value-type="float" office:value="0.238221" calcext:value-type="float">
            <text:p>0.238221</text:p>
          </table:table-cell>
          <table:table-cell office:value-type="float" office:value="0.12058" calcext:value-type="float">
            <text:p>0.12058</text:p>
          </table:table-cell>
          <table:table-cell office:value-type="float" office:value="0.169437" calcext:value-type="float">
            <text:p>0.169437</text:p>
          </table:table-cell>
          <table:table-cell office:value-type="float" office:value="0.141413" calcext:value-type="float">
            <text:p>0.141413</text:p>
          </table:table-cell>
          <table:table-cell office:value-type="float" office:value="0.141525" calcext:value-type="float">
            <text:p>0.141525</text:p>
          </table:table-cell>
          <table:table-cell office:value-type="float" office:value="0.141344" calcext:value-type="float">
            <text:p>0.141344</text:p>
          </table:table-cell>
          <table:table-cell office:value-type="float" office:value="0.153249" calcext:value-type="float">
            <text:p>0.153249</text:p>
          </table:table-cell>
          <table:table-cell office:value-type="float" office:value="0.0483592" calcext:value-type="float">
            <text:p>0.0483592</text:p>
          </table:table-cell>
          <table:table-cell office:value-type="float" office:value="0.0468338" calcext:value-type="float">
            <text:p>0.0468338</text:p>
          </table:table-cell>
          <table:table-cell office:value-type="float" office:value="0.0550902" calcext:value-type="float">
            <text:p>0.0550902</text:p>
          </table:table-cell>
          <table:table-cell office:value-type="float" office:value="0.0752942" calcext:value-type="float">
            <text:p>0.0752942</text:p>
          </table:table-cell>
          <table:table-cell office:value-type="float" office:value="0.0689594" calcext:value-type="float">
            <text:p>0.0689594</text:p>
          </table:table-cell>
          <table:table-cell office:value-type="float" office:value="0.0668514" calcext:value-type="float">
            <text:p>0.0668514</text:p>
          </table:table-cell>
          <table:table-cell office:value-type="float" office:value="0.0783007" calcext:value-type="float">
            <text:p>0.0783007</text:p>
          </table:table-cell>
          <table:table-cell office:value-type="float" office:value="0.0766225" calcext:value-type="float">
            <text:p>0.0766225</text:p>
          </table:table-cell>
          <table:table-cell office:value-type="float" office:value="0.0771977" calcext:value-type="float">
            <text:p>0.0771977</text:p>
          </table:table-cell>
          <table:table-cell office:value-type="float" office:value="0.0769796" calcext:value-type="float">
            <text:p>0.0769796</text:p>
          </table:table-cell>
          <table:table-cell office:value-type="float" office:value="0.0798708" calcext:value-type="float">
            <text:p>0.0798708</text:p>
          </table:table-cell>
          <table:table-cell office:value-type="float" office:value="0.0716346" calcext:value-type="float">
            <text:p>0.0716346</text:p>
          </table:table-cell>
          <table:table-cell office:value-type="float" office:value="0.0807234" calcext:value-type="float">
            <text:p>0.0807234</text:p>
          </table:table-cell>
          <table:table-cell office:value-type="float" office:value="0.146384" calcext:value-type="float">
            <text:p>0.146384</text:p>
          </table:table-cell>
        </table:table-row>
        <table:table-row table:style-name="ro1">
          <table:table-cell office:value-type="float" office:value="0.0409893" calcext:value-type="float">
            <text:p>0.0409893</text:p>
          </table:table-cell>
          <table:table-cell office:value-type="float" office:value="0.0538266" calcext:value-type="float">
            <text:p>0.0538266</text:p>
          </table:table-cell>
          <table:table-cell office:value-type="float" office:value="0.0555687" calcext:value-type="float">
            <text:p>0.0555687</text:p>
          </table:table-cell>
          <table:table-cell office:value-type="float" office:value="0.0672047" calcext:value-type="float">
            <text:p>0.0672047</text:p>
          </table:table-cell>
          <table:table-cell office:value-type="float" office:value="0.0677197" calcext:value-type="float">
            <text:p>0.0677197</text:p>
          </table:table-cell>
          <table:table-cell office:value-type="float" office:value="0.0774016" calcext:value-type="float">
            <text:p>0.0774016</text:p>
          </table:table-cell>
          <table:table-cell office:value-type="float" office:value="0.0759982" calcext:value-type="float">
            <text:p>0.0759982</text:p>
          </table:table-cell>
          <table:table-cell office:value-type="float" office:value="0.0748909" calcext:value-type="float">
            <text:p>0.0748909</text:p>
          </table:table-cell>
          <table:table-cell office:value-type="float" office:value="0.0740271" calcext:value-type="float">
            <text:p>0.0740271</text:p>
          </table:table-cell>
          <table:table-cell office:value-type="float" office:value="0.0851534" calcext:value-type="float">
            <text:p>0.0851534</text:p>
          </table:table-cell>
          <table:table-cell office:value-type="float" office:value="0.0753185" calcext:value-type="float">
            <text:p>0.0753185</text:p>
          </table:table-cell>
          <table:table-cell office:value-type="float" office:value="0.185622" calcext:value-type="float">
            <text:p>0.185622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62758" calcext:value-type="float">
            <text:p>0.162758</text:p>
          </table:table-cell>
          <table:table-cell office:value-type="float" office:value="0.169372" calcext:value-type="float">
            <text:p>0.169372</text:p>
          </table:table-cell>
          <table:table-cell office:value-type="float" office:value="0.0374974" calcext:value-type="float">
            <text:p>0.0374974</text:p>
          </table:table-cell>
          <table:table-cell office:value-type="float" office:value="0.0382938" calcext:value-type="float">
            <text:p>0.0382938</text:p>
          </table:table-cell>
          <table:table-cell office:value-type="float" office:value="0.049762" calcext:value-type="float">
            <text:p>0.049762</text:p>
          </table:table-cell>
          <table:table-cell office:value-type="float" office:value="0.0544019" calcext:value-type="float">
            <text:p>0.0544019</text:p>
          </table:table-cell>
          <table:table-cell office:value-type="float" office:value="0.0663849" calcext:value-type="float">
            <text:p>0.0663849</text:p>
          </table:table-cell>
          <table:table-cell office:value-type="float" office:value="0.07662" calcext:value-type="float">
            <text:p>0.07662</text:p>
          </table:table-cell>
          <table:table-cell office:value-type="float" office:value="0.103272" calcext:value-type="float">
            <text:p>0.103272</text:p>
          </table:table-cell>
          <table:table-cell office:value-type="float" office:value="0.0910552" calcext:value-type="float">
            <text:p>0.0910552</text:p>
          </table:table-cell>
          <table:table-cell office:value-type="float" office:value="0.0904549" calcext:value-type="float">
            <text:p>0.0904549</text:p>
          </table:table-cell>
          <table:table-cell office:value-type="float" office:value="0.0897213" calcext:value-type="float">
            <text:p>0.0897213</text:p>
          </table:table-cell>
        </table:table-row>
        <table:table-row table:style-name="ro1">
          <table:table-cell office:value-type="float" office:value="0.097063" calcext:value-type="float">
            <text:p>0.097063</text:p>
          </table:table-cell>
          <table:table-cell office:value-type="float" office:value="0.0938805" calcext:value-type="float">
            <text:p>0.0938805</text:p>
          </table:table-cell>
          <table:table-cell office:value-type="float" office:value="0.0953878" calcext:value-type="float">
            <text:p>0.0953878</text:p>
          </table:table-cell>
          <table:table-cell office:value-type="float" office:value="0.101863" calcext:value-type="float">
            <text:p>0.101863</text:p>
          </table:table-cell>
          <table:table-cell office:value-type="float" office:value="0.100765" calcext:value-type="float">
            <text:p>0.100765</text:p>
          </table:table-cell>
          <table:table-cell office:value-type="float" office:value="0.107885" calcext:value-type="float">
            <text:p>0.107885</text:p>
          </table:table-cell>
          <table:table-cell office:value-type="float" office:value="0.106996" calcext:value-type="float">
            <text:p>0.106996</text:p>
          </table:table-cell>
          <table:table-cell office:value-type="float" office:value="0.113964" calcext:value-type="float">
            <text:p>0.113964</text:p>
          </table:table-cell>
          <table:table-cell office:value-type="float" office:value="0.112363" calcext:value-type="float">
            <text:p>0.112363</text:p>
          </table:table-cell>
          <table:table-cell office:value-type="float" office:value="0.148664" calcext:value-type="float">
            <text:p>0.148664</text:p>
          </table:table-cell>
          <table:table-cell office:value-type="float" office:value="0.0367165" calcext:value-type="float">
            <text:p>0.0367165</text:p>
          </table:table-cell>
          <table:table-cell office:value-type="float" office:value="0.0454646" calcext:value-type="float">
            <text:p>0.0454646</text:p>
          </table:table-cell>
          <table:table-cell office:value-type="float" office:value="0.0575802" calcext:value-type="float">
            <text:p>0.0575802</text:p>
          </table:table-cell>
          <table:table-cell office:value-type="float" office:value="0.066762" calcext:value-type="float">
            <text:p>0.066762</text:p>
          </table:table-cell>
          <table:table-cell office:value-type="float" office:value="0.0676807" calcext:value-type="float">
            <text:p>0.0676807</text:p>
          </table:table-cell>
          <table:table-cell office:value-type="float" office:value="0.0783291" calcext:value-type="float">
            <text:p>0.0783291</text:p>
          </table:table-cell>
          <table:table-cell office:value-type="float" office:value="0.0780814" calcext:value-type="float">
            <text:p>0.0780814</text:p>
          </table:table-cell>
          <table:table-cell office:value-type="float" office:value="0.0884097" calcext:value-type="float">
            <text:p>0.0884097</text:p>
          </table:table-cell>
          <table:table-cell office:value-type="float" office:value="0.0961409" calcext:value-type="float">
            <text:p>0.0961409</text:p>
          </table:table-cell>
          <table:table-cell office:value-type="float" office:value="0.0956934" calcext:value-type="float">
            <text:p>0.0956934</text:p>
          </table:table-cell>
          <table:table-cell office:value-type="float" office:value="0.0918639" calcext:value-type="float">
            <text:p>0.0918639</text:p>
          </table:table-cell>
          <table:table-cell office:value-type="float" office:value="0.117214" calcext:value-type="float">
            <text:p>0.117214</text:p>
          </table:table-cell>
          <table:table-cell office:value-type="float" office:value="0.109218" calcext:value-type="float">
            <text:p>0.109218</text:p>
          </table:table-cell>
          <table:table-cell office:value-type="float" office:value="0.105827" calcext:value-type="float">
            <text:p>0.105827</text:p>
          </table:table-cell>
          <table:table-cell office:value-type="float" office:value="0.131781" calcext:value-type="float">
            <text:p>0.131781</text:p>
          </table:table-cell>
        </table:table-row>
        <table:table-row table:style-name="ro1">
          <table:table-cell office:value-type="float" office:value="0.119627" calcext:value-type="float">
            <text:p>0.119627</text:p>
          </table:table-cell>
          <table:table-cell office:value-type="float" office:value="0.115842" calcext:value-type="float">
            <text:p>0.115842</text:p>
          </table:table-cell>
          <table:table-cell office:value-type="float" office:value="0.11137" calcext:value-type="float">
            <text:p>0.11137</text:p>
          </table:table-cell>
          <table:table-cell office:value-type="float" office:value="0.12092" calcext:value-type="float">
            <text:p>0.12092</text:p>
          </table:table-cell>
          <table:table-cell office:value-type="float" office:value="0.117543" calcext:value-type="float">
            <text:p>0.117543</text:p>
          </table:table-cell>
          <table:table-cell office:value-type="float" office:value="0.0897056" calcext:value-type="float">
            <text:p>0.0897056</text:p>
          </table:table-cell>
          <table:table-cell office:value-type="float" office:value="0.0965197" calcext:value-type="float">
            <text:p>0.0965197</text:p>
          </table:table-cell>
          <table:table-cell office:value-type="float" office:value="0.146151" calcext:value-type="float">
            <text:p>0.146151</text:p>
          </table:table-cell>
          <table:table-cell office:value-type="float" office:value="0.0908695" calcext:value-type="float">
            <text:p>0.0908695</text:p>
          </table:table-cell>
          <table:table-cell office:value-type="float" office:value="0.123302" calcext:value-type="float">
            <text:p>0.123302</text:p>
          </table:table-cell>
          <table:table-cell office:value-type="float" office:value="0.155104" calcext:value-type="float">
            <text:p>0.155104</text:p>
          </table:table-cell>
          <table:table-cell office:value-type="float" office:value="0.040004" calcext:value-type="float">
            <text:p>0.040004</text:p>
          </table:table-cell>
          <table:table-cell office:value-type="float" office:value="0.0492468" calcext:value-type="float">
            <text:p>0.0492468</text:p>
          </table:table-cell>
          <table:table-cell office:value-type="float" office:value="0.0460237" calcext:value-type="float">
            <text:p>0.0460237</text:p>
          </table:table-cell>
          <table:table-cell office:value-type="float" office:value="0.0569948" calcext:value-type="float">
            <text:p>0.0569948</text:p>
          </table:table-cell>
          <table:table-cell office:value-type="float" office:value="0.0538917" calcext:value-type="float">
            <text:p>0.0538917</text:p>
          </table:table-cell>
          <table:table-cell office:value-type="float" office:value="0.0630976" calcext:value-type="float">
            <text:p>0.0630976</text:p>
          </table:table-cell>
          <table:table-cell office:value-type="float" office:value="0.072551" calcext:value-type="float">
            <text:p>0.072551</text:p>
          </table:table-cell>
          <table:table-cell office:value-type="float" office:value="0.0813341" calcext:value-type="float">
            <text:p>0.0813341</text:p>
          </table:table-cell>
          <table:table-cell office:value-type="float" office:value="0.0774837" calcext:value-type="float">
            <text:p>0.0774837</text:p>
          </table:table-cell>
          <table:table-cell office:value-type="float" office:value="0.0783571" calcext:value-type="float">
            <text:p>0.0783571</text:p>
          </table:table-cell>
          <table:table-cell office:value-type="float" office:value="0.0874698" calcext:value-type="float">
            <text:p>0.0874698</text:p>
          </table:table-cell>
          <table:table-cell office:value-type="float" office:value="0.0954146" calcext:value-type="float">
            <text:p>0.0954146</text:p>
          </table:table-cell>
          <table:table-cell office:value-type="float" office:value="0.0981209" calcext:value-type="float">
            <text:p>0.0981209</text:p>
          </table:table-cell>
          <table:table-cell office:value-type="float" office:value="0.0967813" calcext:value-type="float">
            <text:p>0.0967813</text:p>
          </table:table-cell>
        </table:table-row>
        <table:table-row table:style-name="ro1">
          <table:table-cell office:value-type="float" office:value="0.0929782" calcext:value-type="float">
            <text:p>0.0929782</text:p>
          </table:table-cell>
          <table:table-cell office:value-type="float" office:value="0.119383" calcext:value-type="float">
            <text:p>0.119383</text:p>
          </table:table-cell>
          <table:table-cell office:value-type="float" office:value="0.097194" calcext:value-type="float">
            <text:p>0.097194</text:p>
          </table:table-cell>
          <table:table-cell office:value-type="float" office:value="0.10266" calcext:value-type="float">
            <text:p>0.10266</text:p>
          </table:table-cell>
          <table:table-cell office:value-type="float" office:value="0.0993081" calcext:value-type="float">
            <text:p>0.0993081</text:p>
          </table:table-cell>
          <table:table-cell office:value-type="float" office:value="0.136618" calcext:value-type="float">
            <text:p>0.136618</text:p>
          </table:table-cell>
          <table:table-cell office:value-type="float" office:value="0.0999211" calcext:value-type="float">
            <text:p>0.0999211</text:p>
          </table:table-cell>
          <table:table-cell office:value-type="float" office:value="0.104933" calcext:value-type="float">
            <text:p>0.104933</text:p>
          </table:table-cell>
          <table:table-cell office:value-type="float" office:value="0.167933" calcext:value-type="float">
            <text:p>0.167933</text:p>
          </table:table-cell>
          <table:table-cell office:value-type="float" office:value="0.0626822" calcext:value-type="float">
            <text:p>0.0626822</text:p>
          </table:table-cell>
          <table:table-cell office:value-type="float" office:value="0.053944" calcext:value-type="float">
            <text:p>0.053944</text:p>
          </table:table-cell>
          <table:table-cell office:value-type="float" office:value="0.0582381" calcext:value-type="float">
            <text:p>0.0582381</text:p>
          </table:table-cell>
          <table:table-cell office:value-type="float" office:value="0.0691031" calcext:value-type="float">
            <text:p>0.0691031</text:p>
          </table:table-cell>
          <table:table-cell office:value-type="float" office:value="0.0901796" calcext:value-type="float">
            <text:p>0.0901796</text:p>
          </table:table-cell>
          <table:table-cell office:value-type="float" office:value="0.0881355" calcext:value-type="float">
            <text:p>0.0881355</text:p>
          </table:table-cell>
          <table:table-cell office:value-type="float" office:value="0.0889309" calcext:value-type="float">
            <text:p>0.0889309</text:p>
          </table:table-cell>
          <table:table-cell office:value-type="float" office:value="0.0988578" calcext:value-type="float">
            <text:p>0.0988578</text:p>
          </table:table-cell>
          <table:table-cell office:value-type="float" office:value="0.0981404" calcext:value-type="float">
            <text:p>0.0981404</text:p>
          </table:table-cell>
          <table:table-cell office:value-type="float" office:value="0.0971621" calcext:value-type="float">
            <text:p>0.0971621</text:p>
          </table:table-cell>
          <table:table-cell office:value-type="float" office:value="0.106223" calcext:value-type="float">
            <text:p>0.106223</text:p>
          </table:table-cell>
          <table:table-cell office:value-type="float" office:value="0.104227" calcext:value-type="float">
            <text:p>0.104227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0.109395" calcext:value-type="float">
            <text:p>0.109395</text:p>
          </table:table-cell>
          <table:table-cell office:value-type="float" office:value="0.118277" calcext:value-type="float">
            <text:p>0.118277</text:p>
          </table:table-cell>
          <table:table-cell office:value-type="float" office:value="0.116691" calcext:value-type="float">
            <text:p>0.116691</text:p>
          </table:table-cell>
        </table:table-row>
        <table:table-row table:style-name="ro1">
          <table:table-cell office:value-type="float" office:value="0.127491" calcext:value-type="float">
            <text:p>0.127491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153124" calcext:value-type="float">
            <text:p>0.153124</text:p>
          </table:table-cell>
          <table:table-cell office:value-type="float" office:value="0.179643" calcext:value-type="float">
            <text:p>0.179643</text:p>
          </table:table-cell>
          <table:table-cell office:value-type="float" office:value="0.188717" calcext:value-type="float">
            <text:p>0.188717</text:p>
          </table:table-cell>
          <table:table-cell office:value-type="float" office:value="0.171026" calcext:value-type="float">
            <text:p>0.171026</text:p>
          </table:table-cell>
          <table:table-cell office:value-type="float" office:value="0.180632" calcext:value-type="float">
            <text:p>0.180632</text:p>
          </table:table-cell>
          <table:table-cell office:value-type="float" office:value="0.176941" calcext:value-type="float">
            <text:p>0.176941</text:p>
          </table:table-cell>
          <table:table-cell office:value-type="float" office:value="0.162589" calcext:value-type="float">
            <text:p>0.162589</text:p>
          </table:table-cell>
          <table:table-cell office:value-type="float" office:value="0.263984" calcext:value-type="float">
            <text:p>0.263984</text:p>
          </table:table-cell>
          <table:table-cell office:value-type="float" office:value="0.174908" calcext:value-type="float">
            <text:p>0.174908</text:p>
          </table:table-cell>
          <table:table-cell office:value-type="float" office:value="0.247635" calcext:value-type="float">
            <text:p>0.247635</text:p>
          </table:table-cell>
          <table:table-cell office:value-type="float" office:value="0.176698" calcext:value-type="float">
            <text:p>0.176698</text:p>
          </table:table-cell>
          <table:table-cell office:value-type="float" office:value="0.0376926" calcext:value-type="float">
            <text:p>0.0376926</text:p>
          </table:table-cell>
          <table:table-cell office:value-type="float" office:value="0.0467634" calcext:value-type="float">
            <text:p>0.0467634</text:p>
          </table:table-cell>
          <table:table-cell office:value-type="float" office:value="0.0574612" calcext:value-type="float">
            <text:p>0.0574612</text:p>
          </table:table-cell>
          <table:table-cell office:value-type="float" office:value="0.0582032" calcext:value-type="float">
            <text:p>0.0582032</text:p>
          </table:table-cell>
          <table:table-cell office:value-type="float" office:value="0.0736981" calcext:value-type="float">
            <text:p>0.0736981</text:p>
          </table:table-cell>
          <table:table-cell office:value-type="float" office:value="0.0806079" calcext:value-type="float">
            <text:p>0.0806079</text:p>
          </table:table-cell>
          <table:table-cell office:value-type="float" office:value="0.0822366" calcext:value-type="float">
            <text:p>0.0822366</text:p>
          </table:table-cell>
          <table:table-cell office:value-type="float" office:value="0.110469" calcext:value-type="float">
            <text:p>0.110469</text:p>
          </table:table-cell>
          <table:table-cell office:value-type="float" office:value="0.101656" calcext:value-type="float">
            <text:p>0.101656</text:p>
          </table:table-cell>
          <table:table-cell office:value-type="float" office:value="0.101081" calcext:value-type="float">
            <text:p>0.101081</text:p>
          </table:table-cell>
          <table:table-cell office:value-type="float" office:value="0.107158" calcext:value-type="float">
            <text:p>0.107158</text:p>
          </table:table-cell>
          <table:table-cell office:value-type="float" office:value="0.109153" calcext:value-type="float">
            <text:p>0.109153</text:p>
          </table:table-cell>
        </table:table-row>
        <table:table-row table:style-name="ro1">
          <table:table-cell office:value-type="float" office:value="0.104475" calcext:value-type="float">
            <text:p>0.104475</text:p>
          </table:table-cell>
          <table:table-cell office:value-type="float" office:value="0.108141" calcext:value-type="float">
            <text:p>0.108141</text:p>
          </table:table-cell>
          <table:table-cell office:value-type="float" office:value="0.135601" calcext:value-type="float">
            <text:p>0.135601</text:p>
          </table:table-cell>
          <table:table-cell office:value-type="float" office:value="0.0838989" calcext:value-type="float">
            <text:p>0.0838989</text:p>
          </table:table-cell>
          <table:table-cell office:value-type="float" office:value="0.164783" calcext:value-type="float">
            <text:p>0.164783</text:p>
          </table:table-cell>
          <table:table-cell office:value-type="float" office:value="0.0970817" calcext:value-type="float">
            <text:p>0.0970817</text:p>
          </table:table-cell>
          <table:table-cell office:value-type="float" office:value="0.0969348" calcext:value-type="float">
            <text:p>0.0969348</text:p>
          </table:table-cell>
          <table:table-cell office:value-type="float" office:value="0.135551" calcext:value-type="float">
            <text:p>0.135551</text:p>
          </table:table-cell>
          <table:table-cell office:value-type="float" office:value="0.175617" calcext:value-type="float">
            <text:p>0.175617</text:p>
          </table:table-cell>
          <table:table-cell office:value-type="float" office:value="0.109881" calcext:value-type="float">
            <text:p>0.109881</text:p>
          </table:table-cell>
          <table:table-cell office:value-type="float" office:value="0.189623" calcext:value-type="float">
            <text:p>0.189623</text:p>
          </table:table-cell>
          <table:table-cell office:value-type="float" office:value="0.102426" calcext:value-type="float">
            <text:p>0.102426</text:p>
          </table:table-cell>
          <table:table-cell office:value-type="float" office:value="0.0804643" calcext:value-type="float">
            <text:p>0.0804643</text:p>
          </table:table-cell>
          <table:table-cell office:value-type="float" office:value="0.139068" calcext:value-type="float">
            <text:p>0.139068</text:p>
          </table:table-cell>
          <table:table-cell office:value-type="float" office:value="0.11178" calcext:value-type="float">
            <text:p>0.11178</text:p>
          </table:table-cell>
          <table:table-cell office:value-type="float" office:value="0.0946169" calcext:value-type="float">
            <text:p>0.0946169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0366557" calcext:value-type="float">
            <text:p>0.0366557</text:p>
          </table:table-cell>
          <table:table-cell office:value-type="float" office:value="0.048017" calcext:value-type="float">
            <text:p>0.048017</text:p>
          </table:table-cell>
          <table:table-cell office:value-type="float" office:value="0.160281" calcext:value-type="float">
            <text:p>0.160281</text:p>
          </table:table-cell>
          <table:table-cell office:value-type="float" office:value="0.157903" calcext:value-type="float">
            <text:p>0.157903</text:p>
          </table:table-cell>
          <table:table-cell office:value-type="float" office:value="0.166566" calcext:value-type="float">
            <text:p>0.166566</text:p>
          </table:table-cell>
          <table:table-cell office:value-type="float" office:value="0.166983" calcext:value-type="float">
            <text:p>0.166983</text:p>
          </table:table-cell>
          <table:table-cell office:value-type="float" office:value="0.16612" calcext:value-type="float">
            <text:p>0.16612</text:p>
          </table:table-cell>
          <table:table-cell office:value-type="float" office:value="0.169688" calcext:value-type="float">
            <text:p>0.169688</text:p>
          </table:table-cell>
        </table:table-row>
        <table:table-row table:style-name="ro1">
          <table:table-cell office:value-type="float" office:value="0.069164" calcext:value-type="float">
            <text:p>0.069164</text:p>
          </table:table-cell>
          <table:table-cell office:value-type="float" office:value="0.0342112" calcext:value-type="float">
            <text:p>0.0342112</text:p>
          </table:table-cell>
          <table:table-cell office:value-type="float" office:value="0.0852451" calcext:value-type="float">
            <text:p>0.0852451</text:p>
          </table:table-cell>
          <table:table-cell office:value-type="float" office:value="0.038008" calcext:value-type="float">
            <text:p>0.038008</text:p>
          </table:table-cell>
          <table:table-cell office:value-type="float" office:value="0.0464931" calcext:value-type="float">
            <text:p>0.0464931</text:p>
          </table:table-cell>
          <table:table-cell office:value-type="float" office:value="0.046961" calcext:value-type="float">
            <text:p>0.046961</text:p>
          </table:table-cell>
          <table:table-cell office:value-type="float" office:value="0.0374971" calcext:value-type="float">
            <text:p>0.0374971</text:p>
          </table:table-cell>
          <table:table-cell office:value-type="float" office:value="0.0930778" calcext:value-type="float">
            <text:p>0.0930778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570975" calcext:value-type="float">
            <text:p>0.0570975</text:p>
          </table:table-cell>
          <table:table-cell office:value-type="float" office:value="0.0651086" calcext:value-type="float">
            <text:p>0.0651086</text:p>
          </table:table-cell>
          <table:table-cell office:value-type="float" office:value="0.0600654" calcext:value-type="float">
            <text:p>0.0600654</text:p>
          </table:table-cell>
          <table:table-cell office:value-type="float" office:value="0.0553388" calcext:value-type="float">
            <text:p>0.0553388</text:p>
          </table:table-cell>
          <table:table-cell office:value-type="float" office:value="0.0809164" calcext:value-type="float">
            <text:p>0.0809164</text:p>
          </table:table-cell>
          <table:table-cell office:value-type="float" office:value="0.080153" calcext:value-type="float">
            <text:p>0.080153</text:p>
          </table:table-cell>
          <table:table-cell office:value-type="float" office:value="0.0524761" calcext:value-type="float">
            <text:p>0.0524761</text:p>
          </table:table-cell>
          <table:table-cell office:value-type="float" office:value="0.0511687" calcext:value-type="float">
            <text:p>0.0511687</text:p>
          </table:table-cell>
          <table:table-cell office:value-type="float" office:value="0.0532778" calcext:value-type="float">
            <text:p>0.0532778</text:p>
          </table:table-cell>
          <table:table-cell office:value-type="float" office:value="0.0518533" calcext:value-type="float">
            <text:p>0.0518533</text:p>
          </table:table-cell>
          <table:table-cell office:value-type="float" office:value="0.0502384" calcext:value-type="float">
            <text:p>0.0502384</text:p>
          </table:table-cell>
          <table:table-cell office:value-type="float" office:value="0.0535293" calcext:value-type="float">
            <text:p>0.0535293</text:p>
          </table:table-cell>
          <table:table-cell office:value-type="float" office:value="0.0819082" calcext:value-type="float">
            <text:p>0.0819082</text:p>
          </table:table-cell>
          <table:table-cell office:value-type="float" office:value="0.0599045" calcext:value-type="float">
            <text:p>0.0599045</text:p>
          </table:table-cell>
          <table:table-cell office:value-type="float" office:value="0.0529564" calcext:value-type="float">
            <text:p>0.0529564</text:p>
          </table:table-cell>
          <table:table-cell office:value-type="float" office:value="0.0622297" calcext:value-type="float">
            <text:p>0.0622297</text:p>
          </table:table-cell>
        </table:table-row>
        <table:table-row table:style-name="ro1">
          <table:table-cell office:value-type="float" office:value="0.0563229" calcext:value-type="float">
            <text:p>0.0563229</text:p>
          </table:table-cell>
          <table:table-cell office:value-type="float" office:value="0.056824" calcext:value-type="float">
            <text:p>0.056824</text:p>
          </table:table-cell>
          <table:table-cell office:value-type="float" office:value="0.0519936" calcext:value-type="float">
            <text:p>0.0519936</text:p>
          </table:table-cell>
          <table:table-cell office:value-type="float" office:value="0.0617914" calcext:value-type="float">
            <text:p>0.0617914</text:p>
          </table:table-cell>
          <table:table-cell office:value-type="float" office:value="0.0587215" calcext:value-type="float">
            <text:p>0.0587215</text:p>
          </table:table-cell>
          <table:table-cell office:value-type="float" office:value="0.0626799" calcext:value-type="float">
            <text:p>0.0626799</text:p>
          </table:table-cell>
          <table:table-cell office:value-type="float" office:value="0.069052" calcext:value-type="float">
            <text:p>0.069052</text:p>
          </table:table-cell>
          <table:table-cell office:value-type="float" office:value="0.0754208" calcext:value-type="float">
            <text:p>0.0754208</text:p>
          </table:table-cell>
          <table:table-cell office:value-type="float" office:value="0.0764992" calcext:value-type="float">
            <text:p>0.0764992</text:p>
          </table:table-cell>
          <table:table-cell office:value-type="float" office:value="0.0683438" calcext:value-type="float">
            <text:p>0.0683438</text:p>
          </table:table-cell>
          <table:table-cell office:value-type="float" office:value="0.0695156" calcext:value-type="float">
            <text:p>0.0695156</text:p>
          </table:table-cell>
          <table:table-cell office:value-type="float" office:value="0.0694687" calcext:value-type="float">
            <text:p>0.0694687</text:p>
          </table:table-cell>
          <table:table-cell office:value-type="float" office:value="0.17184" calcext:value-type="float">
            <text:p>0.17184</text:p>
          </table:table-cell>
          <table:table-cell office:value-type="float" office:value="0.0653663" calcext:value-type="float">
            <text:p>0.0653663</text:p>
          </table:table-cell>
          <table:table-cell office:value-type="float" office:value="0.0624514" calcext:value-type="float">
            <text:p>0.0624514</text:p>
          </table:table-cell>
          <table:table-cell office:value-type="float" office:value="0.110912" calcext:value-type="float">
            <text:p>0.110912</text:p>
          </table:table-cell>
          <table:table-cell office:value-type="float" office:value="0.095027" calcext:value-type="float">
            <text:p>0.095027</text:p>
          </table:table-cell>
          <table:table-cell office:value-type="float" office:value="0.108614" calcext:value-type="float">
            <text:p>0.108614</text:p>
          </table:table-cell>
          <table:table-cell office:value-type="float" office:value="0.0731958" calcext:value-type="float">
            <text:p>0.0731958</text:p>
          </table:table-cell>
          <table:table-cell office:value-type="float" office:value="0.139166" calcext:value-type="float">
            <text:p>0.139166</text:p>
          </table:table-cell>
          <table:table-cell office:value-type="float" office:value="0.0403407" calcext:value-type="float">
            <text:p>0.0403407</text:p>
          </table:table-cell>
          <table:table-cell office:value-type="float" office:value="0.0501614" calcext:value-type="float">
            <text:p>0.0501614</text:p>
          </table:table-cell>
          <table:table-cell office:value-type="float" office:value="0.0651826" calcext:value-type="float">
            <text:p>0.0651826</text:p>
          </table:table-cell>
          <table:table-cell office:value-type="float" office:value="0.0654825" calcext:value-type="float">
            <text:p>0.0654825</text:p>
          </table:table-cell>
          <table:table-cell office:value-type="float" office:value="0.0454875" calcext:value-type="float">
            <text:p>0.0454875</text:p>
          </table:table-cell>
        </table:table-row>
        <table:table-row table:style-name="ro1">
          <table:table-cell office:value-type="float" office:value="0.0443931" calcext:value-type="float">
            <text:p>0.0443931</text:p>
          </table:table-cell>
          <table:table-cell office:value-type="float" office:value="0.0524138" calcext:value-type="float">
            <text:p>0.0524138</text:p>
          </table:table-cell>
          <table:table-cell office:value-type="float" office:value="0.060775" calcext:value-type="float">
            <text:p>0.060775</text:p>
          </table:table-cell>
          <table:table-cell office:value-type="float" office:value="0.0660509" calcext:value-type="float">
            <text:p>0.0660509</text:p>
          </table:table-cell>
          <table:table-cell office:value-type="float" office:value="0.0739623" calcext:value-type="float">
            <text:p>0.0739623</text:p>
          </table:table-cell>
          <table:table-cell office:value-type="float" office:value="0.0713889" calcext:value-type="float">
            <text:p>0.0713889</text:p>
          </table:table-cell>
          <table:table-cell office:value-type="float" office:value="0.0820093" calcext:value-type="float">
            <text:p>0.0820093</text:p>
          </table:table-cell>
          <table:table-cell office:value-type="float" office:value="0.0784099" calcext:value-type="float">
            <text:p>0.0784099</text:p>
          </table:table-cell>
          <table:table-cell office:value-type="float" office:value="0.0820532" calcext:value-type="float">
            <text:p>0.0820532</text:p>
          </table:table-cell>
          <table:table-cell office:value-type="float" office:value="0.0611842" calcext:value-type="float">
            <text:p>0.0611842</text:p>
          </table:table-cell>
          <table:table-cell office:value-type="float" office:value="0.060977" calcext:value-type="float">
            <text:p>0.060977</text:p>
          </table:table-cell>
          <table:table-cell office:value-type="float" office:value="0.0588575" calcext:value-type="float">
            <text:p>0.0588575</text:p>
          </table:table-cell>
          <table:table-cell office:value-type="float" office:value="0.0699357" calcext:value-type="float">
            <text:p>0.0699357</text:p>
          </table:table-cell>
          <table:table-cell office:value-type="float" office:value="0.0547268" calcext:value-type="float">
            <text:p>0.0547268</text:p>
          </table:table-cell>
          <table:table-cell office:value-type="float" office:value="0.142005" calcext:value-type="float">
            <text:p>0.142005</text:p>
          </table:table-cell>
          <table:table-cell office:value-type="float" office:value="0.0511768" calcext:value-type="float">
            <text:p>0.0511768</text:p>
          </table:table-cell>
          <table:table-cell office:value-type="float" office:value="0.0531233" calcext:value-type="float">
            <text:p>0.0531233</text:p>
          </table:table-cell>
          <table:table-cell office:value-type="float" office:value="0.0642631" calcext:value-type="float">
            <text:p>0.0642631</text:p>
          </table:table-cell>
          <table:table-cell office:value-type="float" office:value="0.0615916" calcext:value-type="float">
            <text:p>0.0615916</text:p>
          </table:table-cell>
          <table:table-cell office:value-type="float" office:value="0.0707209" calcext:value-type="float">
            <text:p>0.0707209</text:p>
          </table:table-cell>
          <table:table-cell office:value-type="float" office:value="0.0721635" calcext:value-type="float">
            <text:p>0.0721635</text:p>
          </table:table-cell>
          <table:table-cell office:value-type="float" office:value="0.0799896" calcext:value-type="float">
            <text:p>0.0799896</text:p>
          </table:table-cell>
          <table:table-cell office:value-type="float" office:value="0.0894056" calcext:value-type="float">
            <text:p>0.0894056</text:p>
          </table:table-cell>
          <table:table-cell office:value-type="float" office:value="0.0896657" calcext:value-type="float">
            <text:p>0.0896657</text:p>
          </table:table-cell>
          <table:table-cell office:value-type="float" office:value="0.0983892" calcext:value-type="float">
            <text:p>0.0983892</text:p>
          </table:table-cell>
        </table:table-row>
        <table:table-row table:style-name="ro1">
          <table:table-cell office:value-type="float" office:value="0.0985339" calcext:value-type="float">
            <text:p>0.0985339</text:p>
          </table:table-cell>
          <table:table-cell office:value-type="float" office:value="0.104359" calcext:value-type="float">
            <text:p>0.104359</text:p>
          </table:table-cell>
          <table:table-cell office:value-type="float" office:value="0.0765533" calcext:value-type="float">
            <text:p>0.0765533</text:p>
          </table:table-cell>
          <table:table-cell office:value-type="float" office:value="0.0837591" calcext:value-type="float">
            <text:p>0.0837591</text:p>
          </table:table-cell>
          <table:table-cell office:value-type="float" office:value="0.0819686" calcext:value-type="float">
            <text:p>0.0819686</text:p>
          </table:table-cell>
          <table:table-cell office:value-type="float" office:value="0.142619" calcext:value-type="float">
            <text:p>0.142619</text:p>
          </table:table-cell>
          <table:table-cell office:value-type="float" office:value="0.0918129" calcext:value-type="float">
            <text:p>0.0918129</text:p>
          </table:table-cell>
          <table:table-cell office:value-type="float" office:value="0.0763687" calcext:value-type="float">
            <text:p>0.0763687</text:p>
          </table:table-cell>
          <table:table-cell office:value-type="float" office:value="0.0794301" calcext:value-type="float">
            <text:p>0.0794301</text:p>
          </table:table-cell>
          <table:table-cell office:value-type="float" office:value="0.140728" calcext:value-type="float">
            <text:p>0.140728</text:p>
          </table:table-cell>
          <table:table-cell office:value-type="float" office:value="0.226449" calcext:value-type="float">
            <text:p>0.226449</text:p>
          </table:table-cell>
          <table:table-cell office:value-type="float" office:value="0.186978" calcext:value-type="float">
            <text:p>0.186978</text:p>
          </table:table-cell>
          <table:table-cell office:value-type="float" office:value="0.229293" calcext:value-type="float">
            <text:p>0.229293</text:p>
          </table:table-cell>
          <table:table-cell office:value-type="float" office:value="0.0363058" calcext:value-type="float">
            <text:p>0.0363058</text:p>
          </table:table-cell>
          <table:table-cell office:value-type="float" office:value="0.0467799" calcext:value-type="float">
            <text:p>0.0467799</text:p>
          </table:table-cell>
          <table:table-cell office:value-type="float" office:value="0.0585793" calcext:value-type="float">
            <text:p>0.0585793</text:p>
          </table:table-cell>
          <table:table-cell office:value-type="float" office:value="0.0659785" calcext:value-type="float">
            <text:p>0.0659785</text:p>
          </table:table-cell>
          <table:table-cell office:value-type="float" office:value="0.0659261" calcext:value-type="float">
            <text:p>0.0659261</text:p>
          </table:table-cell>
          <table:table-cell office:value-type="float" office:value="0.0762106" calcext:value-type="float">
            <text:p>0.0762106</text:p>
          </table:table-cell>
          <table:table-cell office:value-type="float" office:value="0.0860483" calcext:value-type="float">
            <text:p>0.0860483</text:p>
          </table:table-cell>
          <table:table-cell office:value-type="float" office:value="0.0971168" calcext:value-type="float">
            <text:p>0.0971168</text:p>
          </table:table-cell>
          <table:table-cell office:value-type="float" office:value="0.0942047" calcext:value-type="float">
            <text:p>0.0942047</text:p>
          </table:table-cell>
          <table:table-cell office:value-type="float" office:value="0.104858" calcext:value-type="float">
            <text:p>0.104858</text:p>
          </table:table-cell>
          <table:table-cell office:value-type="float" office:value="0.105786" calcext:value-type="float">
            <text:p>0.105786</text:p>
          </table:table-cell>
          <table:table-cell office:value-type="float" office:value="0.106579" calcext:value-type="float">
            <text:p>0.106579</text:p>
          </table:table-cell>
        </table:table-row>
        <table:table-row table:style-name="ro1">
          <table:table-cell office:value-type="float" office:value="0.134394" calcext:value-type="float">
            <text:p>0.134394</text:p>
          </table:table-cell>
          <table:table-cell office:value-type="float" office:value="0.11966" calcext:value-type="float">
            <text:p>0.11966</text:p>
          </table:table-cell>
          <table:table-cell office:value-type="float" office:value="0.119926" calcext:value-type="float">
            <text:p>0.1199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8481" calcext:value-type="float">
            <text:p>0.138481</text:p>
          </table:table-cell>
          <table:table-cell office:value-type="float" office:value="0.138555" calcext:value-type="float">
            <text:p>0.138555</text:p>
          </table:table-cell>
          <table:table-cell office:value-type="float" office:value="0.137109" calcext:value-type="float">
            <text:p>0.137109</text:p>
          </table:table-cell>
          <table:table-cell office:value-type="float" office:value="0.143457" calcext:value-type="float">
            <text:p>0.143457</text:p>
          </table:table-cell>
          <table:table-cell office:value-type="float" office:value="0.138704" calcext:value-type="float">
            <text:p>0.138704</text:p>
          </table:table-cell>
          <table:table-cell office:value-type="float" office:value="0.141146" calcext:value-type="float">
            <text:p>0.141146</text:p>
          </table:table-cell>
          <table:table-cell office:value-type="float" office:value="0.225374" calcext:value-type="float">
            <text:p>0.225374</text:p>
          </table:table-cell>
          <table:table-cell office:value-type="float" office:value="0.0346713" calcext:value-type="float">
            <text:p>0.0346713</text:p>
          </table:table-cell>
          <table:table-cell office:value-type="float" office:value="0.0557666" calcext:value-type="float">
            <text:p>0.0557666</text:p>
          </table:table-cell>
          <table:table-cell office:value-type="float" office:value="0.0669254" calcext:value-type="float">
            <text:p>0.0669254</text:p>
          </table:table-cell>
          <table:table-cell office:value-type="float" office:value="0.0677335" calcext:value-type="float">
            <text:p>0.0677335</text:p>
          </table:table-cell>
          <table:table-cell office:value-type="float" office:value="0.0664047" calcext:value-type="float">
            <text:p>0.0664047</text:p>
          </table:table-cell>
          <table:table-cell office:value-type="float" office:value="0.0783962" calcext:value-type="float">
            <text:p>0.0783962</text:p>
          </table:table-cell>
          <table:table-cell office:value-type="float" office:value="0.088458" calcext:value-type="float">
            <text:p>0.088458</text:p>
          </table:table-cell>
          <table:table-cell office:value-type="float" office:value="0.0857585" calcext:value-type="float">
            <text:p>0.0857585</text:p>
          </table:table-cell>
          <table:table-cell office:value-type="float" office:value="0.0946923" calcext:value-type="float">
            <text:p>0.0946923</text:p>
          </table:table-cell>
          <table:table-cell office:value-type="float" office:value="0.145363" calcext:value-type="float">
            <text:p>0.145363</text:p>
          </table:table-cell>
          <table:table-cell office:value-type="float" office:value="0.102369" calcext:value-type="float">
            <text:p>0.102369</text:p>
          </table:table-cell>
          <table:table-cell office:value-type="float" office:value="0.112171" calcext:value-type="float">
            <text:p>0.112171</text:p>
          </table:table-cell>
          <table:table-cell office:value-type="float" office:value="0.103854" calcext:value-type="float">
            <text:p>0.103854</text:p>
          </table:table-cell>
          <table:table-cell office:value-type="float" office:value="0.104265" calcext:value-type="float">
            <text:p>0.104265</text:p>
          </table:table-cell>
        </table:table-row>
        <table:table-row table:style-name="ro1">
          <table:table-cell office:value-type="float" office:value="0.115612" calcext:value-type="float">
            <text:p>0.115612</text:p>
          </table:table-cell>
          <table:table-cell office:value-type="float" office:value="0.116658" calcext:value-type="float">
            <text:p>0.116658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125335" calcext:value-type="float">
            <text:p>0.125335</text:p>
          </table:table-cell>
          <table:table-cell office:value-type="float" office:value="0.122607" calcext:value-type="float">
            <text:p>0.122607</text:p>
          </table:table-cell>
          <table:table-cell office:value-type="float" office:value="0.124753" calcext:value-type="float">
            <text:p>0.124753</text:p>
          </table:table-cell>
          <table:table-cell office:value-type="float" office:value="0.122767" calcext:value-type="float">
            <text:p>0.122767</text:p>
          </table:table-cell>
          <table:table-cell office:value-type="float" office:value="0.128024" calcext:value-type="float">
            <text:p>0.128024</text:p>
          </table:table-cell>
          <table:table-cell office:value-type="float" office:value="0.136564" calcext:value-type="float">
            <text:p>0.136564</text:p>
          </table:table-cell>
          <table:table-cell office:value-type="float" office:value="0.121166" calcext:value-type="float">
            <text:p>0.121166</text:p>
          </table:table-cell>
          <table:table-cell office:value-type="float" office:value="0.114852" calcext:value-type="float">
            <text:p>0.114852</text:p>
          </table:table-cell>
          <table:table-cell office:value-type="float" office:value="0.111471" calcext:value-type="float">
            <text:p>0.111471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175149" calcext:value-type="float">
            <text:p>0.175149</text:p>
          </table:table-cell>
          <table:table-cell office:value-type="float" office:value="0.046122" calcext:value-type="float">
            <text:p>0.046122</text:p>
          </table:table-cell>
          <table:table-cell office:value-type="float" office:value="0.0462271" calcext:value-type="float">
            <text:p>0.0462271</text:p>
          </table:table-cell>
          <table:table-cell office:value-type="float" office:value="0.0584522" calcext:value-type="float">
            <text:p>0.0584522</text:p>
          </table:table-cell>
          <table:table-cell office:value-type="float" office:value="0.0578777" calcext:value-type="float">
            <text:p>0.0578777</text:p>
          </table:table-cell>
          <table:table-cell office:value-type="float" office:value="0.062621" calcext:value-type="float">
            <text:p>0.062621</text:p>
          </table:table-cell>
          <table:table-cell office:value-type="float" office:value="0.0737726" calcext:value-type="float">
            <text:p>0.0737726</text:p>
          </table:table-cell>
          <table:table-cell office:value-type="float" office:value="0.0916893" calcext:value-type="float">
            <text:p>0.0916893</text:p>
          </table:table-cell>
          <table:table-cell office:value-type="float" office:value="0.0874804" calcext:value-type="float">
            <text:p>0.0874804</text:p>
          </table:table-cell>
          <table:table-cell office:value-type="float" office:value="0.165846" calcext:value-type="float">
            <text:p>0.165846</text:p>
          </table:table-cell>
          <table:table-cell office:value-type="float" office:value="0.175045" calcext:value-type="float">
            <text:p>0.175045</text:p>
          </table:table-cell>
          <table:table-cell office:value-type="float" office:value="0.175754" calcext:value-type="float">
            <text:p>0.175754</text:p>
          </table:table-cell>
        </table:table-row>
        <table:table-row table:style-name="ro1">
          <table:table-cell office:value-type="float" office:value="0.185585" calcext:value-type="float">
            <text:p>0.185585</text:p>
          </table:table-cell>
          <table:table-cell office:value-type="float" office:value="0.175353" calcext:value-type="float">
            <text:p>0.175353</text:p>
          </table:table-cell>
          <table:table-cell office:value-type="float" office:value="0.184968" calcext:value-type="float">
            <text:p>0.184968</text:p>
          </table:table-cell>
          <table:table-cell office:value-type="float" office:value="0.205218" calcext:value-type="float">
            <text:p>0.205218</text:p>
          </table:table-cell>
          <table:table-cell office:value-type="float" office:value="0.233616" calcext:value-type="float">
            <text:p>0.233616</text:p>
          </table:table-cell>
          <table:table-cell office:value-type="float" office:value="0.118349" calcext:value-type="float">
            <text:p>0.118349</text:p>
          </table:table-cell>
          <table:table-cell office:value-type="float" office:value="0.141683" calcext:value-type="float">
            <text:p>0.141683</text:p>
          </table:table-cell>
          <table:table-cell office:value-type="float" office:value="0.131449" calcext:value-type="float">
            <text:p>0.131449</text:p>
          </table:table-cell>
          <table:table-cell office:value-type="float" office:value="0.0288318" calcext:value-type="float">
            <text:p>0.0288318</text:p>
          </table:table-cell>
          <table:table-cell office:value-type="float" office:value="0.0496792" calcext:value-type="float">
            <text:p>0.0496792</text:p>
          </table:table-cell>
          <table:table-cell office:value-type="float" office:value="0.060167" calcext:value-type="float">
            <text:p>0.060167</text:p>
          </table:table-cell>
          <table:table-cell office:value-type="float" office:value="0.0614347" calcext:value-type="float">
            <text:p>0.0614347</text:p>
          </table:table-cell>
          <table:table-cell office:value-type="float" office:value="0.0706573" calcext:value-type="float">
            <text:p>0.0706573</text:p>
          </table:table-cell>
          <table:table-cell office:value-type="float" office:value="0.0668742" calcext:value-type="float">
            <text:p>0.0668742</text:p>
          </table:table-cell>
          <table:table-cell office:value-type="float" office:value="0.0759396" calcext:value-type="float">
            <text:p>0.0759396</text:p>
          </table:table-cell>
          <table:table-cell office:value-type="float" office:value="0.0727922" calcext:value-type="float">
            <text:p>0.0727922</text:p>
          </table:table-cell>
          <table:table-cell office:value-type="float" office:value="0.0837854" calcext:value-type="float">
            <text:p>0.0837854</text:p>
          </table:table-cell>
          <table:table-cell office:value-type="float" office:value="0.0894376" calcext:value-type="float">
            <text:p>0.0894376</text:p>
          </table:table-cell>
          <table:table-cell office:value-type="float" office:value="0.232115" calcext:value-type="float">
            <text:p>0.232115</text:p>
          </table:table-cell>
          <table:table-cell office:value-type="float" office:value="0.218569" calcext:value-type="float">
            <text:p>0.218569</text:p>
          </table:table-cell>
          <table:table-cell office:value-type="float" office:value="0.0463903" calcext:value-type="float">
            <text:p>0.0463903</text:p>
          </table:table-cell>
          <table:table-cell office:value-type="float" office:value="0.0484422" calcext:value-type="float">
            <text:p>0.0484422</text:p>
          </table:table-cell>
          <table:table-cell office:value-type="float" office:value="0.0596142" calcext:value-type="float">
            <text:p>0.0596142</text:p>
          </table:table-cell>
          <table:table-cell office:value-type="float" office:value="0.059449" calcext:value-type="float">
            <text:p>0.059449</text:p>
          </table:table-cell>
          <table:table-cell office:value-type="float" office:value="0.0649958" calcext:value-type="float">
            <text:p>0.0649958</text:p>
          </table:table-cell>
        </table:table-row>
        <table:table-row table:style-name="ro1">
          <table:table-cell office:value-type="float" office:value="0.0750666" calcext:value-type="float">
            <text:p>0.0750666</text:p>
          </table:table-cell>
          <table:table-cell office:value-type="float" office:value="0.0858706" calcext:value-type="float">
            <text:p>0.0858706</text:p>
          </table:table-cell>
          <table:table-cell office:value-type="float" office:value="0.0839762" calcext:value-type="float">
            <text:p>0.0839762</text:p>
          </table:table-cell>
          <table:table-cell office:value-type="float" office:value="0.095421" calcext:value-type="float">
            <text:p>0.095421</text:p>
          </table:table-cell>
          <table:table-cell office:value-type="float" office:value="0.0956973" calcext:value-type="float">
            <text:p>0.0956973</text:p>
          </table:table-cell>
          <table:table-cell office:value-type="float" office:value="0.106328" calcext:value-type="float">
            <text:p>0.106328</text:p>
          </table:table-cell>
          <table:table-cell office:value-type="float" office:value="0.105361" calcext:value-type="float">
            <text:p>0.105361</text:p>
          </table:table-cell>
          <table:table-cell office:value-type="float" office:value="0.112786" calcext:value-type="float">
            <text:p>0.112786</text:p>
          </table:table-cell>
          <table:table-cell office:value-type="float" office:value="0.0916627" calcext:value-type="float">
            <text:p>0.0916627</text:p>
          </table:table-cell>
          <table:table-cell office:value-type="float" office:value="0.091333" calcext:value-type="float">
            <text:p>0.091333</text:p>
          </table:table-cell>
          <table:table-cell office:value-type="float" office:value="0.094296" calcext:value-type="float">
            <text:p>0.094296</text:p>
          </table:table-cell>
          <table:table-cell office:value-type="float" office:value="0.0985978" calcext:value-type="float">
            <text:p>0.0985978</text:p>
          </table:table-cell>
          <table:table-cell office:value-type="float" office:value="0.266254" calcext:value-type="float">
            <text:p>0.266254</text:p>
          </table:table-cell>
          <table:table-cell office:value-type="float" office:value="0.203184" calcext:value-type="float">
            <text:p>0.203184</text:p>
          </table:table-cell>
          <table:table-cell office:value-type="float" office:value="0.241462" calcext:value-type="float">
            <text:p>0.241462</text:p>
          </table:table-cell>
          <table:table-cell office:value-type="float" office:value="0.194166" calcext:value-type="float">
            <text:p>0.194166</text:p>
          </table:table-cell>
          <table:table-cell office:value-type="float" office:value="0.182816" calcext:value-type="float">
            <text:p>0.182816</text:p>
          </table:table-cell>
          <table:table-cell office:value-type="float" office:value="0.244492" calcext:value-type="float">
            <text:p>0.244492</text:p>
          </table:table-cell>
          <table:table-cell office:value-type="float" office:value="0.0401241" calcext:value-type="float">
            <text:p>0.0401241</text:p>
          </table:table-cell>
          <table:table-cell office:value-type="float" office:value="0.0520742" calcext:value-type="float">
            <text:p>0.0520742</text:p>
          </table:table-cell>
          <table:table-cell office:value-type="float" office:value="0.061055" calcext:value-type="float">
            <text:p>0.061055</text:p>
          </table:table-cell>
          <table:table-cell office:value-type="float" office:value="0.0615997" calcext:value-type="float">
            <text:p>0.0615997</text:p>
          </table:table-cell>
          <table:table-cell office:value-type="float" office:value="0.0731092" calcext:value-type="float">
            <text:p>0.0731092</text:p>
          </table:table-cell>
          <table:table-cell office:value-type="float" office:value="0.0839934" calcext:value-type="float">
            <text:p>0.0839934</text:p>
          </table:table-cell>
          <table:table-cell office:value-type="float" office:value="0.0853715" calcext:value-type="float">
            <text:p>0.0853715</text:p>
          </table:table-cell>
        </table:table-row>
        <table:table-row table:style-name="ro1">
          <table:table-cell office:value-type="float" office:value="0.0965196" calcext:value-type="float">
            <text:p>0.0965196</text:p>
          </table:table-cell>
          <table:table-cell office:value-type="float" office:value="0.0965276" calcext:value-type="float">
            <text:p>0.0965276</text:p>
          </table:table-cell>
          <table:table-cell office:value-type="float" office:value="0.0921102" calcext:value-type="float">
            <text:p>0.0921102</text:p>
          </table:table-cell>
          <table:table-cell office:value-type="float" office:value="0.095589" calcext:value-type="float">
            <text:p>0.095589</text:p>
          </table:table-cell>
          <table:table-cell office:value-type="float" office:value="0.106099" calcext:value-type="float">
            <text:p>0.106099</text:p>
          </table:table-cell>
          <table:table-cell office:value-type="float" office:value="0.110508" calcext:value-type="float">
            <text:p>0.110508</text:p>
          </table:table-cell>
          <table:table-cell office:value-type="float" office:value="0.143706" calcext:value-type="float">
            <text:p>0.143706</text:p>
          </table:table-cell>
          <table:table-cell office:value-type="float" office:value="0.114741" calcext:value-type="float">
            <text:p>0.114741</text:p>
          </table:table-cell>
          <table:table-cell office:value-type="float" office:value="0.12484" calcext:value-type="float">
            <text:p>0.12484</text:p>
          </table:table-cell>
          <table:table-cell office:value-type="float" office:value="0.121671" calcext:value-type="float">
            <text:p>0.121671</text:p>
          </table:table-cell>
          <table:table-cell office:value-type="float" office:value="0.122838" calcext:value-type="float">
            <text:p>0.122838</text:p>
          </table:table-cell>
          <table:table-cell office:value-type="float" office:value="0.135233" calcext:value-type="float">
            <text:p>0.135233</text:p>
          </table:table-cell>
          <table:table-cell table:number-columns-repeated="13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formula="of:=MIN([.A51:.Y90])" office:value-type="float" office:value="21.4879087537443" calcext:value-type="float">
            <text:p>21.4879087537</text:p>
          </table:table-cell>
          <table:table-cell table:formula="of:=AVERAGE([.A51:.Y90])" office:value-type="float" office:value="117.339571945073" calcext:value-type="float">
            <text:p>117.3395719451</text:p>
          </table:table-cell>
          <table:table-cell table:formula="of:=MAX([.A51:.Y90])" office:value-type="float" office:value="368.896152044238" calcext:value-type="float">
            <text:p>368.8961520442</text:p>
          </table:table-cell>
          <table:table-cell table:number-columns-repeated="22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formula="of:=10/[.A1]" office:value-type="float" office:value="192.522428862963" calcext:value-type="float">
            <text:p>192.522428863</text:p>
          </table:table-cell>
          <table:table-cell table:formula="of:=10/[.B1]" office:value-type="float" office:value="188.812839273071" calcext:value-type="float">
            <text:p>188.8128392731</text:p>
          </table:table-cell>
          <table:table-cell table:formula="of:=10/[.C1]" office:value-type="float" office:value="169.649961234984" calcext:value-type="float">
            <text:p>169.649961235</text:p>
          </table:table-cell>
          <table:table-cell table:formula="of:=10/[.D1]" office:value-type="float" office:value="108.885610222181" calcext:value-type="float">
            <text:p>108.8856102222</text:p>
          </table:table-cell>
          <table:table-cell table:formula="of:=10/[.E1]" office:value-type="float" office:value="142.769645460139" calcext:value-type="float">
            <text:p>142.7696454601</text:p>
          </table:table-cell>
          <table:table-cell table:formula="of:=10/[.F1]" office:value-type="float" office:value="133.226219452893" calcext:value-type="float">
            <text:p>133.2262194529</text:p>
          </table:table-cell>
          <table:table-cell table:formula="of:=10/[.G1]" office:value-type="float" office:value="129.782484555884" calcext:value-type="float">
            <text:p>129.7824845559</text:p>
          </table:table-cell>
          <table:table-cell table:formula="of:=10/[.H1]" office:value-type="float" office:value="133.826528700437" calcext:value-type="float">
            <text:p>133.8265287004</text:p>
          </table:table-cell>
          <table:table-cell table:formula="of:=10/[.I1]" office:value-type="float" office:value="57.1709525824119" calcext:value-type="float">
            <text:p>57.1709525824</text:p>
          </table:table-cell>
          <table:table-cell table:formula="of:=10/[.J1]" office:value-type="float" office:value="55.1170686538207" calcext:value-type="float">
            <text:p>55.1170686538</text:p>
          </table:table-cell>
          <table:table-cell table:formula="of:=10/[.K1]" office:value-type="float" office:value="55.6498511366482" calcext:value-type="float">
            <text:p>55.6498511366</text:p>
          </table:table-cell>
          <table:table-cell table:formula="of:=10/[.L1]" office:value-type="float" office:value="52.949274594938" calcext:value-type="float">
            <text:p>52.9492745949</text:p>
          </table:table-cell>
          <table:table-cell table:formula="of:=10/[.M1]" office:value-type="float" office:value="53.9409239001446" calcext:value-type="float">
            <text:p>53.9409239001</text:p>
          </table:table-cell>
          <table:table-cell table:formula="of:=10/[.N1]" office:value-type="float" office:value="55.1213220297876" calcext:value-type="float">
            <text:p>55.1213220298</text:p>
          </table:table-cell>
          <table:table-cell table:formula="of:=10/[.O1]" office:value-type="float" office:value="45.4359580171748" calcext:value-type="float">
            <text:p>45.4359580172</text:p>
          </table:table-cell>
          <table:table-cell table:formula="of:=10/[.P1]" office:value-type="float" office:value="230.57572452657" calcext:value-type="float">
            <text:p>230.5757245266</text:p>
          </table:table-cell>
          <table:table-cell table:formula="of:=10/[.Q1]" office:value-type="float" office:value="190.217132857156" calcext:value-type="float">
            <text:p>190.2171328572</text:p>
          </table:table-cell>
          <table:table-cell table:formula="of:=10/[.R1]" office:value-type="float" office:value="164.187166802668" calcext:value-type="float">
            <text:p>164.1871668027</text:p>
          </table:table-cell>
          <table:table-cell table:formula="of:=10/[.S1]" office:value-type="float" office:value="243.134489843057" calcext:value-type="float">
            <text:p>243.1344898431</text:p>
          </table:table-cell>
          <table:table-cell table:formula="of:=10/[.T1]" office:value-type="float" office:value="201.547887778136" calcext:value-type="float">
            <text:p>201.5478877781</text:p>
          </table:table-cell>
          <table:table-cell table:formula="of:=10/[.U1]" office:value-type="float" office:value="168.586871128824" calcext:value-type="float">
            <text:p>168.5868711288</text:p>
          </table:table-cell>
          <table:table-cell table:formula="of:=10/[.V1]" office:value-type="float" office:value="169.348296948852" calcext:value-type="float">
            <text:p>169.3482969489</text:p>
          </table:table-cell>
          <table:table-cell table:formula="of:=10/[.W1]" office:value-type="float" office:value="151.778464153721" calcext:value-type="float">
            <text:p>151.7784641537</text:p>
          </table:table-cell>
          <table:table-cell table:formula="of:=10/[.X1]" office:value-type="float" office:value="137.2514033956" calcext:value-type="float">
            <text:p>137.2514033956</text:p>
          </table:table-cell>
          <table:table-cell table:formula="of:=10/[.Y1]" office:value-type="float" office:value="134.312020254253" calcext:value-type="float">
            <text:p>134.3120202543</text:p>
          </table:table-cell>
        </table:table-row>
        <table:table-row table:style-name="ro1">
          <table:table-cell table:formula="of:=10/[.A2]" office:value-type="float" office:value="120.654041427772" calcext:value-type="float">
            <text:p>120.6540414278</text:p>
          </table:table-cell>
          <table:table-cell table:formula="of:=10/[.B2]" office:value-type="float" office:value="125.167881420956" calcext:value-type="float">
            <text:p>125.167881421</text:p>
          </table:table-cell>
          <table:table-cell table:formula="of:=10/[.C2]" office:value-type="float" office:value="115.513457317778" calcext:value-type="float">
            <text:p>115.5134573178</text:p>
          </table:table-cell>
          <table:table-cell table:formula="of:=10/[.D2]" office:value-type="float" office:value="74.0691361316653" calcext:value-type="float">
            <text:p>74.0691361317</text:p>
          </table:table-cell>
          <table:table-cell table:formula="of:=10/[.E2]" office:value-type="float" office:value="115.841029039029" calcext:value-type="float">
            <text:p>115.841029039</text:p>
          </table:table-cell>
          <table:table-cell table:formula="of:=10/[.F2]" office:value-type="float" office:value="46.3233182319316" calcext:value-type="float">
            <text:p>46.3233182319</text:p>
          </table:table-cell>
          <table:table-cell table:formula="of:=10/[.G2]" office:value-type="float" office:value="49.6356741517263" calcext:value-type="float">
            <text:p>49.6356741517</text:p>
          </table:table-cell>
          <table:table-cell table:formula="of:=10/[.H2]" office:value-type="float" office:value="50.1419015814756" calcext:value-type="float">
            <text:p>50.1419015815</text:p>
          </table:table-cell>
          <table:table-cell table:formula="of:=10/[.I2]" office:value-type="float" office:value="44.7902249813001" calcext:value-type="float">
            <text:p>44.7902249813</text:p>
          </table:table-cell>
          <table:table-cell table:formula="of:=10/[.J2]" office:value-type="float" office:value="46.6061408251151" calcext:value-type="float">
            <text:p>46.6061408251</text:p>
          </table:table-cell>
          <table:table-cell table:formula="of:=10/[.K2]" office:value-type="float" office:value="46.8234941564279" calcext:value-type="float">
            <text:p>46.8234941564</text:p>
          </table:table-cell>
          <table:table-cell table:formula="of:=10/[.L2]" office:value-type="float" office:value="46.7864712239809" calcext:value-type="float">
            <text:p>46.786471224</text:p>
          </table:table-cell>
          <table:table-cell table:formula="of:=10/[.M2]" office:value-type="float" office:value="46.2738020869485" calcext:value-type="float">
            <text:p>46.2738020869</text:p>
          </table:table-cell>
          <table:table-cell table:formula="of:=10/[.N2]" office:value-type="float" office:value="329.90017220789" calcext:value-type="float">
            <text:p>329.9001722079</text:p>
          </table:table-cell>
          <table:table-cell table:formula="of:=10/[.O2]" office:value-type="float" office:value="253.815481221462" calcext:value-type="float">
            <text:p>253.8154812215</text:p>
          </table:table-cell>
          <table:table-cell table:formula="of:=10/[.P2]" office:value-type="float" office:value="206.963065371354" calcext:value-type="float">
            <text:p>206.9630653714</text:p>
          </table:table-cell>
          <table:table-cell table:formula="of:=10/[.Q2]" office:value-type="float" office:value="169.455623808515" calcext:value-type="float">
            <text:p>169.4556238085</text:p>
          </table:table-cell>
          <table:table-cell table:formula="of:=10/[.R2]" office:value-type="float" office:value="144.741470023318" calcext:value-type="float">
            <text:p>144.7414700233</text:p>
          </table:table-cell>
          <table:table-cell table:formula="of:=10/[.S2]" office:value-type="float" office:value="135.478224584962" calcext:value-type="float">
            <text:p>135.478224585</text:p>
          </table:table-cell>
          <table:table-cell table:formula="of:=10/[.T2]" office:value-type="float" office:value="122.966140043678" calcext:value-type="float">
            <text:p>122.9661400437</text:p>
          </table:table-cell>
          <table:table-cell table:formula="of:=10/[.U2]" office:value-type="float" office:value="122.923514530789" calcext:value-type="float">
            <text:p>122.9235145308</text:p>
          </table:table-cell>
          <table:table-cell table:formula="of:=10/[.V2]" office:value-type="float" office:value="92.4787067777644" calcext:value-type="float">
            <text:p>92.4787067778</text:p>
          </table:table-cell>
          <table:table-cell table:formula="of:=10/[.W2]" office:value-type="float" office:value="102.526562069068" calcext:value-type="float">
            <text:p>102.5265620691</text:p>
          </table:table-cell>
          <table:table-cell table:formula="of:=10/[.X2]" office:value-type="float" office:value="87.2273056357562" calcext:value-type="float">
            <text:p>87.2273056358</text:p>
          </table:table-cell>
          <table:table-cell table:formula="of:=10/[.Y2]" office:value-type="float" office:value="87.8495313227504" calcext:value-type="float">
            <text:p>87.8495313228</text:p>
          </table:table-cell>
        </table:table-row>
        <table:table-row table:style-name="ro1">
          <table:table-cell table:formula="of:=10/[.A3]" office:value-type="float" office:value="92.064924184535" calcext:value-type="float">
            <text:p>92.0649241845</text:p>
          </table:table-cell>
          <table:table-cell table:formula="of:=10/[.B3]" office:value-type="float" office:value="73.2439756830001" calcext:value-type="float">
            <text:p>73.243975683</text:p>
          </table:table-cell>
          <table:table-cell table:formula="of:=10/[.C3]" office:value-type="float" office:value="83.7675283553083" calcext:value-type="float">
            <text:p>83.7675283553</text:p>
          </table:table-cell>
          <table:table-cell table:formula="of:=10/[.D3]" office:value-type="float" office:value="84.4979973974617" calcext:value-type="float">
            <text:p>84.4979973975</text:p>
          </table:table-cell>
          <table:table-cell table:formula="of:=10/[.E3]" office:value-type="float" office:value="77.5199807750448" calcext:value-type="float">
            <text:p>77.519980775</text:p>
          </table:table-cell>
          <table:table-cell table:formula="of:=10/[.F3]" office:value-type="float" office:value="77.8204060668789" calcext:value-type="float">
            <text:p>77.8204060669</text:p>
          </table:table-cell>
          <table:table-cell table:formula="of:=10/[.G3]" office:value-type="float" office:value="73.0353491089687" calcext:value-type="float">
            <text:p>73.035349109</text:p>
          </table:table-cell>
          <table:table-cell table:formula="of:=10/[.H3]" office:value-type="float" office:value="68.9964466829958" calcext:value-type="float">
            <text:p>68.996446683</text:p>
          </table:table-cell>
          <table:table-cell table:formula="of:=10/[.I3]" office:value-type="float" office:value="67.0695309827699" calcext:value-type="float">
            <text:p>67.0695309828</text:p>
          </table:table-cell>
          <table:table-cell table:formula="of:=10/[.J3]" office:value-type="float" office:value="65.3487992158144" calcext:value-type="float">
            <text:p>65.3487992158</text:p>
          </table:table-cell>
          <table:table-cell table:formula="of:=10/[.K3]" office:value-type="float" office:value="48.5293189880666" calcext:value-type="float">
            <text:p>48.5293189881</text:p>
          </table:table-cell>
          <table:table-cell table:formula="of:=10/[.L3]" office:value-type="float" office:value="65.7509747582008" calcext:value-type="float">
            <text:p>65.7509747582</text:p>
          </table:table-cell>
          <table:table-cell table:formula="of:=10/[.M3]" office:value-type="float" office:value="67.2341226619334" calcext:value-type="float">
            <text:p>67.2341226619</text:p>
          </table:table-cell>
          <table:table-cell table:formula="of:=10/[.N3]" office:value-type="float" office:value="50.6760180812033" calcext:value-type="float">
            <text:p>50.6760180812</text:p>
          </table:table-cell>
          <table:table-cell table:formula="of:=10/[.O3]" office:value-type="float" office:value="62.5621711575879" calcext:value-type="float">
            <text:p>62.5621711576</text:p>
          </table:table-cell>
          <table:table-cell table:formula="of:=10/[.P3]" office:value-type="float" office:value="66.3407126319351" calcext:value-type="float">
            <text:p>66.3407126319</text:p>
          </table:table-cell>
          <table:table-cell table:formula="of:=10/[.Q3]" office:value-type="float" office:value="73.6138511822385" calcext:value-type="float">
            <text:p>73.6138511822</text:p>
          </table:table-cell>
          <table:table-cell table:formula="of:=10/[.R3]" office:value-type="float" office:value="73.9519164639152" calcext:value-type="float">
            <text:p>73.9519164639</text:p>
          </table:table-cell>
          <table:table-cell table:formula="of:=10/[.S3]" office:value-type="float" office:value="53.0748939828993" calcext:value-type="float">
            <text:p>53.0748939829</text:p>
          </table:table-cell>
          <table:table-cell table:formula="of:=10/[.T3]" office:value-type="float" office:value="70.5517144066601" calcext:value-type="float">
            <text:p>70.5517144067</text:p>
          </table:table-cell>
          <table:table-cell table:formula="of:=10/[.U3]" office:value-type="float" office:value="197.58823796737" calcext:value-type="float">
            <text:p>197.5882379674</text:p>
          </table:table-cell>
          <table:table-cell table:formula="of:=10/[.V3]" office:value-type="float" office:value="165.616931350126" calcext:value-type="float">
            <text:p>165.6169313501</text:p>
          </table:table-cell>
          <table:table-cell table:formula="of:=10/[.W3]" office:value-type="float" office:value="167.210658676227" calcext:value-type="float">
            <text:p>167.2106586762</text:p>
          </table:table-cell>
          <table:table-cell table:formula="of:=10/[.X3]" office:value-type="float" office:value="145.085448074644" calcext:value-type="float">
            <text:p>145.0854480746</text:p>
          </table:table-cell>
          <table:table-cell table:formula="of:=10/[.Y3]" office:value-type="float" office:value="126.749138105861" calcext:value-type="float">
            <text:p>126.7491381059</text:p>
          </table:table-cell>
        </table:table-row>
        <table:table-row table:style-name="ro1">
          <table:table-cell table:formula="of:=10/[.A4]" office:value-type="float" office:value="127.247832969405" calcext:value-type="float">
            <text:p>127.2478329694</text:p>
          </table:table-cell>
          <table:table-cell table:formula="of:=10/[.B4]" office:value-type="float" office:value="113.666459414822" calcext:value-type="float">
            <text:p>113.6664594148</text:p>
          </table:table-cell>
          <table:table-cell table:formula="of:=10/[.C4]" office:value-type="float" office:value="113.599314768933" calcext:value-type="float">
            <text:p>113.5993147689</text:p>
          </table:table-cell>
          <table:table-cell table:formula="of:=10/[.D4]" office:value-type="float" office:value="115.622174483111" calcext:value-type="float">
            <text:p>115.6221744831</text:p>
          </table:table-cell>
          <table:table-cell table:formula="of:=10/[.E4]" office:value-type="float" office:value="104.95877744016" calcext:value-type="float">
            <text:p>104.9587774402</text:p>
          </table:table-cell>
          <table:table-cell table:formula="of:=10/[.F4]" office:value-type="float" office:value="94.810095378956" calcext:value-type="float">
            <text:p>94.810095379</text:p>
          </table:table-cell>
          <table:table-cell table:formula="of:=10/[.G4]" office:value-type="float" office:value="96.1510725652145" calcext:value-type="float">
            <text:p>96.1510725652</text:p>
          </table:table-cell>
          <table:table-cell table:formula="of:=10/[.H4]" office:value-type="float" office:value="89.0527459414211" calcext:value-type="float">
            <text:p>89.0527459414</text:p>
          </table:table-cell>
          <table:table-cell table:formula="of:=10/[.I4]" office:value-type="float" office:value="164.380409142838" calcext:value-type="float">
            <text:p>164.3804091428</text:p>
          </table:table-cell>
          <table:table-cell table:formula="of:=10/[.J4]" office:value-type="float" office:value="144.84587674485" calcext:value-type="float">
            <text:p>144.8458767449</text:p>
          </table:table-cell>
          <table:table-cell table:formula="of:=10/[.K4]" office:value-type="float" office:value="147.152525063754" calcext:value-type="float">
            <text:p>147.1525250638</text:p>
          </table:table-cell>
          <table:table-cell table:formula="of:=10/[.L4]" office:value-type="float" office:value="134.946028335967" calcext:value-type="float">
            <text:p>134.946028336</text:p>
          </table:table-cell>
          <table:table-cell table:formula="of:=10/[.M4]" office:value-type="float" office:value="133.902866860379" calcext:value-type="float">
            <text:p>133.9028668604</text:p>
          </table:table-cell>
          <table:table-cell table:formula="of:=10/[.N4]" office:value-type="float" office:value="128.289174061469" calcext:value-type="float">
            <text:p>128.2891740615</text:p>
          </table:table-cell>
          <table:table-cell table:formula="of:=10/[.O4]" office:value-type="float" office:value="126.061755132604" calcext:value-type="float">
            <text:p>126.0617551326</text:p>
          </table:table-cell>
          <table:table-cell table:formula="of:=10/[.P4]" office:value-type="float" office:value="113.405814769747" calcext:value-type="float">
            <text:p>113.4058147697</text:p>
          </table:table-cell>
          <table:table-cell table:formula="of:=10/[.Q4]" office:value-type="float" office:value="91.4670398521893" calcext:value-type="float">
            <text:p>91.4670398522</text:p>
          </table:table-cell>
          <table:table-cell table:formula="of:=10/[.R4]" office:value-type="float" office:value="77.4557340479916" calcext:value-type="float">
            <text:p>77.455734048</text:p>
          </table:table-cell>
          <table:table-cell table:formula="of:=10/[.S4]" office:value-type="float" office:value="69.3433187712364" calcext:value-type="float">
            <text:p>69.3433187712</text:p>
          </table:table-cell>
          <table:table-cell table:formula="of:=10/[.T4]" office:value-type="float" office:value="247.499022378862" calcext:value-type="float">
            <text:p>247.4990223789</text:p>
          </table:table-cell>
          <table:table-cell table:formula="of:=10/[.U4]" office:value-type="float" office:value="214.573856321346" calcext:value-type="float">
            <text:p>214.5738563213</text:p>
          </table:table-cell>
          <table:table-cell table:formula="of:=10/[.V4]" office:value-type="float" office:value="173.645176918389" calcext:value-type="float">
            <text:p>173.6451769184</text:p>
          </table:table-cell>
          <table:table-cell table:formula="of:=10/[.W4]" office:value-type="float" office:value="100.347302012264" calcext:value-type="float">
            <text:p>100.3473020123</text:p>
          </table:table-cell>
          <table:table-cell table:formula="of:=10/[.X4]" office:value-type="float" office:value="137.183620275739" calcext:value-type="float">
            <text:p>137.1836202757</text:p>
          </table:table-cell>
          <table:table-cell table:formula="of:=10/[.Y4]" office:value-type="float" office:value="140.255405092674" calcext:value-type="float">
            <text:p>140.2554050927</text:p>
          </table:table-cell>
        </table:table-row>
        <table:table-row table:style-name="ro1">
          <table:table-cell table:formula="of:=10/[.A5]" office:value-type="float" office:value="100.821086931974" calcext:value-type="float">
            <text:p>100.821086932</text:p>
          </table:table-cell>
          <table:table-cell table:formula="of:=10/[.B5]" office:value-type="float" office:value="115.048717379374" calcext:value-type="float">
            <text:p>115.0487173794</text:p>
          </table:table-cell>
          <table:table-cell table:formula="of:=10/[.C5]" office:value-type="float" office:value="121.551286134159" calcext:value-type="float">
            <text:p>121.5512861342</text:p>
          </table:table-cell>
          <table:table-cell table:formula="of:=10/[.D5]" office:value-type="float" office:value="114.679951192213" calcext:value-type="float">
            <text:p>114.6799511922</text:p>
          </table:table-cell>
          <table:table-cell table:formula="of:=10/[.E5]" office:value-type="float" office:value="179.294690546329" calcext:value-type="float">
            <text:p>179.2946905463</text:p>
          </table:table-cell>
          <table:table-cell table:formula="of:=10/[.F5]" office:value-type="float" office:value="156.607750830804" calcext:value-type="float">
            <text:p>156.6077508308</text:p>
          </table:table-cell>
          <table:table-cell table:formula="of:=10/[.G5]" office:value-type="float" office:value="157.549785732291" calcext:value-type="float">
            <text:p>157.5497857323</text:p>
          </table:table-cell>
          <table:table-cell table:formula="of:=10/[.H5]" office:value-type="float" office:value="144.748593405544" calcext:value-type="float">
            <text:p>144.7485934055</text:p>
          </table:table-cell>
          <table:table-cell table:formula="of:=10/[.I5]" office:value-type="float" office:value="125.221642306883" calcext:value-type="float">
            <text:p>125.2216423069</text:p>
          </table:table-cell>
          <table:table-cell table:formula="of:=10/[.J5]" office:value-type="float" office:value="130.661565639144" calcext:value-type="float">
            <text:p>130.6615656391</text:p>
          </table:table-cell>
          <table:table-cell table:formula="of:=10/[.K5]" office:value-type="float" office:value="84.99932000544" calcext:value-type="float">
            <text:p>84.9993200054</text:p>
          </table:table-cell>
          <table:table-cell table:formula="of:=10/[.L5]" office:value-type="float" office:value="118.322471330465" calcext:value-type="float">
            <text:p>118.3224713305</text:p>
          </table:table-cell>
          <table:table-cell table:formula="of:=10/[.M5]" office:value-type="float" office:value="112.600059227631" calcext:value-type="float">
            <text:p>112.6000592276</text:p>
          </table:table-cell>
          <table:table-cell table:formula="of:=10/[.N5]" office:value-type="float" office:value="124.551148797521" calcext:value-type="float">
            <text:p>124.5511487975</text:p>
          </table:table-cell>
          <table:table-cell table:formula="of:=10/[.O5]" office:value-type="float" office:value="57.5665469282491" calcext:value-type="float">
            <text:p>57.5665469282</text:p>
          </table:table-cell>
          <table:table-cell table:formula="of:=10/[.P5]" office:value-type="float" office:value="54.1105044722332" calcext:value-type="float">
            <text:p>54.1105044722</text:p>
          </table:table-cell>
          <table:table-cell table:formula="of:=10/[.Q5]" office:value-type="float" office:value="39.4885443732773" calcext:value-type="float">
            <text:p>39.4885443733</text:p>
          </table:table-cell>
          <table:table-cell table:formula="of:=10/[.R5]" office:value-type="float" office:value="219.239589408097" calcext:value-type="float">
            <text:p>219.2395894081</text:p>
          </table:table-cell>
          <table:table-cell table:formula="of:=10/[.S5]" office:value-type="float" office:value="198.127693298331" calcext:value-type="float">
            <text:p>198.1276932983</text:p>
          </table:table-cell>
          <table:table-cell table:formula="of:=10/[.T5]" office:value-type="float" office:value="165.664671511806" calcext:value-type="float">
            <text:p>165.6646715118</text:p>
          </table:table-cell>
          <table:table-cell table:formula="of:=10/[.U5]" office:value-type="float" office:value="165.666043762342" calcext:value-type="float">
            <text:p>165.6660437623</text:p>
          </table:table-cell>
          <table:table-cell table:formula="of:=10/[.V5]" office:value-type="float" office:value="146.882995943092" calcext:value-type="float">
            <text:p>146.8829959431</text:p>
          </table:table-cell>
          <table:table-cell table:formula="of:=10/[.W5]" office:value-type="float" office:value="201.173242349382" calcext:value-type="float">
            <text:p>201.1732423494</text:p>
          </table:table-cell>
          <table:table-cell table:formula="of:=10/[.X5]" office:value-type="float" office:value="193.276677496603" calcext:value-type="float">
            <text:p>193.2766774966</text:p>
          </table:table-cell>
          <table:table-cell table:formula="of:=10/[.Y5]" office:value-type="float" office:value="137.770270828798" calcext:value-type="float">
            <text:p>137.7702708288</text:p>
          </table:table-cell>
        </table:table-row>
        <table:table-row table:style-name="ro1">
          <table:table-cell table:formula="of:=10/[.A6]" office:value-type="float" office:value="110.85909144323" calcext:value-type="float">
            <text:p>110.8590914432</text:p>
          </table:table-cell>
          <table:table-cell table:formula="of:=10/[.B6]" office:value-type="float" office:value="114.258422845286" calcext:value-type="float">
            <text:p>114.2584228453</text:p>
          </table:table-cell>
          <table:table-cell table:formula="of:=10/[.C6]" office:value-type="float" office:value="114.579561756092" calcext:value-type="float">
            <text:p>114.5795617561</text:p>
          </table:table-cell>
          <table:table-cell table:formula="of:=10/[.D6]" office:value-type="float" office:value="117.533120833451" calcext:value-type="float">
            <text:p>117.5331208335</text:p>
          </table:table-cell>
          <table:table-cell table:formula="of:=10/[.E6]" office:value-type="float" office:value="106.957362517006" calcext:value-type="float">
            <text:p>106.957362517</text:p>
          </table:table-cell>
          <table:table-cell table:formula="of:=10/[.F6]" office:value-type="float" office:value="107.842872934135" calcext:value-type="float">
            <text:p>107.8428729341</text:p>
          </table:table-cell>
          <table:table-cell table:formula="of:=10/[.G6]" office:value-type="float" office:value="97.5229178857031" calcext:value-type="float">
            <text:p>97.5229178857</text:p>
          </table:table-cell>
          <table:table-cell table:formula="of:=10/[.H6]" office:value-type="float" office:value="104.785226959562" calcext:value-type="float">
            <text:p>104.7852269596</text:p>
          </table:table-cell>
          <table:table-cell table:formula="of:=10/[.I6]" office:value-type="float" office:value="99.0844595933574" calcext:value-type="float">
            <text:p>99.0844595934</text:p>
          </table:table-cell>
          <table:table-cell table:formula="of:=10/[.J6]" office:value-type="float" office:value="104.629543407136" calcext:value-type="float">
            <text:p>104.6295434071</text:p>
          </table:table-cell>
          <table:table-cell table:formula="of:=10/[.K6]" office:value-type="float" office:value="91.6254352208173" calcext:value-type="float">
            <text:p>91.6254352208</text:p>
          </table:table-cell>
          <table:table-cell table:formula="of:=10/[.L6]" office:value-type="float" office:value="72.7976879454309" calcext:value-type="float">
            <text:p>72.7976879454</text:p>
          </table:table-cell>
          <table:table-cell table:formula="of:=10/[.M6]" office:value-type="float" office:value="161.890885543144" calcext:value-type="float">
            <text:p>161.8908855431</text:p>
          </table:table-cell>
          <table:table-cell table:formula="of:=10/[.N6]" office:value-type="float" office:value="45.1618147823652" calcext:value-type="float">
            <text:p>45.1618147824</text:p>
          </table:table-cell>
          <table:table-cell table:formula="of:=10/[.O6]" office:value-type="float" office:value="101.736437515515" calcext:value-type="float">
            <text:p>101.7364375155</text:p>
          </table:table-cell>
          <table:table-cell table:formula="of:=10/[.P6]" office:value-type="float" office:value="93.0518205588692" calcext:value-type="float">
            <text:p>93.0518205589</text:p>
          </table:table-cell>
          <table:table-cell table:formula="of:=10/[.Q6]" office:value-type="float" office:value="118.687036527122" calcext:value-type="float">
            <text:p>118.6870365271</text:p>
          </table:table-cell>
          <table:table-cell table:formula="of:=10/[.R6]" office:value-type="float" office:value="161.708417084818" calcext:value-type="float">
            <text:p>161.7084170848</text:p>
          </table:table-cell>
          <table:table-cell table:formula="of:=10/[.S6]" office:value-type="float" office:value="214.3379208793" calcext:value-type="float">
            <text:p>214.3379208793</text:p>
          </table:table-cell>
          <table:table-cell table:formula="of:=10/[.T6]" office:value-type="float" office:value="136.483183224579" calcext:value-type="float">
            <text:p>136.4831832246</text:p>
          </table:table-cell>
          <table:table-cell table:formula="of:=10/[.U6]" office:value-type="float" office:value="159.70410024307" calcext:value-type="float">
            <text:p>159.7041002431</text:p>
          </table:table-cell>
          <table:table-cell table:formula="of:=10/[.V6]" office:value-type="float" office:value="163.533634780333" calcext:value-type="float">
            <text:p>163.5336347803</text:p>
          </table:table-cell>
          <table:table-cell table:formula="of:=10/[.W6]" office:value-type="float" office:value="139.705974805424" calcext:value-type="float">
            <text:p>139.7059748054</text:p>
          </table:table-cell>
          <table:table-cell table:formula="of:=10/[.X6]" office:value-type="float" office:value="98.6280833604561" calcext:value-type="float">
            <text:p>98.6280833605</text:p>
          </table:table-cell>
          <table:table-cell table:formula="of:=10/[.Y6]" office:value-type="float" office:value="170.705560221508" calcext:value-type="float">
            <text:p>170.7055602215</text:p>
          </table:table-cell>
        </table:table-row>
        <table:table-row table:style-name="ro1">
          <table:table-cell table:formula="of:=10/[.A7]" office:value-type="float" office:value="176.993030014478" calcext:value-type="float">
            <text:p>176.9930300145</text:p>
          </table:table-cell>
          <table:table-cell table:formula="of:=10/[.B7]" office:value-type="float" office:value="166.365268255677" calcext:value-type="float">
            <text:p>166.3652682557</text:p>
          </table:table-cell>
          <table:table-cell table:formula="of:=10/[.C7]" office:value-type="float" office:value="174.467394660949" calcext:value-type="float">
            <text:p>174.4673946609</text:p>
          </table:table-cell>
          <table:table-cell table:formula="of:=10/[.D7]" office:value-type="float" office:value="142.504952047084" calcext:value-type="float">
            <text:p>142.5049520471</text:p>
          </table:table-cell>
          <table:table-cell table:formula="of:=10/[.E7]" office:value-type="float" office:value="106.780793979272" calcext:value-type="float">
            <text:p>106.7807939793</text:p>
          </table:table-cell>
          <table:table-cell table:formula="of:=10/[.F7]" office:value-type="float" office:value="118.632687101542" calcext:value-type="float">
            <text:p>118.6326871015</text:p>
          </table:table-cell>
          <table:table-cell table:formula="of:=10/[.G7]" office:value-type="float" office:value="65.7855784854844" calcext:value-type="float">
            <text:p>65.7855784855</text:p>
          </table:table-cell>
          <table:table-cell table:formula="of:=10/[.H7]" office:value-type="float" office:value="62.1909885257626" calcext:value-type="float">
            <text:p>62.1909885258</text:p>
          </table:table-cell>
          <table:table-cell table:formula="of:=10/[.I7]" office:value-type="float" office:value="247.515562540995" calcext:value-type="float">
            <text:p>247.515562541</text:p>
          </table:table-cell>
          <table:table-cell table:formula="of:=10/[.J7]" office:value-type="float" office:value="242.45245507356" calcext:value-type="float">
            <text:p>242.4524550736</text:p>
          </table:table-cell>
          <table:table-cell table:formula="of:=10/[.K7]" office:value-type="float" office:value="195.451071755952" calcext:value-type="float">
            <text:p>195.451071756</text:p>
          </table:table-cell>
          <table:table-cell table:formula="of:=10/[.L7]" office:value-type="float" office:value="163.055796062855" calcext:value-type="float">
            <text:p>163.0557960629</text:p>
          </table:table-cell>
          <table:table-cell table:formula="of:=10/[.M7]" office:value-type="float" office:value="171.685904072218" calcext:value-type="float">
            <text:p>171.6859040722</text:p>
          </table:table-cell>
          <table:table-cell table:formula="of:=10/[.N7]" office:value-type="float" office:value="145.180655548732" calcext:value-type="float">
            <text:p>145.1806555487</text:p>
          </table:table-cell>
          <table:table-cell table:formula="of:=10/[.O7]" office:value-type="float" office:value="132.907497710668" calcext:value-type="float">
            <text:p>132.9074977107</text:p>
          </table:table-cell>
          <table:table-cell table:formula="of:=10/[.P7]" office:value-type="float" office:value="132.819763580821" calcext:value-type="float">
            <text:p>132.8197635808</text:p>
          </table:table-cell>
          <table:table-cell table:formula="of:=10/[.Q7]" office:value-type="float" office:value="119.093413300591" calcext:value-type="float">
            <text:p>119.0934133006</text:p>
          </table:table-cell>
          <table:table-cell table:formula="of:=10/[.R7]" office:value-type="float" office:value="121.855221374381" calcext:value-type="float">
            <text:p>121.8552213744</text:p>
          </table:table-cell>
          <table:table-cell table:formula="of:=10/[.S7]" office:value-type="float" office:value="109.794672982056" calcext:value-type="float">
            <text:p>109.7946729821</text:p>
          </table:table-cell>
          <table:table-cell table:formula="of:=10/[.T7]" office:value-type="float" office:value="109.510313681343" calcext:value-type="float">
            <text:p>109.5103136813</text:p>
          </table:table-cell>
          <table:table-cell table:formula="of:=10/[.U7]" office:value-type="float" office:value="98.381622312952" calcext:value-type="float">
            <text:p>98.381622313</text:p>
          </table:table-cell>
          <table:table-cell table:formula="of:=10/[.V7]" office:value-type="float" office:value="100.425301150372" calcext:value-type="float">
            <text:p>100.4253011504</text:p>
          </table:table-cell>
          <table:table-cell table:formula="of:=10/[.W7]" office:value-type="float" office:value="91.4620203960306" calcext:value-type="float">
            <text:p>91.462020396</text:p>
          </table:table-cell>
          <table:table-cell table:formula="of:=10/[.X7]" office:value-type="float" office:value="94.948727687049" calcext:value-type="float">
            <text:p>94.948727687</text:p>
          </table:table-cell>
          <table:table-cell table:formula="of:=10/[.Y7]" office:value-type="float" office:value="86.5583533138866" calcext:value-type="float">
            <text:p>86.5583533139</text:p>
          </table:table-cell>
        </table:table-row>
        <table:table-row table:style-name="ro1">
          <table:table-cell table:formula="of:=10/[.A8]" office:value-type="float" office:value="90.1908438255348" calcext:value-type="float">
            <text:p>90.1908438255</text:p>
          </table:table-cell>
          <table:table-cell table:formula="of:=10/[.B8]" office:value-type="float" office:value="94.1167612540117" calcext:value-type="float">
            <text:p>94.116761254</text:p>
          </table:table-cell>
          <table:table-cell table:formula="of:=10/[.C8]" office:value-type="float" office:value="85.9571761348496" calcext:value-type="float">
            <text:p>85.9571761348</text:p>
          </table:table-cell>
          <table:table-cell table:formula="of:=10/[.D8]" office:value-type="float" office:value="59.3714933711728" calcext:value-type="float">
            <text:p>59.3714933712</text:p>
          </table:table-cell>
          <table:table-cell table:formula="of:=10/[.E8]" office:value-type="float" office:value="278.329798544892" calcext:value-type="float">
            <text:p>278.3297985449</text:p>
          </table:table-cell>
          <table:table-cell table:formula="of:=10/[.F8]" office:value-type="float" office:value="187.4305335585" calcext:value-type="float">
            <text:p>187.4305335585</text:p>
          </table:table-cell>
          <table:table-cell table:formula="of:=10/[.G8]" office:value-type="float" office:value="188.947336598343" calcext:value-type="float">
            <text:p>188.9473365983</text:p>
          </table:table-cell>
          <table:table-cell table:formula="of:=10/[.H8]" office:value-type="float" office:value="158.364161556783" calcext:value-type="float">
            <text:p>158.3641615568</text:p>
          </table:table-cell>
          <table:table-cell table:formula="of:=10/[.I8]" office:value-type="float" office:value="136.997186077798" calcext:value-type="float">
            <text:p>136.9971860778</text:p>
          </table:table-cell>
          <table:table-cell table:formula="of:=10/[.J8]" office:value-type="float" office:value="136.419692455445" calcext:value-type="float">
            <text:p>136.4196924554</text:p>
          </table:table-cell>
          <table:table-cell table:formula="of:=10/[.K8]" office:value-type="float" office:value="119.309531877121" calcext:value-type="float">
            <text:p>119.3095318771</text:p>
          </table:table-cell>
          <table:table-cell table:formula="of:=10/[.L8]" office:value-type="float" office:value="119.175022822017" calcext:value-type="float">
            <text:p>119.175022822</text:p>
          </table:table-cell>
          <table:table-cell table:formula="of:=10/[.M8]" office:value-type="float" office:value="105.735405606303" calcext:value-type="float">
            <text:p>105.7354056063</text:p>
          </table:table-cell>
          <table:table-cell table:formula="of:=10/[.N8]" office:value-type="float" office:value="105.163861070126" calcext:value-type="float">
            <text:p>105.1638610701</text:p>
          </table:table-cell>
          <table:table-cell table:formula="of:=10/[.O8]" office:value-type="float" office:value="105.735964608058" calcext:value-type="float">
            <text:p>105.7359646081</text:p>
          </table:table-cell>
          <table:table-cell table:formula="of:=10/[.P8]" office:value-type="float" office:value="95.1818925967524" calcext:value-type="float">
            <text:p>95.1818925968</text:p>
          </table:table-cell>
          <table:table-cell table:formula="of:=10/[.Q8]" office:value-type="float" office:value="92.804840700491" calcext:value-type="float">
            <text:p>92.8048407005</text:p>
          </table:table-cell>
          <table:table-cell table:formula="of:=10/[.R8]" office:value-type="float" office:value="94.4010723961824" calcext:value-type="float">
            <text:p>94.4010723962</text:p>
          </table:table-cell>
          <table:table-cell table:formula="of:=10/[.S8]" office:value-type="float" office:value="95.0416757748273" calcext:value-type="float">
            <text:p>95.0416757748</text:p>
          </table:table-cell>
          <table:table-cell table:formula="of:=10/[.T8]" office:value-type="float" office:value="50.7683794225605" calcext:value-type="float">
            <text:p>50.7683794226</text:p>
          </table:table-cell>
          <table:table-cell table:formula="of:=10/[.U8]" office:value-type="float" office:value="42.3556519381946" calcext:value-type="float">
            <text:p>42.3556519382</text:p>
          </table:table-cell>
          <table:table-cell table:formula="of:=10/[.V8]" office:value-type="float" office:value="46.9920395485005" calcext:value-type="float">
            <text:p>46.9920395485</text:p>
          </table:table-cell>
          <table:table-cell table:formula="of:=10/[.W8]" office:value-type="float" office:value="47.1433487806373" calcext:value-type="float">
            <text:p>47.1433487806</text:p>
          </table:table-cell>
          <table:table-cell table:formula="of:=10/[.X8]" office:value-type="float" office:value="45.3652583778291" calcext:value-type="float">
            <text:p>45.3652583778</text:p>
          </table:table-cell>
          <table:table-cell table:formula="of:=10/[.Y8]" office:value-type="float" office:value="51.8430193374462" calcext:value-type="float">
            <text:p>51.8430193374</text:p>
          </table:table-cell>
        </table:table-row>
        <table:table-row table:style-name="ro1">
          <table:table-cell table:formula="of:=10/[.A9]" office:value-type="float" office:value="213.439882522689" calcext:value-type="float">
            <text:p>213.4398825227</text:p>
          </table:table-cell>
          <table:table-cell table:formula="of:=10/[.B9]" office:value-type="float" office:value="226.550853870168" calcext:value-type="float">
            <text:p>226.5508538702</text:p>
          </table:table-cell>
          <table:table-cell table:formula="of:=10/[.C9]" office:value-type="float" office:value="183.09719897905" calcext:value-type="float">
            <text:p>183.0971989791</text:p>
          </table:table-cell>
          <table:table-cell table:formula="of:=10/[.D9]" office:value-type="float" office:value="153.577275477702" calcext:value-type="float">
            <text:p>153.5772754777</text:p>
          </table:table-cell>
          <table:table-cell table:formula="of:=10/[.E9]" office:value-type="float" office:value="153.25623522993" calcext:value-type="float">
            <text:p>153.2562352299</text:p>
          </table:table-cell>
          <table:table-cell table:formula="of:=10/[.F9]" office:value-type="float" office:value="131.55800194969" calcext:value-type="float">
            <text:p>131.5580019497</text:p>
          </table:table-cell>
          <table:table-cell table:formula="of:=10/[.G9]" office:value-type="float" office:value="130.969937160624" calcext:value-type="float">
            <text:p>130.9699371606</text:p>
          </table:table-cell>
          <table:table-cell table:formula="of:=10/[.H9]" office:value-type="float" office:value="116.932668999863" calcext:value-type="float">
            <text:p>116.9326689999</text:p>
          </table:table-cell>
          <table:table-cell table:formula="of:=10/[.I9]" office:value-type="float" office:value="52.271182896869" calcext:value-type="float">
            <text:p>52.2711828969</text:p>
          </table:table-cell>
          <table:table-cell table:formula="of:=10/[.J9]" office:value-type="float" office:value="52.6221623498953" calcext:value-type="float">
            <text:p>52.6221623499</text:p>
          </table:table-cell>
          <table:table-cell table:formula="of:=10/[.K9]" office:value-type="float" office:value="45.4770772791974" calcext:value-type="float">
            <text:p>45.4770772792</text:p>
          </table:table-cell>
          <table:table-cell table:formula="of:=10/[.L9]" office:value-type="float" office:value="46.6842510679023" calcext:value-type="float">
            <text:p>46.6842510679</text:p>
          </table:table-cell>
          <table:table-cell table:formula="of:=10/[.M9]" office:value-type="float" office:value="50.1715868269482" calcext:value-type="float">
            <text:p>50.1715868269</text:p>
          </table:table-cell>
          <table:table-cell table:formula="of:=10/[.N9]" office:value-type="float" office:value="43.4302987135946" calcext:value-type="float">
            <text:p>43.4302987136</text:p>
          </table:table-cell>
          <table:table-cell table:formula="of:=10/[.O9]" office:value-type="float" office:value="47.8230928150585" calcext:value-type="float">
            <text:p>47.8230928151</text:p>
          </table:table-cell>
          <table:table-cell table:formula="of:=10/[.P9]" office:value-type="float" office:value="42.6490156607186" calcext:value-type="float">
            <text:p>42.6490156607</text:p>
          </table:table-cell>
          <table:table-cell table:formula="of:=10/[.Q9]" office:value-type="float" office:value="46.4073732034546" calcext:value-type="float">
            <text:p>46.4073732035</text:p>
          </table:table-cell>
          <table:table-cell table:formula="of:=10/[.R9]" office:value-type="float" office:value="44.6596044945426" calcext:value-type="float">
            <text:p>44.6596044945</text:p>
          </table:table-cell>
          <table:table-cell table:formula="of:=10/[.S9]" office:value-type="float" office:value="21.4879087537443" calcext:value-type="float">
            <text:p>21.4879087537</text:p>
          </table:table-cell>
          <table:table-cell table:formula="of:=10/[.T9]" office:value-type="float" office:value="193.149750933396" calcext:value-type="float">
            <text:p>193.1497509334</text:p>
          </table:table-cell>
          <table:table-cell table:formula="of:=10/[.U9]" office:value-type="float" office:value="192.405004838986" calcext:value-type="float">
            <text:p>192.405004839</text:p>
          </table:table-cell>
          <table:table-cell table:formula="of:=10/[.V9]" office:value-type="float" office:value="160.046093274863" calcext:value-type="float">
            <text:p>160.0460932749</text:p>
          </table:table-cell>
          <table:table-cell table:formula="of:=10/[.W9]" office:value-type="float" office:value="135.046807223384" calcext:value-type="float">
            <text:p>135.0468072234</text:p>
          </table:table-cell>
          <table:table-cell table:formula="of:=10/[.X9]" office:value-type="float" office:value="160.037640853129" calcext:value-type="float">
            <text:p>160.0376408531</text:p>
          </table:table-cell>
          <table:table-cell table:formula="of:=10/[.Y9]" office:value-type="float" office:value="137.526233128969" calcext:value-type="float">
            <text:p>137.526233129</text:p>
          </table:table-cell>
        </table:table-row>
        <table:table-row table:style-name="ro1">
          <table:table-cell table:formula="of:=10/[.A10]" office:value-type="float" office:value="136.421367405934" calcext:value-type="float">
            <text:p>136.4213674059</text:p>
          </table:table-cell>
          <table:table-cell table:formula="of:=10/[.B10]" office:value-type="float" office:value="122.262093249299" calcext:value-type="float">
            <text:p>122.2620932493</text:p>
          </table:table-cell>
          <table:table-cell table:formula="of:=10/[.C10]" office:value-type="float" office:value="122.618443285291" calcext:value-type="float">
            <text:p>122.6184432853</text:p>
          </table:table-cell>
          <table:table-cell table:formula="of:=10/[.D10]" office:value-type="float" office:value="109.732866310254" calcext:value-type="float">
            <text:p>109.7328663103</text:p>
          </table:table-cell>
          <table:table-cell table:formula="of:=10/[.E10]" office:value-type="float" office:value="115.254112266726" calcext:value-type="float">
            <text:p>115.2541122667</text:p>
          </table:table-cell>
          <table:table-cell table:formula="of:=10/[.F10]" office:value-type="float" office:value="103.412188574194" calcext:value-type="float">
            <text:p>103.4121885742</text:p>
          </table:table-cell>
          <table:table-cell table:formula="of:=10/[.G10]" office:value-type="float" office:value="92.7359899103243" calcext:value-type="float">
            <text:p>92.7359899103</text:p>
          </table:table-cell>
          <table:table-cell table:formula="of:=10/[.H10]" office:value-type="float" office:value="72.3541882221852" calcext:value-type="float">
            <text:p>72.3541882222</text:p>
          </table:table-cell>
          <table:table-cell table:formula="of:=10/[.I10]" office:value-type="float" office:value="87.7678015043401" calcext:value-type="float">
            <text:p>87.7678015043</text:p>
          </table:table-cell>
          <table:table-cell table:formula="of:=10/[.J10]" office:value-type="float" office:value="81.7514429129674" calcext:value-type="float">
            <text:p>81.751442913</text:p>
          </table:table-cell>
          <table:table-cell table:formula="of:=10/[.K10]" office:value-type="float" office:value="85.9047488145145" calcext:value-type="float">
            <text:p>85.9047488145</text:p>
          </table:table-cell>
          <table:table-cell table:formula="of:=10/[.L10]" office:value-type="float" office:value="86.9330876024724" calcext:value-type="float">
            <text:p>86.9330876025</text:p>
          </table:table-cell>
          <table:table-cell table:formula="of:=10/[.M10]" office:value-type="float" office:value="81.9873739444126" calcext:value-type="float">
            <text:p>81.9873739444</text:p>
          </table:table-cell>
          <table:table-cell table:formula="of:=10/[.N10]" office:value-type="float" office:value="83.4982423619983" calcext:value-type="float">
            <text:p>83.498242362</text:p>
          </table:table-cell>
          <table:table-cell table:formula="of:=10/[.O10]" office:value-type="float" office:value="84.6009373783862" calcext:value-type="float">
            <text:p>84.6009373784</text:p>
          </table:table-cell>
          <table:table-cell table:formula="of:=10/[.P10]" office:value-type="float" office:value="81.7501062751382" calcext:value-type="float">
            <text:p>81.7501062751</text:p>
          </table:table-cell>
          <table:table-cell table:formula="of:=10/[.Q10]" office:value-type="float" office:value="79.4237016210378" calcext:value-type="float">
            <text:p>79.423701621</text:p>
          </table:table-cell>
          <table:table-cell table:formula="of:=10/[.R10]" office:value-type="float" office:value="54.0593138791883" calcext:value-type="float">
            <text:p>54.0593138792</text:p>
          </table:table-cell>
          <table:table-cell table:formula="of:=10/[.S10]" office:value-type="float" office:value="160.8738668447" calcext:value-type="float">
            <text:p>160.8738668447</text:p>
          </table:table-cell>
          <table:table-cell table:formula="of:=10/[.T10]" office:value-type="float" office:value="195.573391848892" calcext:value-type="float">
            <text:p>195.5733918489</text:p>
          </table:table-cell>
          <table:table-cell table:formula="of:=10/[.U10]" office:value-type="float" office:value="164.333676242938" calcext:value-type="float">
            <text:p>164.3336762429</text:p>
          </table:table-cell>
          <table:table-cell table:formula="of:=10/[.V10]" office:value-type="float" office:value="139.443758845963" calcext:value-type="float">
            <text:p>139.443758846</text:p>
          </table:table-cell>
          <table:table-cell table:formula="of:=10/[.W10]" office:value-type="float" office:value="139.142050118966" calcext:value-type="float">
            <text:p>139.142050119</text:p>
          </table:table-cell>
          <table:table-cell table:formula="of:=10/[.X10]" office:value-type="float" office:value="121.527798876354" calcext:value-type="float">
            <text:p>121.5277988764</text:p>
          </table:table-cell>
          <table:table-cell table:formula="of:=10/[.Y10]" office:value-type="float" office:value="121.854478944155" calcext:value-type="float">
            <text:p>121.8544789442</text:p>
          </table:table-cell>
        </table:table-row>
        <table:table-row table:style-name="ro1">
          <table:table-cell table:formula="of:=10/[.A11]" office:value-type="float" office:value="108.096188312208" calcext:value-type="float">
            <text:p>108.0961883122</text:p>
          </table:table-cell>
          <table:table-cell table:formula="of:=10/[.B11]" office:value-type="float" office:value="108.393681515517" calcext:value-type="float">
            <text:p>108.3936815155</text:p>
          </table:table-cell>
          <table:table-cell table:formula="of:=10/[.C11]" office:value-type="float" office:value="96.389258381046" calcext:value-type="float">
            <text:p>96.389258381</text:p>
          </table:table-cell>
          <table:table-cell table:formula="of:=10/[.D11]" office:value-type="float" office:value="98.3409875401969" calcext:value-type="float">
            <text:p>98.3409875402</text:p>
          </table:table-cell>
          <table:table-cell table:formula="of:=10/[.E11]" office:value-type="float" office:value="89.3726930673602" calcext:value-type="float">
            <text:p>89.3726930674</text:p>
          </table:table-cell>
          <table:table-cell table:formula="of:=10/[.F11]" office:value-type="float" office:value="94.0813427289234" calcext:value-type="float">
            <text:p>94.0813427289</text:p>
          </table:table-cell>
          <table:table-cell table:formula="of:=10/[.G11]" office:value-type="float" office:value="93.9487603461072" calcext:value-type="float">
            <text:p>93.9487603461</text:p>
          </table:table-cell>
          <table:table-cell table:formula="of:=10/[.H11]" office:value-type="float" office:value="83.3194467588735" calcext:value-type="float">
            <text:p>83.3194467589</text:p>
          </table:table-cell>
          <table:table-cell table:formula="of:=10/[.I11]" office:value-type="float" office:value="66.5428968784727" calcext:value-type="float">
            <text:p>66.5428968785</text:p>
          </table:table-cell>
          <table:table-cell table:formula="of:=10/[.J11]" office:value-type="float" office:value="73.4079647641769" calcext:value-type="float">
            <text:p>73.4079647642</text:p>
          </table:table-cell>
          <table:table-cell table:formula="of:=10/[.K11]" office:value-type="float" office:value="70.2350768020565" calcext:value-type="float">
            <text:p>70.2350768021</text:p>
          </table:table-cell>
          <table:table-cell table:formula="of:=10/[.L11]" office:value-type="float" office:value="58.0838149449656" calcext:value-type="float">
            <text:p>58.083814945</text:p>
          </table:table-cell>
          <table:table-cell table:formula="of:=10/[.M11]" office:value-type="float" office:value="69.4676003112149" calcext:value-type="float">
            <text:p>69.4676003112</text:p>
          </table:table-cell>
          <table:table-cell table:formula="of:=10/[.N11]" office:value-type="float" office:value="70.3398116299845" calcext:value-type="float">
            <text:p>70.33981163</text:p>
          </table:table-cell>
          <table:table-cell table:formula="of:=10/[.O11]" office:value-type="float" office:value="67.9634085008631" calcext:value-type="float">
            <text:p>67.9634085009</text:p>
          </table:table-cell>
          <table:table-cell table:formula="of:=10/[.P11]" office:value-type="float" office:value="51.5049753806218" calcext:value-type="float">
            <text:p>51.5049753806</text:p>
          </table:table-cell>
          <table:table-cell table:formula="of:=10/[.Q11]" office:value-type="float" office:value="59.4512648256592" calcext:value-type="float">
            <text:p>59.4512648257</text:p>
          </table:table-cell>
          <table:table-cell table:formula="of:=10/[.R11]" office:value-type="float" office:value="59.6459416901274" calcext:value-type="float">
            <text:p>59.6459416901</text:p>
          </table:table-cell>
          <table:table-cell table:formula="of:=10/[.S11]" office:value-type="float" office:value="64.1510886439743" calcext:value-type="float">
            <text:p>64.151088644</text:p>
          </table:table-cell>
          <table:table-cell table:formula="of:=10/[.T11]" office:value-type="float" office:value="89.2928896072006" calcext:value-type="float">
            <text:p>89.2928896072</text:p>
          </table:table-cell>
          <table:table-cell table:formula="of:=10/[.U11]" office:value-type="float" office:value="76.791350222311" calcext:value-type="float">
            <text:p>76.7913502223</text:p>
          </table:table-cell>
          <table:table-cell table:formula="of:=10/[.V11]" office:value-type="float" office:value="47.5852847265512" calcext:value-type="float">
            <text:p>47.5852847266</text:p>
          </table:table-cell>
          <table:table-cell table:formula="of:=10/[.W11]" office:value-type="float" office:value="257.355211957753" calcext:value-type="float">
            <text:p>257.3552119578</text:p>
          </table:table-cell>
          <table:table-cell table:formula="of:=10/[.X11]" office:value-type="float" office:value="212.250685039086" calcext:value-type="float">
            <text:p>212.2506850391</text:p>
          </table:table-cell>
          <table:table-cell table:formula="of:=10/[.Y11]" office:value-type="float" office:value="173.969016118229" calcext:value-type="float">
            <text:p>173.9690161182</text:p>
          </table:table-cell>
        </table:table-row>
        <table:table-row table:style-name="ro1">
          <table:table-cell table:formula="of:=10/[.A12]" office:value-type="float" office:value="173.950858882366" calcext:value-type="float">
            <text:p>173.9508588824</text:p>
          </table:table-cell>
          <table:table-cell table:formula="of:=10/[.B12]" office:value-type="float" office:value="162.012847618816" calcext:value-type="float">
            <text:p>162.0128476188</text:p>
          </table:table-cell>
          <table:table-cell table:formula="of:=10/[.C12]" office:value-type="float" office:value="151.899734023566" calcext:value-type="float">
            <text:p>151.8997340236</text:p>
          </table:table-cell>
          <table:table-cell table:formula="of:=10/[.D12]" office:value-type="float" office:value="127.474275691166" calcext:value-type="float">
            <text:p>127.4742756912</text:p>
          </table:table-cell>
          <table:table-cell table:formula="of:=10/[.E12]" office:value-type="float" office:value="117.6019550149" calcext:value-type="float">
            <text:p>117.6019550149</text:p>
          </table:table-cell>
          <table:table-cell table:formula="of:=10/[.F12]" office:value-type="float" office:value="89.2721640465287" calcext:value-type="float">
            <text:p>89.2721640465</text:p>
          </table:table-cell>
          <table:table-cell table:formula="of:=10/[.G12]" office:value-type="float" office:value="99.3176874869646" calcext:value-type="float">
            <text:p>99.317687487</text:p>
          </table:table-cell>
          <table:table-cell table:formula="of:=10/[.H12]" office:value-type="float" office:value="106.246102096129" calcext:value-type="float">
            <text:p>106.2461020961</text:p>
          </table:table-cell>
          <table:table-cell table:formula="of:=10/[.I12]" office:value-type="float" office:value="105.77007489579" calcext:value-type="float">
            <text:p>105.7700748958</text:p>
          </table:table-cell>
          <table:table-cell table:formula="of:=10/[.J12]" office:value-type="float" office:value="100.64007085061" calcext:value-type="float">
            <text:p>100.6400708506</text:p>
          </table:table-cell>
          <table:table-cell table:formula="of:=10/[.K12]" office:value-type="float" office:value="101.490489326245" calcext:value-type="float">
            <text:p>101.4904893262</text:p>
          </table:table-cell>
          <table:table-cell table:formula="of:=10/[.L12]" office:value-type="float" office:value="90.3595406120956" calcext:value-type="float">
            <text:p>90.3595406121</text:p>
          </table:table-cell>
          <table:table-cell table:formula="of:=10/[.M12]" office:value-type="float" office:value="98.4261656118663" calcext:value-type="float">
            <text:p>98.4261656119</text:p>
          </table:table-cell>
          <table:table-cell table:formula="of:=10/[.N12]" office:value-type="float" office:value="122.234893906224" calcext:value-type="float">
            <text:p>122.2348939062</text:p>
          </table:table-cell>
          <table:table-cell table:formula="of:=10/[.O12]" office:value-type="float" office:value="67.6786886577286" calcext:value-type="float">
            <text:p>67.6786886577</text:p>
          </table:table-cell>
          <table:table-cell table:formula="of:=10/[.P12]" office:value-type="float" office:value="97.414616088998" calcext:value-type="float">
            <text:p>97.414616089</text:p>
          </table:table-cell>
          <table:table-cell table:formula="of:=10/[.Q12]" office:value-type="float" office:value="95.5703158598939" calcext:value-type="float">
            <text:p>95.5703158599</text:p>
          </table:table-cell>
          <table:table-cell table:formula="of:=10/[.R12]" office:value-type="float" office:value="96.0467171232087" calcext:value-type="float">
            <text:p>96.0467171232</text:p>
          </table:table-cell>
          <table:table-cell table:formula="of:=10/[.S12]" office:value-type="float" office:value="111.944851488363" calcext:value-type="float">
            <text:p>111.9448514884</text:p>
          </table:table-cell>
          <table:table-cell table:formula="of:=10/[.T12]" office:value-type="float" office:value="117.334397165201" calcext:value-type="float">
            <text:p>117.3343971652</text:p>
          </table:table-cell>
          <table:table-cell table:formula="of:=10/[.U12]" office:value-type="float" office:value="99.8073717724791" calcext:value-type="float">
            <text:p>99.8073717725</text:p>
          </table:table-cell>
          <table:table-cell table:formula="of:=10/[.V12]" office:value-type="float" office:value="76.3591936469151" calcext:value-type="float">
            <text:p>76.3591936469</text:p>
          </table:table-cell>
          <table:table-cell table:formula="of:=10/[.W12]" office:value-type="float" office:value="221.108816492949" calcext:value-type="float">
            <text:p>221.1088164929</text:p>
          </table:table-cell>
          <table:table-cell table:formula="of:=10/[.X12]" office:value-type="float" office:value="208.78352280438" calcext:value-type="float">
            <text:p>208.7835228044</text:p>
          </table:table-cell>
          <table:table-cell table:formula="of:=10/[.Y12]" office:value-type="float" office:value="168.797738110309" calcext:value-type="float">
            <text:p>168.7977381103</text:p>
          </table:table-cell>
        </table:table-row>
        <table:table-row table:style-name="ro1">
          <table:table-cell table:formula="of:=10/[.A13]" office:value-type="float" office:value="141.923086202663" calcext:value-type="float">
            <text:p>141.9230862027</text:p>
          </table:table-cell>
          <table:table-cell table:formula="of:=10/[.B13]" office:value-type="float" office:value="158.044296655467" calcext:value-type="float">
            <text:p>158.0442966555</text:p>
          </table:table-cell>
          <table:table-cell table:formula="of:=10/[.C13]" office:value-type="float" office:value="135.685946735125" calcext:value-type="float">
            <text:p>135.6859467351</text:p>
          </table:table-cell>
          <table:table-cell table:formula="of:=10/[.D13]" office:value-type="float" office:value="108.679822721473" calcext:value-type="float">
            <text:p>108.6798227215</text:p>
          </table:table-cell>
          <table:table-cell table:formula="of:=10/[.E13]" office:value-type="float" office:value="116.998337453625" calcext:value-type="float">
            <text:p>116.9983374536</text:p>
          </table:table-cell>
          <table:table-cell table:formula="of:=10/[.F13]" office:value-type="float" office:value="115.784964164554" calcext:value-type="float">
            <text:p>115.7849641646</text:p>
          </table:table-cell>
          <table:table-cell table:formula="of:=10/[.G13]" office:value-type="float" office:value="104.156251041563" calcext:value-type="float">
            <text:p>104.1562510416</text:p>
          </table:table-cell>
          <table:table-cell table:formula="of:=10/[.H13]" office:value-type="float" office:value="106.217099253506" calcext:value-type="float">
            <text:p>106.2170992535</text:p>
          </table:table-cell>
          <table:table-cell table:formula="of:=10/[.I13]" office:value-type="float" office:value="110.307581660703" calcext:value-type="float">
            <text:p>110.3075816607</text:p>
          </table:table-cell>
          <table:table-cell table:formula="of:=10/[.J13]" office:value-type="float" office:value="99.1266938273808" calcext:value-type="float">
            <text:p>99.1266938274</text:p>
          </table:table-cell>
          <table:table-cell table:formula="of:=10/[.K13]" office:value-type="float" office:value="99.4995174273405" calcext:value-type="float">
            <text:p>99.4995174273</text:p>
          </table:table-cell>
          <table:table-cell table:formula="of:=10/[.L13]" office:value-type="float" office:value="91.7195582786073" calcext:value-type="float">
            <text:p>91.7195582786</text:p>
          </table:table-cell>
          <table:table-cell table:formula="of:=10/[.M13]" office:value-type="float" office:value="130.670614661504" calcext:value-type="float">
            <text:p>130.6706146615</text:p>
          </table:table-cell>
          <table:table-cell table:formula="of:=10/[.N13]" office:value-type="float" office:value="55.6588336134828" calcext:value-type="float">
            <text:p>55.6588336135</text:p>
          </table:table-cell>
          <table:table-cell table:formula="of:=10/[.O13]" office:value-type="float" office:value="52.8382041351179" calcext:value-type="float">
            <text:p>52.8382041351</text:p>
          </table:table-cell>
          <table:table-cell table:formula="of:=10/[.P13]" office:value-type="float" office:value="51.1561285041948" calcext:value-type="float">
            <text:p>51.1561285042</text:p>
          </table:table-cell>
          <table:table-cell table:formula="of:=10/[.Q13]" office:value-type="float" office:value="34.8517059910083" calcext:value-type="float">
            <text:p>34.851705991</text:p>
          </table:table-cell>
          <table:table-cell table:formula="of:=10/[.R13]" office:value-type="float" office:value="254.612301847976" calcext:value-type="float">
            <text:p>254.612301848</text:p>
          </table:table-cell>
          <table:table-cell table:formula="of:=10/[.S13]" office:value-type="float" office:value="187.396814628945" calcext:value-type="float">
            <text:p>187.3968146289</text:p>
          </table:table-cell>
          <table:table-cell table:formula="of:=10/[.T13]" office:value-type="float" office:value="186.873622974991" calcext:value-type="float">
            <text:p>186.873622975</text:p>
          </table:table-cell>
          <table:table-cell table:formula="of:=10/[.U13]" office:value-type="float" office:value="157.092408038104" calcext:value-type="float">
            <text:p>157.0924080381</text:p>
          </table:table-cell>
          <table:table-cell table:formula="of:=10/[.V13]" office:value-type="float" office:value="156.418149510724" calcext:value-type="float">
            <text:p>156.4181495107</text:p>
          </table:table-cell>
          <table:table-cell table:formula="of:=10/[.W13]" office:value-type="float" office:value="134.818493861714" calcext:value-type="float">
            <text:p>134.8184938617</text:p>
          </table:table-cell>
          <table:table-cell table:formula="of:=10/[.X13]" office:value-type="float" office:value="118.623680608112" calcext:value-type="float">
            <text:p>118.6236806081</text:p>
          </table:table-cell>
          <table:table-cell table:formula="of:=10/[.Y13]" office:value-type="float" office:value="117.971271635931" calcext:value-type="float">
            <text:p>117.9712716359</text:p>
          </table:table-cell>
        </table:table-row>
        <table:table-row table:style-name="ro1">
          <table:table-cell table:formula="of:=10/[.A14]" office:value-type="float" office:value="148.649150841726" calcext:value-type="float">
            <text:p>148.6491508417</text:p>
          </table:table-cell>
          <table:table-cell table:formula="of:=10/[.B14]" office:value-type="float" office:value="129.043247553985" calcext:value-type="float">
            <text:p>129.043247554</text:p>
          </table:table-cell>
          <table:table-cell table:formula="of:=10/[.C14]" office:value-type="float" office:value="77.7284633860073" calcext:value-type="float">
            <text:p>77.728463386</text:p>
          </table:table-cell>
          <table:table-cell table:formula="of:=10/[.D14]" office:value-type="float" office:value="215.659930169315" calcext:value-type="float">
            <text:p>215.6599301693</text:p>
          </table:table-cell>
          <table:table-cell table:formula="of:=10/[.E14]" office:value-type="float" office:value="90.8719160343496" calcext:value-type="float">
            <text:p>90.8719160343</text:p>
          </table:table-cell>
          <table:table-cell table:formula="of:=10/[.F14]" office:value-type="float" office:value="162.503067245394" calcext:value-type="float">
            <text:p>162.5030672454</text:p>
          </table:table-cell>
          <table:table-cell table:formula="of:=10/[.G14]" office:value-type="float" office:value="143.631315648488" calcext:value-type="float">
            <text:p>143.6313156485</text:p>
          </table:table-cell>
          <table:table-cell table:formula="of:=10/[.H14]" office:value-type="float" office:value="151.497476809524" calcext:value-type="float">
            <text:p>151.4974768095</text:p>
          </table:table-cell>
          <table:table-cell table:formula="of:=10/[.I14]" office:value-type="float" office:value="72.5536715785502" calcext:value-type="float">
            <text:p>72.5536715786</text:p>
          </table:table-cell>
          <table:table-cell table:formula="of:=10/[.J14]" office:value-type="float" office:value="130.476081124808" calcext:value-type="float">
            <text:p>130.4760811248</text:p>
          </table:table-cell>
          <table:table-cell table:formula="of:=10/[.K14]" office:value-type="float" office:value="132.186483403326" calcext:value-type="float">
            <text:p>132.1864834033</text:p>
          </table:table-cell>
          <table:table-cell table:formula="of:=10/[.L14]" office:value-type="float" office:value="67.4190634143711" calcext:value-type="float">
            <text:p>67.4190634144</text:p>
          </table:table-cell>
          <table:table-cell table:formula="of:=10/[.M14]" office:value-type="float" office:value="368.896152044238" calcext:value-type="float">
            <text:p>368.8961520442</text:p>
          </table:table-cell>
          <table:table-cell table:formula="of:=10/[.N14]" office:value-type="float" office:value="214.473991811383" calcext:value-type="float">
            <text:p>214.4739918114</text:p>
          </table:table-cell>
          <table:table-cell table:formula="of:=10/[.O14]" office:value-type="float" office:value="172.215151833489" calcext:value-type="float">
            <text:p>172.2151518335</text:p>
          </table:table-cell>
          <table:table-cell table:formula="of:=10/[.P14]" office:value-type="float" office:value="168.085589182012" calcext:value-type="float">
            <text:p>168.085589182</text:p>
          </table:table-cell>
          <table:table-cell table:formula="of:=10/[.Q14]" office:value-type="float" office:value="144.292440374756" calcext:value-type="float">
            <text:p>144.2924403748</text:p>
          </table:table-cell>
          <table:table-cell table:formula="of:=10/[.R14]" office:value-type="float" office:value="126.359948950581" calcext:value-type="float">
            <text:p>126.3599489506</text:p>
          </table:table-cell>
          <table:table-cell table:formula="of:=10/[.S14]" office:value-type="float" office:value="126.292764308654" calcext:value-type="float">
            <text:p>126.2927643087</text:p>
          </table:table-cell>
          <table:table-cell table:formula="of:=10/[.T14]" office:value-type="float" office:value="109.238758785527" calcext:value-type="float">
            <text:p>109.2387587855</text:p>
          </table:table-cell>
          <table:table-cell table:formula="of:=10/[.U14]" office:value-type="float" office:value="110.505296518862" calcext:value-type="float">
            <text:p>110.5052965189</text:p>
          </table:table-cell>
          <table:table-cell table:formula="of:=10/[.V14]" office:value-type="float" office:value="97.3482341030334" calcext:value-type="float">
            <text:p>97.348234103</text:p>
          </table:table-cell>
          <table:table-cell table:formula="of:=10/[.W14]" office:value-type="float" office:value="95.7496720573732" calcext:value-type="float">
            <text:p>95.7496720574</text:p>
          </table:table-cell>
          <table:table-cell table:formula="of:=10/[.X14]" office:value-type="float" office:value="90.266557143244" calcext:value-type="float">
            <text:p>90.2665571432</text:p>
          </table:table-cell>
          <table:table-cell table:formula="of:=10/[.Y14]" office:value-type="float" office:value="90.2608538676776" calcext:value-type="float">
            <text:p>90.2608538677</text:p>
          </table:table-cell>
        </table:table-row>
        <table:table-row table:style-name="ro1">
          <table:table-cell table:formula="of:=10/[.A15]" office:value-type="float" office:value="91.0340558402899" calcext:value-type="float">
            <text:p>91.0340558403</text:p>
          </table:table-cell>
          <table:table-cell table:formula="of:=10/[.B15]" office:value-type="float" office:value="91.2050928923871" calcext:value-type="float">
            <text:p>91.2050928924</text:p>
          </table:table-cell>
          <table:table-cell table:formula="of:=10/[.C15]" office:value-type="float" office:value="83.2625601571997" calcext:value-type="float">
            <text:p>83.2625601572</text:p>
          </table:table-cell>
          <table:table-cell table:formula="of:=10/[.D15]" office:value-type="float" office:value="86.8447563136138" calcext:value-type="float">
            <text:p>86.8447563136</text:p>
          </table:table-cell>
          <table:table-cell table:formula="of:=10/[.E15]" office:value-type="float" office:value="44.043938232781" calcext:value-type="float">
            <text:p>44.0439382328</text:p>
          </table:table-cell>
          <table:table-cell table:formula="of:=10/[.F15]" office:value-type="float" office:value="42.2620330573623" calcext:value-type="float">
            <text:p>42.2620330574</text:p>
          </table:table-cell>
          <table:table-cell table:formula="of:=10/[.G15]" office:value-type="float" office:value="43.1207337424054" calcext:value-type="float">
            <text:p>43.1207337424</text:p>
          </table:table-cell>
          <table:table-cell table:formula="of:=10/[.H15]" office:value-type="float" office:value="41.5854018605309" calcext:value-type="float">
            <text:p>41.5854018605</text:p>
          </table:table-cell>
          <table:table-cell table:formula="of:=10/[.I15]" office:value-type="float" office:value="34.8039147443304" calcext:value-type="float">
            <text:p>34.8039147443</text:p>
          </table:table-cell>
          <table:table-cell table:formula="of:=10/[.J15]" office:value-type="float" office:value="40.2850570637833" calcext:value-type="float">
            <text:p>40.2850570638</text:p>
          </table:table-cell>
          <table:table-cell table:formula="of:=10/[.K15]" office:value-type="float" office:value="285.807377260022" calcext:value-type="float">
            <text:p>285.80737726</text:p>
          </table:table-cell>
          <table:table-cell table:formula="of:=10/[.L15]" office:value-type="float" office:value="186.265525231528" calcext:value-type="float">
            <text:p>186.2655252315</text:p>
          </table:table-cell>
          <table:table-cell table:formula="of:=10/[.M15]" office:value-type="float" office:value="157.124002262586" calcext:value-type="float">
            <text:p>157.1240022626</text:p>
          </table:table-cell>
          <table:table-cell table:formula="of:=10/[.N15]" office:value-type="float" office:value="158.333821529283" calcext:value-type="float">
            <text:p>158.3338215293</text:p>
          </table:table-cell>
          <table:table-cell table:formula="of:=10/[.O15]" office:value-type="float" office:value="133.457359706287" calcext:value-type="float">
            <text:p>133.4573597063</text:p>
          </table:table-cell>
          <table:table-cell table:formula="of:=10/[.P15]" office:value-type="float" office:value="117.002717973139" calcext:value-type="float">
            <text:p>117.0027179731</text:p>
          </table:table-cell>
          <table:table-cell table:formula="of:=10/[.Q15]" office:value-type="float" office:value="117.921329963928" calcext:value-type="float">
            <text:p>117.9213299639</text:p>
          </table:table-cell>
          <table:table-cell table:formula="of:=10/[.R15]" office:value-type="float" office:value="104.528596933549" calcext:value-type="float">
            <text:p>104.5285969336</text:p>
          </table:table-cell>
          <table:table-cell table:formula="of:=10/[.S15]" office:value-type="float" office:value="105.158773974886" calcext:value-type="float">
            <text:p>105.1587739749</text:p>
          </table:table-cell>
          <table:table-cell table:formula="of:=10/[.T15]" office:value-type="float" office:value="131.947184181116" calcext:value-type="float">
            <text:p>131.9471841811</text:p>
          </table:table-cell>
          <table:table-cell table:formula="of:=10/[.U15]" office:value-type="float" office:value="134.134743715452" calcext:value-type="float">
            <text:p>134.1347437155</text:p>
          </table:table-cell>
          <table:table-cell table:formula="of:=10/[.V15]" office:value-type="float" office:value="133.053920101121" calcext:value-type="float">
            <text:p>133.0539201011</text:p>
          </table:table-cell>
          <table:table-cell table:formula="of:=10/[.W15]" office:value-type="float" office:value="117.412096498654" calcext:value-type="float">
            <text:p>117.4120964987</text:p>
          </table:table-cell>
          <table:table-cell table:formula="of:=10/[.X15]" office:value-type="float" office:value="94.1238481594082" calcext:value-type="float">
            <text:p>94.1238481594</text:p>
          </table:table-cell>
          <table:table-cell table:formula="of:=10/[.Y15]" office:value-type="float" office:value="100.002300052901" calcext:value-type="float">
            <text:p>100.0023000529</text:p>
          </table:table-cell>
        </table:table-row>
        <table:table-row table:style-name="ro1">
          <table:table-cell table:formula="of:=10/[.A16]" office:value-type="float" office:value="100.474642209799" calcext:value-type="float">
            <text:p>100.4746422098</text:p>
          </table:table-cell>
          <table:table-cell table:formula="of:=10/[.B16]" office:value-type="float" office:value="134.260266211256" calcext:value-type="float">
            <text:p>134.2602662113</text:p>
          </table:table-cell>
          <table:table-cell table:formula="of:=10/[.C16]" office:value-type="float" office:value="205.103803034716" calcext:value-type="float">
            <text:p>205.1038030347</text:p>
          </table:table-cell>
          <table:table-cell table:formula="of:=10/[.D16]" office:value-type="float" office:value="94.4572486492614" calcext:value-type="float">
            <text:p>94.4572486493</text:p>
          </table:table-cell>
          <table:table-cell table:formula="of:=10/[.E16]" office:value-type="float" office:value="159.798526018396" calcext:value-type="float">
            <text:p>159.7985260184</text:p>
          </table:table-cell>
          <table:table-cell table:formula="of:=10/[.F16]" office:value-type="float" office:value="57.198748491383" calcext:value-type="float">
            <text:p>57.1987484914</text:p>
          </table:table-cell>
          <table:table-cell table:formula="of:=10/[.G16]" office:value-type="float" office:value="47.4495848161329" calcext:value-type="float">
            <text:p>47.4495848161</text:p>
          </table:table-cell>
          <table:table-cell table:formula="of:=10/[.H16]" office:value-type="float" office:value="57.335175703646" calcext:value-type="float">
            <text:p>57.3351757036</text:p>
          </table:table-cell>
          <table:table-cell table:formula="of:=10/[.I16]" office:value-type="float" office:value="202.392276710721" calcext:value-type="float">
            <text:p>202.3922767107</text:p>
          </table:table-cell>
          <table:table-cell table:formula="of:=10/[.J16]" office:value-type="float" office:value="165.515780274491" calcext:value-type="float">
            <text:p>165.5157802745</text:p>
          </table:table-cell>
          <table:table-cell table:formula="of:=10/[.K16]" office:value-type="float" office:value="126.194908035461" calcext:value-type="float">
            <text:p>126.1949080355</text:p>
          </table:table-cell>
          <table:table-cell table:formula="of:=10/[.L16]" office:value-type="float" office:value="148.70551846179" calcext:value-type="float">
            <text:p>148.7055184618</text:p>
          </table:table-cell>
          <table:table-cell table:formula="of:=10/[.M16]" office:value-type="float" office:value="129.028262350585" calcext:value-type="float">
            <text:p>129.0282623506</text:p>
          </table:table-cell>
          <table:table-cell table:formula="of:=10/[.N16]" office:value-type="float" office:value="133.37049924579" calcext:value-type="float">
            <text:p>133.3704992458</text:p>
          </table:table-cell>
          <table:table-cell table:formula="of:=10/[.O16]" office:value-type="float" office:value="115.678750854577" calcext:value-type="float">
            <text:p>115.6787508546</text:p>
          </table:table-cell>
          <table:table-cell table:formula="of:=10/[.P16]" office:value-type="float" office:value="113.592733700011" calcext:value-type="float">
            <text:p>113.5927337</text:p>
          </table:table-cell>
          <table:table-cell table:formula="of:=10/[.Q16]" office:value-type="float" office:value="113.524773943794" calcext:value-type="float">
            <text:p>113.5247739438</text:p>
          </table:table-cell>
          <table:table-cell table:formula="of:=10/[.R16]" office:value-type="float" office:value="105.812267874337" calcext:value-type="float">
            <text:p>105.8122678743</text:p>
          </table:table-cell>
          <table:table-cell table:formula="of:=10/[.S16]" office:value-type="float" office:value="103.9713953897" calcext:value-type="float">
            <text:p>103.9713953897</text:p>
          </table:table-cell>
          <table:table-cell table:formula="of:=10/[.T16]" office:value-type="float" office:value="96.2565815437631" calcext:value-type="float">
            <text:p>96.2565815438</text:p>
          </table:table-cell>
          <table:table-cell table:formula="of:=10/[.U16]" office:value-type="float" office:value="99.8911186806381" calcext:value-type="float">
            <text:p>99.8911186806</text:p>
          </table:table-cell>
          <table:table-cell table:formula="of:=10/[.V16]" office:value-type="float" office:value="91.3709294250941" calcext:value-type="float">
            <text:p>91.3709294251</text:p>
          </table:table-cell>
          <table:table-cell table:formula="of:=10/[.W16]" office:value-type="float" office:value="88.7216977784087" calcext:value-type="float">
            <text:p>88.7216977784</text:p>
          </table:table-cell>
          <table:table-cell table:formula="of:=10/[.X16]" office:value-type="float" office:value="81.7855419518937" calcext:value-type="float">
            <text:p>81.7855419519</text:p>
          </table:table-cell>
          <table:table-cell table:formula="of:=10/[.Y16]" office:value-type="float" office:value="84.269426209477" calcext:value-type="float">
            <text:p>84.2694262095</text:p>
          </table:table-cell>
        </table:table-row>
        <table:table-row table:style-name="ro1">
          <table:table-cell table:formula="of:=10/[.A17]" office:value-type="float" office:value="67.6635766966642" calcext:value-type="float">
            <text:p>67.6635766967</text:p>
          </table:table-cell>
          <table:table-cell table:formula="of:=10/[.B17]" office:value-type="float" office:value="74.732271636861" calcext:value-type="float">
            <text:p>74.7322716369</text:p>
          </table:table-cell>
          <table:table-cell table:formula="of:=10/[.C17]" office:value-type="float" office:value="69.6320641729104" calcext:value-type="float">
            <text:p>69.6320641729</text:p>
          </table:table-cell>
          <table:table-cell table:formula="of:=10/[.D17]" office:value-type="float" office:value="69.6733018874498" calcext:value-type="float">
            <text:p>69.6733018874</text:p>
          </table:table-cell>
          <table:table-cell table:formula="of:=10/[.E17]" office:value-type="float" office:value="69.3957710217139" calcext:value-type="float">
            <text:p>69.3957710217</text:p>
          </table:table-cell>
          <table:table-cell table:formula="of:=10/[.F17]" office:value-type="float" office:value="69.8670430171384" calcext:value-type="float">
            <text:p>69.8670430171</text:p>
          </table:table-cell>
          <table:table-cell table:formula="of:=10/[.G17]" office:value-type="float" office:value="75.7002271006813" calcext:value-type="float">
            <text:p>75.7002271007</text:p>
          </table:table-cell>
          <table:table-cell table:formula="of:=10/[.H17]" office:value-type="float" office:value="51.9450836575572" calcext:value-type="float">
            <text:p>51.9450836576</text:p>
          </table:table-cell>
          <table:table-cell table:formula="of:=10/[.I17]" office:value-type="float" office:value="65.4673056275696" calcext:value-type="float">
            <text:p>65.4673056276</text:p>
          </table:table-cell>
          <table:table-cell table:formula="of:=10/[.J17]" office:value-type="float" office:value="73.5591599543933" calcext:value-type="float">
            <text:p>73.5591599544</text:p>
          </table:table-cell>
          <table:table-cell table:formula="of:=10/[.K17]" office:value-type="float" office:value="84.107826233231" calcext:value-type="float">
            <text:p>84.1078262332</text:p>
          </table:table-cell>
          <table:table-cell table:formula="of:=10/[.L17]" office:value-type="float" office:value="66.8945541143496" calcext:value-type="float">
            <text:p>66.8945541143</text:p>
          </table:table-cell>
          <table:table-cell table:formula="of:=10/[.M17]" office:value-type="float" office:value="58.343057176196" calcext:value-type="float">
            <text:p>58.3430571762</text:p>
          </table:table-cell>
          <table:table-cell table:formula="of:=10/[.N17]" office:value-type="float" office:value="237.08705362435" calcext:value-type="float">
            <text:p>237.0870536244</text:p>
          </table:table-cell>
          <table:table-cell table:formula="of:=10/[.O17]" office:value-type="float" office:value="189.911159559558" calcext:value-type="float">
            <text:p>189.9111595596</text:p>
          </table:table-cell>
          <table:table-cell table:formula="of:=10/[.P17]" office:value-type="float" office:value="156.687255372023" calcext:value-type="float">
            <text:p>156.687255372</text:p>
          </table:table-cell>
          <table:table-cell table:formula="of:=10/[.Q17]" office:value-type="float" office:value="133.797879571205" calcext:value-type="float">
            <text:p>133.7978795712</text:p>
          </table:table-cell>
          <table:table-cell table:formula="of:=10/[.R17]" office:value-type="float" office:value="131.289419648249" calcext:value-type="float">
            <text:p>131.2894196483</text:p>
          </table:table-cell>
          <table:table-cell table:formula="of:=10/[.S17]" office:value-type="float" office:value="115.456509264808" calcext:value-type="float">
            <text:p>115.4565092648</text:p>
          </table:table-cell>
          <table:table-cell table:formula="of:=10/[.T17]" office:value-type="float" office:value="114.996193625991" calcext:value-type="float">
            <text:p>114.996193626</text:p>
          </table:table-cell>
          <table:table-cell table:formula="of:=10/[.U17]" office:value-type="float" office:value="105.567079961785" calcext:value-type="float">
            <text:p>105.5670799618</text:p>
          </table:table-cell>
          <table:table-cell table:formula="of:=10/[.V17]" office:value-type="float" office:value="105.411621842131" calcext:value-type="float">
            <text:p>105.4116218421</text:p>
          </table:table-cell>
          <table:table-cell table:formula="of:=10/[.W17]" office:value-type="float" office:value="103.791719081485" calcext:value-type="float">
            <text:p>103.7917190815</text:p>
          </table:table-cell>
          <table:table-cell table:formula="of:=10/[.X17]" office:value-type="float" office:value="102.418510711952" calcext:value-type="float">
            <text:p>102.418510712</text:p>
          </table:table-cell>
          <table:table-cell table:formula="of:=10/[.Y17]" office:value-type="float" office:value="93.8923055255622" calcext:value-type="float">
            <text:p>93.8923055256</text:p>
          </table:table-cell>
        </table:table-row>
        <table:table-row table:style-name="ro1">
          <table:table-cell table:formula="of:=10/[.A18]" office:value-type="float" office:value="95.5502259762844" calcext:value-type="float">
            <text:p>95.5502259763</text:p>
          </table:table-cell>
          <table:table-cell table:formula="of:=10/[.B18]" office:value-type="float" office:value="75.4329853358277" calcext:value-type="float">
            <text:p>75.4329853358</text:p>
          </table:table-cell>
          <table:table-cell table:formula="of:=10/[.C18]" office:value-type="float" office:value="59.8494188621429" calcext:value-type="float">
            <text:p>59.8494188621</text:p>
          </table:table-cell>
          <table:table-cell table:formula="of:=10/[.D18]" office:value-type="float" office:value="79.8161036970819" calcext:value-type="float">
            <text:p>79.8161036971</text:p>
          </table:table-cell>
          <table:table-cell table:formula="of:=10/[.E18]" office:value-type="float" office:value="80.8296353775148" calcext:value-type="float">
            <text:p>80.8296353775</text:p>
          </table:table-cell>
          <table:table-cell table:formula="of:=10/[.F18]" office:value-type="float" office:value="81.0149553607596" calcext:value-type="float">
            <text:p>81.0149553608</text:p>
          </table:table-cell>
          <table:table-cell table:formula="of:=10/[.G18]" office:value-type="float" office:value="45.2785764415567" calcext:value-type="float">
            <text:p>45.2785764416</text:p>
          </table:table-cell>
          <table:table-cell table:formula="of:=10/[.H18]" office:value-type="float" office:value="43.8862118299673" calcext:value-type="float">
            <text:p>43.88621183</text:p>
          </table:table-cell>
          <table:table-cell table:formula="of:=10/[.I18]" office:value-type="float" office:value="38.056818830514" calcext:value-type="float">
            <text:p>38.0568188305</text:p>
          </table:table-cell>
          <table:table-cell table:formula="of:=10/[.J18]" office:value-type="float" office:value="54.0076366798265" calcext:value-type="float">
            <text:p>54.0076366798</text:p>
          </table:table-cell>
          <table:table-cell table:formula="of:=10/[.K18]" office:value-type="float" office:value="54.6412257119752" calcext:value-type="float">
            <text:p>54.641225712</text:p>
          </table:table-cell>
          <table:table-cell table:formula="of:=10/[.L18]" office:value-type="float" office:value="241.520808225233" calcext:value-type="float">
            <text:p>241.5208082252</text:p>
          </table:table-cell>
          <table:table-cell table:formula="of:=10/[.M18]" office:value-type="float" office:value="196.769439344836" calcext:value-type="float">
            <text:p>196.7694393448</text:p>
          </table:table-cell>
          <table:table-cell table:formula="of:=10/[.N18]" office:value-type="float" office:value="160.861445211396" calcext:value-type="float">
            <text:p>160.8614452114</text:p>
          </table:table-cell>
          <table:table-cell table:formula="of:=10/[.O18]" office:value-type="float" office:value="150.818871060423" calcext:value-type="float">
            <text:p>150.8188710604</text:p>
          </table:table-cell>
          <table:table-cell table:formula="of:=10/[.P18]" office:value-type="float" office:value="149.128196562893" calcext:value-type="float">
            <text:p>149.1281965629</text:p>
          </table:table-cell>
          <table:table-cell table:formula="of:=10/[.Q18]" office:value-type="float" office:value="104.293122077185" calcext:value-type="float">
            <text:p>104.2931220772</text:p>
          </table:table-cell>
          <table:table-cell table:formula="of:=10/[.R18]" office:value-type="float" office:value="113.561645235692" calcext:value-type="float">
            <text:p>113.5616452357</text:p>
          </table:table-cell>
          <table:table-cell table:formula="of:=10/[.S18]" office:value-type="float" office:value="114.947153046387" calcext:value-type="float">
            <text:p>114.9471530464</text:p>
          </table:table-cell>
          <table:table-cell table:formula="of:=10/[.T18]" office:value-type="float" office:value="85.3351538166148" calcext:value-type="float">
            <text:p>85.3351538166</text:p>
          </table:table-cell>
          <table:table-cell table:formula="of:=10/[.U18]" office:value-type="float" office:value="98.934475696746" calcext:value-type="float">
            <text:p>98.9344756967</text:p>
          </table:table-cell>
          <table:table-cell table:formula="of:=10/[.V18]" office:value-type="float" office:value="102.789818462902" calcext:value-type="float">
            <text:p>102.7898184629</text:p>
          </table:table-cell>
          <table:table-cell table:formula="of:=10/[.W18]" office:value-type="float" office:value="107.57592708934" calcext:value-type="float">
            <text:p>107.5759270893</text:p>
          </table:table-cell>
          <table:table-cell table:formula="of:=10/[.X18]" office:value-type="float" office:value="111.494404095858" calcext:value-type="float">
            <text:p>111.4944040959</text:p>
          </table:table-cell>
          <table:table-cell table:formula="of:=10/[.Y18]" office:value-type="float" office:value="101.136675091352" calcext:value-type="float">
            <text:p>101.1366750914</text:p>
          </table:table-cell>
        </table:table-row>
        <table:table-row table:style-name="ro1">
          <table:table-cell table:formula="of:=10/[.A19]" office:value-type="float" office:value="102.276260452634" calcext:value-type="float">
            <text:p>102.2762604526</text:p>
          </table:table-cell>
          <table:table-cell table:formula="of:=10/[.B19]" office:value-type="float" office:value="103.698618630701" calcext:value-type="float">
            <text:p>103.6986186307</text:p>
          </table:table-cell>
          <table:table-cell table:formula="of:=10/[.C19]" office:value-type="float" office:value="107.001882163107" calcext:value-type="float">
            <text:p>107.0018821631</text:p>
          </table:table-cell>
          <table:table-cell table:formula="of:=10/[.D19]" office:value-type="float" office:value="77.3838082119697" calcext:value-type="float">
            <text:p>77.383808212</text:p>
          </table:table-cell>
          <table:table-cell table:formula="of:=10/[.E19]" office:value-type="float" office:value="87.8711457518695" calcext:value-type="float">
            <text:p>87.8711457519</text:p>
          </table:table-cell>
          <table:table-cell table:formula="of:=10/[.F19]" office:value-type="float" office:value="80.9120405207499" calcext:value-type="float">
            <text:p>80.9120405207</text:p>
          </table:table-cell>
          <table:table-cell table:formula="of:=10/[.G19]" office:value-type="float" office:value="116.034318309983" calcext:value-type="float">
            <text:p>116.03431831</text:p>
          </table:table-cell>
          <table:table-cell table:formula="of:=10/[.H19]" office:value-type="float" office:value="156.172889635742" calcext:value-type="float">
            <text:p>156.1728896357</text:p>
          </table:table-cell>
          <table:table-cell table:formula="of:=10/[.I19]" office:value-type="float" office:value="49.2007340749524" calcext:value-type="float">
            <text:p>49.200734075</text:p>
          </table:table-cell>
          <table:table-cell table:formula="of:=10/[.J19]" office:value-type="float" office:value="75.1659287877991" calcext:value-type="float">
            <text:p>75.1659287878</text:p>
          </table:table-cell>
          <table:table-cell table:formula="of:=10/[.K19]" office:value-type="float" office:value="93.4806588516836" calcext:value-type="float">
            <text:p>93.4806588517</text:p>
          </table:table-cell>
          <table:table-cell table:formula="of:=10/[.L19]" office:value-type="float" office:value="43.1506908425604" calcext:value-type="float">
            <text:p>43.1506908426</text:p>
          </table:table-cell>
          <table:table-cell table:formula="of:=10/[.M19]" office:value-type="float" office:value="231.467550564086" calcext:value-type="float">
            <text:p>231.4675505641</text:p>
          </table:table-cell>
          <table:table-cell table:formula="of:=10/[.N19]" office:value-type="float" office:value="185.215368430411" calcext:value-type="float">
            <text:p>185.2153684304</text:p>
          </table:table-cell>
          <table:table-cell table:formula="of:=10/[.O19]" office:value-type="float" office:value="153.911980816411" calcext:value-type="float">
            <text:p>153.9119808164</text:p>
          </table:table-cell>
          <table:table-cell table:formula="of:=10/[.P19]" office:value-type="float" office:value="153.129273263782" calcext:value-type="float">
            <text:p>153.1292732638</text:p>
          </table:table-cell>
          <table:table-cell table:formula="of:=10/[.Q19]" office:value-type="float" office:value="140.681800276862" calcext:value-type="float">
            <text:p>140.6818002769</text:p>
          </table:table-cell>
          <table:table-cell table:formula="of:=10/[.R19]" office:value-type="float" office:value="123.514887867009" calcext:value-type="float">
            <text:p>123.514887867</text:p>
          </table:table-cell>
          <table:table-cell table:formula="of:=10/[.S19]" office:value-type="float" office:value="100.627209396166" calcext:value-type="float">
            <text:p>100.6272093962</text:p>
          </table:table-cell>
          <table:table-cell table:formula="of:=10/[.T19]" office:value-type="float" office:value="103.180114302931" calcext:value-type="float">
            <text:p>103.1801143029</text:p>
          </table:table-cell>
          <table:table-cell table:formula="of:=10/[.U19]" office:value-type="float" office:value="107.005889604164" calcext:value-type="float">
            <text:p>107.0058896042</text:p>
          </table:table-cell>
          <table:table-cell table:formula="of:=10/[.V19]" office:value-type="float" office:value="95.3288846520496" calcext:value-type="float">
            <text:p>95.328884652</text:p>
          </table:table-cell>
          <table:table-cell table:formula="of:=10/[.W19]" office:value-type="float" office:value="96.2380544514912" calcext:value-type="float">
            <text:p>96.2380544515</text:p>
          </table:table-cell>
          <table:table-cell table:formula="of:=10/[.X19]" office:value-type="float" office:value="51.5333755907013" calcext:value-type="float">
            <text:p>51.5333755907</text:p>
          </table:table-cell>
          <table:table-cell table:formula="of:=10/[.Y19]" office:value-type="float" office:value="49.5830069118712" calcext:value-type="float">
            <text:p>49.5830069119</text:p>
          </table:table-cell>
        </table:table-row>
        <table:table-row table:style-name="ro1">
          <table:table-cell table:formula="of:=10/[.A20]" office:value-type="float" office:value="49.7082127909173" calcext:value-type="float">
            <text:p>49.7082127909</text:p>
          </table:table-cell>
          <table:table-cell table:formula="of:=10/[.B20]" office:value-type="float" office:value="48.5783544568211" calcext:value-type="float">
            <text:p>48.5783544568</text:p>
          </table:table-cell>
          <table:table-cell table:formula="of:=10/[.C20]" office:value-type="float" office:value="47.7185749324782" calcext:value-type="float">
            <text:p>47.7185749325</text:p>
          </table:table-cell>
          <table:table-cell table:formula="of:=10/[.D20]" office:value-type="float" office:value="47.5574493988738" calcext:value-type="float">
            <text:p>47.5574493989</text:p>
          </table:table-cell>
          <table:table-cell table:formula="of:=10/[.E20]" office:value-type="float" office:value="41.977827311614" calcext:value-type="float">
            <text:p>41.9778273116</text:p>
          </table:table-cell>
          <table:table-cell table:formula="of:=10/[.F20]" office:value-type="float" office:value="82.9324929507381" calcext:value-type="float">
            <text:p>82.9324929507</text:p>
          </table:table-cell>
          <table:table-cell table:formula="of:=10/[.G20]" office:value-type="float" office:value="59.0189864079274" calcext:value-type="float">
            <text:p>59.0189864079</text:p>
          </table:table-cell>
          <table:table-cell table:formula="of:=10/[.H20]" office:value-type="float" office:value="70.7148564841988" calcext:value-type="float">
            <text:p>70.7148564842</text:p>
          </table:table-cell>
          <table:table-cell table:formula="of:=10/[.I20]" office:value-type="float" office:value="70.658894188306" calcext:value-type="float">
            <text:p>70.6588941883</text:p>
          </table:table-cell>
          <table:table-cell table:formula="of:=10/[.J20]" office:value-type="float" office:value="70.7493774054788" calcext:value-type="float">
            <text:p>70.7493774055</text:p>
          </table:table-cell>
          <table:table-cell table:formula="of:=10/[.K20]" office:value-type="float" office:value="65.2532806086826" calcext:value-type="float">
            <text:p>65.2532806087</text:p>
          </table:table-cell>
          <table:table-cell table:formula="of:=10/[.L20]" office:value-type="float" office:value="206.785885622591" calcext:value-type="float">
            <text:p>206.7858856226</text:p>
          </table:table-cell>
          <table:table-cell table:formula="of:=10/[.M20]" office:value-type="float" office:value="213.52100406117" calcext:value-type="float">
            <text:p>213.5210040612</text:p>
          </table:table-cell>
          <table:table-cell table:formula="of:=10/[.N20]" office:value-type="float" office:value="181.520488217505" calcext:value-type="float">
            <text:p>181.5204882175</text:p>
          </table:table-cell>
          <table:table-cell table:formula="of:=10/[.O20]" office:value-type="float" office:value="132.812354736487" calcext:value-type="float">
            <text:p>132.8123547365</text:p>
          </table:table-cell>
          <table:table-cell table:formula="of:=10/[.P20]" office:value-type="float" office:value="145.012862640916" calcext:value-type="float">
            <text:p>145.0128626409</text:p>
          </table:table-cell>
          <table:table-cell table:formula="of:=10/[.Q20]" office:value-type="float" office:value="149.585498583425" calcext:value-type="float">
            <text:p>149.5854985834</text:p>
          </table:table-cell>
          <table:table-cell table:formula="of:=10/[.R20]" office:value-type="float" office:value="127.712779068386" calcext:value-type="float">
            <text:p>127.7127790684</text:p>
          </table:table-cell>
          <table:table-cell table:formula="of:=10/[.S20]" office:value-type="float" office:value="130.509967698783" calcext:value-type="float">
            <text:p>130.5099676988</text:p>
          </table:table-cell>
          <table:table-cell table:formula="of:=10/[.T20]" office:value-type="float" office:value="129.53753803546" calcext:value-type="float">
            <text:p>129.5375380355</text:p>
          </table:table-cell>
          <table:table-cell table:formula="of:=10/[.U20]" office:value-type="float" office:value="129.904546139497" calcext:value-type="float">
            <text:p>129.9045461395</text:p>
          </table:table-cell>
          <table:table-cell table:formula="of:=10/[.V20]" office:value-type="float" office:value="125.202201555512" calcext:value-type="float">
            <text:p>125.2022015555</text:p>
          </table:table-cell>
          <table:table-cell table:formula="of:=10/[.W20]" office:value-type="float" office:value="139.59734541688" calcext:value-type="float">
            <text:p>139.5973454169</text:p>
          </table:table-cell>
          <table:table-cell table:formula="of:=10/[.X20]" office:value-type="float" office:value="123.879816756975" calcext:value-type="float">
            <text:p>123.879816757</text:p>
          </table:table-cell>
          <table:table-cell table:formula="of:=10/[.Y20]" office:value-type="float" office:value="68.3134768827194" calcext:value-type="float">
            <text:p>68.3134768827</text:p>
          </table:table-cell>
        </table:table-row>
        <table:table-row table:style-name="ro1">
          <table:table-cell table:formula="of:=10/[.A21]" office:value-type="float" office:value="243.966108228245" calcext:value-type="float">
            <text:p>243.9661082282</text:p>
          </table:table-cell>
          <table:table-cell table:formula="of:=10/[.B21]" office:value-type="float" office:value="185.78175103016" calcext:value-type="float">
            <text:p>185.7817510302</text:p>
          </table:table-cell>
          <table:table-cell table:formula="of:=10/[.C21]" office:value-type="float" office:value="179.957422073937" calcext:value-type="float">
            <text:p>179.9574220739</text:p>
          </table:table-cell>
          <table:table-cell table:formula="of:=10/[.D21]" office:value-type="float" office:value="148.799116728443" calcext:value-type="float">
            <text:p>148.7991167284</text:p>
          </table:table-cell>
          <table:table-cell table:formula="of:=10/[.E21]" office:value-type="float" office:value="147.667517723794" calcext:value-type="float">
            <text:p>147.6675177238</text:p>
          </table:table-cell>
          <table:table-cell table:formula="of:=10/[.F21]" office:value-type="float" office:value="129.19629568381" calcext:value-type="float">
            <text:p>129.1962956838</text:p>
          </table:table-cell>
          <table:table-cell table:formula="of:=10/[.G21]" office:value-type="float" office:value="131.582063785721" calcext:value-type="float">
            <text:p>131.5820637857</text:p>
          </table:table-cell>
          <table:table-cell table:formula="of:=10/[.H21]" office:value-type="float" office:value="133.527571440589" calcext:value-type="float">
            <text:p>133.5275714406</text:p>
          </table:table-cell>
          <table:table-cell table:formula="of:=10/[.I21]" office:value-type="float" office:value="135.08566457419" calcext:value-type="float">
            <text:p>135.0856645742</text:p>
          </table:table-cell>
          <table:table-cell table:formula="of:=10/[.J21]" office:value-type="float" office:value="117.435122966317" calcext:value-type="float">
            <text:p>117.4351229663</text:p>
          </table:table-cell>
          <table:table-cell table:formula="of:=10/[.K21]" office:value-type="float" office:value="132.769505499977" calcext:value-type="float">
            <text:p>132.7695055</text:p>
          </table:table-cell>
          <table:table-cell table:formula="of:=10/[.L21]" office:value-type="float" office:value="53.8729245455819" calcext:value-type="float">
            <text:p>53.8729245456</text:p>
          </table:table-cell>
          <table:table-cell table:formula="of:=10/[.M21]" office:value-type="float" office:value="54.3183052688756" calcext:value-type="float">
            <text:p>54.3183052689</text:p>
          </table:table-cell>
          <table:table-cell table:formula="of:=10/[.N21]" office:value-type="float" office:value="61.4409122746655" calcext:value-type="float">
            <text:p>61.4409122747</text:p>
          </table:table-cell>
          <table:table-cell table:formula="of:=10/[.O21]" office:value-type="float" office:value="59.0416361618213" calcext:value-type="float">
            <text:p>59.0416361618</text:p>
          </table:table-cell>
          <table:table-cell table:formula="of:=10/[.P21]" office:value-type="float" office:value="266.685156837541" calcext:value-type="float">
            <text:p>266.6851568375</text:p>
          </table:table-cell>
          <table:table-cell table:formula="of:=10/[.Q21]" office:value-type="float" office:value="261.138878878565" calcext:value-type="float">
            <text:p>261.1388788786</text:p>
          </table:table-cell>
          <table:table-cell table:formula="of:=10/[.R21]" office:value-type="float" office:value="200.9565531932" calcext:value-type="float">
            <text:p>200.9565531932</text:p>
          </table:table-cell>
          <table:table-cell table:formula="of:=10/[.S21]" office:value-type="float" office:value="183.817109328902" calcext:value-type="float">
            <text:p>183.8171093289</text:p>
          </table:table-cell>
          <table:table-cell table:formula="of:=10/[.T21]" office:value-type="float" office:value="150.636665868292" calcext:value-type="float">
            <text:p>150.6366658683</text:p>
          </table:table-cell>
          <table:table-cell table:formula="of:=10/[.U21]" office:value-type="float" office:value="130.51422605064" calcext:value-type="float">
            <text:p>130.5142260506</text:p>
          </table:table-cell>
          <table:table-cell table:formula="of:=10/[.V21]" office:value-type="float" office:value="96.8316678286467" calcext:value-type="float">
            <text:p>96.8316678286</text:p>
          </table:table-cell>
          <table:table-cell table:formula="of:=10/[.W21]" office:value-type="float" office:value="109.823491684165" calcext:value-type="float">
            <text:p>109.8234916842</text:p>
          </table:table-cell>
          <table:table-cell table:formula="of:=10/[.X21]" office:value-type="float" office:value="110.552330498403" calcext:value-type="float">
            <text:p>110.5523304984</text:p>
          </table:table-cell>
          <table:table-cell table:formula="of:=10/[.Y21]" office:value-type="float" office:value="111.456253977595" calcext:value-type="float">
            <text:p>111.4562539776</text:p>
          </table:table-cell>
        </table:table-row>
        <table:table-row table:style-name="ro1">
          <table:table-cell table:formula="of:=10/[.A22]" office:value-type="float" office:value="103.025869795906" calcext:value-type="float">
            <text:p>103.0258697959</text:p>
          </table:table-cell>
          <table:table-cell table:formula="of:=10/[.B22]" office:value-type="float" office:value="106.518393063522" calcext:value-type="float">
            <text:p>106.5183930635</text:p>
          </table:table-cell>
          <table:table-cell table:formula="of:=10/[.C22]" office:value-type="float" office:value="104.835209534133" calcext:value-type="float">
            <text:p>104.8352095341</text:p>
          </table:table-cell>
          <table:table-cell table:formula="of:=10/[.D22]" office:value-type="float" office:value="98.1710729116559" calcext:value-type="float">
            <text:p>98.1710729117</text:p>
          </table:table-cell>
          <table:table-cell table:formula="of:=10/[.E22]" office:value-type="float" office:value="99.2408078201757" calcext:value-type="float">
            <text:p>99.2408078202</text:p>
          </table:table-cell>
          <table:table-cell table:formula="of:=10/[.F22]" office:value-type="float" office:value="92.6912916531492" calcext:value-type="float">
            <text:p>92.6912916531</text:p>
          </table:table-cell>
          <table:table-cell table:formula="of:=10/[.G22]" office:value-type="float" office:value="93.4614378107593" calcext:value-type="float">
            <text:p>93.4614378108</text:p>
          </table:table-cell>
          <table:table-cell table:formula="of:=10/[.H22]" office:value-type="float" office:value="87.7470078270331" calcext:value-type="float">
            <text:p>87.747007827</text:p>
          </table:table-cell>
          <table:table-cell table:formula="of:=10/[.I22]" office:value-type="float" office:value="88.997267783879" calcext:value-type="float">
            <text:p>88.9972677839</text:p>
          </table:table-cell>
          <table:table-cell table:formula="of:=10/[.J22]" office:value-type="float" office:value="67.2657805521175" calcext:value-type="float">
            <text:p>67.2657805521</text:p>
          </table:table-cell>
          <table:table-cell table:formula="of:=10/[.K22]" office:value-type="float" office:value="272.357114648727" calcext:value-type="float">
            <text:p>272.3571146487</text:p>
          </table:table-cell>
          <table:table-cell table:formula="of:=10/[.L22]" office:value-type="float" office:value="219.951346762096" calcext:value-type="float">
            <text:p>219.9513467621</text:p>
          </table:table-cell>
          <table:table-cell table:formula="of:=10/[.M22]" office:value-type="float" office:value="173.670810452204" calcext:value-type="float">
            <text:p>173.6708104522</text:p>
          </table:table-cell>
          <table:table-cell table:formula="of:=10/[.N22]" office:value-type="float" office:value="149.785806296995" calcext:value-type="float">
            <text:p>149.785806297</text:p>
          </table:table-cell>
          <table:table-cell table:formula="of:=10/[.O22]" office:value-type="float" office:value="147.752608941692" calcext:value-type="float">
            <text:p>147.7526089417</text:p>
          </table:table-cell>
          <table:table-cell table:formula="of:=10/[.P22]" office:value-type="float" office:value="127.666473890291" calcext:value-type="float">
            <text:p>127.6664738903</text:p>
          </table:table-cell>
          <table:table-cell table:formula="of:=10/[.Q22]" office:value-type="float" office:value="128.071474128282" calcext:value-type="float">
            <text:p>128.0714741283</text:p>
          </table:table-cell>
          <table:table-cell table:formula="of:=10/[.R22]" office:value-type="float" office:value="113.10976058057" calcext:value-type="float">
            <text:p>113.1097605806</text:p>
          </table:table-cell>
          <table:table-cell table:formula="of:=10/[.S22]" office:value-type="float" office:value="104.014004445559" calcext:value-type="float">
            <text:p>104.0140044456</text:p>
          </table:table-cell>
          <table:table-cell table:formula="of:=10/[.T22]" office:value-type="float" office:value="104.500414866647" calcext:value-type="float">
            <text:p>104.5004148666</text:p>
          </table:table-cell>
          <table:table-cell table:formula="of:=10/[.U22]" office:value-type="float" office:value="108.856689080259" calcext:value-type="float">
            <text:p>108.8566890803</text:p>
          </table:table-cell>
          <table:table-cell table:formula="of:=10/[.V22]" office:value-type="float" office:value="85.3140409848653" calcext:value-type="float">
            <text:p>85.3140409849</text:p>
          </table:table-cell>
          <table:table-cell table:formula="of:=10/[.W22]" office:value-type="float" office:value="91.55999926752" calcext:value-type="float">
            <text:p>91.5599992675</text:p>
          </table:table-cell>
          <table:table-cell table:formula="of:=10/[.X22]" office:value-type="float" office:value="94.4938437260813" calcext:value-type="float">
            <text:p>94.4938437261</text:p>
          </table:table-cell>
          <table:table-cell table:formula="of:=10/[.Y22]" office:value-type="float" office:value="75.8834733383417" calcext:value-type="float">
            <text:p>75.8834733383</text:p>
          </table:table-cell>
        </table:table-row>
        <table:table-row table:style-name="ro1">
          <table:table-cell table:formula="of:=10/[.A23]" office:value-type="float" office:value="83.5931687662484" calcext:value-type="float">
            <text:p>83.5931687662</text:p>
          </table:table-cell>
          <table:table-cell table:formula="of:=10/[.B23]" office:value-type="float" office:value="86.3244764420504" calcext:value-type="float">
            <text:p>86.3244764421</text:p>
          </table:table-cell>
          <table:table-cell table:formula="of:=10/[.C23]" office:value-type="float" office:value="89.7907874652061" calcext:value-type="float">
            <text:p>89.7907874652</text:p>
          </table:table-cell>
          <table:table-cell table:formula="of:=10/[.D23]" office:value-type="float" office:value="82.6993053258353" calcext:value-type="float">
            <text:p>82.6993053258</text:p>
          </table:table-cell>
          <table:table-cell table:formula="of:=10/[.E23]" office:value-type="float" office:value="85.0752490577916" calcext:value-type="float">
            <text:p>85.0752490578</text:p>
          </table:table-cell>
          <table:table-cell table:formula="of:=10/[.F23]" office:value-type="float" office:value="111.475760710591" calcext:value-type="float">
            <text:p>111.4757607106</text:p>
          </table:table-cell>
          <table:table-cell table:formula="of:=10/[.G23]" office:value-type="float" office:value="103.605792392641" calcext:value-type="float">
            <text:p>103.6057923926</text:p>
          </table:table-cell>
          <table:table-cell table:formula="of:=10/[.H23]" office:value-type="float" office:value="68.4223850674987" calcext:value-type="float">
            <text:p>68.4223850675</text:p>
          </table:table-cell>
          <table:table-cell table:formula="of:=10/[.I23]" office:value-type="float" office:value="110.047925871717" calcext:value-type="float">
            <text:p>110.0479258717</text:p>
          </table:table-cell>
          <table:table-cell table:formula="of:=10/[.J23]" office:value-type="float" office:value="81.1016852930204" calcext:value-type="float">
            <text:p>81.101685293</text:p>
          </table:table-cell>
          <table:table-cell table:formula="of:=10/[.K23]" office:value-type="float" office:value="64.4728698163813" calcext:value-type="float">
            <text:p>64.4728698164</text:p>
          </table:table-cell>
          <table:table-cell table:formula="of:=10/[.L23]" office:value-type="float" office:value="249.97500249975" calcext:value-type="float">
            <text:p>249.9750024998</text:p>
          </table:table-cell>
          <table:table-cell table:formula="of:=10/[.M23]" office:value-type="float" office:value="203.058878952541" calcext:value-type="float">
            <text:p>203.0588789525</text:p>
          </table:table-cell>
          <table:table-cell table:formula="of:=10/[.N23]" office:value-type="float" office:value="217.279358243687" calcext:value-type="float">
            <text:p>217.2793582437</text:p>
          </table:table-cell>
          <table:table-cell table:formula="of:=10/[.O23]" office:value-type="float" office:value="175.454602876052" calcext:value-type="float">
            <text:p>175.4546028761</text:p>
          </table:table-cell>
          <table:table-cell table:formula="of:=10/[.P23]" office:value-type="float" office:value="185.557330720686" calcext:value-type="float">
            <text:p>185.5573307207</text:p>
          </table:table-cell>
          <table:table-cell table:formula="of:=10/[.Q23]" office:value-type="float" office:value="158.484633329952" calcext:value-type="float">
            <text:p>158.48463333</text:p>
          </table:table-cell>
          <table:table-cell table:formula="of:=10/[.R23]" office:value-type="float" office:value="137.834075340106" calcext:value-type="float">
            <text:p>137.8340753401</text:p>
          </table:table-cell>
          <table:table-cell table:formula="of:=10/[.S23]" office:value-type="float" office:value="122.949660720411" calcext:value-type="float">
            <text:p>122.9496607204</text:p>
          </table:table-cell>
          <table:table-cell table:formula="of:=10/[.T23]" office:value-type="float" office:value="129.059402171037" calcext:value-type="float">
            <text:p>129.059402171</text:p>
          </table:table-cell>
          <table:table-cell table:formula="of:=10/[.U23]" office:value-type="float" office:value="127.620853757987" calcext:value-type="float">
            <text:p>127.620853758</text:p>
          </table:table-cell>
          <table:table-cell table:formula="of:=10/[.V23]" office:value-type="float" office:value="114.325172802499" calcext:value-type="float">
            <text:p>114.3251728025</text:p>
          </table:table-cell>
          <table:table-cell table:formula="of:=10/[.W23]" office:value-type="float" office:value="104.805763478545" calcext:value-type="float">
            <text:p>104.8057634785</text:p>
          </table:table-cell>
          <table:table-cell table:formula="of:=10/[.X23]" office:value-type="float" office:value="101.915086388323" calcext:value-type="float">
            <text:p>101.9150863883</text:p>
          </table:table-cell>
          <table:table-cell table:formula="of:=10/[.Y23]" office:value-type="float" office:value="103.325745779402" calcext:value-type="float">
            <text:p>103.3257457794</text:p>
          </table:table-cell>
        </table:table-row>
        <table:table-row table:style-name="ro1">
          <table:table-cell table:formula="of:=10/[.A24]" office:value-type="float" office:value="107.552092856175" calcext:value-type="float">
            <text:p>107.5520928562</text:p>
          </table:table-cell>
          <table:table-cell table:formula="of:=10/[.B24]" office:value-type="float" office:value="83.764020002848" calcext:value-type="float">
            <text:p>83.7640200028</text:p>
          </table:table-cell>
          <table:table-cell table:formula="of:=10/[.C24]" office:value-type="float" office:value="102.887009486182" calcext:value-type="float">
            <text:p>102.8870094862</text:p>
          </table:table-cell>
          <table:table-cell table:formula="of:=10/[.D24]" office:value-type="float" office:value="97.4089226573154" calcext:value-type="float">
            <text:p>97.4089226573</text:p>
          </table:table-cell>
          <table:table-cell table:formula="of:=10/[.E24]" office:value-type="float" office:value="100.6967206099" calcext:value-type="float">
            <text:p>100.6967206099</text:p>
          </table:table-cell>
          <table:table-cell table:formula="of:=10/[.F24]" office:value-type="float" office:value="73.1967969081673" calcext:value-type="float">
            <text:p>73.1967969082</text:p>
          </table:table-cell>
          <table:table-cell table:formula="of:=10/[.G24]" office:value-type="float" office:value="100.078962301256" calcext:value-type="float">
            <text:p>100.0789623013</text:p>
          </table:table-cell>
          <table:table-cell table:formula="of:=10/[.H24]" office:value-type="float" office:value="95.2989050155814" calcext:value-type="float">
            <text:p>95.2989050156</text:p>
          </table:table-cell>
          <table:table-cell table:formula="of:=10/[.I24]" office:value-type="float" office:value="59.5475576569227" calcext:value-type="float">
            <text:p>59.5475576569</text:p>
          </table:table-cell>
          <table:table-cell table:formula="of:=10/[.J24]" office:value-type="float" office:value="159.534923790167" calcext:value-type="float">
            <text:p>159.5349237902</text:p>
          </table:table-cell>
          <table:table-cell table:formula="of:=10/[.K24]" office:value-type="float" office:value="185.377428444313" calcext:value-type="float">
            <text:p>185.3774284443</text:p>
          </table:table-cell>
          <table:table-cell table:formula="of:=10/[.L24]" office:value-type="float" office:value="171.708898470245" calcext:value-type="float">
            <text:p>171.7088984702</text:p>
          </table:table-cell>
          <table:table-cell table:formula="of:=10/[.M24]" office:value-type="float" office:value="144.711308175755" calcext:value-type="float">
            <text:p>144.7113081758</text:p>
          </table:table-cell>
          <table:table-cell table:formula="of:=10/[.N24]" office:value-type="float" office:value="110.889824306162" calcext:value-type="float">
            <text:p>110.8898243062</text:p>
          </table:table-cell>
          <table:table-cell table:formula="of:=10/[.O24]" office:value-type="float" office:value="113.461658469062" calcext:value-type="float">
            <text:p>113.4616584691</text:p>
          </table:table-cell>
          <table:table-cell table:formula="of:=10/[.P24]" office:value-type="float" office:value="112.446854805248" calcext:value-type="float">
            <text:p>112.4468548052</text:p>
          </table:table-cell>
          <table:table-cell table:formula="of:=10/[.Q24]" office:value-type="float" office:value="101.155396943893" calcext:value-type="float">
            <text:p>101.1553969439</text:p>
          </table:table-cell>
          <table:table-cell table:formula="of:=10/[.R24]" office:value-type="float" office:value="101.894836377272" calcext:value-type="float">
            <text:p>101.8948363773</text:p>
          </table:table-cell>
          <table:table-cell table:formula="of:=10/[.S24]" office:value-type="float" office:value="102.920789073106" calcext:value-type="float">
            <text:p>102.9207890731</text:p>
          </table:table-cell>
          <table:table-cell table:formula="of:=10/[.T24]" office:value-type="float" office:value="94.141570093106" calcext:value-type="float">
            <text:p>94.1415700931</text:p>
          </table:table-cell>
          <table:table-cell table:formula="of:=10/[.U24]" office:value-type="float" office:value="95.9444289867309" calcext:value-type="float">
            <text:p>95.9444289867</text:p>
          </table:table-cell>
          <table:table-cell table:formula="of:=10/[.V24]" office:value-type="float" office:value="86.3058506736172" calcext:value-type="float">
            <text:p>86.3058506736</text:p>
          </table:table-cell>
          <table:table-cell table:formula="of:=10/[.W24]" office:value-type="float" office:value="91.4118561177385" calcext:value-type="float">
            <text:p>91.4118561177</text:p>
          </table:table-cell>
          <table:table-cell table:formula="of:=10/[.X24]" office:value-type="float" office:value="84.5472915275159" calcext:value-type="float">
            <text:p>84.5472915275</text:p>
          </table:table-cell>
          <table:table-cell table:formula="of:=10/[.Y24]" office:value-type="float" office:value="85.6964118912341" calcext:value-type="float">
            <text:p>85.6964118912</text:p>
          </table:table-cell>
        </table:table-row>
        <table:table-row table:style-name="ro1">
          <table:table-cell table:formula="of:=10/[.A25]" office:value-type="float" office:value="78.4369092720271" calcext:value-type="float">
            <text:p>78.436909272</text:p>
          </table:table-cell>
          <table:table-cell table:formula="of:=10/[.B25]" office:value-type="float" office:value="70.0093812570885" calcext:value-type="float">
            <text:p>70.0093812571</text:p>
          </table:table-cell>
          <table:table-cell table:formula="of:=10/[.C25]" office:value-type="float" office:value="65.3065489407278" calcext:value-type="float">
            <text:p>65.3065489407</text:p>
          </table:table-cell>
          <table:table-cell table:formula="of:=10/[.D25]" office:value-type="float" office:value="55.6659597089784" calcext:value-type="float">
            <text:p>55.665959709</text:p>
          </table:table-cell>
          <table:table-cell table:formula="of:=10/[.E25]" office:value-type="float" office:value="52.989396821696" calcext:value-type="float">
            <text:p>52.9893968217</text:p>
          </table:table-cell>
          <table:table-cell table:formula="of:=10/[.F25]" office:value-type="float" office:value="58.4706418907067" calcext:value-type="float">
            <text:p>58.4706418907</text:p>
          </table:table-cell>
          <table:table-cell table:formula="of:=10/[.G25]" office:value-type="float" office:value="55.3611763142743" calcext:value-type="float">
            <text:p>55.3611763143</text:p>
          </table:table-cell>
          <table:table-cell table:formula="of:=10/[.H25]" office:value-type="float" office:value="56.5160138125138" calcext:value-type="float">
            <text:p>56.5160138125</text:p>
          </table:table-cell>
          <table:table-cell table:formula="of:=10/[.I25]" office:value-type="float" office:value="61.5047758458444" calcext:value-type="float">
            <text:p>61.5047758458</text:p>
          </table:table-cell>
          <table:table-cell table:formula="of:=10/[.J25]" office:value-type="float" office:value="37.8810837020425" calcext:value-type="float">
            <text:p>37.881083702</text:p>
          </table:table-cell>
          <table:table-cell table:formula="of:=10/[.K25]" office:value-type="float" office:value="57.1729137603769" calcext:value-type="float">
            <text:p>57.1729137604</text:p>
          </table:table-cell>
          <table:table-cell table:formula="of:=10/[.L25]" office:value-type="float" office:value="40.3820138510308" calcext:value-type="float">
            <text:p>40.382013851</text:p>
          </table:table-cell>
          <table:table-cell table:formula="of:=10/[.M25]" office:value-type="float" office:value="56.5937362052768" calcext:value-type="float">
            <text:p>56.5937362053</text:p>
          </table:table-cell>
          <table:table-cell table:formula="of:=10/[.N25]" office:value-type="float" office:value="265.304064988884" calcext:value-type="float">
            <text:p>265.3040649889</text:p>
          </table:table-cell>
          <table:table-cell table:formula="of:=10/[.O25]" office:value-type="float" office:value="213.842449436953" calcext:value-type="float">
            <text:p>213.842449437</text:p>
          </table:table-cell>
          <table:table-cell table:formula="of:=10/[.P25]" office:value-type="float" office:value="174.030476216995" calcext:value-type="float">
            <text:p>174.030476217</text:p>
          </table:table-cell>
          <table:table-cell table:formula="of:=10/[.Q25]" office:value-type="float" office:value="171.811859141765" calcext:value-type="float">
            <text:p>171.8118591418</text:p>
          </table:table-cell>
          <table:table-cell table:formula="of:=10/[.R25]" office:value-type="float" office:value="135.688708392754" calcext:value-type="float">
            <text:p>135.6887083928</text:p>
          </table:table-cell>
          <table:table-cell table:formula="of:=10/[.S25]" office:value-type="float" office:value="124.057319443876" calcext:value-type="float">
            <text:p>124.0573194439</text:p>
          </table:table-cell>
          <table:table-cell table:formula="of:=10/[.T25]" office:value-type="float" office:value="121.600357991454" calcext:value-type="float">
            <text:p>121.6003579915</text:p>
          </table:table-cell>
          <table:table-cell table:formula="of:=10/[.U25]" office:value-type="float" office:value="90.5231331866859" calcext:value-type="float">
            <text:p>90.5231331867</text:p>
          </table:table-cell>
          <table:table-cell table:formula="of:=10/[.V25]" office:value-type="float" office:value="98.370976627056" calcext:value-type="float">
            <text:p>98.3709766271</text:p>
          </table:table-cell>
          <table:table-cell table:formula="of:=10/[.W25]" office:value-type="float" office:value="98.9305606394872" calcext:value-type="float">
            <text:p>98.9305606395</text:p>
          </table:table-cell>
          <table:table-cell table:formula="of:=10/[.X25]" office:value-type="float" office:value="93.3201440863025" calcext:value-type="float">
            <text:p>93.3201440863</text:p>
          </table:table-cell>
          <table:table-cell table:formula="of:=10/[.Y25]" office:value-type="float" office:value="91.6145227341438" calcext:value-type="float">
            <text:p>91.6145227341</text:p>
          </table:table-cell>
        </table:table-row>
        <table:table-row table:style-name="ro1">
          <table:table-cell table:formula="of:=10/[.A26]" office:value-type="float" office:value="95.7166786312515" calcext:value-type="float">
            <text:p>95.7166786313</text:p>
          </table:table-cell>
          <table:table-cell table:formula="of:=10/[.B26]" office:value-type="float" office:value="92.4718654349414" calcext:value-type="float">
            <text:p>92.4718654349</text:p>
          </table:table-cell>
          <table:table-cell table:formula="of:=10/[.C26]" office:value-type="float" office:value="73.745768836513" calcext:value-type="float">
            <text:p>73.7457688365</text:p>
          </table:table-cell>
          <table:table-cell table:formula="of:=10/[.D26]" office:value-type="float" office:value="119.191074018849" calcext:value-type="float">
            <text:p>119.1910740188</text:p>
          </table:table-cell>
          <table:table-cell table:formula="of:=10/[.E26]" office:value-type="float" office:value="60.6858717222044" calcext:value-type="float">
            <text:p>60.6858717222</text:p>
          </table:table-cell>
          <table:table-cell table:formula="of:=10/[.F26]" office:value-type="float" office:value="103.006024822392" calcext:value-type="float">
            <text:p>103.0060248224</text:p>
          </table:table-cell>
          <table:table-cell table:formula="of:=10/[.G26]" office:value-type="float" office:value="103.162125469903" calcext:value-type="float">
            <text:p>103.1621254699</text:p>
          </table:table-cell>
          <table:table-cell table:formula="of:=10/[.H26]" office:value-type="float" office:value="73.7729710588634" calcext:value-type="float">
            <text:p>73.7729710589</text:p>
          </table:table-cell>
          <table:table-cell table:formula="of:=10/[.I26]" office:value-type="float" office:value="56.9420955830016" calcext:value-type="float">
            <text:p>56.942095583</text:p>
          </table:table-cell>
          <table:table-cell table:formula="of:=10/[.J26]" office:value-type="float" office:value="91.0075445254412" calcext:value-type="float">
            <text:p>91.0075445254</text:p>
          </table:table-cell>
          <table:table-cell table:formula="of:=10/[.K26]" office:value-type="float" office:value="52.7362187076462" calcext:value-type="float">
            <text:p>52.7362187076</text:p>
          </table:table-cell>
          <table:table-cell table:formula="of:=10/[.L26]" office:value-type="float" office:value="97.6314607619159" calcext:value-type="float">
            <text:p>97.6314607619</text:p>
          </table:table-cell>
          <table:table-cell table:formula="of:=10/[.M26]" office:value-type="float" office:value="124.278717393925" calcext:value-type="float">
            <text:p>124.2787173939</text:p>
          </table:table-cell>
          <table:table-cell table:formula="of:=10/[.N26]" office:value-type="float" office:value="71.9072683866885" calcext:value-type="float">
            <text:p>71.9072683867</text:p>
          </table:table-cell>
          <table:table-cell table:formula="of:=10/[.O26]" office:value-type="float" office:value="89.4614421184469" calcext:value-type="float">
            <text:p>89.4614421184</text:p>
          </table:table-cell>
          <table:table-cell table:formula="of:=10/[.P26]" office:value-type="float" office:value="105.689364162216" calcext:value-type="float">
            <text:p>105.6893641622</text:p>
          </table:table-cell>
          <table:table-cell table:formula="of:=10/[.Q26]" office:value-type="float" office:value="70.6963591375044" calcext:value-type="float">
            <text:p>70.6963591375</text:p>
          </table:table-cell>
          <table:table-cell table:formula="of:=10/[.R26]" office:value-type="float" office:value="272.808867379425" calcext:value-type="float">
            <text:p>272.8088673794</text:p>
          </table:table-cell>
          <table:table-cell table:formula="of:=10/[.S26]" office:value-type="float" office:value="208.259574733948" calcext:value-type="float">
            <text:p>208.2595747339</text:p>
          </table:table-cell>
          <table:table-cell table:formula="of:=10/[.T26]" office:value-type="float" office:value="62.3904268129098" calcext:value-type="float">
            <text:p>62.3904268129</text:p>
          </table:table-cell>
          <table:table-cell table:formula="of:=10/[.U26]" office:value-type="float" office:value="63.3300190623358" calcext:value-type="float">
            <text:p>63.3300190623</text:p>
          </table:table-cell>
          <table:table-cell table:formula="of:=10/[.V26]" office:value-type="float" office:value="60.0362619021889" calcext:value-type="float">
            <text:p>60.0362619022</text:p>
          </table:table-cell>
          <table:table-cell table:formula="of:=10/[.W26]" office:value-type="float" office:value="59.8863357347754" calcext:value-type="float">
            <text:p>59.8863357348</text:p>
          </table:table-cell>
          <table:table-cell table:formula="of:=10/[.X26]" office:value-type="float" office:value="60.1974476282206" calcext:value-type="float">
            <text:p>60.1974476282</text:p>
          </table:table-cell>
          <table:table-cell table:formula="of:=10/[.Y26]" office:value-type="float" office:value="58.9316863891377" calcext:value-type="float">
            <text:p>58.9316863891</text:p>
          </table:table-cell>
        </table:table-row>
        <table:table-row table:style-name="ro1">
          <table:table-cell table:formula="of:=10/[.A27]" office:value-type="float" office:value="144.583887571569" calcext:value-type="float">
            <text:p>144.5838875716</text:p>
          </table:table-cell>
          <table:table-cell table:formula="of:=10/[.B27]" office:value-type="float" office:value="292.301936208025" calcext:value-type="float">
            <text:p>292.301936208</text:p>
          </table:table-cell>
          <table:table-cell table:formula="of:=10/[.C27]" office:value-type="float" office:value="117.308795461557" calcext:value-type="float">
            <text:p>117.3087954616</text:p>
          </table:table-cell>
          <table:table-cell table:formula="of:=10/[.D27]" office:value-type="float" office:value="263.102504735845" calcext:value-type="float">
            <text:p>263.1025047358</text:p>
          </table:table-cell>
          <table:table-cell table:formula="of:=10/[.E27]" office:value-type="float" office:value="215.085679380381" calcext:value-type="float">
            <text:p>215.0856793804</text:p>
          </table:table-cell>
          <table:table-cell table:formula="of:=10/[.F27]" office:value-type="float" office:value="212.942654543132" calcext:value-type="float">
            <text:p>212.9426545431</text:p>
          </table:table-cell>
          <table:table-cell table:formula="of:=10/[.G27]" office:value-type="float" office:value="266.687290483797" calcext:value-type="float">
            <text:p>266.6872904838</text:p>
          </table:table-cell>
          <table:table-cell table:formula="of:=10/[.H27]" office:value-type="float" office:value="107.437004312521" calcext:value-type="float">
            <text:p>107.4370043125</text:p>
          </table:table-cell>
          <table:table-cell table:formula="of:=10/[.I27]" office:value-type="float" office:value="212.314225053078" calcext:value-type="float">
            <text:p>212.3142250531</text:p>
          </table:table-cell>
          <table:table-cell table:formula="of:=10/[.J27]" office:value-type="float" office:value="175.139016594422" calcext:value-type="float">
            <text:p>175.1390165944</text:p>
          </table:table-cell>
          <table:table-cell table:formula="of:=10/[.K27]" office:value-type="float" office:value="153.589541166605" calcext:value-type="float">
            <text:p>153.5895411666</text:p>
          </table:table-cell>
          <table:table-cell table:formula="of:=10/[.L27]" office:value-type="float" office:value="166.485197801064" calcext:value-type="float">
            <text:p>166.4851978011</text:p>
          </table:table-cell>
          <table:table-cell table:formula="of:=10/[.M27]" office:value-type="float" office:value="180.705038779301" calcext:value-type="float">
            <text:p>180.7050387793</text:p>
          </table:table-cell>
          <table:table-cell table:formula="of:=10/[.N27]" office:value-type="float" office:value="123.584341369611" calcext:value-type="float">
            <text:p>123.5843413696</text:p>
          </table:table-cell>
          <table:table-cell table:formula="of:=10/[.O27]" office:value-type="float" office:value="124.761393834292" calcext:value-type="float">
            <text:p>124.7613938343</text:p>
          </table:table-cell>
          <table:table-cell table:formula="of:=10/[.P27]" office:value-type="float" office:value="190.562941986924" calcext:value-type="float">
            <text:p>190.5629419869</text:p>
          </table:table-cell>
          <table:table-cell table:formula="of:=10/[.Q27]" office:value-type="float" office:value="195.431973061657" calcext:value-type="float">
            <text:p>195.4319730617</text:p>
          </table:table-cell>
          <table:table-cell table:formula="of:=10/[.R27]" office:value-type="float" office:value="187.695437874687" calcext:value-type="float">
            <text:p>187.6954378747</text:p>
          </table:table-cell>
          <table:table-cell table:formula="of:=10/[.S27]" office:value-type="float" office:value="192.851756783078" calcext:value-type="float">
            <text:p>192.8517567831</text:p>
          </table:table-cell>
          <table:table-cell table:formula="of:=10/[.T27]" office:value-type="float" office:value="199.0509251887" calcext:value-type="float">
            <text:p>199.0509251887</text:p>
          </table:table-cell>
          <table:table-cell table:formula="of:=10/[.U27]" office:value-type="float" office:value="186.813576863512" calcext:value-type="float">
            <text:p>186.8135768635</text:p>
          </table:table-cell>
          <table:table-cell table:formula="of:=10/[.V27]" office:value-type="float" office:value="122.087898403334" calcext:value-type="float">
            <text:p>122.0878984033</text:p>
          </table:table-cell>
          <table:table-cell table:formula="of:=10/[.W27]" office:value-type="float" office:value="166.932367351368" calcext:value-type="float">
            <text:p>166.9323673514</text:p>
          </table:table-cell>
          <table:table-cell table:formula="of:=10/[.X27]" office:value-type="float" office:value="188.834588453898" calcext:value-type="float">
            <text:p>188.8345884539</text:p>
          </table:table-cell>
          <table:table-cell table:formula="of:=10/[.Y27]" office:value-type="float" office:value="160.69497362192" calcext:value-type="float">
            <text:p>160.6949736219</text:p>
          </table:table-cell>
        </table:table-row>
        <table:table-row table:style-name="ro1">
          <table:table-cell table:formula="of:=10/[.A28]" office:value-type="float" office:value="177.547675989695" calcext:value-type="float">
            <text:p>177.5476759897</text:p>
          </table:table-cell>
          <table:table-cell table:formula="of:=10/[.B28]" office:value-type="float" office:value="175.981979445305" calcext:value-type="float">
            <text:p>175.9819794453</text:p>
          </table:table-cell>
          <table:table-cell table:formula="of:=10/[.C28]" office:value-type="float" office:value="192.331363860167" calcext:value-type="float">
            <text:p>192.3313638602</text:p>
          </table:table-cell>
          <table:table-cell table:formula="of:=10/[.D28]" office:value-type="float" office:value="161.834818437517" calcext:value-type="float">
            <text:p>161.8348184375</text:p>
          </table:table-cell>
          <table:table-cell table:formula="of:=10/[.E28]" office:value-type="float" office:value="170.295377331982" calcext:value-type="float">
            <text:p>170.295377332</text:p>
          </table:table-cell>
          <table:table-cell table:formula="of:=10/[.F28]" office:value-type="float" office:value="159.540777825108" calcext:value-type="float">
            <text:p>159.5407778251</text:p>
          </table:table-cell>
          <table:table-cell table:formula="of:=10/[.G28]" office:value-type="float" office:value="144.818397729248" calcext:value-type="float">
            <text:p>144.8183977292</text:p>
          </table:table-cell>
          <table:table-cell table:formula="of:=10/[.H28]" office:value-type="float" office:value="132.589418303704" calcext:value-type="float">
            <text:p>132.5894183037</text:p>
          </table:table-cell>
          <table:table-cell table:formula="of:=10/[.I28]" office:value-type="float" office:value="130.720321258262" calcext:value-type="float">
            <text:p>130.7203212583</text:p>
          </table:table-cell>
          <table:table-cell table:formula="of:=10/[.J28]" office:value-type="float" office:value="146.319051618435" calcext:value-type="float">
            <text:p>146.3190516184</text:p>
          </table:table-cell>
          <table:table-cell table:formula="of:=10/[.K28]" office:value-type="float" office:value="143.852602868996" calcext:value-type="float">
            <text:p>143.852602869</text:p>
          </table:table-cell>
          <table:table-cell table:formula="of:=10/[.L28]" office:value-type="float" office:value="143.949721241365" calcext:value-type="float">
            <text:p>143.9497212414</text:p>
          </table:table-cell>
          <table:table-cell table:formula="of:=10/[.M28]" office:value-type="float" office:value="58.1936685288641" calcext:value-type="float">
            <text:p>58.1936685289</text:p>
          </table:table-cell>
          <table:table-cell table:formula="of:=10/[.N28]" office:value-type="float" office:value="152.984029997109" calcext:value-type="float">
            <text:p>152.9840299971</text:p>
          </table:table-cell>
          <table:table-cell table:formula="of:=10/[.O28]" office:value-type="float" office:value="160.12451282117" calcext:value-type="float">
            <text:p>160.1245128212</text:p>
          </table:table-cell>
          <table:table-cell table:formula="of:=10/[.P28]" office:value-type="float" office:value="90.1615695326024" calcext:value-type="float">
            <text:p>90.1615695326</text:p>
          </table:table-cell>
          <table:table-cell table:formula="of:=10/[.Q28]" office:value-type="float" office:value="105.233249497511" calcext:value-type="float">
            <text:p>105.2332494975</text:p>
          </table:table-cell>
          <table:table-cell table:formula="of:=10/[.R28]" office:value-type="float" office:value="92.0691623547609" calcext:value-type="float">
            <text:p>92.0691623548</text:p>
          </table:table-cell>
          <table:table-cell table:formula="of:=10/[.S28]" office:value-type="float" office:value="136.61986070239" calcext:value-type="float">
            <text:p>136.6198607024</text:p>
          </table:table-cell>
          <table:table-cell table:formula="of:=10/[.T28]" office:value-type="float" office:value="71.8566316485349" calcext:value-type="float">
            <text:p>71.8566316485</text:p>
          </table:table-cell>
          <table:table-cell table:formula="of:=10/[.U28]" office:value-type="float" office:value="247.888608774761" calcext:value-type="float">
            <text:p>247.8886087748</text:p>
          </table:table-cell>
          <table:table-cell table:formula="of:=10/[.V28]" office:value-type="float" office:value="199.356477291304" calcext:value-type="float">
            <text:p>199.3564772913</text:p>
          </table:table-cell>
          <table:table-cell table:formula="of:=10/[.W28]" office:value-type="float" office:value="153.415175215472" calcext:value-type="float">
            <text:p>153.4151752155</text:p>
          </table:table-cell>
          <table:table-cell table:formula="of:=10/[.X28]" office:value-type="float" office:value="152.712556789982" calcext:value-type="float">
            <text:p>152.71255679</text:p>
          </table:table-cell>
          <table:table-cell table:formula="of:=10/[.Y28]" office:value-type="float" office:value="219.840615553724" calcext:value-type="float">
            <text:p>219.8406155537</text:p>
          </table:table-cell>
        </table:table-row>
        <table:table-row table:style-name="ro1">
          <table:table-cell table:formula="of:=10/[.A29]" office:value-type="float" office:value="225.260231882883" calcext:value-type="float">
            <text:p>225.2602318829</text:p>
          </table:table-cell>
          <table:table-cell table:formula="of:=10/[.B29]" office:value-type="float" office:value="190.789448580336" calcext:value-type="float">
            <text:p>190.7894485803</text:p>
          </table:table-cell>
          <table:table-cell table:formula="of:=10/[.C29]" office:value-type="float" office:value="164.541341011929" calcext:value-type="float">
            <text:p>164.5413410119</text:p>
          </table:table-cell>
          <table:table-cell table:formula="of:=10/[.D29]" office:value-type="float" office:value="151.398391240695" calcext:value-type="float">
            <text:p>151.3983912407</text:p>
          </table:table-cell>
          <table:table-cell table:formula="of:=10/[.E29]" office:value-type="float" office:value="135.204016100094" calcext:value-type="float">
            <text:p>135.2040161001</text:p>
          </table:table-cell>
          <table:table-cell table:formula="of:=10/[.F29]" office:value-type="float" office:value="140.077799209681" calcext:value-type="float">
            <text:p>140.0777992097</text:p>
          </table:table-cell>
          <table:table-cell table:formula="of:=10/[.G29]" office:value-type="float" office:value="121.937390027716" calcext:value-type="float">
            <text:p>121.9373900277</text:p>
          </table:table-cell>
          <table:table-cell table:formula="of:=10/[.H29]" office:value-type="float" office:value="127.534915871593" calcext:value-type="float">
            <text:p>127.5349158716</text:p>
          </table:table-cell>
          <table:table-cell table:formula="of:=10/[.I29]" office:value-type="float" office:value="121.872151238465" calcext:value-type="float">
            <text:p>121.8721512385</text:p>
          </table:table-cell>
          <table:table-cell table:formula="of:=10/[.J29]" office:value-type="float" office:value="163.440888333916" calcext:value-type="float">
            <text:p>163.4408883339</text:p>
          </table:table-cell>
          <table:table-cell table:formula="of:=10/[.K29]" office:value-type="float" office:value="163.996260885252" calcext:value-type="float">
            <text:p>163.9962608853</text:p>
          </table:table-cell>
          <table:table-cell table:formula="of:=10/[.L29]" office:value-type="float" office:value="169.901881663339" calcext:value-type="float">
            <text:p>169.9018816633</text:p>
          </table:table-cell>
          <table:table-cell table:formula="of:=10/[.M29]" office:value-type="float" office:value="142.988487996831" calcext:value-type="float">
            <text:p>142.9884879968</text:p>
          </table:table-cell>
          <table:table-cell table:formula="of:=10/[.N29]" office:value-type="float" office:value="182.725830854353" calcext:value-type="float">
            <text:p>182.7258308544</text:p>
          </table:table-cell>
          <table:table-cell table:formula="of:=10/[.O29]" office:value-type="float" office:value="70.420055631844" calcext:value-type="float">
            <text:p>70.4200556318</text:p>
          </table:table-cell>
          <table:table-cell table:formula="of:=10/[.P29]" office:value-type="float" office:value="195.401041096747" calcext:value-type="float">
            <text:p>195.4010410967</text:p>
          </table:table-cell>
          <table:table-cell table:formula="of:=10/[.Q29]" office:value-type="float" office:value="188.241317839818" calcext:value-type="float">
            <text:p>188.2413178398</text:p>
          </table:table-cell>
          <table:table-cell table:formula="of:=10/[.R29]" office:value-type="float" office:value="155.610295799611" calcext:value-type="float">
            <text:p>155.6102957996</text:p>
          </table:table-cell>
          <table:table-cell table:formula="of:=10/[.S29]" office:value-type="float" office:value="162.359802310705" calcext:value-type="float">
            <text:p>162.3598023107</text:p>
          </table:table-cell>
          <table:table-cell table:formula="of:=10/[.T29]" office:value-type="float" office:value="141.400915429526" calcext:value-type="float">
            <text:p>141.4009154295</text:p>
          </table:table-cell>
          <table:table-cell table:formula="of:=10/[.U29]" office:value-type="float" office:value="138.574209953786" calcext:value-type="float">
            <text:p>138.5742099538</text:p>
          </table:table-cell>
          <table:table-cell table:formula="of:=10/[.V29]" office:value-type="float" office:value="125.016252112775" calcext:value-type="float">
            <text:p>125.0162521128</text:p>
          </table:table-cell>
          <table:table-cell table:formula="of:=10/[.W29]" office:value-type="float" office:value="111.849817013699" calcext:value-type="float">
            <text:p>111.8498170137</text:p>
          </table:table-cell>
          <table:table-cell table:formula="of:=10/[.X29]" office:value-type="float" office:value="111.525365886844" calcext:value-type="float">
            <text:p>111.5253658868</text:p>
          </table:table-cell>
          <table:table-cell table:formula="of:=10/[.Y29]" office:value-type="float" office:value="101.63717155948" calcext:value-type="float">
            <text:p>101.6371715595</text:p>
          </table:table-cell>
        </table:table-row>
        <table:table-row table:style-name="ro1">
          <table:table-cell table:formula="of:=10/[.A30]" office:value-type="float" office:value="101.487914311724" calcext:value-type="float">
            <text:p>101.4879143117</text:p>
          </table:table-cell>
          <table:table-cell table:formula="of:=10/[.B30]" office:value-type="float" office:value="95.8230722793434" calcext:value-type="float">
            <text:p>95.8230722793</text:p>
          </table:table-cell>
          <table:table-cell table:formula="of:=10/[.C30]" office:value-type="float" office:value="130.627941577959" calcext:value-type="float">
            <text:p>130.627941578</text:p>
          </table:table-cell>
          <table:table-cell table:formula="of:=10/[.D30]" office:value-type="float" office:value="119.39001254789" calcext:value-type="float">
            <text:p>119.3900125479</text:p>
          </table:table-cell>
          <table:table-cell table:formula="of:=10/[.E30]" office:value-type="float" office:value="121.997935794926" calcext:value-type="float">
            <text:p>121.9979357949</text:p>
          </table:table-cell>
          <table:table-cell table:formula="of:=10/[.F30]" office:value-type="float" office:value="70.11688484704" calcext:value-type="float">
            <text:p>70.116884847</text:p>
          </table:table-cell>
          <table:table-cell table:formula="of:=10/[.G30]" office:value-type="float" office:value="108.917156521578" calcext:value-type="float">
            <text:p>108.9171565216</text:p>
          </table:table-cell>
          <table:table-cell table:formula="of:=10/[.H30]" office:value-type="float" office:value="130.943698138112" calcext:value-type="float">
            <text:p>130.9436981381</text:p>
          </table:table-cell>
          <table:table-cell table:formula="of:=10/[.I30]" office:value-type="float" office:value="125.896857740328" calcext:value-type="float">
            <text:p>125.8968577403</text:p>
          </table:table-cell>
          <table:table-cell table:formula="of:=10/[.J30]" office:value-type="float" office:value="71.0590642942414" calcext:value-type="float">
            <text:p>71.0590642942</text:p>
          </table:table-cell>
          <table:table-cell table:formula="of:=10/[.K30]" office:value-type="float" office:value="44.1600536986253" calcext:value-type="float">
            <text:p>44.1600536986</text:p>
          </table:table-cell>
          <table:table-cell table:formula="of:=10/[.L30]" office:value-type="float" office:value="53.4822278556836" calcext:value-type="float">
            <text:p>53.4822278557</text:p>
          </table:table-cell>
          <table:table-cell table:formula="of:=10/[.M30]" office:value-type="float" office:value="43.6123213530287" calcext:value-type="float">
            <text:p>43.612321353</text:p>
          </table:table-cell>
          <table:table-cell table:formula="of:=10/[.N30]" office:value-type="float" office:value="275.438084273036" calcext:value-type="float">
            <text:p>275.438084273</text:p>
          </table:table-cell>
          <table:table-cell table:formula="of:=10/[.O30]" office:value-type="float" office:value="213.767023871364" calcext:value-type="float">
            <text:p>213.7670238714</text:p>
          </table:table-cell>
          <table:table-cell table:formula="of:=10/[.P30]" office:value-type="float" office:value="170.708765724411" calcext:value-type="float">
            <text:p>170.7087657244</text:p>
          </table:table-cell>
          <table:table-cell table:formula="of:=10/[.Q30]" office:value-type="float" office:value="151.564524807324" calcext:value-type="float">
            <text:p>151.5645248073</text:p>
          </table:table-cell>
          <table:table-cell table:formula="of:=10/[.R30]" office:value-type="float" office:value="151.684992741873" calcext:value-type="float">
            <text:p>151.6849927419</text:p>
          </table:table-cell>
          <table:table-cell table:formula="of:=10/[.S30]" office:value-type="float" office:value="131.215342747597" calcext:value-type="float">
            <text:p>131.2153427476</text:p>
          </table:table-cell>
          <table:table-cell table:formula="of:=10/[.T30]" office:value-type="float" office:value="116.213800853707" calcext:value-type="float">
            <text:p>116.2138008537</text:p>
          </table:table-cell>
          <table:table-cell table:formula="of:=10/[.U30]" office:value-type="float" office:value="102.968796335958" calcext:value-type="float">
            <text:p>102.968796336</text:p>
          </table:table-cell>
          <table:table-cell table:formula="of:=10/[.V30]" office:value-type="float" office:value="106.151816204499" calcext:value-type="float">
            <text:p>106.1518162045</text:p>
          </table:table-cell>
          <table:table-cell table:formula="of:=10/[.W30]" office:value-type="float" office:value="95.3670678441321" calcext:value-type="float">
            <text:p>95.3670678441</text:p>
          </table:table-cell>
          <table:table-cell table:formula="of:=10/[.X30]" office:value-type="float" office:value="94.5304671695688" calcext:value-type="float">
            <text:p>94.5304671696</text:p>
          </table:table-cell>
          <table:table-cell table:formula="of:=10/[.Y30]" office:value-type="float" office:value="93.8271141594498" calcext:value-type="float">
            <text:p>93.8271141594</text:p>
          </table:table-cell>
        </table:table-row>
        <table:table-row table:style-name="ro1">
          <table:table-cell table:formula="of:=10/[.A31]" office:value-type="float" office:value="74.4080836942126" calcext:value-type="float">
            <text:p>74.4080836942</text:p>
          </table:table-cell>
          <table:table-cell table:formula="of:=10/[.B31]" office:value-type="float" office:value="83.5701153267591" calcext:value-type="float">
            <text:p>83.5701153268</text:p>
          </table:table-cell>
          <table:table-cell table:formula="of:=10/[.C31]" office:value-type="float" office:value="83.3847539315912" calcext:value-type="float">
            <text:p>83.3847539316</text:p>
          </table:table-cell>
          <table:table-cell table:formula="of:=10/[.D31]" office:value-type="float" office:value="77.5193798449612" calcext:value-type="float">
            <text:p>77.519379845</text:p>
          </table:table-cell>
          <table:table-cell table:formula="of:=10/[.E31]" office:value-type="float" office:value="72.2120724142662" calcext:value-type="float">
            <text:p>72.2120724143</text:p>
          </table:table-cell>
          <table:table-cell table:formula="of:=10/[.F31]" office:value-type="float" office:value="72.1735051062755" calcext:value-type="float">
            <text:p>72.1735051063</text:p>
          </table:table-cell>
          <table:table-cell table:formula="of:=10/[.G31]" office:value-type="float" office:value="72.9346724139189" calcext:value-type="float">
            <text:p>72.9346724139</text:p>
          </table:table-cell>
          <table:table-cell table:formula="of:=10/[.H31]" office:value-type="float" office:value="69.7072990512837" calcext:value-type="float">
            <text:p>69.7072990513</text:p>
          </table:table-cell>
          <table:table-cell table:formula="of:=10/[.I31]" office:value-type="float" office:value="72.0959741608029" calcext:value-type="float">
            <text:p>72.0959741608</text:p>
          </table:table-cell>
          <table:table-cell table:formula="of:=10/[.J31]" office:value-type="float" office:value="70.8486248281921" calcext:value-type="float">
            <text:p>70.8486248282</text:p>
          </table:table-cell>
          <table:table-cell table:formula="of:=10/[.K31]" office:value-type="float" office:value="44.3706904966855" calcext:value-type="float">
            <text:p>44.3706904967</text:p>
          </table:table-cell>
          <table:table-cell table:formula="of:=10/[.L31]" office:value-type="float" office:value="288.422989619657" calcext:value-type="float">
            <text:p>288.4229896197</text:p>
          </table:table-cell>
          <table:table-cell table:formula="of:=10/[.M31]" office:value-type="float" office:value="179.318803728397" calcext:value-type="float">
            <text:p>179.3188037284</text:p>
          </table:table-cell>
          <table:table-cell table:formula="of:=10/[.N31]" office:value-type="float" office:value="149.420100589612" calcext:value-type="float">
            <text:p>149.4201005896</text:p>
          </table:table-cell>
          <table:table-cell table:formula="of:=10/[.O31]" office:value-type="float" office:value="147.637431994508" calcext:value-type="float">
            <text:p>147.6374319945</text:p>
          </table:table-cell>
          <table:table-cell table:formula="of:=10/[.P31]" office:value-type="float" office:value="150.591750282736" calcext:value-type="float">
            <text:p>150.5917502827</text:p>
          </table:table-cell>
          <table:table-cell table:formula="of:=10/[.Q31]" office:value-type="float" office:value="127.557203027698" calcext:value-type="float">
            <text:p>127.5572030277</text:p>
          </table:table-cell>
          <table:table-cell table:formula="of:=10/[.R31]" office:value-type="float" office:value="113.048000180877" calcext:value-type="float">
            <text:p>113.0480001809</text:p>
          </table:table-cell>
          <table:table-cell table:formula="of:=10/[.S31]" office:value-type="float" office:value="116.606517138243" calcext:value-type="float">
            <text:p>116.6065171382</text:p>
          </table:table-cell>
          <table:table-cell table:formula="of:=10/[.T31]" office:value-type="float" office:value="105.605207603997" calcext:value-type="float">
            <text:p>105.605207604</text:p>
          </table:table-cell>
          <table:table-cell table:formula="of:=10/[.U31]" office:value-type="float" office:value="68.7932967811616" calcext:value-type="float">
            <text:p>68.7932967812</text:p>
          </table:table-cell>
          <table:table-cell table:formula="of:=10/[.V31]" office:value-type="float" office:value="97.6858228565288" calcext:value-type="float">
            <text:p>97.6858228565</text:p>
          </table:table-cell>
          <table:table-cell table:formula="of:=10/[.W31]" office:value-type="float" office:value="89.1496019470273" calcext:value-type="float">
            <text:p>89.149601947</text:p>
          </table:table-cell>
          <table:table-cell table:formula="of:=10/[.X31]" office:value-type="float" office:value="96.2890211258112" calcext:value-type="float">
            <text:p>96.2890211258</text:p>
          </table:table-cell>
          <table:table-cell table:formula="of:=10/[.Y31]" office:value-type="float" office:value="95.9094614683739" calcext:value-type="float">
            <text:p>95.9094614684</text:p>
          </table:table-cell>
        </table:table-row>
        <table:table-row table:style-name="ro1">
          <table:table-cell table:formula="of:=10/[.A32]" office:value-type="float" office:value="86.4962114659378" calcext:value-type="float">
            <text:p>86.4962114659</text:p>
          </table:table-cell>
          <table:table-cell table:formula="of:=10/[.B32]" office:value-type="float" office:value="85.7206535342626" calcext:value-type="float">
            <text:p>85.7206535343</text:p>
          </table:table-cell>
          <table:table-cell table:formula="of:=10/[.C32]" office:value-type="float" office:value="85.2006475249212" calcext:value-type="float">
            <text:p>85.2006475249</text:p>
          </table:table-cell>
          <table:table-cell table:formula="of:=10/[.D32]" office:value-type="float" office:value="79.7861730562094" calcext:value-type="float">
            <text:p>79.7861730562</text:p>
          </table:table-cell>
          <table:table-cell table:formula="of:=10/[.E32]" office:value-type="float" office:value="81.5614116649131" calcext:value-type="float">
            <text:p>81.5614116649</text:p>
          </table:table-cell>
          <table:table-cell table:formula="of:=10/[.F32]" office:value-type="float" office:value="80.1583929845375" calcext:value-type="float">
            <text:p>80.1583929845</text:p>
          </table:table-cell>
          <table:table-cell table:formula="of:=10/[.G32]" office:value-type="float" office:value="81.4551141593425" calcext:value-type="float">
            <text:p>81.4551141593</text:p>
          </table:table-cell>
          <table:table-cell table:formula="of:=10/[.H32]" office:value-type="float" office:value="78.1103543085671" calcext:value-type="float">
            <text:p>78.1103543086</text:p>
          </table:table-cell>
          <table:table-cell table:formula="of:=10/[.I32]" office:value-type="float" office:value="73.2257403122346" calcext:value-type="float">
            <text:p>73.2257403122</text:p>
          </table:table-cell>
          <table:table-cell table:formula="of:=10/[.J32]" office:value-type="float" office:value="82.5314031989172" calcext:value-type="float">
            <text:p>82.5314031989</text:p>
          </table:table-cell>
          <table:table-cell table:formula="of:=10/[.K32]" office:value-type="float" office:value="87.0685752098353" calcext:value-type="float">
            <text:p>87.0685752098</text:p>
          </table:table-cell>
          <table:table-cell table:formula="of:=10/[.L32]" office:value-type="float" office:value="89.7094311524971" calcext:value-type="float">
            <text:p>89.7094311525</text:p>
          </table:table-cell>
          <table:table-cell table:formula="of:=10/[.M32]" office:value-type="float" office:value="36.4750510650715" calcext:value-type="float">
            <text:p>36.4750510651</text:p>
          </table:table-cell>
          <table:table-cell table:formula="of:=10/[.N32]" office:value-type="float" office:value="57.094245470999" calcext:value-type="float">
            <text:p>57.094245471</text:p>
          </table:table-cell>
          <table:table-cell table:formula="of:=10/[.O32]" office:value-type="float" office:value="216.816269892893" calcext:value-type="float">
            <text:p>216.8162698929</text:p>
          </table:table-cell>
          <table:table-cell table:formula="of:=10/[.P32]" office:value-type="float" office:value="216.323325495218" calcext:value-type="float">
            <text:p>216.3233254952</text:p>
          </table:table-cell>
          <table:table-cell table:formula="of:=10/[.Q32]" office:value-type="float" office:value="171.079959351402" calcext:value-type="float">
            <text:p>171.0799593514</text:p>
          </table:table-cell>
          <table:table-cell table:formula="of:=10/[.R32]" office:value-type="float" office:value="172.778116614862" calcext:value-type="float">
            <text:p>172.7781166149</text:p>
          </table:table-cell>
          <table:table-cell table:formula="of:=10/[.S32]" office:value-type="float" office:value="159.690838536593" calcext:value-type="float">
            <text:p>159.6908385366</text:p>
          </table:table-cell>
          <table:table-cell table:formula="of:=10/[.T32]" office:value-type="float" office:value="135.551681789716" calcext:value-type="float">
            <text:p>135.5516817897</text:p>
          </table:table-cell>
          <table:table-cell table:formula="of:=10/[.U32]" office:value-type="float" office:value="109.063980202706" calcext:value-type="float">
            <text:p>109.0639802027</text:p>
          </table:table-cell>
          <table:table-cell table:formula="of:=10/[.V32]" office:value-type="float" office:value="114.311320021399" calcext:value-type="float">
            <text:p>114.3113200214</text:p>
          </table:table-cell>
          <table:table-cell table:formula="of:=10/[.W32]" office:value-type="float" office:value="60.2969019451781" calcext:value-type="float">
            <text:p>60.2969019452</text:p>
          </table:table-cell>
          <table:table-cell table:formula="of:=10/[.X32]" office:value-type="float" office:value="57.1281670427604" calcext:value-type="float">
            <text:p>57.1281670428</text:p>
          </table:table-cell>
          <table:table-cell table:formula="of:=10/[.Y32]" office:value-type="float" office:value="56.8977092982237" calcext:value-type="float">
            <text:p>56.8977092982</text:p>
          </table:table-cell>
        </table:table-row>
        <table:table-row table:style-name="ro1">
          <table:table-cell table:formula="of:=10/[.A33]" office:value-type="float" office:value="53.8836651669047" calcext:value-type="float">
            <text:p>53.8836651669</text:p>
          </table:table-cell>
          <table:table-cell table:formula="of:=10/[.B33]" office:value-type="float" office:value="57.0278238752688" calcext:value-type="float">
            <text:p>57.0278238753</text:p>
          </table:table-cell>
          <table:table-cell table:formula="of:=10/[.C33]" office:value-type="float" office:value="54.0634055620432" calcext:value-type="float">
            <text:p>54.063405562</text:p>
          </table:table-cell>
          <table:table-cell table:formula="of:=10/[.D33]" office:value-type="float" office:value="48.7286690251343" calcext:value-type="float">
            <text:p>48.7286690251</text:p>
          </table:table-cell>
          <table:table-cell table:formula="of:=10/[.E33]" office:value-type="float" office:value="42.8052873090884" calcext:value-type="float">
            <text:p>42.8052873091</text:p>
          </table:table-cell>
          <table:table-cell table:formula="of:=10/[.F33]" office:value-type="float" office:value="84.4958554782888" calcext:value-type="float">
            <text:p>84.4958554783</text:p>
          </table:table-cell>
          <table:table-cell table:formula="of:=10/[.G33]" office:value-type="float" office:value="70.5800978240156" calcext:value-type="float">
            <text:p>70.580097824</text:p>
          </table:table-cell>
          <table:table-cell table:formula="of:=10/[.H33]" office:value-type="float" office:value="76.0751318001659" calcext:value-type="float">
            <text:p>76.0751318002</text:p>
          </table:table-cell>
          <table:table-cell table:formula="of:=10/[.I33]" office:value-type="float" office:value="346.839253879397" calcext:value-type="float">
            <text:p>346.8392538794</text:p>
          </table:table-cell>
          <table:table-cell table:formula="of:=10/[.J33]" office:value-type="float" office:value="201.291486175301" calcext:value-type="float">
            <text:p>201.2914861753</text:p>
          </table:table-cell>
          <table:table-cell table:formula="of:=10/[.K33]" office:value-type="float" office:value="166.204065351438" calcext:value-type="float">
            <text:p>166.2040653514</text:p>
          </table:table-cell>
          <table:table-cell table:formula="of:=10/[.L33]" office:value-type="float" office:value="162.774458083135" calcext:value-type="float">
            <text:p>162.7744580831</text:p>
          </table:table-cell>
          <table:table-cell table:formula="of:=10/[.M33]" office:value-type="float" office:value="141.528193123711" calcext:value-type="float">
            <text:p>141.5281931237</text:p>
          </table:table-cell>
          <table:table-cell table:formula="of:=10/[.N33]" office:value-type="float" office:value="149.534499104288" calcext:value-type="float">
            <text:p>149.5344991043</text:p>
          </table:table-cell>
          <table:table-cell table:formula="of:=10/[.O33]" office:value-type="float" office:value="131.683601177778" calcext:value-type="float">
            <text:p>131.6836011778</text:p>
          </table:table-cell>
          <table:table-cell table:formula="of:=10/[.P33]" office:value-type="float" office:value="137.377356365105" calcext:value-type="float">
            <text:p>137.3773563651</text:p>
          </table:table-cell>
          <table:table-cell table:formula="of:=10/[.Q33]" office:value-type="float" office:value="119.35253636075" calcext:value-type="float">
            <text:p>119.3525363608</text:p>
          </table:table-cell>
          <table:table-cell table:formula="of:=10/[.R33]" office:value-type="float" office:value="111.809798116229" calcext:value-type="float">
            <text:p>111.8097981162</text:p>
          </table:table-cell>
          <table:table-cell table:formula="of:=10/[.S33]" office:value-type="float" office:value="43.0820929280745" calcext:value-type="float">
            <text:p>43.0820929281</text:p>
          </table:table-cell>
          <table:table-cell table:formula="of:=10/[.T33]" office:value-type="float" office:value="45.7521423440653" calcext:value-type="float">
            <text:p>45.7521423441</text:p>
          </table:table-cell>
          <table:table-cell table:formula="of:=10/[.U33]" office:value-type="float" office:value="215.56230505084" calcext:value-type="float">
            <text:p>215.5623050508</text:p>
          </table:table-cell>
          <table:table-cell table:formula="of:=10/[.V33]" office:value-type="float" office:value="206.431582380652" calcext:value-type="float">
            <text:p>206.4315823807</text:p>
          </table:table-cell>
          <table:table-cell table:formula="of:=10/[.W33]" office:value-type="float" office:value="167.745268744695" calcext:value-type="float">
            <text:p>167.7452687447</text:p>
          </table:table-cell>
          <table:table-cell table:formula="of:=10/[.X33]" office:value-type="float" office:value="168.211408097697" calcext:value-type="float">
            <text:p>168.2114080977</text:p>
          </table:table-cell>
          <table:table-cell table:formula="of:=10/[.Y33]" office:value-type="float" office:value="153.856095316928" calcext:value-type="float">
            <text:p>153.8560953169</text:p>
          </table:table-cell>
        </table:table-row>
        <table:table-row table:style-name="ro1">
          <table:table-cell table:formula="of:=10/[.A34]" office:value-type="float" office:value="133.215038379253" calcext:value-type="float">
            <text:p>133.2150383793</text:p>
          </table:table-cell>
          <table:table-cell table:formula="of:=10/[.B34]" office:value-type="float" office:value="116.454292854598" calcext:value-type="float">
            <text:p>116.4542928546</text:p>
          </table:table-cell>
          <table:table-cell table:formula="of:=10/[.C34]" office:value-type="float" office:value="119.081358765936" calcext:value-type="float">
            <text:p>119.0813587659</text:p>
          </table:table-cell>
          <table:table-cell table:formula="of:=10/[.D34]" office:value-type="float" office:value="104.798734031293" calcext:value-type="float">
            <text:p>104.7987340313</text:p>
          </table:table-cell>
          <table:table-cell table:formula="of:=10/[.E34]" office:value-type="float" office:value="104.496156108898" calcext:value-type="float">
            <text:p>104.4961561089</text:p>
          </table:table-cell>
          <table:table-cell table:formula="of:=10/[.F34]" office:value-type="float" office:value="94.0486043187119" calcext:value-type="float">
            <text:p>94.0486043187</text:p>
          </table:table-cell>
          <table:table-cell table:formula="of:=10/[.G34]" office:value-type="float" office:value="94.9117795009539" calcext:value-type="float">
            <text:p>94.911779501</text:p>
          </table:table-cell>
          <table:table-cell table:formula="of:=10/[.H34]" office:value-type="float" office:value="88.6634866029472" calcext:value-type="float">
            <text:p>88.6634866029</text:p>
          </table:table-cell>
          <table:table-cell table:formula="of:=10/[.I34]" office:value-type="float" office:value="109.095629956351" calcext:value-type="float">
            <text:p>109.0956299564</text:p>
          </table:table-cell>
          <table:table-cell table:formula="of:=10/[.J34]" office:value-type="float" office:value="109.489450691426" calcext:value-type="float">
            <text:p>109.4894506914</text:p>
          </table:table-cell>
          <table:table-cell table:formula="of:=10/[.K34]" office:value-type="float" office:value="106.049037074743" calcext:value-type="float">
            <text:p>106.0490370747</text:p>
          </table:table-cell>
          <table:table-cell table:formula="of:=10/[.L34]" office:value-type="float" office:value="101.422141264815" calcext:value-type="float">
            <text:p>101.4221412648</text:p>
          </table:table-cell>
          <table:table-cell table:formula="of:=10/[.M34]" office:value-type="float" office:value="37.5581211925455" calcext:value-type="float">
            <text:p>37.5581211925</text:p>
          </table:table-cell>
          <table:table-cell table:formula="of:=10/[.N34]" office:value-type="float" office:value="49.2164737380896" calcext:value-type="float">
            <text:p>49.2164737381</text:p>
          </table:table-cell>
          <table:table-cell table:formula="of:=10/[.O34]" office:value-type="float" office:value="41.4143840438661" calcext:value-type="float">
            <text:p>41.4143840439</text:p>
          </table:table-cell>
          <table:table-cell table:formula="of:=10/[.P34]" office:value-type="float" office:value="51.5023227547562" calcext:value-type="float">
            <text:p>51.5023227548</text:p>
          </table:table-cell>
          <table:table-cell table:formula="of:=10/[.Q34]" office:value-type="float" office:value="54.6998074566778" calcext:value-type="float">
            <text:p>54.6998074567</text:p>
          </table:table-cell>
          <table:table-cell table:formula="of:=10/[.R34]" office:value-type="float" office:value="40.9011337794284" calcext:value-type="float">
            <text:p>40.9011337794</text:p>
          </table:table-cell>
          <table:table-cell table:formula="of:=10/[.S34]" office:value-type="float" office:value="249.22677393387" calcext:value-type="float">
            <text:p>249.2267739339</text:p>
          </table:table-cell>
          <table:table-cell table:formula="of:=10/[.T34]" office:value-type="float" office:value="192.033675025252" calcext:value-type="float">
            <text:p>192.0336750253</text:p>
          </table:table-cell>
          <table:table-cell table:formula="of:=10/[.U34]" office:value-type="float" office:value="163.786749651953" calcext:value-type="float">
            <text:p>163.786749652</text:p>
          </table:table-cell>
          <table:table-cell table:formula="of:=10/[.V34]" office:value-type="float" office:value="162.338452947011" calcext:value-type="float">
            <text:p>162.338452947</text:p>
          </table:table-cell>
          <table:table-cell table:formula="of:=10/[.W34]" office:value-type="float" office:value="136.781690949976" calcext:value-type="float">
            <text:p>136.78169095</text:p>
          </table:table-cell>
          <table:table-cell table:formula="of:=10/[.X34]" office:value-type="float" office:value="119.05697352411" calcext:value-type="float">
            <text:p>119.0569735241</text:p>
          </table:table-cell>
          <table:table-cell table:formula="of:=10/[.Y34]" office:value-type="float" office:value="117.135109492044" calcext:value-type="float">
            <text:p>117.135109492</text:p>
          </table:table-cell>
        </table:table-row>
        <table:table-row table:style-name="ro1">
          <table:table-cell table:formula="of:=10/[.A35]" office:value-type="float" office:value="103.605899734354" calcext:value-type="float">
            <text:p>103.6058997344</text:p>
          </table:table-cell>
          <table:table-cell table:formula="of:=10/[.B35]" office:value-type="float" office:value="103.597313100087" calcext:value-type="float">
            <text:p>103.5973131001</text:p>
          </table:table-cell>
          <table:table-cell table:formula="of:=10/[.C35]" office:value-type="float" office:value="108.565609454762" calcext:value-type="float">
            <text:p>108.5656094548</text:p>
          </table:table-cell>
          <table:table-cell table:formula="of:=10/[.D35]" office:value-type="float" office:value="104.614547699003" calcext:value-type="float">
            <text:p>104.614547699</text:p>
          </table:table-cell>
          <table:table-cell table:formula="of:=10/[.E35]" office:value-type="float" office:value="94.2515952082489" calcext:value-type="float">
            <text:p>94.2515952082</text:p>
          </table:table-cell>
          <table:table-cell table:formula="of:=10/[.F35]" office:value-type="float" office:value="90.4911861584682" calcext:value-type="float">
            <text:p>90.4911861585</text:p>
          </table:table-cell>
          <table:table-cell table:formula="of:=10/[.G35]" office:value-type="float" office:value="69.5865169164823" calcext:value-type="float">
            <text:p>69.5865169165</text:p>
          </table:table-cell>
          <table:table-cell table:formula="of:=10/[.H35]" office:value-type="float" office:value="87.1528050130294" calcext:value-type="float">
            <text:p>87.152805013</text:p>
          </table:table-cell>
          <table:table-cell table:formula="of:=10/[.I35]" office:value-type="float" office:value="80.1025312399872" calcext:value-type="float">
            <text:p>80.10253124</text:p>
          </table:table-cell>
          <table:table-cell table:formula="of:=10/[.J35]" office:value-type="float" office:value="82.1888535476819" calcext:value-type="float">
            <text:p>82.1888535477</text:p>
          </table:table-cell>
          <table:table-cell table:formula="of:=10/[.K35]" office:value-type="float" office:value="81.4080333447305" calcext:value-type="float">
            <text:p>81.4080333447</text:p>
          </table:table-cell>
          <table:table-cell table:formula="of:=10/[.L35]" office:value-type="float" office:value="73.9464479823712" calcext:value-type="float">
            <text:p>73.9464479824</text:p>
          </table:table-cell>
          <table:table-cell table:number-columns-repeated="13"/>
        </table:table-row>
      </table:table>
      <table:table table:name="Sheet6" table:style-name="ta1">
        <table:shapes>
          <draw:frame draw:z-index="0" draw:style-name="gr1" draw:text-style-name="P1" svg:width="15.999cm" svg:height="8.999cm" svg:x="11.389cm" svg:y="0.551cm">
            <draw:object draw:notify-on-update-of-ranges="Sheet6.A1:Sheet6.A1 Sheet6.A2:Sheet6.A6 Sheet6.B1:Sheet6.B1 Sheet6.B2:Sheet6.B6 Sheet6.C1:Sheet6.C1 Sheet6.C2:Sheet6.C6 Sheet6.D1:Sheet6.D1 Sheet6.D2:Sheet6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table:formula="of:=[m1s0le1.$A$44]" office:value-type="float" office:value="21.4879087537443" calcext:value-type="float">
            <text:p>21.4879087537</text:p>
          </table:table-cell>
          <table:table-cell table:formula="of:=[m1s0le1.B44]" office:value-type="float" office:value="117.339571945073" calcext:value-type="float">
            <text:p>117.3395719451</text:p>
          </table:table-cell>
          <table:table-cell table:formula="of:=[m1s0le1.C44]" office:value-type="float" office:value="368.896152044238" calcext:value-type="float">
            <text:p>368.8961520442</text:p>
          </table:table-cell>
        </table:table-row>
        <table:table-row table:style-name="ro1">
          <table:table-cell office:value-type="string" calcext:value-type="string">
            <text:p>100B</text:p>
          </table:table-cell>
          <table:table-cell table:formula="of:=[m1s0le10.A$44]" office:value-type="float" office:value="0.193132591317918" calcext:value-type="float">
            <text:p>0.1931325913</text:p>
          </table:table-cell>
          <table:table-cell table:formula="of:=[m1s0le10.B$44]" office:value-type="float" office:value="1.23534187820183" calcext:value-type="float">
            <text:p>1.2353418782</text:p>
          </table:table-cell>
          <table:table-cell table:formula="of:=[m1s0le10.C$44]" office:value-type="float" office:value="3.86236090672785" calcext:value-type="float">
            <text:p>3.8623609067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table:formula="of:=[m1s0le100.A44]" office:value-type="float" office:value="2.51993901747578" calcext:value-type="float">
            <text:p>2.5199390175</text:p>
          </table:table-cell>
          <table:table-cell table:formula="of:=[m1s0le100.B44]" office:value-type="float" office:value="12.1078926370559" calcext:value-type="float">
            <text:p>12.1078926371</text:p>
          </table:table-cell>
          <table:table-cell table:formula="of:=[m1s0le100.C44]" office:value-type="float" office:value="35.6193854943614" calcext:value-type="float">
            <text:p>35.6193854944</text:p>
          </table:table-cell>
        </table:table-row>
        <table:table-row table:style-name="ro1">
          <table:table-cell office:value-type="string" calcext:value-type="string">
            <text:p>10kB</text:p>
          </table:table-cell>
          <table:table-cell table:formula="of:=[m1s0le1000.A44]" office:value-type="float" office:value="12.1038266247874" calcext:value-type="float">
            <text:p>12.1038266248</text:p>
          </table:table-cell>
          <table:table-cell table:formula="of:=[m1s0le1000.B44]" office:value-type="float" office:value="116.074186596522" calcext:value-type="float">
            <text:p>116.0741865965</text:p>
          </table:table-cell>
          <table:table-cell table:formula="of:=[m1s0le1000.C44]" office:value-type="float" office:value="189.517053692076" calcext:value-type="float">
            <text:p>189.5170536921</text:p>
          </table:table-cell>
        </table:table-row>
        <table:table-row table:style-name="ro1">
          <table:table-cell office:value-type="string" calcext:value-type="string">
            <text:p>100kB</text:p>
          </table:table-cell>
          <table:table-cell table:formula="of:=[m1s0le10000.A$44]" office:value-type="float" office:value="62.2917120877067" calcext:value-type="float">
            <text:p>62.2917120877</text:p>
          </table:table-cell>
          <table:table-cell table:formula="of:=[m1s0le10000.B$44]" office:value-type="float" office:value="248.929853209802" calcext:value-type="float">
            <text:p>248.9298532098</text:p>
          </table:table-cell>
          <table:table-cell table:formula="of:=[m1s0le10000.C$44]" office:value-type="float" office:value="343.816292078816" calcext:value-type="float">
            <text:p>343.8162920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4:15:18.853801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57:27.138213697</meta:creation-date>
    <dc:date>2017-04-02T15:01:03.142570872</dc:date>
    <meta:editing-duration>PT7S</meta:editing-duration>
    <meta:editing-cycles>2</meta:editing-cycles>
    <meta:generator>LibreOffice/4.2.8.2$Linux_X86_64 LibreOffice_project/420m0$Build-2</meta:generator>
    <meta:document-statistic meta:table-count="6" meta:cell-count="85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03cm" style:legend-expansion="high" chart:style-name="ch2"/>
        <chart:plot-area chart:style-name="ch3" table:cell-range-address="Sheet6.A1:Sheet6.D6" chart:data-source-has-labels="both" svg:x="0.32cm" svg:y="0.18cm" svg:width="13.355cm" svg:height="8.64cm">
          <chartooo:coordinate-region svg:x="1.127cm" svg:y="0.38cm" svg:width="12.057cm" svg:height="7.793cm"/>
          <chart:axis chart:dimension="x" chart:name="primary-x" chart:style-name="ch4" chartooo:axis-type="auto">
            <chartooo:date-scale/>
            <chart:categories table:cell-range-address="Sheet6.A2:Sheet6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B2:Sheet6.B6" chart:label-cell-address="Sheet6.B1:Sheet6.B1" chart:class="chart:line">
            <chart:data-point chart:repeated="5"/>
          </chart:series>
          <chart:series chart:style-name="ch7" chart:values-cell-range-address="Sheet6.C2:Sheet6.C6" chart:label-cell-address="Sheet6.C1:Sheet6.C1" chart:class="chart:line">
            <chart:data-point chart:repeated="5"/>
          </chart:series>
          <chart:series chart:style-name="ch8" chart:values-cell-range-address="Sheet6.D2:Sheet6.D6" chart:label-cell-address="Sheet6.D1:Sheet6.D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6.B1:Sheet6.B1</svg:desc>
                </draw:g>
              </table:table-cell>
              <table:table-cell office:value-type="string">
                <text:p>avg</text:p>
                <draw:g>
                  <svg:desc>Sheet6.C1:Sheet6.C1</svg:desc>
                </draw:g>
              </table:table-cell>
              <table:table-cell office:value-type="string">
                <text:p>max</text:p>
                <draw:g>
                  <svg:desc>Sheet6.D1:Sheet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B</text:p>
                <draw:g>
                  <svg:desc>Sheet6.A2:Sheet6.A6</svg:desc>
                </draw:g>
              </table:table-cell>
              <table:table-cell office:value-type="float" office:value="21.4879087537443">
                <text:p>21.4879087537443</text:p>
                <draw:g>
                  <svg:desc>Sheet6.B2:Sheet6.B6</svg:desc>
                </draw:g>
              </table:table-cell>
              <table:table-cell office:value-type="float" office:value="117.339571945073">
                <text:p>117.339571945073</text:p>
                <draw:g>
                  <svg:desc>Sheet6.C2:Sheet6.C6</svg:desc>
                </draw:g>
              </table:table-cell>
              <table:table-cell office:value-type="float" office:value="368.896152044238">
                <text:p>368.896152044238</text:p>
                <draw:g>
                  <svg:desc>Sheet6.D2:Sheet6.D6</svg:desc>
                </draw:g>
              </table:table-cell>
            </table:table-row>
            <table:table-row>
              <table:table-cell office:value-type="string">
                <text:p>100B</text:p>
              </table:table-cell>
              <table:table-cell office:value-type="float" office:value="0.193132591317918">
                <text:p>0.193132591317918</text:p>
              </table:table-cell>
              <table:table-cell office:value-type="float" office:value="1.23534187820183">
                <text:p>1.23534187820183</text:p>
              </table:table-cell>
              <table:table-cell office:value-type="float" office:value="3.86236090672785">
                <text:p>3.86236090672785</text:p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2.51993901747578">
                <text:p>2.51993901747578</text:p>
              </table:table-cell>
              <table:table-cell office:value-type="float" office:value="12.1078926370559">
                <text:p>12.1078926370559</text:p>
              </table:table-cell>
              <table:table-cell office:value-type="float" office:value="35.6193854943614">
                <text:p>35.6193854943614</text:p>
              </table:table-cell>
            </table:table-row>
            <table:table-row>
              <table:table-cell office:value-type="string">
                <text:p>10kB</text:p>
              </table:table-cell>
              <table:table-cell office:value-type="float" office:value="12.1038266247874">
                <text:p>12.1038266247874</text:p>
              </table:table-cell>
              <table:table-cell office:value-type="float" office:value="116.074186596522">
                <text:p>116.074186596522</text:p>
              </table:table-cell>
              <table:table-cell office:value-type="float" office:value="189.517053692076">
                <text:p>189.517053692076</text:p>
              </table:table-cell>
            </table:table-row>
            <table:table-row>
              <table:table-cell office:value-type="string">
                <text:p>100kB</text:p>
              </table:table-cell>
              <table:table-cell office:value-type="float" office:value="62.2917120877067">
                <text:p>62.2917120877067</text:p>
              </table:table-cell>
              <table:table-cell office:value-type="float" office:value="248.929853209802">
                <text:p>248.929853209802</text:p>
              </table:table-cell>
              <table:table-cell office:value-type="float" office:value="343.816292078816">
                <text:p>343.816292078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